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3:00:00" calcext:value-type="date">
            <text:p>2019-10-07 13:0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table:style-name="ce35" office:value-type="time" office:time-value="PT11H00M00S" calcext:value-type="time">
            <text:p>11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4H30M00S" calcext:value-type="time">
            <text:p>14:30:00</text:p>
          </table:table-cell>
          <table:table-cell table:formula="of:=(([.R2]-[.L2])/[.T2])*[.J2]+2" office:value-type="float" office:value="464" calcext:value-type="float">
            <text:p>464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2:55:13.581723" calcext:value-type="date">
            <text:p>2019-10-07 12:55:14</text:p>
          </table:table-cell>
          <table:table-cell table:style-name="ce7" table:formula="of:=[.A3]" office:value-type="date" office:date-value="2019-10-07T12:55:13.581723" calcext:value-type="date">
            <text:p>2019-10-07 12:55:14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2:55:13.58172269538" calcext:value-type="date">
            <text:p>12/30/99 12:55 P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1H10M00S" calcext:value-type="time">
            <text:p>11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465277777777778" calcext:value-type="float">
            <text:p>0.4652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2:52:24.059197" calcext:value-type="date">
            <text:p>2019-10-07 12:52:24</text:p>
          </table:table-cell>
          <table:table-cell table:style-name="ce7" table:formula="of:=[.A4]" office:value-type="date" office:date-value="2019-10-07T12:52:24.059197" calcext:value-type="date">
            <text:p>2019-10-07 12:52:24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2:52:24.05919746496" calcext:value-type="date">
            <text:p>12/30/99 12:52 P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&lt;0.000001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1H20M00S" calcext:value-type="time">
            <text:p>11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472222222222222" calcext:value-type="float">
            <text:p>0.4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3:22:58.477242" calcext:value-type="date">
            <text:p>2019-10-07 13:22:58</text:p>
          </table:table-cell>
          <table:table-cell table:style-name="ce7" table:formula="of:=[.A5]" office:value-type="date" office:date-value="2019-10-07T13:22:58.477242" calcext:value-type="date">
            <text:p>2019-10-07 13:22:58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3:22:58.47724235617" calcext:value-type="date">
            <text:p>12/30/99 01:22 P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&lt;0.000001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1H30M00S" calcext:value-type="time">
            <text:p>11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479166666666667" calcext:value-type="float">
            <text:p>0.47916666666666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2:57:29.506947" calcext:value-type="date">
            <text:p>2019-10-07 12:57:30</text:p>
          </table:table-cell>
          <table:table-cell table:style-name="ce7" table:formula="of:=[.A6]" office:value-type="date" office:date-value="2019-10-07T12:57:29.506947" calcext:value-type="date">
            <text:p>2019-10-07 12:57:30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2:57:29.50694725849" calcext:value-type="date">
            <text:p>12/30/99 12:57 P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&lt;0.000001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1H40M00S" calcext:value-type="time">
            <text:p>11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486111111111111" calcext:value-type="float">
            <text:p>0.48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3:07:26.256992" calcext:value-type="date">
            <text:p>2019-10-07 13:07:26</text:p>
          </table:table-cell>
          <table:table-cell table:style-name="ce7" table:formula="of:=[.A7]" office:value-type="date" office:date-value="2019-10-07T13:07:26.256992" calcext:value-type="date">
            <text:p>2019-10-07 13:07:26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3:07:26.25699198805" calcext:value-type="date">
            <text:p>12/30/99 01:07 P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&lt;0.000001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1H50M00S" calcext:value-type="time">
            <text:p>11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2:46:23.620831" calcext:value-type="date">
            <text:p>2019-10-07 12:46:24</text:p>
          </table:table-cell>
          <table:table-cell table:style-name="ce7" table:formula="of:=[.A8]" office:value-type="date" office:date-value="2019-10-07T12:46:23.620831" calcext:value-type="date">
            <text:p>2019-10-07 12:46:24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2:46:23.62083050888" calcext:value-type="date">
            <text:p>12/30/99 12:46 P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&lt;0.000001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2H00M00S" calcext:value-type="time">
            <text:p>12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5" calcext:value-type="float">
            <text:p>0.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2:58:18.943997" calcext:value-type="date">
            <text:p>2019-10-07 12:58:19</text:p>
          </table:table-cell>
          <table:table-cell table:style-name="ce7" table:formula="of:=[.A9]" office:value-type="date" office:date-value="2019-10-07T12:58:18.943997" calcext:value-type="date">
            <text:p>2019-10-07 12:58:19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2:58:18.94399680197" calcext:value-type="date">
            <text:p>12/30/99 12:58 P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&lt;0.000001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2H10M00S" calcext:value-type="time">
            <text:p>12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506944444444444" calcext:value-type="float">
            <text:p>0.50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3:08:17.593343" calcext:value-type="date">
            <text:p>2019-10-07 13:08:18</text:p>
          </table:table-cell>
          <table:table-cell table:style-name="ce7" table:formula="of:=[.A10]" office:value-type="date" office:date-value="2019-10-07T13:08:17.593343" calcext:value-type="date">
            <text:p>2019-10-07 13:08:18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3:08:17.59334349073" calcext:value-type="date">
            <text:p>12/30/99 01:08 P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&lt;0.000001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2H20M00S" calcext:value-type="time">
            <text:p>12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513888888888889" calcext:value-type="float">
            <text:p>0.5138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3:19:22.304959" calcext:value-type="date">
            <text:p>2019-10-07 13:19:22</text:p>
          </table:table-cell>
          <table:table-cell table:style-name="ce7" table:formula="of:=[.A11]" office:value-type="date" office:date-value="2019-10-07T13:19:22.304959" calcext:value-type="date">
            <text:p>2019-10-07 13:19:22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3:19:22.30495884083" calcext:value-type="date">
            <text:p>12/30/99 01:19 P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&lt;0.000001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2H30M00S" calcext:value-type="time">
            <text:p>12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520833333333333" calcext:value-type="float">
            <text:p>0.52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3:21:24.439836" calcext:value-type="date">
            <text:p>2019-10-07 13:21:24</text:p>
          </table:table-cell>
          <table:table-cell table:style-name="ce7" table:formula="of:=[.A12]" office:value-type="date" office:date-value="2019-10-07T13:21:24.439836" calcext:value-type="date">
            <text:p>2019-10-07 13:21:24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3:21:24.43983562756" calcext:value-type="date">
            <text:p>12/30/99 01:21 P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&lt;0.000001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2H40M00S" calcext:value-type="time">
            <text:p>12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527777777777778" calcext:value-type="float">
            <text:p>0.52777777777777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3:03:14.036078" calcext:value-type="date">
            <text:p>2019-10-07 13:03:14</text:p>
          </table:table-cell>
          <table:table-cell table:style-name="ce7" table:formula="of:=[.A13]" office:value-type="date" office:date-value="2019-10-07T13:03:14.036078" calcext:value-type="date">
            <text:p>2019-10-07 13:03:14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3:03:14.03607768472" calcext:value-type="date">
            <text:p>12/30/99 01:03 P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&lt;0.000001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2H50M00S" calcext:value-type="time">
            <text:p>12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534722222222222" calcext:value-type="float">
            <text:p>0.53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2:51:24.521632" calcext:value-type="date">
            <text:p>2019-10-07 12:51:25</text:p>
          </table:table-cell>
          <table:table-cell table:style-name="ce7" table:formula="of:=[.A14]" office:value-type="date" office:date-value="2019-10-07T12:51:24.521632" calcext:value-type="date">
            <text:p>2019-10-07 12:51:25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2:51:24.5216318965" calcext:value-type="date">
            <text:p>12/30/99 12:51 P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&lt;0.000001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13H00M00S" calcext:value-type="time">
            <text:p>13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541666666666666" calcext:value-type="float">
            <text:p>0.54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];0)&lt;=[.O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3:01:47.337725" calcext:value-type="date">
            <text:p>2019-10-07 13:01:47</text:p>
          </table:table-cell>
          <table:table-cell table:style-name="ce7" table:formula="of:=[.A15]" office:value-type="date" office:date-value="2019-10-07T13:01:47.337725" calcext:value-type="date">
            <text:p>2019-10-07 13:01:47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3:01:47.33772539534" calcext:value-type="date">
            <text:p>12/30/99 01:01 P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&lt;0.000001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13H10M00S" calcext:value-type="time">
            <text:p>13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548611111111111" calcext:value-type="float">
            <text:p>0.5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3:23:39.868441" calcext:value-type="date">
            <text:p>2019-10-07 13:23:40</text:p>
          </table:table-cell>
          <table:table-cell table:style-name="ce7" table:formula="of:=[.A16]" office:value-type="date" office:date-value="2019-10-07T13:23:39.868441" calcext:value-type="date">
            <text:p>2019-10-07 13:23:40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3:23:39.86844060011" calcext:value-type="date">
            <text:p>12/30/99 01:23 P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&lt;0.000001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13H20M00S" calcext:value-type="time">
            <text:p>13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555555555555555" calcext:value-type="float">
            <text:p>0.5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2:52:45.796122" calcext:value-type="date">
            <text:p>2019-10-07 12:52:46</text:p>
          </table:table-cell>
          <table:table-cell table:style-name="ce7" table:formula="of:=[.A17]" office:value-type="date" office:date-value="2019-10-07T12:52:45.796122" calcext:value-type="date">
            <text:p>2019-10-07 12:52:46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2:52:45.79612190835" calcext:value-type="date">
            <text:p>12/30/99 12:52 P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&lt;0.000001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13H30M00S" calcext:value-type="time">
            <text:p>13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5625" calcext:value-type="float">
            <text:p>0.56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3:10:33.687755" calcext:value-type="date">
            <text:p>2019-10-07 13:10:34</text:p>
          </table:table-cell>
          <table:table-cell table:style-name="ce7" table:formula="of:=[.A18]" office:value-type="date" office:date-value="2019-10-07T13:10:33.687755" calcext:value-type="date">
            <text:p>2019-10-07 13:10:34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3:10:33.68775467388" calcext:value-type="date">
            <text:p>12/30/99 01:10 P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&lt;0.000001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13H40M00S" calcext:value-type="time">
            <text:p>13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6" table:formula="of:=[.L18]" office:value-type="float" office:value="0.569444444444444" calcext:value-type="float">
            <text:p>0.5694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];0)&lt;=[.O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3:00:27.404653" calcext:value-type="date">
            <text:p>2019-10-07 13:00:27</text:p>
          </table:table-cell>
          <table:table-cell table:style-name="ce7" table:formula="of:=[.A19]" office:value-type="date" office:date-value="2019-10-07T13:00:27.404653" calcext:value-type="date">
            <text:p>2019-10-07 13:00:27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3:00:27.40465337411" calcext:value-type="date">
            <text:p>12/30/99 01:00 P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&lt;0.000001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13H50M00S" calcext:value-type="time">
            <text:p>13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6" table:formula="of:=[.L19]" office:value-type="float" office:value="0.576388888888889" calcext:value-type="float">
            <text:p>0.57638888888888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];0)&lt;=[.O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3:05:18.528959" calcext:value-type="date">
            <text:p>2019-10-07 13:05:19</text:p>
          </table:table-cell>
          <table:table-cell table:style-name="ce7" table:formula="of:=[.A20]" office:value-type="date" office:date-value="2019-10-07T13:05:18.528959" calcext:value-type="date">
            <text:p>2019-10-07 13:05:19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3:05:18.52895943448" calcext:value-type="date">
            <text:p>12/30/99 01:05 P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&lt;0.000001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14H00M00S" calcext:value-type="time">
            <text:p>14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6" table:formula="of:=[.L20]" office:value-type="float" office:value="0.583333333333333" calcext:value-type="float">
            <text:p>0.583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];0)&lt;=[.O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3:20:56.125711" calcext:value-type="date">
            <text:p>2019-10-07 13:20:56</text:p>
          </table:table-cell>
          <table:table-cell table:style-name="ce7" table:formula="of:=[.A21]" office:value-type="date" office:date-value="2019-10-07T13:20:56.125711" calcext:value-type="date">
            <text:p>2019-10-07 13:20:56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3:20:56.1257107649" calcext:value-type="date">
            <text:p>12/30/99 01:20 P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&lt;0.000001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4H10M00S" calcext:value-type="time">
            <text:p>14:10:00</text:p>
          </table:table-cell>
          <table:table-cell table:style-name="ce11" table:formula="of:=IF([.L21]&lt;[.L20];[.M20]+[.H$2];[.M20])" office:value-type="float" office:value="0" calcext:value-type="float">
            <text:p>0</text:p>
          </table:table-cell>
          <table:table-cell table:style-name="ce11" table:formula="of:=OFFSET([.C$4];[.M21];0)" office:value-type="float" office:value="43745" calcext:value-type="float">
            <text:p>43745</text:p>
          </table:table-cell>
          <table:table-cell table:style-name="ce36" table:formula="of:=[.L21]" office:value-type="float" office:value="0.590277777777777" calcext:value-type="float">
            <text:p>0.590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];0)&lt;=[.O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2:46:29.432634" calcext:value-type="date">
            <text:p>2019-10-07 12:46:29</text:p>
          </table:table-cell>
          <table:table-cell table:style-name="ce7" table:formula="of:=[.A22]" office:value-type="date" office:date-value="2019-10-07T12:46:29.432634" calcext:value-type="date">
            <text:p>2019-10-07 12:46:29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2:46:29.43263387773" calcext:value-type="date">
            <text:p>12/30/99 12:46 P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&lt;0.000001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4H20M00S" calcext:value-type="time">
            <text:p>14:20:00</text:p>
          </table:table-cell>
          <table:table-cell table:style-name="ce11" table:formula="of:=IF([.L22]&lt;[.L21];[.M21]+[.H$2];[.M21])" office:value-type="float" office:value="0" calcext:value-type="float">
            <text:p>0</text:p>
          </table:table-cell>
          <table:table-cell table:style-name="ce11" table:formula="of:=OFFSET([.C$4];[.M22];0)" office:value-type="float" office:value="43745" calcext:value-type="float">
            <text:p>43745</text:p>
          </table:table-cell>
          <table:table-cell table:style-name="ce36" table:formula="of:=[.L22]" office:value-type="float" office:value="0.597222222222222" calcext:value-type="float">
            <text:p>0.59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];0)&lt;=[.O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2:57:06.821782" calcext:value-type="date">
            <text:p>2019-10-07 12:57:07</text:p>
          </table:table-cell>
          <table:table-cell table:style-name="ce7" table:formula="of:=[.A23]" office:value-type="date" office:date-value="2019-10-07T12:57:06.821782" calcext:value-type="date">
            <text:p>2019-10-07 12:57:07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2:57:06.82178188115" calcext:value-type="date">
            <text:p>12/30/99 12:57 P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&lt;0.000001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4H30M00S" calcext:value-type="time">
            <text:p>14:30:00</text:p>
          </table:table-cell>
          <table:table-cell table:style-name="ce11" table:formula="of:=IF([.L23]&lt;[.L22];[.M22]+[.H$2];[.M22])" office:value-type="float" office:value="0" calcext:value-type="float">
            <text:p>0</text:p>
          </table:table-cell>
          <table:table-cell table:style-name="ce11" table:formula="of:=OFFSET([.C$4];[.M23];0)" office:value-type="float" office:value="43745" calcext:value-type="float">
            <text:p>43745</text:p>
          </table:table-cell>
          <table:table-cell table:style-name="ce36" table:formula="of:=[.L23]" office:value-type="float" office:value="0.604166666666666" calcext:value-type="float">
            <text:p>0.60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];0)&lt;=[.O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3:04:53.187365" calcext:value-type="date">
            <text:p>2019-10-07 13:04:53</text:p>
          </table:table-cell>
          <table:table-cell table:style-name="ce7" table:formula="of:=[.A24]" office:value-type="date" office:date-value="2019-10-07T13:04:53.187365" calcext:value-type="date">
            <text:p>2019-10-07 13:04:53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3:04:53.18736484274" calcext:value-type="date">
            <text:p>12/30/99 01:04 P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&lt;0.000001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1H10M00S" calcext:value-type="time">
            <text:p>11:10:00</text:p>
          </table:table-cell>
          <table:table-cell table:style-name="ce11" table:formula="of:=IF([.L24]&lt;[.L23];[.M23]+[.H$2];[.M23])" office:value-type="float" office:value="60" calcext:value-type="float">
            <text:p>6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465277777777777" calcext:value-type="float">
            <text:p>0.46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3:10:35.687482" calcext:value-type="date">
            <text:p>2019-10-07 13:10:36</text:p>
          </table:table-cell>
          <table:table-cell table:style-name="ce7" table:formula="of:=[.A25]" office:value-type="date" office:date-value="2019-10-07T13:10:35.687482" calcext:value-type="date">
            <text:p>2019-10-07 13:10:36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3:10:35.68748168182" calcext:value-type="date">
            <text:p>12/30/99 01:10 P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&lt;0.000001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1H20M00S" calcext:value-type="time">
            <text:p>11:20:00</text:p>
          </table:table-cell>
          <table:table-cell table:style-name="ce11" table:formula="of:=IF([.L25]&lt;[.L24];[.M24]+[.H$2];[.M24])" office:value-type="float" office:value="60" calcext:value-type="float">
            <text:p>6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472222222222222" calcext:value-type="float">
            <text:p>0.472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2:53:27.450099" calcext:value-type="date">
            <text:p>2019-10-07 12:53:27</text:p>
          </table:table-cell>
          <table:table-cell table:style-name="ce7" table:formula="of:=[.A26]" office:value-type="date" office:date-value="2019-10-07T12:53:27.450099" calcext:value-type="date">
            <text:p>2019-10-07 12:53:27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2:53:27.45009910315" calcext:value-type="date">
            <text:p>12/30/99 12:53 P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&lt;0.000001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1H30M00S" calcext:value-type="time">
            <text:p>11:30:00</text:p>
          </table:table-cell>
          <table:table-cell table:style-name="ce11" table:formula="of:=IF([.L26]&lt;[.L25];[.M25]+[.H$2];[.M25])" office:value-type="float" office:value="60" calcext:value-type="float">
            <text:p>6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479166666666666" calcext:value-type="float">
            <text:p>0.4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3:37:27.186959" calcext:value-type="date">
            <text:p>2019-10-07 13:37:27</text:p>
          </table:table-cell>
          <table:table-cell table:style-name="ce7" table:formula="of:=[.A27]" office:value-type="date" office:date-value="2019-10-07T13:37:27.186959" calcext:value-type="date">
            <text:p>2019-10-07 13:37:27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3:37:27.18695911579" calcext:value-type="date">
            <text:p>12/30/99 01:37 P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&lt;0.000001;[.G26]+2+1/[.$H$2];[.G26]+1/[.$H$2])" office:value-type="float" office:value="0.4" calcext:value-type="float">
            <text:p>0,4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1H40M00S" calcext:value-type="time">
            <text:p>11:40:00</text:p>
          </table:table-cell>
          <table:table-cell table:style-name="ce11" table:formula="of:=IF([.L27]&lt;[.L26];[.M26]+[.H$2];[.M26])" office:value-type="float" office:value="60" calcext:value-type="float">
            <text:p>6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486111111111111" calcext:value-type="float">
            <text:p>0.4861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2:51:17.270801" calcext:value-type="date">
            <text:p>2019-10-07 12:51:17</text:p>
          </table:table-cell>
          <table:table-cell table:style-name="ce7" table:formula="of:=[.A28]" office:value-type="date" office:date-value="2019-10-07T12:51:17.270801" calcext:value-type="date">
            <text:p>2019-10-07 12:51:17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2:51:17.27080117911" calcext:value-type="date">
            <text:p>12/30/99 12:51 P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&lt;0.000001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1H50M00S" calcext:value-type="time">
            <text:p>11:50:00</text:p>
          </table:table-cell>
          <table:table-cell table:style-name="ce11" table:formula="of:=IF([.L28]&lt;[.L27];[.M27]+[.H$2];[.M27])" office:value-type="float" office:value="60" calcext:value-type="float">
            <text:p>6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3:20:27.273028" calcext:value-type="date">
            <text:p>2019-10-07 13:20:27</text:p>
          </table:table-cell>
          <table:table-cell table:style-name="ce7" table:formula="of:=[.A29]" office:value-type="date" office:date-value="2019-10-07T13:20:27.273028" calcext:value-type="date">
            <text:p>2019-10-07 13:20:27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3:20:27.27302829735" calcext:value-type="date">
            <text:p>12/30/99 01:20 P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&lt;0.000001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2H00M00S" calcext:value-type="time">
            <text:p>12:00:00</text:p>
          </table:table-cell>
          <table:table-cell table:style-name="ce11" table:formula="of:=IF([.L29]&lt;[.L28];[.M28]+[.H$2];[.M28])" office:value-type="float" office:value="60" calcext:value-type="float">
            <text:p>6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5" calcext:value-type="float">
            <text:p>0.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3:14:38.661515" calcext:value-type="date">
            <text:p>2019-10-07 13:14:39</text:p>
          </table:table-cell>
          <table:table-cell table:style-name="ce7" table:formula="of:=[.A30]" office:value-type="date" office:date-value="2019-10-07T13:14:38.661515" calcext:value-type="date">
            <text:p>2019-10-07 13:14:39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3:14:38.66151456255" calcext:value-type="date">
            <text:p>12/30/99 01:14 P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&lt;0.000001;[.G29]+2+1/[.$H$2];[.G29]+1/[.$H$2])" office:value-type="float" office:value="0.45" calcext:value-type="float">
            <text:p>0,45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2H10M00S" calcext:value-type="time">
            <text:p>12:10:00</text:p>
          </table:table-cell>
          <table:table-cell table:style-name="ce11" table:formula="of:=IF([.L30]&lt;[.L29];[.M29]+[.H$2];[.M29])" office:value-type="float" office:value="60" calcext:value-type="float">
            <text:p>6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506944444444444" calcext:value-type="float">
            <text:p>0.50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];0)&lt;=[.O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2:44:43.058496" calcext:value-type="date">
            <text:p>2019-10-07 12:44:43</text:p>
          </table:table-cell>
          <table:table-cell table:formula="of:=[.A31]" office:value-type="float" office:value="43745.5310539178" calcext:value-type="float">
            <text:p>43745.5310539178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53105391778081" calcext:value-type="float">
            <text:p>0.53105391778081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&lt;0.000001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2H20M00S" calcext:value-type="time">
            <text:p>12:20:00</text:p>
          </table:table-cell>
          <table:table-cell table:style-name="ce11" table:formula="of:=IF([.L31]&lt;[.L30];[.M30]+[.H$2];[.M30])" office:value-type="float" office:value="60" calcext:value-type="float">
            <text:p>6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513888888888888" calcext:value-type="float">
            <text:p>0.51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];0)&lt;=[.O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2:37:20.531137" calcext:value-type="date">
            <text:p>2019-10-07 12:37:21</text:p>
          </table:table-cell>
          <table:table-cell table:formula="of:=[.A32]" office:value-type="float" office:value="43745.5259320733" calcext:value-type="float">
            <text:p>43745.5259320733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525932073345757" calcext:value-type="float">
            <text:p>0.525932073345757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&lt;0.000001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style-name="ce35" table:formula="of:=SUM(MOD(SUM([.L31]-[.L$2];[.T$2]);[.R$2]-[.L$2]);[.L$2])" office:value-type="time" office:time-value="PT12H30M00S" calcext:value-type="time">
            <text:p>12:30:00</text:p>
          </table:table-cell>
          <table:table-cell table:style-name="ce11" table:formula="of:=IF([.L32]&lt;[.L31];[.M31]+[.H$2];[.M31])" office:value-type="float" office:value="60" calcext:value-type="float">
            <text:p>6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520833333333333" calcext:value-type="float">
            <text:p>0.5208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];0)&lt;=[.O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13:12:02.020788" calcext:value-type="date">
            <text:p>2019-10-07 13:12:02</text:p>
          </table:table-cell>
          <table:table-cell table:formula="of:=[.A33]" office:value-type="float" office:value="43745.5500233888" calcext:value-type="float">
            <text:p>43745.5500233888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55002338875056" calcext:value-type="float">
            <text:p>0.55002338875056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&lt;0.000001;[.G32]+2+1/[.$H$2];[.G32]+1/[.$H$2])" office:value-type="float" office:value="0.5" calcext:value-type="float">
            <text:p>0,5</text:p>
          </table:table-cell>
          <table:table-cell table:number-columns-repeated="4"/>
          <table:table-cell table:style-name="ce35" table:formula="of:=SUM(MOD(SUM([.L32]-[.L$2];[.T$2]);[.R$2]-[.L$2]);[.L$2])" office:value-type="time" office:time-value="PT12H40M00S" calcext:value-type="time">
            <text:p>12:40:00</text:p>
          </table:table-cell>
          <table:table-cell table:style-name="ce11" table:formula="of:=IF([.L33]&lt;[.L32];[.M32]+[.H$2];[.M32])" office:value-type="float" office:value="60" calcext:value-type="float">
            <text:p>60</text:p>
          </table:table-cell>
          <table:table-cell table:style-name="ce11" table:formula="of:=OFFSET([.C$4];[.M33];0)" office:value-type="float" office:value="43746" calcext:value-type="float">
            <text:p>43746</text:p>
          </table:table-cell>
          <table:table-cell table:style-name="ce36" table:formula="of:=[.L33]" office:value-type="float" office:value="0.527777777777777" calcext:value-type="float">
            <text:p>0.52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];0)&lt;=[.O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13:09:54.347403" calcext:value-type="date">
            <text:p>2019-10-07 13:09:54</text:p>
          </table:table-cell>
          <table:table-cell table:formula="of:=[.A34]" office:value-type="float" office:value="43745.5485456875" calcext:value-type="float">
            <text:p>43745.5485456875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548545687539445" calcext:value-type="float">
            <text:p>0.548545687539445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&lt;0.000001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style-name="ce35" table:formula="of:=SUM(MOD(SUM([.L33]-[.L$2];[.T$2]);[.R$2]-[.L$2]);[.L$2])" office:value-type="time" office:time-value="PT12H50M00S" calcext:value-type="time">
            <text:p>12:50:00</text:p>
          </table:table-cell>
          <table:table-cell table:style-name="ce11" table:formula="of:=IF([.L34]&lt;[.L33];[.M33]+[.H$2];[.M33])" office:value-type="float" office:value="60" calcext:value-type="float">
            <text:p>60</text:p>
          </table:table-cell>
          <table:table-cell table:style-name="ce11" table:formula="of:=OFFSET([.C$4];[.M34];0)" office:value-type="float" office:value="43746" calcext:value-type="float">
            <text:p>43746</text:p>
          </table:table-cell>
          <table:table-cell table:style-name="ce36" table:formula="of:=[.L34]" office:value-type="float" office:value="0.534722222222222" calcext:value-type="float">
            <text:p>0.534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];0)&lt;=[.O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13:36:52.809892" calcext:value-type="date">
            <text:p>2019-10-07 13:36:53</text:p>
          </table:table-cell>
          <table:table-cell table:formula="of:=[.A35]" office:value-type="float" office:value="43745.5672778923" calcext:value-type="float">
            <text:p>43745.5672778923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567277892267157" calcext:value-type="float">
            <text:p>0.567277892267157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&lt;0.000001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style-name="ce35" table:formula="of:=SUM(MOD(SUM([.L34]-[.L$2];[.T$2]);[.R$2]-[.L$2]);[.L$2])" office:value-type="time" office:time-value="PT13H00M00S" calcext:value-type="time">
            <text:p>13:00:00</text:p>
          </table:table-cell>
          <table:table-cell table:style-name="ce11" table:formula="of:=IF([.L35]&lt;[.L34];[.M34]+[.H$2];[.M34])" office:value-type="float" office:value="60" calcext:value-type="float">
            <text:p>60</text:p>
          </table:table-cell>
          <table:table-cell table:style-name="ce11" table:formula="of:=OFFSET([.C$4];[.M35];0)" office:value-type="float" office:value="43746" calcext:value-type="float">
            <text:p>43746</text:p>
          </table:table-cell>
          <table:table-cell table:style-name="ce36" table:formula="of:=[.L35]" office:value-type="float" office:value="0.541666666666666" calcext:value-type="float">
            <text:p>0.5416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];0)&lt;=[.O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13:14:28.837315" calcext:value-type="date">
            <text:p>2019-10-07 13:14:29</text:p>
          </table:table-cell>
          <table:table-cell table:formula="of:=[.A36]" office:value-type="float" office:value="43745.5517226541" calcext:value-type="float">
            <text:p>43745.5517226541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551722654105106" calcext:value-type="float">
            <text:p>0.551722654105106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&lt;0.000001;[.G35]+2+1/[.$H$2];[.G35]+1/[.$H$2])" office:value-type="float" office:value="0.55" calcext:value-type="float">
            <text:p>0,55</text:p>
          </table:table-cell>
          <table:table-cell table:number-columns-repeated="4"/>
          <table:table-cell table:style-name="ce35" table:formula="of:=SUM(MOD(SUM([.L35]-[.L$2];[.T$2]);[.R$2]-[.L$2]);[.L$2])" office:value-type="time" office:time-value="PT13H10M00S" calcext:value-type="time">
            <text:p>13:10:00</text:p>
          </table:table-cell>
          <table:table-cell table:style-name="ce11" table:formula="of:=IF([.L36]&lt;[.L35];[.M35]+[.H$2];[.M35])" office:value-type="float" office:value="60" calcext:value-type="float">
            <text:p>60</text:p>
          </table:table-cell>
          <table:table-cell table:style-name="ce11" table:formula="of:=OFFSET([.C$4];[.M36];0)" office:value-type="float" office:value="43746" calcext:value-type="float">
            <text:p>43746</text:p>
          </table:table-cell>
          <table:table-cell table:style-name="ce36" table:formula="of:=[.L36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];0)&lt;=[.O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12:57:21.948172" calcext:value-type="date">
            <text:p>2019-10-07 12:57:22</text:p>
          </table:table-cell>
          <table:table-cell table:formula="of:=[.A37]" office:value-type="float" office:value="43745.5398373631" calcext:value-type="float">
            <text:p>43745.5398373631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539837363103288" calcext:value-type="float">
            <text:p>0.539837363103288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&lt;0.000001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style-name="ce35" table:formula="of:=SUM(MOD(SUM([.L36]-[.L$2];[.T$2]);[.R$2]-[.L$2]);[.L$2])" office:value-type="time" office:time-value="PT13H20M00S" calcext:value-type="time">
            <text:p>13:20:00</text:p>
          </table:table-cell>
          <table:table-cell table:style-name="ce11" table:formula="of:=IF([.L37]&lt;[.L36];[.M36]+[.H$2];[.M36])" office:value-type="float" office:value="60" calcext:value-type="float">
            <text:p>60</text:p>
          </table:table-cell>
          <table:table-cell table:style-name="ce11" table:formula="of:=OFFSET([.C$4];[.M37];0)" office:value-type="float" office:value="43746" calcext:value-type="float">
            <text:p>43746</text:p>
          </table:table-cell>
          <table:table-cell table:style-name="ce36" table:formula="of:=[.L37]" office:value-type="float" office:value="0.555555555555555" calcext:value-type="float">
            <text:p>0.5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];0)&lt;=[.O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13:09:06.714392" calcext:value-type="date">
            <text:p>2019-10-07 13:09:07</text:p>
          </table:table-cell>
          <table:table-cell table:formula="of:=[.A38]" office:value-type="float" office:value="43745.5479943795" calcext:value-type="float">
            <text:p>43745.5479943795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547994379536249" calcext:value-type="float">
            <text:p>0.547994379536249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&lt;0.000001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style-name="ce35" table:formula="of:=SUM(MOD(SUM([.L37]-[.L$2];[.T$2]);[.R$2]-[.L$2]);[.L$2])" office:value-type="time" office:time-value="PT13H30M00S" calcext:value-type="time">
            <text:p>13:30:00</text:p>
          </table:table-cell>
          <table:table-cell table:style-name="ce11" table:formula="of:=IF([.L38]&lt;[.L37];[.M37]+[.H$2];[.M37])" office:value-type="float" office:value="60" calcext:value-type="float">
            <text:p>60</text:p>
          </table:table-cell>
          <table:table-cell table:style-name="ce11" table:formula="of:=OFFSET([.C$4];[.M38];0)" office:value-type="float" office:value="43746" calcext:value-type="float">
            <text:p>43746</text:p>
          </table:table-cell>
          <table:table-cell table:style-name="ce36" table:formula="of:=[.L38]" office:value-type="float" office:value="0.562499999999999" calcext:value-type="float">
            <text:p>0.56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];0)&lt;=[.O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12:33:03.734446" calcext:value-type="date">
            <text:p>2019-10-07 12:33:04</text:p>
          </table:table-cell>
          <table:table-cell table:formula="of:=[.A39]" office:value-type="float" office:value="43745.5229598894" calcext:value-type="float">
            <text:p>43745.5229598894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522959889422054" calcext:value-type="float">
            <text:p>0.522959889422054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&lt;0.000001;[.G38]+2+1/[.$H$2];[.G38]+1/[.$H$2])" office:value-type="float" office:value="0.6" calcext:value-type="float">
            <text:p>0,6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3H40M00S" calcext:value-type="time">
            <text:p>13:40:00</text:p>
          </table:table-cell>
          <table:table-cell table:style-name="ce11" table:formula="of:=IF([.L39]&lt;[.L38];[.M38]+[.H$2];[.M38])" office:value-type="float" office:value="60" calcext:value-type="float">
            <text:p>60</text:p>
          </table:table-cell>
          <table:table-cell table:style-name="ce11" table:formula="of:=OFFSET([.C$4];[.M39];0)" office:value-type="float" office:value="43746" calcext:value-type="float">
            <text:p>43746</text:p>
          </table:table-cell>
          <table:table-cell table:style-name="ce36" table:formula="of:=[.L39]" office:value-type="float" office:value="0.569444444444444" calcext:value-type="float">
            <text:p>0.5694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];0)&lt;=[.O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12:45:55.350005" calcext:value-type="date">
            <text:p>2019-10-07 12:45:55</text:p>
          </table:table-cell>
          <table:table-cell table:formula="of:=[.A40]" office:value-type="float" office:value="43745.5318906251" calcext:value-type="float">
            <text:p>43745.5318906251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531890625054075" calcext:value-type="float">
            <text:p>0.531890625054075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&lt;0.000001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3H50M00S" calcext:value-type="time">
            <text:p>13:50:00</text:p>
          </table:table-cell>
          <table:table-cell table:style-name="ce11" table:formula="of:=IF([.L40]&lt;[.L39];[.M39]+[.H$2];[.M39])" office:value-type="float" office:value="60" calcext:value-type="float">
            <text:p>60</text:p>
          </table:table-cell>
          <table:table-cell table:style-name="ce11" table:formula="of:=OFFSET([.C$4];[.M40];0)" office:value-type="float" office:value="43746" calcext:value-type="float">
            <text:p>43746</text:p>
          </table:table-cell>
          <table:table-cell table:style-name="ce36" table:formula="of:=[.L40]" office:value-type="float" office:value="0.576388888888888" calcext:value-type="float">
            <text:p>0.576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];0)&lt;=[.O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12:59:20.82972" calcext:value-type="date">
            <text:p>2019-10-07 12:59:21</text:p>
          </table:table-cell>
          <table:table-cell table:formula="of:=[.A41]" office:value-type="float" office:value="43745.5412133069" calcext:value-type="float">
            <text:p>43745.5412133069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541213306940335" calcext:value-type="float">
            <text:p>0.541213306940335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&lt;0.000001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4H00M00S" calcext:value-type="time">
            <text:p>14:00:00</text:p>
          </table:table-cell>
          <table:table-cell table:style-name="ce11" table:formula="of:=IF([.L41]&lt;[.L40];[.M40]+[.H$2];[.M40])" office:value-type="float" office:value="60" calcext:value-type="float">
            <text:p>60</text:p>
          </table:table-cell>
          <table:table-cell table:style-name="ce11" table:formula="of:=OFFSET([.C$4];[.M41];0)" office:value-type="float" office:value="43746" calcext:value-type="float">
            <text:p>43746</text:p>
          </table:table-cell>
          <table:table-cell table:style-name="ce36" table:formula="of:=[.L41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];0)&lt;=[.O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12:41:53.233083" calcext:value-type="date">
            <text:p>2019-10-07 12:41:53</text:p>
          </table:table-cell>
          <table:table-cell table:formula="of:=[.A42]" office:value-type="float" office:value="43745.5290883459" calcext:value-type="float">
            <text:p>43745.5290883459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529088345865603" calcext:value-type="float">
            <text:p>0.529088345865603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&lt;0.000001;[.G41]+2+1/[.$H$2];[.G41]+1/[.$H$2])" office:value-type="float" office:value="0.65" calcext:value-type="float">
            <text:p>0,65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4H10M00S" calcext:value-type="time">
            <text:p>14:10:00</text:p>
          </table:table-cell>
          <table:table-cell table:style-name="ce11" table:formula="of:=IF([.L42]&lt;[.L41];[.M41]+[.H$2];[.M41])" office:value-type="float" office:value="60" calcext:value-type="float">
            <text:p>60</text:p>
          </table:table-cell>
          <table:table-cell table:style-name="ce11" table:formula="of:=OFFSET([.C$4];[.M42];0)" office:value-type="float" office:value="43746" calcext:value-type="float">
            <text:p>43746</text:p>
          </table:table-cell>
          <table:table-cell table:style-name="ce36" table:formula="of:=[.L42]" office:value-type="float" office:value="0.590277777777777" calcext:value-type="float">
            <text:p>0.590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];0)&lt;=[.O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13:18:27.012484" calcext:value-type="date">
            <text:p>2019-10-07 13:18:27</text:p>
          </table:table-cell>
          <table:table-cell table:formula="of:=[.A43]" office:value-type="float" office:value="43745.5544793112" calcext:value-type="float">
            <text:p>43745.5544793112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554479311154864" calcext:value-type="float">
            <text:p>0.554479311154864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&lt;0.000001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4H20M00S" calcext:value-type="time">
            <text:p>14:20:00</text:p>
          </table:table-cell>
          <table:table-cell table:style-name="ce11" table:formula="of:=IF([.L43]&lt;[.L42];[.M42]+[.H$2];[.M42])" office:value-type="float" office:value="60" calcext:value-type="float">
            <text:p>60</text:p>
          </table:table-cell>
          <table:table-cell table:style-name="ce11" table:formula="of:=OFFSET([.C$4];[.M43];0)" office:value-type="float" office:value="43746" calcext:value-type="float">
            <text:p>43746</text:p>
          </table:table-cell>
          <table:table-cell table:style-name="ce36" table:formula="of:=[.L43]" office:value-type="float" office:value="0.597222222222221" calcext:value-type="float">
            <text:p>0.597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];0)&lt;=[.O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12:33:38.327106" calcext:value-type="date">
            <text:p>2019-10-07 12:33:38</text:p>
          </table:table-cell>
          <table:table-cell table:style-name="ce7" table:formula="of:=[.A44]" office:value-type="date" office:date-value="2019-10-07T12:33:38.327106" calcext:value-type="date">
            <text:p>2019-10-07 12:33:38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12:33:38.32710632589" calcext:value-type="date">
            <text:p>12/30/99 12:33 P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&lt;0.000001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4H30M00S" calcext:value-type="time">
            <text:p>14:30:00</text:p>
          </table:table-cell>
          <table:table-cell table:style-name="ce11" table:formula="of:=IF([.L44]&lt;[.L43];[.M43]+[.H$2];[.M43])" office:value-type="float" office:value="60" calcext:value-type="float">
            <text:p>60</text:p>
          </table:table-cell>
          <table:table-cell table:style-name="ce11" table:formula="of:=OFFSET([.C$4];[.M44];0)" office:value-type="float" office:value="43746" calcext:value-type="float">
            <text:p>43746</text:p>
          </table:table-cell>
          <table:table-cell table:style-name="ce36" table:formula="of:=[.L44]" office:value-type="float" office:value="0.604166666666666" calcext:value-type="float">
            <text:p>0.60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];0)&lt;=[.O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12:33:39.830048" calcext:value-type="date">
            <text:p>2019-10-07 12:33:40</text:p>
          </table:table-cell>
          <table:table-cell table:formula="of:=[.A45]" office:value-type="float" office:value="43745.5233776626" calcext:value-type="float">
            <text:p>43745.5233776626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523377662590065" calcext:value-type="float">
            <text:p>0.523377662590065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&lt;0.000001;[.G44]+2+1/[.$H$2];[.G44]+1/[.$H$2])" office:value-type="float" office:value="0.7" calcext:value-type="float">
            <text:p>0,7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1H10M00S" calcext:value-type="time">
            <text:p>11:10:00</text:p>
          </table:table-cell>
          <table:table-cell table:style-name="ce11" table:formula="of:=IF([.L45]&lt;[.L44];[.M44]+[.H$2];[.M44])" office:value-type="float" office:value="120" calcext:value-type="float">
            <text:p>12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465277777777777" calcext:value-type="float">
            <text:p>0.4652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];0)&lt;=[.O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13:23:25.390008" calcext:value-type="date">
            <text:p>2019-10-07 13:23:25</text:p>
          </table:table-cell>
          <table:table-cell table:formula="of:=[.A46]" office:value-type="float" office:value="43745.5579327547" calcext:value-type="float">
            <text:p>43745.5579327547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557932754716603" calcext:value-type="float">
            <text:p>0.557932754716603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&lt;0.000001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1H20M00S" calcext:value-type="time">
            <text:p>11:20:00</text:p>
          </table:table-cell>
          <table:table-cell table:style-name="ce11" table:formula="of:=IF([.L46]&lt;[.L45];[.M45]+[.H$2];[.M45])" office:value-type="float" office:value="120" calcext:value-type="float">
            <text:p>12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472222222222221" calcext:value-type="float">
            <text:p>0.47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];0)&lt;=[.O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13:09:10.74719" calcext:value-type="date">
            <text:p>2019-10-07 13:09:11</text:p>
          </table:table-cell>
          <table:table-cell table:formula="of:=[.A47]" office:value-type="float" office:value="43745.5480410554" calcext:value-type="float">
            <text:p>43745.5480410554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548041055437352" calcext:value-type="float">
            <text:p>0.548041055437352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&lt;0.000001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1H30M00S" calcext:value-type="time">
            <text:p>11:30:00</text:p>
          </table:table-cell>
          <table:table-cell table:style-name="ce11" table:formula="of:=IF([.L47]&lt;[.L46];[.M46]+[.H$2];[.M46])" office:value-type="float" office:value="120" calcext:value-type="float">
            <text:p>12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479166666666666" calcext:value-type="float">
            <text:p>0.479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7];0)&lt;=[.O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13:07:20.823199" calcext:value-type="date">
            <text:p>2019-10-07 13:07:21</text:p>
          </table:table-cell>
          <table:table-cell table:formula="of:=[.A48]" office:value-type="float" office:value="43745.546768787" calcext:value-type="float">
            <text:p>43745.546768787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54676878702594" calcext:value-type="float">
            <text:p>0.54676878702594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&lt;0.000001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1H40M00S" calcext:value-type="time">
            <text:p>11:40:00</text:p>
          </table:table-cell>
          <table:table-cell table:style-name="ce11" table:formula="of:=IF([.L48]&lt;[.L47];[.M47]+[.H$2];[.M47])" office:value-type="float" office:value="120" calcext:value-type="float">
            <text:p>120</text:p>
          </table:table-cell>
          <table:table-cell table:style-name="ce11" table:formula="of:=OFFSET([.C$4];[.M48];0)" office:value-type="float" office:value="43747" calcext:value-type="float">
            <text:p>43747</text:p>
          </table:table-cell>
          <table:table-cell table:style-name="ce36" table:formula="of:=[.L48]" office:value-type="float" office:value="0.48611111111111" calcext:value-type="float">
            <text:p>0.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8];0)&lt;=[.O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13:08:21.439362" calcext:value-type="date">
            <text:p>2019-10-07 13:08:21</text:p>
          </table:table-cell>
          <table:table-cell table:formula="of:=[.A49]" office:value-type="float" office:value="43745.547470363" calcext:value-type="float">
            <text:p>43745.547470363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547470362987951" calcext:value-type="float">
            <text:p>0.547470362987951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&lt;0.000001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1H50M00S" calcext:value-type="time">
            <text:p>11:50:00</text:p>
          </table:table-cell>
          <table:table-cell table:style-name="ce11" table:formula="of:=IF([.L49]&lt;[.L48];[.M48]+[.H$2];[.M48])" office:value-type="float" office:value="120" calcext:value-type="float">
            <text:p>120</text:p>
          </table:table-cell>
          <table:table-cell table:style-name="ce11" table:formula="of:=OFFSET([.C$4];[.M49];0)" office:value-type="float" office:value="43747" calcext:value-type="float">
            <text:p>43747</text:p>
          </table:table-cell>
          <table:table-cell table:style-name="ce36" table:formula="of:=[.L49]" office:value-type="float" office:value="0.493055555555555" calcext:value-type="float">
            <text:p>0.4930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9];0)&lt;=[.O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12:53:48.706111" calcext:value-type="date">
            <text:p>2019-10-07 12:53:49</text:p>
          </table:table-cell>
          <table:table-cell table:formula="of:=[.A50]" office:value-type="float" office:value="43745.5373692837" calcext:value-type="float">
            <text:p>43745.5373692837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53736928368744" calcext:value-type="float">
            <text:p>0.53736928368744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&lt;0.000001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style-name="ce35" table:formula="of:=SUM(MOD(SUM([.L49]-[.L$2];[.T$2]);[.R$2]-[.L$2]);[.L$2])" office:value-type="time" office:time-value="PT12H00M00S" calcext:value-type="time">
            <text:p>12:00:00</text:p>
          </table:table-cell>
          <table:table-cell table:style-name="ce11" table:formula="of:=IF([.L50]&lt;[.L49];[.M49]+[.H$2];[.M49])" office:value-type="float" office:value="120" calcext:value-type="float">
            <text:p>120</text:p>
          </table:table-cell>
          <table:table-cell table:style-name="ce11" table:formula="of:=OFFSET([.C$4];[.M50];0)" office:value-type="float" office:value="43747" calcext:value-type="float">
            <text:p>43747</text:p>
          </table:table-cell>
          <table:table-cell table:style-name="ce36" table:formula="of:=[.L50]" office:value-type="float" office:value="0.499999999999999" calcext:value-type="float">
            <text:p>0.49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0];0)&lt;=[.O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13:11:57.599908" calcext:value-type="date">
            <text:p>2019-10-07 13:11:58</text:p>
          </table:table-cell>
          <table:table-cell table:formula="of:=[.A51]" office:value-type="float" office:value="43745.5499722212" calcext:value-type="float">
            <text:p>43745.5499722212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549972221153439" calcext:value-type="float">
            <text:p>0.549972221153439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&lt;0.000001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style-name="ce35" table:formula="of:=SUM(MOD(SUM([.L50]-[.L$2];[.T$2]);[.R$2]-[.L$2]);[.L$2])" office:value-type="time" office:time-value="PT12H10M00S" calcext:value-type="time">
            <text:p>12:10:00</text:p>
          </table:table-cell>
          <table:table-cell table:style-name="ce11" table:formula="of:=IF([.L51]&lt;[.L50];[.M50]+[.H$2];[.M50])" office:value-type="float" office:value="120" calcext:value-type="float">
            <text:p>120</text:p>
          </table:table-cell>
          <table:table-cell table:style-name="ce11" table:formula="of:=OFFSET([.C$4];[.M51];0)" office:value-type="float" office:value="43747" calcext:value-type="float">
            <text:p>43747</text:p>
          </table:table-cell>
          <table:table-cell table:style-name="ce36" table:formula="of:=[.L51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1];0)&lt;=[.O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12:55:54.987627" calcext:value-type="date">
            <text:p>2019-10-07 12:55:55</text:p>
          </table:table-cell>
          <table:table-cell table:formula="of:=[.A52]" office:value-type="float" office:value="43745.5388308753" calcext:value-type="float">
            <text:p>43745.5388308753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538830875317217" calcext:value-type="float">
            <text:p>0.538830875317217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&lt;0.000001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style-name="ce35" table:formula="of:=SUM(MOD(SUM([.L51]-[.L$2];[.T$2]);[.R$2]-[.L$2]);[.L$2])" office:value-type="time" office:time-value="PT12H20M00S" calcext:value-type="time">
            <text:p>12:20:00</text:p>
          </table:table-cell>
          <table:table-cell table:style-name="ce11" table:formula="of:=IF([.L52]&lt;[.L51];[.M51]+[.H$2];[.M51])" office:value-type="float" office:value="120" calcext:value-type="float">
            <text:p>120</text:p>
          </table:table-cell>
          <table:table-cell table:style-name="ce11" table:formula="of:=OFFSET([.C$4];[.M52];0)" office:value-type="float" office:value="43747" calcext:value-type="float">
            <text:p>43747</text:p>
          </table:table-cell>
          <table:table-cell table:style-name="ce36" table:formula="of:=[.L52]" office:value-type="float" office:value="0.513888888888888" calcext:value-type="float">
            <text:p>0.5138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2];0)&lt;=[.O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13:03:13.458894" calcext:value-type="date">
            <text:p>2019-10-07 13:03:13</text:p>
          </table:table-cell>
          <table:table-cell table:formula="of:=[.A53]" office:value-type="float" office:value="43745.5439057742" calcext:value-type="float">
            <text:p>43745.5439057742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543905774233281" calcext:value-type="float">
            <text:p>0.543905774233281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&lt;0.000001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style-name="ce35" table:formula="of:=SUM(MOD(SUM([.L52]-[.L$2];[.T$2]);[.R$2]-[.L$2]);[.L$2])" office:value-type="time" office:time-value="PT12H30M00S" calcext:value-type="time">
            <text:p>12:30:00</text:p>
          </table:table-cell>
          <table:table-cell table:style-name="ce11" table:formula="of:=IF([.L53]&lt;[.L52];[.M52]+[.H$2];[.M52])" office:value-type="float" office:value="120" calcext:value-type="float">
            <text:p>120</text:p>
          </table:table-cell>
          <table:table-cell table:style-name="ce11" table:formula="of:=OFFSET([.C$4];[.M53];0)" office:value-type="float" office:value="43747" calcext:value-type="float">
            <text:p>43747</text:p>
          </table:table-cell>
          <table:table-cell table:style-name="ce36" table:formula="of:=[.L53]" office:value-type="float" office:value="0.520833333333332" calcext:value-type="float">
            <text:p>0.52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3];0)&lt;=[.O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12:39:03.398374" calcext:value-type="date">
            <text:p>2019-10-07 12:39:03</text:p>
          </table:table-cell>
          <table:table-cell table:formula="of:=[.A54]" office:value-type="float" office:value="43745.5271226664" calcext:value-type="float">
            <text:p>43745.5271226664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52712266636081" calcext:value-type="float">
            <text:p>0.52712266636081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&lt;0.000001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style-name="ce35" table:formula="of:=SUM(MOD(SUM([.L53]-[.L$2];[.T$2]);[.R$2]-[.L$2]);[.L$2])" office:value-type="time" office:time-value="PT12H40M00S" calcext:value-type="time">
            <text:p>12:40:00</text:p>
          </table:table-cell>
          <table:table-cell table:style-name="ce11" table:formula="of:=IF([.L54]&lt;[.L53];[.M53]+[.H$2];[.M53])" office:value-type="float" office:value="120" calcext:value-type="float">
            <text:p>120</text:p>
          </table:table-cell>
          <table:table-cell table:style-name="ce11" table:formula="of:=OFFSET([.C$4];[.M54];0)" office:value-type="float" office:value="43747" calcext:value-type="float">
            <text:p>43747</text:p>
          </table:table-cell>
          <table:table-cell table:style-name="ce36" table:formula="of:=[.L54]" office:value-type="float" office:value="0.527777777777777" calcext:value-type="float">
            <text:p>0.527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4];0)&lt;=[.O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13:28:25.720968" calcext:value-type="date">
            <text:p>2019-10-07 13:28:26</text:p>
          </table:table-cell>
          <table:table-cell table:formula="of:=[.A55]" office:value-type="float" office:value="43745.5614088075" calcext:value-type="float">
            <text:p>43745.5614088075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561408807494445" calcext:value-type="float">
            <text:p>0.561408807494445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&lt;0.000001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style-name="ce35" table:formula="of:=SUM(MOD(SUM([.L54]-[.L$2];[.T$2]);[.R$2]-[.L$2]);[.L$2])" office:value-type="time" office:time-value="PT12H50M00S" calcext:value-type="time">
            <text:p>12:50:00</text:p>
          </table:table-cell>
          <table:table-cell table:style-name="ce11" table:formula="of:=IF([.L55]&lt;[.L54];[.M54]+[.H$2];[.M54])" office:value-type="float" office:value="120" calcext:value-type="float">
            <text:p>120</text:p>
          </table:table-cell>
          <table:table-cell table:style-name="ce11" table:formula="of:=OFFSET([.C$4];[.M55];0)" office:value-type="float" office:value="43747" calcext:value-type="float">
            <text:p>43747</text:p>
          </table:table-cell>
          <table:table-cell table:style-name="ce36" table:formula="of:=[.L55]" office:value-type="float" office:value="0.534722222222221" calcext:value-type="float">
            <text:p>0.53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5];0)&lt;=[.O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12:56:56.687979" calcext:value-type="date">
            <text:p>2019-10-07 12:56:57</text:p>
          </table:table-cell>
          <table:table-cell table:formula="of:=[.A56]" office:value-type="float" office:value="43745.5395449998" calcext:value-type="float">
            <text:p>43745.5395449998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539544999759528" calcext:value-type="float">
            <text:p>0.539544999759528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&lt;0.000001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style-name="ce35" table:formula="of:=SUM(MOD(SUM([.L55]-[.L$2];[.T$2]);[.R$2]-[.L$2]);[.L$2])" office:value-type="time" office:time-value="PT13H00M00S" calcext:value-type="time">
            <text:p>13:00:00</text:p>
          </table:table-cell>
          <table:table-cell table:style-name="ce11" table:formula="of:=IF([.L56]&lt;[.L55];[.M55]+[.H$2];[.M55])" office:value-type="float" office:value="120" calcext:value-type="float">
            <text:p>120</text:p>
          </table:table-cell>
          <table:table-cell table:style-name="ce11" table:formula="of:=OFFSET([.C$4];[.M56];0)" office:value-type="float" office:value="43747" calcext:value-type="float">
            <text:p>43747</text:p>
          </table:table-cell>
          <table:table-cell table:style-name="ce36" table:formula="of:=[.L56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12:27:35.115943" calcext:value-type="date">
            <text:p>2019-10-07 12:27:35</text:p>
          </table:table-cell>
          <table:table-cell table:formula="of:=[.A57]" office:value-type="float" office:value="43745.5191564345" calcext:value-type="float">
            <text:p>43745.5191564345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519156434522301" calcext:value-type="float">
            <text:p>0.519156434522301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&lt;0.000001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3H10M00S" calcext:value-type="time">
            <text:p>13:10:00</text:p>
          </table:table-cell>
          <table:table-cell table:style-name="ce11" table:formula="of:=IF([.L57]&lt;[.L56];[.M56]+[.H$2];[.M56])" office:value-type="float" office:value="120" calcext:value-type="float">
            <text:p>120</text:p>
          </table:table-cell>
          <table:table-cell table:style-name="ce11" table:formula="of:=OFFSET([.C$4];[.M57];0)" office:value-type="float" office:value="43747" calcext:value-type="float">
            <text:p>43747</text:p>
          </table:table-cell>
          <table:table-cell table:style-name="ce36" table:formula="of:=[.L57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7];0)&lt;=[.O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13:05:22.605898" calcext:value-type="date">
            <text:p>2019-10-07 13:05:23</text:p>
          </table:table-cell>
          <table:table-cell table:formula="of:=[.A58]" office:value-type="float" office:value="43745.5454005312" calcext:value-type="float">
            <text:p>43745.5454005312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545400531227642" calcext:value-type="float">
            <text:p>0.545400531227642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&lt;0.000001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3H20M00S" calcext:value-type="time">
            <text:p>13:20:00</text:p>
          </table:table-cell>
          <table:table-cell table:style-name="ce11" table:formula="of:=IF([.L58]&lt;[.L57];[.M57]+[.H$2];[.M57])" office:value-type="float" office:value="120" calcext:value-type="float">
            <text:p>120</text:p>
          </table:table-cell>
          <table:table-cell table:style-name="ce11" table:formula="of:=OFFSET([.C$4];[.M58];0)" office:value-type="float" office:value="43747" calcext:value-type="float">
            <text:p>43747</text:p>
          </table:table-cell>
          <table:table-cell table:style-name="ce36" table:formula="of:=[.L58]" office:value-type="float" office:value="0.555555555555554" calcext:value-type="float">
            <text:p>0.55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8];0)&lt;=[.O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13:10:27.792198" calcext:value-type="date">
            <text:p>2019-10-07 13:10:28</text:p>
          </table:table-cell>
          <table:table-cell table:formula="of:=[.A59]" office:value-type="float" office:value="43745.5489327801" calcext:value-type="float">
            <text:p>43745.5489327801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548932780067844" calcext:value-type="float">
            <text:p>0.548932780067844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&lt;0.000001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3H30M00S" calcext:value-type="time">
            <text:p>13:30:00</text:p>
          </table:table-cell>
          <table:table-cell table:style-name="ce11" table:formula="of:=IF([.L59]&lt;[.L58];[.M58]+[.H$2];[.M58])" office:value-type="float" office:value="120" calcext:value-type="float">
            <text:p>120</text:p>
          </table:table-cell>
          <table:table-cell table:style-name="ce11" table:formula="of:=OFFSET([.C$4];[.M59];0)" office:value-type="float" office:value="43747" calcext:value-type="float">
            <text:p>43747</text:p>
          </table:table-cell>
          <table:table-cell table:style-name="ce36" table:formula="of:=[.L59]" office:value-type="float" office:value="0.562499999999999" calcext:value-type="float">
            <text:p>0.5624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59];0)&lt;=[.O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12:53:25.203058" calcext:value-type="date">
            <text:p>2019-10-07 12:53:25</text:p>
          </table:table-cell>
          <table:table-cell table:formula="of:=[.A60]" office:value-type="float" office:value="43745.5370972576" calcext:value-type="float">
            <text:p>43745.5370972576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537097257612913" calcext:value-type="float">
            <text:p>0.537097257612913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&lt;0.000001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3H40M00S" calcext:value-type="time">
            <text:p>13:40:00</text:p>
          </table:table-cell>
          <table:table-cell table:style-name="ce11" table:formula="of:=IF([.L60]&lt;[.L59];[.M59]+[.H$2];[.M59])" office:value-type="float" office:value="120" calcext:value-type="float">
            <text:p>120</text:p>
          </table:table-cell>
          <table:table-cell table:style-name="ce11" table:formula="of:=OFFSET([.C$4];[.M60];0)" office:value-type="float" office:value="43747" calcext:value-type="float">
            <text:p>43747</text:p>
          </table:table-cell>
          <table:table-cell table:style-name="ce36" table:formula="of:=[.L60]" office:value-type="float" office:value="0.569444444444443" calcext:value-type="float">
            <text:p>0.5694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0];0)&lt;=[.O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13:25:00.696706" calcext:value-type="date">
            <text:p>2019-10-07 13:25:01</text:p>
          </table:table-cell>
          <table:table-cell table:formula="of:=[.A61]" office:value-type="float" office:value="43745.5590358415" calcext:value-type="float">
            <text:p>43745.5590358415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559035841506557" calcext:value-type="float">
            <text:p>0.559035841506557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&lt;0.000001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3H50M00S" calcext:value-type="time">
            <text:p>13:50:00</text:p>
          </table:table-cell>
          <table:table-cell table:style-name="ce11" table:formula="of:=IF([.L61]&lt;[.L60];[.M60]+[.H$2];[.M60])" office:value-type="float" office:value="120" calcext:value-type="float">
            <text:p>120</text:p>
          </table:table-cell>
          <table:table-cell table:style-name="ce11" table:formula="of:=OFFSET([.C$4];[.M61];0)" office:value-type="float" office:value="43747" calcext:value-type="float">
            <text:p>43747</text:p>
          </table:table-cell>
          <table:table-cell table:style-name="ce36" table:formula="of:=[.L61]" office:value-type="float" office:value="0.576388888888888" calcext:value-type="float">
            <text:p>0.576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1];0)&lt;=[.O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12:49:06.964338" calcext:value-type="date">
            <text:p>2019-10-07 12:49:07</text:p>
          </table:table-cell>
          <table:table-cell table:formula="of:=[.A62]" office:value-type="float" office:value="43745.5341083835" calcext:value-type="float">
            <text:p>43745.5341083835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534108383544663" calcext:value-type="float">
            <text:p>0.534108383544663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&lt;0.000001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4H00M00S" calcext:value-type="time">
            <text:p>14:00:00</text:p>
          </table:table-cell>
          <table:table-cell table:style-name="ce11" table:formula="of:=IF([.L62]&lt;[.L61];[.M61]+[.H$2];[.M61])" office:value-type="float" office:value="120" calcext:value-type="float">
            <text:p>120</text:p>
          </table:table-cell>
          <table:table-cell table:style-name="ce11" table:formula="of:=OFFSET([.C$4];[.M62];0)" office:value-type="float" office:value="43747" calcext:value-type="float">
            <text:p>43747</text:p>
          </table:table-cell>
          <table:table-cell table:style-name="ce36" table:formula="of:=[.L62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2];0)&lt;=[.O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12:52:46.299943" calcext:value-type="date">
            <text:p>2019-10-08 12:52:46</text:p>
          </table:table-cell>
          <table:table-cell table:formula="of:=[.A63]" office:value-type="float" office:value="43746.5366469901" calcext:value-type="float">
            <text:p>43746.5366469901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536646990076406" calcext:value-type="float">
            <text:p>0.536646990076406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&lt;0.000001;[.G62]+2+1/[.$H$2];[.G6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4H10M00S" calcext:value-type="time">
            <text:p>14:10:00</text:p>
          </table:table-cell>
          <table:table-cell table:style-name="ce11" table:formula="of:=IF([.L63]&lt;[.L62];[.M62]+[.H$2];[.M62])" office:value-type="float" office:value="120" calcext:value-type="float">
            <text:p>120</text:p>
          </table:table-cell>
          <table:table-cell table:style-name="ce11" table:formula="of:=OFFSET([.C$4];[.M63];0)" office:value-type="float" office:value="43747" calcext:value-type="float">
            <text:p>43747</text:p>
          </table:table-cell>
          <table:table-cell table:style-name="ce36" table:formula="of:=[.L63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3];0)&lt;=[.O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12:32:49.503371" calcext:value-type="date">
            <text:p>2019-10-08 12:32:50</text:p>
          </table:table-cell>
          <table:table-cell table:style-name="ce7" table:formula="of:=[.A64]" office:value-type="date" office:date-value="2019-10-08T12:32:49.503371" calcext:value-type="date">
            <text:p>2019-10-08 12:32:50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12:32:49.50337132439" calcext:value-type="date">
            <text:p>12/30/99 12:32 P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&lt;0.000001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4H20M00S" calcext:value-type="time">
            <text:p>14:20:00</text:p>
          </table:table-cell>
          <table:table-cell table:style-name="ce11" table:formula="of:=IF([.L64]&lt;[.L63];[.M63]+[.H$2];[.M63])" office:value-type="float" office:value="120" calcext:value-type="float">
            <text:p>120</text:p>
          </table:table-cell>
          <table:table-cell table:style-name="ce11" table:formula="of:=OFFSET([.C$4];[.M64];0)" office:value-type="float" office:value="43747" calcext:value-type="float">
            <text:p>43747</text:p>
          </table:table-cell>
          <table:table-cell table:style-name="ce36" table:formula="of:=[.L64]" office:value-type="float" office:value="0.597222222222221" calcext:value-type="float">
            <text:p>0.597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4];0)&lt;=[.O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12:29:17.161874" calcext:value-type="date">
            <text:p>2019-10-08 12:29:17</text:p>
          </table:table-cell>
          <table:table-cell table:formula="of:=[.A65]" office:value-type="float" office:value="43746.5203375217" calcext:value-type="float">
            <text:p>43746.5203375217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520337521695183" calcext:value-type="float">
            <text:p>0.520337521695183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&lt;0.000001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4H30M00S" calcext:value-type="time">
            <text:p>14:30:00</text:p>
          </table:table-cell>
          <table:table-cell table:style-name="ce11" table:formula="of:=IF([.L65]&lt;[.L64];[.M64]+[.H$2];[.M64])" office:value-type="float" office:value="120" calcext:value-type="float">
            <text:p>120</text:p>
          </table:table-cell>
          <table:table-cell table:style-name="ce11" table:formula="of:=OFFSET([.C$4];[.M65];0)" office:value-type="float" office:value="43747" calcext:value-type="float">
            <text:p>43747</text:p>
          </table:table-cell>
          <table:table-cell table:style-name="ce36" table:formula="of:=[.L65]" office:value-type="float" office:value="0.604166666666665" calcext:value-type="float">
            <text:p>0.604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5];0)&lt;=[.O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13:10:06.184392" calcext:value-type="date">
            <text:p>2019-10-08 13:10:06</text:p>
          </table:table-cell>
          <table:table-cell table:formula="of:=[.A66]" office:value-type="float" office:value="43746.5486826897" calcext:value-type="float">
            <text:p>43746.5486826897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54868268971768" calcext:value-type="float">
            <text:p>0.54868268971768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&lt;0.000001;[.G65]+2+1/[.$H$2];[.G65]+1/[.$H$2])" office:value-type="float" office:value="1.05" calcext:value-type="float">
            <text:p>1,05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1H10M00S" calcext:value-type="time">
            <text:p>11:10:00</text:p>
          </table:table-cell>
          <table:table-cell table:style-name="ce11" table:formula="of:=IF([.L66]&lt;[.L65];[.M65]+[.H$2];[.M65])" office:value-type="float" office:value="180" calcext:value-type="float">
            <text:p>180</text:p>
          </table:table-cell>
          <table:table-cell table:style-name="ce11" table:formula="of:=OFFSET([.C$4];[.M66];0)" office:value-type="float" office:value="43748" calcext:value-type="float">
            <text:p>43748</text:p>
          </table:table-cell>
          <table:table-cell table:style-name="ce36" table:formula="of:=[.L66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6];0)&lt;=[.O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13:21:11.948929" calcext:value-type="date">
            <text:p>2019-10-08 13:21:12</text:p>
          </table:table-cell>
          <table:table-cell table:formula="of:=[.A67]" office:value-type="float" office:value="43746.5563882978" calcext:value-type="float">
            <text:p>43746.5563882978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556388297787635" calcext:value-type="float">
            <text:p>0.556388297787635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&lt;0.000001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1H20M00S" calcext:value-type="time">
            <text:p>11:20:00</text:p>
          </table:table-cell>
          <table:table-cell table:style-name="ce11" table:formula="of:=IF([.L67]&lt;[.L66];[.M66]+[.H$2];[.M66])" office:value-type="float" office:value="180" calcext:value-type="float">
            <text:p>180</text:p>
          </table:table-cell>
          <table:table-cell table:style-name="ce11" table:formula="of:=OFFSET([.C$4];[.M67];0)" office:value-type="float" office:value="43748" calcext:value-type="float">
            <text:p>43748</text:p>
          </table:table-cell>
          <table:table-cell table:style-name="ce36" table:formula="of:=[.L67]" office:value-type="float" office:value="0.472222222222221" calcext:value-type="float">
            <text:p>0.4722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7];0)&lt;=[.O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13:13:16.647213" calcext:value-type="date">
            <text:p>2019-10-08 13:13:17</text:p>
          </table:table-cell>
          <table:table-cell table:formula="of:=[.A68]" office:value-type="float" office:value="43746.5508871205" calcext:value-type="float">
            <text:p>43746.5508871205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550887120516563" calcext:value-type="float">
            <text:p>0.550887120516563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&lt;0.000001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style-name="ce35" table:formula="of:=SUM(MOD(SUM([.L67]-[.L$2];[.T$2]);[.R$2]-[.L$2]);[.L$2])" office:value-type="time" office:time-value="PT11H30M00S" calcext:value-type="time">
            <text:p>11:30:00</text:p>
          </table:table-cell>
          <table:table-cell table:style-name="ce11" table:formula="of:=IF([.L68]&lt;[.L67];[.M67]+[.H$2];[.M67])" office:value-type="float" office:value="180" calcext:value-type="float">
            <text:p>180</text:p>
          </table:table-cell>
          <table:table-cell table:style-name="ce11" table:formula="of:=OFFSET([.C$4];[.M68];0)" office:value-type="float" office:value="43748" calcext:value-type="float">
            <text:p>43748</text:p>
          </table:table-cell>
          <table:table-cell table:style-name="ce36" table:formula="of:=[.L68]" office:value-type="float" office:value="0.479166666666665" calcext:value-type="float">
            <text:p>0.47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8];0)&lt;=[.O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13:08:38.895098" calcext:value-type="date">
            <text:p>2019-10-08 13:08:39</text:p>
          </table:table-cell>
          <table:table-cell table:formula="of:=[.A69]" office:value-type="float" office:value="43746.547672397" calcext:value-type="float">
            <text:p>43746.547672397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547672396962298" calcext:value-type="float">
            <text:p>0.547672396962298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&lt;0.000001;[.G68]+2+1/[.$H$2];[.G68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68]-[.L$2];[.T$2]);[.R$2]-[.L$2]);[.L$2])" office:value-type="time" office:time-value="PT11H40M00S" calcext:value-type="time">
            <text:p>11:40:00</text:p>
          </table:table-cell>
          <table:table-cell table:style-name="ce11" table:formula="of:=IF([.L69]&lt;[.L68];[.M68]+[.H$2];[.M68])" office:value-type="float" office:value="180" calcext:value-type="float">
            <text:p>180</text:p>
          </table:table-cell>
          <table:table-cell table:style-name="ce11" table:formula="of:=OFFSET([.C$4];[.M69];0)" office:value-type="float" office:value="43748" calcext:value-type="float">
            <text:p>43748</text:p>
          </table:table-cell>
          <table:table-cell table:style-name="ce36" table:formula="of:=[.L69]" office:value-type="float" office:value="0.48611111111111" calcext:value-type="float">
            <text:p>0.4861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69];0)&lt;=[.O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13:04:20.491783" calcext:value-type="date">
            <text:p>2019-10-08 13:04:20</text:p>
          </table:table-cell>
          <table:table-cell table:formula="of:=[.A70]" office:value-type="float" office:value="43746.5446816179" calcext:value-type="float">
            <text:p>43746.5446816179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544681617859169" calcext:value-type="float">
            <text:p>0.544681617859169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&lt;0.000001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style-name="ce35" table:formula="of:=SUM(MOD(SUM([.L69]-[.L$2];[.T$2]);[.R$2]-[.L$2]);[.L$2])" office:value-type="time" office:time-value="PT11H50M00S" calcext:value-type="time">
            <text:p>11:50:00</text:p>
          </table:table-cell>
          <table:table-cell table:style-name="ce11" table:formula="of:=IF([.L70]&lt;[.L69];[.M69]+[.H$2];[.M69])" office:value-type="float" office:value="180" calcext:value-type="float">
            <text:p>180</text:p>
          </table:table-cell>
          <table:table-cell table:style-name="ce11" table:formula="of:=OFFSET([.C$4];[.M70];0)" office:value-type="float" office:value="43748" calcext:value-type="float">
            <text:p>43748</text:p>
          </table:table-cell>
          <table:table-cell table:style-name="ce36" table:formula="of:=[.L70]" office:value-type="float" office:value="0.493055555555554" calcext:value-type="float">
            <text:p>0.49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0];0)&lt;=[.O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12:45:59.39836" calcext:value-type="date">
            <text:p>2019-10-08 12:45:59</text:p>
          </table:table-cell>
          <table:table-cell table:formula="of:=[.A71]" office:value-type="float" office:value="43746.531937481" calcext:value-type="float">
            <text:p>43746.531937481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531937481020577" calcext:value-type="float">
            <text:p>0.531937481020577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&lt;0.000001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70]-[.L$2];[.T$2]);[.R$2]-[.L$2]);[.L$2])" office:value-type="time" office:time-value="PT12H00M00S" calcext:value-type="time">
            <text:p>12:00:00</text:p>
          </table:table-cell>
          <table:table-cell table:style-name="ce11" table:formula="of:=IF([.L71]&lt;[.L70];[.M70]+[.H$2];[.M70])" office:value-type="float" office:value="180" calcext:value-type="float">
            <text:p>180</text:p>
          </table:table-cell>
          <table:table-cell table:style-name="ce11" table:formula="of:=OFFSET([.C$4];[.M71];0)" office:value-type="float" office:value="43748" calcext:value-type="float">
            <text:p>43748</text:p>
          </table:table-cell>
          <table:table-cell table:style-name="ce36" table:formula="of:=[.L71]" office:value-type="float" office:value="0.499999999999999" calcext:value-type="float">
            <text:p>0.49999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1];0)&lt;=[.O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12:43:01.895588" calcext:value-type="date">
            <text:p>2019-10-08 12:43:02</text:p>
          </table:table-cell>
          <table:table-cell table:formula="of:=[.A72]" office:value-type="float" office:value="43746.5298830508" calcext:value-type="float">
            <text:p>43746.5298830508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529883050789067" calcext:value-type="float">
            <text:p>0.529883050789067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&lt;0.000001;[.G71]+2+1/[.$H$2];[.G71]+1/[.$H$2])" office:value-type="float" office:value="1.15" calcext:value-type="float">
            <text:p>1,15</text:p>
          </table:table-cell>
          <table:table-cell table:number-columns-repeated="4"/>
          <table:table-cell table:style-name="ce35" table:formula="of:=SUM(MOD(SUM([.L71]-[.L$2];[.T$2]);[.R$2]-[.L$2]);[.L$2])" office:value-type="time" office:time-value="PT12H10M00S" calcext:value-type="time">
            <text:p>12:10:00</text:p>
          </table:table-cell>
          <table:table-cell table:style-name="ce11" table:formula="of:=IF([.L72]&lt;[.L71];[.M71]+[.H$2];[.M71])" office:value-type="float" office:value="180" calcext:value-type="float">
            <text:p>180</text:p>
          </table:table-cell>
          <table:table-cell table:style-name="ce11" table:formula="of:=OFFSET([.C$4];[.M72];0)" office:value-type="float" office:value="43748" calcext:value-type="float">
            <text:p>43748</text:p>
          </table:table-cell>
          <table:table-cell table:style-name="ce36" table:formula="of:=[.L72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2];0)&lt;=[.O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13:08:12.690181" calcext:value-type="date">
            <text:p>2019-10-08 13:08:13</text:p>
          </table:table-cell>
          <table:table-cell table:formula="of:=[.A73]" office:value-type="float" office:value="43746.5473690993" calcext:value-type="float">
            <text:p>43746.5473690993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547369099316711" calcext:value-type="float">
            <text:p>0.547369099316711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&lt;0.000001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72]-[.L$2];[.T$2]);[.R$2]-[.L$2]);[.L$2])" office:value-type="time" office:time-value="PT12H20M00S" calcext:value-type="time">
            <text:p>12:20:00</text:p>
          </table:table-cell>
          <table:table-cell table:style-name="ce11" table:formula="of:=IF([.L73]&lt;[.L72];[.M72]+[.H$2];[.M72])" office:value-type="float" office:value="180" calcext:value-type="float">
            <text:p>180</text:p>
          </table:table-cell>
          <table:table-cell table:style-name="ce11" table:formula="of:=OFFSET([.C$4];[.M73];0)" office:value-type="float" office:value="43748" calcext:value-type="float">
            <text:p>43748</text:p>
          </table:table-cell>
          <table:table-cell table:style-name="ce36" table:formula="of:=[.L73]" office:value-type="float" office:value="0.513888888888887" calcext:value-type="float">
            <text:p>0.51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3];0)&lt;=[.O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13:02:41.819694" calcext:value-type="date">
            <text:p>2019-10-08 13:02:42</text:p>
          </table:table-cell>
          <table:table-cell table:formula="of:=[.A74]" office:value-type="float" office:value="43746.5435395798" calcext:value-type="float">
            <text:p>43746.5435395798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543539579790377" calcext:value-type="float">
            <text:p>0.543539579790377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&lt;0.000001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style-name="ce35" table:formula="of:=SUM(MOD(SUM([.L73]-[.L$2];[.T$2]);[.R$2]-[.L$2]);[.L$2])" office:value-type="time" office:time-value="PT12H30M00S" calcext:value-type="time">
            <text:p>12:30:00</text:p>
          </table:table-cell>
          <table:table-cell table:style-name="ce11" table:formula="of:=IF([.L74]&lt;[.L73];[.M73]+[.H$2];[.M73])" office:value-type="float" office:value="180" calcext:value-type="float">
            <text:p>180</text:p>
          </table:table-cell>
          <table:table-cell table:style-name="ce11" table:formula="of:=OFFSET([.C$4];[.M74];0)" office:value-type="float" office:value="43748" calcext:value-type="float">
            <text:p>43748</text:p>
          </table:table-cell>
          <table:table-cell table:style-name="ce36" table:formula="of:=[.L74]" office:value-type="float" office:value="0.520833333333332" calcext:value-type="float">
            <text:p>0.5208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4];0)&lt;=[.O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12:44:02.290251" calcext:value-type="date">
            <text:p>2019-10-08 12:44:02</text:p>
          </table:table-cell>
          <table:table-cell table:formula="of:=[.A75]" office:value-type="float" office:value="43746.5305820631" calcext:value-type="float">
            <text:p>43746.5305820631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530582063089241" calcext:value-type="float">
            <text:p>0.530582063089241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&lt;0.000001;[.G74]+2+1/[.$H$2];[.G74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2H40M00S" calcext:value-type="time">
            <text:p>12:40:00</text:p>
          </table:table-cell>
          <table:table-cell table:style-name="ce11" table:formula="of:=IF([.L75]&lt;[.L74];[.M74]+[.H$2];[.M74])" office:value-type="float" office:value="180" calcext:value-type="float">
            <text:p>180</text:p>
          </table:table-cell>
          <table:table-cell table:style-name="ce11" table:formula="of:=OFFSET([.C$4];[.M75];0)" office:value-type="float" office:value="43748" calcext:value-type="float">
            <text:p>43748</text:p>
          </table:table-cell>
          <table:table-cell table:style-name="ce36" table:formula="of:=[.L75]" office:value-type="float" office:value="0.527777777777776" calcext:value-type="float">
            <text:p>0.52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13:01:05.04965" calcext:value-type="date">
            <text:p>2019-10-08 13:01:05</text:p>
          </table:table-cell>
          <table:table-cell table:formula="of:=[.A76]" office:value-type="float" office:value="43746.5424195561" calcext:value-type="float">
            <text:p>43746.5424195561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542419556135428" calcext:value-type="float">
            <text:p>0.542419556135428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&lt;0.000001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2H50M00S" calcext:value-type="time">
            <text:p>12:50:00</text:p>
          </table:table-cell>
          <table:table-cell table:style-name="ce11" table:formula="of:=IF([.L76]&lt;[.L75];[.M75]+[.H$2];[.M75])" office:value-type="float" office:value="180" calcext:value-type="float">
            <text:p>180</text:p>
          </table:table-cell>
          <table:table-cell table:style-name="ce11" table:formula="of:=OFFSET([.C$4];[.M76];0)" office:value-type="float" office:value="43748" calcext:value-type="float">
            <text:p>43748</text:p>
          </table:table-cell>
          <table:table-cell table:style-name="ce36" table:formula="of:=[.L76]" office:value-type="float" office:value="0.534722222222221" calcext:value-type="float">
            <text:p>0.53472222222222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6];0)&lt;=[.O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12:59:54.464728" calcext:value-type="date">
            <text:p>2019-10-08 12:59:54</text:p>
          </table:table-cell>
          <table:table-cell table:formula="of:=[.A77]" office:value-type="float" office:value="43746.541602601" calcext:value-type="float">
            <text:p>43746.541602601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541602601013437" calcext:value-type="float">
            <text:p>0.541602601013437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&lt;0.000001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3H00M00S" calcext:value-type="time">
            <text:p>13:00:00</text:p>
          </table:table-cell>
          <table:table-cell table:style-name="ce11" table:formula="of:=IF([.L77]&lt;[.L76];[.M76]+[.H$2];[.M76])" office:value-type="float" office:value="180" calcext:value-type="float">
            <text:p>180</text:p>
          </table:table-cell>
          <table:table-cell table:style-name="ce11" table:formula="of:=OFFSET([.C$4];[.M77];0)" office:value-type="float" office:value="43748" calcext:value-type="float">
            <text:p>43748</text:p>
          </table:table-cell>
          <table:table-cell table:style-name="ce36" table:formula="of:=[.L77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7];0)&lt;=[.O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13:10:21.89716" calcext:value-type="date">
            <text:p>2019-10-08 13:10:22</text:p>
          </table:table-cell>
          <table:table-cell table:formula="of:=[.A78]" office:value-type="float" office:value="43746.5488645505" calcext:value-type="float">
            <text:p>43746.5488645505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548864550466533" calcext:value-type="float">
            <text:p>0.548864550466533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&lt;0.000001;[.G77]+2+1/[.$H$2];[.G77]+1/[.$H$2])" office:value-type="float" office:value="1.25" calcext:value-type="float">
            <text:p>1,2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3H10M00S" calcext:value-type="time">
            <text:p>13:10:00</text:p>
          </table:table-cell>
          <table:table-cell table:style-name="ce11" table:formula="of:=IF([.L78]&lt;[.L77];[.M77]+[.H$2];[.M77])" office:value-type="float" office:value="180" calcext:value-type="float">
            <text:p>180</text:p>
          </table:table-cell>
          <table:table-cell table:style-name="ce11" table:formula="of:=OFFSET([.C$4];[.M78];0)" office:value-type="float" office:value="43748" calcext:value-type="float">
            <text:p>43748</text:p>
          </table:table-cell>
          <table:table-cell table:style-name="ce36" table:formula="of:=[.L78]" office:value-type="float" office:value="0.54861111111111" calcext:value-type="float">
            <text:p>0.548611111111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13:07:03.312962" calcext:value-type="date">
            <text:p>2019-10-08 13:07:03</text:p>
          </table:table-cell>
          <table:table-cell table:formula="of:=[.A79]" office:value-type="float" office:value="43746.5465661222" calcext:value-type="float">
            <text:p>43746.5465661222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546566122247896" calcext:value-type="float">
            <text:p>0.546566122247896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&lt;0.000001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3H20M00S" calcext:value-type="time">
            <text:p>13:20:00</text:p>
          </table:table-cell>
          <table:table-cell table:style-name="ce11" table:formula="of:=IF([.L79]&lt;[.L78];[.M78]+[.H$2];[.M78])" office:value-type="float" office:value="180" calcext:value-type="float">
            <text:p>180</text:p>
          </table:table-cell>
          <table:table-cell table:style-name="ce11" table:formula="of:=OFFSET([.C$4];[.M79];0)" office:value-type="float" office:value="43748" calcext:value-type="float">
            <text:p>43748</text:p>
          </table:table-cell>
          <table:table-cell table:style-name="ce36" table:formula="of:=[.L79]" office:value-type="float" office:value="0.555555555555554" calcext:value-type="float">
            <text:p>0.5555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79];0)&lt;=[.O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13:12:51.222119" calcext:value-type="date">
            <text:p>2019-10-08 13:12:51</text:p>
          </table:table-cell>
          <table:table-cell table:formula="of:=[.A80]" office:value-type="float" office:value="43746.5505928486" calcext:value-type="float">
            <text:p>43746.5505928486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550592848601809" calcext:value-type="float">
            <text:p>0.550592848601809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&lt;0.000001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3H30M00S" calcext:value-type="time">
            <text:p>13:30:00</text:p>
          </table:table-cell>
          <table:table-cell table:style-name="ce11" table:formula="of:=IF([.L80]&lt;[.L79];[.M79]+[.H$2];[.M79])" office:value-type="float" office:value="180" calcext:value-type="float">
            <text:p>180</text:p>
          </table:table-cell>
          <table:table-cell table:style-name="ce11" table:formula="of:=OFFSET([.C$4];[.M80];0)" office:value-type="float" office:value="43748" calcext:value-type="float">
            <text:p>43748</text:p>
          </table:table-cell>
          <table:table-cell table:style-name="ce36" table:formula="of:=[.L80]" office:value-type="float" office:value="0.562499999999998" calcext:value-type="float">
            <text:p>0.56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0];0)&lt;=[.O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13:00:08.14468" calcext:value-type="date">
            <text:p>2019-10-08 13:00:08</text:p>
          </table:table-cell>
          <table:table-cell table:formula="of:=[.A81]" office:value-type="float" office:value="43746.5417609338" calcext:value-type="float">
            <text:p>43746.5417609338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541760933796468" calcext:value-type="float">
            <text:p>0.541760933796468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&lt;0.000001;[.G80]+2+1/[.$H$2];[.G80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3H40M00S" calcext:value-type="time">
            <text:p>13:40:00</text:p>
          </table:table-cell>
          <table:table-cell table:style-name="ce11" table:formula="of:=IF([.L81]&lt;[.L80];[.M80]+[.H$2];[.M80])" office:value-type="float" office:value="180" calcext:value-type="float">
            <text:p>180</text:p>
          </table:table-cell>
          <table:table-cell table:style-name="ce11" table:formula="of:=OFFSET([.C$4];[.M81];0)" office:value-type="float" office:value="43748" calcext:value-type="float">
            <text:p>43748</text:p>
          </table:table-cell>
          <table:table-cell table:style-name="ce36" table:formula="of:=[.L81]" office:value-type="float" office:value="0.569444444444443" calcext:value-type="float">
            <text:p>0.5694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1];0)&lt;=[.O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13:15:52.956241" calcext:value-type="date">
            <text:p>2019-10-08 13:15:53</text:p>
          </table:table-cell>
          <table:table-cell table:style-name="ce7" table:formula="of:=[.A82]" office:value-type="date" office:date-value="2019-10-08T13:15:52.956241" calcext:value-type="date">
            <text:p>2019-10-08 13:15:53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13:15:52.95624146238" calcext:value-type="date">
            <text:p>12/30/99 01:15 P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&lt;0.000001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3H50M00S" calcext:value-type="time">
            <text:p>13:50:00</text:p>
          </table:table-cell>
          <table:table-cell table:style-name="ce11" table:formula="of:=IF([.L82]&lt;[.L81];[.M81]+[.H$2];[.M81])" office:value-type="float" office:value="180" calcext:value-type="float">
            <text:p>180</text:p>
          </table:table-cell>
          <table:table-cell table:style-name="ce11" table:formula="of:=OFFSET([.C$4];[.M82];0)" office:value-type="float" office:value="43748" calcext:value-type="float">
            <text:p>43748</text:p>
          </table:table-cell>
          <table:table-cell table:style-name="ce36" table:formula="of:=[.L82]" office:value-type="float" office:value="0.576388888888887" calcext:value-type="float">
            <text:p>0.5763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2];0)&lt;=[.O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12:57:56.126758" calcext:value-type="date">
            <text:p>2019-10-08 12:57:56</text:p>
          </table:table-cell>
          <table:table-cell table:style-name="ce7" table:formula="of:=[.A83]" office:value-type="date" office:date-value="2019-10-08T12:57:56.126758" calcext:value-type="date">
            <text:p>2019-10-08 12:57:56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12:57:56.12675798591" calcext:value-type="date">
            <text:p>12/30/99 12:57 P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&lt;0.000001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4H00M00S" calcext:value-type="time">
            <text:p>14:00:00</text:p>
          </table:table-cell>
          <table:table-cell table:style-name="ce11" table:formula="of:=IF([.L83]&lt;[.L82];[.M82]+[.H$2];[.M82])" office:value-type="float" office:value="180" calcext:value-type="float">
            <text:p>180</text:p>
          </table:table-cell>
          <table:table-cell table:style-name="ce11" table:formula="of:=OFFSET([.C$4];[.M83];0)" office:value-type="float" office:value="43748" calcext:value-type="float">
            <text:p>43748</text:p>
          </table:table-cell>
          <table:table-cell table:style-name="ce36" table:formula="of:=[.L83]" office:value-type="float" office:value="0.583333333333332" calcext:value-type="float">
            <text:p>0.58333333333333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3];0)&lt;=[.O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12:49:08.347401" calcext:value-type="date">
            <text:p>2019-10-08 12:49:08</text:p>
          </table:table-cell>
          <table:table-cell table:style-name="ce7" table:formula="of:=[.A84]" office:value-type="date" office:date-value="2019-10-08T12:49:08.347401" calcext:value-type="date">
            <text:p>2019-10-08 12:49:08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12:49:08.34740068763" calcext:value-type="date">
            <text:p>12/30/99 12:49 P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&lt;0.000001;[.G83]+2+1/[.$H$2];[.G83]+1/[.$H$2])" office:value-type="float" office:value="1.35" calcext:value-type="float">
            <text:p>1,35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4H10M00S" calcext:value-type="time">
            <text:p>14:10:00</text:p>
          </table:table-cell>
          <table:table-cell table:style-name="ce11" table:formula="of:=IF([.L84]&lt;[.L83];[.M83]+[.H$2];[.M83])" office:value-type="float" office:value="180" calcext:value-type="float">
            <text:p>180</text:p>
          </table:table-cell>
          <table:table-cell table:style-name="ce11" table:formula="of:=OFFSET([.C$4];[.M84];0)" office:value-type="float" office:value="43748" calcext:value-type="float">
            <text:p>43748</text:p>
          </table:table-cell>
          <table:table-cell table:style-name="ce36" table:formula="of:=[.L84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4];0)&lt;=[.O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13:04:18.745195" calcext:value-type="date">
            <text:p>2019-10-08 13:04:19</text:p>
          </table:table-cell>
          <table:table-cell table:style-name="ce7" table:formula="of:=[.A85]" office:value-type="date" office:date-value="2019-10-08T13:04:18.745195" calcext:value-type="date">
            <text:p>2019-10-08 13:04:19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13:04:18.74519536737" calcext:value-type="date">
            <text:p>12/30/99 01:04 P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&lt;0.000001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4H20M00S" calcext:value-type="time">
            <text:p>14:20:00</text:p>
          </table:table-cell>
          <table:table-cell table:style-name="ce11" table:formula="of:=IF([.L85]&lt;[.L84];[.M84]+[.H$2];[.M84])" office:value-type="float" office:value="180" calcext:value-type="float">
            <text:p>180</text:p>
          </table:table-cell>
          <table:table-cell table:style-name="ce11" table:formula="of:=OFFSET([.C$4];[.M85];0)" office:value-type="float" office:value="43748" calcext:value-type="float">
            <text:p>43748</text:p>
          </table:table-cell>
          <table:table-cell table:style-name="ce36" table:formula="of:=[.L85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5];0)&lt;=[.O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13:09:00.43492" calcext:value-type="date">
            <text:p>2019-10-08 13:09:00</text:p>
          </table:table-cell>
          <table:table-cell table:style-name="ce7" table:formula="of:=[.A86]" office:value-type="date" office:date-value="2019-10-08T13:09:00.43492" calcext:value-type="date">
            <text:p>2019-10-08 13:09:00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13:09:00.43492048513" calcext:value-type="date">
            <text:p>12/30/99 01:09 P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&lt;0.000001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style-name="ce35" table:formula="of:=SUM(MOD(SUM([.L85]-[.L$2];[.T$2]);[.R$2]-[.L$2]);[.L$2])" office:value-type="time" office:time-value="PT14H30M00S" calcext:value-type="time">
            <text:p>14:30:00</text:p>
          </table:table-cell>
          <table:table-cell table:style-name="ce11" table:formula="of:=IF([.L86]&lt;[.L85];[.M85]+[.H$2];[.M85])" office:value-type="float" office:value="180" calcext:value-type="float">
            <text:p>180</text:p>
          </table:table-cell>
          <table:table-cell table:style-name="ce11" table:formula="of:=OFFSET([.C$4];[.M86];0)" office:value-type="float" office:value="43748" calcext:value-type="float">
            <text:p>43748</text:p>
          </table:table-cell>
          <table:table-cell table:style-name="ce36" table:formula="of:=[.L86]" office:value-type="float" office:value="0.604166666666665" calcext:value-type="float">
            <text:p>0.604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12:37:15.763895" calcext:value-type="date">
            <text:p>2019-10-08 12:37:16</text:p>
          </table:table-cell>
          <table:table-cell table:style-name="ce7" table:formula="of:=[.A87]" office:value-type="date" office:date-value="2019-10-08T12:37:15.763895" calcext:value-type="date">
            <text:p>2019-10-08 12:37:16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12:37:15.7638952788" calcext:value-type="date">
            <text:p>12/30/99 12:37 P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&lt;0.000001;[.G86]+2+1/[.$H$2];[.G86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86]-[.L$2];[.T$2]);[.R$2]-[.L$2]);[.L$2])" office:value-type="time" office:time-value="PT11H10M00S" calcext:value-type="time">
            <text:p>11:10:00</text:p>
          </table:table-cell>
          <table:table-cell table:style-name="ce11" table:formula="of:=IF([.L87]&lt;[.L86];[.M86]+[.H$2];[.M86])" office:value-type="float" office:value="240" calcext:value-type="float">
            <text:p>240</text:p>
          </table:table-cell>
          <table:table-cell table:style-name="ce11" table:formula="of:=OFFSET([.C$4];[.M87];0)" office:value-type="float" office:value="43749" calcext:value-type="float">
            <text:p>43749</text:p>
          </table:table-cell>
          <table:table-cell table:style-name="ce36" table:formula="of:=[.L87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7];0)&lt;=[.O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12:35:10.136437" calcext:value-type="date">
            <text:p>2019-10-08 12:35:10</text:p>
          </table:table-cell>
          <table:table-cell table:style-name="ce7" table:formula="of:=[.A88]" office:value-type="date" office:date-value="2019-10-08T12:35:10.136437" calcext:value-type="date">
            <text:p>2019-10-08 12:35:10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12:35:10.13643722981" calcext:value-type="date">
            <text:p>12/30/99 12:35 P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&lt;0.000001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style-name="ce35" table:formula="of:=SUM(MOD(SUM([.L87]-[.L$2];[.T$2]);[.R$2]-[.L$2]);[.L$2])" office:value-type="time" office:time-value="PT11H20M00S" calcext:value-type="time">
            <text:p>11:20:00</text:p>
          </table:table-cell>
          <table:table-cell table:style-name="ce11" table:formula="of:=IF([.L88]&lt;[.L87];[.M87]+[.H$2];[.M87])" office:value-type="float" office:value="240" calcext:value-type="float">
            <text:p>240</text:p>
          </table:table-cell>
          <table:table-cell table:style-name="ce11" table:formula="of:=OFFSET([.C$4];[.M88];0)" office:value-type="float" office:value="43749" calcext:value-type="float">
            <text:p>43749</text:p>
          </table:table-cell>
          <table:table-cell table:style-name="ce36" table:formula="of:=[.L88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8];0)&lt;=[.O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12:48:32.431918" calcext:value-type="date">
            <text:p>2019-10-08 12:48:32</text:p>
          </table:table-cell>
          <table:table-cell table:style-name="ce7" table:formula="of:=[.A89]" office:value-type="date" office:date-value="2019-10-08T12:48:32.431918" calcext:value-type="date">
            <text:p>2019-10-08 12:48:32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12:48:32.43191768881" calcext:value-type="date">
            <text:p>12/30/99 12:48 P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&lt;0.000001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88]-[.L$2];[.T$2]);[.R$2]-[.L$2]);[.L$2])" office:value-type="time" office:time-value="PT11H30M00S" calcext:value-type="time">
            <text:p>11:30:00</text:p>
          </table:table-cell>
          <table:table-cell table:style-name="ce11" table:formula="of:=IF([.L89]&lt;[.L88];[.M88]+[.H$2];[.M88])" office:value-type="float" office:value="240" calcext:value-type="float">
            <text:p>240</text:p>
          </table:table-cell>
          <table:table-cell table:style-name="ce11" table:formula="of:=OFFSET([.C$4];[.M89];0)" office:value-type="float" office:value="43749" calcext:value-type="float">
            <text:p>43749</text:p>
          </table:table-cell>
          <table:table-cell table:style-name="ce36" table:formula="of:=[.L89]" office:value-type="float" office:value="0.479166666666665" calcext:value-type="float">
            <text:p>0.4791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89];0)&lt;=[.O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12:56:16.48936" calcext:value-type="date">
            <text:p>2019-10-08 12:56:16</text:p>
          </table:table-cell>
          <table:table-cell table:style-name="ce7" table:formula="of:=[.A90]" office:value-type="date" office:date-value="2019-10-08T12:56:16.48936" calcext:value-type="date">
            <text:p>2019-10-08 12:56:16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12:56:16.48935962934" calcext:value-type="date">
            <text:p>12/30/99 12:56 P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&lt;0.000001;[.G89]+2+1/[.$H$2];[.G89]+1/[.$H$2])" office:value-type="float" office:value="1.45" calcext:value-type="float">
            <text:p>1,45</text:p>
          </table:table-cell>
          <table:table-cell table:number-columns-repeated="4"/>
          <table:table-cell table:style-name="ce35" table:formula="of:=SUM(MOD(SUM([.L89]-[.L$2];[.T$2]);[.R$2]-[.L$2]);[.L$2])" office:value-type="time" office:time-value="PT11H40M00S" calcext:value-type="time">
            <text:p>11:40:00</text:p>
          </table:table-cell>
          <table:table-cell table:style-name="ce11" table:formula="of:=IF([.L90]&lt;[.L89];[.M89]+[.H$2];[.M89])" office:value-type="float" office:value="240" calcext:value-type="float">
            <text:p>240</text:p>
          </table:table-cell>
          <table:table-cell table:style-name="ce11" table:formula="of:=OFFSET([.C$4];[.M90];0)" office:value-type="float" office:value="43749" calcext:value-type="float">
            <text:p>43749</text:p>
          </table:table-cell>
          <table:table-cell table:style-name="ce36" table:formula="of:=[.L90]" office:value-type="float" office:value="0.486111111111109" calcext:value-type="float">
            <text:p>0.48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0];0)&lt;=[.O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13:01:01.864755" calcext:value-type="date">
            <text:p>2019-10-08 13:01:02</text:p>
          </table:table-cell>
          <table:table-cell table:style-name="ce7" table:formula="of:=[.A91]" office:value-type="date" office:date-value="2019-10-08T13:01:01.864755" calcext:value-type="date">
            <text:p>2019-10-08 13:01:02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13:01:01.86475488357" calcext:value-type="date">
            <text:p>12/30/99 01:01 P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&lt;0.000001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90]-[.L$2];[.T$2]);[.R$2]-[.L$2]);[.L$2])" office:value-type="time" office:time-value="PT11H50M00S" calcext:value-type="time">
            <text:p>11:50:00</text:p>
          </table:table-cell>
          <table:table-cell table:style-name="ce11" table:formula="of:=IF([.L91]&lt;[.L90];[.M90]+[.H$2];[.M90])" office:value-type="float" office:value="240" calcext:value-type="float">
            <text:p>240</text:p>
          </table:table-cell>
          <table:table-cell table:style-name="ce11" table:formula="of:=OFFSET([.C$4];[.M91];0)" office:value-type="float" office:value="43749" calcext:value-type="float">
            <text:p>43749</text:p>
          </table:table-cell>
          <table:table-cell table:style-name="ce36" table:formula="of:=[.L91]" office:value-type="float" office:value="0.493055555555554" calcext:value-type="float">
            <text:p>0.49305555555555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1];0)&lt;=[.O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12:35:13.07041" calcext:value-type="date">
            <text:p>2019-10-08 12:35:13</text:p>
          </table:table-cell>
          <table:table-cell table:style-name="ce7" table:formula="of:=[.A92]" office:value-type="date" office:date-value="2019-10-08T12:35:13.07041" calcext:value-type="date">
            <text:p>2019-10-08 12:35:13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12:35:13.07040969841" calcext:value-type="date">
            <text:p>12/30/99 12:35 P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&lt;0.000001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style-name="ce35" table:formula="of:=SUM(MOD(SUM([.L91]-[.L$2];[.T$2]);[.R$2]-[.L$2]);[.L$2])" office:value-type="time" office:time-value="PT12H00M00S" calcext:value-type="time">
            <text:p>12:00:00</text:p>
          </table:table-cell>
          <table:table-cell table:style-name="ce11" table:formula="of:=IF([.L92]&lt;[.L91];[.M91]+[.H$2];[.M91])" office:value-type="float" office:value="240" calcext:value-type="float">
            <text:p>240</text:p>
          </table:table-cell>
          <table:table-cell table:style-name="ce11" table:formula="of:=OFFSET([.C$4];[.M92];0)" office:value-type="float" office:value="43749" calcext:value-type="float">
            <text:p>43749</text:p>
          </table:table-cell>
          <table:table-cell table:style-name="ce36" table:formula="of:=[.L92]" office:value-type="float" office:value="0.499999999999998" calcext:value-type="float">
            <text:p>0.49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2];0)&lt;=[.O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12:59:17.699833" calcext:value-type="date">
            <text:p>2019-10-08 12:59:18</text:p>
          </table:table-cell>
          <table:table-cell table:style-name="ce7" table:formula="of:=[.A93]" office:value-type="date" office:date-value="2019-10-08T12:59:17.699833" calcext:value-type="date">
            <text:p>2019-10-08 12:59:18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12:59:17.69983318169" calcext:value-type="date">
            <text:p>12/30/99 12:59 P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&lt;0.000001;[.G92]+2+1/[.$H$2];[.G92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2H10M00S" calcext:value-type="time">
            <text:p>12:10:00</text:p>
          </table:table-cell>
          <table:table-cell table:style-name="ce11" table:formula="of:=IF([.L93]&lt;[.L92];[.M92]+[.H$2];[.M92])" office:value-type="float" office:value="240" calcext:value-type="float">
            <text:p>240</text:p>
          </table:table-cell>
          <table:table-cell table:style-name="ce11" table:formula="of:=OFFSET([.C$4];[.M93];0)" office:value-type="float" office:value="43749" calcext:value-type="float">
            <text:p>43749</text:p>
          </table:table-cell>
          <table:table-cell table:style-name="ce36" table:formula="of:=[.L93]" office:value-type="float" office:value="0.506944444444443" calcext:value-type="float">
            <text:p>0.50694444444444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12:46:03.277924" calcext:value-type="date">
            <text:p>2019-10-08 12:46:03</text:p>
          </table:table-cell>
          <table:table-cell table:style-name="ce7" table:formula="of:=[.A94]" office:value-type="date" office:date-value="2019-10-08T12:46:03.277924" calcext:value-type="date">
            <text:p>2019-10-08 12:46:03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12:46:03.27792447992" calcext:value-type="date">
            <text:p>12/30/99 12:46 P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&lt;0.000001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2H20M00S" calcext:value-type="time">
            <text:p>12:20:00</text:p>
          </table:table-cell>
          <table:table-cell table:style-name="ce11" table:formula="of:=IF([.L94]&lt;[.L93];[.M93]+[.H$2];[.M93])" office:value-type="float" office:value="240" calcext:value-type="float">
            <text:p>240</text:p>
          </table:table-cell>
          <table:table-cell table:style-name="ce11" table:formula="of:=OFFSET([.C$4];[.M94];0)" office:value-type="float" office:value="43749" calcext:value-type="float">
            <text:p>43749</text:p>
          </table:table-cell>
          <table:table-cell table:style-name="ce36" table:formula="of:=[.L94]" office:value-type="float" office:value="0.513888888888887" calcext:value-type="float">
            <text:p>0.5138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2:56:55.314943" calcext:value-type="date">
            <text:p>2019-10-08 12:56:55</text:p>
          </table:table-cell>
          <table:table-cell table:style-name="ce7" table:formula="of:=[.A95]" office:value-type="date" office:date-value="2019-10-08T12:56:55.314943" calcext:value-type="date">
            <text:p>2019-10-08 12:56:55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2:56:55.31494301744" calcext:value-type="date">
            <text:p>12/30/99 12:56 P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&lt;0.000001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2H30M00S" calcext:value-type="time">
            <text:p>12:30:00</text:p>
          </table:table-cell>
          <table:table-cell table:style-name="ce11" table:formula="of:=IF([.L95]&lt;[.L94];[.M94]+[.H$2];[.M94])" office:value-type="float" office:value="240" calcext:value-type="float">
            <text:p>240</text:p>
          </table:table-cell>
          <table:table-cell table:style-name="ce11" table:formula="of:=OFFSET([.C$4];[.M95];0)" office:value-type="float" office:value="43749" calcext:value-type="float">
            <text:p>43749</text:p>
          </table:table-cell>
          <table:table-cell table:style-name="ce36" table:formula="of:=[.L95]" office:value-type="float" office:value="0.520833333333331" calcext:value-type="float">
            <text:p>0.52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12:58:16.279327" calcext:value-type="date">
            <text:p>2019-10-08 12:58:16</text:p>
          </table:table-cell>
          <table:table-cell table:style-name="ce7" table:formula="of:=[.A96]" office:value-type="date" office:date-value="2019-10-08T12:58:16.279327" calcext:value-type="date">
            <text:p>2019-10-08 12:58:16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12:58:16.27932733856" calcext:value-type="date">
            <text:p>12/30/99 12:58 P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&lt;0.000001;[.G95]+2+1/[.$H$2];[.G95]+1/[.$H$2])" office:value-type="float" office:value="1.55" calcext:value-type="float">
            <text:p>1,55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2H40M00S" calcext:value-type="time">
            <text:p>12:40:00</text:p>
          </table:table-cell>
          <table:table-cell table:style-name="ce11" table:formula="of:=IF([.L96]&lt;[.L95];[.M95]+[.H$2];[.M95])" office:value-type="float" office:value="240" calcext:value-type="float">
            <text:p>240</text:p>
          </table:table-cell>
          <table:table-cell table:style-name="ce11" table:formula="of:=OFFSET([.C$4];[.M96];0)" office:value-type="float" office:value="43749" calcext:value-type="float">
            <text:p>43749</text:p>
          </table:table-cell>
          <table:table-cell table:style-name="ce36" table:formula="of:=[.L96]" office:value-type="float" office:value="0.527777777777776" calcext:value-type="float">
            <text:p>0.5277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13:21:19.097364" calcext:value-type="date">
            <text:p>2019-10-08 13:21:19</text:p>
          </table:table-cell>
          <table:table-cell table:style-name="ce7" table:formula="of:=[.A97]" office:value-type="date" office:date-value="2019-10-08T13:21:19.097364" calcext:value-type="date">
            <text:p>2019-10-08 13:21:19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13:21:19.0973637253" calcext:value-type="date">
            <text:p>12/30/99 01:21 P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&lt;0.000001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2H50M00S" calcext:value-type="time">
            <text:p>12:50:00</text:p>
          </table:table-cell>
          <table:table-cell table:style-name="ce11" table:formula="of:=IF([.L97]&lt;[.L96];[.M96]+[.H$2];[.M96])" office:value-type="float" office:value="240" calcext:value-type="float">
            <text:p>240</text:p>
          </table:table-cell>
          <table:table-cell table:style-name="ce11" table:formula="of:=OFFSET([.C$4];[.M97];0)" office:value-type="float" office:value="43749" calcext:value-type="float">
            <text:p>43749</text:p>
          </table:table-cell>
          <table:table-cell table:style-name="ce36" table:formula="of:=[.L97]" office:value-type="float" office:value="0.53472222222222" calcext:value-type="float">
            <text:p>0.53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12:28:13.20016" calcext:value-type="date">
            <text:p>2019-10-08 12:28:13</text:p>
          </table:table-cell>
          <table:table-cell table:style-name="ce7" table:formula="of:=[.A98]" office:value-type="date" office:date-value="2019-10-08T12:28:13.20016" calcext:value-type="date">
            <text:p>2019-10-08 12:28:13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12:28:13.20016019046" calcext:value-type="date">
            <text:p>12/30/99 12:28 P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&lt;0.000001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3H00M00S" calcext:value-type="time">
            <text:p>13:00:00</text:p>
          </table:table-cell>
          <table:table-cell table:style-name="ce11" table:formula="of:=IF([.L98]&lt;[.L97];[.M97]+[.H$2];[.M97])" office:value-type="float" office:value="240" calcext:value-type="float">
            <text:p>240</text:p>
          </table:table-cell>
          <table:table-cell table:style-name="ce11" table:formula="of:=OFFSET([.C$4];[.M98];0)" office:value-type="float" office:value="43749" calcext:value-type="float">
            <text:p>43749</text:p>
          </table:table-cell>
          <table:table-cell table:style-name="ce36" table:formula="of:=[.L98]" office:value-type="float" office:value="0.541666666666665" calcext:value-type="float">
            <text:p>0.54166666666666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8];0)&lt;=[.O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13:42:55.760733" calcext:value-type="date">
            <text:p>2019-10-08 13:42:56</text:p>
          </table:table-cell>
          <table:table-cell table:style-name="ce7" table:formula="of:=[.A99]" office:value-type="date" office:date-value="2019-10-08T13:42:55.760733" calcext:value-type="date">
            <text:p>2019-10-08 13:42:56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13:42:55.76073263772" calcext:value-type="date">
            <text:p>12/30/99 01:42 P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&lt;0.000001;[.G98]+2+1/[.$H$2];[.G98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3H10M00S" calcext:value-type="time">
            <text:p>13:10:00</text:p>
          </table:table-cell>
          <table:table-cell table:style-name="ce11" table:formula="of:=IF([.L99]&lt;[.L98];[.M98]+[.H$2];[.M98])" office:value-type="float" office:value="240" calcext:value-type="float">
            <text:p>240</text:p>
          </table:table-cell>
          <table:table-cell table:style-name="ce11" table:formula="of:=OFFSET([.C$4];[.M99];0)" office:value-type="float" office:value="43749" calcext:value-type="float">
            <text:p>43749</text:p>
          </table:table-cell>
          <table:table-cell table:style-name="ce36" table:formula="of:=[.L99]" office:value-type="float" office:value="0.548611111111109" calcext:value-type="float">
            <text:p>0.54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99];0)&lt;=[.O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13:21:37.784183" calcext:value-type="date">
            <text:p>2019-10-08 13:21:38</text:p>
          </table:table-cell>
          <table:table-cell table:style-name="ce7" table:formula="of:=[.A100]" office:value-type="date" office:date-value="2019-10-08T13:21:37.784183" calcext:value-type="date">
            <text:p>2019-10-08 13:21:3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13:21:37.78418275528" calcext:value-type="date">
            <text:p>12/30/99 01:21 P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&lt;0.000001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3H20M00S" calcext:value-type="time">
            <text:p>13:20:00</text:p>
          </table:table-cell>
          <table:table-cell table:style-name="ce11" table:formula="of:=IF([.L100]&lt;[.L99];[.M99]+[.H$2];[.M99])" office:value-type="float" office:value="240" calcext:value-type="float">
            <text:p>240</text:p>
          </table:table-cell>
          <table:table-cell table:style-name="ce11" table:formula="of:=OFFSET([.C$4];[.M100];0)" office:value-type="float" office:value="43749" calcext:value-type="float">
            <text:p>43749</text:p>
          </table:table-cell>
          <table:table-cell table:style-name="ce36" table:formula="of:=[.L100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0];0)&lt;=[.O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12:44:42.429531" calcext:value-type="date">
            <text:p>2019-10-08 12:44:42</text:p>
          </table:table-cell>
          <table:table-cell table:style-name="ce7" table:formula="of:=[.A101]" office:value-type="date" office:date-value="2019-10-08T12:44:42.429531" calcext:value-type="date">
            <text:p>2019-10-08 12:44:42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12:44:42.42953103036" calcext:value-type="date">
            <text:p>12/30/99 12:44 P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&lt;0.000001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3H30M00S" calcext:value-type="time">
            <text:p>13:30:00</text:p>
          </table:table-cell>
          <table:table-cell table:style-name="ce11" table:formula="of:=IF([.L101]&lt;[.L100];[.M100]+[.H$2];[.M100])" office:value-type="float" office:value="240" calcext:value-type="float">
            <text:p>240</text:p>
          </table:table-cell>
          <table:table-cell table:style-name="ce11" table:formula="of:=OFFSET([.C$4];[.M101];0)" office:value-type="float" office:value="43749" calcext:value-type="float">
            <text:p>43749</text:p>
          </table:table-cell>
          <table:table-cell table:style-name="ce36" table:formula="of:=[.L101]" office:value-type="float" office:value="0.562499999999998" calcext:value-type="float">
            <text:p>0.5624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1];0)&lt;=[.O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12:34:45.866226" calcext:value-type="date">
            <text:p>2019-10-08 12:34:46</text:p>
          </table:table-cell>
          <table:table-cell table:style-name="ce7" table:formula="of:=[.A102]" office:value-type="date" office:date-value="2019-10-08T12:34:45.866226" calcext:value-type="date">
            <text:p>2019-10-08 12:34:46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12:34:45.86622588336" calcext:value-type="date">
            <text:p>12/30/99 12:34 P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&lt;0.000001;[.G101]+2+1/[.$H$2];[.G101]+1/[.$H$2])" office:value-type="float" office:value="1.65" calcext:value-type="float">
            <text:p>1,65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3H40M00S" calcext:value-type="time">
            <text:p>13:40:00</text:p>
          </table:table-cell>
          <table:table-cell table:style-name="ce11" table:formula="of:=IF([.L102]&lt;[.L101];[.M101]+[.H$2];[.M101])" office:value-type="float" office:value="240" calcext:value-type="float">
            <text:p>240</text:p>
          </table:table-cell>
          <table:table-cell table:style-name="ce11" table:formula="of:=OFFSET([.C$4];[.M102];0)" office:value-type="float" office:value="43749" calcext:value-type="float">
            <text:p>43749</text:p>
          </table:table-cell>
          <table:table-cell table:style-name="ce36" table:formula="of:=[.L102]" office:value-type="float" office:value="0.569444444444442" calcext:value-type="float">
            <text:p>0.5694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2];0)&lt;=[.O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13:31:26.805666" calcext:value-type="date">
            <text:p>2019-10-08 13:31:27</text:p>
          </table:table-cell>
          <table:table-cell table:style-name="ce7" table:formula="of:=[.A103]" office:value-type="date" office:date-value="2019-10-08T13:31:26.805666" calcext:value-type="date">
            <text:p>2019-10-08 13:31:27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13:31:26.80566600524" calcext:value-type="date">
            <text:p>12/30/99 01:31 P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&lt;0.000001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3H50M00S" calcext:value-type="time">
            <text:p>13:50:00</text:p>
          </table:table-cell>
          <table:table-cell table:style-name="ce11" table:formula="of:=IF([.L103]&lt;[.L102];[.M102]+[.H$2];[.M102])" office:value-type="float" office:value="240" calcext:value-type="float">
            <text:p>240</text:p>
          </table:table-cell>
          <table:table-cell table:style-name="ce11" table:formula="of:=OFFSET([.C$4];[.M103];0)" office:value-type="float" office:value="43749" calcext:value-type="float">
            <text:p>43749</text:p>
          </table:table-cell>
          <table:table-cell table:style-name="ce36" table:formula="of:=[.L103]" office:value-type="float" office:value="0.576388888888887" calcext:value-type="float">
            <text:p>0.57638888888888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3];0)&lt;=[.O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13:14:57.140295" calcext:value-type="date">
            <text:p>2019-10-08 13:14:57</text:p>
          </table:table-cell>
          <table:table-cell table:style-name="ce7" table:formula="of:=[.A104]" office:value-type="date" office:date-value="2019-10-08T13:14:57.140295" calcext:value-type="date">
            <text:p>2019-10-08 13:14:57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13:14:57.14029496536" calcext:value-type="date">
            <text:p>12/30/99 01:14 P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&lt;0.000001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14H00M00S" calcext:value-type="time">
            <text:p>14:00:00</text:p>
          </table:table-cell>
          <table:table-cell table:style-name="ce11" table:formula="of:=IF([.L104]&lt;[.L103];[.M103]+[.H$2];[.M103])" office:value-type="float" office:value="240" calcext:value-type="float">
            <text:p>240</text:p>
          </table:table-cell>
          <table:table-cell table:style-name="ce11" table:formula="of:=OFFSET([.C$4];[.M104];0)" office:value-type="float" office:value="43749" calcext:value-type="float">
            <text:p>43749</text:p>
          </table:table-cell>
          <table:table-cell table:style-name="ce36" table:formula="of:=[.L104]" office:value-type="float" office:value="0.583333333333331" calcext:value-type="float">
            <text:p>0.5833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4];0)&lt;=[.O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12:38:33.342129" calcext:value-type="date">
            <text:p>2019-10-08 12:38:33</text:p>
          </table:table-cell>
          <table:table-cell table:style-name="ce7" table:formula="of:=[.A105]" office:value-type="date" office:date-value="2019-10-08T12:38:33.342129" calcext:value-type="date">
            <text:p>2019-10-08 12:38:33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12:38:33.34212943912" calcext:value-type="date">
            <text:p>12/30/99 12:38 P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&lt;0.000001;[.G104]+2+1/[.$H$2];[.G104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14H10M00S" calcext:value-type="time">
            <text:p>14:10:00</text:p>
          </table:table-cell>
          <table:table-cell table:style-name="ce11" table:formula="of:=IF([.L105]&lt;[.L104];[.M104]+[.H$2];[.M104])" office:value-type="float" office:value="240" calcext:value-type="float">
            <text:p>240</text:p>
          </table:table-cell>
          <table:table-cell table:style-name="ce11" table:formula="of:=OFFSET([.C$4];[.M105];0)" office:value-type="float" office:value="43749" calcext:value-type="float">
            <text:p>43749</text:p>
          </table:table-cell>
          <table:table-cell table:style-name="ce36" table:formula="of:=[.L105]" office:value-type="float" office:value="0.590277777777776" calcext:value-type="float">
            <text:p>0.590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5];0)&lt;=[.O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12:46:00.547722" calcext:value-type="date">
            <text:p>2019-10-08 12:46:01</text:p>
          </table:table-cell>
          <table:table-cell table:style-name="ce7" table:formula="of:=[.A106]" office:value-type="date" office:date-value="2019-10-08T12:46:00.547722" calcext:value-type="date">
            <text:p>2019-10-08 12:46:01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12:46:00.5477221543" calcext:value-type="date">
            <text:p>12/30/99 12:46 P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&lt;0.000001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14H20M00S" calcext:value-type="time">
            <text:p>14:20:00</text:p>
          </table:table-cell>
          <table:table-cell table:style-name="ce11" table:formula="of:=IF([.L106]&lt;[.L105];[.M105]+[.H$2];[.M105])" office:value-type="float" office:value="240" calcext:value-type="float">
            <text:p>240</text:p>
          </table:table-cell>
          <table:table-cell table:style-name="ce11" table:formula="of:=OFFSET([.C$4];[.M106];0)" office:value-type="float" office:value="43749" calcext:value-type="float">
            <text:p>43749</text:p>
          </table:table-cell>
          <table:table-cell table:style-name="ce36" table:formula="of:=[.L106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6];0)&lt;=[.O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12:51:02.931014" calcext:value-type="date">
            <text:p>2019-10-08 12:51:03</text:p>
          </table:table-cell>
          <table:table-cell table:style-name="ce7" table:formula="of:=[.A107]" office:value-type="date" office:date-value="2019-10-08T12:51:02.931014" calcext:value-type="date">
            <text:p>2019-10-08 12:51:03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12:51:02.93101399206" calcext:value-type="date">
            <text:p>12/30/99 12:51 P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&lt;0.000001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14H30M00S" calcext:value-type="time">
            <text:p>14:30:00</text:p>
          </table:table-cell>
          <table:table-cell table:style-name="ce11" table:formula="of:=IF([.L107]&lt;[.L106];[.M106]+[.H$2];[.M106])" office:value-type="float" office:value="240" calcext:value-type="float">
            <text:p>240</text:p>
          </table:table-cell>
          <table:table-cell table:style-name="ce11" table:formula="of:=OFFSET([.C$4];[.M107];0)" office:value-type="float" office:value="43749" calcext:value-type="float">
            <text:p>43749</text:p>
          </table:table-cell>
          <table:table-cell table:style-name="ce36" table:formula="of:=[.L107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12:30:56.420268" calcext:value-type="date">
            <text:p>2019-10-08 12:30:56</text:p>
          </table:table-cell>
          <table:table-cell table:style-name="ce7" table:formula="of:=[.A108]" office:value-type="date" office:date-value="2019-10-08T12:30:56.420268" calcext:value-type="date">
            <text:p>2019-10-08 12:30:56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12:30:56.42026788555" calcext:value-type="date">
            <text:p>12/30/99 12:30 P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&lt;0.000001;[.G107]+2+1/[.$H$2];[.G107]+1/[.$H$2])" office:value-type="float" office:value="1.75" calcext:value-type="float">
            <text:p>1,7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11H10M00S" calcext:value-type="time">
            <text:p>11:10:00</text:p>
          </table:table-cell>
          <table:table-cell table:style-name="ce11" table:formula="of:=IF([.L108]&lt;[.L107];[.M107]+[.H$2];[.M107])" office:value-type="float" office:value="300" calcext:value-type="float">
            <text:p>300</text:p>
          </table:table-cell>
          <table:table-cell table:style-name="ce11" table:formula="of:=OFFSET([.C$4];[.M108];0)" office:value-type="float" office:value="43750" calcext:value-type="float">
            <text:p>43750</text:p>
          </table:table-cell>
          <table:table-cell table:style-name="ce36" table:formula="of:=[.L108]" office:value-type="float" office:value="0.465277777777776" calcext:value-type="float">
            <text:p>0.46527777777777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8];0)&lt;=[.O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13:10:21.184676" calcext:value-type="date">
            <text:p>2019-10-08 13:10:21</text:p>
          </table:table-cell>
          <table:table-cell table:style-name="ce7" table:formula="of:=[.A109]" office:value-type="date" office:date-value="2019-10-08T13:10:21.184676" calcext:value-type="date">
            <text:p>2019-10-08 13:10:21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13:10:21.18467611726" calcext:value-type="date">
            <text:p>12/30/99 01:10 P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&lt;0.000001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11H20M00S" calcext:value-type="time">
            <text:p>11:20:00</text:p>
          </table:table-cell>
          <table:table-cell table:style-name="ce11" table:formula="of:=IF([.L109]&lt;[.L108];[.M108]+[.H$2];[.M108])" office:value-type="float" office:value="300" calcext:value-type="float">
            <text:p>300</text:p>
          </table:table-cell>
          <table:table-cell table:style-name="ce11" table:formula="of:=OFFSET([.C$4];[.M109];0)" office:value-type="float" office:value="43750" calcext:value-type="float">
            <text:p>43750</text:p>
          </table:table-cell>
          <table:table-cell table:style-name="ce36" table:formula="of:=[.L109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09];0)&lt;=[.O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12:54:03.944462" calcext:value-type="date">
            <text:p>2019-10-08 12:54:04</text:p>
          </table:table-cell>
          <table:table-cell table:style-name="ce7" table:formula="of:=[.A110]" office:value-type="date" office:date-value="2019-10-08T12:54:03.944462" calcext:value-type="date">
            <text:p>2019-10-08 12:54:04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12:54:03.94446210936" calcext:value-type="date">
            <text:p>12/30/99 12:54 P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&lt;0.000001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11H30M00S" calcext:value-type="time">
            <text:p>11:30:00</text:p>
          </table:table-cell>
          <table:table-cell table:style-name="ce11" table:formula="of:=IF([.L110]&lt;[.L109];[.M109]+[.H$2];[.M109])" office:value-type="float" office:value="300" calcext:value-type="float">
            <text:p>300</text:p>
          </table:table-cell>
          <table:table-cell table:style-name="ce11" table:formula="of:=OFFSET([.C$4];[.M110];0)" office:value-type="float" office:value="43750" calcext:value-type="float">
            <text:p>43750</text:p>
          </table:table-cell>
          <table:table-cell table:style-name="ce36" table:formula="of:=[.L110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0];0)&lt;=[.O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3:14:26.364714" calcext:value-type="date">
            <text:p>2019-10-08 13:14:26</text:p>
          </table:table-cell>
          <table:table-cell table:style-name="ce7" table:formula="of:=[.A111]" office:value-type="date" office:date-value="2019-10-08T13:14:26.364714" calcext:value-type="date">
            <text:p>2019-10-08 13:14:26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3:14:26.36471443344" calcext:value-type="date">
            <text:p>12/30/99 01:14 P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&lt;0.000001;[.G110]+2+1/[.$H$2];[.G110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1H40M00S" calcext:value-type="time">
            <text:p>11:40:00</text:p>
          </table:table-cell>
          <table:table-cell table:style-name="ce11" table:formula="of:=IF([.L111]&lt;[.L110];[.M110]+[.H$2];[.M110])" office:value-type="float" office:value="300" calcext:value-type="float">
            <text:p>300</text:p>
          </table:table-cell>
          <table:table-cell table:style-name="ce11" table:formula="of:=OFFSET([.C$4];[.M111];0)" office:value-type="float" office:value="43750" calcext:value-type="float">
            <text:p>43750</text:p>
          </table:table-cell>
          <table:table-cell table:style-name="ce36" table:formula="of:=[.L111]" office:value-type="float" office:value="0.486111111111109" calcext:value-type="float">
            <text:p>0.4861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12:46:50.245503" calcext:value-type="date">
            <text:p>2019-10-08 12:46:50</text:p>
          </table:table-cell>
          <table:table-cell table:style-name="ce7" table:formula="of:=[.A112]" office:value-type="date" office:date-value="2019-10-08T12:46:50.245503" calcext:value-type="date">
            <text:p>2019-10-08 12:46:50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12:46:50.24550315924" calcext:value-type="date">
            <text:p>12/30/99 12:46 P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&lt;0.000001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1H50M00S" calcext:value-type="time">
            <text:p>11:50:00</text:p>
          </table:table-cell>
          <table:table-cell table:style-name="ce11" table:formula="of:=IF([.L112]&lt;[.L111];[.M111]+[.H$2];[.M111])" office:value-type="float" office:value="300" calcext:value-type="float">
            <text:p>300</text:p>
          </table:table-cell>
          <table:table-cell table:style-name="ce11" table:formula="of:=OFFSET([.C$4];[.M112];0)" office:value-type="float" office:value="43750" calcext:value-type="float">
            <text:p>43750</text:p>
          </table:table-cell>
          <table:table-cell table:style-name="ce36" table:formula="of:=[.L112]" office:value-type="float" office:value="0.493055555555553" calcext:value-type="float">
            <text:p>0.49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12:34:01.317965" calcext:value-type="date">
            <text:p>2019-10-08 12:34:01</text:p>
          </table:table-cell>
          <table:table-cell table:style-name="ce7" table:formula="of:=[.A113]" office:value-type="date" office:date-value="2019-10-08T12:34:01.317965" calcext:value-type="date">
            <text:p>2019-10-08 12:34:01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12:34:01.31796495058" calcext:value-type="date">
            <text:p>12/30/99 12:34 P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&lt;0.000001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2H00M00S" calcext:value-type="time">
            <text:p>12:00:00</text:p>
          </table:table-cell>
          <table:table-cell table:style-name="ce11" table:formula="of:=IF([.L113]&lt;[.L112];[.M112]+[.H$2];[.M112])" office:value-type="float" office:value="300" calcext:value-type="float">
            <text:p>300</text:p>
          </table:table-cell>
          <table:table-cell table:style-name="ce11" table:formula="of:=OFFSET([.C$4];[.M113];0)" office:value-type="float" office:value="43750" calcext:value-type="float">
            <text:p>43750</text:p>
          </table:table-cell>
          <table:table-cell table:style-name="ce36" table:formula="of:=[.L113]" office:value-type="float" office:value="0.499999999999998" calcext:value-type="float">
            <text:p>0.49999999999999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3];0)&lt;=[.O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13:13:42.136323" calcext:value-type="date">
            <text:p>2019-10-08 13:13:42</text:p>
          </table:table-cell>
          <table:table-cell table:style-name="ce7" table:formula="of:=[.A114]" office:value-type="date" office:date-value="2019-10-08T13:13:42.136323" calcext:value-type="date">
            <text:p>2019-10-08 13:13:42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13:13:42.13632327039" calcext:value-type="date">
            <text:p>12/30/99 01:13 P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&lt;0.000001;[.G113]+2+1/[.$H$2];[.G113]+1/[.$H$2])" office:value-type="float" office:value="1.85" calcext:value-type="float">
            <text:p>1,85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2H10M00S" calcext:value-type="time">
            <text:p>12:10:00</text:p>
          </table:table-cell>
          <table:table-cell table:style-name="ce11" table:formula="of:=IF([.L114]&lt;[.L113];[.M113]+[.H$2];[.M113])" office:value-type="float" office:value="300" calcext:value-type="float">
            <text:p>300</text:p>
          </table:table-cell>
          <table:table-cell table:style-name="ce11" table:formula="of:=OFFSET([.C$4];[.M114];0)" office:value-type="float" office:value="43750" calcext:value-type="float">
            <text:p>43750</text:p>
          </table:table-cell>
          <table:table-cell table:style-name="ce36" table:formula="of:=[.L114]" office:value-type="float" office:value="0.506944444444442" calcext:value-type="float">
            <text:p>0.50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4];0)&lt;=[.O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12:58:46.812847" calcext:value-type="date">
            <text:p>2019-10-08 12:58:47</text:p>
          </table:table-cell>
          <table:table-cell table:style-name="ce7" table:formula="of:=[.A115]" office:value-type="date" office:date-value="2019-10-08T12:58:46.812847" calcext:value-type="date">
            <text:p>2019-10-08 12:58:47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12:58:46.81284709834" calcext:value-type="date">
            <text:p>12/30/99 12:58 P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&lt;0.000001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2H20M00S" calcext:value-type="time">
            <text:p>12:20:00</text:p>
          </table:table-cell>
          <table:table-cell table:style-name="ce11" table:formula="of:=IF([.L115]&lt;[.L114];[.M114]+[.H$2];[.M114])" office:value-type="float" office:value="300" calcext:value-type="float">
            <text:p>300</text:p>
          </table:table-cell>
          <table:table-cell table:style-name="ce11" table:formula="of:=OFFSET([.C$4];[.M115];0)" office:value-type="float" office:value="43750" calcext:value-type="float">
            <text:p>43750</text:p>
          </table:table-cell>
          <table:table-cell table:style-name="ce36" table:formula="of:=[.L115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5];0)&lt;=[.O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13:03:26.724059" calcext:value-type="date">
            <text:p>2019-10-08 13:03:27</text:p>
          </table:table-cell>
          <table:table-cell table:style-name="ce7" table:formula="of:=[.A116]" office:value-type="date" office:date-value="2019-10-08T13:03:26.724059" calcext:value-type="date">
            <text:p>2019-10-08 13:03:27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13:03:26.72405892983" calcext:value-type="date">
            <text:p>12/30/99 01:03 P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&lt;0.000001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2H30M00S" calcext:value-type="time">
            <text:p>12:30:00</text:p>
          </table:table-cell>
          <table:table-cell table:style-name="ce11" table:formula="of:=IF([.L116]&lt;[.L115];[.M115]+[.H$2];[.M115])" office:value-type="float" office:value="300" calcext:value-type="float">
            <text:p>300</text:p>
          </table:table-cell>
          <table:table-cell table:style-name="ce11" table:formula="of:=OFFSET([.C$4];[.M116];0)" office:value-type="float" office:value="43750" calcext:value-type="float">
            <text:p>43750</text:p>
          </table:table-cell>
          <table:table-cell table:style-name="ce36" table:formula="of:=[.L116]" office:value-type="float" office:value="0.520833333333331" calcext:value-type="float">
            <text:p>0.5208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6];0)&lt;=[.O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13:14:49.625398" calcext:value-type="date">
            <text:p>2019-10-08 13:14:50</text:p>
          </table:table-cell>
          <table:table-cell table:style-name="ce7" table:formula="of:=[.A117]" office:value-type="date" office:date-value="2019-10-08T13:14:49.625398" calcext:value-type="date">
            <text:p>2019-10-08 13:14:50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13:14:49.62539783679" calcext:value-type="date">
            <text:p>12/30/99 01:14 P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&lt;0.000001;[.G116]+2+1/[.$H$2];[.G116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2H40M00S" calcext:value-type="time">
            <text:p>12:40:00</text:p>
          </table:table-cell>
          <table:table-cell table:style-name="ce11" table:formula="of:=IF([.L117]&lt;[.L116];[.M116]+[.H$2];[.M116])" office:value-type="float" office:value="300" calcext:value-type="float">
            <text:p>300</text:p>
          </table:table-cell>
          <table:table-cell table:style-name="ce11" table:formula="of:=OFFSET([.C$4];[.M117];0)" office:value-type="float" office:value="43750" calcext:value-type="float">
            <text:p>43750</text:p>
          </table:table-cell>
          <table:table-cell table:style-name="ce36" table:formula="of:=[.L117]" office:value-type="float" office:value="0.527777777777775" calcext:value-type="float">
            <text:p>0.52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7];0)&lt;=[.O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12:59:24.726135" calcext:value-type="date">
            <text:p>2019-10-08 12:59:25</text:p>
          </table:table-cell>
          <table:table-cell table:style-name="ce7" table:formula="of:=[.A118]" office:value-type="date" office:date-value="2019-10-08T12:59:24.726135" calcext:value-type="date">
            <text:p>2019-10-08 12:59:25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12:59:24.72613534424" calcext:value-type="date">
            <text:p>12/30/99 12:59 P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&lt;0.000001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2H50M00S" calcext:value-type="time">
            <text:p>12:50:00</text:p>
          </table:table-cell>
          <table:table-cell table:style-name="ce11" table:formula="of:=IF([.L118]&lt;[.L117];[.M117]+[.H$2];[.M117])" office:value-type="float" office:value="300" calcext:value-type="float">
            <text:p>300</text:p>
          </table:table-cell>
          <table:table-cell table:style-name="ce11" table:formula="of:=OFFSET([.C$4];[.M118];0)" office:value-type="float" office:value="43750" calcext:value-type="float">
            <text:p>43750</text:p>
          </table:table-cell>
          <table:table-cell table:style-name="ce36" table:formula="of:=[.L118]" office:value-type="float" office:value="0.53472222222222" calcext:value-type="float">
            <text:p>0.5347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8];0)&lt;=[.O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12:36:39.005054" calcext:value-type="date">
            <text:p>2019-10-08 12:36:39</text:p>
          </table:table-cell>
          <table:table-cell table:style-name="ce7" table:formula="of:=[.A119]" office:value-type="date" office:date-value="2019-10-08T12:36:39.005054" calcext:value-type="date">
            <text:p>2019-10-08 12:36:39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12:36:39.00505410042" calcext:value-type="date">
            <text:p>12/30/99 12:36 P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&lt;0.000001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3H00M00S" calcext:value-type="time">
            <text:p>13:00:00</text:p>
          </table:table-cell>
          <table:table-cell table:style-name="ce11" table:formula="of:=IF([.L119]&lt;[.L118];[.M118]+[.H$2];[.M118])" office:value-type="float" office:value="300" calcext:value-type="float">
            <text:p>300</text:p>
          </table:table-cell>
          <table:table-cell table:style-name="ce11" table:formula="of:=OFFSET([.C$4];[.M119];0)" office:value-type="float" office:value="43750" calcext:value-type="float">
            <text:p>43750</text:p>
          </table:table-cell>
          <table:table-cell table:style-name="ce36" table:formula="of:=[.L119]" office:value-type="float" office:value="0.541666666666664" calcext:value-type="float">
            <text:p>0.54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19];0)&lt;=[.O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12:58:28.56477" calcext:value-type="date">
            <text:p>2019-10-08 12:58:29</text:p>
          </table:table-cell>
          <table:table-cell table:style-name="ce7" table:formula="of:=[.A120]" office:value-type="date" office:date-value="2019-10-08T12:58:28.56477" calcext:value-type="date">
            <text:p>2019-10-08 12:58:29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12:58:28.56477040797" calcext:value-type="date">
            <text:p>12/30/99 12:58 P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&lt;0.000001;[.G119]+2+1/[.$H$2];[.G119]+1/[.$H$2])" office:value-type="float" office:value="1.95" calcext:value-type="float">
            <text:p>1,95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3H10M00S" calcext:value-type="time">
            <text:p>13:10:00</text:p>
          </table:table-cell>
          <table:table-cell table:style-name="ce11" table:formula="of:=IF([.L120]&lt;[.L119];[.M119]+[.H$2];[.M119])" office:value-type="float" office:value="300" calcext:value-type="float">
            <text:p>300</text:p>
          </table:table-cell>
          <table:table-cell table:style-name="ce11" table:formula="of:=OFFSET([.C$4];[.M120];0)" office:value-type="float" office:value="43750" calcext:value-type="float">
            <text:p>43750</text:p>
          </table:table-cell>
          <table:table-cell table:style-name="ce36" table:formula="of:=[.L120]" office:value-type="float" office:value="0.548611111111109" calcext:value-type="float">
            <text:p>0.54861111111110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0];0)&lt;=[.O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13:03:37.570558" calcext:value-type="date">
            <text:p>2019-10-08 13:03:38</text:p>
          </table:table-cell>
          <table:table-cell table:style-name="ce7" table:formula="of:=[.A121]" office:value-type="date" office:date-value="2019-10-08T13:03:37.570558" calcext:value-type="date">
            <text:p>2019-10-08 13:03:38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13:03:37.57055826019" calcext:value-type="date">
            <text:p>12/30/99 01:03 P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&lt;0.000001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3H20M00S" calcext:value-type="time">
            <text:p>13:20:00</text:p>
          </table:table-cell>
          <table:table-cell table:style-name="ce11" table:formula="of:=IF([.L121]&lt;[.L120];[.M120]+[.H$2];[.M120])" office:value-type="float" office:value="300" calcext:value-type="float">
            <text:p>300</text:p>
          </table:table-cell>
          <table:table-cell table:style-name="ce11" table:formula="of:=OFFSET([.C$4];[.M121];0)" office:value-type="float" office:value="43750" calcext:value-type="float">
            <text:p>43750</text:p>
          </table:table-cell>
          <table:table-cell table:style-name="ce36" table:formula="of:=[.L121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1];0)&lt;=[.O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12:39:21.478299" calcext:value-type="date">
            <text:p>2019-10-08 12:39:21</text:p>
          </table:table-cell>
          <table:table-cell table:style-name="ce7" table:formula="of:=[.A122]" office:value-type="date" office:date-value="2019-10-08T12:39:21.478299" calcext:value-type="date">
            <text:p>2019-10-08 12:39:21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12:39:21.47829901893" calcext:value-type="date">
            <text:p>12/30/99 12:39 P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&lt;0.000001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13H30M00S" calcext:value-type="time">
            <text:p>13:30:00</text:p>
          </table:table-cell>
          <table:table-cell table:style-name="ce11" table:formula="of:=IF([.L122]&lt;[.L121];[.M121]+[.H$2];[.M121])" office:value-type="float" office:value="300" calcext:value-type="float">
            <text:p>300</text:p>
          </table:table-cell>
          <table:table-cell table:style-name="ce11" table:formula="of:=OFFSET([.C$4];[.M122];0)" office:value-type="float" office:value="43750" calcext:value-type="float">
            <text:p>43750</text:p>
          </table:table-cell>
          <table:table-cell table:style-name="ce36" table:formula="of:=[.L122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2];0)&lt;=[.O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12:42:38.113455" calcext:value-type="date">
            <text:p>2019-10-09 12:42:38</text:p>
          </table:table-cell>
          <table:table-cell table:style-name="ce7" table:formula="of:=[.A123]" office:value-type="date" office:date-value="2019-10-09T12:42:38.113455" calcext:value-type="date">
            <text:p>2019-10-09 12:42:38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12:42:38.11345505062" calcext:value-type="date">
            <text:p>12/30/99 12:42 P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&lt;0.000001;[.G122]+2+1/[.$H$2];[.G12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13H40M00S" calcext:value-type="time">
            <text:p>13:40:00</text:p>
          </table:table-cell>
          <table:table-cell table:style-name="ce11" table:formula="of:=IF([.L123]&lt;[.L122];[.M122]+[.H$2];[.M122])" office:value-type="float" office:value="300" calcext:value-type="float">
            <text:p>300</text:p>
          </table:table-cell>
          <table:table-cell table:style-name="ce11" table:formula="of:=OFFSET([.C$4];[.M123];0)" office:value-type="float" office:value="43750" calcext:value-type="float">
            <text:p>43750</text:p>
          </table:table-cell>
          <table:table-cell table:style-name="ce36" table:formula="of:=[.L123]" office:value-type="float" office:value="0.569444444444442" calcext:value-type="float">
            <text:p>0.5694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3];0)&lt;=[.O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12:56:00.053968" calcext:value-type="date">
            <text:p>2019-10-09 12:56:00</text:p>
          </table:table-cell>
          <table:table-cell table:style-name="ce7" table:formula="of:=[.A124]" office:value-type="date" office:date-value="2019-10-09T12:56:00.053968" calcext:value-type="date">
            <text:p>2019-10-09 12:56:00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12:56:00.05396798719" calcext:value-type="date">
            <text:p>12/30/99 12:56 P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&lt;0.000001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13H50M00S" calcext:value-type="time">
            <text:p>13:50:00</text:p>
          </table:table-cell>
          <table:table-cell table:style-name="ce11" table:formula="of:=IF([.L124]&lt;[.L123];[.M123]+[.H$2];[.M123])" office:value-type="float" office:value="300" calcext:value-type="float">
            <text:p>300</text:p>
          </table:table-cell>
          <table:table-cell table:style-name="ce11" table:formula="of:=OFFSET([.C$4];[.M124];0)" office:value-type="float" office:value="43750" calcext:value-type="float">
            <text:p>43750</text:p>
          </table:table-cell>
          <table:table-cell table:style-name="ce36" table:formula="of:=[.L124]" office:value-type="float" office:value="0.576388888888886" calcext:value-type="float">
            <text:p>0.5763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4];0)&lt;=[.O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12:55:14.503323" calcext:value-type="date">
            <text:p>2019-10-09 12:55:15</text:p>
          </table:table-cell>
          <table:table-cell table:style-name="ce7" table:formula="of:=[.A125]" office:value-type="date" office:date-value="2019-10-09T12:55:14.503323" calcext:value-type="date">
            <text:p>2019-10-09 12:55:15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12:55:14.50332300738" calcext:value-type="date">
            <text:p>12/30/99 12:55 P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&lt;0.000001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14H00M00S" calcext:value-type="time">
            <text:p>14:00:00</text:p>
          </table:table-cell>
          <table:table-cell table:style-name="ce11" table:formula="of:=IF([.L125]&lt;[.L124];[.M124]+[.H$2];[.M124])" office:value-type="float" office:value="300" calcext:value-type="float">
            <text:p>300</text:p>
          </table:table-cell>
          <table:table-cell table:style-name="ce11" table:formula="of:=OFFSET([.C$4];[.M125];0)" office:value-type="float" office:value="43750" calcext:value-type="float">
            <text:p>43750</text:p>
          </table:table-cell>
          <table:table-cell table:style-name="ce36" table:formula="of:=[.L125]" office:value-type="float" office:value="0.583333333333331" calcext:value-type="float">
            <text:p>0.58333333333333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12:47:44.889059" calcext:value-type="date">
            <text:p>2019-10-09 12:47:45</text:p>
          </table:table-cell>
          <table:table-cell table:style-name="ce7" table:formula="of:=[.A126]" office:value-type="date" office:date-value="2019-10-09T12:47:44.889059" calcext:value-type="date">
            <text:p>2019-10-09 12:47:45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12:47:44.88905861042" calcext:value-type="date">
            <text:p>12/30/99 12:47 P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&lt;0.000001;[.G125]+2+1/[.$H$2];[.G125]+1/[.$H$2])" office:value-type="float" office:value="2.05" calcext:value-type="float">
            <text:p>2,05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14H10M00S" calcext:value-type="time">
            <text:p>14:10:00</text:p>
          </table:table-cell>
          <table:table-cell table:style-name="ce11" table:formula="of:=IF([.L126]&lt;[.L125];[.M125]+[.H$2];[.M125])" office:value-type="float" office:value="300" calcext:value-type="float">
            <text:p>300</text:p>
          </table:table-cell>
          <table:table-cell table:style-name="ce11" table:formula="of:=OFFSET([.C$4];[.M126];0)" office:value-type="float" office:value="43750" calcext:value-type="float">
            <text:p>43750</text:p>
          </table:table-cell>
          <table:table-cell table:style-name="ce36" table:formula="of:=[.L126]" office:value-type="float" office:value="0.590277777777775" calcext:value-type="float">
            <text:p>0.590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12:51:20.458614" calcext:value-type="date">
            <text:p>2019-10-09 12:51:20</text:p>
          </table:table-cell>
          <table:table-cell table:style-name="ce7" table:formula="of:=[.A127]" office:value-type="date" office:date-value="2019-10-09T12:51:20.458614" calcext:value-type="date">
            <text:p>2019-10-09 12:51:20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12:51:20.45861392748" calcext:value-type="date">
            <text:p>12/30/99 12:51 P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&lt;0.000001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14H20M00S" calcext:value-type="time">
            <text:p>14:20:00</text:p>
          </table:table-cell>
          <table:table-cell table:style-name="ce11" table:formula="of:=IF([.L127]&lt;[.L126];[.M126]+[.H$2];[.M126])" office:value-type="float" office:value="300" calcext:value-type="float">
            <text:p>300</text:p>
          </table:table-cell>
          <table:table-cell table:style-name="ce11" table:formula="of:=OFFSET([.C$4];[.M127];0)" office:value-type="float" office:value="43750" calcext:value-type="float">
            <text:p>43750</text:p>
          </table:table-cell>
          <table:table-cell table:style-name="ce36" table:formula="of:=[.L127]" office:value-type="float" office:value="0.59722222222222" calcext:value-type="float">
            <text:p>0.597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13:14:47.593663" calcext:value-type="date">
            <text:p>2019-10-09 13:14:48</text:p>
          </table:table-cell>
          <table:table-cell table:style-name="ce7" table:formula="of:=[.A128]" office:value-type="date" office:date-value="2019-10-09T13:14:47.593663" calcext:value-type="date">
            <text:p>2019-10-09 13:14:48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13:14:47.59366285522" calcext:value-type="date">
            <text:p>12/30/99 01:14 P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&lt;0.000001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14H30M00S" calcext:value-type="time">
            <text:p>14:30:00</text:p>
          </table:table-cell>
          <table:table-cell table:style-name="ce11" table:formula="of:=IF([.L128]&lt;[.L127];[.M127]+[.H$2];[.M127])" office:value-type="float" office:value="300" calcext:value-type="float">
            <text:p>300</text:p>
          </table:table-cell>
          <table:table-cell table:style-name="ce11" table:formula="of:=OFFSET([.C$4];[.M128];0)" office:value-type="float" office:value="43750" calcext:value-type="float">
            <text:p>43750</text:p>
          </table:table-cell>
          <table:table-cell table:style-name="ce36" table:formula="of:=[.L128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13:07:25.715922" calcext:value-type="date">
            <text:p>2019-10-09 13:07:26</text:p>
          </table:table-cell>
          <table:table-cell table:style-name="ce7" table:formula="of:=[.A129]" office:value-type="date" office:date-value="2019-10-09T13:07:25.715922" calcext:value-type="date">
            <text:p>2019-10-09 13:07:26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13:07:25.71592169814" calcext:value-type="date">
            <text:p>12/30/99 01:07 P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&lt;0.000001;[.G128]+2+1/[.$H$2];[.G128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1H10M00S" calcext:value-type="time">
            <text:p>11:10:00</text:p>
          </table:table-cell>
          <table:table-cell table:style-name="ce11" table:formula="of:=IF([.L129]&lt;[.L128];[.M128]+[.H$2];[.M128])" office:value-type="float" office:value="360" calcext:value-type="float">
            <text:p>360</text:p>
          </table:table-cell>
          <table:table-cell table:style-name="ce11" table:formula="of:=OFFSET([.C$4];[.M129];0)" office:value-type="float" office:value="43751" calcext:value-type="float">
            <text:p>43751</text:p>
          </table:table-cell>
          <table:table-cell table:style-name="ce36" table:formula="of:=[.L129]" office:value-type="float" office:value="0.465277777777775" calcext:value-type="float">
            <text:p>0.46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13:07:25.552126" calcext:value-type="date">
            <text:p>2019-10-09 13:07:26</text:p>
          </table:table-cell>
          <table:table-cell table:style-name="ce7" table:formula="of:=[.A130]" office:value-type="date" office:date-value="2019-10-09T13:07:25.552126" calcext:value-type="date">
            <text:p>2019-10-09 13:07:26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13:07:25.55212631822" calcext:value-type="date">
            <text:p>12/30/99 01:07 P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&lt;0.000001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1H20M00S" calcext:value-type="time">
            <text:p>11:20:00</text:p>
          </table:table-cell>
          <table:table-cell table:style-name="ce11" table:formula="of:=IF([.L130]&lt;[.L129];[.M129]+[.H$2];[.M129])" office:value-type="float" office:value="360" calcext:value-type="float">
            <text:p>360</text:p>
          </table:table-cell>
          <table:table-cell table:style-name="ce11" table:formula="of:=OFFSET([.C$4];[.M130];0)" office:value-type="float" office:value="43751" calcext:value-type="float">
            <text:p>43751</text:p>
          </table:table-cell>
          <table:table-cell table:style-name="ce36" table:formula="of:=[.L130]" office:value-type="float" office:value="0.47222222222222" calcext:value-type="float">
            <text:p>0.4722222222222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13:06:11.577595" calcext:value-type="date">
            <text:p>2019-10-09 13:06:12</text:p>
          </table:table-cell>
          <table:table-cell table:style-name="ce7" table:formula="of:=[.A131]" office:value-type="date" office:date-value="2019-10-09T13:06:11.577595" calcext:value-type="date">
            <text:p>2019-10-09 13:06:12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13:06:11.57759482507" calcext:value-type="date">
            <text:p>12/30/99 01:06 P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&lt;0.000001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1H30M00S" calcext:value-type="time">
            <text:p>11:30:00</text:p>
          </table:table-cell>
          <table:table-cell table:style-name="ce11" table:formula="of:=IF([.L131]&lt;[.L130];[.M130]+[.H$2];[.M130])" office:value-type="float" office:value="360" calcext:value-type="float">
            <text:p>360</text:p>
          </table:table-cell>
          <table:table-cell table:style-name="ce11" table:formula="of:=OFFSET([.C$4];[.M131];0)" office:value-type="float" office:value="43751" calcext:value-type="float">
            <text:p>43751</text:p>
          </table:table-cell>
          <table:table-cell table:style-name="ce36" table:formula="of:=[.L131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13:13:20.249286" calcext:value-type="date">
            <text:p>2019-10-09 13:13:20</text:p>
          </table:table-cell>
          <table:table-cell table:style-name="ce7" table:formula="of:=[.A132]" office:value-type="date" office:date-value="2019-10-09T13:13:20.249286" calcext:value-type="date">
            <text:p>2019-10-09 13:13:20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13:13:20.24928585626" calcext:value-type="date">
            <text:p>12/30/99 01:13 P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&lt;0.000001;[.G131]+2+1/[.$H$2];[.G131]+1/[.$H$2])" office:value-type="float" office:value="2.15" calcext:value-type="float">
            <text:p>2,15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1H40M00S" calcext:value-type="time">
            <text:p>11:40:00</text:p>
          </table:table-cell>
          <table:table-cell table:style-name="ce11" table:formula="of:=IF([.L132]&lt;[.L131];[.M131]+[.H$2];[.M131])" office:value-type="float" office:value="360" calcext:value-type="float">
            <text:p>360</text:p>
          </table:table-cell>
          <table:table-cell table:style-name="ce11" table:formula="of:=OFFSET([.C$4];[.M132];0)" office:value-type="float" office:value="43751" calcext:value-type="float">
            <text:p>43751</text:p>
          </table:table-cell>
          <table:table-cell table:style-name="ce36" table:formula="of:=[.L132]" office:value-type="float" office:value="0.486111111111108" calcext:value-type="float">
            <text:p>0.48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13:04:30.417834" calcext:value-type="date">
            <text:p>2019-10-09 13:04:30</text:p>
          </table:table-cell>
          <table:table-cell table:style-name="ce7" table:formula="of:=[.A133]" office:value-type="date" office:date-value="2019-10-09T13:04:30.417834" calcext:value-type="date">
            <text:p>2019-10-09 13:04:30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13:04:30.4178343527" calcext:value-type="date">
            <text:p>12/30/99 01:04 P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&lt;0.000001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1H50M00S" calcext:value-type="time">
            <text:p>11:50:00</text:p>
          </table:table-cell>
          <table:table-cell table:style-name="ce11" table:formula="of:=IF([.L133]&lt;[.L132];[.M132]+[.H$2];[.M132])" office:value-type="float" office:value="360" calcext:value-type="float">
            <text:p>360</text:p>
          </table:table-cell>
          <table:table-cell table:style-name="ce11" table:formula="of:=OFFSET([.C$4];[.M133];0)" office:value-type="float" office:value="43751" calcext:value-type="float">
            <text:p>43751</text:p>
          </table:table-cell>
          <table:table-cell table:style-name="ce36" table:formula="of:=[.L133]" office:value-type="float" office:value="0.493055555555553" calcext:value-type="float">
            <text:p>0.4930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13:19:31.0202" calcext:value-type="date">
            <text:p>2019-10-09 13:19:31</text:p>
          </table:table-cell>
          <table:table-cell table:style-name="ce7" table:formula="of:=[.A134]" office:value-type="date" office:date-value="2019-10-09T13:19:31.0202" calcext:value-type="date">
            <text:p>2019-10-09 13:19:31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13:19:31.02019961458" calcext:value-type="date">
            <text:p>12/30/99 01:19 P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&lt;0.000001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2H00M00S" calcext:value-type="time">
            <text:p>12:00:00</text:p>
          </table:table-cell>
          <table:table-cell table:style-name="ce11" table:formula="of:=IF([.L134]&lt;[.L133];[.M133]+[.H$2];[.M133])" office:value-type="float" office:value="360" calcext:value-type="float">
            <text:p>360</text:p>
          </table:table-cell>
          <table:table-cell table:style-name="ce11" table:formula="of:=OFFSET([.C$4];[.M134];0)" office:value-type="float" office:value="43751" calcext:value-type="float">
            <text:p>43751</text:p>
          </table:table-cell>
          <table:table-cell table:style-name="ce36" table:formula="of:=[.L134]" office:value-type="float" office:value="0.499999999999997" calcext:value-type="float">
            <text:p>0.49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12:50:26.481469" calcext:value-type="date">
            <text:p>2019-10-09 12:50:26</text:p>
          </table:table-cell>
          <table:table-cell table:style-name="ce7" table:formula="of:=[.A135]" office:value-type="date" office:date-value="2019-10-09T12:50:26.481469" calcext:value-type="date">
            <text:p>2019-10-09 12:50:26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12:50:26.48146881256" calcext:value-type="date">
            <text:p>12/30/99 12:50 P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&lt;0.000001;[.G134]+2+1/[.$H$2];[.G134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2H10M00S" calcext:value-type="time">
            <text:p>12:10:00</text:p>
          </table:table-cell>
          <table:table-cell table:style-name="ce11" table:formula="of:=IF([.L135]&lt;[.L134];[.M134]+[.H$2];[.M134])" office:value-type="float" office:value="360" calcext:value-type="float">
            <text:p>360</text:p>
          </table:table-cell>
          <table:table-cell table:style-name="ce11" table:formula="of:=OFFSET([.C$4];[.M135];0)" office:value-type="float" office:value="43751" calcext:value-type="float">
            <text:p>43751</text:p>
          </table:table-cell>
          <table:table-cell table:style-name="ce36" table:formula="of:=[.L135]" office:value-type="float" office:value="0.506944444444442" calcext:value-type="float">
            <text:p>0.50694444444444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12:46:38.650607" calcext:value-type="date">
            <text:p>2019-10-09 12:46:39</text:p>
          </table:table-cell>
          <table:table-cell table:style-name="ce7" table:formula="of:=[.A136]" office:value-type="date" office:date-value="2019-10-09T12:46:38.650607" calcext:value-type="date">
            <text:p>2019-10-09 12:46:39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12:46:38.65060653538" calcext:value-type="date">
            <text:p>12/30/99 12:46 P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&lt;0.000001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2H20M00S" calcext:value-type="time">
            <text:p>12:20:00</text:p>
          </table:table-cell>
          <table:table-cell table:style-name="ce11" table:formula="of:=IF([.L136]&lt;[.L135];[.M135]+[.H$2];[.M135])" office:value-type="float" office:value="360" calcext:value-type="float">
            <text:p>360</text:p>
          </table:table-cell>
          <table:table-cell table:style-name="ce11" table:formula="of:=OFFSET([.C$4];[.M136];0)" office:value-type="float" office:value="43751" calcext:value-type="float">
            <text:p>43751</text:p>
          </table:table-cell>
          <table:table-cell table:style-name="ce36" table:formula="of:=[.L136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13:12:02.159392" calcext:value-type="date">
            <text:p>2019-10-09 13:12:02</text:p>
          </table:table-cell>
          <table:table-cell table:style-name="ce7" table:formula="of:=[.A137]" office:value-type="date" office:date-value="2019-10-09T13:12:02.159392" calcext:value-type="date">
            <text:p>2019-10-09 13:12:02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13:12:02.15939245652" calcext:value-type="date">
            <text:p>12/30/99 01:12 P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&lt;0.000001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2H30M00S" calcext:value-type="time">
            <text:p>12:30:00</text:p>
          </table:table-cell>
          <table:table-cell table:style-name="ce11" table:formula="of:=IF([.L137]&lt;[.L136];[.M136]+[.H$2];[.M136])" office:value-type="float" office:value="360" calcext:value-type="float">
            <text:p>360</text:p>
          </table:table-cell>
          <table:table-cell table:style-name="ce11" table:formula="of:=OFFSET([.C$4];[.M137];0)" office:value-type="float" office:value="43751" calcext:value-type="float">
            <text:p>43751</text:p>
          </table:table-cell>
          <table:table-cell table:style-name="ce36" table:formula="of:=[.L137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7];0)&lt;=[.O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13:03:47.63353" calcext:value-type="date">
            <text:p>2019-10-09 13:03:48</text:p>
          </table:table-cell>
          <table:table-cell table:style-name="ce7" table:formula="of:=[.A138]" office:value-type="date" office:date-value="2019-10-09T13:03:47.63353" calcext:value-type="date">
            <text:p>2019-10-09 13:03:48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13:03:47.63353048358" calcext:value-type="date">
            <text:p>12/30/99 01:03 P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&lt;0.000001;[.G137]+2+1/[.$H$2];[.G137]+1/[.$H$2])" office:value-type="float" office:value="2.25" calcext:value-type="float">
            <text:p>2,25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2H40M00S" calcext:value-type="time">
            <text:p>12:40:00</text:p>
          </table:table-cell>
          <table:table-cell table:style-name="ce11" table:formula="of:=IF([.L138]&lt;[.L137];[.M137]+[.H$2];[.M137])" office:value-type="float" office:value="360" calcext:value-type="float">
            <text:p>360</text:p>
          </table:table-cell>
          <table:table-cell table:style-name="ce11" table:formula="of:=OFFSET([.C$4];[.M138];0)" office:value-type="float" office:value="43751" calcext:value-type="float">
            <text:p>43751</text:p>
          </table:table-cell>
          <table:table-cell table:style-name="ce36" table:formula="of:=[.L138]" office:value-type="float" office:value="0.527777777777775" calcext:value-type="float">
            <text:p>0.5277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8];0)&lt;=[.O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13:02:26.494246" calcext:value-type="date">
            <text:p>2019-10-09 13:02:26</text:p>
          </table:table-cell>
          <table:table-cell table:style-name="ce7" table:formula="of:=[.A139]" office:value-type="date" office:date-value="2019-10-09T13:02:26.494246" calcext:value-type="date">
            <text:p>2019-10-09 13:02:26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13:02:26.49424643721" calcext:value-type="date">
            <text:p>12/30/99 01:02 P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&lt;0.000001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2H50M00S" calcext:value-type="time">
            <text:p>12:50:00</text:p>
          </table:table-cell>
          <table:table-cell table:style-name="ce11" table:formula="of:=IF([.L139]&lt;[.L138];[.M138]+[.H$2];[.M138])" office:value-type="float" office:value="360" calcext:value-type="float">
            <text:p>360</text:p>
          </table:table-cell>
          <table:table-cell table:style-name="ce11" table:formula="of:=OFFSET([.C$4];[.M139];0)" office:value-type="float" office:value="43751" calcext:value-type="float">
            <text:p>43751</text:p>
          </table:table-cell>
          <table:table-cell table:style-name="ce36" table:formula="of:=[.L139]" office:value-type="float" office:value="0.534722222222219" calcext:value-type="float">
            <text:p>0.53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39];0)&lt;=[.O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12:45:09.930693" calcext:value-type="date">
            <text:p>2019-10-09 12:45:10</text:p>
          </table:table-cell>
          <table:table-cell table:style-name="ce7" table:formula="of:=[.A140]" office:value-type="date" office:date-value="2019-10-09T12:45:09.930693" calcext:value-type="date">
            <text:p>2019-10-09 12:45:10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12:45:09.93069321848" calcext:value-type="date">
            <text:p>12/30/99 12:45 P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&lt;0.000001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13H00M00S" calcext:value-type="time">
            <text:p>13:00:00</text:p>
          </table:table-cell>
          <table:table-cell table:style-name="ce11" table:formula="of:=IF([.L140]&lt;[.L139];[.M139]+[.H$2];[.M139])" office:value-type="float" office:value="360" calcext:value-type="float">
            <text:p>360</text:p>
          </table:table-cell>
          <table:table-cell table:style-name="ce11" table:formula="of:=OFFSET([.C$4];[.M140];0)" office:value-type="float" office:value="43751" calcext:value-type="float">
            <text:p>43751</text:p>
          </table:table-cell>
          <table:table-cell table:style-name="ce36" table:formula="of:=[.L140]" office:value-type="float" office:value="0.541666666666664" calcext:value-type="float">
            <text:p>0.5416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0];0)&lt;=[.O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12:48:30.514414" calcext:value-type="date">
            <text:p>2019-10-09 12:48:31</text:p>
          </table:table-cell>
          <table:table-cell table:style-name="ce7" table:formula="of:=[.A141]" office:value-type="date" office:date-value="2019-10-09T12:48:30.514414" calcext:value-type="date">
            <text:p>2019-10-09 12:48:31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12:48:30.51441400778" calcext:value-type="date">
            <text:p>12/30/99 12:48 P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&lt;0.000001;[.G140]+2+1/[.$H$2];[.G140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13H10M00S" calcext:value-type="time">
            <text:p>13:10:00</text:p>
          </table:table-cell>
          <table:table-cell table:style-name="ce11" table:formula="of:=IF([.L141]&lt;[.L140];[.M140]+[.H$2];[.M140])" office:value-type="float" office:value="360" calcext:value-type="float">
            <text:p>360</text:p>
          </table:table-cell>
          <table:table-cell table:style-name="ce11" table:formula="of:=OFFSET([.C$4];[.M141];0)" office:value-type="float" office:value="43751" calcext:value-type="float">
            <text:p>43751</text:p>
          </table:table-cell>
          <table:table-cell table:style-name="ce36" table:formula="of:=[.L141]" office:value-type="float" office:value="0.548611111111108" calcext:value-type="float">
            <text:p>0.54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1];0)&lt;=[.O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13:11:38.824746" calcext:value-type="date">
            <text:p>2019-10-09 13:11:39</text:p>
          </table:table-cell>
          <table:table-cell table:style-name="ce7" table:formula="of:=[.A142]" office:value-type="date" office:date-value="2019-10-09T13:11:38.824746" calcext:value-type="date">
            <text:p>2019-10-09 13:11:39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13:11:38.82474609185" calcext:value-type="date">
            <text:p>12/30/99 01:11 P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&lt;0.000001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13H20M00S" calcext:value-type="time">
            <text:p>13:20:00</text:p>
          </table:table-cell>
          <table:table-cell table:style-name="ce11" table:formula="of:=IF([.L142]&lt;[.L141];[.M141]+[.H$2];[.M141])" office:value-type="float" office:value="360" calcext:value-type="float">
            <text:p>360</text:p>
          </table:table-cell>
          <table:table-cell table:style-name="ce11" table:formula="of:=OFFSET([.C$4];[.M142];0)" office:value-type="float" office:value="43751" calcext:value-type="float">
            <text:p>43751</text:p>
          </table:table-cell>
          <table:table-cell table:style-name="ce36" table:formula="of:=[.L142]" office:value-type="float" office:value="0.555555555555553" calcext:value-type="float">
            <text:p>0.55555555555555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2];0)&lt;=[.O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13:20:33.176322" calcext:value-type="date">
            <text:p>2019-10-09 13:20:33</text:p>
          </table:table-cell>
          <table:table-cell table:style-name="ce7" table:formula="of:=[.A143]" office:value-type="date" office:date-value="2019-10-09T13:20:33.176322" calcext:value-type="date">
            <text:p>2019-10-09 13:20:33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13:20:33.1763218157" calcext:value-type="date">
            <text:p>12/30/99 01:20 P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&lt;0.000001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13H30M00S" calcext:value-type="time">
            <text:p>13:30:00</text:p>
          </table:table-cell>
          <table:table-cell table:style-name="ce11" table:formula="of:=IF([.L143]&lt;[.L142];[.M142]+[.H$2];[.M142])" office:value-type="float" office:value="360" calcext:value-type="float">
            <text:p>360</text:p>
          </table:table-cell>
          <table:table-cell table:style-name="ce11" table:formula="of:=OFFSET([.C$4];[.M143];0)" office:value-type="float" office:value="43751" calcext:value-type="float">
            <text:p>43751</text:p>
          </table:table-cell>
          <table:table-cell table:style-name="ce36" table:formula="of:=[.L143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3];0)&lt;=[.O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12:45:21.793055" calcext:value-type="date">
            <text:p>2019-10-09 12:45:22</text:p>
          </table:table-cell>
          <table:table-cell table:style-name="ce7" table:formula="of:=[.A144]" office:value-type="date" office:date-value="2019-10-09T12:45:21.793055" calcext:value-type="date">
            <text:p>2019-10-09 12:45:22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12:45:21.79305469617" calcext:value-type="date">
            <text:p>12/30/99 12:45 P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&lt;0.000001;[.G143]+2+1/[.$H$2];[.G143]+1/[.$H$2])" office:value-type="float" office:value="2.35" calcext:value-type="float">
            <text:p>2,35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13H40M00S" calcext:value-type="time">
            <text:p>13:40:00</text:p>
          </table:table-cell>
          <table:table-cell table:style-name="ce11" table:formula="of:=IF([.L144]&lt;[.L143];[.M143]+[.H$2];[.M143])" office:value-type="float" office:value="360" calcext:value-type="float">
            <text:p>360</text:p>
          </table:table-cell>
          <table:table-cell table:style-name="ce11" table:formula="of:=OFFSET([.C$4];[.M144];0)" office:value-type="float" office:value="43751" calcext:value-type="float">
            <text:p>43751</text:p>
          </table:table-cell>
          <table:table-cell table:style-name="ce36" table:formula="of:=[.L144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4];0)&lt;=[.O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13:01:19.261703" calcext:value-type="date">
            <text:p>2019-10-09 13:01:19</text:p>
          </table:table-cell>
          <table:table-cell table:style-name="ce7" table:formula="of:=[.A145]" office:value-type="date" office:date-value="2019-10-09T13:01:19.261703" calcext:value-type="date">
            <text:p>2019-10-09 13:01:19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13:01:19.2617027415" calcext:value-type="date">
            <text:p>12/30/99 01:01 P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&lt;0.000001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13H50M00S" calcext:value-type="time">
            <text:p>13:50:00</text:p>
          </table:table-cell>
          <table:table-cell table:style-name="ce11" table:formula="of:=IF([.L145]&lt;[.L144];[.M144]+[.H$2];[.M144])" office:value-type="float" office:value="360" calcext:value-type="float">
            <text:p>360</text:p>
          </table:table-cell>
          <table:table-cell table:style-name="ce11" table:formula="of:=OFFSET([.C$4];[.M145];0)" office:value-type="float" office:value="43751" calcext:value-type="float">
            <text:p>43751</text:p>
          </table:table-cell>
          <table:table-cell table:style-name="ce36" table:formula="of:=[.L145]" office:value-type="float" office:value="0.576388888888886" calcext:value-type="float">
            <text:p>0.5763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5];0)&lt;=[.O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13:05:13.879305" calcext:value-type="date">
            <text:p>2019-10-09 13:05:14</text:p>
          </table:table-cell>
          <table:table-cell table:style-name="ce7" table:formula="of:=[.A146]" office:value-type="date" office:date-value="2019-10-09T13:05:13.879305" calcext:value-type="date">
            <text:p>2019-10-09 13:05:14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13:05:13.87930526398" calcext:value-type="date">
            <text:p>12/30/99 01:05 P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&lt;0.000001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14H00M00S" calcext:value-type="time">
            <text:p>14:00:00</text:p>
          </table:table-cell>
          <table:table-cell table:style-name="ce11" table:formula="of:=IF([.L146]&lt;[.L145];[.M145]+[.H$2];[.M145])" office:value-type="float" office:value="360" calcext:value-type="float">
            <text:p>360</text:p>
          </table:table-cell>
          <table:table-cell table:style-name="ce11" table:formula="of:=OFFSET([.C$4];[.M146];0)" office:value-type="float" office:value="43751" calcext:value-type="float">
            <text:p>43751</text:p>
          </table:table-cell>
          <table:table-cell table:style-name="ce36" table:formula="of:=[.L146]" office:value-type="float" office:value="0.58333333333333" calcext:value-type="float">
            <text:p>0.58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12:49:22.215478" calcext:value-type="date">
            <text:p>2019-10-09 12:49:22</text:p>
          </table:table-cell>
          <table:table-cell table:style-name="ce7" table:formula="of:=[.A147]" office:value-type="date" office:date-value="2019-10-09T12:49:22.215478" calcext:value-type="date">
            <text:p>2019-10-09 12:49:22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12:49:22.21547762398" calcext:value-type="date">
            <text:p>12/30/99 12:49 P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&lt;0.000001;[.G146]+2+1/[.$H$2];[.G146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4H10M00S" calcext:value-type="time">
            <text:p>14:10:00</text:p>
          </table:table-cell>
          <table:table-cell table:style-name="ce11" table:formula="of:=IF([.L147]&lt;[.L146];[.M146]+[.H$2];[.M146])" office:value-type="float" office:value="360" calcext:value-type="float">
            <text:p>360</text:p>
          </table:table-cell>
          <table:table-cell table:style-name="ce11" table:formula="of:=OFFSET([.C$4];[.M147];0)" office:value-type="float" office:value="43751" calcext:value-type="float">
            <text:p>43751</text:p>
          </table:table-cell>
          <table:table-cell table:style-name="ce36" table:formula="of:=[.L147]" office:value-type="float" office:value="0.590277777777775" calcext:value-type="float">
            <text:p>0.590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7];0)&lt;=[.O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12:52:56.285787" calcext:value-type="date">
            <text:p>2019-10-09 12:52:56</text:p>
          </table:table-cell>
          <table:table-cell table:style-name="ce7" table:formula="of:=[.A148]" office:value-type="date" office:date-value="2019-10-09T12:52:56.285787" calcext:value-type="date">
            <text:p>2019-10-09 12:52:56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12:52:56.28578664735" calcext:value-type="date">
            <text:p>12/30/99 12:52 P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&lt;0.000001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4H20M00S" calcext:value-type="time">
            <text:p>14:20:00</text:p>
          </table:table-cell>
          <table:table-cell table:style-name="ce11" table:formula="of:=IF([.L148]&lt;[.L147];[.M147]+[.H$2];[.M147])" office:value-type="float" office:value="360" calcext:value-type="float">
            <text:p>360</text:p>
          </table:table-cell>
          <table:table-cell table:style-name="ce11" table:formula="of:=OFFSET([.C$4];[.M148];0)" office:value-type="float" office:value="43751" calcext:value-type="float">
            <text:p>43751</text:p>
          </table:table-cell>
          <table:table-cell table:style-name="ce36" table:formula="of:=[.L148]" office:value-type="float" office:value="0.597222222222219" calcext:value-type="float">
            <text:p>0.597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8];0)&lt;=[.O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12:27:32.507713" calcext:value-type="date">
            <text:p>2019-10-09 12:27:33</text:p>
          </table:table-cell>
          <table:table-cell table:style-name="ce7" table:formula="of:=[.A149]" office:value-type="date" office:date-value="2019-10-09T12:27:32.507713" calcext:value-type="date">
            <text:p>2019-10-09 12:27:33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12:27:32.50771343708" calcext:value-type="date">
            <text:p>12/30/99 12:27 P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&lt;0.000001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4H30M00S" calcext:value-type="time">
            <text:p>14:30:00</text:p>
          </table:table-cell>
          <table:table-cell table:style-name="ce11" table:formula="of:=IF([.L149]&lt;[.L148];[.M148]+[.H$2];[.M148])" office:value-type="float" office:value="360" calcext:value-type="float">
            <text:p>360</text:p>
          </table:table-cell>
          <table:table-cell table:style-name="ce11" table:formula="of:=OFFSET([.C$4];[.M149];0)" office:value-type="float" office:value="43751" calcext:value-type="float">
            <text:p>43751</text:p>
          </table:table-cell>
          <table:table-cell table:style-name="ce36" table:formula="of:=[.L149]" office:value-type="float" office:value="0.604166666666664" calcext:value-type="float">
            <text:p>0.604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49];0)&lt;=[.O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13:23:00.67872" calcext:value-type="date">
            <text:p>2019-10-09 13:23:01</text:p>
          </table:table-cell>
          <table:table-cell table:style-name="ce7" table:formula="of:=[.A150]" office:value-type="date" office:date-value="2019-10-09T13:23:00.67872" calcext:value-type="date">
            <text:p>2019-10-09 13:23:01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13:23:00.67872030661" calcext:value-type="date">
            <text:p>12/30/99 01:23 P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&lt;0.000001;[.G149]+2+1/[.$H$2];[.G149]+1/[.$H$2])" office:value-type="float" office:value="2.45" calcext:value-type="float">
            <text:p>2,45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1H10M00S" calcext:value-type="time">
            <text:p>11:10:00</text:p>
          </table:table-cell>
          <table:table-cell table:style-name="ce11" table:formula="of:=IF([.L150]&lt;[.L149];[.M149]+[.H$2];[.M149])" office:value-type="float" office:value="420" calcext:value-type="float">
            <text:p>420</text:p>
          </table:table-cell>
          <table:table-cell table:style-name="ce11" table:formula="of:=OFFSET([.C$4];[.M150];0)" office:value-type="float" office:value="43752" calcext:value-type="float">
            <text:p>43752</text:p>
          </table:table-cell>
          <table:table-cell table:style-name="ce36" table:formula="of:=[.L150]" office:value-type="float" office:value="0.465277777777775" calcext:value-type="float">
            <text:p>0.46527777777777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13:24:28.91305" calcext:value-type="date">
            <text:p>2019-10-09 13:24:29</text:p>
          </table:table-cell>
          <table:table-cell table:style-name="ce7" table:formula="of:=[.A151]" office:value-type="date" office:date-value="2019-10-09T13:24:28.91305" calcext:value-type="date">
            <text:p>2019-10-09 13:24:29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13:24:28.9130498562" calcext:value-type="date">
            <text:p>12/30/99 01:24 P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&lt;0.000001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1H20M00S" calcext:value-type="time">
            <text:p>11:20:00</text:p>
          </table:table-cell>
          <table:table-cell table:style-name="ce11" table:formula="of:=IF([.L151]&lt;[.L150];[.M150]+[.H$2];[.M150])" office:value-type="float" office:value="420" calcext:value-type="float">
            <text:p>420</text:p>
          </table:table-cell>
          <table:table-cell table:style-name="ce11" table:formula="of:=OFFSET([.C$4];[.M151];0)" office:value-type="float" office:value="43752" calcext:value-type="float">
            <text:p>43752</text:p>
          </table:table-cell>
          <table:table-cell table:style-name="ce36" table:formula="of:=[.L151]" office:value-type="float" office:value="0.472222222222219" calcext:value-type="float">
            <text:p>0.47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13:06:53.388174" calcext:value-type="date">
            <text:p>2019-10-09 13:06:53</text:p>
          </table:table-cell>
          <table:table-cell table:style-name="ce7" table:formula="of:=[.A152]" office:value-type="date" office:date-value="2019-10-09T13:06:53.388174" calcext:value-type="date">
            <text:p>2019-10-09 13:06:53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13:06:53.38817446958" calcext:value-type="date">
            <text:p>12/30/99 01:06 P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&lt;0.000001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1H30M00S" calcext:value-type="time">
            <text:p>11:30:00</text:p>
          </table:table-cell>
          <table:table-cell table:style-name="ce11" table:formula="of:=IF([.L152]&lt;[.L151];[.M151]+[.H$2];[.M151])" office:value-type="float" office:value="420" calcext:value-type="float">
            <text:p>420</text:p>
          </table:table-cell>
          <table:table-cell table:style-name="ce11" table:formula="of:=OFFSET([.C$4];[.M152];0)" office:value-type="float" office:value="43752" calcext:value-type="float">
            <text:p>43752</text:p>
          </table:table-cell>
          <table:table-cell table:style-name="ce36" table:formula="of:=[.L152]" office:value-type="float" office:value="0.479166666666664" calcext:value-type="float">
            <text:p>0.47916666666666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13:24:07.73548" calcext:value-type="date">
            <text:p>2019-10-09 13:24:08</text:p>
          </table:table-cell>
          <table:table-cell table:style-name="ce7" table:formula="of:=[.A153]" office:value-type="date" office:date-value="2019-10-09T13:24:07.73548" calcext:value-type="date">
            <text:p>2019-10-09 13:24:08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13:24:07.73548040539" calcext:value-type="date">
            <text:p>12/30/99 01:24 P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&lt;0.000001;[.G152]+2+1/[.$H$2];[.G152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1H40M00S" calcext:value-type="time">
            <text:p>11:40:00</text:p>
          </table:table-cell>
          <table:table-cell table:style-name="ce11" table:formula="of:=IF([.L153]&lt;[.L152];[.M152]+[.H$2];[.M152])" office:value-type="float" office:value="420" calcext:value-type="float">
            <text:p>420</text:p>
          </table:table-cell>
          <table:table-cell table:style-name="ce11" table:formula="of:=OFFSET([.C$4];[.M153];0)" office:value-type="float" office:value="43752" calcext:value-type="float">
            <text:p>43752</text:p>
          </table:table-cell>
          <table:table-cell table:style-name="ce36" table:formula="of:=[.L153]" office:value-type="float" office:value="0.486111111111108" calcext:value-type="float">
            <text:p>0.4861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13:10:05.029168" calcext:value-type="date">
            <text:p>2019-10-09 13:10:05</text:p>
          </table:table-cell>
          <table:table-cell table:style-name="ce7" table:formula="of:=[.A154]" office:value-type="date" office:date-value="2019-10-09T13:10:05.029168" calcext:value-type="date">
            <text:p>2019-10-09 13:10:05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13:10:05.02916816622" calcext:value-type="date">
            <text:p>12/30/99 01:10 P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&lt;0.000001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1H50M00S" calcext:value-type="time">
            <text:p>11:50:00</text:p>
          </table:table-cell>
          <table:table-cell table:style-name="ce11" table:formula="of:=IF([.L154]&lt;[.L153];[.M153]+[.H$2];[.M153])" office:value-type="float" office:value="420" calcext:value-type="float">
            <text:p>420</text:p>
          </table:table-cell>
          <table:table-cell table:style-name="ce11" table:formula="of:=OFFSET([.C$4];[.M154];0)" office:value-type="float" office:value="43752" calcext:value-type="float">
            <text:p>43752</text:p>
          </table:table-cell>
          <table:table-cell table:style-name="ce36" table:formula="of:=[.L154]" office:value-type="float" office:value="0.493055555555552" calcext:value-type="float">
            <text:p>0.49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12:54:50.006245" calcext:value-type="date">
            <text:p>2019-10-09 12:54:50</text:p>
          </table:table-cell>
          <table:table-cell table:style-name="ce7" table:formula="of:=[.A155]" office:value-type="date" office:date-value="2019-10-09T12:54:50.006245" calcext:value-type="date">
            <text:p>2019-10-09 12:54:50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12:54:50.00624518376" calcext:value-type="date">
            <text:p>12/30/99 12:54 P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&lt;0.000001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2H00M00S" calcext:value-type="time">
            <text:p>12:00:00</text:p>
          </table:table-cell>
          <table:table-cell table:style-name="ce11" table:formula="of:=IF([.L155]&lt;[.L154];[.M154]+[.H$2];[.M154])" office:value-type="float" office:value="420" calcext:value-type="float">
            <text:p>420</text:p>
          </table:table-cell>
          <table:table-cell table:style-name="ce11" table:formula="of:=OFFSET([.C$4];[.M155];0)" office:value-type="float" office:value="43752" calcext:value-type="float">
            <text:p>43752</text:p>
          </table:table-cell>
          <table:table-cell table:style-name="ce36" table:formula="of:=[.L155]" office:value-type="float" office:value="0.499999999999997" calcext:value-type="float">
            <text:p>0.4999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12:48:30.121613" calcext:value-type="date">
            <text:p>2019-10-09 12:48:30</text:p>
          </table:table-cell>
          <table:table-cell table:style-name="ce7" table:formula="of:=[.A156]" office:value-type="date" office:date-value="2019-10-09T12:48:30.121613" calcext:value-type="date">
            <text:p>2019-10-09 12:48:30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12:48:30.12161287945" calcext:value-type="date">
            <text:p>12/30/99 12:48 P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&lt;0.000001;[.G155]+2+1/[.$H$2];[.G155]+1/[.$H$2])" office:value-type="float" office:value="2.55" calcext:value-type="float">
            <text:p>2,55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2H10M00S" calcext:value-type="time">
            <text:p>12:10:00</text:p>
          </table:table-cell>
          <table:table-cell table:style-name="ce11" table:formula="of:=IF([.L156]&lt;[.L155];[.M155]+[.H$2];[.M155])" office:value-type="float" office:value="420" calcext:value-type="float">
            <text:p>420</text:p>
          </table:table-cell>
          <table:table-cell table:style-name="ce11" table:formula="of:=OFFSET([.C$4];[.M156];0)" office:value-type="float" office:value="43752" calcext:value-type="float">
            <text:p>43752</text:p>
          </table:table-cell>
          <table:table-cell table:style-name="ce36" table:formula="of:=[.L156]" office:value-type="float" office:value="0.506944444444441" calcext:value-type="float">
            <text:p>0.50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13:08:05.829126" calcext:value-type="date">
            <text:p>2019-10-09 13:08:06</text:p>
          </table:table-cell>
          <table:table-cell table:style-name="ce7" table:formula="of:=[.A157]" office:value-type="date" office:date-value="2019-10-09T13:08:05.829126" calcext:value-type="date">
            <text:p>2019-10-09 13:08:06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13:08:05.82912571728" calcext:value-type="date">
            <text:p>12/30/99 01:08 P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&lt;0.000001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2H20M00S" calcext:value-type="time">
            <text:p>12:20:00</text:p>
          </table:table-cell>
          <table:table-cell table:style-name="ce11" table:formula="of:=IF([.L157]&lt;[.L156];[.M156]+[.H$2];[.M156])" office:value-type="float" office:value="420" calcext:value-type="float">
            <text:p>420</text:p>
          </table:table-cell>
          <table:table-cell table:style-name="ce11" table:formula="of:=OFFSET([.C$4];[.M157];0)" office:value-type="float" office:value="43752" calcext:value-type="float">
            <text:p>43752</text:p>
          </table:table-cell>
          <table:table-cell table:style-name="ce36" table:formula="of:=[.L157]" office:value-type="float" office:value="0.513888888888886" calcext:value-type="float">
            <text:p>0.51388888888888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13:12:05.496563" calcext:value-type="date">
            <text:p>2019-10-09 13:12:05</text:p>
          </table:table-cell>
          <table:table-cell table:style-name="ce7" table:formula="of:=[.A158]" office:value-type="date" office:date-value="2019-10-09T13:12:05.496563" calcext:value-type="date">
            <text:p>2019-10-09 13:12:05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13:12:05.49656254705" calcext:value-type="date">
            <text:p>12/30/99 01:12 P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&lt;0.000001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12H30M00S" calcext:value-type="time">
            <text:p>12:30:00</text:p>
          </table:table-cell>
          <table:table-cell table:style-name="ce11" table:formula="of:=IF([.L158]&lt;[.L157];[.M157]+[.H$2];[.M157])" office:value-type="float" office:value="420" calcext:value-type="float">
            <text:p>420</text:p>
          </table:table-cell>
          <table:table-cell table:style-name="ce11" table:formula="of:=OFFSET([.C$4];[.M158];0)" office:value-type="float" office:value="43752" calcext:value-type="float">
            <text:p>43752</text:p>
          </table:table-cell>
          <table:table-cell table:style-name="ce36" table:formula="of:=[.L158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13:16:46.249411" calcext:value-type="date">
            <text:p>2019-10-09 13:16:46</text:p>
          </table:table-cell>
          <table:table-cell table:style-name="ce7" table:formula="of:=[.A159]" office:value-type="date" office:date-value="2019-10-09T13:16:46.249411" calcext:value-type="date">
            <text:p>2019-10-09 13:16:46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13:16:46.24941070564" calcext:value-type="date">
            <text:p>12/30/99 01:16 P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&lt;0.000001;[.G158]+2+1/[.$H$2];[.G158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12H40M00S" calcext:value-type="time">
            <text:p>12:40:00</text:p>
          </table:table-cell>
          <table:table-cell table:style-name="ce11" table:formula="of:=IF([.L159]&lt;[.L158];[.M158]+[.H$2];[.M158])" office:value-type="float" office:value="420" calcext:value-type="float">
            <text:p>420</text:p>
          </table:table-cell>
          <table:table-cell table:style-name="ce11" table:formula="of:=OFFSET([.C$4];[.M159];0)" office:value-type="float" office:value="43752" calcext:value-type="float">
            <text:p>43752</text:p>
          </table:table-cell>
          <table:table-cell table:style-name="ce36" table:formula="of:=[.L159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12:36:35.862076" calcext:value-type="date">
            <text:p>2019-10-09 12:36:36</text:p>
          </table:table-cell>
          <table:table-cell table:style-name="ce7" table:formula="of:=[.A160]" office:value-type="date" office:date-value="2019-10-09T12:36:35.862076" calcext:value-type="date">
            <text:p>2019-10-09 12:36:36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12:36:35.86207552347" calcext:value-type="date">
            <text:p>12/30/99 12:36 P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&lt;0.000001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12H50M00S" calcext:value-type="time">
            <text:p>12:50:00</text:p>
          </table:table-cell>
          <table:table-cell table:style-name="ce11" table:formula="of:=IF([.L160]&lt;[.L159];[.M159]+[.H$2];[.M159])" office:value-type="float" office:value="420" calcext:value-type="float">
            <text:p>420</text:p>
          </table:table-cell>
          <table:table-cell table:style-name="ce11" table:formula="of:=OFFSET([.C$4];[.M160];0)" office:value-type="float" office:value="43752" calcext:value-type="float">
            <text:p>43752</text:p>
          </table:table-cell>
          <table:table-cell table:style-name="ce36" table:formula="of:=[.L160]" office:value-type="float" office:value="0.534722222222219" calcext:value-type="float">
            <text:p>0.5347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0];0)&lt;=[.O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12:49:52.96197" calcext:value-type="date">
            <text:p>2019-10-09 12:49:53</text:p>
          </table:table-cell>
          <table:table-cell table:style-name="ce7" table:formula="of:=[.A161]" office:value-type="date" office:date-value="2019-10-09T12:49:52.96197" calcext:value-type="date">
            <text:p>2019-10-09 12:49:53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12:49:52.96196959913" calcext:value-type="date">
            <text:p>12/30/99 12:49 P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&lt;0.000001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13H00M00S" calcext:value-type="time">
            <text:p>13:00:00</text:p>
          </table:table-cell>
          <table:table-cell table:style-name="ce11" table:formula="of:=IF([.L161]&lt;[.L160];[.M160]+[.H$2];[.M160])" office:value-type="float" office:value="420" calcext:value-type="float">
            <text:p>420</text:p>
          </table:table-cell>
          <table:table-cell table:style-name="ce11" table:formula="of:=OFFSET([.C$4];[.M161];0)" office:value-type="float" office:value="43752" calcext:value-type="float">
            <text:p>43752</text:p>
          </table:table-cell>
          <table:table-cell table:style-name="ce36" table:formula="of:=[.L161]" office:value-type="float" office:value="0.541666666666663" calcext:value-type="float">
            <text:p>0.54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1];0)&lt;=[.O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13:10:48.698825" calcext:value-type="date">
            <text:p>2019-10-09 13:10:49</text:p>
          </table:table-cell>
          <table:table-cell table:style-name="ce7" table:formula="of:=[.A162]" office:value-type="date" office:date-value="2019-10-09T13:10:48.698825" calcext:value-type="date">
            <text:p>2019-10-09 13:10:49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13:10:48.69882480707" calcext:value-type="date">
            <text:p>12/30/99 01:10 P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&lt;0.000001;[.G161]+2+1/[.$H$2];[.G161]+1/[.$H$2])" office:value-type="float" office:value="2.65" calcext:value-type="float">
            <text:p>2,65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13H10M00S" calcext:value-type="time">
            <text:p>13:10:00</text:p>
          </table:table-cell>
          <table:table-cell table:style-name="ce11" table:formula="of:=IF([.L162]&lt;[.L161];[.M161]+[.H$2];[.M161])" office:value-type="float" office:value="420" calcext:value-type="float">
            <text:p>420</text:p>
          </table:table-cell>
          <table:table-cell table:style-name="ce11" table:formula="of:=OFFSET([.C$4];[.M162];0)" office:value-type="float" office:value="43752" calcext:value-type="float">
            <text:p>43752</text:p>
          </table:table-cell>
          <table:table-cell table:style-name="ce36" table:formula="of:=[.L162]" office:value-type="float" office:value="0.548611111111108" calcext:value-type="float">
            <text:p>0.54861111111110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13:06:35.171008" calcext:value-type="date">
            <text:p>2019-10-09 13:06:35</text:p>
          </table:table-cell>
          <table:table-cell table:style-name="ce7" table:formula="of:=[.A163]" office:value-type="date" office:date-value="2019-10-09T13:06:35.171008" calcext:value-type="date">
            <text:p>2019-10-09 13:06:35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13:06:35.171007514" calcext:value-type="date">
            <text:p>12/30/99 01:06 P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&lt;0.000001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13H20M00S" calcext:value-type="time">
            <text:p>13:20:00</text:p>
          </table:table-cell>
          <table:table-cell table:style-name="ce11" table:formula="of:=IF([.L163]&lt;[.L162];[.M162]+[.H$2];[.M162])" office:value-type="float" office:value="420" calcext:value-type="float">
            <text:p>420</text:p>
          </table:table-cell>
          <table:table-cell table:style-name="ce11" table:formula="of:=OFFSET([.C$4];[.M163];0)" office:value-type="float" office:value="43752" calcext:value-type="float">
            <text:p>43752</text:p>
          </table:table-cell>
          <table:table-cell table:style-name="ce36" table:formula="of:=[.L163]" office:value-type="float" office:value="0.555555555555552" calcext:value-type="float">
            <text:p>0.55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12:56:55.026617" calcext:value-type="date">
            <text:p>2019-10-09 12:56:55</text:p>
          </table:table-cell>
          <table:table-cell table:style-name="ce7" table:formula="of:=[.A164]" office:value-type="date" office:date-value="2019-10-09T12:56:55.026617" calcext:value-type="date">
            <text:p>2019-10-09 12:56:55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12:56:55.026617283" calcext:value-type="date">
            <text:p>12/30/99 12:56 P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&lt;0.000001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13H30M00S" calcext:value-type="time">
            <text:p>13:30:00</text:p>
          </table:table-cell>
          <table:table-cell table:style-name="ce11" table:formula="of:=IF([.L164]&lt;[.L163];[.M163]+[.H$2];[.M163])" office:value-type="float" office:value="420" calcext:value-type="float">
            <text:p>420</text:p>
          </table:table-cell>
          <table:table-cell table:style-name="ce11" table:formula="of:=OFFSET([.C$4];[.M164];0)" office:value-type="float" office:value="43752" calcext:value-type="float">
            <text:p>43752</text:p>
          </table:table-cell>
          <table:table-cell table:style-name="ce36" table:formula="of:=[.L164]" office:value-type="float" office:value="0.562499999999997" calcext:value-type="float">
            <text:p>0.56249999999999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13:01:14.571329" calcext:value-type="date">
            <text:p>2019-10-09 13:01:15</text:p>
          </table:table-cell>
          <table:table-cell table:style-name="ce7" table:formula="of:=[.A165]" office:value-type="date" office:date-value="2019-10-09T13:01:14.571329" calcext:value-type="date">
            <text:p>2019-10-09 13:01:15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13:01:14.57132949494" calcext:value-type="date">
            <text:p>12/30/99 01:01 P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&lt;0.000001;[.G164]+2+1/[.$H$2];[.G164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3H40M00S" calcext:value-type="time">
            <text:p>13:40:00</text:p>
          </table:table-cell>
          <table:table-cell table:style-name="ce11" table:formula="of:=IF([.L165]&lt;[.L164];[.M164]+[.H$2];[.M164])" office:value-type="float" office:value="420" calcext:value-type="float">
            <text:p>420</text:p>
          </table:table-cell>
          <table:table-cell table:style-name="ce11" table:formula="of:=OFFSET([.C$4];[.M165];0)" office:value-type="float" office:value="43752" calcext:value-type="float">
            <text:p>43752</text:p>
          </table:table-cell>
          <table:table-cell table:style-name="ce36" table:formula="of:=[.L165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5];0)&lt;=[.O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12:32:09.63374" calcext:value-type="date">
            <text:p>2019-10-09 12:32:10</text:p>
          </table:table-cell>
          <table:table-cell table:style-name="ce7" table:formula="of:=[.A166]" office:value-type="date" office:date-value="2019-10-09T12:32:09.63374" calcext:value-type="date">
            <text:p>2019-10-09 12:32:10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12:32:09.63373996317" calcext:value-type="date">
            <text:p>12/30/99 12:32 P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&lt;0.000001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3H50M00S" calcext:value-type="time">
            <text:p>13:50:00</text:p>
          </table:table-cell>
          <table:table-cell table:style-name="ce11" table:formula="of:=IF([.L166]&lt;[.L165];[.M165]+[.H$2];[.M165])" office:value-type="float" office:value="420" calcext:value-type="float">
            <text:p>420</text:p>
          </table:table-cell>
          <table:table-cell table:style-name="ce11" table:formula="of:=OFFSET([.C$4];[.M166];0)" office:value-type="float" office:value="43752" calcext:value-type="float">
            <text:p>43752</text:p>
          </table:table-cell>
          <table:table-cell table:style-name="ce36" table:formula="of:=[.L166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6];0)&lt;=[.O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12:45:21.701289" calcext:value-type="date">
            <text:p>2019-10-09 12:45:22</text:p>
          </table:table-cell>
          <table:table-cell table:style-name="ce7" table:formula="of:=[.A167]" office:value-type="date" office:date-value="2019-10-09T12:45:21.701289" calcext:value-type="date">
            <text:p>2019-10-09 12:45:22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12:45:21.70128920116" calcext:value-type="date">
            <text:p>12/30/99 12:45 P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&lt;0.000001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4H00M00S" calcext:value-type="time">
            <text:p>14:00:00</text:p>
          </table:table-cell>
          <table:table-cell table:style-name="ce11" table:formula="of:=IF([.L167]&lt;[.L166];[.M166]+[.H$2];[.M166])" office:value-type="float" office:value="420" calcext:value-type="float">
            <text:p>420</text:p>
          </table:table-cell>
          <table:table-cell table:style-name="ce11" table:formula="of:=OFFSET([.C$4];[.M167];0)" office:value-type="float" office:value="43752" calcext:value-type="float">
            <text:p>43752</text:p>
          </table:table-cell>
          <table:table-cell table:style-name="ce36" table:formula="of:=[.L167]" office:value-type="float" office:value="0.58333333333333" calcext:value-type="float">
            <text:p>0.5833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7];0)&lt;=[.O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12:49:19.330493" calcext:value-type="date">
            <text:p>2019-10-09 12:49:19</text:p>
          </table:table-cell>
          <table:table-cell table:style-name="ce7" table:formula="of:=[.A168]" office:value-type="date" office:date-value="2019-10-09T12:49:19.330493" calcext:value-type="date">
            <text:p>2019-10-09 12:49:19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12:49:19.33049339801" calcext:value-type="date">
            <text:p>12/30/99 12:49 P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&lt;0.000001;[.G167]+2+1/[.$H$2];[.G167]+1/[.$H$2])" office:value-type="float" office:value="2.75" calcext:value-type="float">
            <text:p>2,75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4H10M00S" calcext:value-type="time">
            <text:p>14:10:00</text:p>
          </table:table-cell>
          <table:table-cell table:style-name="ce11" table:formula="of:=IF([.L168]&lt;[.L167];[.M167]+[.H$2];[.M167])" office:value-type="float" office:value="420" calcext:value-type="float">
            <text:p>420</text:p>
          </table:table-cell>
          <table:table-cell table:style-name="ce11" table:formula="of:=OFFSET([.C$4];[.M168];0)" office:value-type="float" office:value="43752" calcext:value-type="float">
            <text:p>43752</text:p>
          </table:table-cell>
          <table:table-cell table:style-name="ce36" table:formula="of:=[.L168]" office:value-type="float" office:value="0.590277777777774" calcext:value-type="float">
            <text:p>0.590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8];0)&lt;=[.O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12:49:10.975443" calcext:value-type="date">
            <text:p>2019-10-09 12:49:11</text:p>
          </table:table-cell>
          <table:table-cell table:style-name="ce7" table:formula="of:=[.A169]" office:value-type="date" office:date-value="2019-10-09T12:49:10.975443" calcext:value-type="date">
            <text:p>2019-10-09 12:49:11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12:49:10.97544291057" calcext:value-type="date">
            <text:p>12/30/99 12:49 P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&lt;0.000001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4H20M00S" calcext:value-type="time">
            <text:p>14:20:00</text:p>
          </table:table-cell>
          <table:table-cell table:style-name="ce11" table:formula="of:=IF([.L169]&lt;[.L168];[.M168]+[.H$2];[.M168])" office:value-type="float" office:value="420" calcext:value-type="float">
            <text:p>420</text:p>
          </table:table-cell>
          <table:table-cell table:style-name="ce11" table:formula="of:=OFFSET([.C$4];[.M169];0)" office:value-type="float" office:value="43752" calcext:value-type="float">
            <text:p>43752</text:p>
          </table:table-cell>
          <table:table-cell table:style-name="ce36" table:formula="of:=[.L169]" office:value-type="float" office:value="0.597222222222219" calcext:value-type="float">
            <text:p>0.597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69];0)&lt;=[.O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12:33:55.469826" calcext:value-type="date">
            <text:p>2019-10-09 12:33:55</text:p>
          </table:table-cell>
          <table:table-cell table:style-name="ce7" table:formula="of:=[.A170]" office:value-type="date" office:date-value="2019-10-09T12:33:55.469826" calcext:value-type="date">
            <text:p>2019-10-09 12:33:55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12:33:55.46982603148" calcext:value-type="date">
            <text:p>12/30/99 12:33 P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&lt;0.000001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4H30M00S" calcext:value-type="time">
            <text:p>14:30:00</text:p>
          </table:table-cell>
          <table:table-cell table:style-name="ce11" table:formula="of:=IF([.L170]&lt;[.L169];[.M169]+[.H$2];[.M169])" office:value-type="float" office:value="420" calcext:value-type="float">
            <text:p>420</text:p>
          </table:table-cell>
          <table:table-cell table:style-name="ce11" table:formula="of:=OFFSET([.C$4];[.M170];0)" office:value-type="float" office:value="43752" calcext:value-type="float">
            <text:p>43752</text:p>
          </table:table-cell>
          <table:table-cell table:style-name="ce36" table:formula="of:=[.L170]" office:value-type="float" office:value="0.604166666666663" calcext:value-type="float">
            <text:p>0.604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0];0)&lt;=[.O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12:59:25.901626" calcext:value-type="date">
            <text:p>2019-10-09 12:59:26</text:p>
          </table:table-cell>
          <table:table-cell table:style-name="ce7" table:formula="of:=[.A171]" office:value-type="date" office:date-value="2019-10-09T12:59:25.901626" calcext:value-type="date">
            <text:p>2019-10-09 12:59:26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12:59:25.90162559878" calcext:value-type="date">
            <text:p>12/30/99 12:59 P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&lt;0.000001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1H10M00S" calcext:value-type="time">
            <text:p>11:10:00</text:p>
          </table:table-cell>
          <table:table-cell table:style-name="ce11" table:formula="of:=IF([.L171]&lt;[.L170];[.M170]+[.H$2];[.M170])" office:value-type="float" office:value="480" calcext:value-type="float">
            <text:p>480</text:p>
          </table:table-cell>
          <table:table-cell table:style-name="ce11" table:formula="of:=OFFSET([.C$4];[.M171];0)" office:value-type="float" office:value="43753" calcext:value-type="float">
            <text:p>43753</text:p>
          </table:table-cell>
          <table:table-cell table:style-name="ce36" table:formula="of:=[.L171]" office:value-type="float" office:value="0.465277777777774" calcext:value-type="float">
            <text:p>0.46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1];0)&lt;=[.O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12:52:07.909056" calcext:value-type="date">
            <text:p>2019-10-09 12:52:08</text:p>
          </table:table-cell>
          <table:table-cell table:style-name="ce7" table:formula="of:=[.A172]" office:value-type="date" office:date-value="2019-10-09T12:52:07.909056" calcext:value-type="date">
            <text:p>2019-10-09 12:52:08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12:52:07.90905560832" calcext:value-type="date">
            <text:p>12/30/99 12:52 P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&lt;0.000001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1H20M00S" calcext:value-type="time">
            <text:p>11:20:00</text:p>
          </table:table-cell>
          <table:table-cell table:style-name="ce11" table:formula="of:=IF([.L172]&lt;[.L171];[.M171]+[.H$2];[.M171])" office:value-type="float" office:value="480" calcext:value-type="float">
            <text:p>480</text:p>
          </table:table-cell>
          <table:table-cell table:style-name="ce11" table:formula="of:=OFFSET([.C$4];[.M172];0)" office:value-type="float" office:value="43753" calcext:value-type="float">
            <text:p>43753</text:p>
          </table:table-cell>
          <table:table-cell table:style-name="ce36" table:formula="of:=[.L172]" office:value-type="float" office:value="0.472222222222219" calcext:value-type="float">
            <text:p>0.47222222222221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2];0)&lt;=[.O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13:10:28.47096" calcext:value-type="date">
            <text:p>2019-10-09 13:10:28</text:p>
          </table:table-cell>
          <table:table-cell table:style-name="ce7" table:formula="of:=[.A173]" office:value-type="date" office:date-value="2019-10-09T13:10:28.47096" calcext:value-type="date">
            <text:p>2019-10-09 13:10:28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13:10:28.47095977049" calcext:value-type="date">
            <text:p>12/30/99 01:10 P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&lt;0.000001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1H30M00S" calcext:value-type="time">
            <text:p>11:30:00</text:p>
          </table:table-cell>
          <table:table-cell table:style-name="ce11" table:formula="of:=IF([.L173]&lt;[.L172];[.M172]+[.H$2];[.M172])" office:value-type="float" office:value="480" calcext:value-type="float">
            <text:p>480</text:p>
          </table:table-cell>
          <table:table-cell table:style-name="ce11" table:formula="of:=OFFSET([.C$4];[.M173];0)" office:value-type="float" office:value="43753" calcext:value-type="float">
            <text:p>43753</text:p>
          </table:table-cell>
          <table:table-cell table:style-name="ce36" table:formula="of:=[.L173]" office:value-type="float" office:value="0.479166666666663" calcext:value-type="float">
            <text:p>0.47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3];0)&lt;=[.O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12:50:04.355142" calcext:value-type="date">
            <text:p>2019-10-09 12:50:04</text:p>
          </table:table-cell>
          <table:table-cell table:style-name="ce7" table:formula="of:=[.A174]" office:value-type="date" office:date-value="2019-10-09T12:50:04.355142" calcext:value-type="date">
            <text:p>2019-10-09 12:50:04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12:50:04.35514168348" calcext:value-type="date">
            <text:p>12/30/99 12:50 P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&lt;0.000001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1H40M00S" calcext:value-type="time">
            <text:p>11:40:00</text:p>
          </table:table-cell>
          <table:table-cell table:style-name="ce11" table:formula="of:=IF([.L174]&lt;[.L173];[.M173]+[.H$2];[.M173])" office:value-type="float" office:value="480" calcext:value-type="float">
            <text:p>480</text:p>
          </table:table-cell>
          <table:table-cell table:style-name="ce11" table:formula="of:=OFFSET([.C$4];[.M174];0)" office:value-type="float" office:value="43753" calcext:value-type="float">
            <text:p>43753</text:p>
          </table:table-cell>
          <table:table-cell table:style-name="ce36" table:formula="of:=[.L174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4];0)&lt;=[.O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13:14:19.255001" calcext:value-type="date">
            <text:p>2019-10-09 13:14:19</text:p>
          </table:table-cell>
          <table:table-cell table:style-name="ce7" table:formula="of:=[.A175]" office:value-type="date" office:date-value="2019-10-09T13:14:19.255001" calcext:value-type="date">
            <text:p>2019-10-09 13:14:19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13:14:19.25500143785" calcext:value-type="date">
            <text:p>12/30/99 01:14 P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&lt;0.000001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1H50M00S" calcext:value-type="time">
            <text:p>11:50:00</text:p>
          </table:table-cell>
          <table:table-cell table:style-name="ce11" table:formula="of:=IF([.L175]&lt;[.L174];[.M174]+[.H$2];[.M174])" office:value-type="float" office:value="480" calcext:value-type="float">
            <text:p>480</text:p>
          </table:table-cell>
          <table:table-cell table:style-name="ce11" table:formula="of:=OFFSET([.C$4];[.M175];0)" office:value-type="float" office:value="43753" calcext:value-type="float">
            <text:p>43753</text:p>
          </table:table-cell>
          <table:table-cell table:style-name="ce36" table:formula="of:=[.L175]" office:value-type="float" office:value="0.493055555555552" calcext:value-type="float">
            <text:p>0.4930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5];0)&lt;=[.O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12:54:54.553967" calcext:value-type="date">
            <text:p>2019-10-09 12:54:55</text:p>
          </table:table-cell>
          <table:table-cell table:style-name="ce7" table:formula="of:=[.A176]" office:value-type="date" office:date-value="2019-10-09T12:54:54.553967" calcext:value-type="date">
            <text:p>2019-10-09 12:54:55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12:54:54.55396682024" calcext:value-type="date">
            <text:p>12/30/99 12:54 P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&lt;0.000001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12H00M00S" calcext:value-type="time">
            <text:p>12:00:00</text:p>
          </table:table-cell>
          <table:table-cell table:style-name="ce11" table:formula="of:=IF([.L176]&lt;[.L175];[.M175]+[.H$2];[.M175])" office:value-type="float" office:value="480" calcext:value-type="float">
            <text:p>480</text:p>
          </table:table-cell>
          <table:table-cell table:style-name="ce11" table:formula="of:=OFFSET([.C$4];[.M176];0)" office:value-type="float" office:value="43753" calcext:value-type="float">
            <text:p>43753</text:p>
          </table:table-cell>
          <table:table-cell table:style-name="ce36" table:formula="of:=[.L176]" office:value-type="float" office:value="0.499999999999996" calcext:value-type="float">
            <text:p>0.49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6];0)&lt;=[.O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13:30:31.809391" calcext:value-type="date">
            <text:p>2019-10-09 13:30:32</text:p>
          </table:table-cell>
          <table:table-cell table:style-name="ce7" table:formula="of:=[.A177]" office:value-type="date" office:date-value="2019-10-09T13:30:31.809391" calcext:value-type="date">
            <text:p>2019-10-09 13:30:32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13:30:31.80939105805" calcext:value-type="date">
            <text:p>12/30/99 01:30 P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&lt;0.000001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12H10M00S" calcext:value-type="time">
            <text:p>12:10:00</text:p>
          </table:table-cell>
          <table:table-cell table:style-name="ce11" table:formula="of:=IF([.L177]&lt;[.L176];[.M176]+[.H$2];[.M176])" office:value-type="float" office:value="480" calcext:value-type="float">
            <text:p>480</text:p>
          </table:table-cell>
          <table:table-cell table:style-name="ce11" table:formula="of:=OFFSET([.C$4];[.M177];0)" office:value-type="float" office:value="43753" calcext:value-type="float">
            <text:p>43753</text:p>
          </table:table-cell>
          <table:table-cell table:style-name="ce36" table:formula="of:=[.L177]" office:value-type="float" office:value="0.506944444444441" calcext:value-type="float">
            <text:p>0.5069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7];0)&lt;=[.O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13:00:45.658822" calcext:value-type="date">
            <text:p>2019-10-09 13:00:46</text:p>
          </table:table-cell>
          <table:table-cell table:style-name="ce7" table:formula="of:=[.A178]" office:value-type="date" office:date-value="2019-10-09T13:00:45.658822" calcext:value-type="date">
            <text:p>2019-10-09 13:00:46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13:00:45.6588216126" calcext:value-type="date">
            <text:p>12/30/99 01:00 P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&lt;0.000001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12H20M00S" calcext:value-type="time">
            <text:p>12:20:00</text:p>
          </table:table-cell>
          <table:table-cell table:style-name="ce11" table:formula="of:=IF([.L178]&lt;[.L177];[.M177]+[.H$2];[.M177])" office:value-type="float" office:value="480" calcext:value-type="float">
            <text:p>480</text:p>
          </table:table-cell>
          <table:table-cell table:style-name="ce11" table:formula="of:=OFFSET([.C$4];[.M178];0)" office:value-type="float" office:value="43753" calcext:value-type="float">
            <text:p>43753</text:p>
          </table:table-cell>
          <table:table-cell table:style-name="ce36" table:formula="of:=[.L178]" office:value-type="float" office:value="0.513888888888885" calcext:value-type="float">
            <text:p>0.51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8];0)&lt;=[.O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12:41:41.11478" calcext:value-type="date">
            <text:p>2019-10-09 12:41:41</text:p>
          </table:table-cell>
          <table:table-cell table:style-name="ce7" table:formula="of:=[.A179]" office:value-type="date" office:date-value="2019-10-09T12:41:41.11478" calcext:value-type="date">
            <text:p>2019-10-09 12:41:41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12:41:41.11478010658" calcext:value-type="date">
            <text:p>12/30/99 12:41 P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&lt;0.000001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12H30M00S" calcext:value-type="time">
            <text:p>12:30:00</text:p>
          </table:table-cell>
          <table:table-cell table:style-name="ce11" table:formula="of:=IF([.L179]&lt;[.L178];[.M178]+[.H$2];[.M178])" office:value-type="float" office:value="480" calcext:value-type="float">
            <text:p>480</text:p>
          </table:table-cell>
          <table:table-cell table:style-name="ce11" table:formula="of:=OFFSET([.C$4];[.M179];0)" office:value-type="float" office:value="43753" calcext:value-type="float">
            <text:p>43753</text:p>
          </table:table-cell>
          <table:table-cell table:style-name="ce36" table:formula="of:=[.L179]" office:value-type="float" office:value="0.52083333333333" calcext:value-type="float">
            <text:p>0.5208333333333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79];0)&lt;=[.O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12:47:19.523994" calcext:value-type="date">
            <text:p>2019-10-09 12:47:20</text:p>
          </table:table-cell>
          <table:table-cell table:style-name="ce7" table:formula="of:=[.A180]" office:value-type="date" office:date-value="2019-10-09T12:47:19.523994" calcext:value-type="date">
            <text:p>2019-10-09 12:47:20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12:47:19.52399364207" calcext:value-type="date">
            <text:p>12/30/99 12:47 P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&lt;0.000001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12H40M00S" calcext:value-type="time">
            <text:p>12:40:00</text:p>
          </table:table-cell>
          <table:table-cell table:style-name="ce11" table:formula="of:=IF([.L180]&lt;[.L179];[.M179]+[.H$2];[.M179])" office:value-type="float" office:value="480" calcext:value-type="float">
            <text:p>480</text:p>
          </table:table-cell>
          <table:table-cell table:style-name="ce11" table:formula="of:=OFFSET([.C$4];[.M180];0)" office:value-type="float" office:value="43753" calcext:value-type="float">
            <text:p>43753</text:p>
          </table:table-cell>
          <table:table-cell table:style-name="ce36" table:formula="of:=[.L180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0];0)&lt;=[.O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13:30:00.962122" calcext:value-type="date">
            <text:p>2019-10-09 13:30:01</text:p>
          </table:table-cell>
          <table:table-cell table:style-name="ce7" table:formula="of:=[.A181]" office:value-type="date" office:date-value="2019-10-09T13:30:00.962122" calcext:value-type="date">
            <text:p>2019-10-09 13:30:01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13:30:00.96212199423" calcext:value-type="date">
            <text:p>12/30/99 01:30 P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&lt;0.000001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12H50M00S" calcext:value-type="time">
            <text:p>12:50:00</text:p>
          </table:table-cell>
          <table:table-cell table:style-name="ce11" table:formula="of:=IF([.L181]&lt;[.L180];[.M180]+[.H$2];[.M180])" office:value-type="float" office:value="480" calcext:value-type="float">
            <text:p>480</text:p>
          </table:table-cell>
          <table:table-cell table:style-name="ce11" table:formula="of:=OFFSET([.C$4];[.M181];0)" office:value-type="float" office:value="43753" calcext:value-type="float">
            <text:p>43753</text:p>
          </table:table-cell>
          <table:table-cell table:style-name="ce36" table:formula="of:=[.L181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1];0)&lt;=[.O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13:02:18.489151" calcext:value-type="date">
            <text:p>2019-10-09 13:02:18</text:p>
          </table:table-cell>
          <table:table-cell table:style-name="ce7" table:formula="of:=[.A182]" office:value-type="date" office:date-value="2019-10-09T13:02:18.489151" calcext:value-type="date">
            <text:p>2019-10-09 13:02:18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13:02:18.48915130366" calcext:value-type="date">
            <text:p>12/30/99 01:02 P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&lt;0.000001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13H00M00S" calcext:value-type="time">
            <text:p>13:00:00</text:p>
          </table:table-cell>
          <table:table-cell table:style-name="ce11" table:formula="of:=IF([.L182]&lt;[.L181];[.M181]+[.H$2];[.M181])" office:value-type="float" office:value="480" calcext:value-type="float">
            <text:p>480</text:p>
          </table:table-cell>
          <table:table-cell table:style-name="ce11" table:formula="of:=OFFSET([.C$4];[.M182];0)" office:value-type="float" office:value="43753" calcext:value-type="float">
            <text:p>43753</text:p>
          </table:table-cell>
          <table:table-cell table:style-name="ce36" table:formula="of:=[.L182]" office:value-type="float" office:value="0.541666666666663" calcext:value-type="float">
            <text:p>0.5416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2];0)&lt;=[.O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12:43:53.242388" calcext:value-type="date">
            <text:p>2019-10-09 12:43:53</text:p>
          </table:table-cell>
          <table:table-cell table:style-name="ce7" table:formula="of:=[.A183]" office:value-type="date" office:date-value="2019-10-09T12:43:53.242388" calcext:value-type="date">
            <text:p>2019-10-09 12:43:53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12:43:53.24238834903" calcext:value-type="date">
            <text:p>12/30/99 12:43 P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&lt;0.000001;[.G182]+2+1/[.$H$2];[.G18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3H10M00S" calcext:value-type="time">
            <text:p>13:10:00</text:p>
          </table:table-cell>
          <table:table-cell table:style-name="ce11" table:formula="of:=IF([.L183]&lt;[.L182];[.M182]+[.H$2];[.M182])" office:value-type="float" office:value="480" calcext:value-type="float">
            <text:p>480</text:p>
          </table:table-cell>
          <table:table-cell table:style-name="ce11" table:formula="of:=OFFSET([.C$4];[.M183];0)" office:value-type="float" office:value="43753" calcext:value-type="float">
            <text:p>43753</text:p>
          </table:table-cell>
          <table:table-cell table:style-name="ce36" table:formula="of:=[.L183]" office:value-type="float" office:value="0.548611111111107" calcext:value-type="float">
            <text:p>0.54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3];0)&lt;=[.O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13:11:38.803594" calcext:value-type="date">
            <text:p>2019-10-10 13:11:39</text:p>
          </table:table-cell>
          <table:table-cell table:style-name="ce7" table:formula="of:=[.A184]" office:value-type="date" office:date-value="2019-10-10T13:11:38.803594" calcext:value-type="date">
            <text:p>2019-10-10 13:11:39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13:11:38.80359414965" calcext:value-type="date">
            <text:p>12/30/99 01:11 P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&lt;0.000001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3H20M00S" calcext:value-type="time">
            <text:p>13:20:00</text:p>
          </table:table-cell>
          <table:table-cell table:style-name="ce11" table:formula="of:=IF([.L184]&lt;[.L183];[.M183]+[.H$2];[.M183])" office:value-type="float" office:value="480" calcext:value-type="float">
            <text:p>480</text:p>
          </table:table-cell>
          <table:table-cell table:style-name="ce11" table:formula="of:=OFFSET([.C$4];[.M184];0)" office:value-type="float" office:value="43753" calcext:value-type="float">
            <text:p>43753</text:p>
          </table:table-cell>
          <table:table-cell table:style-name="ce36" table:formula="of:=[.L184]" office:value-type="float" office:value="0.555555555555552" calcext:value-type="float">
            <text:p>0.55555555555555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4];0)&lt;=[.O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12:52:20.951311" calcext:value-type="date">
            <text:p>2019-10-10 12:52:21</text:p>
          </table:table-cell>
          <table:table-cell table:style-name="ce7" table:formula="of:=[.A185]" office:value-type="date" office:date-value="2019-10-10T12:52:20.951311" calcext:value-type="date">
            <text:p>2019-10-10 12:52:21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12:52:20.95131098293" calcext:value-type="date">
            <text:p>12/30/99 12:52 P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&lt;0.000001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3H30M00S" calcext:value-type="time">
            <text:p>13:30:00</text:p>
          </table:table-cell>
          <table:table-cell table:style-name="ce11" table:formula="of:=IF([.L185]&lt;[.L184];[.M184]+[.H$2];[.M184])" office:value-type="float" office:value="480" calcext:value-type="float">
            <text:p>480</text:p>
          </table:table-cell>
          <table:table-cell table:style-name="ce11" table:formula="of:=OFFSET([.C$4];[.M185];0)" office:value-type="float" office:value="43753" calcext:value-type="float">
            <text:p>43753</text:p>
          </table:table-cell>
          <table:table-cell table:style-name="ce36" table:formula="of:=[.L185]" office:value-type="float" office:value="0.562499999999996" calcext:value-type="float">
            <text:p>0.56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5];0)&lt;=[.O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13:03:14.641908" calcext:value-type="date">
            <text:p>2019-10-10 13:03:15</text:p>
          </table:table-cell>
          <table:table-cell table:style-name="ce7" table:formula="of:=[.A186]" office:value-type="date" office:date-value="2019-10-10T13:03:14.641908" calcext:value-type="date">
            <text:p>2019-10-10 13:03:15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13:03:14.64190760627" calcext:value-type="date">
            <text:p>12/30/99 01:03 P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&lt;0.000001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3H40M00S" calcext:value-type="time">
            <text:p>13:40:00</text:p>
          </table:table-cell>
          <table:table-cell table:style-name="ce11" table:formula="of:=IF([.L186]&lt;[.L185];[.M185]+[.H$2];[.M185])" office:value-type="float" office:value="480" calcext:value-type="float">
            <text:p>480</text:p>
          </table:table-cell>
          <table:table-cell table:style-name="ce11" table:formula="of:=OFFSET([.C$4];[.M186];0)" office:value-type="float" office:value="43753" calcext:value-type="float">
            <text:p>43753</text:p>
          </table:table-cell>
          <table:table-cell table:style-name="ce36" table:formula="of:=[.L186]" office:value-type="float" office:value="0.569444444444441" calcext:value-type="float">
            <text:p>0.56944444444444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6];0)&lt;=[.O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12:58:31.764766" calcext:value-type="date">
            <text:p>2019-10-10 12:58:32</text:p>
          </table:table-cell>
          <table:table-cell table:style-name="ce7" table:formula="of:=[.A187]" office:value-type="date" office:date-value="2019-10-10T12:58:31.764766" calcext:value-type="date">
            <text:p>2019-10-10 12:58:32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12:58:31.7647662526" calcext:value-type="date">
            <text:p>12/30/99 12:58 P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&lt;0.000001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3H50M00S" calcext:value-type="time">
            <text:p>13:50:00</text:p>
          </table:table-cell>
          <table:table-cell table:style-name="ce11" table:formula="of:=IF([.L187]&lt;[.L186];[.M186]+[.H$2];[.M186])" office:value-type="float" office:value="480" calcext:value-type="float">
            <text:p>480</text:p>
          </table:table-cell>
          <table:table-cell table:style-name="ce11" table:formula="of:=OFFSET([.C$4];[.M187];0)" office:value-type="float" office:value="43753" calcext:value-type="float">
            <text:p>43753</text:p>
          </table:table-cell>
          <table:table-cell table:style-name="ce36" table:formula="of:=[.L187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7];0)&lt;=[.O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12:54:11.22891" calcext:value-type="date">
            <text:p>2019-10-10 12:54:11</text:p>
          </table:table-cell>
          <table:table-cell table:style-name="ce7" table:formula="of:=[.A188]" office:value-type="date" office:date-value="2019-10-10T12:54:11.22891" calcext:value-type="date">
            <text:p>2019-10-10 12:54:11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12:54:11.22891012579" calcext:value-type="date">
            <text:p>12/30/99 12:54 P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&lt;0.000001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4H00M00S" calcext:value-type="time">
            <text:p>14:00:00</text:p>
          </table:table-cell>
          <table:table-cell table:style-name="ce11" table:formula="of:=IF([.L188]&lt;[.L187];[.M187]+[.H$2];[.M187])" office:value-type="float" office:value="480" calcext:value-type="float">
            <text:p>480</text:p>
          </table:table-cell>
          <table:table-cell table:style-name="ce11" table:formula="of:=OFFSET([.C$4];[.M188];0)" office:value-type="float" office:value="43753" calcext:value-type="float">
            <text:p>43753</text:p>
          </table:table-cell>
          <table:table-cell table:style-name="ce36" table:formula="of:=[.L188]" office:value-type="float" office:value="0.583333333333329" calcext:value-type="float">
            <text:p>0.5833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8];0)&lt;=[.O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12:40:21.074596" calcext:value-type="date">
            <text:p>2019-10-10 12:40:21</text:p>
          </table:table-cell>
          <table:table-cell table:style-name="ce7" table:formula="of:=[.A189]" office:value-type="date" office:date-value="2019-10-10T12:40:21.074596" calcext:value-type="date">
            <text:p>2019-10-10 12:40:21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12:40:21.07459616382" calcext:value-type="date">
            <text:p>12/30/99 12:40 P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&lt;0.000001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4H10M00S" calcext:value-type="time">
            <text:p>14:10:00</text:p>
          </table:table-cell>
          <table:table-cell table:style-name="ce11" table:formula="of:=IF([.L189]&lt;[.L188];[.M188]+[.H$2];[.M188])" office:value-type="float" office:value="480" calcext:value-type="float">
            <text:p>480</text:p>
          </table:table-cell>
          <table:table-cell table:style-name="ce11" table:formula="of:=OFFSET([.C$4];[.M189];0)" office:value-type="float" office:value="43753" calcext:value-type="float">
            <text:p>43753</text:p>
          </table:table-cell>
          <table:table-cell table:style-name="ce36" table:formula="of:=[.L189]" office:value-type="float" office:value="0.590277777777774" calcext:value-type="float">
            <text:p>0.590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89];0)&lt;=[.O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13:22:16.529263" calcext:value-type="date">
            <text:p>2019-10-10 13:22:17</text:p>
          </table:table-cell>
          <table:table-cell table:style-name="ce7" table:formula="of:=[.A190]" office:value-type="date" office:date-value="2019-10-10T13:22:16.529263" calcext:value-type="date">
            <text:p>2019-10-10 13:22:17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13:22:16.52926278301" calcext:value-type="date">
            <text:p>12/30/99 01:22 P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&lt;0.000001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4H20M00S" calcext:value-type="time">
            <text:p>14:20:00</text:p>
          </table:table-cell>
          <table:table-cell table:style-name="ce11" table:formula="of:=IF([.L190]&lt;[.L189];[.M189]+[.H$2];[.M189])" office:value-type="float" office:value="480" calcext:value-type="float">
            <text:p>480</text:p>
          </table:table-cell>
          <table:table-cell table:style-name="ce11" table:formula="of:=OFFSET([.C$4];[.M190];0)" office:value-type="float" office:value="43753" calcext:value-type="float">
            <text:p>43753</text:p>
          </table:table-cell>
          <table:table-cell table:style-name="ce36" table:formula="of:=[.L190]" office:value-type="float" office:value="0.597222222222218" calcext:value-type="float">
            <text:p>0.597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0];0)&lt;=[.O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12:57:11.483965" calcext:value-type="date">
            <text:p>2019-10-10 12:57:11</text:p>
          </table:table-cell>
          <table:table-cell table:style-name="ce7" table:formula="of:=[.A191]" office:value-type="date" office:date-value="2019-10-10T12:57:11.483965" calcext:value-type="date">
            <text:p>2019-10-10 12:57:11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12:57:11.48396490142" calcext:value-type="date">
            <text:p>12/30/99 12:57 P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&lt;0.000001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4H30M00S" calcext:value-type="time">
            <text:p>14:30:00</text:p>
          </table:table-cell>
          <table:table-cell table:style-name="ce11" table:formula="of:=IF([.L191]&lt;[.L190];[.M190]+[.H$2];[.M190])" office:value-type="float" office:value="480" calcext:value-type="float">
            <text:p>480</text:p>
          </table:table-cell>
          <table:table-cell table:style-name="ce11" table:formula="of:=OFFSET([.C$4];[.M191];0)" office:value-type="float" office:value="43753" calcext:value-type="float">
            <text:p>43753</text:p>
          </table:table-cell>
          <table:table-cell table:style-name="ce36" table:formula="of:=[.L191]" office:value-type="float" office:value="0.604166666666663" calcext:value-type="float">
            <text:p>0.604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1];0)&lt;=[.O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12:55:42.31549" calcext:value-type="date">
            <text:p>2019-10-10 12:55:42</text:p>
          </table:table-cell>
          <table:table-cell table:style-name="ce7" table:formula="of:=[.A192]" office:value-type="date" office:date-value="2019-10-10T12:55:42.31549" calcext:value-type="date">
            <text:p>2019-10-10 12:55:42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12:55:42.31549047399" calcext:value-type="date">
            <text:p>12/30/99 12:55 P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&lt;0.000001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1H10M00S" calcext:value-type="time">
            <text:p>11:10:00</text:p>
          </table:table-cell>
          <table:table-cell table:style-name="ce11" table:formula="of:=IF([.L192]&lt;[.L191];[.M191]+[.H$2];[.M191])" office:value-type="float" office:value="540" calcext:value-type="float">
            <text:p>540</text:p>
          </table:table-cell>
          <table:table-cell table:style-name="ce11" table:formula="of:=OFFSET([.C$4];[.M192];0)" office:value-type="float" office:value="43754" calcext:value-type="float">
            <text:p>43754</text:p>
          </table:table-cell>
          <table:table-cell table:style-name="ce36" table:formula="of:=[.L192]" office:value-type="float" office:value="0.465277777777774" calcext:value-type="float">
            <text:p>0.4652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13:14:15.392854" calcext:value-type="date">
            <text:p>2019-10-10 13:14:15</text:p>
          </table:table-cell>
          <table:table-cell table:style-name="ce7" table:formula="of:=[.A193]" office:value-type="date" office:date-value="2019-10-10T13:14:15.392854" calcext:value-type="date">
            <text:p>2019-10-10 13:14:15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13:14:15.3928543115" calcext:value-type="date">
            <text:p>12/30/99 01:14 P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&lt;0.000001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1H20M00S" calcext:value-type="time">
            <text:p>11:20:00</text:p>
          </table:table-cell>
          <table:table-cell table:style-name="ce11" table:formula="of:=IF([.L193]&lt;[.L192];[.M192]+[.H$2];[.M192])" office:value-type="float" office:value="540" calcext:value-type="float">
            <text:p>540</text:p>
          </table:table-cell>
          <table:table-cell table:style-name="ce11" table:formula="of:=OFFSET([.C$4];[.M193];0)" office:value-type="float" office:value="43754" calcext:value-type="float">
            <text:p>43754</text:p>
          </table:table-cell>
          <table:table-cell table:style-name="ce36" table:formula="of:=[.L193]" office:value-type="float" office:value="0.472222222222218" calcext:value-type="float">
            <text:p>0.47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12:40:35.925818" calcext:value-type="date">
            <text:p>2019-10-10 12:40:36</text:p>
          </table:table-cell>
          <table:table-cell table:style-name="ce7" table:formula="of:=[.A194]" office:value-type="date" office:date-value="2019-10-10T12:40:35.925818" calcext:value-type="date">
            <text:p>2019-10-10 12:40:36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12:40:35.92581816483" calcext:value-type="date">
            <text:p>12/30/99 12:40 P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&lt;0.000001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11H30M00S" calcext:value-type="time">
            <text:p>11:30:00</text:p>
          </table:table-cell>
          <table:table-cell table:style-name="ce11" table:formula="of:=IF([.L194]&lt;[.L193];[.M193]+[.H$2];[.M193])" office:value-type="float" office:value="540" calcext:value-type="float">
            <text:p>540</text:p>
          </table:table-cell>
          <table:table-cell table:style-name="ce11" table:formula="of:=OFFSET([.C$4];[.M194];0)" office:value-type="float" office:value="43754" calcext:value-type="float">
            <text:p>43754</text:p>
          </table:table-cell>
          <table:table-cell table:style-name="ce36" table:formula="of:=[.L194]" office:value-type="float" office:value="0.479166666666663" calcext:value-type="float">
            <text:p>0.47916666666666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13:34:52.435524" calcext:value-type="date">
            <text:p>2019-10-10 13:34:52</text:p>
          </table:table-cell>
          <table:table-cell table:style-name="ce7" table:formula="of:=[.A195]" office:value-type="date" office:date-value="2019-10-10T13:34:52.435524" calcext:value-type="date">
            <text:p>2019-10-10 13:34:52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13:34:52.43552405387" calcext:value-type="date">
            <text:p>12/30/99 01:34 P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&lt;0.000001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11H40M00S" calcext:value-type="time">
            <text:p>11:40:00</text:p>
          </table:table-cell>
          <table:table-cell table:style-name="ce11" table:formula="of:=IF([.L195]&lt;[.L194];[.M194]+[.H$2];[.M194])" office:value-type="float" office:value="540" calcext:value-type="float">
            <text:p>540</text:p>
          </table:table-cell>
          <table:table-cell table:style-name="ce11" table:formula="of:=OFFSET([.C$4];[.M195];0)" office:value-type="float" office:value="43754" calcext:value-type="float">
            <text:p>43754</text:p>
          </table:table-cell>
          <table:table-cell table:style-name="ce36" table:formula="of:=[.L195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5];0)&lt;=[.O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13:08:49.410989" calcext:value-type="date">
            <text:p>2019-10-10 13:08:49</text:p>
          </table:table-cell>
          <table:table-cell table:style-name="ce7" table:formula="of:=[.A196]" office:value-type="date" office:date-value="2019-10-10T13:08:49.410989" calcext:value-type="date">
            <text:p>2019-10-10 13:08:49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13:08:49.41098862793" calcext:value-type="date">
            <text:p>12/30/99 01:08 P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&lt;0.000001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11H50M00S" calcext:value-type="time">
            <text:p>11:50:00</text:p>
          </table:table-cell>
          <table:table-cell table:style-name="ce11" table:formula="of:=IF([.L196]&lt;[.L195];[.M195]+[.H$2];[.M195])" office:value-type="float" office:value="540" calcext:value-type="float">
            <text:p>540</text:p>
          </table:table-cell>
          <table:table-cell table:style-name="ce11" table:formula="of:=OFFSET([.C$4];[.M196];0)" office:value-type="float" office:value="43754" calcext:value-type="float">
            <text:p>43754</text:p>
          </table:table-cell>
          <table:table-cell table:style-name="ce36" table:formula="of:=[.L196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6];0)&lt;=[.O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13:23:31.974611" calcext:value-type="date">
            <text:p>2019-10-10 13:23:32</text:p>
          </table:table-cell>
          <table:table-cell table:style-name="ce7" table:formula="of:=[.A197]" office:value-type="date" office:date-value="2019-10-10T13:23:31.974611" calcext:value-type="date">
            <text:p>2019-10-10 13:23:32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13:23:31.97461083066" calcext:value-type="date">
            <text:p>12/30/99 01:23 P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&lt;0.000001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12H00M00S" calcext:value-type="time">
            <text:p>12:00:00</text:p>
          </table:table-cell>
          <table:table-cell table:style-name="ce11" table:formula="of:=IF([.L197]&lt;[.L196];[.M196]+[.H$2];[.M196])" office:value-type="float" office:value="540" calcext:value-type="float">
            <text:p>540</text:p>
          </table:table-cell>
          <table:table-cell table:style-name="ce11" table:formula="of:=OFFSET([.C$4];[.M197];0)" office:value-type="float" office:value="43754" calcext:value-type="float">
            <text:p>43754</text:p>
          </table:table-cell>
          <table:table-cell table:style-name="ce36" table:formula="of:=[.L197]" office:value-type="float" office:value="0.499999999999996" calcext:value-type="float">
            <text:p>0.4999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7];0)&lt;=[.O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12:54:48.286079" calcext:value-type="date">
            <text:p>2019-10-10 12:54:48</text:p>
          </table:table-cell>
          <table:table-cell table:style-name="ce7" table:formula="of:=[.A198]" office:value-type="date" office:date-value="2019-10-10T12:54:48.286079" calcext:value-type="date">
            <text:p>2019-10-10 12:54:48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12:54:48.28607937321" calcext:value-type="date">
            <text:p>12/30/99 12:54 P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&lt;0.000001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12H10M00S" calcext:value-type="time">
            <text:p>12:10:00</text:p>
          </table:table-cell>
          <table:table-cell table:style-name="ce11" table:formula="of:=IF([.L198]&lt;[.L197];[.M197]+[.H$2];[.M197])" office:value-type="float" office:value="540" calcext:value-type="float">
            <text:p>540</text:p>
          </table:table-cell>
          <table:table-cell table:style-name="ce11" table:formula="of:=OFFSET([.C$4];[.M198];0)" office:value-type="float" office:value="43754" calcext:value-type="float">
            <text:p>43754</text:p>
          </table:table-cell>
          <table:table-cell table:style-name="ce36" table:formula="of:=[.L198]" office:value-type="float" office:value="0.50694444444444" calcext:value-type="float">
            <text:p>0.50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8];0)&lt;=[.O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12:48:40.947893" calcext:value-type="date">
            <text:p>2019-10-10 12:48:41</text:p>
          </table:table-cell>
          <table:table-cell table:style-name="ce7" table:formula="of:=[.A199]" office:value-type="date" office:date-value="2019-10-10T12:48:40.947893" calcext:value-type="date">
            <text:p>2019-10-10 12:48:41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12:48:40.94789317343" calcext:value-type="date">
            <text:p>12/30/99 12:48 P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&lt;0.000001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12H20M00S" calcext:value-type="time">
            <text:p>12:20:00</text:p>
          </table:table-cell>
          <table:table-cell table:style-name="ce11" table:formula="of:=IF([.L199]&lt;[.L198];[.M198]+[.H$2];[.M198])" office:value-type="float" office:value="540" calcext:value-type="float">
            <text:p>540</text:p>
          </table:table-cell>
          <table:table-cell table:style-name="ce11" table:formula="of:=OFFSET([.C$4];[.M199];0)" office:value-type="float" office:value="43754" calcext:value-type="float">
            <text:p>43754</text:p>
          </table:table-cell>
          <table:table-cell table:style-name="ce36" table:formula="of:=[.L199]" office:value-type="float" office:value="0.513888888888885" calcext:value-type="float">
            <text:p>0.5138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199];0)&lt;=[.O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13:01:17.245295" calcext:value-type="date">
            <text:p>2019-10-10 13:01:17</text:p>
          </table:table-cell>
          <table:table-cell table:style-name="ce7" table:formula="of:=[.A200]" office:value-type="date" office:date-value="2019-10-10T13:01:17.245295" calcext:value-type="date">
            <text:p>2019-10-10 13:01:17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13:01:17.24529532716" calcext:value-type="date">
            <text:p>12/30/99 01:01 P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&lt;0.000001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12H30M00S" calcext:value-type="time">
            <text:p>12:30:00</text:p>
          </table:table-cell>
          <table:table-cell table:style-name="ce11" table:formula="of:=IF([.L200]&lt;[.L199];[.M199]+[.H$2];[.M199])" office:value-type="float" office:value="540" calcext:value-type="float">
            <text:p>540</text:p>
          </table:table-cell>
          <table:table-cell table:style-name="ce11" table:formula="of:=OFFSET([.C$4];[.M200];0)" office:value-type="float" office:value="43754" calcext:value-type="float">
            <text:p>43754</text:p>
          </table:table-cell>
          <table:table-cell table:style-name="ce36" table:formula="of:=[.L200]" office:value-type="float" office:value="0.520833333333329" calcext:value-type="float">
            <text:p>0.52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0];0)&lt;=[.O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13:14:56.811718" calcext:value-type="date">
            <text:p>2019-10-10 13:14:57</text:p>
          </table:table-cell>
          <table:table-cell table:style-name="ce7" table:formula="of:=[.A201]" office:value-type="date" office:date-value="2019-10-10T13:14:56.811718" calcext:value-type="date">
            <text:p>2019-10-10 13:14:57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13:14:56.8117184937" calcext:value-type="date">
            <text:p>12/30/99 01:14 P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&lt;0.000001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2H40M00S" calcext:value-type="time">
            <text:p>12:40:00</text:p>
          </table:table-cell>
          <table:table-cell table:style-name="ce11" table:formula="of:=IF([.L201]&lt;[.L200];[.M200]+[.H$2];[.M200])" office:value-type="float" office:value="540" calcext:value-type="float">
            <text:p>540</text:p>
          </table:table-cell>
          <table:table-cell table:style-name="ce11" table:formula="of:=OFFSET([.C$4];[.M201];0)" office:value-type="float" office:value="43754" calcext:value-type="float">
            <text:p>43754</text:p>
          </table:table-cell>
          <table:table-cell table:style-name="ce36" table:formula="of:=[.L201]" office:value-type="float" office:value="0.527777777777774" calcext:value-type="float">
            <text:p>0.52777777777777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1];0)&lt;=[.O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12:50:49.452677" calcext:value-type="date">
            <text:p>2019-10-10 12:50:49</text:p>
          </table:table-cell>
          <table:table-cell table:style-name="ce7" table:formula="of:=[.A202]" office:value-type="date" office:date-value="2019-10-10T12:50:49.452677" calcext:value-type="date">
            <text:p>2019-10-10 12:50:49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12:50:49.45267732255" calcext:value-type="date">
            <text:p>12/30/99 12:50 P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&lt;0.000001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2H50M00S" calcext:value-type="time">
            <text:p>12:50:00</text:p>
          </table:table-cell>
          <table:table-cell table:style-name="ce11" table:formula="of:=IF([.L202]&lt;[.L201];[.M201]+[.H$2];[.M201])" office:value-type="float" office:value="540" calcext:value-type="float">
            <text:p>540</text:p>
          </table:table-cell>
          <table:table-cell table:style-name="ce11" table:formula="of:=OFFSET([.C$4];[.M202];0)" office:value-type="float" office:value="43754" calcext:value-type="float">
            <text:p>43754</text:p>
          </table:table-cell>
          <table:table-cell table:style-name="ce36" table:formula="of:=[.L202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2];0)&lt;=[.O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12:59:24.477917" calcext:value-type="date">
            <text:p>2019-10-10 12:59:24</text:p>
          </table:table-cell>
          <table:table-cell table:style-name="ce7" table:formula="of:=[.A203]" office:value-type="date" office:date-value="2019-10-10T12:59:24.477917" calcext:value-type="date">
            <text:p>2019-10-10 12:59:24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12:59:24.47791701648" calcext:value-type="date">
            <text:p>12/30/99 12:59 P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&lt;0.000001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3H00M00S" calcext:value-type="time">
            <text:p>13:00:00</text:p>
          </table:table-cell>
          <table:table-cell table:style-name="ce11" table:formula="of:=IF([.L203]&lt;[.L202];[.M202]+[.H$2];[.M202])" office:value-type="float" office:value="540" calcext:value-type="float">
            <text:p>540</text:p>
          </table:table-cell>
          <table:table-cell table:style-name="ce11" table:formula="of:=OFFSET([.C$4];[.M203];0)" office:value-type="float" office:value="43754" calcext:value-type="float">
            <text:p>43754</text:p>
          </table:table-cell>
          <table:table-cell table:style-name="ce36" table:formula="of:=[.L203]" office:value-type="float" office:value="0.541666666666662" calcext:value-type="float">
            <text:p>0.54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3];0)&lt;=[.O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12:57:25.011643" calcext:value-type="date">
            <text:p>2019-10-10 12:57:25</text:p>
          </table:table-cell>
          <table:table-cell table:style-name="ce7" table:formula="of:=[.A204]" office:value-type="date" office:date-value="2019-10-10T12:57:25.011643" calcext:value-type="date">
            <text:p>2019-10-10 12:57:25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12:57:25.01164311077" calcext:value-type="date">
            <text:p>12/30/99 12:57 P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&lt;0.000001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3H10M00S" calcext:value-type="time">
            <text:p>13:10:00</text:p>
          </table:table-cell>
          <table:table-cell table:style-name="ce11" table:formula="of:=IF([.L204]&lt;[.L203];[.M203]+[.H$2];[.M203])" office:value-type="float" office:value="540" calcext:value-type="float">
            <text:p>540</text:p>
          </table:table-cell>
          <table:table-cell table:style-name="ce11" table:formula="of:=OFFSET([.C$4];[.M204];0)" office:value-type="float" office:value="43754" calcext:value-type="float">
            <text:p>43754</text:p>
          </table:table-cell>
          <table:table-cell table:style-name="ce36" table:formula="of:=[.L204]" office:value-type="float" office:value="0.548611111111107" calcext:value-type="float">
            <text:p>0.5486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4];0)&lt;=[.O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12:38:48.544646" calcext:value-type="date">
            <text:p>2019-10-10 12:38:49</text:p>
          </table:table-cell>
          <table:table-cell table:style-name="ce7" table:formula="of:=[.A205]" office:value-type="date" office:date-value="2019-10-10T12:38:48.544646" calcext:value-type="date">
            <text:p>2019-10-10 12:38:49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12:38:48.54464643169" calcext:value-type="date">
            <text:p>12/30/99 12:38 P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&lt;0.000001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3H20M00S" calcext:value-type="time">
            <text:p>13:20:00</text:p>
          </table:table-cell>
          <table:table-cell table:style-name="ce11" table:formula="of:=IF([.L205]&lt;[.L204];[.M204]+[.H$2];[.M204])" office:value-type="float" office:value="540" calcext:value-type="float">
            <text:p>540</text:p>
          </table:table-cell>
          <table:table-cell table:style-name="ce11" table:formula="of:=OFFSET([.C$4];[.M205];0)" office:value-type="float" office:value="43754" calcext:value-type="float">
            <text:p>43754</text:p>
          </table:table-cell>
          <table:table-cell table:style-name="ce36" table:formula="of:=[.L205]" office:value-type="float" office:value="0.555555555555551" calcext:value-type="float">
            <text:p>0.55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5];0)&lt;=[.O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13:07:33.7973" calcext:value-type="date">
            <text:p>2019-10-10 13:07:34</text:p>
          </table:table-cell>
          <table:table-cell table:style-name="ce7" table:formula="of:=[.A206]" office:value-type="date" office:date-value="2019-10-10T13:07:33.7973" calcext:value-type="date">
            <text:p>2019-10-10 13:07:34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13:07:33.79730011337" calcext:value-type="date">
            <text:p>12/30/99 01:07 P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&lt;0.000001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3H30M00S" calcext:value-type="time">
            <text:p>13:30:00</text:p>
          </table:table-cell>
          <table:table-cell table:style-name="ce11" table:formula="of:=IF([.L206]&lt;[.L205];[.M205]+[.H$2];[.M205])" office:value-type="float" office:value="540" calcext:value-type="float">
            <text:p>540</text:p>
          </table:table-cell>
          <table:table-cell table:style-name="ce11" table:formula="of:=OFFSET([.C$4];[.M206];0)" office:value-type="float" office:value="43754" calcext:value-type="float">
            <text:p>43754</text:p>
          </table:table-cell>
          <table:table-cell table:style-name="ce36" table:formula="of:=[.L206]" office:value-type="float" office:value="0.562499999999996" calcext:value-type="float">
            <text:p>0.56249999999999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6];0)&lt;=[.O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12:28:18.626036" calcext:value-type="date">
            <text:p>2019-10-10 12:28:19</text:p>
          </table:table-cell>
          <table:table-cell table:style-name="ce7" table:formula="of:=[.A207]" office:value-type="date" office:date-value="2019-10-10T12:28:18.626036" calcext:value-type="date">
            <text:p>2019-10-10 12:28:19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12:28:18.62603601068" calcext:value-type="date">
            <text:p>12/30/99 12:28 P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&lt;0.000001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3H40M00S" calcext:value-type="time">
            <text:p>13:40:00</text:p>
          </table:table-cell>
          <table:table-cell table:style-name="ce11" table:formula="of:=IF([.L207]&lt;[.L206];[.M206]+[.H$2];[.M206])" office:value-type="float" office:value="540" calcext:value-type="float">
            <text:p>540</text:p>
          </table:table-cell>
          <table:table-cell table:style-name="ce11" table:formula="of:=OFFSET([.C$4];[.M207];0)" office:value-type="float" office:value="43754" calcext:value-type="float">
            <text:p>43754</text:p>
          </table:table-cell>
          <table:table-cell table:style-name="ce36" table:formula="of:=[.L207]" office:value-type="float" office:value="0.56944444444444" calcext:value-type="float">
            <text:p>0.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7];0)&lt;=[.O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12:49:04.709502" calcext:value-type="date">
            <text:p>2019-10-10 12:49:05</text:p>
          </table:table-cell>
          <table:table-cell table:style-name="ce7" table:formula="of:=[.A208]" office:value-type="date" office:date-value="2019-10-10T12:49:04.709502" calcext:value-type="date">
            <text:p>2019-10-10 12:49:05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12:49:04.70950174145" calcext:value-type="date">
            <text:p>12/30/99 12:49 P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&lt;0.000001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3H50M00S" calcext:value-type="time">
            <text:p>13:50:00</text:p>
          </table:table-cell>
          <table:table-cell table:style-name="ce11" table:formula="of:=IF([.L208]&lt;[.L207];[.M207]+[.H$2];[.M207])" office:value-type="float" office:value="540" calcext:value-type="float">
            <text:p>540</text:p>
          </table:table-cell>
          <table:table-cell table:style-name="ce11" table:formula="of:=OFFSET([.C$4];[.M208];0)" office:value-type="float" office:value="43754" calcext:value-type="float">
            <text:p>43754</text:p>
          </table:table-cell>
          <table:table-cell table:style-name="ce36" table:formula="of:=[.L208]" office:value-type="float" office:value="0.576388888888885" calcext:value-type="float">
            <text:p>0.57638888888888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8];0)&lt;=[.O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13:09:30.247475" calcext:value-type="date">
            <text:p>2019-10-10 13:09:30</text:p>
          </table:table-cell>
          <table:table-cell table:style-name="ce7" table:formula="of:=[.A209]" office:value-type="date" office:date-value="2019-10-10T13:09:30.247475" calcext:value-type="date">
            <text:p>2019-10-10 13:09:30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13:09:30.24747503456" calcext:value-type="date">
            <text:p>12/30/99 01:09 P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&lt;0.000001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4H00M00S" calcext:value-type="time">
            <text:p>14:00:00</text:p>
          </table:table-cell>
          <table:table-cell table:style-name="ce11" table:formula="of:=IF([.L209]&lt;[.L208];[.M208]+[.H$2];[.M208])" office:value-type="float" office:value="540" calcext:value-type="float">
            <text:p>540</text:p>
          </table:table-cell>
          <table:table-cell table:style-name="ce11" table:formula="of:=OFFSET([.C$4];[.M209];0)" office:value-type="float" office:value="43754" calcext:value-type="float">
            <text:p>43754</text:p>
          </table:table-cell>
          <table:table-cell table:style-name="ce36" table:formula="of:=[.L209]" office:value-type="float" office:value="0.583333333333329" calcext:value-type="float">
            <text:p>0.5833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09];0)&lt;=[.O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12:39:10.488331" calcext:value-type="date">
            <text:p>2019-10-10 12:39:10</text:p>
          </table:table-cell>
          <table:table-cell table:style-name="ce7" table:formula="of:=[.A210]" office:value-type="date" office:date-value="2019-10-10T12:39:10.488331" calcext:value-type="date">
            <text:p>2019-10-10 12:39:10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12:39:10.48833084293" calcext:value-type="date">
            <text:p>12/30/99 12:39 P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&lt;0.000001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4H10M00S" calcext:value-type="time">
            <text:p>14:10:00</text:p>
          </table:table-cell>
          <table:table-cell table:style-name="ce11" table:formula="of:=IF([.L210]&lt;[.L209];[.M209]+[.H$2];[.M209])" office:value-type="float" office:value="540" calcext:value-type="float">
            <text:p>540</text:p>
          </table:table-cell>
          <table:table-cell table:style-name="ce11" table:formula="of:=OFFSET([.C$4];[.M210];0)" office:value-type="float" office:value="43754" calcext:value-type="float">
            <text:p>43754</text:p>
          </table:table-cell>
          <table:table-cell table:style-name="ce36" table:formula="of:=[.L210]" office:value-type="float" office:value="0.590277777777773" calcext:value-type="float">
            <text:p>0.590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0];0)&lt;=[.O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13:01:42.661971" calcext:value-type="date">
            <text:p>2019-10-10 13:01:43</text:p>
          </table:table-cell>
          <table:table-cell table:style-name="ce7" table:formula="of:=[.A211]" office:value-type="date" office:date-value="2019-10-10T13:01:42.661971" calcext:value-type="date">
            <text:p>2019-10-10 13:01:43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13:01:42.66197123565" calcext:value-type="date">
            <text:p>12/30/99 01:01 P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&lt;0.000001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4H20M00S" calcext:value-type="time">
            <text:p>14:20:00</text:p>
          </table:table-cell>
          <table:table-cell table:style-name="ce11" table:formula="of:=IF([.L211]&lt;[.L210];[.M210]+[.H$2];[.M210])" office:value-type="float" office:value="540" calcext:value-type="float">
            <text:p>540</text:p>
          </table:table-cell>
          <table:table-cell table:style-name="ce11" table:formula="of:=OFFSET([.C$4];[.M211];0)" office:value-type="float" office:value="43754" calcext:value-type="float">
            <text:p>43754</text:p>
          </table:table-cell>
          <table:table-cell table:style-name="ce36" table:formula="of:=[.L211]" office:value-type="float" office:value="0.597222222222218" calcext:value-type="float">
            <text:p>0.597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1];0)&lt;=[.O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13:03:03.618167" calcext:value-type="date">
            <text:p>2019-10-10 13:03:04</text:p>
          </table:table-cell>
          <table:table-cell table:style-name="ce7" table:formula="of:=[.A212]" office:value-type="date" office:date-value="2019-10-10T13:03:03.618167" calcext:value-type="date">
            <text:p>2019-10-10 13:03:04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13:03:03.61816748511" calcext:value-type="date">
            <text:p>12/30/99 01:03 P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&lt;0.000001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14H30M00S" calcext:value-type="time">
            <text:p>14:30:00</text:p>
          </table:table-cell>
          <table:table-cell table:style-name="ce11" table:formula="of:=IF([.L212]&lt;[.L211];[.M211]+[.H$2];[.M211])" office:value-type="float" office:value="540" calcext:value-type="float">
            <text:p>540</text:p>
          </table:table-cell>
          <table:table-cell table:style-name="ce11" table:formula="of:=OFFSET([.C$4];[.M212];0)" office:value-type="float" office:value="43754" calcext:value-type="float">
            <text:p>43754</text:p>
          </table:table-cell>
          <table:table-cell table:style-name="ce36" table:formula="of:=[.L212]" office:value-type="float" office:value="0.604166666666662" calcext:value-type="float">
            <text:p>0.604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2];0)&lt;=[.O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13:07:48.71638" calcext:value-type="date">
            <text:p>2019-10-10 13:07:49</text:p>
          </table:table-cell>
          <table:table-cell table:style-name="ce7" table:formula="of:=[.A213]" office:value-type="date" office:date-value="2019-10-10T13:07:48.71638" calcext:value-type="date">
            <text:p>2019-10-10 13:07:49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13:07:48.71637969743" calcext:value-type="date">
            <text:p>12/30/99 01:07 P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&lt;0.000001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11H10M00S" calcext:value-type="time">
            <text:p>11:10:00</text:p>
          </table:table-cell>
          <table:table-cell table:style-name="ce11" table:formula="of:=IF([.L213]&lt;[.L212];[.M212]+[.H$2];[.M212])" office:value-type="float" office:value="600" calcext:value-type="float">
            <text:p>600</text:p>
          </table:table-cell>
          <table:table-cell table:style-name="ce11" table:formula="of:=OFFSET([.C$4];[.M213];0)" office:value-type="float" office:value="43755" calcext:value-type="float">
            <text:p>43755</text:p>
          </table:table-cell>
          <table:table-cell table:style-name="ce36" table:formula="of:=[.L213]" office:value-type="float" office:value="0.465277777777773" calcext:value-type="float">
            <text:p>0.46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12:40:22.451306" calcext:value-type="date">
            <text:p>2019-10-10 12:40:22</text:p>
          </table:table-cell>
          <table:table-cell table:style-name="ce7" table:formula="of:=[.A214]" office:value-type="date" office:date-value="2019-10-10T12:40:22.451306" calcext:value-type="date">
            <text:p>2019-10-10 12:40:22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12:40:22.4513055291" calcext:value-type="date">
            <text:p>12/30/99 12:40 P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&lt;0.000001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11H20M00S" calcext:value-type="time">
            <text:p>11:20:00</text:p>
          </table:table-cell>
          <table:table-cell table:style-name="ce11" table:formula="of:=IF([.L214]&lt;[.L213];[.M213]+[.H$2];[.M213])" office:value-type="float" office:value="600" calcext:value-type="float">
            <text:p>600</text:p>
          </table:table-cell>
          <table:table-cell table:style-name="ce11" table:formula="of:=OFFSET([.C$4];[.M214];0)" office:value-type="float" office:value="43755" calcext:value-type="float">
            <text:p>43755</text:p>
          </table:table-cell>
          <table:table-cell table:style-name="ce36" table:formula="of:=[.L214]" office:value-type="float" office:value="0.472222222222218" calcext:value-type="float">
            <text:p>0.4722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4];0)&lt;=[.O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13:35:14.198692" calcext:value-type="date">
            <text:p>2019-10-10 13:35:14</text:p>
          </table:table-cell>
          <table:table-cell table:style-name="ce7" table:formula="of:=[.A215]" office:value-type="date" office:date-value="2019-10-10T13:35:14.198692" calcext:value-type="date">
            <text:p>2019-10-10 13:35:14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13:35:14.198691817" calcext:value-type="date">
            <text:p>12/30/99 01:35 P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&lt;0.000001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11H30M00S" calcext:value-type="time">
            <text:p>11:30:00</text:p>
          </table:table-cell>
          <table:table-cell table:style-name="ce11" table:formula="of:=IF([.L215]&lt;[.L214];[.M214]+[.H$2];[.M214])" office:value-type="float" office:value="600" calcext:value-type="float">
            <text:p>600</text:p>
          </table:table-cell>
          <table:table-cell table:style-name="ce11" table:formula="of:=OFFSET([.C$4];[.M215];0)" office:value-type="float" office:value="43755" calcext:value-type="float">
            <text:p>43755</text:p>
          </table:table-cell>
          <table:table-cell table:style-name="ce36" table:formula="of:=[.L215]" office:value-type="float" office:value="0.479166666666662" calcext:value-type="float">
            <text:p>0.47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5];0)&lt;=[.O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12:52:51.865711" calcext:value-type="date">
            <text:p>2019-10-10 12:52:52</text:p>
          </table:table-cell>
          <table:table-cell table:style-name="ce7" table:formula="of:=[.A216]" office:value-type="date" office:date-value="2019-10-10T12:52:51.865711" calcext:value-type="date">
            <text:p>2019-10-10 12:52:52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12:52:51.86571091879" calcext:value-type="date">
            <text:p>12/30/99 12:52 P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&lt;0.000001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11H40M00S" calcext:value-type="time">
            <text:p>11:40:00</text:p>
          </table:table-cell>
          <table:table-cell table:style-name="ce11" table:formula="of:=IF([.L216]&lt;[.L215];[.M215]+[.H$2];[.M215])" office:value-type="float" office:value="600" calcext:value-type="float">
            <text:p>600</text:p>
          </table:table-cell>
          <table:table-cell table:style-name="ce11" table:formula="of:=OFFSET([.C$4];[.M216];0)" office:value-type="float" office:value="43755" calcext:value-type="float">
            <text:p>43755</text:p>
          </table:table-cell>
          <table:table-cell table:style-name="ce36" table:formula="of:=[.L216]" office:value-type="float" office:value="0.486111111111107" calcext:value-type="float">
            <text:p>0.48611111111110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6];0)&lt;=[.O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12:48:29.917459" calcext:value-type="date">
            <text:p>2019-10-10 12:48:30</text:p>
          </table:table-cell>
          <table:table-cell table:style-name="ce7" table:formula="of:=[.A217]" office:value-type="date" office:date-value="2019-10-10T12:48:29.917459" calcext:value-type="date">
            <text:p>2019-10-10 12:48:30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12:48:29.9174592644" calcext:value-type="date">
            <text:p>12/30/99 12:48 P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&lt;0.000001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11H50M00S" calcext:value-type="time">
            <text:p>11:50:00</text:p>
          </table:table-cell>
          <table:table-cell table:style-name="ce11" table:formula="of:=IF([.L217]&lt;[.L216];[.M216]+[.H$2];[.M216])" office:value-type="float" office:value="600" calcext:value-type="float">
            <text:p>600</text:p>
          </table:table-cell>
          <table:table-cell table:style-name="ce11" table:formula="of:=OFFSET([.C$4];[.M217];0)" office:value-type="float" office:value="43755" calcext:value-type="float">
            <text:p>43755</text:p>
          </table:table-cell>
          <table:table-cell table:style-name="ce36" table:formula="of:=[.L217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7];0)&lt;=[.O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12:42:11.675697" calcext:value-type="date">
            <text:p>2019-10-10 12:42:12</text:p>
          </table:table-cell>
          <table:table-cell table:style-name="ce7" table:formula="of:=[.A218]" office:value-type="date" office:date-value="2019-10-10T12:42:11.675697" calcext:value-type="date">
            <text:p>2019-10-10 12:42:12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12:42:11.67569674551" calcext:value-type="date">
            <text:p>12/30/99 12:42 P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&lt;0.000001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12H00M00S" calcext:value-type="time">
            <text:p>12:00:00</text:p>
          </table:table-cell>
          <table:table-cell table:style-name="ce11" table:formula="of:=IF([.L218]&lt;[.L217];[.M217]+[.H$2];[.M217])" office:value-type="float" office:value="600" calcext:value-type="float">
            <text:p>600</text:p>
          </table:table-cell>
          <table:table-cell table:style-name="ce11" table:formula="of:=OFFSET([.C$4];[.M218];0)" office:value-type="float" office:value="43755" calcext:value-type="float">
            <text:p>43755</text:p>
          </table:table-cell>
          <table:table-cell table:style-name="ce36" table:formula="of:=[.L218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8];0)&lt;=[.O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13:18:11.008201" calcext:value-type="date">
            <text:p>2019-10-10 13:18:11</text:p>
          </table:table-cell>
          <table:table-cell table:style-name="ce7" table:formula="of:=[.A219]" office:value-type="date" office:date-value="2019-10-10T13:18:11.008201" calcext:value-type="date">
            <text:p>2019-10-10 13:18:11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13:18:11.00820149761" calcext:value-type="date">
            <text:p>12/30/99 01:18 P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&lt;0.000001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2H10M00S" calcext:value-type="time">
            <text:p>12:10:00</text:p>
          </table:table-cell>
          <table:table-cell table:style-name="ce11" table:formula="of:=IF([.L219]&lt;[.L218];[.M218]+[.H$2];[.M218])" office:value-type="float" office:value="600" calcext:value-type="float">
            <text:p>600</text:p>
          </table:table-cell>
          <table:table-cell table:style-name="ce11" table:formula="of:=OFFSET([.C$4];[.M219];0)" office:value-type="float" office:value="43755" calcext:value-type="float">
            <text:p>43755</text:p>
          </table:table-cell>
          <table:table-cell table:style-name="ce36" table:formula="of:=[.L219]" office:value-type="float" office:value="0.50694444444444" calcext:value-type="float">
            <text:p>0.5069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13:30:39.947154" calcext:value-type="date">
            <text:p>2019-10-10 13:30:40</text:p>
          </table:table-cell>
          <table:table-cell table:style-name="ce7" table:formula="of:=[.A220]" office:value-type="date" office:date-value="2019-10-10T13:30:39.947154" calcext:value-type="date">
            <text:p>2019-10-10 13:30:40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13:30:39.94715432636" calcext:value-type="date">
            <text:p>12/30/99 01:30 P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&lt;0.000001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2H20M00S" calcext:value-type="time">
            <text:p>12:20:00</text:p>
          </table:table-cell>
          <table:table-cell table:style-name="ce11" table:formula="of:=IF([.L220]&lt;[.L219];[.M219]+[.H$2];[.M219])" office:value-type="float" office:value="600" calcext:value-type="float">
            <text:p>600</text:p>
          </table:table-cell>
          <table:table-cell table:style-name="ce11" table:formula="of:=OFFSET([.C$4];[.M220];0)" office:value-type="float" office:value="43755" calcext:value-type="float">
            <text:p>43755</text:p>
          </table:table-cell>
          <table:table-cell table:style-name="ce36" table:formula="of:=[.L220]" office:value-type="float" office:value="0.513888888888884" calcext:value-type="float">
            <text:p>0.51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12:55:42.888" calcext:value-type="date">
            <text:p>2019-10-10 12:55:43</text:p>
          </table:table-cell>
          <table:table-cell table:style-name="ce7" table:formula="of:=[.A221]" office:value-type="date" office:date-value="2019-10-10T12:55:42.888" calcext:value-type="date">
            <text:p>2019-10-10 12:55:43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12:55:42.88799981587" calcext:value-type="date">
            <text:p>12/30/99 12:55 P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&lt;0.000001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2H30M00S" calcext:value-type="time">
            <text:p>12:30:00</text:p>
          </table:table-cell>
          <table:table-cell table:style-name="ce11" table:formula="of:=IF([.L221]&lt;[.L220];[.M220]+[.H$2];[.M220])" office:value-type="float" office:value="600" calcext:value-type="float">
            <text:p>600</text:p>
          </table:table-cell>
          <table:table-cell table:style-name="ce11" table:formula="of:=OFFSET([.C$4];[.M221];0)" office:value-type="float" office:value="43755" calcext:value-type="float">
            <text:p>43755</text:p>
          </table:table-cell>
          <table:table-cell table:style-name="ce36" table:formula="of:=[.L221]" office:value-type="float" office:value="0.520833333333329" calcext:value-type="float">
            <text:p>0.52083333333332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13:02:04.302599" calcext:value-type="date">
            <text:p>2019-10-10 13:02:04</text:p>
          </table:table-cell>
          <table:table-cell table:style-name="ce7" table:formula="of:=[.A222]" office:value-type="date" office:date-value="2019-10-10T13:02:04.302599" calcext:value-type="date">
            <text:p>2019-10-10 13:02:04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13:02:04.30259892717" calcext:value-type="date">
            <text:p>12/30/99 01:02 P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&lt;0.000001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2H40M00S" calcext:value-type="time">
            <text:p>12:40:00</text:p>
          </table:table-cell>
          <table:table-cell table:style-name="ce11" table:formula="of:=IF([.L222]&lt;[.L221];[.M221]+[.H$2];[.M221])" office:value-type="float" office:value="600" calcext:value-type="float">
            <text:p>600</text:p>
          </table:table-cell>
          <table:table-cell table:style-name="ce11" table:formula="of:=OFFSET([.C$4];[.M222];0)" office:value-type="float" office:value="43755" calcext:value-type="float">
            <text:p>43755</text:p>
          </table:table-cell>
          <table:table-cell table:style-name="ce36" table:formula="of:=[.L222]" office:value-type="float" office:value="0.527777777777773" calcext:value-type="float">
            <text:p>0.52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2];0)&lt;=[.O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12:49:30.209823" calcext:value-type="date">
            <text:p>2019-10-10 12:49:30</text:p>
          </table:table-cell>
          <table:table-cell table:style-name="ce7" table:formula="of:=[.A223]" office:value-type="date" office:date-value="2019-10-10T12:49:30.209823" calcext:value-type="date">
            <text:p>2019-10-10 12:49:30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12:49:30.20982296672" calcext:value-type="date">
            <text:p>12/30/99 12:49 P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&lt;0.000001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2H50M00S" calcext:value-type="time">
            <text:p>12:50:00</text:p>
          </table:table-cell>
          <table:table-cell table:style-name="ce11" table:formula="of:=IF([.L223]&lt;[.L222];[.M222]+[.H$2];[.M222])" office:value-type="float" office:value="600" calcext:value-type="float">
            <text:p>600</text:p>
          </table:table-cell>
          <table:table-cell table:style-name="ce11" table:formula="of:=OFFSET([.C$4];[.M223];0)" office:value-type="float" office:value="43755" calcext:value-type="float">
            <text:p>43755</text:p>
          </table:table-cell>
          <table:table-cell table:style-name="ce36" table:formula="of:=[.L223]" office:value-type="float" office:value="0.534722222222218" calcext:value-type="float">
            <text:p>0.53472222222221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3];0)&lt;=[.O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12:54:13.028703" calcext:value-type="date">
            <text:p>2019-10-10 12:54:13</text:p>
          </table:table-cell>
          <table:table-cell table:style-name="ce7" table:formula="of:=[.A224]" office:value-type="date" office:date-value="2019-10-10T12:54:13.028703" calcext:value-type="date">
            <text:p>2019-10-10 12:54:13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12:54:13.02870296873" calcext:value-type="date">
            <text:p>12/30/99 12:54 P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&lt;0.000001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3H00M00S" calcext:value-type="time">
            <text:p>13:00:00</text:p>
          </table:table-cell>
          <table:table-cell table:style-name="ce11" table:formula="of:=IF([.L224]&lt;[.L223];[.M223]+[.H$2];[.M223])" office:value-type="float" office:value="600" calcext:value-type="float">
            <text:p>600</text:p>
          </table:table-cell>
          <table:table-cell table:style-name="ce11" table:formula="of:=OFFSET([.C$4];[.M224];0)" office:value-type="float" office:value="43755" calcext:value-type="float">
            <text:p>43755</text:p>
          </table:table-cell>
          <table:table-cell table:style-name="ce36" table:formula="of:=[.L224]" office:value-type="float" office:value="0.541666666666662" calcext:value-type="float">
            <text:p>0.5416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4];0)&lt;=[.O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13:17:07.02287" calcext:value-type="date">
            <text:p>2019-10-10 13:17:07</text:p>
          </table:table-cell>
          <table:table-cell table:style-name="ce7" table:formula="of:=[.A225]" office:value-type="date" office:date-value="2019-10-10T13:17:07.02287" calcext:value-type="date">
            <text:p>2019-10-10 13:17:07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13:17:07.02287037391" calcext:value-type="date">
            <text:p>12/30/99 01:17 P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&lt;0.000001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3H10M00S" calcext:value-type="time">
            <text:p>13:10:00</text:p>
          </table:table-cell>
          <table:table-cell table:style-name="ce11" table:formula="of:=IF([.L225]&lt;[.L224];[.M224]+[.H$2];[.M224])" office:value-type="float" office:value="600" calcext:value-type="float">
            <text:p>600</text:p>
          </table:table-cell>
          <table:table-cell table:style-name="ce11" table:formula="of:=OFFSET([.C$4];[.M225];0)" office:value-type="float" office:value="43755" calcext:value-type="float">
            <text:p>43755</text:p>
          </table:table-cell>
          <table:table-cell table:style-name="ce36" table:formula="of:=[.L225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5];0)&lt;=[.O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12:35:17.604284" calcext:value-type="date">
            <text:p>2019-10-10 12:35:18</text:p>
          </table:table-cell>
          <table:table-cell table:style-name="ce7" table:formula="of:=[.A226]" office:value-type="date" office:date-value="2019-10-10T12:35:17.604284" calcext:value-type="date">
            <text:p>2019-10-10 12:35:18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12:35:17.60428359266" calcext:value-type="date">
            <text:p>12/30/99 12:35 P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&lt;0.000001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3H20M00S" calcext:value-type="time">
            <text:p>13:20:00</text:p>
          </table:table-cell>
          <table:table-cell table:style-name="ce11" table:formula="of:=IF([.L226]&lt;[.L225];[.M225]+[.H$2];[.M225])" office:value-type="float" office:value="600" calcext:value-type="float">
            <text:p>600</text:p>
          </table:table-cell>
          <table:table-cell table:style-name="ce11" table:formula="of:=OFFSET([.C$4];[.M226];0)" office:value-type="float" office:value="43755" calcext:value-type="float">
            <text:p>43755</text:p>
          </table:table-cell>
          <table:table-cell table:style-name="ce36" table:formula="of:=[.L226]" office:value-type="float" office:value="0.555555555555551" calcext:value-type="float">
            <text:p>0.5555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6];0)&lt;=[.O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13:12:52.914127" calcext:value-type="date">
            <text:p>2019-10-10 13:12:53</text:p>
          </table:table-cell>
          <table:table-cell table:style-name="ce7" table:formula="of:=[.A227]" office:value-type="date" office:date-value="2019-10-10T13:12:52.914127" calcext:value-type="date">
            <text:p>2019-10-10 13:12:53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13:12:52.91412746999" calcext:value-type="date">
            <text:p>12/30/99 01:12 P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&lt;0.000001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3H30M00S" calcext:value-type="time">
            <text:p>13:30:00</text:p>
          </table:table-cell>
          <table:table-cell table:style-name="ce11" table:formula="of:=IF([.L227]&lt;[.L226];[.M226]+[.H$2];[.M226])" office:value-type="float" office:value="600" calcext:value-type="float">
            <text:p>600</text:p>
          </table:table-cell>
          <table:table-cell table:style-name="ce11" table:formula="of:=OFFSET([.C$4];[.M227];0)" office:value-type="float" office:value="43755" calcext:value-type="float">
            <text:p>43755</text:p>
          </table:table-cell>
          <table:table-cell table:style-name="ce36" table:formula="of:=[.L227]" office:value-type="float" office:value="0.562499999999995" calcext:value-type="float">
            <text:p>0.56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7];0)&lt;=[.O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12:54:53.054016" calcext:value-type="date">
            <text:p>2019-10-10 12:54:53</text:p>
          </table:table-cell>
          <table:table-cell table:style-name="ce7" table:formula="of:=[.A228]" office:value-type="date" office:date-value="2019-10-10T12:54:53.054016" calcext:value-type="date">
            <text:p>2019-10-10 12:54:53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12:54:53.05401644669" calcext:value-type="date">
            <text:p>12/30/99 12:54 P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&lt;0.000001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3H40M00S" calcext:value-type="time">
            <text:p>13:40:00</text:p>
          </table:table-cell>
          <table:table-cell table:style-name="ce11" table:formula="of:=IF([.L228]&lt;[.L227];[.M227]+[.H$2];[.M227])" office:value-type="float" office:value="600" calcext:value-type="float">
            <text:p>600</text:p>
          </table:table-cell>
          <table:table-cell table:style-name="ce11" table:formula="of:=OFFSET([.C$4];[.M228];0)" office:value-type="float" office:value="43755" calcext:value-type="float">
            <text:p>43755</text:p>
          </table:table-cell>
          <table:table-cell table:style-name="ce36" table:formula="of:=[.L228]" office:value-type="float" office:value="0.56944444444444" calcext:value-type="float">
            <text:p>0.5694444444444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8];0)&lt;=[.O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12:33:20.997114" calcext:value-type="date">
            <text:p>2019-10-10 12:33:21</text:p>
          </table:table-cell>
          <table:table-cell table:style-name="ce7" table:formula="of:=[.A229]" office:value-type="date" office:date-value="2019-10-10T12:33:20.997114" calcext:value-type="date">
            <text:p>2019-10-10 12:33:21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12:33:20.99711394869" calcext:value-type="date">
            <text:p>12/30/99 12:33 P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&lt;0.000001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3H50M00S" calcext:value-type="time">
            <text:p>13:50:00</text:p>
          </table:table-cell>
          <table:table-cell table:style-name="ce11" table:formula="of:=IF([.L229]&lt;[.L228];[.M228]+[.H$2];[.M228])" office:value-type="float" office:value="600" calcext:value-type="float">
            <text:p>600</text:p>
          </table:table-cell>
          <table:table-cell table:style-name="ce11" table:formula="of:=OFFSET([.C$4];[.M229];0)" office:value-type="float" office:value="43755" calcext:value-type="float">
            <text:p>43755</text:p>
          </table:table-cell>
          <table:table-cell table:style-name="ce36" table:formula="of:=[.L229]" office:value-type="float" office:value="0.576388888888884" calcext:value-type="float">
            <text:p>0.5763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29];0)&lt;=[.O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12:56:24.460243" calcext:value-type="date">
            <text:p>2019-10-10 12:56:24</text:p>
          </table:table-cell>
          <table:table-cell table:style-name="ce7" table:formula="of:=[.A230]" office:value-type="date" office:date-value="2019-10-10T12:56:24.460243" calcext:value-type="date">
            <text:p>2019-10-10 12:56:24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12:56:24.46024276782" calcext:value-type="date">
            <text:p>12/30/99 12:56 P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&lt;0.000001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14H00M00S" calcext:value-type="time">
            <text:p>14:00:00</text:p>
          </table:table-cell>
          <table:table-cell table:style-name="ce11" table:formula="of:=IF([.L230]&lt;[.L229];[.M229]+[.H$2];[.M229])" office:value-type="float" office:value="600" calcext:value-type="float">
            <text:p>600</text:p>
          </table:table-cell>
          <table:table-cell table:style-name="ce11" table:formula="of:=OFFSET([.C$4];[.M230];0)" office:value-type="float" office:value="43755" calcext:value-type="float">
            <text:p>43755</text:p>
          </table:table-cell>
          <table:table-cell table:style-name="ce36" table:formula="of:=[.L230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0];0)&lt;=[.O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12:25:59.894271" calcext:value-type="date">
            <text:p>2019-10-10 12:26:00</text:p>
          </table:table-cell>
          <table:table-cell table:style-name="ce7" table:formula="of:=[.A231]" office:value-type="date" office:date-value="2019-10-10T12:25:59.894271" calcext:value-type="date">
            <text:p>2019-10-10 12:26:00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12:25:59.89427114837" calcext:value-type="date">
            <text:p>12/30/99 12:26 P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&lt;0.000001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14H10M00S" calcext:value-type="time">
            <text:p>14:10:00</text:p>
          </table:table-cell>
          <table:table-cell table:style-name="ce11" table:formula="of:=IF([.L231]&lt;[.L230];[.M230]+[.H$2];[.M230])" office:value-type="float" office:value="600" calcext:value-type="float">
            <text:p>600</text:p>
          </table:table-cell>
          <table:table-cell table:style-name="ce11" table:formula="of:=OFFSET([.C$4];[.M231];0)" office:value-type="float" office:value="43755" calcext:value-type="float">
            <text:p>43755</text:p>
          </table:table-cell>
          <table:table-cell table:style-name="ce36" table:formula="of:=[.L231]" office:value-type="float" office:value="0.590277777777773" calcext:value-type="float">
            <text:p>0.590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13:00:11.650622" calcext:value-type="date">
            <text:p>2019-10-10 13:00:12</text:p>
          </table:table-cell>
          <table:table-cell table:style-name="ce7" table:formula="of:=[.A232]" office:value-type="date" office:date-value="2019-10-10T13:00:11.650622" calcext:value-type="date">
            <text:p>2019-10-10 13:00:12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13:00:11.65062244982" calcext:value-type="date">
            <text:p>12/30/99 01:00 P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&lt;0.000001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14H20M00S" calcext:value-type="time">
            <text:p>14:20:00</text:p>
          </table:table-cell>
          <table:table-cell table:style-name="ce11" table:formula="of:=IF([.L232]&lt;[.L231];[.M231]+[.H$2];[.M231])" office:value-type="float" office:value="600" calcext:value-type="float">
            <text:p>600</text:p>
          </table:table-cell>
          <table:table-cell table:style-name="ce11" table:formula="of:=OFFSET([.C$4];[.M232];0)" office:value-type="float" office:value="43755" calcext:value-type="float">
            <text:p>43755</text:p>
          </table:table-cell>
          <table:table-cell table:style-name="ce36" table:formula="of:=[.L232]" office:value-type="float" office:value="0.597222222222217" calcext:value-type="float">
            <text:p>0.597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13:25:49.120322" calcext:value-type="date">
            <text:p>2019-10-10 13:25:49</text:p>
          </table:table-cell>
          <table:table-cell table:style-name="ce7" table:formula="of:=[.A233]" office:value-type="date" office:date-value="2019-10-10T13:25:49.120322" calcext:value-type="date">
            <text:p>2019-10-10 13:25:49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13:25:49.12032200955" calcext:value-type="date">
            <text:p>12/30/99 01:25 P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&lt;0.000001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14H30M00S" calcext:value-type="time">
            <text:p>14:30:00</text:p>
          </table:table-cell>
          <table:table-cell table:style-name="ce11" table:formula="of:=IF([.L233]&lt;[.L232];[.M232]+[.H$2];[.M232])" office:value-type="float" office:value="600" calcext:value-type="float">
            <text:p>600</text:p>
          </table:table-cell>
          <table:table-cell table:style-name="ce11" table:formula="of:=OFFSET([.C$4];[.M233];0)" office:value-type="float" office:value="43755" calcext:value-type="float">
            <text:p>43755</text:p>
          </table:table-cell>
          <table:table-cell table:style-name="ce36" table:formula="of:=[.L233]" office:value-type="float" office:value="0.604166666666662" calcext:value-type="float">
            <text:p>0.604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13:13:40.854553" calcext:value-type="date">
            <text:p>2019-10-10 13:13:41</text:p>
          </table:table-cell>
          <table:table-cell table:style-name="ce7" table:formula="of:=[.A234]" office:value-type="date" office:date-value="2019-10-10T13:13:40.854553" calcext:value-type="date">
            <text:p>2019-10-10 13:13:41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13:13:40.8545534173" calcext:value-type="date">
            <text:p>12/30/99 01:13 P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&lt;0.000001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11H10M00S" calcext:value-type="time">
            <text:p>11:10:00</text:p>
          </table:table-cell>
          <table:table-cell table:style-name="ce11" table:formula="of:=IF([.L234]&lt;[.L233];[.M233]+[.H$2];[.M233])" office:value-type="float" office:value="660" calcext:value-type="float">
            <text:p>660</text:p>
          </table:table-cell>
          <table:table-cell table:style-name="ce11" table:formula="of:=OFFSET([.C$4];[.M234];0)" office:value-type="float" office:value="43756" calcext:value-type="float">
            <text:p>43756</text:p>
          </table:table-cell>
          <table:table-cell table:style-name="ce36" table:formula="of:=[.L234]" office:value-type="float" office:value="0.465277777777773" calcext:value-type="float">
            <text:p>0.4652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4];0)&lt;=[.O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13:08:03.148937" calcext:value-type="date">
            <text:p>2019-10-10 13:08:03</text:p>
          </table:table-cell>
          <table:table-cell table:style-name="ce7" table:formula="of:=[.A235]" office:value-type="date" office:date-value="2019-10-10T13:08:03.148937" calcext:value-type="date">
            <text:p>2019-10-10 13:08:03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13:08:03.1489369506" calcext:value-type="date">
            <text:p>12/30/99 01:08 P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&lt;0.000001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11H20M00S" calcext:value-type="time">
            <text:p>11:20:00</text:p>
          </table:table-cell>
          <table:table-cell table:style-name="ce11" table:formula="of:=IF([.L235]&lt;[.L234];[.M234]+[.H$2];[.M234])" office:value-type="float" office:value="660" calcext:value-type="float">
            <text:p>660</text:p>
          </table:table-cell>
          <table:table-cell table:style-name="ce11" table:formula="of:=OFFSET([.C$4];[.M235];0)" office:value-type="float" office:value="43756" calcext:value-type="float">
            <text:p>43756</text:p>
          </table:table-cell>
          <table:table-cell table:style-name="ce36" table:formula="of:=[.L235]" office:value-type="float" office:value="0.472222222222217" calcext:value-type="float">
            <text:p>0.47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5];0)&lt;=[.O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2:51:07.591383" calcext:value-type="date">
            <text:p>2019-10-10 12:51:08</text:p>
          </table:table-cell>
          <table:table-cell table:style-name="ce7" table:formula="of:=[.A236]" office:value-type="date" office:date-value="2019-10-10T12:51:07.591383" calcext:value-type="date">
            <text:p>2019-10-10 12:51:08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2:51:07.59138274938" calcext:value-type="date">
            <text:p>12/30/99 12:51 P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&lt;0.000001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11H30M00S" calcext:value-type="time">
            <text:p>11:30:00</text:p>
          </table:table-cell>
          <table:table-cell table:style-name="ce11" table:formula="of:=IF([.L236]&lt;[.L235];[.M235]+[.H$2];[.M235])" office:value-type="float" office:value="660" calcext:value-type="float">
            <text:p>660</text:p>
          </table:table-cell>
          <table:table-cell table:style-name="ce11" table:formula="of:=OFFSET([.C$4];[.M236];0)" office:value-type="float" office:value="43756" calcext:value-type="float">
            <text:p>43756</text:p>
          </table:table-cell>
          <table:table-cell table:style-name="ce36" table:formula="of:=[.L236]" office:value-type="float" office:value="0.479166666666662" calcext:value-type="float">
            <text:p>0.47916666666666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6];0)&lt;=[.O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13:00:17.955066" calcext:value-type="date">
            <text:p>2019-10-10 13:00:18</text:p>
          </table:table-cell>
          <table:table-cell table:style-name="ce7" table:formula="of:=[.A237]" office:value-type="date" office:date-value="2019-10-10T13:00:17.955066" calcext:value-type="date">
            <text:p>2019-10-10 13:00:18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13:00:17.95506610069" calcext:value-type="date">
            <text:p>12/30/99 01:00 P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&lt;0.000001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1H40M00S" calcext:value-type="time">
            <text:p>11:40:00</text:p>
          </table:table-cell>
          <table:table-cell table:style-name="ce11" table:formula="of:=IF([.L237]&lt;[.L236];[.M236]+[.H$2];[.M236])" office:value-type="float" office:value="660" calcext:value-type="float">
            <text:p>660</text:p>
          </table:table-cell>
          <table:table-cell table:style-name="ce11" table:formula="of:=OFFSET([.C$4];[.M237];0)" office:value-type="float" office:value="43756" calcext:value-type="float">
            <text:p>43756</text:p>
          </table:table-cell>
          <table:table-cell table:style-name="ce36" table:formula="of:=[.L237]" office:value-type="float" office:value="0.486111111111106" calcext:value-type="float">
            <text:p>0.48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7];0)&lt;=[.O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3:02:19.37118" calcext:value-type="date">
            <text:p>2019-10-10 13:02:19</text:p>
          </table:table-cell>
          <table:table-cell table:style-name="ce7" table:formula="of:=[.A238]" office:value-type="date" office:date-value="2019-10-10T13:02:19.37118" calcext:value-type="date">
            <text:p>2019-10-10 13:02:19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3:02:19.37118044123" calcext:value-type="date">
            <text:p>12/30/99 01:02 P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&lt;0.000001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1H50M00S" calcext:value-type="time">
            <text:p>11:50:00</text:p>
          </table:table-cell>
          <table:table-cell table:style-name="ce11" table:formula="of:=IF([.L238]&lt;[.L237];[.M237]+[.H$2];[.M237])" office:value-type="float" office:value="660" calcext:value-type="float">
            <text:p>660</text:p>
          </table:table-cell>
          <table:table-cell table:style-name="ce11" table:formula="of:=OFFSET([.C$4];[.M238];0)" office:value-type="float" office:value="43756" calcext:value-type="float">
            <text:p>43756</text:p>
          </table:table-cell>
          <table:table-cell table:style-name="ce36" table:formula="of:=[.L238]" office:value-type="float" office:value="0.493055555555551" calcext:value-type="float">
            <text:p>0.49305555555555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8];0)&lt;=[.O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12:48:59.729686" calcext:value-type="date">
            <text:p>2019-10-10 12:49:00</text:p>
          </table:table-cell>
          <table:table-cell table:style-name="ce7" table:formula="of:=[.A239]" office:value-type="date" office:date-value="2019-10-10T12:48:59.729686" calcext:value-type="date">
            <text:p>2019-10-10 12:49:00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12:48:59.72968629096" calcext:value-type="date">
            <text:p>12/30/99 12:49 P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&lt;0.000001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2H00M00S" calcext:value-type="time">
            <text:p>12:00:00</text:p>
          </table:table-cell>
          <table:table-cell table:style-name="ce11" table:formula="of:=IF([.L239]&lt;[.L238];[.M238]+[.H$2];[.M238])" office:value-type="float" office:value="660" calcext:value-type="float">
            <text:p>660</text:p>
          </table:table-cell>
          <table:table-cell table:style-name="ce11" table:formula="of:=OFFSET([.C$4];[.M239];0)" office:value-type="float" office:value="43756" calcext:value-type="float">
            <text:p>43756</text:p>
          </table:table-cell>
          <table:table-cell table:style-name="ce36" table:formula="of:=[.L239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39];0)&lt;=[.O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13:10:26.169735" calcext:value-type="date">
            <text:p>2019-10-10 13:10:26</text:p>
          </table:table-cell>
          <table:table-cell table:style-name="ce7" table:formula="of:=[.A240]" office:value-type="date" office:date-value="2019-10-10T13:10:26.169735" calcext:value-type="date">
            <text:p>2019-10-10 13:10:26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13:10:26.16973507684" calcext:value-type="date">
            <text:p>12/30/99 01:10 P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&lt;0.000001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2H10M00S" calcext:value-type="time">
            <text:p>12:10:00</text:p>
          </table:table-cell>
          <table:table-cell table:style-name="ce11" table:formula="of:=IF([.L240]&lt;[.L239];[.M239]+[.H$2];[.M239])" office:value-type="float" office:value="660" calcext:value-type="float">
            <text:p>660</text:p>
          </table:table-cell>
          <table:table-cell table:style-name="ce11" table:formula="of:=OFFSET([.C$4];[.M240];0)" office:value-type="float" office:value="43756" calcext:value-type="float">
            <text:p>43756</text:p>
          </table:table-cell>
          <table:table-cell table:style-name="ce36" table:formula="of:=[.L240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0];0)&lt;=[.O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12:56:22.409325" calcext:value-type="date">
            <text:p>2019-10-10 12:56:22</text:p>
          </table:table-cell>
          <table:table-cell table:style-name="ce7" table:formula="of:=[.A241]" office:value-type="date" office:date-value="2019-10-10T12:56:22.409325" calcext:value-type="date">
            <text:p>2019-10-10 12:56:22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12:56:22.4093247531" calcext:value-type="date">
            <text:p>12/30/99 12:56 P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&lt;0.000001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2H20M00S" calcext:value-type="time">
            <text:p>12:20:00</text:p>
          </table:table-cell>
          <table:table-cell table:style-name="ce11" table:formula="of:=IF([.L241]&lt;[.L240];[.M240]+[.H$2];[.M240])" office:value-type="float" office:value="660" calcext:value-type="float">
            <text:p>660</text:p>
          </table:table-cell>
          <table:table-cell table:style-name="ce11" table:formula="of:=OFFSET([.C$4];[.M241];0)" office:value-type="float" office:value="43756" calcext:value-type="float">
            <text:p>43756</text:p>
          </table:table-cell>
          <table:table-cell table:style-name="ce36" table:formula="of:=[.L241]" office:value-type="float" office:value="0.513888888888884" calcext:value-type="float">
            <text:p>0.5138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1];0)&lt;=[.O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12:59:53.970484" calcext:value-type="date">
            <text:p>2019-10-10 12:59:54</text:p>
          </table:table-cell>
          <table:table-cell table:style-name="ce7" table:formula="of:=[.A242]" office:value-type="date" office:date-value="2019-10-10T12:59:53.970484" calcext:value-type="date">
            <text:p>2019-10-10 12:59:54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12:59:53.97048423998" calcext:value-type="date">
            <text:p>12/30/99 12:59 P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&lt;0.000001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2H30M00S" calcext:value-type="time">
            <text:p>12:30:00</text:p>
          </table:table-cell>
          <table:table-cell table:style-name="ce11" table:formula="of:=IF([.L242]&lt;[.L241];[.M241]+[.H$2];[.M241])" office:value-type="float" office:value="660" calcext:value-type="float">
            <text:p>660</text:p>
          </table:table-cell>
          <table:table-cell table:style-name="ce11" table:formula="of:=OFFSET([.C$4];[.M242];0)" office:value-type="float" office:value="43756" calcext:value-type="float">
            <text:p>43756</text:p>
          </table:table-cell>
          <table:table-cell table:style-name="ce36" table:formula="of:=[.L242]" office:value-type="float" office:value="0.520833333333328" calcext:value-type="float">
            <text:p>0.52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2];0)&lt;=[.O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12:49:51.241665" calcext:value-type="date">
            <text:p>2019-10-10 12:49:51</text:p>
          </table:table-cell>
          <table:table-cell table:style-name="ce7" table:formula="of:=[.A243]" office:value-type="date" office:date-value="2019-10-10T12:49:51.241665" calcext:value-type="date">
            <text:p>2019-10-10 12:49:51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12:49:51.24166548718" calcext:value-type="date">
            <text:p>12/30/99 12:49 P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&lt;0.000001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2H40M00S" calcext:value-type="time">
            <text:p>12:40:00</text:p>
          </table:table-cell>
          <table:table-cell table:style-name="ce11" table:formula="of:=IF([.L243]&lt;[.L242];[.M242]+[.H$2];[.M242])" office:value-type="float" office:value="660" calcext:value-type="float">
            <text:p>660</text:p>
          </table:table-cell>
          <table:table-cell table:style-name="ce11" table:formula="of:=OFFSET([.C$4];[.M243];0)" office:value-type="float" office:value="43756" calcext:value-type="float">
            <text:p>43756</text:p>
          </table:table-cell>
          <table:table-cell table:style-name="ce36" table:formula="of:=[.L243]" office:value-type="float" office:value="0.527777777777773" calcext:value-type="float">
            <text:p>0.52777777777777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12:58:55.591762" calcext:value-type="date">
            <text:p>2019-10-11 12:58:56</text:p>
          </table:table-cell>
          <table:table-cell table:style-name="ce7" table:formula="of:=[.A244]" office:value-type="date" office:date-value="2019-10-11T12:58:55.591762" calcext:value-type="date">
            <text:p>2019-10-11 12:58:56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12:58:55.59176183771" calcext:value-type="date">
            <text:p>12/30/99 12:58 P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&lt;0.000001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2H50M00S" calcext:value-type="time">
            <text:p>12:50:00</text:p>
          </table:table-cell>
          <table:table-cell table:style-name="ce11" table:formula="of:=IF([.L244]&lt;[.L243];[.M243]+[.H$2];[.M243])" office:value-type="float" office:value="660" calcext:value-type="float">
            <text:p>660</text:p>
          </table:table-cell>
          <table:table-cell table:style-name="ce11" table:formula="of:=OFFSET([.C$4];[.M244];0)" office:value-type="float" office:value="43756" calcext:value-type="float">
            <text:p>43756</text:p>
          </table:table-cell>
          <table:table-cell table:style-name="ce36" table:formula="of:=[.L244]" office:value-type="float" office:value="0.534722222222217" calcext:value-type="float">
            <text:p>0.53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13:12:45.612883" calcext:value-type="date">
            <text:p>2019-10-11 13:12:46</text:p>
          </table:table-cell>
          <table:table-cell table:style-name="ce7" table:formula="of:=[.A245]" office:value-type="date" office:date-value="2019-10-11T13:12:45.612883" calcext:value-type="date">
            <text:p>2019-10-11 13:12:46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13:12:45.61288337689" calcext:value-type="date">
            <text:p>12/30/99 01:12 P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&lt;0.000001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3H00M00S" calcext:value-type="time">
            <text:p>13:00:00</text:p>
          </table:table-cell>
          <table:table-cell table:style-name="ce11" table:formula="of:=IF([.L245]&lt;[.L244];[.M244]+[.H$2];[.M244])" office:value-type="float" office:value="660" calcext:value-type="float">
            <text:p>660</text:p>
          </table:table-cell>
          <table:table-cell table:style-name="ce11" table:formula="of:=OFFSET([.C$4];[.M245];0)" office:value-type="float" office:value="43756" calcext:value-type="float">
            <text:p>43756</text:p>
          </table:table-cell>
          <table:table-cell table:style-name="ce36" table:formula="of:=[.L245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5];0)&lt;=[.O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12:59:04.059351" calcext:value-type="date">
            <text:p>2019-10-11 12:59:04</text:p>
          </table:table-cell>
          <table:table-cell table:style-name="ce7" table:formula="of:=[.A246]" office:value-type="date" office:date-value="2019-10-11T12:59:04.059351" calcext:value-type="date">
            <text:p>2019-10-11 12:59:04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12:59:04.05935131945" calcext:value-type="date">
            <text:p>12/30/99 12:59 P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&lt;0.000001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3H10M00S" calcext:value-type="time">
            <text:p>13:10:00</text:p>
          </table:table-cell>
          <table:table-cell table:style-name="ce11" table:formula="of:=IF([.L246]&lt;[.L245];[.M245]+[.H$2];[.M245])" office:value-type="float" office:value="660" calcext:value-type="float">
            <text:p>660</text:p>
          </table:table-cell>
          <table:table-cell table:style-name="ce11" table:formula="of:=OFFSET([.C$4];[.M246];0)" office:value-type="float" office:value="43756" calcext:value-type="float">
            <text:p>43756</text:p>
          </table:table-cell>
          <table:table-cell table:style-name="ce36" table:formula="of:=[.L246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6];0)&lt;=[.O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12:49:33.912648" calcext:value-type="date">
            <text:p>2019-10-11 12:49:34</text:p>
          </table:table-cell>
          <table:table-cell table:style-name="ce7" table:formula="of:=[.A247]" office:value-type="date" office:date-value="2019-10-11T12:49:33.912648" calcext:value-type="date">
            <text:p>2019-10-11 12:49:34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12:49:33.91264750622" calcext:value-type="date">
            <text:p>12/30/99 12:49 P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&lt;0.000001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3H20M00S" calcext:value-type="time">
            <text:p>13:20:00</text:p>
          </table:table-cell>
          <table:table-cell table:style-name="ce11" table:formula="of:=IF([.L247]&lt;[.L246];[.M246]+[.H$2];[.M246])" office:value-type="float" office:value="660" calcext:value-type="float">
            <text:p>660</text:p>
          </table:table-cell>
          <table:table-cell table:style-name="ce11" table:formula="of:=OFFSET([.C$4];[.M247];0)" office:value-type="float" office:value="43756" calcext:value-type="float">
            <text:p>43756</text:p>
          </table:table-cell>
          <table:table-cell table:style-name="ce36" table:formula="of:=[.L247]" office:value-type="float" office:value="0.55555555555555" calcext:value-type="float">
            <text:p>0.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7];0)&lt;=[.O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13:09:12.044872" calcext:value-type="date">
            <text:p>2019-10-11 13:09:12</text:p>
          </table:table-cell>
          <table:table-cell table:style-name="ce7" table:formula="of:=[.A248]" office:value-type="date" office:date-value="2019-10-11T13:09:12.044872" calcext:value-type="date">
            <text:p>2019-10-11 13:09:12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13:09:12.04487247393" calcext:value-type="date">
            <text:p>12/30/99 01:09 P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&lt;0.000001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3H30M00S" calcext:value-type="time">
            <text:p>13:30:00</text:p>
          </table:table-cell>
          <table:table-cell table:style-name="ce11" table:formula="of:=IF([.L248]&lt;[.L247];[.M247]+[.H$2];[.M247])" office:value-type="float" office:value="660" calcext:value-type="float">
            <text:p>660</text:p>
          </table:table-cell>
          <table:table-cell table:style-name="ce11" table:formula="of:=OFFSET([.C$4];[.M248];0)" office:value-type="float" office:value="43756" calcext:value-type="float">
            <text:p>43756</text:p>
          </table:table-cell>
          <table:table-cell table:style-name="ce36" table:formula="of:=[.L248]" office:value-type="float" office:value="0.562499999999995" calcext:value-type="float">
            <text:p>0.5624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13:03:47.991571" calcext:value-type="date">
            <text:p>2019-10-11 13:03:48</text:p>
          </table:table-cell>
          <table:table-cell table:style-name="ce7" table:formula="of:=[.A249]" office:value-type="date" office:date-value="2019-10-11T13:03:47.991571" calcext:value-type="date">
            <text:p>2019-10-11 13:03:48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13:03:47.99157144036" calcext:value-type="date">
            <text:p>12/30/99 01:03 P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&lt;0.000001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13H40M00S" calcext:value-type="time">
            <text:p>13:40:00</text:p>
          </table:table-cell>
          <table:table-cell table:style-name="ce11" table:formula="of:=IF([.L249]&lt;[.L248];[.M248]+[.H$2];[.M248])" office:value-type="float" office:value="660" calcext:value-type="float">
            <text:p>660</text:p>
          </table:table-cell>
          <table:table-cell table:style-name="ce11" table:formula="of:=OFFSET([.C$4];[.M249];0)" office:value-type="float" office:value="43756" calcext:value-type="float">
            <text:p>43756</text:p>
          </table:table-cell>
          <table:table-cell table:style-name="ce36" table:formula="of:=[.L249]" office:value-type="float" office:value="0.569444444444439" calcext:value-type="float">
            <text:p>0.5694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12:56:38.629783" calcext:value-type="date">
            <text:p>2019-10-11 12:56:39</text:p>
          </table:table-cell>
          <table:table-cell table:style-name="ce7" table:formula="of:=[.A250]" office:value-type="date" office:date-value="2019-10-11T12:56:38.629783" calcext:value-type="date">
            <text:p>2019-10-11 12:56:39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12:56:38.62978344318" calcext:value-type="date">
            <text:p>12/30/99 12:56 P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&lt;0.000001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13H50M00S" calcext:value-type="time">
            <text:p>13:50:00</text:p>
          </table:table-cell>
          <table:table-cell table:style-name="ce11" table:formula="of:=IF([.L250]&lt;[.L249];[.M249]+[.H$2];[.M249])" office:value-type="float" office:value="660" calcext:value-type="float">
            <text:p>660</text:p>
          </table:table-cell>
          <table:table-cell table:style-name="ce11" table:formula="of:=OFFSET([.C$4];[.M250];0)" office:value-type="float" office:value="43756" calcext:value-type="float">
            <text:p>43756</text:p>
          </table:table-cell>
          <table:table-cell table:style-name="ce36" table:formula="of:=[.L250]" office:value-type="float" office:value="0.576388888888884" calcext:value-type="float">
            <text:p>0.57638888888888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13:09:04.203039" calcext:value-type="date">
            <text:p>2019-10-11 13:09:04</text:p>
          </table:table-cell>
          <table:table-cell table:style-name="ce7" table:formula="of:=[.A251]" office:value-type="date" office:date-value="2019-10-11T13:09:04.203039" calcext:value-type="date">
            <text:p>2019-10-11 13:09:04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13:09:04.2030390026" calcext:value-type="date">
            <text:p>12/30/99 01:09 P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&lt;0.000001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14H00M00S" calcext:value-type="time">
            <text:p>14:00:00</text:p>
          </table:table-cell>
          <table:table-cell table:style-name="ce11" table:formula="of:=IF([.L251]&lt;[.L250];[.M250]+[.H$2];[.M250])" office:value-type="float" office:value="660" calcext:value-type="float">
            <text:p>660</text:p>
          </table:table-cell>
          <table:table-cell table:style-name="ce11" table:formula="of:=OFFSET([.C$4];[.M251];0)" office:value-type="float" office:value="43756" calcext:value-type="float">
            <text:p>43756</text:p>
          </table:table-cell>
          <table:table-cell table:style-name="ce36" table:formula="of:=[.L251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12:54:15.976074" calcext:value-type="date">
            <text:p>2019-10-11 12:54:16</text:p>
          </table:table-cell>
          <table:table-cell table:style-name="ce7" table:formula="of:=[.A252]" office:value-type="date" office:date-value="2019-10-11T12:54:15.976074" calcext:value-type="date">
            <text:p>2019-10-11 12:54:16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12:54:15.9760737" calcext:value-type="date">
            <text:p>12/30/99 12:54 P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&lt;0.000001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14H10M00S" calcext:value-type="time">
            <text:p>14:10:00</text:p>
          </table:table-cell>
          <table:table-cell table:style-name="ce11" table:formula="of:=IF([.L252]&lt;[.L251];[.M251]+[.H$2];[.M251])" office:value-type="float" office:value="660" calcext:value-type="float">
            <text:p>660</text:p>
          </table:table-cell>
          <table:table-cell table:style-name="ce11" table:formula="of:=OFFSET([.C$4];[.M252];0)" office:value-type="float" office:value="43756" calcext:value-type="float">
            <text:p>43756</text:p>
          </table:table-cell>
          <table:table-cell table:style-name="ce36" table:formula="of:=[.L252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13:15:04.138633" calcext:value-type="date">
            <text:p>2019-10-11 13:15:04</text:p>
          </table:table-cell>
          <table:table-cell table:style-name="ce7" table:formula="of:=[.A253]" office:value-type="date" office:date-value="2019-10-11T13:15:04.138633" calcext:value-type="date">
            <text:p>2019-10-11 13:15:04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13:15:04.13863258436" calcext:value-type="date">
            <text:p>12/30/99 01:15 P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&lt;0.000001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14H20M00S" calcext:value-type="time">
            <text:p>14:20:00</text:p>
          </table:table-cell>
          <table:table-cell table:style-name="ce11" table:formula="of:=IF([.L253]&lt;[.L252];[.M252]+[.H$2];[.M252])" office:value-type="float" office:value="660" calcext:value-type="float">
            <text:p>660</text:p>
          </table:table-cell>
          <table:table-cell table:style-name="ce11" table:formula="of:=OFFSET([.C$4];[.M253];0)" office:value-type="float" office:value="43756" calcext:value-type="float">
            <text:p>43756</text:p>
          </table:table-cell>
          <table:table-cell table:style-name="ce36" table:formula="of:=[.L253]" office:value-type="float" office:value="0.597222222222217" calcext:value-type="float">
            <text:p>0.597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12:36:28.033913" calcext:value-type="date">
            <text:p>2019-10-11 12:36:28</text:p>
          </table:table-cell>
          <table:table-cell table:style-name="ce7" table:formula="of:=[.A254]" office:value-type="date" office:date-value="2019-10-11T12:36:28.033913" calcext:value-type="date">
            <text:p>2019-10-11 12:36:28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12:36:28.03391251713" calcext:value-type="date">
            <text:p>12/30/99 12:36 P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&lt;0.000001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14H30M00S" calcext:value-type="time">
            <text:p>14:30:00</text:p>
          </table:table-cell>
          <table:table-cell table:style-name="ce11" table:formula="of:=IF([.L254]&lt;[.L253];[.M253]+[.H$2];[.M253])" office:value-type="float" office:value="660" calcext:value-type="float">
            <text:p>660</text:p>
          </table:table-cell>
          <table:table-cell table:style-name="ce11" table:formula="of:=OFFSET([.C$4];[.M254];0)" office:value-type="float" office:value="43756" calcext:value-type="float">
            <text:p>43756</text:p>
          </table:table-cell>
          <table:table-cell table:style-name="ce36" table:formula="of:=[.L254]" office:value-type="float" office:value="0.604166666666661" calcext:value-type="float">
            <text:p>0.604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13:18:04.297983" calcext:value-type="date">
            <text:p>2019-10-11 13:18:04</text:p>
          </table:table-cell>
          <table:table-cell table:style-name="ce7" table:formula="of:=[.A255]" office:value-type="date" office:date-value="2019-10-11T13:18:04.297983" calcext:value-type="date">
            <text:p>2019-10-11 13:18:04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13:18:04.29798278958" calcext:value-type="date">
            <text:p>12/30/99 01:18 P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&lt;0.000001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1H10M00S" calcext:value-type="time">
            <text:p>11:10:00</text:p>
          </table:table-cell>
          <table:table-cell table:style-name="ce11" table:formula="of:=IF([.L255]&lt;[.L254];[.M254]+[.H$2];[.M254])" office:value-type="float" office:value="720" calcext:value-type="float">
            <text:p>720</text:p>
          </table:table-cell>
          <table:table-cell table:style-name="ce11" table:formula="of:=OFFSET([.C$4];[.M255];0)" office:value-type="float" office:value="43757" calcext:value-type="float">
            <text:p>43757</text:p>
          </table:table-cell>
          <table:table-cell table:style-name="ce36" table:formula="of:=[.L255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12:45:25.731319" calcext:value-type="date">
            <text:p>2019-10-11 12:45:26</text:p>
          </table:table-cell>
          <table:table-cell table:style-name="ce7" table:formula="of:=[.A256]" office:value-type="date" office:date-value="2019-10-11T12:45:25.731319" calcext:value-type="date">
            <text:p>2019-10-11 12:45:26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12:45:25.73131851386" calcext:value-type="date">
            <text:p>12/30/99 12:45 P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&lt;0.000001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1H20M00S" calcext:value-type="time">
            <text:p>11:20:00</text:p>
          </table:table-cell>
          <table:table-cell table:style-name="ce11" table:formula="of:=IF([.L256]&lt;[.L255];[.M255]+[.H$2];[.M255])" office:value-type="float" office:value="720" calcext:value-type="float">
            <text:p>720</text:p>
          </table:table-cell>
          <table:table-cell table:style-name="ce11" table:formula="of:=OFFSET([.C$4];[.M256];0)" office:value-type="float" office:value="43757" calcext:value-type="float">
            <text:p>43757</text:p>
          </table:table-cell>
          <table:table-cell table:style-name="ce36" table:formula="of:=[.L256]" office:value-type="float" office:value="0.472222222222217" calcext:value-type="float">
            <text:p>0.4722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13:30:31.931633" calcext:value-type="date">
            <text:p>2019-10-11 13:30:32</text:p>
          </table:table-cell>
          <table:table-cell table:style-name="ce7" table:formula="of:=[.A257]" office:value-type="date" office:date-value="2019-10-11T13:30:31.931633" calcext:value-type="date">
            <text:p>2019-10-11 13:30:32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13:30:31.931633153" calcext:value-type="date">
            <text:p>12/30/99 01:30 P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&lt;0.000001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1H30M00S" calcext:value-type="time">
            <text:p>11:30:00</text:p>
          </table:table-cell>
          <table:table-cell table:style-name="ce11" table:formula="of:=IF([.L257]&lt;[.L256];[.M256]+[.H$2];[.M256])" office:value-type="float" office:value="720" calcext:value-type="float">
            <text:p>720</text:p>
          </table:table-cell>
          <table:table-cell table:style-name="ce11" table:formula="of:=OFFSET([.C$4];[.M257];0)" office:value-type="float" office:value="43757" calcext:value-type="float">
            <text:p>43757</text:p>
          </table:table-cell>
          <table:table-cell table:style-name="ce36" table:formula="of:=[.L257]" office:value-type="float" office:value="0.479166666666661" calcext:value-type="float">
            <text:p>0.47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13:20:42.570253" calcext:value-type="date">
            <text:p>2019-10-11 13:20:43</text:p>
          </table:table-cell>
          <table:table-cell table:style-name="ce7" table:formula="of:=[.A258]" office:value-type="date" office:date-value="2019-10-11T13:20:42.570253" calcext:value-type="date">
            <text:p>2019-10-11 13:20:43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13:20:42.5702534616" calcext:value-type="date">
            <text:p>12/30/99 01:20 P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&lt;0.000001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1H40M00S" calcext:value-type="time">
            <text:p>11:40:00</text:p>
          </table:table-cell>
          <table:table-cell table:style-name="ce11" table:formula="of:=IF([.L258]&lt;[.L257];[.M257]+[.H$2];[.M257])" office:value-type="float" office:value="720" calcext:value-type="float">
            <text:p>720</text:p>
          </table:table-cell>
          <table:table-cell table:style-name="ce11" table:formula="of:=OFFSET([.C$4];[.M258];0)" office:value-type="float" office:value="43757" calcext:value-type="float">
            <text:p>43757</text:p>
          </table:table-cell>
          <table:table-cell table:style-name="ce36" table:formula="of:=[.L258]" office:value-type="float" office:value="0.486111111111106" calcext:value-type="float">
            <text:p>0.4861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12:56:19.461466" calcext:value-type="date">
            <text:p>2019-10-11 12:56:19</text:p>
          </table:table-cell>
          <table:table-cell table:style-name="ce7" table:formula="of:=[.A259]" office:value-type="date" office:date-value="2019-10-11T12:56:19.461466" calcext:value-type="date">
            <text:p>2019-10-11 12:56:19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12:56:19.46146556642" calcext:value-type="date">
            <text:p>12/30/99 12:56 P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&lt;0.000001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1H50M00S" calcext:value-type="time">
            <text:p>11:50:00</text:p>
          </table:table-cell>
          <table:table-cell table:style-name="ce11" table:formula="of:=IF([.L259]&lt;[.L258];[.M258]+[.H$2];[.M258])" office:value-type="float" office:value="720" calcext:value-type="float">
            <text:p>720</text:p>
          </table:table-cell>
          <table:table-cell table:style-name="ce11" table:formula="of:=OFFSET([.C$4];[.M259];0)" office:value-type="float" office:value="43757" calcext:value-type="float">
            <text:p>43757</text:p>
          </table:table-cell>
          <table:table-cell table:style-name="ce36" table:formula="of:=[.L259]" office:value-type="float" office:value="0.49305555555555" calcext:value-type="float">
            <text:p>0.49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13:13:30.544469" calcext:value-type="date">
            <text:p>2019-10-11 13:13:31</text:p>
          </table:table-cell>
          <table:table-cell table:style-name="ce7" table:formula="of:=[.A260]" office:value-type="date" office:date-value="2019-10-11T13:13:30.544469" calcext:value-type="date">
            <text:p>2019-10-11 13:13:31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13:13:30.54446864873" calcext:value-type="date">
            <text:p>12/30/99 01:13 P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&lt;0.000001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2H00M00S" calcext:value-type="time">
            <text:p>12:00:00</text:p>
          </table:table-cell>
          <table:table-cell table:style-name="ce11" table:formula="of:=IF([.L260]&lt;[.L259];[.M259]+[.H$2];[.M259])" office:value-type="float" office:value="720" calcext:value-type="float">
            <text:p>720</text:p>
          </table:table-cell>
          <table:table-cell table:style-name="ce11" table:formula="of:=OFFSET([.C$4];[.M260];0)" office:value-type="float" office:value="43757" calcext:value-type="float">
            <text:p>43757</text:p>
          </table:table-cell>
          <table:table-cell table:style-name="ce36" table:formula="of:=[.L260]" office:value-type="float" office:value="0.499999999999995" calcext:value-type="float">
            <text:p>0.49999999999999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12:53:01.83632" calcext:value-type="date">
            <text:p>2019-10-11 12:53:02</text:p>
          </table:table-cell>
          <table:table-cell table:style-name="ce7" table:formula="of:=[.A261]" office:value-type="date" office:date-value="2019-10-11T12:53:01.83632" calcext:value-type="date">
            <text:p>2019-10-11 12:53:02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12:53:01.83632043656" calcext:value-type="date">
            <text:p>12/30/99 12:53 P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&lt;0.000001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2H10M00S" calcext:value-type="time">
            <text:p>12:10:00</text:p>
          </table:table-cell>
          <table:table-cell table:style-name="ce11" table:formula="of:=IF([.L261]&lt;[.L260];[.M260]+[.H$2];[.M260])" office:value-type="float" office:value="720" calcext:value-type="float">
            <text:p>720</text:p>
          </table:table-cell>
          <table:table-cell table:style-name="ce11" table:formula="of:=OFFSET([.C$4];[.M261];0)" office:value-type="float" office:value="43757" calcext:value-type="float">
            <text:p>43757</text:p>
          </table:table-cell>
          <table:table-cell table:style-name="ce36" table:formula="of:=[.L261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13:24:04.053395" calcext:value-type="date">
            <text:p>2019-10-11 13:24:04</text:p>
          </table:table-cell>
          <table:table-cell table:style-name="ce7" table:formula="of:=[.A262]" office:value-type="date" office:date-value="2019-10-11T13:24:04.053395" calcext:value-type="date">
            <text:p>2019-10-11 13:24:04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13:24:04.05339478981" calcext:value-type="date">
            <text:p>12/30/99 01:24 P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&lt;0.000001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2H20M00S" calcext:value-type="time">
            <text:p>12:20:00</text:p>
          </table:table-cell>
          <table:table-cell table:style-name="ce11" table:formula="of:=IF([.L262]&lt;[.L261];[.M261]+[.H$2];[.M261])" office:value-type="float" office:value="720" calcext:value-type="float">
            <text:p>720</text:p>
          </table:table-cell>
          <table:table-cell table:style-name="ce11" table:formula="of:=OFFSET([.C$4];[.M262];0)" office:value-type="float" office:value="43757" calcext:value-type="float">
            <text:p>43757</text:p>
          </table:table-cell>
          <table:table-cell table:style-name="ce36" table:formula="of:=[.L262]" office:value-type="float" office:value="0.513888888888883" calcext:value-type="float">
            <text:p>0.51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13:31:47.76164" calcext:value-type="date">
            <text:p>2019-10-11 13:31:48</text:p>
          </table:table-cell>
          <table:table-cell table:style-name="ce7" table:formula="of:=[.A263]" office:value-type="date" office:date-value="2019-10-11T13:31:47.76164" calcext:value-type="date">
            <text:p>2019-10-11 13:31:48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13:31:47.76164014824" calcext:value-type="date">
            <text:p>12/30/99 01:31 P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&lt;0.000001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2H30M00S" calcext:value-type="time">
            <text:p>12:30:00</text:p>
          </table:table-cell>
          <table:table-cell table:style-name="ce11" table:formula="of:=IF([.L263]&lt;[.L262];[.M262]+[.H$2];[.M262])" office:value-type="float" office:value="720" calcext:value-type="float">
            <text:p>720</text:p>
          </table:table-cell>
          <table:table-cell table:style-name="ce11" table:formula="of:=OFFSET([.C$4];[.M263];0)" office:value-type="float" office:value="43757" calcext:value-type="float">
            <text:p>43757</text:p>
          </table:table-cell>
          <table:table-cell table:style-name="ce36" table:formula="of:=[.L263]" office:value-type="float" office:value="0.520833333333328" calcext:value-type="float">
            <text:p>0.5208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13:05:41.071156" calcext:value-type="date">
            <text:p>2019-10-11 13:05:41</text:p>
          </table:table-cell>
          <table:table-cell table:style-name="ce7" table:formula="of:=[.A264]" office:value-type="date" office:date-value="2019-10-11T13:05:41.071156" calcext:value-type="date">
            <text:p>2019-10-11 13:05:41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13:05:41.07115573715" calcext:value-type="date">
            <text:p>12/30/99 01:05 P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&lt;0.000001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2H40M00S" calcext:value-type="time">
            <text:p>12:40:00</text:p>
          </table:table-cell>
          <table:table-cell table:style-name="ce11" table:formula="of:=IF([.L264]&lt;[.L263];[.M263]+[.H$2];[.M263])" office:value-type="float" office:value="720" calcext:value-type="float">
            <text:p>720</text:p>
          </table:table-cell>
          <table:table-cell table:style-name="ce11" table:formula="of:=OFFSET([.C$4];[.M264];0)" office:value-type="float" office:value="43757" calcext:value-type="float">
            <text:p>43757</text:p>
          </table:table-cell>
          <table:table-cell table:style-name="ce36" table:formula="of:=[.L264]" office:value-type="float" office:value="0.527777777777772" calcext:value-type="float">
            <text:p>0.52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4];0)&lt;=[.O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13:07:07.100698" calcext:value-type="date">
            <text:p>2019-10-11 13:07:07</text:p>
          </table:table-cell>
          <table:table-cell table:style-name="ce7" table:formula="of:=[.A265]" office:value-type="date" office:date-value="2019-10-11T13:07:07.100698" calcext:value-type="date">
            <text:p>2019-10-11 13:07:07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13:07:07.10069816094" calcext:value-type="date">
            <text:p>12/30/99 01:07 P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&lt;0.000001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2H50M00S" calcext:value-type="time">
            <text:p>12:50:00</text:p>
          </table:table-cell>
          <table:table-cell table:style-name="ce11" table:formula="of:=IF([.L265]&lt;[.L264];[.M264]+[.H$2];[.M264])" office:value-type="float" office:value="720" calcext:value-type="float">
            <text:p>720</text:p>
          </table:table-cell>
          <table:table-cell table:style-name="ce11" table:formula="of:=OFFSET([.C$4];[.M265];0)" office:value-type="float" office:value="43757" calcext:value-type="float">
            <text:p>43757</text:p>
          </table:table-cell>
          <table:table-cell table:style-name="ce36" table:formula="of:=[.L265]" office:value-type="float" office:value="0.534722222222217" calcext:value-type="float">
            <text:p>0.53472222222221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5];0)&lt;=[.O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12:40:56.891465" calcext:value-type="date">
            <text:p>2019-10-11 12:40:57</text:p>
          </table:table-cell>
          <table:table-cell table:style-name="ce7" table:formula="of:=[.A266]" office:value-type="date" office:date-value="2019-10-11T12:40:56.891465" calcext:value-type="date">
            <text:p>2019-10-11 12:40:57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12:40:56.891464605" calcext:value-type="date">
            <text:p>12/30/99 12:40 P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&lt;0.000001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3H00M00S" calcext:value-type="time">
            <text:p>13:00:00</text:p>
          </table:table-cell>
          <table:table-cell table:style-name="ce11" table:formula="of:=IF([.L266]&lt;[.L265];[.M265]+[.H$2];[.M265])" office:value-type="float" office:value="720" calcext:value-type="float">
            <text:p>720</text:p>
          </table:table-cell>
          <table:table-cell table:style-name="ce11" table:formula="of:=OFFSET([.C$4];[.M266];0)" office:value-type="float" office:value="43757" calcext:value-type="float">
            <text:p>43757</text:p>
          </table:table-cell>
          <table:table-cell table:style-name="ce36" table:formula="of:=[.L266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6];0)&lt;=[.O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13:20:54.415474" calcext:value-type="date">
            <text:p>2019-10-11 13:20:54</text:p>
          </table:table-cell>
          <table:table-cell table:style-name="ce7" table:formula="of:=[.A267]" office:value-type="date" office:date-value="2019-10-11T13:20:54.415474" calcext:value-type="date">
            <text:p>2019-10-11 13:20:54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13:20:54.41547373775" calcext:value-type="date">
            <text:p>12/30/99 01:20 P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&lt;0.000001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13H10M00S" calcext:value-type="time">
            <text:p>13:10:00</text:p>
          </table:table-cell>
          <table:table-cell table:style-name="ce11" table:formula="of:=IF([.L267]&lt;[.L266];[.M266]+[.H$2];[.M266])" office:value-type="float" office:value="720" calcext:value-type="float">
            <text:p>720</text:p>
          </table:table-cell>
          <table:table-cell table:style-name="ce11" table:formula="of:=OFFSET([.C$4];[.M267];0)" office:value-type="float" office:value="43757" calcext:value-type="float">
            <text:p>43757</text:p>
          </table:table-cell>
          <table:table-cell table:style-name="ce36" table:formula="of:=[.L267]" office:value-type="float" office:value="0.548611111111106" calcext:value-type="float">
            <text:p>0.54861111111110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7];0)&lt;=[.O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12:53:18.604106" calcext:value-type="date">
            <text:p>2019-10-11 12:53:19</text:p>
          </table:table-cell>
          <table:table-cell table:style-name="ce7" table:formula="of:=[.A268]" office:value-type="date" office:date-value="2019-10-11T12:53:18.604106" calcext:value-type="date">
            <text:p>2019-10-11 12:53:19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12:53:18.60410629772" calcext:value-type="date">
            <text:p>12/30/99 12:53 P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&lt;0.000001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13H20M00S" calcext:value-type="time">
            <text:p>13:20:00</text:p>
          </table:table-cell>
          <table:table-cell table:style-name="ce11" table:formula="of:=IF([.L268]&lt;[.L267];[.M267]+[.H$2];[.M267])" office:value-type="float" office:value="720" calcext:value-type="float">
            <text:p>720</text:p>
          </table:table-cell>
          <table:table-cell table:style-name="ce11" table:formula="of:=OFFSET([.C$4];[.M268];0)" office:value-type="float" office:value="43757" calcext:value-type="float">
            <text:p>43757</text:p>
          </table:table-cell>
          <table:table-cell table:style-name="ce36" table:formula="of:=[.L268]" office:value-type="float" office:value="0.55555555555555" calcext:value-type="float">
            <text:p>0.5555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13:07:19.475344" calcext:value-type="date">
            <text:p>2019-10-11 13:07:19</text:p>
          </table:table-cell>
          <table:table-cell table:style-name="ce7" table:formula="of:=[.A269]" office:value-type="date" office:date-value="2019-10-11T13:07:19.475344" calcext:value-type="date">
            <text:p>2019-10-11 13:07:19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13:07:19.47534437757" calcext:value-type="date">
            <text:p>12/30/99 01:07 P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&lt;0.000001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13H30M00S" calcext:value-type="time">
            <text:p>13:30:00</text:p>
          </table:table-cell>
          <table:table-cell table:style-name="ce11" table:formula="of:=IF([.L269]&lt;[.L268];[.M268]+[.H$2];[.M268])" office:value-type="float" office:value="720" calcext:value-type="float">
            <text:p>720</text:p>
          </table:table-cell>
          <table:table-cell table:style-name="ce11" table:formula="of:=OFFSET([.C$4];[.M269];0)" office:value-type="float" office:value="43757" calcext:value-type="float">
            <text:p>43757</text:p>
          </table:table-cell>
          <table:table-cell table:style-name="ce36" table:formula="of:=[.L269]" office:value-type="float" office:value="0.562499999999994" calcext:value-type="float">
            <text:p>0.56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12:40:14.712991" calcext:value-type="date">
            <text:p>2019-10-11 12:40:15</text:p>
          </table:table-cell>
          <table:table-cell table:style-name="ce7" table:formula="of:=[.A270]" office:value-type="date" office:date-value="2019-10-11T12:40:14.712991" calcext:value-type="date">
            <text:p>2019-10-11 12:40:15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12:40:14.71299065743" calcext:value-type="date">
            <text:p>12/30/99 12:40 P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&lt;0.000001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13H40M00S" calcext:value-type="time">
            <text:p>13:40:00</text:p>
          </table:table-cell>
          <table:table-cell table:style-name="ce11" table:formula="of:=IF([.L270]&lt;[.L269];[.M269]+[.H$2];[.M269])" office:value-type="float" office:value="720" calcext:value-type="float">
            <text:p>720</text:p>
          </table:table-cell>
          <table:table-cell table:style-name="ce11" table:formula="of:=OFFSET([.C$4];[.M270];0)" office:value-type="float" office:value="43757" calcext:value-type="float">
            <text:p>43757</text:p>
          </table:table-cell>
          <table:table-cell table:style-name="ce36" table:formula="of:=[.L270]" office:value-type="float" office:value="0.569444444444439" calcext:value-type="float">
            <text:p>0.5694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13:30:00.038123" calcext:value-type="date">
            <text:p>2019-10-11 13:30:00</text:p>
          </table:table-cell>
          <table:table-cell table:style-name="ce7" table:formula="of:=[.A271]" office:value-type="date" office:date-value="2019-10-11T13:30:00.038123" calcext:value-type="date">
            <text:p>2019-10-11 13:30:00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13:30:00.03812278155" calcext:value-type="date">
            <text:p>12/30/99 01:30 P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&lt;0.000001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13H50M00S" calcext:value-type="time">
            <text:p>13:50:00</text:p>
          </table:table-cell>
          <table:table-cell table:style-name="ce11" table:formula="of:=IF([.L271]&lt;[.L270];[.M270]+[.H$2];[.M270])" office:value-type="float" office:value="720" calcext:value-type="float">
            <text:p>720</text:p>
          </table:table-cell>
          <table:table-cell table:style-name="ce11" table:formula="of:=OFFSET([.C$4];[.M271];0)" office:value-type="float" office:value="43757" calcext:value-type="float">
            <text:p>43757</text:p>
          </table:table-cell>
          <table:table-cell table:style-name="ce36" table:formula="of:=[.L271]" office:value-type="float" office:value="0.576388888888883" calcext:value-type="float">
            <text:p>0.5763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12:27:06.79755" calcext:value-type="date">
            <text:p>2019-10-11 12:27:07</text:p>
          </table:table-cell>
          <table:table-cell table:style-name="ce7" table:formula="of:=[.A272]" office:value-type="date" office:date-value="2019-10-11T12:27:06.79755" calcext:value-type="date">
            <text:p>2019-10-11 12:27:07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12:27:06.79755000863" calcext:value-type="date">
            <text:p>12/30/99 12:27 P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&lt;0.000001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14H00M00S" calcext:value-type="time">
            <text:p>14:00:00</text:p>
          </table:table-cell>
          <table:table-cell table:style-name="ce11" table:formula="of:=IF([.L272]&lt;[.L271];[.M271]+[.H$2];[.M271])" office:value-type="float" office:value="720" calcext:value-type="float">
            <text:p>720</text:p>
          </table:table-cell>
          <table:table-cell table:style-name="ce11" table:formula="of:=OFFSET([.C$4];[.M272];0)" office:value-type="float" office:value="43757" calcext:value-type="float">
            <text:p>43757</text:p>
          </table:table-cell>
          <table:table-cell table:style-name="ce36" table:formula="of:=[.L272]" office:value-type="float" office:value="0.583333333333328" calcext:value-type="float">
            <text:p>0.58333333333332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13:10:04.526309" calcext:value-type="date">
            <text:p>2019-10-11 13:10:05</text:p>
          </table:table-cell>
          <table:table-cell table:style-name="ce7" table:formula="of:=[.A273]" office:value-type="date" office:date-value="2019-10-11T13:10:04.526309" calcext:value-type="date">
            <text:p>2019-10-11 13:10:05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13:10:04.52630866785" calcext:value-type="date">
            <text:p>12/30/99 01:10 P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&lt;0.000001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4H10M00S" calcext:value-type="time">
            <text:p>14:10:00</text:p>
          </table:table-cell>
          <table:table-cell table:style-name="ce11" table:formula="of:=IF([.L273]&lt;[.L272];[.M272]+[.H$2];[.M272])" office:value-type="float" office:value="720" calcext:value-type="float">
            <text:p>720</text:p>
          </table:table-cell>
          <table:table-cell table:style-name="ce11" table:formula="of:=OFFSET([.C$4];[.M273];0)" office:value-type="float" office:value="43757" calcext:value-type="float">
            <text:p>43757</text:p>
          </table:table-cell>
          <table:table-cell table:style-name="ce36" table:formula="of:=[.L273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3];0)&lt;=[.O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13:02:16.275534" calcext:value-type="date">
            <text:p>2019-10-11 13:02:16</text:p>
          </table:table-cell>
          <table:table-cell table:style-name="ce7" table:formula="of:=[.A274]" office:value-type="date" office:date-value="2019-10-11T13:02:16.275534" calcext:value-type="date">
            <text:p>2019-10-11 13:02:16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13:02:16.27553426195" calcext:value-type="date">
            <text:p>12/30/99 01:02 P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&lt;0.000001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274]&lt;[.L273];[.M273]+[.H$2];[.M273])" office:value-type="float" office:value="720" calcext:value-type="float">
            <text:p>720</text:p>
          </table:table-cell>
          <table:table-cell table:style-name="ce11" table:formula="of:=OFFSET([.C$4];[.M274];0)" office:value-type="float" office:value="43757" calcext:value-type="float">
            <text:p>43757</text:p>
          </table:table-cell>
          <table:table-cell table:style-name="ce36" table:formula="of:=[.L274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4];0)&lt;=[.O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13:11:44.542663" calcext:value-type="date">
            <text:p>2019-10-11 13:11:45</text:p>
          </table:table-cell>
          <table:table-cell table:style-name="ce7" table:formula="of:=[.A275]" office:value-type="date" office:date-value="2019-10-11T13:11:44.542663" calcext:value-type="date">
            <text:p>2019-10-11 13:11:45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13:11:44.54266292509" calcext:value-type="date">
            <text:p>12/30/99 01:11 P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&lt;0.000001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4H30M00S" calcext:value-type="time">
            <text:p>14:30:00</text:p>
          </table:table-cell>
          <table:table-cell table:style-name="ce11" table:formula="of:=IF([.L275]&lt;[.L274];[.M274]+[.H$2];[.M274])" office:value-type="float" office:value="720" calcext:value-type="float">
            <text:p>720</text:p>
          </table:table-cell>
          <table:table-cell table:style-name="ce11" table:formula="of:=OFFSET([.C$4];[.M275];0)" office:value-type="float" office:value="43757" calcext:value-type="float">
            <text:p>43757</text:p>
          </table:table-cell>
          <table:table-cell table:style-name="ce36" table:formula="of:=[.L275]" office:value-type="float" office:value="0.604166666666661" calcext:value-type="float">
            <text:p>0.604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5];0)&lt;=[.O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12:45:10.908904" calcext:value-type="date">
            <text:p>2019-10-11 12:45:11</text:p>
          </table:table-cell>
          <table:table-cell table:style-name="ce7" table:formula="of:=[.A276]" office:value-type="date" office:date-value="2019-10-11T12:45:10.908904" calcext:value-type="date">
            <text:p>2019-10-11 12:45:11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12:45:10.90890406631" calcext:value-type="date">
            <text:p>12/30/99 12:45 P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&lt;0.000001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1H10M00S" calcext:value-type="time">
            <text:p>11:10:00</text:p>
          </table:table-cell>
          <table:table-cell table:style-name="ce11" table:formula="of:=IF([.L276]&lt;[.L275];[.M275]+[.H$2];[.M275])" office:value-type="float" office:value="780" calcext:value-type="float">
            <text:p>780</text:p>
          </table:table-cell>
          <table:table-cell table:style-name="ce11" table:formula="of:=OFFSET([.C$4];[.M276];0)" office:value-type="float" office:value="43758" calcext:value-type="float">
            <text:p>43758</text:p>
          </table:table-cell>
          <table:table-cell table:style-name="ce36" table:formula="of:=[.L276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13:57:24.130882" calcext:value-type="date">
            <text:p>2019-10-11 13:57:24</text:p>
          </table:table-cell>
          <table:table-cell table:style-name="ce7" table:formula="of:=[.A277]" office:value-type="date" office:date-value="2019-10-11T13:57:24.130882" calcext:value-type="date">
            <text:p>2019-10-11 13:57:24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13:57:24.1308823647" calcext:value-type="date">
            <text:p>12/30/99 01:57 P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&lt;0.000001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277]&lt;[.L276];[.M276]+[.H$2];[.M276])" office:value-type="float" office:value="780" calcext:value-type="float">
            <text:p>780</text:p>
          </table:table-cell>
          <table:table-cell table:style-name="ce11" table:formula="of:=OFFSET([.C$4];[.M277];0)" office:value-type="float" office:value="43758" calcext:value-type="float">
            <text:p>43758</text:p>
          </table:table-cell>
          <table:table-cell table:style-name="ce36" table:formula="of:=[.L277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13:06:32.820492" calcext:value-type="date">
            <text:p>2019-10-11 13:06:33</text:p>
          </table:table-cell>
          <table:table-cell table:style-name="ce7" table:formula="of:=[.A278]" office:value-type="date" office:date-value="2019-10-11T13:06:32.820492" calcext:value-type="date">
            <text:p>2019-10-11 13:06:33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13:06:32.82049220055" calcext:value-type="date">
            <text:p>12/30/99 01:06 P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&lt;0.000001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1H30M00S" calcext:value-type="time">
            <text:p>11:30:00</text:p>
          </table:table-cell>
          <table:table-cell table:style-name="ce11" table:formula="of:=IF([.L278]&lt;[.L277];[.M277]+[.H$2];[.M277])" office:value-type="float" office:value="780" calcext:value-type="float">
            <text:p>780</text:p>
          </table:table-cell>
          <table:table-cell table:style-name="ce11" table:formula="of:=OFFSET([.C$4];[.M278];0)" office:value-type="float" office:value="43758" calcext:value-type="float">
            <text:p>43758</text:p>
          </table:table-cell>
          <table:table-cell table:style-name="ce36" table:formula="of:=[.L278]" office:value-type="float" office:value="0.479166666666661" calcext:value-type="float">
            <text:p>0.4791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12:55:16.328666" calcext:value-type="date">
            <text:p>2019-10-11 12:55:16</text:p>
          </table:table-cell>
          <table:table-cell table:style-name="ce7" table:formula="of:=[.A279]" office:value-type="date" office:date-value="2019-10-11T12:55:16.328666" calcext:value-type="date">
            <text:p>2019-10-11 12:55:16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12:55:16.32866640575" calcext:value-type="date">
            <text:p>12/30/99 12:55 P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&lt;0.000001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279]&lt;[.L278];[.M278]+[.H$2];[.M278])" office:value-type="float" office:value="780" calcext:value-type="float">
            <text:p>780</text:p>
          </table:table-cell>
          <table:table-cell table:style-name="ce11" table:formula="of:=OFFSET([.C$4];[.M279];0)" office:value-type="float" office:value="43758" calcext:value-type="float">
            <text:p>43758</text:p>
          </table:table-cell>
          <table:table-cell table:style-name="ce36" table:formula="of:=[.L279]" office:value-type="float" office:value="0.486111111111105" calcext:value-type="float">
            <text:p>0.48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12:36:39.74545" calcext:value-type="date">
            <text:p>2019-10-11 12:36:40</text:p>
          </table:table-cell>
          <table:table-cell table:style-name="ce7" table:formula="of:=[.A280]" office:value-type="date" office:date-value="2019-10-11T12:36:39.74545" calcext:value-type="date">
            <text:p>2019-10-11 12:36:40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12:36:39.74545002915" calcext:value-type="date">
            <text:p>12/30/99 12:36 P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&lt;0.000001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280]&lt;[.L279];[.M279]+[.H$2];[.M279])" office:value-type="float" office:value="780" calcext:value-type="float">
            <text:p>780</text:p>
          </table:table-cell>
          <table:table-cell table:style-name="ce11" table:formula="of:=OFFSET([.C$4];[.M280];0)" office:value-type="float" office:value="43758" calcext:value-type="float">
            <text:p>43758</text:p>
          </table:table-cell>
          <table:table-cell table:style-name="ce36" table:formula="of:=[.L280]" office:value-type="float" office:value="0.49305555555555" calcext:value-type="float">
            <text:p>0.4930555555555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13:10:10.164378" calcext:value-type="date">
            <text:p>2019-10-11 13:10:10</text:p>
          </table:table-cell>
          <table:table-cell table:style-name="ce7" table:formula="of:=[.A281]" office:value-type="date" office:date-value="2019-10-11T13:10:10.164378" calcext:value-type="date">
            <text:p>2019-10-11 13:10:10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13:10:10.16437844373" calcext:value-type="date">
            <text:p>12/30/99 01:10 P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&lt;0.000001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281]&lt;[.L280];[.M280]+[.H$2];[.M280])" office:value-type="float" office:value="780" calcext:value-type="float">
            <text:p>780</text:p>
          </table:table-cell>
          <table:table-cell table:style-name="ce11" table:formula="of:=OFFSET([.C$4];[.M281];0)" office:value-type="float" office:value="43758" calcext:value-type="float">
            <text:p>43758</text:p>
          </table:table-cell>
          <table:table-cell table:style-name="ce36" table:formula="of:=[.L281]" office:value-type="float" office:value="0.499999999999994" calcext:value-type="float">
            <text:p>0.49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13:25:53.147497" calcext:value-type="date">
            <text:p>2019-10-11 13:25:53</text:p>
          </table:table-cell>
          <table:table-cell table:style-name="ce7" table:formula="of:=[.A282]" office:value-type="date" office:date-value="2019-10-11T13:25:53.147497" calcext:value-type="date">
            <text:p>2019-10-11 13:25:53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13:25:53.14749728423" calcext:value-type="date">
            <text:p>12/30/99 01:25 P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&lt;0.000001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282]&lt;[.L281];[.M281]+[.H$2];[.M281])" office:value-type="float" office:value="780" calcext:value-type="float">
            <text:p>780</text:p>
          </table:table-cell>
          <table:table-cell table:style-name="ce11" table:formula="of:=OFFSET([.C$4];[.M282];0)" office:value-type="float" office:value="43758" calcext:value-type="float">
            <text:p>43758</text:p>
          </table:table-cell>
          <table:table-cell table:style-name="ce36" table:formula="of:=[.L282]" office:value-type="float" office:value="0.506944444444439" calcext:value-type="float">
            <text:p>0.50694444444443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13:00:24.047914" calcext:value-type="date">
            <text:p>2019-10-11 13:00:24</text:p>
          </table:table-cell>
          <table:table-cell table:style-name="ce7" table:formula="of:=[.A283]" office:value-type="date" office:date-value="2019-10-11T13:00:24.047914" calcext:value-type="date">
            <text:p>2019-10-11 13:00:24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13:00:24.04791426379" calcext:value-type="date">
            <text:p>12/30/99 01:00 P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&lt;0.000001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283]&lt;[.L282];[.M282]+[.H$2];[.M282])" office:value-type="float" office:value="780" calcext:value-type="float">
            <text:p>780</text:p>
          </table:table-cell>
          <table:table-cell table:style-name="ce11" table:formula="of:=OFFSET([.C$4];[.M283];0)" office:value-type="float" office:value="43758" calcext:value-type="float">
            <text:p>43758</text:p>
          </table:table-cell>
          <table:table-cell table:style-name="ce36" table:formula="of:=[.L283]" office:value-type="float" office:value="0.513888888888883" calcext:value-type="float">
            <text:p>0.5138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3];0)&lt;=[.O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13:14:44.254407" calcext:value-type="date">
            <text:p>2019-10-11 13:14:44</text:p>
          </table:table-cell>
          <table:table-cell table:style-name="ce7" table:formula="of:=[.A284]" office:value-type="date" office:date-value="2019-10-11T13:14:44.254407" calcext:value-type="date">
            <text:p>2019-10-11 13:14:44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13:14:44.25440692808" calcext:value-type="date">
            <text:p>12/30/99 01:14 P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&lt;0.000001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284]&lt;[.L283];[.M283]+[.H$2];[.M283])" office:value-type="float" office:value="780" calcext:value-type="float">
            <text:p>780</text:p>
          </table:table-cell>
          <table:table-cell table:style-name="ce11" table:formula="of:=OFFSET([.C$4];[.M284];0)" office:value-type="float" office:value="43758" calcext:value-type="float">
            <text:p>43758</text:p>
          </table:table-cell>
          <table:table-cell table:style-name="ce36" table:formula="of:=[.L284]" office:value-type="float" office:value="0.520833333333327" calcext:value-type="float">
            <text:p>0.52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4];0)&lt;=[.O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13:14:41.309373" calcext:value-type="date">
            <text:p>2019-10-11 13:14:41</text:p>
          </table:table-cell>
          <table:table-cell table:style-name="ce7" table:formula="of:=[.A285]" office:value-type="date" office:date-value="2019-10-11T13:14:41.309373" calcext:value-type="date">
            <text:p>2019-10-11 13:14:41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13:14:41.30937349051" calcext:value-type="date">
            <text:p>12/30/99 01:14 P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&lt;0.000001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285]&lt;[.L284];[.M284]+[.H$2];[.M284])" office:value-type="float" office:value="780" calcext:value-type="float">
            <text:p>780</text:p>
          </table:table-cell>
          <table:table-cell table:style-name="ce11" table:formula="of:=OFFSET([.C$4];[.M285];0)" office:value-type="float" office:value="43758" calcext:value-type="float">
            <text:p>43758</text:p>
          </table:table-cell>
          <table:table-cell table:style-name="ce36" table:formula="of:=[.L285]" office:value-type="float" office:value="0.527777777777772" calcext:value-type="float">
            <text:p>0.5277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5];0)&lt;=[.O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12:57:04.239321" calcext:value-type="date">
            <text:p>2019-10-11 12:57:04</text:p>
          </table:table-cell>
          <table:table-cell table:style-name="ce7" table:formula="of:=[.A286]" office:value-type="date" office:date-value="2019-10-11T12:57:04.239321" calcext:value-type="date">
            <text:p>2019-10-11 12:57:04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12:57:04.23932065722" calcext:value-type="date">
            <text:p>12/30/99 12:57 P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&lt;0.000001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286]&lt;[.L285];[.M285]+[.H$2];[.M285])" office:value-type="float" office:value="780" calcext:value-type="float">
            <text:p>780</text:p>
          </table:table-cell>
          <table:table-cell table:style-name="ce11" table:formula="of:=OFFSET([.C$4];[.M286];0)" office:value-type="float" office:value="43758" calcext:value-type="float">
            <text:p>43758</text:p>
          </table:table-cell>
          <table:table-cell table:style-name="ce36" table:formula="of:=[.L286]" office:value-type="float" office:value="0.534722222222216" calcext:value-type="float">
            <text:p>0.53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6];0)&lt;=[.O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13:02:27.306019" calcext:value-type="date">
            <text:p>2019-10-11 13:02:27</text:p>
          </table:table-cell>
          <table:table-cell table:style-name="ce7" table:formula="of:=[.A287]" office:value-type="date" office:date-value="2019-10-11T13:02:27.306019" calcext:value-type="date">
            <text:p>2019-10-11 13:02:27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13:02:27.30601909105" calcext:value-type="date">
            <text:p>12/30/99 01:02 P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&lt;0.000001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287]&lt;[.L286];[.M286]+[.H$2];[.M286])" office:value-type="float" office:value="780" calcext:value-type="float">
            <text:p>780</text:p>
          </table:table-cell>
          <table:table-cell table:style-name="ce11" table:formula="of:=OFFSET([.C$4];[.M287];0)" office:value-type="float" office:value="43758" calcext:value-type="float">
            <text:p>43758</text:p>
          </table:table-cell>
          <table:table-cell table:style-name="ce36" table:formula="of:=[.L287]" office:value-type="float" office:value="0.541666666666661" calcext:value-type="float">
            <text:p>0.54166666666666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7];0)&lt;=[.O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13:15:13.282568" calcext:value-type="date">
            <text:p>2019-10-11 13:15:13</text:p>
          </table:table-cell>
          <table:table-cell table:style-name="ce7" table:formula="of:=[.A288]" office:value-type="date" office:date-value="2019-10-11T13:15:13.282568" calcext:value-type="date">
            <text:p>2019-10-11 13:15:13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13:15:13.28256810084" calcext:value-type="date">
            <text:p>12/30/99 01:15 P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&lt;0.000001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288]&lt;[.L287];[.M287]+[.H$2];[.M287])" office:value-type="float" office:value="780" calcext:value-type="float">
            <text:p>780</text:p>
          </table:table-cell>
          <table:table-cell table:style-name="ce11" table:formula="of:=OFFSET([.C$4];[.M288];0)" office:value-type="float" office:value="43758" calcext:value-type="float">
            <text:p>43758</text:p>
          </table:table-cell>
          <table:table-cell table:style-name="ce36" table:formula="of:=[.L288]" office:value-type="float" office:value="0.548611111111105" calcext:value-type="float">
            <text:p>0.54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8];0)&lt;=[.O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13:01:48.749329" calcext:value-type="date">
            <text:p>2019-10-11 13:01:49</text:p>
          </table:table-cell>
          <table:table-cell table:style-name="ce7" table:formula="of:=[.A289]" office:value-type="date" office:date-value="2019-10-11T13:01:48.749329" calcext:value-type="date">
            <text:p>2019-10-11 13:01:49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13:01:48.74932883307" calcext:value-type="date">
            <text:p>12/30/99 01:01 P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&lt;0.000001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289]&lt;[.L288];[.M288]+[.H$2];[.M288])" office:value-type="float" office:value="780" calcext:value-type="float">
            <text:p>780</text:p>
          </table:table-cell>
          <table:table-cell table:style-name="ce11" table:formula="of:=OFFSET([.C$4];[.M289];0)" office:value-type="float" office:value="43758" calcext:value-type="float">
            <text:p>43758</text:p>
          </table:table-cell>
          <table:table-cell table:style-name="ce36" table:formula="of:=[.L289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89];0)&lt;=[.O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12:46:20.379841" calcext:value-type="date">
            <text:p>2019-10-11 12:46:20</text:p>
          </table:table-cell>
          <table:table-cell table:style-name="ce7" table:formula="of:=[.A290]" office:value-type="date" office:date-value="2019-10-11T12:46:20.379841" calcext:value-type="date">
            <text:p>2019-10-11 12:46:20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12:46:20.37984087132" calcext:value-type="date">
            <text:p>12/30/99 12:46 P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&lt;0.000001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290]&lt;[.L289];[.M289]+[.H$2];[.M289])" office:value-type="float" office:value="780" calcext:value-type="float">
            <text:p>780</text:p>
          </table:table-cell>
          <table:table-cell table:style-name="ce11" table:formula="of:=OFFSET([.C$4];[.M290];0)" office:value-type="float" office:value="43758" calcext:value-type="float">
            <text:p>43758</text:p>
          </table:table-cell>
          <table:table-cell table:style-name="ce36" table:formula="of:=[.L290]" office:value-type="float" office:value="0.562499999999994" calcext:value-type="float">
            <text:p>0.5624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0];0)&lt;=[.O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13:17:27.050019" calcext:value-type="date">
            <text:p>2019-10-11 13:17:27</text:p>
          </table:table-cell>
          <table:table-cell table:style-name="ce7" table:formula="of:=[.A291]" office:value-type="date" office:date-value="2019-10-11T13:17:27.050019" calcext:value-type="date">
            <text:p>2019-10-11 13:17:27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13:17:27.05001921393" calcext:value-type="date">
            <text:p>12/30/99 01:17 P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&lt;0.000001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291]&lt;[.L290];[.M290]+[.H$2];[.M290])" office:value-type="float" office:value="780" calcext:value-type="float">
            <text:p>780</text:p>
          </table:table-cell>
          <table:table-cell table:style-name="ce11" table:formula="of:=OFFSET([.C$4];[.M291];0)" office:value-type="float" office:value="43758" calcext:value-type="float">
            <text:p>43758</text:p>
          </table:table-cell>
          <table:table-cell table:style-name="ce36" table:formula="of:=[.L291]" office:value-type="float" office:value="0.569444444444438" calcext:value-type="float">
            <text:p>0.5694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1];0)&lt;=[.O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13:00:26.883027" calcext:value-type="date">
            <text:p>2019-10-11 13:00:27</text:p>
          </table:table-cell>
          <table:table-cell table:style-name="ce7" table:formula="of:=[.A292]" office:value-type="date" office:date-value="2019-10-11T13:00:26.883027" calcext:value-type="date">
            <text:p>2019-10-11 13:00:27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13:00:26.88302700408" calcext:value-type="date">
            <text:p>12/30/99 01:00 P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&lt;0.000001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292]&lt;[.L291];[.M291]+[.H$2];[.M291])" office:value-type="float" office:value="780" calcext:value-type="float">
            <text:p>780</text:p>
          </table:table-cell>
          <table:table-cell table:style-name="ce11" table:formula="of:=OFFSET([.C$4];[.M292];0)" office:value-type="float" office:value="43758" calcext:value-type="float">
            <text:p>43758</text:p>
          </table:table-cell>
          <table:table-cell table:style-name="ce36" table:formula="of:=[.L292]" office:value-type="float" office:value="0.576388888888883" calcext:value-type="float">
            <text:p>0.57638888888888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2];0)&lt;=[.O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13:17:53.959209" calcext:value-type="date">
            <text:p>2019-10-11 13:17:54</text:p>
          </table:table-cell>
          <table:table-cell table:style-name="ce7" table:formula="of:=[.A293]" office:value-type="date" office:date-value="2019-10-11T13:17:53.959209" calcext:value-type="date">
            <text:p>2019-10-11 13:17:54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13:17:53.95920928102" calcext:value-type="date">
            <text:p>12/30/99 01:17 P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&lt;0.000001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293]&lt;[.L292];[.M292]+[.H$2];[.M292])" office:value-type="float" office:value="780" calcext:value-type="float">
            <text:p>780</text:p>
          </table:table-cell>
          <table:table-cell table:style-name="ce11" table:formula="of:=OFFSET([.C$4];[.M293];0)" office:value-type="float" office:value="43758" calcext:value-type="float">
            <text:p>43758</text:p>
          </table:table-cell>
          <table:table-cell table:style-name="ce36" table:formula="of:=[.L293]" office:value-type="float" office:value="0.583333333333327" calcext:value-type="float">
            <text:p>0.5833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3];0)&lt;=[.O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13:11:09.012969" calcext:value-type="date">
            <text:p>2019-10-11 13:11:09</text:p>
          </table:table-cell>
          <table:table-cell table:style-name="ce7" table:formula="of:=[.A294]" office:value-type="date" office:date-value="2019-10-11T13:11:09.012969" calcext:value-type="date">
            <text:p>2019-10-11 13:11:09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13:11:09.01296854485" calcext:value-type="date">
            <text:p>12/30/99 01:11 P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&lt;0.000001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294]&lt;[.L293];[.M293]+[.H$2];[.M293])" office:value-type="float" office:value="780" calcext:value-type="float">
            <text:p>780</text:p>
          </table:table-cell>
          <table:table-cell table:style-name="ce11" table:formula="of:=OFFSET([.C$4];[.M294];0)" office:value-type="float" office:value="43758" calcext:value-type="float">
            <text:p>43758</text:p>
          </table:table-cell>
          <table:table-cell table:style-name="ce36" table:formula="of:=[.L294]" office:value-type="float" office:value="0.590277777777772" calcext:value-type="float">
            <text:p>0.590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4];0)&lt;=[.O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13:12:00.922485" calcext:value-type="date">
            <text:p>2019-10-11 13:12:01</text:p>
          </table:table-cell>
          <table:table-cell table:style-name="ce7" table:formula="of:=[.A295]" office:value-type="date" office:date-value="2019-10-11T13:12:00.922485" calcext:value-type="date">
            <text:p>2019-10-11 13:12:01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13:12:00.92248506378" calcext:value-type="date">
            <text:p>12/30/99 01:12 P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&lt;0.000001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295]&lt;[.L294];[.M294]+[.H$2];[.M294])" office:value-type="float" office:value="780" calcext:value-type="float">
            <text:p>780</text:p>
          </table:table-cell>
          <table:table-cell table:style-name="ce11" table:formula="of:=OFFSET([.C$4];[.M295];0)" office:value-type="float" office:value="43758" calcext:value-type="float">
            <text:p>43758</text:p>
          </table:table-cell>
          <table:table-cell table:style-name="ce36" table:formula="of:=[.L295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5];0)&lt;=[.O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12:44:02.978945" calcext:value-type="date">
            <text:p>2019-10-11 12:44:03</text:p>
          </table:table-cell>
          <table:table-cell table:style-name="ce7" table:formula="of:=[.A296]" office:value-type="date" office:date-value="2019-10-11T12:44:02.978945" calcext:value-type="date">
            <text:p>2019-10-11 12:44:03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12:44:02.97894537449" calcext:value-type="date">
            <text:p>12/30/99 12:44 P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&lt;0.000001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296]&lt;[.L295];[.M295]+[.H$2];[.M295])" office:value-type="float" office:value="780" calcext:value-type="float">
            <text:p>780</text:p>
          </table:table-cell>
          <table:table-cell table:style-name="ce11" table:formula="of:=OFFSET([.C$4];[.M296];0)" office:value-type="float" office:value="43758" calcext:value-type="float">
            <text:p>43758</text:p>
          </table:table-cell>
          <table:table-cell table:style-name="ce36" table:formula="of:=[.L296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6];0)&lt;=[.O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13:06:45.03104" calcext:value-type="date">
            <text:p>2019-10-11 13:06:45</text:p>
          </table:table-cell>
          <table:table-cell table:style-name="ce7" table:formula="of:=[.A297]" office:value-type="date" office:date-value="2019-10-11T13:06:45.03104" calcext:value-type="date">
            <text:p>2019-10-11 13:06:45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13:06:45.03104003146" calcext:value-type="date">
            <text:p>12/30/99 01:06 P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&lt;0.000001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297]&lt;[.L296];[.M296]+[.H$2];[.M296])" office:value-type="float" office:value="840" calcext:value-type="float">
            <text:p>840</text:p>
          </table:table-cell>
          <table:table-cell table:style-name="ce11" table:formula="of:=OFFSET([.C$4];[.M297];0)" office:value-type="float" office:value="43759" calcext:value-type="float">
            <text:p>43759</text:p>
          </table:table-cell>
          <table:table-cell table:style-name="ce36" table:formula="of:=[.L297]" office:value-type="float" office:value="0.465277777777772" calcext:value-type="float">
            <text:p>0.46527777777777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7];0)&lt;=[.O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12:46:08.679582" calcext:value-type="date">
            <text:p>2019-10-11 12:46:09</text:p>
          </table:table-cell>
          <table:table-cell table:style-name="ce7" table:formula="of:=[.A298]" office:value-type="date" office:date-value="2019-10-11T12:46:08.679582" calcext:value-type="date">
            <text:p>2019-10-11 12:46:09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12:46:08.67958183866" calcext:value-type="date">
            <text:p>12/30/99 12:46 P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&lt;0.000001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298]&lt;[.L297];[.M297]+[.H$2];[.M297])" office:value-type="float" office:value="840" calcext:value-type="float">
            <text:p>840</text:p>
          </table:table-cell>
          <table:table-cell table:style-name="ce11" table:formula="of:=OFFSET([.C$4];[.M298];0)" office:value-type="float" office:value="43759" calcext:value-type="float">
            <text:p>43759</text:p>
          </table:table-cell>
          <table:table-cell table:style-name="ce36" table:formula="of:=[.L298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8];0)&lt;=[.O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13:10:37.562357" calcext:value-type="date">
            <text:p>2019-10-11 13:10:38</text:p>
          </table:table-cell>
          <table:table-cell table:style-name="ce7" table:formula="of:=[.A299]" office:value-type="date" office:date-value="2019-10-11T13:10:37.562357" calcext:value-type="date">
            <text:p>2019-10-11 13:10:38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13:10:37.5623570988" calcext:value-type="date">
            <text:p>12/30/99 01:10 P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&lt;0.000001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299]&lt;[.L298];[.M298]+[.H$2];[.M298])" office:value-type="float" office:value="840" calcext:value-type="float">
            <text:p>840</text:p>
          </table:table-cell>
          <table:table-cell table:style-name="ce11" table:formula="of:=OFFSET([.C$4];[.M299];0)" office:value-type="float" office:value="43759" calcext:value-type="float">
            <text:p>43759</text:p>
          </table:table-cell>
          <table:table-cell table:style-name="ce36" table:formula="of:=[.L299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299];0)&lt;=[.O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12:47:11.563806" calcext:value-type="date">
            <text:p>2019-10-11 12:47:12</text:p>
          </table:table-cell>
          <table:table-cell table:style-name="ce7" table:formula="of:=[.A300]" office:value-type="date" office:date-value="2019-10-11T12:47:11.563806" calcext:value-type="date">
            <text:p>2019-10-11 12:47:12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12:47:11.56380560249" calcext:value-type="date">
            <text:p>12/30/99 12:47 P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&lt;0.000001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00]&lt;[.L299];[.M299]+[.H$2];[.M299])" office:value-type="float" office:value="840" calcext:value-type="float">
            <text:p>840</text:p>
          </table:table-cell>
          <table:table-cell table:style-name="ce11" table:formula="of:=OFFSET([.C$4];[.M300];0)" office:value-type="float" office:value="43759" calcext:value-type="float">
            <text:p>43759</text:p>
          </table:table-cell>
          <table:table-cell table:style-name="ce36" table:formula="of:=[.L300]" office:value-type="float" office:value="0.486111111111105" calcext:value-type="float">
            <text:p>0.4861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0];0)&lt;=[.O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12:56:48.670753" calcext:value-type="date">
            <text:p>2019-10-11 12:56:49</text:p>
          </table:table-cell>
          <table:table-cell table:style-name="ce7" table:formula="of:=[.A301]" office:value-type="date" office:date-value="2019-10-11T12:56:48.670753" calcext:value-type="date">
            <text:p>2019-10-11 12:56:49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12:56:48.67075254209" calcext:value-type="date">
            <text:p>12/30/99 12:56 P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&lt;0.000001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01]&lt;[.L300];[.M300]+[.H$2];[.M300])" office:value-type="float" office:value="840" calcext:value-type="float">
            <text:p>840</text:p>
          </table:table-cell>
          <table:table-cell table:style-name="ce11" table:formula="of:=OFFSET([.C$4];[.M301];0)" office:value-type="float" office:value="43759" calcext:value-type="float">
            <text:p>43759</text:p>
          </table:table-cell>
          <table:table-cell table:style-name="ce36" table:formula="of:=[.L301]" office:value-type="float" office:value="0.493055555555549" calcext:value-type="float">
            <text:p>0.49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1];0)&lt;=[.O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13:02:10.219346" calcext:value-type="date">
            <text:p>2019-10-11 13:02:10</text:p>
          </table:table-cell>
          <table:table-cell table:style-name="ce7" table:formula="of:=[.A302]" office:value-type="date" office:date-value="2019-10-11T13:02:10.219346" calcext:value-type="date">
            <text:p>2019-10-11 13:02:10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13:02:10.21934602875" calcext:value-type="date">
            <text:p>12/30/99 01:02 P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&lt;0.000001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02]&lt;[.L301];[.M301]+[.H$2];[.M301])" office:value-type="float" office:value="840" calcext:value-type="float">
            <text:p>840</text:p>
          </table:table-cell>
          <table:table-cell table:style-name="ce11" table:formula="of:=OFFSET([.C$4];[.M302];0)" office:value-type="float" office:value="43759" calcext:value-type="float">
            <text:p>43759</text:p>
          </table:table-cell>
          <table:table-cell table:style-name="ce36" table:formula="of:=[.L302]" office:value-type="float" office:value="0.499999999999994" calcext:value-type="float">
            <text:p>0.49999999999999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2];0)&lt;=[.O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12:50:48.19241" calcext:value-type="date">
            <text:p>2019-10-11 12:50:48</text:p>
          </table:table-cell>
          <table:table-cell table:style-name="ce7" table:formula="of:=[.A303]" office:value-type="date" office:date-value="2019-10-11T12:50:48.19241" calcext:value-type="date">
            <text:p>2019-10-11 12:50:48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12:50:48.19240956567" calcext:value-type="date">
            <text:p>12/30/99 12:50 P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&lt;0.000001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03]&lt;[.L302];[.M302]+[.H$2];[.M302])" office:value-type="float" office:value="840" calcext:value-type="float">
            <text:p>840</text:p>
          </table:table-cell>
          <table:table-cell table:style-name="ce11" table:formula="of:=OFFSET([.C$4];[.M303];0)" office:value-type="float" office:value="43759" calcext:value-type="float">
            <text:p>43759</text:p>
          </table:table-cell>
          <table:table-cell table:style-name="ce36" table:formula="of:=[.L303]" office:value-type="float" office:value="0.506944444444438" calcext:value-type="float">
            <text:p>0.50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3];0)&lt;=[.O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13:04:31.171944" calcext:value-type="date">
            <text:p>2019-10-12 13:04:31</text:p>
          </table:table-cell>
          <table:table-cell table:style-name="ce7" table:formula="of:=[.A304]" office:value-type="date" office:date-value="2019-10-12T13:04:31.171944" calcext:value-type="date">
            <text:p>2019-10-12 13:04:31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13:04:31.17194412276" calcext:value-type="date">
            <text:p>12/30/99 01:04 P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&lt;0.000001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04]&lt;[.L303];[.M303]+[.H$2];[.M303])" office:value-type="float" office:value="840" calcext:value-type="float">
            <text:p>840</text:p>
          </table:table-cell>
          <table:table-cell table:style-name="ce11" table:formula="of:=OFFSET([.C$4];[.M304];0)" office:value-type="float" office:value="43759" calcext:value-type="float">
            <text:p>43759</text:p>
          </table:table-cell>
          <table:table-cell table:style-name="ce36" table:formula="of:=[.L304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4];0)&lt;=[.O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13:16:41.969735" calcext:value-type="date">
            <text:p>2019-10-12 13:16:42</text:p>
          </table:table-cell>
          <table:table-cell table:style-name="ce7" table:formula="of:=[.A305]" office:value-type="date" office:date-value="2019-10-12T13:16:41.969735" calcext:value-type="date">
            <text:p>2019-10-12 13:16:42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13:16:41.96973541752" calcext:value-type="date">
            <text:p>12/30/99 01:16 P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&lt;0.000001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05]&lt;[.L304];[.M304]+[.H$2];[.M304])" office:value-type="float" office:value="840" calcext:value-type="float">
            <text:p>840</text:p>
          </table:table-cell>
          <table:table-cell table:style-name="ce11" table:formula="of:=OFFSET([.C$4];[.M305];0)" office:value-type="float" office:value="43759" calcext:value-type="float">
            <text:p>43759</text:p>
          </table:table-cell>
          <table:table-cell table:style-name="ce36" table:formula="of:=[.L305]" office:value-type="float" office:value="0.520833333333327" calcext:value-type="float">
            <text:p>0.5208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5];0)&lt;=[.O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12:49:13.191945" calcext:value-type="date">
            <text:p>2019-10-12 12:49:13</text:p>
          </table:table-cell>
          <table:table-cell table:style-name="ce7" table:formula="of:=[.A306]" office:value-type="date" office:date-value="2019-10-12T12:49:13.191945" calcext:value-type="date">
            <text:p>2019-10-12 12:49:13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12:49:13.19194542244" calcext:value-type="date">
            <text:p>12/30/99 12:49 P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&lt;0.000001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06]&lt;[.L305];[.M305]+[.H$2];[.M305])" office:value-type="float" office:value="840" calcext:value-type="float">
            <text:p>840</text:p>
          </table:table-cell>
          <table:table-cell table:style-name="ce11" table:formula="of:=OFFSET([.C$4];[.M306];0)" office:value-type="float" office:value="43759" calcext:value-type="float">
            <text:p>43759</text:p>
          </table:table-cell>
          <table:table-cell table:style-name="ce36" table:formula="of:=[.L306]" office:value-type="float" office:value="0.527777777777771" calcext:value-type="float">
            <text:p>0.52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6];0)&lt;=[.O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13:29:38.590404" calcext:value-type="date">
            <text:p>2019-10-12 13:29:39</text:p>
          </table:table-cell>
          <table:table-cell table:style-name="ce7" table:formula="of:=[.A307]" office:value-type="date" office:date-value="2019-10-12T13:29:38.590404" calcext:value-type="date">
            <text:p>2019-10-12 13:29:39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13:29:38.59040417243" calcext:value-type="date">
            <text:p>12/30/99 01:29 P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&lt;0.000001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07]&lt;[.L306];[.M306]+[.H$2];[.M306])" office:value-type="float" office:value="840" calcext:value-type="float">
            <text:p>840</text:p>
          </table:table-cell>
          <table:table-cell table:style-name="ce11" table:formula="of:=OFFSET([.C$4];[.M307];0)" office:value-type="float" office:value="43759" calcext:value-type="float">
            <text:p>43759</text:p>
          </table:table-cell>
          <table:table-cell table:style-name="ce36" table:formula="of:=[.L307]" office:value-type="float" office:value="0.534722222222216" calcext:value-type="float">
            <text:p>0.5347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12:44:10.926378" calcext:value-type="date">
            <text:p>2019-10-12 12:44:11</text:p>
          </table:table-cell>
          <table:table-cell table:style-name="ce7" table:formula="of:=[.A308]" office:value-type="date" office:date-value="2019-10-12T12:44:10.926378" calcext:value-type="date">
            <text:p>2019-10-12 12:44:11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12:44:10.92637762427" calcext:value-type="date">
            <text:p>12/30/99 12:44 P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&lt;0.000001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08]&lt;[.L307];[.M307]+[.H$2];[.M307])" office:value-type="float" office:value="840" calcext:value-type="float">
            <text:p>840</text:p>
          </table:table-cell>
          <table:table-cell table:style-name="ce11" table:formula="of:=OFFSET([.C$4];[.M308];0)" office:value-type="float" office:value="43759" calcext:value-type="float">
            <text:p>43759</text:p>
          </table:table-cell>
          <table:table-cell table:style-name="ce36" table:formula="of:=[.L308]" office:value-type="float" office:value="0.54166666666666" calcext:value-type="float">
            <text:p>0.5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13:12:49.984262" calcext:value-type="date">
            <text:p>2019-10-12 13:12:50</text:p>
          </table:table-cell>
          <table:table-cell table:style-name="ce7" table:formula="of:=[.A309]" office:value-type="date" office:date-value="2019-10-12T13:12:49.984262" calcext:value-type="date">
            <text:p>2019-10-12 13:12:50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13:12:49.9842619244" calcext:value-type="date">
            <text:p>12/30/99 01:12 P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&lt;0.000001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09]&lt;[.L308];[.M308]+[.H$2];[.M308])" office:value-type="float" office:value="840" calcext:value-type="float">
            <text:p>840</text:p>
          </table:table-cell>
          <table:table-cell table:style-name="ce11" table:formula="of:=OFFSET([.C$4];[.M309];0)" office:value-type="float" office:value="43759" calcext:value-type="float">
            <text:p>43759</text:p>
          </table:table-cell>
          <table:table-cell table:style-name="ce36" table:formula="of:=[.L309]" office:value-type="float" office:value="0.548611111111105" calcext:value-type="float">
            <text:p>0.54861111111110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09];0)&lt;=[.O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12:54:14.028869" calcext:value-type="date">
            <text:p>2019-10-12 12:54:14</text:p>
          </table:table-cell>
          <table:table-cell table:style-name="ce7" table:formula="of:=[.A310]" office:value-type="date" office:date-value="2019-10-12T12:54:14.028869" calcext:value-type="date">
            <text:p>2019-10-12 12:54:14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12:54:14.02886916418" calcext:value-type="date">
            <text:p>12/30/99 12:54 P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&lt;0.000001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10]&lt;[.L309];[.M309]+[.H$2];[.M309])" office:value-type="float" office:value="840" calcext:value-type="float">
            <text:p>840</text:p>
          </table:table-cell>
          <table:table-cell table:style-name="ce11" table:formula="of:=OFFSET([.C$4];[.M310];0)" office:value-type="float" office:value="43759" calcext:value-type="float">
            <text:p>43759</text:p>
          </table:table-cell>
          <table:table-cell table:style-name="ce36" table:formula="of:=[.L310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0];0)&lt;=[.O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13:04:38.706371" calcext:value-type="date">
            <text:p>2019-10-12 13:04:39</text:p>
          </table:table-cell>
          <table:table-cell table:style-name="ce7" table:formula="of:=[.A311]" office:value-type="date" office:date-value="2019-10-12T13:04:38.706371" calcext:value-type="date">
            <text:p>2019-10-12 13:04:39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13:04:38.70637066662" calcext:value-type="date">
            <text:p>12/30/99 01:04 P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&lt;0.000001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11]&lt;[.L310];[.M310]+[.H$2];[.M310])" office:value-type="float" office:value="840" calcext:value-type="float">
            <text:p>840</text:p>
          </table:table-cell>
          <table:table-cell table:style-name="ce11" table:formula="of:=OFFSET([.C$4];[.M311];0)" office:value-type="float" office:value="43759" calcext:value-type="float">
            <text:p>43759</text:p>
          </table:table-cell>
          <table:table-cell table:style-name="ce36" table:formula="of:=[.L311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1];0)&lt;=[.O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13:13:26.33405" calcext:value-type="date">
            <text:p>2019-10-12 13:13:26</text:p>
          </table:table-cell>
          <table:table-cell table:style-name="ce7" table:formula="of:=[.A312]" office:value-type="date" office:date-value="2019-10-12T13:13:26.33405" calcext:value-type="date">
            <text:p>2019-10-12 13:13:26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13:13:26.33404967375" calcext:value-type="date">
            <text:p>12/30/99 01:13 P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&lt;0.000001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12]&lt;[.L311];[.M311]+[.H$2];[.M311])" office:value-type="float" office:value="840" calcext:value-type="float">
            <text:p>840</text:p>
          </table:table-cell>
          <table:table-cell table:style-name="ce11" table:formula="of:=OFFSET([.C$4];[.M312];0)" office:value-type="float" office:value="43759" calcext:value-type="float">
            <text:p>43759</text:p>
          </table:table-cell>
          <table:table-cell table:style-name="ce36" table:formula="of:=[.L312]" office:value-type="float" office:value="0.569444444444438" calcext:value-type="float">
            <text:p>0.5694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2];0)&lt;=[.O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12:55:28.552371" calcext:value-type="date">
            <text:p>2019-10-12 12:55:29</text:p>
          </table:table-cell>
          <table:table-cell table:style-name="ce7" table:formula="of:=[.A313]" office:value-type="date" office:date-value="2019-10-12T12:55:28.552371" calcext:value-type="date">
            <text:p>2019-10-12 12:55:29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12:55:28.55237110052" calcext:value-type="date">
            <text:p>12/30/99 12:55 P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&lt;0.000001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13]&lt;[.L312];[.M312]+[.H$2];[.M312])" office:value-type="float" office:value="840" calcext:value-type="float">
            <text:p>840</text:p>
          </table:table-cell>
          <table:table-cell table:style-name="ce11" table:formula="of:=OFFSET([.C$4];[.M313];0)" office:value-type="float" office:value="43759" calcext:value-type="float">
            <text:p>43759</text:p>
          </table:table-cell>
          <table:table-cell table:style-name="ce36" table:formula="of:=[.L313]" office:value-type="float" office:value="0.576388888888882" calcext:value-type="float">
            <text:p>0.5763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3];0)&lt;=[.O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12:44:14.818928" calcext:value-type="date">
            <text:p>2019-10-12 12:44:15</text:p>
          </table:table-cell>
          <table:table-cell table:style-name="ce7" table:formula="of:=[.A314]" office:value-type="date" office:date-value="2019-10-12T12:44:14.818928" calcext:value-type="date">
            <text:p>2019-10-12 12:44:15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12:44:14.81892779935" calcext:value-type="date">
            <text:p>12/30/99 12:44 P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&lt;0.000001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14]&lt;[.L313];[.M313]+[.H$2];[.M313])" office:value-type="float" office:value="840" calcext:value-type="float">
            <text:p>840</text:p>
          </table:table-cell>
          <table:table-cell table:style-name="ce11" table:formula="of:=OFFSET([.C$4];[.M314];0)" office:value-type="float" office:value="43759" calcext:value-type="float">
            <text:p>43759</text:p>
          </table:table-cell>
          <table:table-cell table:style-name="ce36" table:formula="of:=[.L314]" office:value-type="float" office:value="0.583333333333327" calcext:value-type="float">
            <text:p>0.58333333333332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4];0)&lt;=[.O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13:07:12.021804" calcext:value-type="date">
            <text:p>2019-10-12 13:07:12</text:p>
          </table:table-cell>
          <table:table-cell table:style-name="ce7" table:formula="of:=[.A315]" office:value-type="date" office:date-value="2019-10-12T13:07:12.021804" calcext:value-type="date">
            <text:p>2019-10-12 13:07:12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13:07:12.0218040375" calcext:value-type="date">
            <text:p>12/30/99 01:07 P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&lt;0.000001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15]&lt;[.L314];[.M314]+[.H$2];[.M314])" office:value-type="float" office:value="840" calcext:value-type="float">
            <text:p>840</text:p>
          </table:table-cell>
          <table:table-cell table:style-name="ce11" table:formula="of:=OFFSET([.C$4];[.M315];0)" office:value-type="float" office:value="43759" calcext:value-type="float">
            <text:p>43759</text:p>
          </table:table-cell>
          <table:table-cell table:style-name="ce36" table:formula="of:=[.L315]" office:value-type="float" office:value="0.590277777777771" calcext:value-type="float">
            <text:p>0.590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5];0)&lt;=[.O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12:41:49.401811" calcext:value-type="date">
            <text:p>2019-10-12 12:41:49</text:p>
          </table:table-cell>
          <table:table-cell table:style-name="ce7" table:formula="of:=[.A316]" office:value-type="date" office:date-value="2019-10-12T12:41:49.401811" calcext:value-type="date">
            <text:p>2019-10-12 12:41:49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12:41:49.40181082115" calcext:value-type="date">
            <text:p>12/30/99 12:41 P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&lt;0.000001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16]&lt;[.L315];[.M315]+[.H$2];[.M315])" office:value-type="float" office:value="840" calcext:value-type="float">
            <text:p>840</text:p>
          </table:table-cell>
          <table:table-cell table:style-name="ce11" table:formula="of:=OFFSET([.C$4];[.M316];0)" office:value-type="float" office:value="43759" calcext:value-type="float">
            <text:p>43759</text:p>
          </table:table-cell>
          <table:table-cell table:style-name="ce36" table:formula="of:=[.L316]" office:value-type="float" office:value="0.597222222222216" calcext:value-type="float">
            <text:p>0.597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6];0)&lt;=[.O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3:23:07.75605" calcext:value-type="date">
            <text:p>2019-10-12 13:23:08</text:p>
          </table:table-cell>
          <table:table-cell table:style-name="ce7" table:formula="of:=[.A317]" office:value-type="date" office:date-value="2019-10-12T13:23:07.75605" calcext:value-type="date">
            <text:p>2019-10-12 13:23:08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3:23:07.75605002884" calcext:value-type="date">
            <text:p>12/30/99 01:23 P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&lt;0.000001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17]&lt;[.L316];[.M316]+[.H$2];[.M316])" office:value-type="float" office:value="840" calcext:value-type="float">
            <text:p>840</text:p>
          </table:table-cell>
          <table:table-cell table:style-name="ce11" table:formula="of:=OFFSET([.C$4];[.M317];0)" office:value-type="float" office:value="43759" calcext:value-type="float">
            <text:p>43759</text:p>
          </table:table-cell>
          <table:table-cell table:style-name="ce36" table:formula="of:=[.L317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7];0)&lt;=[.O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12:52:39.847812" calcext:value-type="date">
            <text:p>2019-10-12 12:52:40</text:p>
          </table:table-cell>
          <table:table-cell table:style-name="ce7" table:formula="of:=[.A318]" office:value-type="date" office:date-value="2019-10-12T12:52:39.847812" calcext:value-type="date">
            <text:p>2019-10-12 12:52:40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12:52:39.84781191219" calcext:value-type="date">
            <text:p>12/30/99 12:52 P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&lt;0.000001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18]&lt;[.L317];[.M317]+[.H$2];[.M317])" office:value-type="float" office:value="900" calcext:value-type="float">
            <text:p>900</text:p>
          </table:table-cell>
          <table:table-cell table:style-name="ce11" table:formula="of:=OFFSET([.C$4];[.M318];0)" office:value-type="float" office:value="43760" calcext:value-type="float">
            <text:p>43760</text:p>
          </table:table-cell>
          <table:table-cell table:style-name="ce36" table:formula="of:=[.L318]" office:value-type="float" office:value="0.465277777777771" calcext:value-type="float">
            <text:p>0.46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8];0)&lt;=[.O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13:05:18.318537" calcext:value-type="date">
            <text:p>2019-10-12 13:05:18</text:p>
          </table:table-cell>
          <table:table-cell table:style-name="ce7" table:formula="of:=[.A319]" office:value-type="date" office:date-value="2019-10-12T13:05:18.318537" calcext:value-type="date">
            <text:p>2019-10-12 13:05:18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13:05:18.31853699405" calcext:value-type="date">
            <text:p>12/30/99 01:05 P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&lt;0.000001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19]&lt;[.L318];[.M318]+[.H$2];[.M318])" office:value-type="float" office:value="900" calcext:value-type="float">
            <text:p>900</text:p>
          </table:table-cell>
          <table:table-cell table:style-name="ce11" table:formula="of:=OFFSET([.C$4];[.M319];0)" office:value-type="float" office:value="43760" calcext:value-type="float">
            <text:p>43760</text:p>
          </table:table-cell>
          <table:table-cell table:style-name="ce36" table:formula="of:=[.L319]" office:value-type="float" office:value="0.472222222222216" calcext:value-type="float">
            <text:p>0.47222222222221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19];0)&lt;=[.O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13:07:46.66279" calcext:value-type="date">
            <text:p>2019-10-12 13:07:47</text:p>
          </table:table-cell>
          <table:table-cell table:style-name="ce7" table:formula="of:=[.A320]" office:value-type="date" office:date-value="2019-10-12T13:07:46.66279" calcext:value-type="date">
            <text:p>2019-10-12 13:07:47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13:07:46.66278995108" calcext:value-type="date">
            <text:p>12/30/99 01:07 P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&lt;0.000001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20]&lt;[.L319];[.M319]+[.H$2];[.M319])" office:value-type="float" office:value="900" calcext:value-type="float">
            <text:p>900</text:p>
          </table:table-cell>
          <table:table-cell table:style-name="ce11" table:formula="of:=OFFSET([.C$4];[.M320];0)" office:value-type="float" office:value="43760" calcext:value-type="float">
            <text:p>43760</text:p>
          </table:table-cell>
          <table:table-cell table:style-name="ce36" table:formula="of:=[.L320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0];0)&lt;=[.O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13:15:35.52775" calcext:value-type="date">
            <text:p>2019-10-12 13:15:36</text:p>
          </table:table-cell>
          <table:table-cell table:style-name="ce7" table:formula="of:=[.A321]" office:value-type="date" office:date-value="2019-10-12T13:15:35.52775" calcext:value-type="date">
            <text:p>2019-10-12 13:15:36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13:15:35.5277501978" calcext:value-type="date">
            <text:p>12/30/99 01:15 P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&lt;0.000001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21]&lt;[.L320];[.M320]+[.H$2];[.M320])" office:value-type="float" office:value="900" calcext:value-type="float">
            <text:p>900</text:p>
          </table:table-cell>
          <table:table-cell table:style-name="ce11" table:formula="of:=OFFSET([.C$4];[.M321];0)" office:value-type="float" office:value="43760" calcext:value-type="float">
            <text:p>43760</text:p>
          </table:table-cell>
          <table:table-cell table:style-name="ce36" table:formula="of:=[.L321]" office:value-type="float" office:value="0.486111111111104" calcext:value-type="float">
            <text:p>0.48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1];0)&lt;=[.O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12:58:53.28187" calcext:value-type="date">
            <text:p>2019-10-12 12:58:53</text:p>
          </table:table-cell>
          <table:table-cell table:style-name="ce7" table:formula="of:=[.A322]" office:value-type="date" office:date-value="2019-10-12T12:58:53.28187" calcext:value-type="date">
            <text:p>2019-10-12 12:58:53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12:58:53.28187004663" calcext:value-type="date">
            <text:p>12/30/99 12:58 P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&lt;0.000001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22]&lt;[.L321];[.M321]+[.H$2];[.M321])" office:value-type="float" office:value="900" calcext:value-type="float">
            <text:p>900</text:p>
          </table:table-cell>
          <table:table-cell table:style-name="ce11" table:formula="of:=OFFSET([.C$4];[.M322];0)" office:value-type="float" office:value="43760" calcext:value-type="float">
            <text:p>43760</text:p>
          </table:table-cell>
          <table:table-cell table:style-name="ce36" table:formula="of:=[.L322]" office:value-type="float" office:value="0.493055555555549" calcext:value-type="float">
            <text:p>0.4930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2];0)&lt;=[.O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12:52:41.784728" calcext:value-type="date">
            <text:p>2019-10-12 12:52:42</text:p>
          </table:table-cell>
          <table:table-cell table:style-name="ce7" table:formula="of:=[.A323]" office:value-type="date" office:date-value="2019-10-12T12:52:41.784728" calcext:value-type="date">
            <text:p>2019-10-12 12:52:42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12:52:41.78472808097" calcext:value-type="date">
            <text:p>12/30/99 12:52 P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&lt;0.000001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23]&lt;[.L322];[.M322]+[.H$2];[.M322])" office:value-type="float" office:value="900" calcext:value-type="float">
            <text:p>900</text:p>
          </table:table-cell>
          <table:table-cell table:style-name="ce11" table:formula="of:=OFFSET([.C$4];[.M323];0)" office:value-type="float" office:value="43760" calcext:value-type="float">
            <text:p>43760</text:p>
          </table:table-cell>
          <table:table-cell table:style-name="ce36" table:formula="of:=[.L323]" office:value-type="float" office:value="0.499999999999993" calcext:value-type="float">
            <text:p>0.49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3];0)&lt;=[.O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13:16:16.457677" calcext:value-type="date">
            <text:p>2019-10-12 13:16:16</text:p>
          </table:table-cell>
          <table:table-cell table:style-name="ce7" table:formula="of:=[.A324]" office:value-type="date" office:date-value="2019-10-12T13:16:16.457677" calcext:value-type="date">
            <text:p>2019-10-12 13:16:16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13:16:16.45767680369" calcext:value-type="date">
            <text:p>12/30/99 01:16 P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&lt;0.000001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24]&lt;[.L323];[.M323]+[.H$2];[.M323])" office:value-type="float" office:value="900" calcext:value-type="float">
            <text:p>900</text:p>
          </table:table-cell>
          <table:table-cell table:style-name="ce11" table:formula="of:=OFFSET([.C$4];[.M324];0)" office:value-type="float" office:value="43760" calcext:value-type="float">
            <text:p>43760</text:p>
          </table:table-cell>
          <table:table-cell table:style-name="ce36" table:formula="of:=[.L324]" office:value-type="float" office:value="0.506944444444438" calcext:value-type="float">
            <text:p>0.50694444444443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4];0)&lt;=[.O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13:26:00.535126" calcext:value-type="date">
            <text:p>2019-10-12 13:26:01</text:p>
          </table:table-cell>
          <table:table-cell table:style-name="ce7" table:formula="of:=[.A325]" office:value-type="date" office:date-value="2019-10-12T13:26:00.535126" calcext:value-type="date">
            <text:p>2019-10-12 13:26:01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13:26:00.53512631916" calcext:value-type="date">
            <text:p>12/30/99 01:26 P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&lt;0.000001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25]&lt;[.L324];[.M324]+[.H$2];[.M324])" office:value-type="float" office:value="900" calcext:value-type="float">
            <text:p>900</text:p>
          </table:table-cell>
          <table:table-cell table:style-name="ce11" table:formula="of:=OFFSET([.C$4];[.M325];0)" office:value-type="float" office:value="43760" calcext:value-type="float">
            <text:p>43760</text:p>
          </table:table-cell>
          <table:table-cell table:style-name="ce36" table:formula="of:=[.L325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5];0)&lt;=[.O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13:09:20.378755" calcext:value-type="date">
            <text:p>2019-10-12 13:09:20</text:p>
          </table:table-cell>
          <table:table-cell table:style-name="ce7" table:formula="of:=[.A326]" office:value-type="date" office:date-value="2019-10-12T13:09:20.378755" calcext:value-type="date">
            <text:p>2019-10-12 13:09:20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13:09:20.3787553031" calcext:value-type="date">
            <text:p>12/30/99 01:09 P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&lt;0.000001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26]&lt;[.L325];[.M325]+[.H$2];[.M325])" office:value-type="float" office:value="900" calcext:value-type="float">
            <text:p>900</text:p>
          </table:table-cell>
          <table:table-cell table:style-name="ce11" table:formula="of:=OFFSET([.C$4];[.M326];0)" office:value-type="float" office:value="43760" calcext:value-type="float">
            <text:p>43760</text:p>
          </table:table-cell>
          <table:table-cell table:style-name="ce36" table:formula="of:=[.L326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6];0)&lt;=[.O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3:37:56.981217" calcext:value-type="date">
            <text:p>2019-10-12 13:37:57</text:p>
          </table:table-cell>
          <table:table-cell table:style-name="ce7" table:formula="of:=[.A327]" office:value-type="date" office:date-value="2019-10-12T13:37:56.981217" calcext:value-type="date">
            <text:p>2019-10-12 13:37:57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3:37:56.98121701833" calcext:value-type="date">
            <text:p>12/30/99 01:37 P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&lt;0.000001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27]&lt;[.L326];[.M326]+[.H$2];[.M326])" office:value-type="float" office:value="900" calcext:value-type="float">
            <text:p>900</text:p>
          </table:table-cell>
          <table:table-cell table:style-name="ce11" table:formula="of:=OFFSET([.C$4];[.M327];0)" office:value-type="float" office:value="43760" calcext:value-type="float">
            <text:p>43760</text:p>
          </table:table-cell>
          <table:table-cell table:style-name="ce36" table:formula="of:=[.L327]" office:value-type="float" office:value="0.527777777777771" calcext:value-type="float">
            <text:p>0.5277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12:44:58.94306" calcext:value-type="date">
            <text:p>2019-10-12 12:44:59</text:p>
          </table:table-cell>
          <table:table-cell table:style-name="ce7" table:formula="of:=[.A328]" office:value-type="date" office:date-value="2019-10-12T12:44:58.94306" calcext:value-type="date">
            <text:p>2019-10-12 12:44:59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12:44:58.94305982161" calcext:value-type="date">
            <text:p>12/30/99 12:44 P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&lt;0.000001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28]&lt;[.L327];[.M327]+[.H$2];[.M327])" office:value-type="float" office:value="900" calcext:value-type="float">
            <text:p>900</text:p>
          </table:table-cell>
          <table:table-cell table:style-name="ce11" table:formula="of:=OFFSET([.C$4];[.M328];0)" office:value-type="float" office:value="43760" calcext:value-type="float">
            <text:p>43760</text:p>
          </table:table-cell>
          <table:table-cell table:style-name="ce36" table:formula="of:=[.L328]" office:value-type="float" office:value="0.534722222222215" calcext:value-type="float">
            <text:p>0.53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13:20:00.194384" calcext:value-type="date">
            <text:p>2019-10-12 13:20:00</text:p>
          </table:table-cell>
          <table:table-cell table:style-name="ce7" table:formula="of:=[.A329]" office:value-type="date" office:date-value="2019-10-12T13:20:00.194384" calcext:value-type="date">
            <text:p>2019-10-12 13:20:00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13:20:00.19438380841" calcext:value-type="date">
            <text:p>12/30/99 01:20 P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&lt;0.000001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29]&lt;[.L328];[.M328]+[.H$2];[.M328])" office:value-type="float" office:value="900" calcext:value-type="float">
            <text:p>900</text:p>
          </table:table-cell>
          <table:table-cell table:style-name="ce11" table:formula="of:=OFFSET([.C$4];[.M329];0)" office:value-type="float" office:value="43760" calcext:value-type="float">
            <text:p>43760</text:p>
          </table:table-cell>
          <table:table-cell table:style-name="ce36" table:formula="of:=[.L329]" office:value-type="float" office:value="0.54166666666666" calcext:value-type="float">
            <text:p>0.5416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13:25:11.076251" calcext:value-type="date">
            <text:p>2019-10-12 13:25:11</text:p>
          </table:table-cell>
          <table:table-cell table:style-name="ce7" table:formula="of:=[.A330]" office:value-type="date" office:date-value="2019-10-12T13:25:11.076251" calcext:value-type="date">
            <text:p>2019-10-12 13:25:11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13:25:11.07625092845" calcext:value-type="date">
            <text:p>12/30/99 01:25 P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&lt;0.000001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30]&lt;[.L329];[.M329]+[.H$2];[.M329])" office:value-type="float" office:value="900" calcext:value-type="float">
            <text:p>900</text:p>
          </table:table-cell>
          <table:table-cell table:style-name="ce11" table:formula="of:=OFFSET([.C$4];[.M330];0)" office:value-type="float" office:value="43760" calcext:value-type="float">
            <text:p>43760</text:p>
          </table:table-cell>
          <table:table-cell table:style-name="ce36" table:formula="of:=[.L330]" office:value-type="float" office:value="0.548611111111104" calcext:value-type="float">
            <text:p>0.54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0];0)&lt;=[.O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13:06:46.095323" calcext:value-type="date">
            <text:p>2019-10-12 13:06:46</text:p>
          </table:table-cell>
          <table:table-cell table:style-name="ce7" table:formula="of:=[.A331]" office:value-type="date" office:date-value="2019-10-12T13:06:46.095323" calcext:value-type="date">
            <text:p>2019-10-12 13:06:46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13:06:46.09532275703" calcext:value-type="date">
            <text:p>12/30/99 01:06 P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&lt;0.000001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31]&lt;[.L330];[.M330]+[.H$2];[.M330])" office:value-type="float" office:value="900" calcext:value-type="float">
            <text:p>900</text:p>
          </table:table-cell>
          <table:table-cell table:style-name="ce11" table:formula="of:=OFFSET([.C$4];[.M331];0)" office:value-type="float" office:value="43760" calcext:value-type="float">
            <text:p>43760</text:p>
          </table:table-cell>
          <table:table-cell table:style-name="ce36" table:formula="of:=[.L331]" office:value-type="float" office:value="0.555555555555549" calcext:value-type="float">
            <text:p>0.55555555555554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1];0)&lt;=[.O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13:00:58.183808" calcext:value-type="date">
            <text:p>2019-10-12 13:00:58</text:p>
          </table:table-cell>
          <table:table-cell table:style-name="ce7" table:formula="of:=[.A332]" office:value-type="date" office:date-value="2019-10-12T13:00:58.183808" calcext:value-type="date">
            <text:p>2019-10-12 13:00:58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13:00:58.18380773999" calcext:value-type="date">
            <text:p>12/30/99 01:00 P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&lt;0.000001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32]&lt;[.L331];[.M331]+[.H$2];[.M331])" office:value-type="float" office:value="900" calcext:value-type="float">
            <text:p>900</text:p>
          </table:table-cell>
          <table:table-cell table:style-name="ce11" table:formula="of:=OFFSET([.C$4];[.M332];0)" office:value-type="float" office:value="43760" calcext:value-type="float">
            <text:p>43760</text:p>
          </table:table-cell>
          <table:table-cell table:style-name="ce36" table:formula="of:=[.L332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2];0)&lt;=[.O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12:52:27.11006" calcext:value-type="date">
            <text:p>2019-10-12 12:52:27</text:p>
          </table:table-cell>
          <table:table-cell table:style-name="ce7" table:formula="of:=[.A333]" office:value-type="date" office:date-value="2019-10-12T12:52:27.11006" calcext:value-type="date">
            <text:p>2019-10-12 12:52:27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12:52:27.11006039288" calcext:value-type="date">
            <text:p>12/30/99 12:52 P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&lt;0.000001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 table:formula="of:=SUM(MOD(SUM([.L332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33]&lt;[.L332];[.M332]+[.H$2];[.M332])" office:value-type="float" office:value="900" calcext:value-type="float">
            <text:p>900</text:p>
          </table:table-cell>
          <table:table-cell table:style-name="ce11" table:formula="of:=OFFSET([.C$4];[.M333];0)" office:value-type="float" office:value="43760" calcext:value-type="float">
            <text:p>43760</text:p>
          </table:table-cell>
          <table:table-cell table:style-name="ce36" table:formula="of:=[.L333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3];0)&lt;=[.O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12:55:17.439779" calcext:value-type="date">
            <text:p>2019-10-12 12:55:17</text:p>
          </table:table-cell>
          <table:table-cell table:style-name="ce7" table:formula="of:=[.A334]" office:value-type="date" office:date-value="2019-10-12T12:55:17.439779" calcext:value-type="date">
            <text:p>2019-10-12 12:55:17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12:55:17.43977924343" calcext:value-type="date">
            <text:p>12/30/99 12:55 P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&lt;0.000001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style-name="ce35" table:formula="of:=SUM(MOD(SUM([.L333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34]&lt;[.L333];[.M333]+[.H$2];[.M333])" office:value-type="float" office:value="900" calcext:value-type="float">
            <text:p>900</text:p>
          </table:table-cell>
          <table:table-cell table:style-name="ce11" table:formula="of:=OFFSET([.C$4];[.M334];0)" office:value-type="float" office:value="43760" calcext:value-type="float">
            <text:p>43760</text:p>
          </table:table-cell>
          <table:table-cell table:style-name="ce36" table:formula="of:=[.L334]" office:value-type="float" office:value="0.576388888888882" calcext:value-type="float">
            <text:p>0.5763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4];0)&lt;=[.O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12:36:39.10688" calcext:value-type="date">
            <text:p>2019-10-12 12:36:39</text:p>
          </table:table-cell>
          <table:table-cell table:style-name="ce7" table:formula="of:=[.A335]" office:value-type="date" office:date-value="2019-10-12T12:36:39.10688" calcext:value-type="date">
            <text:p>2019-10-12 12:36:39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12:36:39.10688039381" calcext:value-type="date">
            <text:p>12/30/99 12:36 P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&lt;0.000001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 table:formula="of:=SUM(MOD(SUM([.L334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35]&lt;[.L334];[.M334]+[.H$2];[.M334])" office:value-type="float" office:value="900" calcext:value-type="float">
            <text:p>900</text:p>
          </table:table-cell>
          <table:table-cell table:style-name="ce11" table:formula="of:=OFFSET([.C$4];[.M335];0)" office:value-type="float" office:value="43760" calcext:value-type="float">
            <text:p>43760</text:p>
          </table:table-cell>
          <table:table-cell table:style-name="ce36" table:formula="of:=[.L335]" office:value-type="float" office:value="0.583333333333326" calcext:value-type="float">
            <text:p>0.5833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5];0)&lt;=[.O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13:03:51.028191" calcext:value-type="date">
            <text:p>2019-10-12 13:03:51</text:p>
          </table:table-cell>
          <table:table-cell table:style-name="ce7" table:formula="of:=[.A336]" office:value-type="date" office:date-value="2019-10-12T13:03:51.028191" calcext:value-type="date">
            <text:p>2019-10-12 13:03:51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13:03:51.02819120977" calcext:value-type="date">
            <text:p>12/30/99 01:03 P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&lt;0.000001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style-name="ce35" table:formula="of:=SUM(MOD(SUM([.L335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36]&lt;[.L335];[.M335]+[.H$2];[.M335])" office:value-type="float" office:value="900" calcext:value-type="float">
            <text:p>900</text:p>
          </table:table-cell>
          <table:table-cell table:style-name="ce11" table:formula="of:=OFFSET([.C$4];[.M336];0)" office:value-type="float" office:value="43760" calcext:value-type="float">
            <text:p>43760</text:p>
          </table:table-cell>
          <table:table-cell table:style-name="ce36" table:formula="of:=[.L336]" office:value-type="float" office:value="0.590277777777771" calcext:value-type="float">
            <text:p>0.590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6];0)&lt;=[.O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13:12:19.97771" calcext:value-type="date">
            <text:p>2019-10-12 13:12:20</text:p>
          </table:table-cell>
          <table:table-cell table:style-name="ce7" table:formula="of:=[.A337]" office:value-type="date" office:date-value="2019-10-12T13:12:19.97771" calcext:value-type="date">
            <text:p>2019-10-12 13:12:20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13:12:19.977710112" calcext:value-type="date">
            <text:p>12/30/99 01:12 P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&lt;0.000001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style-name="ce35" table:formula="of:=SUM(MOD(SUM([.L336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37]&lt;[.L336];[.M336]+[.H$2];[.M336])" office:value-type="float" office:value="900" calcext:value-type="float">
            <text:p>900</text:p>
          </table:table-cell>
          <table:table-cell table:style-name="ce11" table:formula="of:=OFFSET([.C$4];[.M337];0)" office:value-type="float" office:value="43760" calcext:value-type="float">
            <text:p>43760</text:p>
          </table:table-cell>
          <table:table-cell table:style-name="ce36" table:formula="of:=[.L337]" office:value-type="float" office:value="0.597222222222215" calcext:value-type="float">
            <text:p>0.597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7];0)&lt;=[.O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12:51:48.738698" calcext:value-type="date">
            <text:p>2019-10-12 12:51:49</text:p>
          </table:table-cell>
          <table:table-cell table:style-name="ce7" table:formula="of:=[.A338]" office:value-type="date" office:date-value="2019-10-12T12:51:48.738698" calcext:value-type="date">
            <text:p>2019-10-12 12:51:49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12:51:48.73869841453" calcext:value-type="date">
            <text:p>12/30/99 12:51 P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&lt;0.000001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style-name="ce35" table:formula="of:=SUM(MOD(SUM([.L337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38]&lt;[.L337];[.M337]+[.H$2];[.M337])" office:value-type="float" office:value="900" calcext:value-type="float">
            <text:p>900</text:p>
          </table:table-cell>
          <table:table-cell table:style-name="ce11" table:formula="of:=OFFSET([.C$4];[.M338];0)" office:value-type="float" office:value="43760" calcext:value-type="float">
            <text:p>43760</text:p>
          </table:table-cell>
          <table:table-cell table:style-name="ce36" table:formula="of:=[.L338]" office:value-type="float" office:value="0.60416666666666" calcext:value-type="float">
            <text:p>0.604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8];0)&lt;=[.O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12:43:30.673011" calcext:value-type="date">
            <text:p>2019-10-12 12:43:31</text:p>
          </table:table-cell>
          <table:table-cell table:style-name="ce7" table:formula="of:=[.A339]" office:value-type="date" office:date-value="2019-10-12T12:43:30.673011" calcext:value-type="date">
            <text:p>2019-10-12 12:43:31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12:43:30.67301079165" calcext:value-type="date">
            <text:p>12/30/99 12:43 P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&lt;0.000001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 table:formula="of:=SUM(MOD(SUM([.L338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39]&lt;[.L338];[.M338]+[.H$2];[.M338])" office:value-type="float" office:value="960" calcext:value-type="float">
            <text:p>960</text:p>
          </table:table-cell>
          <table:table-cell table:style-name="ce11" table:formula="of:=OFFSET([.C$4];[.M339];0)" office:value-type="float" office:value="43761" calcext:value-type="float">
            <text:p>43761</text:p>
          </table:table-cell>
          <table:table-cell table:style-name="ce36" table:formula="of:=[.L339]" office:value-type="float" office:value="0.465277777777771" calcext:value-type="float">
            <text:p>0.46527777777777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39];0)&lt;=[.O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12:36:45.725517" calcext:value-type="date">
            <text:p>2019-10-12 12:36:46</text:p>
          </table:table-cell>
          <table:table-cell table:style-name="ce7" table:formula="of:=[.A340]" office:value-type="date" office:date-value="2019-10-12T12:36:45.725517" calcext:value-type="date">
            <text:p>2019-10-12 12:36:46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12:36:45.72551654186" calcext:value-type="date">
            <text:p>12/30/99 12:36 P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&lt;0.000001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style-name="ce35" table:formula="of:=SUM(MOD(SUM([.L339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40]&lt;[.L339];[.M339]+[.H$2];[.M339])" office:value-type="float" office:value="960" calcext:value-type="float">
            <text:p>960</text:p>
          </table:table-cell>
          <table:table-cell table:style-name="ce11" table:formula="of:=OFFSET([.C$4];[.M340];0)" office:value-type="float" office:value="43761" calcext:value-type="float">
            <text:p>43761</text:p>
          </table:table-cell>
          <table:table-cell table:style-name="ce36" table:formula="of:=[.L340]" office:value-type="float" office:value="0.472222222222215" calcext:value-type="float">
            <text:p>0.47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0];0)&lt;=[.O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13:18:50.758139" calcext:value-type="date">
            <text:p>2019-10-12 13:18:51</text:p>
          </table:table-cell>
          <table:table-cell table:style-name="ce7" table:formula="of:=[.A341]" office:value-type="date" office:date-value="2019-10-12T13:18:50.758139" calcext:value-type="date">
            <text:p>2019-10-12 13:18:51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13:18:50.75813865289" calcext:value-type="date">
            <text:p>12/30/99 01:18 P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&lt;0.000001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 table:formula="of:=SUM(MOD(SUM([.L340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41]&lt;[.L340];[.M340]+[.H$2];[.M340])" office:value-type="float" office:value="960" calcext:value-type="float">
            <text:p>960</text:p>
          </table:table-cell>
          <table:table-cell table:style-name="ce11" table:formula="of:=OFFSET([.C$4];[.M341];0)" office:value-type="float" office:value="43761" calcext:value-type="float">
            <text:p>43761</text:p>
          </table:table-cell>
          <table:table-cell table:style-name="ce36" table:formula="of:=[.L341]" office:value-type="float" office:value="0.47916666666666" calcext:value-type="float">
            <text:p>0.4791666666666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1];0)&lt;=[.O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13:28:40.17337" calcext:value-type="date">
            <text:p>2019-10-12 13:28:40</text:p>
          </table:table-cell>
          <table:table-cell table:style-name="ce7" table:formula="of:=[.A342]" office:value-type="date" office:date-value="2019-10-12T13:28:40.17337" calcext:value-type="date">
            <text:p>2019-10-12 13:28:40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13:28:40.17336976714" calcext:value-type="date">
            <text:p>12/30/99 01:28 P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&lt;0.000001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style-name="ce35" table:formula="of:=SUM(MOD(SUM([.L341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42]&lt;[.L341];[.M341]+[.H$2];[.M341])" office:value-type="float" office:value="960" calcext:value-type="float">
            <text:p>960</text:p>
          </table:table-cell>
          <table:table-cell table:style-name="ce11" table:formula="of:=OFFSET([.C$4];[.M342];0)" office:value-type="float" office:value="43761" calcext:value-type="float">
            <text:p>43761</text:p>
          </table:table-cell>
          <table:table-cell table:style-name="ce36" table:formula="of:=[.L342]" office:value-type="float" office:value="0.486111111111104" calcext:value-type="float">
            <text:p>0.4861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2];0)&lt;=[.O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13:00:00.709141" calcext:value-type="date">
            <text:p>2019-10-12 13:00:01</text:p>
          </table:table-cell>
          <table:table-cell table:style-name="ce7" table:formula="of:=[.A343]" office:value-type="date" office:date-value="2019-10-12T13:00:00.709141" calcext:value-type="date">
            <text:p>2019-10-12 13:00:01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13:00:00.70914085954" calcext:value-type="date">
            <text:p>12/30/99 01:00 P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&lt;0.000001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style-name="ce35" table:formula="of:=SUM(MOD(SUM([.L342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43]&lt;[.L342];[.M342]+[.H$2];[.M342])" office:value-type="float" office:value="960" calcext:value-type="float">
            <text:p>960</text:p>
          </table:table-cell>
          <table:table-cell table:style-name="ce11" table:formula="of:=OFFSET([.C$4];[.M343];0)" office:value-type="float" office:value="43761" calcext:value-type="float">
            <text:p>43761</text:p>
          </table:table-cell>
          <table:table-cell table:style-name="ce36" table:formula="of:=[.L343]" office:value-type="float" office:value="0.493055555555548" calcext:value-type="float">
            <text:p>0.49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3];0)&lt;=[.O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12:44:19.784593" calcext:value-type="date">
            <text:p>2019-10-12 12:44:20</text:p>
          </table:table-cell>
          <table:table-cell table:style-name="ce7" table:formula="of:=[.A344]" office:value-type="date" office:date-value="2019-10-12T12:44:19.784593" calcext:value-type="date">
            <text:p>2019-10-12 12:44:20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12:44:19.78459313046" calcext:value-type="date">
            <text:p>12/30/99 12:44 P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&lt;0.000001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style-name="ce35" table:formula="of:=SUM(MOD(SUM([.L343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44]&lt;[.L343];[.M343]+[.H$2];[.M343])" office:value-type="float" office:value="960" calcext:value-type="float">
            <text:p>960</text:p>
          </table:table-cell>
          <table:table-cell table:style-name="ce11" table:formula="of:=OFFSET([.C$4];[.M344];0)" office:value-type="float" office:value="43761" calcext:value-type="float">
            <text:p>43761</text:p>
          </table:table-cell>
          <table:table-cell table:style-name="ce36" table:formula="of:=[.L344]" office:value-type="float" office:value="0.499999999999993" calcext:value-type="float">
            <text:p>0.4999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4];0)&lt;=[.O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13:03:51.09833" calcext:value-type="date">
            <text:p>2019-10-12 13:03:51</text:p>
          </table:table-cell>
          <table:table-cell table:style-name="ce7" table:formula="of:=[.A345]" office:value-type="date" office:date-value="2019-10-12T13:03:51.09833" calcext:value-type="date">
            <text:p>2019-10-12 13:03:51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13:03:51.09832950868" calcext:value-type="date">
            <text:p>12/30/99 01:03 P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&lt;0.000001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 table:formula="of:=SUM(MOD(SUM([.L344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45]&lt;[.L344];[.M344]+[.H$2];[.M344])" office:value-type="float" office:value="960" calcext:value-type="float">
            <text:p>960</text:p>
          </table:table-cell>
          <table:table-cell table:style-name="ce11" table:formula="of:=OFFSET([.C$4];[.M345];0)" office:value-type="float" office:value="43761" calcext:value-type="float">
            <text:p>43761</text:p>
          </table:table-cell>
          <table:table-cell table:style-name="ce36" table:formula="of:=[.L345]" office:value-type="float" office:value="0.506944444444437" calcext:value-type="float">
            <text:p>0.50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13:19:51.073723" calcext:value-type="date">
            <text:p>2019-10-12 13:19:51</text:p>
          </table:table-cell>
          <table:table-cell table:style-name="ce7" table:formula="of:=[.A346]" office:value-type="date" office:date-value="2019-10-12T13:19:51.073723" calcext:value-type="date">
            <text:p>2019-10-12 13:19:51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13:19:51.07372253202" calcext:value-type="date">
            <text:p>12/30/99 01:19 P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&lt;0.000001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style-name="ce35" table:formula="of:=SUM(MOD(SUM([.L345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46]&lt;[.L345];[.M345]+[.H$2];[.M345])" office:value-type="float" office:value="960" calcext:value-type="float">
            <text:p>960</text:p>
          </table:table-cell>
          <table:table-cell table:style-name="ce11" table:formula="of:=OFFSET([.C$4];[.M346];0)" office:value-type="float" office:value="43761" calcext:value-type="float">
            <text:p>43761</text:p>
          </table:table-cell>
          <table:table-cell table:style-name="ce36" table:formula="of:=[.L346]" office:value-type="float" office:value="0.513888888888882" calcext:value-type="float">
            <text:p>0.51388888888888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12:39:43.245567" calcext:value-type="date">
            <text:p>2019-10-12 12:39:43</text:p>
          </table:table-cell>
          <table:table-cell table:style-name="ce7" table:formula="of:=[.A347]" office:value-type="date" office:date-value="2019-10-12T12:39:43.245567" calcext:value-type="date">
            <text:p>2019-10-12 12:39:43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12:39:43.24556678999" calcext:value-type="date">
            <text:p>12/30/99 12:39 P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&lt;0.000001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 table:formula="of:=SUM(MOD(SUM([.L346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47]&lt;[.L346];[.M346]+[.H$2];[.M346])" office:value-type="float" office:value="960" calcext:value-type="float">
            <text:p>960</text:p>
          </table:table-cell>
          <table:table-cell table:style-name="ce11" table:formula="of:=OFFSET([.C$4];[.M347];0)" office:value-type="float" office:value="43761" calcext:value-type="float">
            <text:p>43761</text:p>
          </table:table-cell>
          <table:table-cell table:style-name="ce36" table:formula="of:=[.L347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12:42:32.453666" calcext:value-type="date">
            <text:p>2019-10-12 12:42:32</text:p>
          </table:table-cell>
          <table:table-cell table:style-name="ce7" table:formula="of:=[.A348]" office:value-type="date" office:date-value="2019-10-12T12:42:32.453666" calcext:value-type="date">
            <text:p>2019-10-12 12:42:32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12:42:32.45366629679" calcext:value-type="date">
            <text:p>12/30/99 12:42 P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&lt;0.000001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style-name="ce35" table:formula="of:=SUM(MOD(SUM([.L347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48]&lt;[.L347];[.M347]+[.H$2];[.M347])" office:value-type="float" office:value="960" calcext:value-type="float">
            <text:p>960</text:p>
          </table:table-cell>
          <table:table-cell table:style-name="ce11" table:formula="of:=OFFSET([.C$4];[.M348];0)" office:value-type="float" office:value="43761" calcext:value-type="float">
            <text:p>43761</text:p>
          </table:table-cell>
          <table:table-cell table:style-name="ce36" table:formula="of:=[.L348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12:56:18.886628" calcext:value-type="date">
            <text:p>2019-10-12 12:56:19</text:p>
          </table:table-cell>
          <table:table-cell table:style-name="ce7" table:formula="of:=[.A349]" office:value-type="date" office:date-value="2019-10-12T12:56:18.886628" calcext:value-type="date">
            <text:p>2019-10-12 12:56:19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12:56:18.88662836049" calcext:value-type="date">
            <text:p>12/30/99 12:56 P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&lt;0.000001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style-name="ce35" table:formula="of:=SUM(MOD(SUM([.L348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49]&lt;[.L348];[.M348]+[.H$2];[.M348])" office:value-type="float" office:value="960" calcext:value-type="float">
            <text:p>960</text:p>
          </table:table-cell>
          <table:table-cell table:style-name="ce11" table:formula="of:=OFFSET([.C$4];[.M349];0)" office:value-type="float" office:value="43761" calcext:value-type="float">
            <text:p>43761</text:p>
          </table:table-cell>
          <table:table-cell table:style-name="ce36" table:formula="of:=[.L349]" office:value-type="float" office:value="0.534722222222215" calcext:value-type="float">
            <text:p>0.5347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49];0)&lt;=[.O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13:05:35.284739" calcext:value-type="date">
            <text:p>2019-10-12 13:05:35</text:p>
          </table:table-cell>
          <table:table-cell table:style-name="ce7" table:formula="of:=[.A350]" office:value-type="date" office:date-value="2019-10-12T13:05:35.284739" calcext:value-type="date">
            <text:p>2019-10-12 13:05:35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13:05:35.28473947663" calcext:value-type="date">
            <text:p>12/30/99 01:05 P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&lt;0.000001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style-name="ce35" table:formula="of:=SUM(MOD(SUM([.L349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50]&lt;[.L349];[.M349]+[.H$2];[.M349])" office:value-type="float" office:value="960" calcext:value-type="float">
            <text:p>960</text:p>
          </table:table-cell>
          <table:table-cell table:style-name="ce11" table:formula="of:=OFFSET([.C$4];[.M350];0)" office:value-type="float" office:value="43761" calcext:value-type="float">
            <text:p>43761</text:p>
          </table:table-cell>
          <table:table-cell table:style-name="ce36" table:formula="of:=[.L350]" office:value-type="float" office:value="0.541666666666659" calcext:value-type="float">
            <text:p>0.54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0];0)&lt;=[.O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13:04:04.032235" calcext:value-type="date">
            <text:p>2019-10-12 13:04:04</text:p>
          </table:table-cell>
          <table:table-cell table:style-name="ce7" table:formula="of:=[.A351]" office:value-type="date" office:date-value="2019-10-12T13:04:04.032235" calcext:value-type="date">
            <text:p>2019-10-12 13:04:04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13:04:04.03223453555" calcext:value-type="date">
            <text:p>12/30/99 01:04 P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&lt;0.000001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 table:formula="of:=SUM(MOD(SUM([.L350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51]&lt;[.L350];[.M350]+[.H$2];[.M350])" office:value-type="float" office:value="960" calcext:value-type="float">
            <text:p>960</text:p>
          </table:table-cell>
          <table:table-cell table:style-name="ce11" table:formula="of:=OFFSET([.C$4];[.M351];0)" office:value-type="float" office:value="43761" calcext:value-type="float">
            <text:p>43761</text:p>
          </table:table-cell>
          <table:table-cell table:style-name="ce36" table:formula="of:=[.L351]" office:value-type="float" office:value="0.548611111111104" calcext:value-type="float">
            <text:p>0.54861111111110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1];0)&lt;=[.O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12:47:26.228732" calcext:value-type="date">
            <text:p>2019-10-12 12:47:26</text:p>
          </table:table-cell>
          <table:table-cell table:style-name="ce7" table:formula="of:=[.A352]" office:value-type="date" office:date-value="2019-10-12T12:47:26.228732" calcext:value-type="date">
            <text:p>2019-10-12 12:47:26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12:47:26.22873184271" calcext:value-type="date">
            <text:p>12/30/99 12:47 P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&lt;0.000001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style-name="ce35" table:formula="of:=SUM(MOD(SUM([.L351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52]&lt;[.L351];[.M351]+[.H$2];[.M351])" office:value-type="float" office:value="960" calcext:value-type="float">
            <text:p>960</text:p>
          </table:table-cell>
          <table:table-cell table:style-name="ce11" table:formula="of:=OFFSET([.C$4];[.M352];0)" office:value-type="float" office:value="43761" calcext:value-type="float">
            <text:p>43761</text:p>
          </table:table-cell>
          <table:table-cell table:style-name="ce36" table:formula="of:=[.L352]" office:value-type="float" office:value="0.555555555555548" calcext:value-type="float">
            <text:p>0.55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2];0)&lt;=[.O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13:08:45.191593" calcext:value-type="date">
            <text:p>2019-10-12 13:08:45</text:p>
          </table:table-cell>
          <table:table-cell table:style-name="ce7" table:formula="of:=[.A353]" office:value-type="date" office:date-value="2019-10-12T13:08:45.191593" calcext:value-type="date">
            <text:p>2019-10-12 13:08:45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13:08:45.1915932633" calcext:value-type="date">
            <text:p>12/30/99 01:08 P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&lt;0.000001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 table:formula="of:=SUM(MOD(SUM([.L352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53]&lt;[.L352];[.M352]+[.H$2];[.M352])" office:value-type="float" office:value="960" calcext:value-type="float">
            <text:p>960</text:p>
          </table:table-cell>
          <table:table-cell table:style-name="ce11" table:formula="of:=OFFSET([.C$4];[.M353];0)" office:value-type="float" office:value="43761" calcext:value-type="float">
            <text:p>43761</text:p>
          </table:table-cell>
          <table:table-cell table:style-name="ce36" table:formula="of:=[.L353]" office:value-type="float" office:value="0.562499999999993" calcext:value-type="float">
            <text:p>0.56249999999999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3];0)&lt;=[.O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13:25:22.044723" calcext:value-type="date">
            <text:p>2019-10-12 13:25:22</text:p>
          </table:table-cell>
          <table:table-cell table:style-name="ce7" table:formula="of:=[.A354]" office:value-type="date" office:date-value="2019-10-12T13:25:22.044723" calcext:value-type="date">
            <text:p>2019-10-12 13:25:22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13:25:22.04472329468" calcext:value-type="date">
            <text:p>12/30/99 01:25 P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&lt;0.000001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style-name="ce35" table:formula="of:=SUM(MOD(SUM([.L353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54]&lt;[.L353];[.M353]+[.H$2];[.M353])" office:value-type="float" office:value="960" calcext:value-type="float">
            <text:p>960</text:p>
          </table:table-cell>
          <table:table-cell table:style-name="ce11" table:formula="of:=OFFSET([.C$4];[.M354];0)" office:value-type="float" office:value="43761" calcext:value-type="float">
            <text:p>43761</text:p>
          </table:table-cell>
          <table:table-cell table:style-name="ce36" table:formula="of:=[.L354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4];0)&lt;=[.O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12:33:58.868942" calcext:value-type="date">
            <text:p>2019-10-12 12:33:59</text:p>
          </table:table-cell>
          <table:table-cell table:style-name="ce7" table:formula="of:=[.A355]" office:value-type="date" office:date-value="2019-10-12T12:33:58.868942" calcext:value-type="date">
            <text:p>2019-10-12 12:33:59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12:33:58.86894194875" calcext:value-type="date">
            <text:p>12/30/99 12:33 P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&lt;0.000001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style-name="ce35" table:formula="of:=SUM(MOD(SUM([.L354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55]&lt;[.L354];[.M354]+[.H$2];[.M354])" office:value-type="float" office:value="960" calcext:value-type="float">
            <text:p>960</text:p>
          </table:table-cell>
          <table:table-cell table:style-name="ce11" table:formula="of:=OFFSET([.C$4];[.M355];0)" office:value-type="float" office:value="43761" calcext:value-type="float">
            <text:p>43761</text:p>
          </table:table-cell>
          <table:table-cell table:style-name="ce36" table:formula="of:=[.L355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5];0)&lt;=[.O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12:57:05.125301" calcext:value-type="date">
            <text:p>2019-10-12 12:57:05</text:p>
          </table:table-cell>
          <table:table-cell table:style-name="ce7" table:formula="of:=[.A356]" office:value-type="date" office:date-value="2019-10-12T12:57:05.125301" calcext:value-type="date">
            <text:p>2019-10-12 12:57:05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12:57:05.1253008144" calcext:value-type="date">
            <text:p>12/30/99 12:57 P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&lt;0.000001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style-name="ce35" table:formula="of:=SUM(MOD(SUM([.L355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56]&lt;[.L355];[.M355]+[.H$2];[.M355])" office:value-type="float" office:value="960" calcext:value-type="float">
            <text:p>960</text:p>
          </table:table-cell>
          <table:table-cell table:style-name="ce11" table:formula="of:=OFFSET([.C$4];[.M356];0)" office:value-type="float" office:value="43761" calcext:value-type="float">
            <text:p>43761</text:p>
          </table:table-cell>
          <table:table-cell table:style-name="ce36" table:formula="of:=[.L356]" office:value-type="float" office:value="0.583333333333326" calcext:value-type="float">
            <text:p>0.5833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6];0)&lt;=[.O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13:00:57.829464" calcext:value-type="date">
            <text:p>2019-10-12 13:00:58</text:p>
          </table:table-cell>
          <table:table-cell table:style-name="ce7" table:formula="of:=[.A357]" office:value-type="date" office:date-value="2019-10-12T13:00:57.829464" calcext:value-type="date">
            <text:p>2019-10-12 13:00:58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13:00:57.82946445979" calcext:value-type="date">
            <text:p>12/30/99 01:00 P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&lt;0.000001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style-name="ce35" table:formula="of:=SUM(MOD(SUM([.L356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57]&lt;[.L356];[.M356]+[.H$2];[.M356])" office:value-type="float" office:value="960" calcext:value-type="float">
            <text:p>960</text:p>
          </table:table-cell>
          <table:table-cell table:style-name="ce11" table:formula="of:=OFFSET([.C$4];[.M357];0)" office:value-type="float" office:value="43761" calcext:value-type="float">
            <text:p>43761</text:p>
          </table:table-cell>
          <table:table-cell table:style-name="ce36" table:formula="of:=[.L357]" office:value-type="float" office:value="0.59027777777777" calcext:value-type="float">
            <text:p>0.590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12:56:55.12188" calcext:value-type="date">
            <text:p>2019-10-12 12:56:55</text:p>
          </table:table-cell>
          <table:table-cell table:style-name="ce7" table:formula="of:=[.A358]" office:value-type="date" office:date-value="2019-10-12T12:56:55.12188" calcext:value-type="date">
            <text:p>2019-10-12 12:56:55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12:56:55.12187991757" calcext:value-type="date">
            <text:p>12/30/99 12:56 P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&lt;0.000001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style-name="ce35" table:formula="of:=SUM(MOD(SUM([.L357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58]&lt;[.L357];[.M357]+[.H$2];[.M357])" office:value-type="float" office:value="960" calcext:value-type="float">
            <text:p>960</text:p>
          </table:table-cell>
          <table:table-cell table:style-name="ce11" table:formula="of:=OFFSET([.C$4];[.M358];0)" office:value-type="float" office:value="43761" calcext:value-type="float">
            <text:p>43761</text:p>
          </table:table-cell>
          <table:table-cell table:style-name="ce36" table:formula="of:=[.L358]" office:value-type="float" office:value="0.597222222222215" calcext:value-type="float">
            <text:p>0.597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13:11:25.130449" calcext:value-type="date">
            <text:p>2019-10-12 13:11:25</text:p>
          </table:table-cell>
          <table:table-cell table:style-name="ce7" table:formula="of:=[.A359]" office:value-type="date" office:date-value="2019-10-12T13:11:25.130449" calcext:value-type="date">
            <text:p>2019-10-12 13:11:25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13:11:25.13044926804" calcext:value-type="date">
            <text:p>12/30/99 01:11 P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&lt;0.000001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 table:formula="of:=SUM(MOD(SUM([.L358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59]&lt;[.L358];[.M358]+[.H$2];[.M358])" office:value-type="float" office:value="960" calcext:value-type="float">
            <text:p>960</text:p>
          </table:table-cell>
          <table:table-cell table:style-name="ce11" table:formula="of:=OFFSET([.C$4];[.M359];0)" office:value-type="float" office:value="43761" calcext:value-type="float">
            <text:p>43761</text:p>
          </table:table-cell>
          <table:table-cell table:style-name="ce36" table:formula="of:=[.L359]" office:value-type="float" office:value="0.604166666666659" calcext:value-type="float">
            <text:p>0.604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12:57:59.601644" calcext:value-type="date">
            <text:p>2019-10-12 12:58:00</text:p>
          </table:table-cell>
          <table:table-cell table:style-name="ce7" table:formula="of:=[.A360]" office:value-type="date" office:date-value="2019-10-12T12:57:59.601644" calcext:value-type="date">
            <text:p>2019-10-12 12:58:00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12:57:59.60164421238" calcext:value-type="date">
            <text:p>12/30/99 12:58 P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&lt;0.000001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style-name="ce35" table:formula="of:=SUM(MOD(SUM([.L359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60]&lt;[.L359];[.M359]+[.H$2];[.M359])" office:value-type="float" office:value="1020" calcext:value-type="float">
            <text:p>1020</text:p>
          </table:table-cell>
          <table:table-cell table:style-name="ce11" table:formula="of:=OFFSET([.C$4];[.M360];0)" office:value-type="float" office:value="43762" calcext:value-type="float">
            <text:p>43762</text:p>
          </table:table-cell>
          <table:table-cell table:style-name="ce36" table:formula="of:=[.L360]" office:value-type="float" office:value="0.46527777777777" calcext:value-type="float">
            <text:p>0.465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0];0)&lt;=[.O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12:48:58.745834" calcext:value-type="date">
            <text:p>2019-10-12 12:48:59</text:p>
          </table:table-cell>
          <table:table-cell table:style-name="ce7" table:formula="of:=[.A361]" office:value-type="date" office:date-value="2019-10-12T12:48:58.745834" calcext:value-type="date">
            <text:p>2019-10-12 12:48:59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12:48:58.7458340032" calcext:value-type="date">
            <text:p>12/30/99 12:48 P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&lt;0.000001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style-name="ce35" table:formula="of:=SUM(MOD(SUM([.L360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61]&lt;[.L360];[.M360]+[.H$2];[.M360])" office:value-type="float" office:value="1020" calcext:value-type="float">
            <text:p>1020</text:p>
          </table:table-cell>
          <table:table-cell table:style-name="ce11" table:formula="of:=OFFSET([.C$4];[.M361];0)" office:value-type="float" office:value="43762" calcext:value-type="float">
            <text:p>43762</text:p>
          </table:table-cell>
          <table:table-cell table:style-name="ce36" table:formula="of:=[.L361]" office:value-type="float" office:value="0.472222222222215" calcext:value-type="float">
            <text:p>0.47222222222221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1];0)&lt;=[.O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13:03:33.97261" calcext:value-type="date">
            <text:p>2019-10-12 13:03:34</text:p>
          </table:table-cell>
          <table:table-cell table:style-name="ce7" table:formula="of:=[.A362]" office:value-type="date" office:date-value="2019-10-12T13:03:33.97261" calcext:value-type="date">
            <text:p>2019-10-12 13:03:34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13:03:33.97261018865" calcext:value-type="date">
            <text:p>12/30/99 01:03 P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&lt;0.000001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style-name="ce35" table:formula="of:=SUM(MOD(SUM([.L361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62]&lt;[.L361];[.M361]+[.H$2];[.M361])" office:value-type="float" office:value="1020" calcext:value-type="float">
            <text:p>1020</text:p>
          </table:table-cell>
          <table:table-cell table:style-name="ce11" table:formula="of:=OFFSET([.C$4];[.M362];0)" office:value-type="float" office:value="43762" calcext:value-type="float">
            <text:p>43762</text:p>
          </table:table-cell>
          <table:table-cell table:style-name="ce36" table:formula="of:=[.L362]" office:value-type="float" office:value="0.479166666666659" calcext:value-type="float">
            <text:p>0.479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2];0)&lt;=[.O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13:03:32.514147" calcext:value-type="date">
            <text:p>2019-10-12 13:03:33</text:p>
          </table:table-cell>
          <table:table-cell table:style-name="ce7" table:formula="of:=[.A363]" office:value-type="date" office:date-value="2019-10-12T13:03:32.514147" calcext:value-type="date">
            <text:p>2019-10-12 13:03:33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13:03:32.51414709259" calcext:value-type="date">
            <text:p>12/30/99 01:03 P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&lt;0.000001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style-name="ce35" table:formula="of:=SUM(MOD(SUM([.L362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63]&lt;[.L362];[.M362]+[.H$2];[.M362])" office:value-type="float" office:value="1020" calcext:value-type="float">
            <text:p>1020</text:p>
          </table:table-cell>
          <table:table-cell table:style-name="ce11" table:formula="of:=OFFSET([.C$4];[.M363];0)" office:value-type="float" office:value="43762" calcext:value-type="float">
            <text:p>43762</text:p>
          </table:table-cell>
          <table:table-cell table:style-name="ce36" table:formula="of:=[.L363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3];0)&lt;=[.O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12:28:40.894862" calcext:value-type="date">
            <text:p>2019-10-13 12:28:41</text:p>
          </table:table-cell>
          <table:table-cell table:style-name="ce7" table:formula="of:=[.A364]" office:value-type="date" office:date-value="2019-10-13T12:28:40.894862" calcext:value-type="date">
            <text:p>2019-10-13 12:28:41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12:28:40.89486198965" calcext:value-type="date">
            <text:p>12/30/99 12:28 P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&lt;0.000001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style-name="ce35" table:formula="of:=SUM(MOD(SUM([.L363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64]&lt;[.L363];[.M363]+[.H$2];[.M363])" office:value-type="float" office:value="1020" calcext:value-type="float">
            <text:p>1020</text:p>
          </table:table-cell>
          <table:table-cell table:style-name="ce11" table:formula="of:=OFFSET([.C$4];[.M364];0)" office:value-type="float" office:value="43762" calcext:value-type="float">
            <text:p>43762</text:p>
          </table:table-cell>
          <table:table-cell table:style-name="ce36" table:formula="of:=[.L364]" office:value-type="float" office:value="0.493055555555548" calcext:value-type="float">
            <text:p>0.4930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4];0)&lt;=[.O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12:49:06.678174" calcext:value-type="date">
            <text:p>2019-10-13 12:49:07</text:p>
          </table:table-cell>
          <table:table-cell table:style-name="ce7" table:formula="of:=[.A365]" office:value-type="date" office:date-value="2019-10-13T12:49:06.678174" calcext:value-type="date">
            <text:p>2019-10-13 12:49:07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12:49:06.67817442678" calcext:value-type="date">
            <text:p>12/30/99 12:49 P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&lt;0.000001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 table:formula="of:=SUM(MOD(SUM([.L364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65]&lt;[.L364];[.M364]+[.H$2];[.M364])" office:value-type="float" office:value="1020" calcext:value-type="float">
            <text:p>1020</text:p>
          </table:table-cell>
          <table:table-cell table:style-name="ce11" table:formula="of:=OFFSET([.C$4];[.M365];0)" office:value-type="float" office:value="43762" calcext:value-type="float">
            <text:p>43762</text:p>
          </table:table-cell>
          <table:table-cell table:style-name="ce36" table:formula="of:=[.L365]" office:value-type="float" office:value="0.499999999999992" calcext:value-type="float">
            <text:p>0.4999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5];0)&lt;=[.O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13:15:46.446964" calcext:value-type="date">
            <text:p>2019-10-13 13:15:46</text:p>
          </table:table-cell>
          <table:table-cell table:style-name="ce7" table:formula="of:=[.A366]" office:value-type="date" office:date-value="2019-10-13T13:15:46.446964" calcext:value-type="date">
            <text:p>2019-10-13 13:15:46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13:15:46.44696400501" calcext:value-type="date">
            <text:p>12/30/99 01:15 P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&lt;0.000001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style-name="ce35" table:formula="of:=SUM(MOD(SUM([.L365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66]&lt;[.L365];[.M365]+[.H$2];[.M365])" office:value-type="float" office:value="1020" calcext:value-type="float">
            <text:p>1020</text:p>
          </table:table-cell>
          <table:table-cell table:style-name="ce11" table:formula="of:=OFFSET([.C$4];[.M366];0)" office:value-type="float" office:value="43762" calcext:value-type="float">
            <text:p>43762</text:p>
          </table:table-cell>
          <table:table-cell table:style-name="ce36" table:formula="of:=[.L366]" office:value-type="float" office:value="0.506944444444437" calcext:value-type="float">
            <text:p>0.5069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6];0)&lt;=[.O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13:10:08.415487" calcext:value-type="date">
            <text:p>2019-10-13 13:10:08</text:p>
          </table:table-cell>
          <table:table-cell table:style-name="ce7" table:formula="of:=[.A367]" office:value-type="date" office:date-value="2019-10-13T13:10:08.415487" calcext:value-type="date">
            <text:p>2019-10-13 13:10:08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13:10:08.41548680328" calcext:value-type="date">
            <text:p>12/30/99 01:10 P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&lt;0.000001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style-name="ce35" table:formula="of:=SUM(MOD(SUM([.L366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67]&lt;[.L366];[.M366]+[.H$2];[.M366])" office:value-type="float" office:value="1020" calcext:value-type="float">
            <text:p>1020</text:p>
          </table:table-cell>
          <table:table-cell table:style-name="ce11" table:formula="of:=OFFSET([.C$4];[.M367];0)" office:value-type="float" office:value="43762" calcext:value-type="float">
            <text:p>43762</text:p>
          </table:table-cell>
          <table:table-cell table:style-name="ce36" table:formula="of:=[.L367]" office:value-type="float" office:value="0.513888888888881" calcext:value-type="float">
            <text:p>0.5138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7];0)&lt;=[.O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13:07:37.158865" calcext:value-type="date">
            <text:p>2019-10-13 13:07:37</text:p>
          </table:table-cell>
          <table:table-cell table:style-name="ce7" table:formula="of:=[.A368]" office:value-type="date" office:date-value="2019-10-13T13:07:37.158865" calcext:value-type="date">
            <text:p>2019-10-13 13:07:37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13:07:37.15886531398" calcext:value-type="date">
            <text:p>12/30/99 01:07 P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&lt;0.000001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style-name="ce35" table:formula="of:=SUM(MOD(SUM([.L367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68]&lt;[.L367];[.M367]+[.H$2];[.M367])" office:value-type="float" office:value="1020" calcext:value-type="float">
            <text:p>1020</text:p>
          </table:table-cell>
          <table:table-cell table:style-name="ce11" table:formula="of:=OFFSET([.C$4];[.M368];0)" office:value-type="float" office:value="43762" calcext:value-type="float">
            <text:p>43762</text:p>
          </table:table-cell>
          <table:table-cell table:style-name="ce36" table:formula="of:=[.L368]" office:value-type="float" office:value="0.520833333333326" calcext:value-type="float">
            <text:p>0.52083333333332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8];0)&lt;=[.O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12:47:58.60325" calcext:value-type="date">
            <text:p>2019-10-13 12:47:59</text:p>
          </table:table-cell>
          <table:table-cell table:style-name="ce7" table:formula="of:=[.A369]" office:value-type="date" office:date-value="2019-10-13T12:47:58.60325" calcext:value-type="date">
            <text:p>2019-10-13 12:47:59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12:47:58.60325009096" calcext:value-type="date">
            <text:p>12/30/99 12:47 P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&lt;0.000001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style-name="ce35" table:formula="of:=SUM(MOD(SUM([.L368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69]&lt;[.L368];[.M368]+[.H$2];[.M368])" office:value-type="float" office:value="1020" calcext:value-type="float">
            <text:p>1020</text:p>
          </table:table-cell>
          <table:table-cell table:style-name="ce11" table:formula="of:=OFFSET([.C$4];[.M369];0)" office:value-type="float" office:value="43762" calcext:value-type="float">
            <text:p>43762</text:p>
          </table:table-cell>
          <table:table-cell table:style-name="ce36" table:formula="of:=[.L369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69];0)&lt;=[.O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12:48:57.402045" calcext:value-type="date">
            <text:p>2019-10-13 12:48:57</text:p>
          </table:table-cell>
          <table:table-cell table:style-name="ce7" table:formula="of:=[.A370]" office:value-type="date" office:date-value="2019-10-13T12:48:57.402045" calcext:value-type="date">
            <text:p>2019-10-13 12:48:57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12:48:57.40204477217" calcext:value-type="date">
            <text:p>12/30/99 12:48 P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&lt;0.000001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style-name="ce35" table:formula="of:=SUM(MOD(SUM([.L369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70]&lt;[.L369];[.M369]+[.H$2];[.M369])" office:value-type="float" office:value="1020" calcext:value-type="float">
            <text:p>1020</text:p>
          </table:table-cell>
          <table:table-cell table:style-name="ce11" table:formula="of:=OFFSET([.C$4];[.M370];0)" office:value-type="float" office:value="43762" calcext:value-type="float">
            <text:p>43762</text:p>
          </table:table-cell>
          <table:table-cell table:style-name="ce36" table:formula="of:=[.L370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0];0)&lt;=[.O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12:55:35.733999" calcext:value-type="date">
            <text:p>2019-10-13 12:55:36</text:p>
          </table:table-cell>
          <table:table-cell table:style-name="ce7" table:formula="of:=[.A371]" office:value-type="date" office:date-value="2019-10-13T12:55:35.733999" calcext:value-type="date">
            <text:p>2019-10-13 12:55:36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12:55:35.73399893939" calcext:value-type="date">
            <text:p>12/30/99 12:55 P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&lt;0.000001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 table:formula="of:=SUM(MOD(SUM([.L370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71]&lt;[.L370];[.M370]+[.H$2];[.M370])" office:value-type="float" office:value="1020" calcext:value-type="float">
            <text:p>1020</text:p>
          </table:table-cell>
          <table:table-cell table:style-name="ce11" table:formula="of:=OFFSET([.C$4];[.M371];0)" office:value-type="float" office:value="43762" calcext:value-type="float">
            <text:p>43762</text:p>
          </table:table-cell>
          <table:table-cell table:style-name="ce36" table:formula="of:=[.L371]" office:value-type="float" office:value="0.541666666666659" calcext:value-type="float">
            <text:p>0.5416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1];0)&lt;=[.O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12:57:16.398483" calcext:value-type="date">
            <text:p>2019-10-13 12:57:16</text:p>
          </table:table-cell>
          <table:table-cell table:style-name="ce7" table:formula="of:=[.A372]" office:value-type="date" office:date-value="2019-10-13T12:57:16.398483" calcext:value-type="date">
            <text:p>2019-10-13 12:57:16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12:57:16.39848323073" calcext:value-type="date">
            <text:p>12/30/99 12:57 P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&lt;0.000001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style-name="ce35" table:formula="of:=SUM(MOD(SUM([.L371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72]&lt;[.L371];[.M371]+[.H$2];[.M371])" office:value-type="float" office:value="1020" calcext:value-type="float">
            <text:p>1020</text:p>
          </table:table-cell>
          <table:table-cell table:style-name="ce11" table:formula="of:=OFFSET([.C$4];[.M372];0)" office:value-type="float" office:value="43762" calcext:value-type="float">
            <text:p>43762</text:p>
          </table:table-cell>
          <table:table-cell table:style-name="ce36" table:formula="of:=[.L372]" office:value-type="float" office:value="0.548611111111103" calcext:value-type="float">
            <text:p>0.5486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2];0)&lt;=[.O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13:01:48.079298" calcext:value-type="date">
            <text:p>2019-10-13 13:01:48</text:p>
          </table:table-cell>
          <table:table-cell table:style-name="ce7" table:formula="of:=[.A373]" office:value-type="date" office:date-value="2019-10-13T13:01:48.079298" calcext:value-type="date">
            <text:p>2019-10-13 13:01:48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13:01:48.07929814328" calcext:value-type="date">
            <text:p>12/30/99 01:01 P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&lt;0.000001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 table:formula="of:=SUM(MOD(SUM([.L372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73]&lt;[.L372];[.M372]+[.H$2];[.M372])" office:value-type="float" office:value="1020" calcext:value-type="float">
            <text:p>1020</text:p>
          </table:table-cell>
          <table:table-cell table:style-name="ce11" table:formula="of:=OFFSET([.C$4];[.M373];0)" office:value-type="float" office:value="43762" calcext:value-type="float">
            <text:p>43762</text:p>
          </table:table-cell>
          <table:table-cell table:style-name="ce36" table:formula="of:=[.L373]" office:value-type="float" office:value="0.555555555555548" calcext:value-type="float">
            <text:p>0.55555555555554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3];0)&lt;=[.O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13:08:04.362328" calcext:value-type="date">
            <text:p>2019-10-13 13:08:04</text:p>
          </table:table-cell>
          <table:table-cell table:style-name="ce7" table:formula="of:=[.A374]" office:value-type="date" office:date-value="2019-10-13T13:08:04.362328" calcext:value-type="date">
            <text:p>2019-10-13 13:08:04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13:08:04.3623280758" calcext:value-type="date">
            <text:p>12/30/99 01:08 P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&lt;0.000001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style-name="ce35" table:formula="of:=SUM(MOD(SUM([.L373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74]&lt;[.L373];[.M373]+[.H$2];[.M373])" office:value-type="float" office:value="1020" calcext:value-type="float">
            <text:p>1020</text:p>
          </table:table-cell>
          <table:table-cell table:style-name="ce11" table:formula="of:=OFFSET([.C$4];[.M374];0)" office:value-type="float" office:value="43762" calcext:value-type="float">
            <text:p>43762</text:p>
          </table:table-cell>
          <table:table-cell table:style-name="ce36" table:formula="of:=[.L374]" office:value-type="float" office:value="0.562499999999992" calcext:value-type="float">
            <text:p>0.5624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12:48:21.800269" calcext:value-type="date">
            <text:p>2019-10-13 12:48:22</text:p>
          </table:table-cell>
          <table:table-cell table:style-name="ce7" table:formula="of:=[.A375]" office:value-type="date" office:date-value="2019-10-13T12:48:21.800269" calcext:value-type="date">
            <text:p>2019-10-13 12:48:22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12:48:21.80026895832" calcext:value-type="date">
            <text:p>12/30/99 12:48 P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&lt;0.000001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style-name="ce35" table:formula="of:=SUM(MOD(SUM([.L374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75]&lt;[.L374];[.M374]+[.H$2];[.M374])" office:value-type="float" office:value="1020" calcext:value-type="float">
            <text:p>1020</text:p>
          </table:table-cell>
          <table:table-cell table:style-name="ce11" table:formula="of:=OFFSET([.C$4];[.M375];0)" office:value-type="float" office:value="43762" calcext:value-type="float">
            <text:p>43762</text:p>
          </table:table-cell>
          <table:table-cell table:style-name="ce36" table:formula="of:=[.L375]" office:value-type="float" office:value="0.569444444444437" calcext:value-type="float">
            <text:p>0.56944444444443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13:16:45.510163" calcext:value-type="date">
            <text:p>2019-10-13 13:16:46</text:p>
          </table:table-cell>
          <table:table-cell table:style-name="ce7" table:formula="of:=[.A376]" office:value-type="date" office:date-value="2019-10-13T13:16:45.510163" calcext:value-type="date">
            <text:p>2019-10-13 13:16:46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13:16:45.51016330719" calcext:value-type="date">
            <text:p>12/30/99 01:16 P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&lt;0.000001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style-name="ce35" table:formula="of:=SUM(MOD(SUM([.L375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76]&lt;[.L375];[.M375]+[.H$2];[.M375])" office:value-type="float" office:value="1020" calcext:value-type="float">
            <text:p>1020</text:p>
          </table:table-cell>
          <table:table-cell table:style-name="ce11" table:formula="of:=OFFSET([.C$4];[.M376];0)" office:value-type="float" office:value="43762" calcext:value-type="float">
            <text:p>43762</text:p>
          </table:table-cell>
          <table:table-cell table:style-name="ce36" table:formula="of:=[.L376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13:03:38.783323" calcext:value-type="date">
            <text:p>2019-10-13 13:03:39</text:p>
          </table:table-cell>
          <table:table-cell table:style-name="ce7" table:formula="of:=[.A377]" office:value-type="date" office:date-value="2019-10-13T13:03:38.783323" calcext:value-type="date">
            <text:p>2019-10-13 13:03:39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13:03:38.78332325723" calcext:value-type="date">
            <text:p>12/30/99 01:03 P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&lt;0.000001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 table:formula="of:=SUM(MOD(SUM([.L376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77]&lt;[.L376];[.M376]+[.H$2];[.M376])" office:value-type="float" office:value="1020" calcext:value-type="float">
            <text:p>1020</text:p>
          </table:table-cell>
          <table:table-cell table:style-name="ce11" table:formula="of:=OFFSET([.C$4];[.M377];0)" office:value-type="float" office:value="43762" calcext:value-type="float">
            <text:p>43762</text:p>
          </table:table-cell>
          <table:table-cell table:style-name="ce36" table:formula="of:=[.L377]" office:value-type="float" office:value="0.583333333333325" calcext:value-type="float">
            <text:p>0.5833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12:42:29.938795" calcext:value-type="date">
            <text:p>2019-10-13 12:42:30</text:p>
          </table:table-cell>
          <table:table-cell table:style-name="ce7" table:formula="of:=[.A378]" office:value-type="date" office:date-value="2019-10-13T12:42:29.938795" calcext:value-type="date">
            <text:p>2019-10-13 12:42:30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12:42:29.9387948541" calcext:value-type="date">
            <text:p>12/30/99 12:42 P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&lt;0.000001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style-name="ce35" table:formula="of:=SUM(MOD(SUM([.L377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78]&lt;[.L377];[.M377]+[.H$2];[.M377])" office:value-type="float" office:value="1020" calcext:value-type="float">
            <text:p>1020</text:p>
          </table:table-cell>
          <table:table-cell table:style-name="ce11" table:formula="of:=OFFSET([.C$4];[.M378];0)" office:value-type="float" office:value="43762" calcext:value-type="float">
            <text:p>43762</text:p>
          </table:table-cell>
          <table:table-cell table:style-name="ce36" table:formula="of:=[.L378]" office:value-type="float" office:value="0.59027777777777" calcext:value-type="float">
            <text:p>0.590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13:05:50.660033" calcext:value-type="date">
            <text:p>2019-10-13 13:05:51</text:p>
          </table:table-cell>
          <table:table-cell table:style-name="ce7" table:formula="of:=[.A379]" office:value-type="date" office:date-value="2019-10-13T13:05:50.660033" calcext:value-type="date">
            <text:p>2019-10-13 13:05:51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13:05:50.66003326792" calcext:value-type="date">
            <text:p>12/30/99 01:05 P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&lt;0.000001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 table:formula="of:=SUM(MOD(SUM([.L378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379]&lt;[.L378];[.M378]+[.H$2];[.M378])" office:value-type="float" office:value="1020" calcext:value-type="float">
            <text:p>1020</text:p>
          </table:table-cell>
          <table:table-cell table:style-name="ce11" table:formula="of:=OFFSET([.C$4];[.M379];0)" office:value-type="float" office:value="43762" calcext:value-type="float">
            <text:p>43762</text:p>
          </table:table-cell>
          <table:table-cell table:style-name="ce36" table:formula="of:=[.L379]" office:value-type="float" office:value="0.597222222222214" calcext:value-type="float">
            <text:p>0.597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13:07:44.490078" calcext:value-type="date">
            <text:p>2019-10-13 13:07:44</text:p>
          </table:table-cell>
          <table:table-cell table:style-name="ce7" table:formula="of:=[.A380]" office:value-type="date" office:date-value="2019-10-13T13:07:44.490078" calcext:value-type="date">
            <text:p>2019-10-13 13:07:44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13:07:44.49007806368" calcext:value-type="date">
            <text:p>12/30/99 01:07 P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&lt;0.000001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style-name="ce35" table:formula="of:=SUM(MOD(SUM([.L379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380]&lt;[.L379];[.M379]+[.H$2];[.M379])" office:value-type="float" office:value="1020" calcext:value-type="float">
            <text:p>1020</text:p>
          </table:table-cell>
          <table:table-cell table:style-name="ce11" table:formula="of:=OFFSET([.C$4];[.M380];0)" office:value-type="float" office:value="43762" calcext:value-type="float">
            <text:p>43762</text:p>
          </table:table-cell>
          <table:table-cell table:style-name="ce36" table:formula="of:=[.L380]" office:value-type="float" office:value="0.604166666666659" calcext:value-type="float">
            <text:p>0.604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12:43:18.717329" calcext:value-type="date">
            <text:p>2019-10-13 12:43:19</text:p>
          </table:table-cell>
          <table:table-cell table:style-name="ce7" table:formula="of:=[.A381]" office:value-type="date" office:date-value="2019-10-13T12:43:18.717329" calcext:value-type="date">
            <text:p>2019-10-13 12:43:19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12:43:18.71732855681" calcext:value-type="date">
            <text:p>12/30/99 12:43 P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&lt;0.000001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style-name="ce35" table:formula="of:=SUM(MOD(SUM([.L380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381]&lt;[.L380];[.M380]+[.H$2];[.M380])" office:value-type="float" office:value="1080" calcext:value-type="float">
            <text:p>1080</text:p>
          </table:table-cell>
          <table:table-cell table:style-name="ce11" table:formula="of:=OFFSET([.C$4];[.M381];0)" office:value-type="float" office:value="43763" calcext:value-type="float">
            <text:p>43763</text:p>
          </table:table-cell>
          <table:table-cell table:style-name="ce36" table:formula="of:=[.L381]" office:value-type="float" office:value="0.46527777777777" calcext:value-type="float">
            <text:p>0.4652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12:57:55.827857" calcext:value-type="date">
            <text:p>2019-10-13 12:57:56</text:p>
          </table:table-cell>
          <table:table-cell table:style-name="ce7" table:formula="of:=[.A382]" office:value-type="date" office:date-value="2019-10-13T12:57:55.827857" calcext:value-type="date">
            <text:p>2019-10-13 12:57:56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12:57:55.82785722334" calcext:value-type="date">
            <text:p>12/30/99 12:57 P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&lt;0.000001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style-name="ce35" table:formula="of:=SUM(MOD(SUM([.L381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382]&lt;[.L381];[.M381]+[.H$2];[.M381])" office:value-type="float" office:value="1080" calcext:value-type="float">
            <text:p>1080</text:p>
          </table:table-cell>
          <table:table-cell table:style-name="ce11" table:formula="of:=OFFSET([.C$4];[.M382];0)" office:value-type="float" office:value="43763" calcext:value-type="float">
            <text:p>43763</text:p>
          </table:table-cell>
          <table:table-cell table:style-name="ce36" table:formula="of:=[.L382]" office:value-type="float" office:value="0.472222222222214" calcext:value-type="float">
            <text:p>0.472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12:46:28.308961" calcext:value-type="date">
            <text:p>2019-10-13 12:46:28</text:p>
          </table:table-cell>
          <table:table-cell table:style-name="ce7" table:formula="of:=[.A383]" office:value-type="date" office:date-value="2019-10-13T12:46:28.308961" calcext:value-type="date">
            <text:p>2019-10-13 12:46:28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12:46:28.30896138679" calcext:value-type="date">
            <text:p>12/30/99 12:46 P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&lt;0.000001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 table:formula="of:=SUM(MOD(SUM([.L382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383]&lt;[.L382];[.M382]+[.H$2];[.M382])" office:value-type="float" office:value="1080" calcext:value-type="float">
            <text:p>1080</text:p>
          </table:table-cell>
          <table:table-cell table:style-name="ce11" table:formula="of:=OFFSET([.C$4];[.M383];0)" office:value-type="float" office:value="43763" calcext:value-type="float">
            <text:p>43763</text:p>
          </table:table-cell>
          <table:table-cell table:style-name="ce36" table:formula="of:=[.L383]" office:value-type="float" office:value="0.479166666666659" calcext:value-type="float">
            <text:p>0.47916666666665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13:12:48.421684" calcext:value-type="date">
            <text:p>2019-10-13 13:12:48</text:p>
          </table:table-cell>
          <table:table-cell table:style-name="ce7" table:formula="of:=[.A384]" office:value-type="date" office:date-value="2019-10-13T13:12:48.421684" calcext:value-type="date">
            <text:p>2019-10-13 13:12:48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13:12:48.42168427538" calcext:value-type="date">
            <text:p>12/30/99 01:12 P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&lt;0.000001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style-name="ce35" table:formula="of:=SUM(MOD(SUM([.L383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384]&lt;[.L383];[.M383]+[.H$2];[.M383])" office:value-type="float" office:value="1080" calcext:value-type="float">
            <text:p>1080</text:p>
          </table:table-cell>
          <table:table-cell table:style-name="ce11" table:formula="of:=OFFSET([.C$4];[.M384];0)" office:value-type="float" office:value="43763" calcext:value-type="float">
            <text:p>43763</text:p>
          </table:table-cell>
          <table:table-cell table:style-name="ce36" table:formula="of:=[.L384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12:49:53.165985" calcext:value-type="date">
            <text:p>2019-10-13 12:49:53</text:p>
          </table:table-cell>
          <table:table-cell table:style-name="ce7" table:formula="of:=[.A385]" office:value-type="date" office:date-value="2019-10-13T12:49:53.165985" calcext:value-type="date">
            <text:p>2019-10-13 12:49:53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12:49:53.16598491278" calcext:value-type="date">
            <text:p>12/30/99 12:49 P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&lt;0.000001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 table:formula="of:=SUM(MOD(SUM([.L384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385]&lt;[.L384];[.M384]+[.H$2];[.M384])" office:value-type="float" office:value="1080" calcext:value-type="float">
            <text:p>1080</text:p>
          </table:table-cell>
          <table:table-cell table:style-name="ce11" table:formula="of:=OFFSET([.C$4];[.M385];0)" office:value-type="float" office:value="43763" calcext:value-type="float">
            <text:p>43763</text:p>
          </table:table-cell>
          <table:table-cell table:style-name="ce36" table:formula="of:=[.L385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12:51:53.008102" calcext:value-type="date">
            <text:p>2019-10-13 12:51:53</text:p>
          </table:table-cell>
          <table:table-cell table:style-name="ce7" table:formula="of:=[.A386]" office:value-type="date" office:date-value="2019-10-13T12:51:53.008102" calcext:value-type="date">
            <text:p>2019-10-13 12:51:53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12:51:53.00810168032" calcext:value-type="date">
            <text:p>12/30/99 12:51 P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&lt;0.000001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style-name="ce35" table:formula="of:=SUM(MOD(SUM([.L385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386]&lt;[.L385];[.M385]+[.H$2];[.M385])" office:value-type="float" office:value="1080" calcext:value-type="float">
            <text:p>1080</text:p>
          </table:table-cell>
          <table:table-cell table:style-name="ce11" table:formula="of:=OFFSET([.C$4];[.M386];0)" office:value-type="float" office:value="43763" calcext:value-type="float">
            <text:p>43763</text:p>
          </table:table-cell>
          <table:table-cell table:style-name="ce36" table:formula="of:=[.L386]" office:value-type="float" office:value="0.499999999999992" calcext:value-type="float">
            <text:p>0.4999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13:13:53.024468" calcext:value-type="date">
            <text:p>2019-10-13 13:13:53</text:p>
          </table:table-cell>
          <table:table-cell table:style-name="ce7" table:formula="of:=[.A387]" office:value-type="date" office:date-value="2019-10-13T13:13:53.024468" calcext:value-type="date">
            <text:p>2019-10-13 13:13:53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13:13:53.02446829621" calcext:value-type="date">
            <text:p>12/30/99 01:13 P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&lt;0.000001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style-name="ce35" table:formula="of:=SUM(MOD(SUM([.L386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387]&lt;[.L386];[.M386]+[.H$2];[.M386])" office:value-type="float" office:value="1080" calcext:value-type="float">
            <text:p>1080</text:p>
          </table:table-cell>
          <table:table-cell table:style-name="ce11" table:formula="of:=OFFSET([.C$4];[.M387];0)" office:value-type="float" office:value="43763" calcext:value-type="float">
            <text:p>43763</text:p>
          </table:table-cell>
          <table:table-cell table:style-name="ce36" table:formula="of:=[.L387]" office:value-type="float" office:value="0.506944444444436" calcext:value-type="float">
            <text:p>0.5069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13:13:00.831946" calcext:value-type="date">
            <text:p>2019-10-13 13:13:01</text:p>
          </table:table-cell>
          <table:table-cell table:style-name="ce7" table:formula="of:=[.A388]" office:value-type="date" office:date-value="2019-10-13T13:13:00.831946" calcext:value-type="date">
            <text:p>2019-10-13 13:13:01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13:13:00.83194624633" calcext:value-type="date">
            <text:p>12/30/99 01:13 P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&lt;0.000001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style-name="ce35" table:formula="of:=SUM(MOD(SUM([.L387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388]&lt;[.L387];[.M387]+[.H$2];[.M387])" office:value-type="float" office:value="1080" calcext:value-type="float">
            <text:p>1080</text:p>
          </table:table-cell>
          <table:table-cell table:style-name="ce11" table:formula="of:=OFFSET([.C$4];[.M388];0)" office:value-type="float" office:value="43763" calcext:value-type="float">
            <text:p>43763</text:p>
          </table:table-cell>
          <table:table-cell table:style-name="ce36" table:formula="of:=[.L388]" office:value-type="float" office:value="0.513888888888881" calcext:value-type="float">
            <text:p>0.5138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12:50:03.296586" calcext:value-type="date">
            <text:p>2019-10-13 12:50:03</text:p>
          </table:table-cell>
          <table:table-cell table:style-name="ce7" table:formula="of:=[.A389]" office:value-type="date" office:date-value="2019-10-13T12:50:03.296586" calcext:value-type="date">
            <text:p>2019-10-13 12:50:03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12:50:03.29658589326" calcext:value-type="date">
            <text:p>12/30/99 12:50 P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&lt;0.000001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 table:formula="of:=SUM(MOD(SUM([.L388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389]&lt;[.L388];[.M388]+[.H$2];[.M388])" office:value-type="float" office:value="1080" calcext:value-type="float">
            <text:p>1080</text:p>
          </table:table-cell>
          <table:table-cell table:style-name="ce11" table:formula="of:=OFFSET([.C$4];[.M389];0)" office:value-type="float" office:value="43763" calcext:value-type="float">
            <text:p>43763</text:p>
          </table:table-cell>
          <table:table-cell table:style-name="ce36" table:formula="of:=[.L389]" office:value-type="float" office:value="0.520833333333325" calcext:value-type="float">
            <text:p>0.5208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13:32:28.786381" calcext:value-type="date">
            <text:p>2019-10-13 13:32:29</text:p>
          </table:table-cell>
          <table:table-cell table:style-name="ce7" table:formula="of:=[.A390]" office:value-type="date" office:date-value="2019-10-13T13:32:28.786381" calcext:value-type="date">
            <text:p>2019-10-13 13:32:29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13:32:28.78638116643" calcext:value-type="date">
            <text:p>12/30/99 01:32 P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&lt;0.000001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style-name="ce35" table:formula="of:=SUM(MOD(SUM([.L389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390]&lt;[.L389];[.M389]+[.H$2];[.M389])" office:value-type="float" office:value="1080" calcext:value-type="float">
            <text:p>1080</text:p>
          </table:table-cell>
          <table:table-cell table:style-name="ce11" table:formula="of:=OFFSET([.C$4];[.M390];0)" office:value-type="float" office:value="43763" calcext:value-type="float">
            <text:p>43763</text:p>
          </table:table-cell>
          <table:table-cell table:style-name="ce36" table:formula="of:=[.L390]" office:value-type="float" office:value="0.52777777777777" calcext:value-type="float">
            <text:p>0.5277777777777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13:08:58.675525" calcext:value-type="date">
            <text:p>2019-10-13 13:08:59</text:p>
          </table:table-cell>
          <table:table-cell table:style-name="ce7" table:formula="of:=[.A391]" office:value-type="date" office:date-value="2019-10-13T13:08:58.675525" calcext:value-type="date">
            <text:p>2019-10-13 13:08:59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13:08:58.67552548181" calcext:value-type="date">
            <text:p>12/30/99 01:08 P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&lt;0.000001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 table:formula="of:=SUM(MOD(SUM([.L390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391]&lt;[.L390];[.M390]+[.H$2];[.M390])" office:value-type="float" office:value="1080" calcext:value-type="float">
            <text:p>1080</text:p>
          </table:table-cell>
          <table:table-cell table:style-name="ce11" table:formula="of:=OFFSET([.C$4];[.M391];0)" office:value-type="float" office:value="43763" calcext:value-type="float">
            <text:p>43763</text:p>
          </table:table-cell>
          <table:table-cell table:style-name="ce36" table:formula="of:=[.L391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1];0)&lt;=[.O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13:09:42.496354" calcext:value-type="date">
            <text:p>2019-10-13 13:09:42</text:p>
          </table:table-cell>
          <table:table-cell table:style-name="ce7" table:formula="of:=[.A392]" office:value-type="date" office:date-value="2019-10-13T13:09:42.496354" calcext:value-type="date">
            <text:p>2019-10-13 13:09:42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3:09:42.49635372777" calcext:value-type="date">
            <text:p>12/30/99 01:09 P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&lt;0.000001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style-name="ce35" table:formula="of:=SUM(MOD(SUM([.L391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392]&lt;[.L391];[.M391]+[.H$2];[.M391])" office:value-type="float" office:value="1080" calcext:value-type="float">
            <text:p>1080</text:p>
          </table:table-cell>
          <table:table-cell table:style-name="ce11" table:formula="of:=OFFSET([.C$4];[.M392];0)" office:value-type="float" office:value="43763" calcext:value-type="float">
            <text:p>43763</text:p>
          </table:table-cell>
          <table:table-cell table:style-name="ce36" table:formula="of:=[.L392]" office:value-type="float" office:value="0.541666666666658" calcext:value-type="float">
            <text:p>0.5416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2];0)&lt;=[.O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13:25:30.45797" calcext:value-type="date">
            <text:p>2019-10-13 13:25:30</text:p>
          </table:table-cell>
          <table:table-cell table:style-name="ce7" table:formula="of:=[.A393]" office:value-type="date" office:date-value="2019-10-13T13:25:30.45797" calcext:value-type="date">
            <text:p>2019-10-13 13:25:30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13:25:30.45796975493" calcext:value-type="date">
            <text:p>12/30/99 01:25 P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&lt;0.000001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style-name="ce35" table:formula="of:=SUM(MOD(SUM([.L392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393]&lt;[.L392];[.M392]+[.H$2];[.M392])" office:value-type="float" office:value="1080" calcext:value-type="float">
            <text:p>1080</text:p>
          </table:table-cell>
          <table:table-cell table:style-name="ce11" table:formula="of:=OFFSET([.C$4];[.M393];0)" office:value-type="float" office:value="43763" calcext:value-type="float">
            <text:p>43763</text:p>
          </table:table-cell>
          <table:table-cell table:style-name="ce36" table:formula="of:=[.L393]" office:value-type="float" office:value="0.548611111111103" calcext:value-type="float">
            <text:p>0.5486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3];0)&lt;=[.O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13:35:30.748992" calcext:value-type="date">
            <text:p>2019-10-13 13:35:31</text:p>
          </table:table-cell>
          <table:table-cell table:style-name="ce7" table:formula="of:=[.A394]" office:value-type="date" office:date-value="2019-10-13T13:35:30.748992" calcext:value-type="date">
            <text:p>2019-10-13 13:35:31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13:35:30.74899243657" calcext:value-type="date">
            <text:p>12/30/99 01:35 P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&lt;0.000001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style-name="ce35" table:formula="of:=SUM(MOD(SUM([.L393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394]&lt;[.L393];[.M393]+[.H$2];[.M393])" office:value-type="float" office:value="1080" calcext:value-type="float">
            <text:p>1080</text:p>
          </table:table-cell>
          <table:table-cell table:style-name="ce11" table:formula="of:=OFFSET([.C$4];[.M394];0)" office:value-type="float" office:value="43763" calcext:value-type="float">
            <text:p>43763</text:p>
          </table:table-cell>
          <table:table-cell table:style-name="ce36" table:formula="of:=[.L394]" office:value-type="float" office:value="0.555555555555547" calcext:value-type="float">
            <text:p>0.5555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4];0)&lt;=[.O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13:15:20.521981" calcext:value-type="date">
            <text:p>2019-10-13 13:15:21</text:p>
          </table:table-cell>
          <table:table-cell table:style-name="ce7" table:formula="of:=[.A395]" office:value-type="date" office:date-value="2019-10-13T13:15:20.521981" calcext:value-type="date">
            <text:p>2019-10-13 13:15:21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13:15:20.52198140882" calcext:value-type="date">
            <text:p>12/30/99 01:15 P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&lt;0.000001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 table:formula="of:=SUM(MOD(SUM([.L394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395]&lt;[.L394];[.M394]+[.H$2];[.M394])" office:value-type="float" office:value="1080" calcext:value-type="float">
            <text:p>1080</text:p>
          </table:table-cell>
          <table:table-cell table:style-name="ce11" table:formula="of:=OFFSET([.C$4];[.M395];0)" office:value-type="float" office:value="43763" calcext:value-type="float">
            <text:p>43763</text:p>
          </table:table-cell>
          <table:table-cell table:style-name="ce36" table:formula="of:=[.L395]" office:value-type="float" office:value="0.562499999999992" calcext:value-type="float">
            <text:p>0.56249999999999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5];0)&lt;=[.O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12:47:25.830128" calcext:value-type="date">
            <text:p>2019-10-13 12:47:26</text:p>
          </table:table-cell>
          <table:table-cell table:style-name="ce7" table:formula="of:=[.A396]" office:value-type="date" office:date-value="2019-10-13T12:47:25.830128" calcext:value-type="date">
            <text:p>2019-10-13 12:47:26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12:47:25.83012771327" calcext:value-type="date">
            <text:p>12/30/99 12:47 P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&lt;0.000001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style-name="ce35" table:formula="of:=SUM(MOD(SUM([.L395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396]&lt;[.L395];[.M395]+[.H$2];[.M395])" office:value-type="float" office:value="1080" calcext:value-type="float">
            <text:p>1080</text:p>
          </table:table-cell>
          <table:table-cell table:style-name="ce11" table:formula="of:=OFFSET([.C$4];[.M396];0)" office:value-type="float" office:value="43763" calcext:value-type="float">
            <text:p>43763</text:p>
          </table:table-cell>
          <table:table-cell table:style-name="ce36" table:formula="of:=[.L396]" office:value-type="float" office:value="0.569444444444436" calcext:value-type="float">
            <text:p>0.5694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6];0)&lt;=[.O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13:11:37.189172" calcext:value-type="date">
            <text:p>2019-10-13 13:11:37</text:p>
          </table:table-cell>
          <table:table-cell table:style-name="ce7" table:formula="of:=[.A397]" office:value-type="date" office:date-value="2019-10-13T13:11:37.189172" calcext:value-type="date">
            <text:p>2019-10-13 13:11:37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13:11:37.18917233404" calcext:value-type="date">
            <text:p>12/30/99 01:11 P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&lt;0.000001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 table:formula="of:=SUM(MOD(SUM([.L396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397]&lt;[.L396];[.M396]+[.H$2];[.M396])" office:value-type="float" office:value="1080" calcext:value-type="float">
            <text:p>1080</text:p>
          </table:table-cell>
          <table:table-cell table:style-name="ce11" table:formula="of:=OFFSET([.C$4];[.M397];0)" office:value-type="float" office:value="43763" calcext:value-type="float">
            <text:p>43763</text:p>
          </table:table-cell>
          <table:table-cell table:style-name="ce36" table:formula="of:=[.L397]" office:value-type="float" office:value="0.576388888888881" calcext:value-type="float">
            <text:p>0.57638888888888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7];0)&lt;=[.O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13:10:55.093919" calcext:value-type="date">
            <text:p>2019-10-13 13:10:55</text:p>
          </table:table-cell>
          <table:table-cell table:style-name="ce7" table:formula="of:=[.A398]" office:value-type="date" office:date-value="2019-10-13T13:10:55.093919" calcext:value-type="date">
            <text:p>2019-10-13 13:10:55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13:10:55.09391874075" calcext:value-type="date">
            <text:p>12/30/99 01:10 P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&lt;0.000001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style-name="ce35" table:formula="of:=SUM(MOD(SUM([.L397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398]&lt;[.L397];[.M397]+[.H$2];[.M397])" office:value-type="float" office:value="1080" calcext:value-type="float">
            <text:p>1080</text:p>
          </table:table-cell>
          <table:table-cell table:style-name="ce11" table:formula="of:=OFFSET([.C$4];[.M398];0)" office:value-type="float" office:value="43763" calcext:value-type="float">
            <text:p>43763</text:p>
          </table:table-cell>
          <table:table-cell table:style-name="ce36" table:formula="of:=[.L398]" office:value-type="float" office:value="0.583333333333325" calcext:value-type="float">
            <text:p>0.5833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8];0)&lt;=[.O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12:41:20.880562" calcext:value-type="date">
            <text:p>2019-10-13 12:41:21</text:p>
          </table:table-cell>
          <table:table-cell table:style-name="ce7" table:formula="of:=[.A399]" office:value-type="date" office:date-value="2019-10-13T12:41:20.880562" calcext:value-type="date">
            <text:p>2019-10-13 12:41:21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12:41:20.8805620065" calcext:value-type="date">
            <text:p>12/30/99 12:41 P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&lt;0.000001;[.G398]+2+1/[.$H$2];[.G398]+1/[.$H$2])" office:value-type="float" office:value="6.59999999999998" calcext:value-type="float">
            <text:p>6,59999999999998</text:p>
          </table:table-cell>
          <table:table-cell table:number-columns-repeated="4"/>
          <table:table-cell table:style-name="ce35" table:formula="of:=SUM(MOD(SUM([.L398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399]&lt;[.L398];[.M398]+[.H$2];[.M398])" office:value-type="float" office:value="1080" calcext:value-type="float">
            <text:p>1080</text:p>
          </table:table-cell>
          <table:table-cell table:style-name="ce11" table:formula="of:=OFFSET([.C$4];[.M399];0)" office:value-type="float" office:value="43763" calcext:value-type="float">
            <text:p>43763</text:p>
          </table:table-cell>
          <table:table-cell table:style-name="ce36" table:formula="of:=[.L399]" office:value-type="float" office:value="0.590277777777769" calcext:value-type="float">
            <text:p>0.590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399];0)&lt;=[.O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13T13:10:38.597683" calcext:value-type="date">
            <text:p>2019-10-13 13:10:39</text:p>
          </table:table-cell>
          <table:table-cell table:style-name="ce7" table:formula="of:=[.A400]" office:value-type="date" office:date-value="2019-10-13T13:10:38.597683" calcext:value-type="date">
            <text:p>2019-10-13 13:10:39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13:10:38.59768328257" calcext:value-type="date">
            <text:p>12/30/99 01:10 P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&lt;0.000001;[.G399]+2+1/[.$H$2];[.G399]+1/[.$H$2])" office:value-type="float" office:value="6.61666666666665" calcext:value-type="float">
            <text:p>6,61666666666665</text:p>
          </table:table-cell>
          <table:table-cell table:number-columns-repeated="4"/>
          <table:table-cell table:style-name="ce35" table:formula="of:=SUM(MOD(SUM([.L399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00]&lt;[.L399];[.M399]+[.H$2];[.M399])" office:value-type="float" office:value="1080" calcext:value-type="float">
            <text:p>1080</text:p>
          </table:table-cell>
          <table:table-cell table:style-name="ce11" table:formula="of:=OFFSET([.C$4];[.M400];0)" office:value-type="float" office:value="43763" calcext:value-type="float">
            <text:p>43763</text:p>
          </table:table-cell>
          <table:table-cell table:style-name="ce36" table:formula="of:=[.L400]" office:value-type="float" office:value="0.597222222222214" calcext:value-type="float">
            <text:p>0.597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0];0)&lt;=[.O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13T13:09:00.637345" calcext:value-type="date">
            <text:p>2019-10-13 13:09:01</text:p>
          </table:table-cell>
          <table:table-cell table:style-name="ce7" table:formula="of:=[.A401]" office:value-type="date" office:date-value="2019-10-13T13:09:00.637345" calcext:value-type="date">
            <text:p>2019-10-13 13:09:01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13:09:00.63734533265" calcext:value-type="date">
            <text:p>12/30/99 01:09 P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&lt;0.000001;[.G400]+2+1/[.$H$2];[.G400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 table:formula="of:=SUM(MOD(SUM([.L400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01]&lt;[.L400];[.M400]+[.H$2];[.M400])" office:value-type="float" office:value="1080" calcext:value-type="float">
            <text:p>1080</text:p>
          </table:table-cell>
          <table:table-cell table:style-name="ce11" table:formula="of:=OFFSET([.C$4];[.M401];0)" office:value-type="float" office:value="43763" calcext:value-type="float">
            <text:p>43763</text:p>
          </table:table-cell>
          <table:table-cell table:style-name="ce36" table:formula="of:=[.L401]" office:value-type="float" office:value="0.604166666666658" calcext:value-type="float">
            <text:p>0.604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1];0)&lt;=[.O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13T13:10:40.16877" calcext:value-type="date">
            <text:p>2019-10-13 13:10:40</text:p>
          </table:table-cell>
          <table:table-cell table:style-name="ce7" table:formula="of:=[.A402]" office:value-type="date" office:date-value="2019-10-13T13:10:40.16877" calcext:value-type="date">
            <text:p>2019-10-13 13:10:40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13:10:40.16877023969" calcext:value-type="date">
            <text:p>12/30/99 01:10 P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&lt;0.000001;[.G401]+2+1/[.$H$2];[.G401]+1/[.$H$2])" office:value-type="float" office:value="6.64999999999998" calcext:value-type="float">
            <text:p>6,64999999999998</text:p>
          </table:table-cell>
          <table:table-cell table:number-columns-repeated="4"/>
          <table:table-cell table:style-name="ce35" table:formula="of:=SUM(MOD(SUM([.L401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02]&lt;[.L401];[.M401]+[.H$2];[.M401])" office:value-type="float" office:value="1140" calcext:value-type="float">
            <text:p>1140</text:p>
          </table:table-cell>
          <table:table-cell table:style-name="ce11" table:formula="of:=OFFSET([.C$4];[.M402];0)" office:value-type="float" office:value="43764" calcext:value-type="float">
            <text:p>43764</text:p>
          </table:table-cell>
          <table:table-cell table:style-name="ce36" table:formula="of:=[.L402]" office:value-type="float" office:value="0.465277777777769" calcext:value-type="float">
            <text:p>0.465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2];0)&lt;=[.O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13T12:46:12.257572" calcext:value-type="date">
            <text:p>2019-10-13 12:46:12</text:p>
          </table:table-cell>
          <table:table-cell table:style-name="ce7" table:formula="of:=[.A403]" office:value-type="date" office:date-value="2019-10-13T12:46:12.257572" calcext:value-type="date">
            <text:p>2019-10-13 12:46:12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12:46:12.25757176057" calcext:value-type="date">
            <text:p>12/30/99 12:46 P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&lt;0.000001;[.G402]+2+1/[.$H$2];[.G4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 table:formula="of:=SUM(MOD(SUM([.L402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03]&lt;[.L402];[.M402]+[.H$2];[.M402])" office:value-type="float" office:value="1140" calcext:value-type="float">
            <text:p>1140</text:p>
          </table:table-cell>
          <table:table-cell table:style-name="ce11" table:formula="of:=OFFSET([.C$4];[.M403];0)" office:value-type="float" office:value="43764" calcext:value-type="float">
            <text:p>43764</text:p>
          </table:table-cell>
          <table:table-cell table:style-name="ce36" table:formula="of:=[.L403]" office:value-type="float" office:value="0.472222222222214" calcext:value-type="float">
            <text:p>0.4722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3];0)&lt;=[.O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13T12:51:31.984129" calcext:value-type="date">
            <text:p>2019-10-13 12:51:32</text:p>
          </table:table-cell>
          <table:table-cell table:style-name="ce7" table:formula="of:=[.A404]" office:value-type="date" office:date-value="2019-10-13T12:51:31.984129" calcext:value-type="date">
            <text:p>2019-10-13 12:51:32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12:51:31.98412913829" calcext:value-type="date">
            <text:p>12/30/99 12:51 P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&lt;0.000001;[.G403]+2+1/[.$H$2];[.G403]+1/[.$H$2])" office:value-type="float" office:value="6.68333333333332" calcext:value-type="float">
            <text:p>6,68333333333332</text:p>
          </table:table-cell>
          <table:table-cell table:number-columns-repeated="4"/>
          <table:table-cell table:style-name="ce35" table:formula="of:=SUM(MOD(SUM([.L403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04]&lt;[.L403];[.M403]+[.H$2];[.M403])" office:value-type="float" office:value="1140" calcext:value-type="float">
            <text:p>1140</text:p>
          </table:table-cell>
          <table:table-cell table:style-name="ce11" table:formula="of:=OFFSET([.C$4];[.M404];0)" office:value-type="float" office:value="43764" calcext:value-type="float">
            <text:p>43764</text:p>
          </table:table-cell>
          <table:table-cell table:style-name="ce36" table:formula="of:=[.L404]" office:value-type="float" office:value="0.479166666666658" calcext:value-type="float">
            <text:p>0.479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4];0)&lt;=[.O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13T12:42:09.195489" calcext:value-type="date">
            <text:p>2019-10-13 12:42:09</text:p>
          </table:table-cell>
          <table:table-cell table:style-name="ce7" table:formula="of:=[.A405]" office:value-type="date" office:date-value="2019-10-13T12:42:09.195489" calcext:value-type="date">
            <text:p>2019-10-13 12:42:09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2:42:09.19548929203" calcext:value-type="date">
            <text:p>12/30/99 12:42 P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&lt;0.000001;[.G404]+2+1/[.$H$2];[.G404]+1/[.$H$2])" office:value-type="float" office:value="6.69999999999998" calcext:value-type="float">
            <text:p>6,69999999999998</text:p>
          </table:table-cell>
          <table:table-cell table:number-columns-repeated="4"/>
          <table:table-cell table:style-name="ce35" table:formula="of:=SUM(MOD(SUM([.L404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05]&lt;[.L404];[.M404]+[.H$2];[.M404])" office:value-type="float" office:value="1140" calcext:value-type="float">
            <text:p>1140</text:p>
          </table:table-cell>
          <table:table-cell table:style-name="ce11" table:formula="of:=OFFSET([.C$4];[.M405];0)" office:value-type="float" office:value="43764" calcext:value-type="float">
            <text:p>43764</text:p>
          </table:table-cell>
          <table:table-cell table:style-name="ce36" table:formula="of:=[.L405]" office:value-type="float" office:value="0.486111111111103" calcext:value-type="float">
            <text:p>0.48611111111110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5];0)&lt;=[.O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13T13:02:37.077272" calcext:value-type="date">
            <text:p>2019-10-13 13:02:37</text:p>
          </table:table-cell>
          <table:table-cell table:style-name="ce7" table:formula="of:=[.A406]" office:value-type="date" office:date-value="2019-10-13T13:02:37.077272" calcext:value-type="date">
            <text:p>2019-10-13 13:02:37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13:02:37.0772721665" calcext:value-type="date">
            <text:p>12/30/99 01:02 P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&lt;0.000001;[.G405]+2+1/[.$H$2];[.G405]+1/[.$H$2])" office:value-type="float" office:value="6.71666666666665" calcext:value-type="float">
            <text:p>6,71666666666665</text:p>
          </table:table-cell>
          <table:table-cell table:number-columns-repeated="4"/>
          <table:table-cell table:style-name="ce35" table:formula="of:=SUM(MOD(SUM([.L405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06]&lt;[.L405];[.M405]+[.H$2];[.M405])" office:value-type="float" office:value="1140" calcext:value-type="float">
            <text:p>1140</text:p>
          </table:table-cell>
          <table:table-cell table:style-name="ce11" table:formula="of:=OFFSET([.C$4];[.M406];0)" office:value-type="float" office:value="43764" calcext:value-type="float">
            <text:p>43764</text:p>
          </table:table-cell>
          <table:table-cell table:style-name="ce36" table:formula="of:=[.L406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6];0)&lt;=[.O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13T13:18:46.098934" calcext:value-type="date">
            <text:p>2019-10-13 13:18:46</text:p>
          </table:table-cell>
          <table:table-cell table:style-name="ce7" table:formula="of:=[.A407]" office:value-type="date" office:date-value="2019-10-13T13:18:46.098934" calcext:value-type="date">
            <text:p>2019-10-13 13:18:46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13:18:46.09893351328" calcext:value-type="date">
            <text:p>12/30/99 01:18 P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&lt;0.000001;[.G406]+2+1/[.$H$2];[.G406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 table:formula="of:=SUM(MOD(SUM([.L406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07]&lt;[.L406];[.M406]+[.H$2];[.M406])" office:value-type="float" office:value="1140" calcext:value-type="float">
            <text:p>1140</text:p>
          </table:table-cell>
          <table:table-cell table:style-name="ce11" table:formula="of:=OFFSET([.C$4];[.M407];0)" office:value-type="float" office:value="43764" calcext:value-type="float">
            <text:p>43764</text:p>
          </table:table-cell>
          <table:table-cell table:style-name="ce36" table:formula="of:=[.L407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7];0)&lt;=[.O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13T12:20:20.869232" calcext:value-type="date">
            <text:p>2019-10-13 12:20:21</text:p>
          </table:table-cell>
          <table:table-cell table:style-name="ce7" table:formula="of:=[.A408]" office:value-type="date" office:date-value="2019-10-13T12:20:20.869232" calcext:value-type="date">
            <text:p>2019-10-13 12:20:21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12:20:20.86923164316" calcext:value-type="date">
            <text:p>12/30/99 12:20 P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&lt;0.000001;[.G407]+2+1/[.$H$2];[.G407]+1/[.$H$2])" office:value-type="float" office:value="6.74999999999998" calcext:value-type="float">
            <text:p>6,74999999999998</text:p>
          </table:table-cell>
          <table:table-cell table:number-columns-repeated="4"/>
          <table:table-cell table:style-name="ce35" table:formula="of:=SUM(MOD(SUM([.L407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08]&lt;[.L407];[.M407]+[.H$2];[.M407])" office:value-type="float" office:value="1140" calcext:value-type="float">
            <text:p>1140</text:p>
          </table:table-cell>
          <table:table-cell table:style-name="ce11" table:formula="of:=OFFSET([.C$4];[.M408];0)" office:value-type="float" office:value="43764" calcext:value-type="float">
            <text:p>43764</text:p>
          </table:table-cell>
          <table:table-cell table:style-name="ce36" table:formula="of:=[.L408]" office:value-type="float" office:value="0.506944444444436" calcext:value-type="float">
            <text:p>0.5069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8];0)&lt;=[.O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13T13:03:02.4866" calcext:value-type="date">
            <text:p>2019-10-13 13:03:02</text:p>
          </table:table-cell>
          <table:table-cell table:style-name="ce7" table:formula="of:=[.A409]" office:value-type="date" office:date-value="2019-10-13T13:03:02.4866" calcext:value-type="date">
            <text:p>2019-10-13 13:03:02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13:03:02.48660049867" calcext:value-type="date">
            <text:p>12/30/99 01:03 P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&lt;0.000001;[.G408]+2+1/[.$H$2];[.G408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 table:formula="of:=SUM(MOD(SUM([.L408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09]&lt;[.L408];[.M408]+[.H$2];[.M408])" office:value-type="float" office:value="1140" calcext:value-type="float">
            <text:p>1140</text:p>
          </table:table-cell>
          <table:table-cell table:style-name="ce11" table:formula="of:=OFFSET([.C$4];[.M409];0)" office:value-type="float" office:value="43764" calcext:value-type="float">
            <text:p>43764</text:p>
          </table:table-cell>
          <table:table-cell table:style-name="ce36" table:formula="of:=[.L409]" office:value-type="float" office:value="0.51388888888888" calcext:value-type="float">
            <text:p>0.51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09];0)&lt;=[.O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13T12:14:36.146315" calcext:value-type="date">
            <text:p>2019-10-13 12:14:36</text:p>
          </table:table-cell>
          <table:table-cell table:style-name="ce7" table:formula="of:=[.A410]" office:value-type="date" office:date-value="2019-10-13T12:14:36.146315" calcext:value-type="date">
            <text:p>2019-10-13 12:14:36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12:14:36.14631454926" calcext:value-type="date">
            <text:p>12/30/99 12:14 P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&lt;0.000001;[.G409]+2+1/[.$H$2];[.G409]+1/[.$H$2])" office:value-type="float" office:value="6.78333333333331" calcext:value-type="float">
            <text:p>6,78333333333331</text:p>
          </table:table-cell>
          <table:table-cell table:number-columns-repeated="4"/>
          <table:table-cell table:style-name="ce35" table:formula="of:=SUM(MOD(SUM([.L409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10]&lt;[.L409];[.M409]+[.H$2];[.M409])" office:value-type="float" office:value="1140" calcext:value-type="float">
            <text:p>1140</text:p>
          </table:table-cell>
          <table:table-cell table:style-name="ce11" table:formula="of:=OFFSET([.C$4];[.M410];0)" office:value-type="float" office:value="43764" calcext:value-type="float">
            <text:p>43764</text:p>
          </table:table-cell>
          <table:table-cell table:style-name="ce36" table:formula="of:=[.L410]" office:value-type="float" office:value="0.520833333333325" calcext:value-type="float">
            <text:p>0.52083333333332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0];0)&lt;=[.O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13T12:45:10.318259" calcext:value-type="date">
            <text:p>2019-10-13 12:45:10</text:p>
          </table:table-cell>
          <table:table-cell table:style-name="ce7" table:formula="of:=[.A411]" office:value-type="date" office:date-value="2019-10-13T12:45:10.318259" calcext:value-type="date">
            <text:p>2019-10-13 12:45:10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12:45:10.31825901009" calcext:value-type="date">
            <text:p>12/30/99 12:45 P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&lt;0.000001;[.G410]+2+1/[.$H$2];[.G410]+1/[.$H$2])" office:value-type="float" office:value="6.79999999999998" calcext:value-type="float">
            <text:p>6,79999999999998</text:p>
          </table:table-cell>
          <table:table-cell table:number-columns-repeated="4"/>
          <table:table-cell table:style-name="ce35" table:formula="of:=SUM(MOD(SUM([.L410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11]&lt;[.L410];[.M410]+[.H$2];[.M410])" office:value-type="float" office:value="1140" calcext:value-type="float">
            <text:p>1140</text:p>
          </table:table-cell>
          <table:table-cell table:style-name="ce11" table:formula="of:=OFFSET([.C$4];[.M411];0)" office:value-type="float" office:value="43764" calcext:value-type="float">
            <text:p>43764</text:p>
          </table:table-cell>
          <table:table-cell table:style-name="ce36" table:formula="of:=[.L411]" office:value-type="float" office:value="0.527777777777769" calcext:value-type="float">
            <text:p>0.5277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1];0)&lt;=[.O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13T13:22:29.98996" calcext:value-type="date">
            <text:p>2019-10-13 13:22:30</text:p>
          </table:table-cell>
          <table:table-cell table:style-name="ce7" table:formula="of:=[.A412]" office:value-type="date" office:date-value="2019-10-13T13:22:29.98996" calcext:value-type="date">
            <text:p>2019-10-13 13:22:30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13:22:29.98996036593" calcext:value-type="date">
            <text:p>12/30/99 01:22 P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&lt;0.000001;[.G411]+2+1/[.$H$2];[.G411]+1/[.$H$2])" office:value-type="float" office:value="6.81666666666665" calcext:value-type="float">
            <text:p>6,81666666666665</text:p>
          </table:table-cell>
          <table:table-cell table:number-columns-repeated="4"/>
          <table:table-cell table:style-name="ce35" table:formula="of:=SUM(MOD(SUM([.L411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12]&lt;[.L411];[.M411]+[.H$2];[.M411])" office:value-type="float" office:value="1140" calcext:value-type="float">
            <text:p>1140</text:p>
          </table:table-cell>
          <table:table-cell table:style-name="ce11" table:formula="of:=OFFSET([.C$4];[.M412];0)" office:value-type="float" office:value="43764" calcext:value-type="float">
            <text:p>43764</text:p>
          </table:table-cell>
          <table:table-cell table:style-name="ce36" table:formula="of:=[.L412]" office:value-type="float" office:value="0.534722222222214" calcext:value-type="float">
            <text:p>0.53472222222221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2];0)&lt;=[.O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13T13:12:11.708851" calcext:value-type="date">
            <text:p>2019-10-13 13:12:12</text:p>
          </table:table-cell>
          <table:table-cell table:style-name="ce7" table:formula="of:=[.A413]" office:value-type="date" office:date-value="2019-10-13T13:12:11.708851" calcext:value-type="date">
            <text:p>2019-10-13 13:12:12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13:12:11.70885094441" calcext:value-type="date">
            <text:p>12/30/99 01:12 P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&lt;0.000001;[.G412]+2+1/[.$H$2];[.G412]+1/[.$H$2])" office:value-type="float" office:value="6.83333333333331" calcext:value-type="float">
            <text:p>6,83333333333331</text:p>
          </table:table-cell>
          <table:table-cell table:number-columns-repeated="4"/>
          <table:table-cell table:style-name="ce35" table:formula="of:=SUM(MOD(SUM([.L412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13]&lt;[.L412];[.M412]+[.H$2];[.M412])" office:value-type="float" office:value="1140" calcext:value-type="float">
            <text:p>1140</text:p>
          </table:table-cell>
          <table:table-cell table:style-name="ce11" table:formula="of:=OFFSET([.C$4];[.M413];0)" office:value-type="float" office:value="43764" calcext:value-type="float">
            <text:p>43764</text:p>
          </table:table-cell>
          <table:table-cell table:style-name="ce36" table:formula="of:=[.L413]" office:value-type="float" office:value="0.541666666666658" calcext:value-type="float">
            <text:p>0.5416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3];0)&lt;=[.O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13T12:56:01.236661" calcext:value-type="date">
            <text:p>2019-10-13 12:56:01</text:p>
          </table:table-cell>
          <table:table-cell table:style-name="ce7" table:formula="of:=[.A414]" office:value-type="date" office:date-value="2019-10-13T12:56:01.236661" calcext:value-type="date">
            <text:p>2019-10-13 12:56:01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12:56:01.23666123021" calcext:value-type="date">
            <text:p>12/30/99 12:56 P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&lt;0.000001;[.G413]+2+1/[.$H$2];[.G413]+1/[.$H$2])" office:value-type="float" office:value="6.84999999999998" calcext:value-type="float">
            <text:p>6,84999999999998</text:p>
          </table:table-cell>
          <table:table-cell table:number-columns-repeated="4"/>
          <table:table-cell table:style-name="ce35" table:formula="of:=SUM(MOD(SUM([.L413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14]&lt;[.L413];[.M413]+[.H$2];[.M413])" office:value-type="float" office:value="1140" calcext:value-type="float">
            <text:p>1140</text:p>
          </table:table-cell>
          <table:table-cell table:style-name="ce11" table:formula="of:=OFFSET([.C$4];[.M414];0)" office:value-type="float" office:value="43764" calcext:value-type="float">
            <text:p>43764</text:p>
          </table:table-cell>
          <table:table-cell table:style-name="ce36" table:formula="of:=[.L414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4];0)&lt;=[.O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13T12:36:31.448882" calcext:value-type="date">
            <text:p>2019-10-13 12:36:31</text:p>
          </table:table-cell>
          <table:table-cell table:style-name="ce7" table:formula="of:=[.A415]" office:value-type="date" office:date-value="2019-10-13T12:36:31.448882" calcext:value-type="date">
            <text:p>2019-10-13 12:36:31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12:36:31.44888154697" calcext:value-type="date">
            <text:p>12/30/99 12:36 P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&lt;0.000001;[.G414]+2+1/[.$H$2];[.G414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 table:formula="of:=SUM(MOD(SUM([.L414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15]&lt;[.L414];[.M414]+[.H$2];[.M414])" office:value-type="float" office:value="1140" calcext:value-type="float">
            <text:p>1140</text:p>
          </table:table-cell>
          <table:table-cell table:style-name="ce11" table:formula="of:=OFFSET([.C$4];[.M415];0)" office:value-type="float" office:value="43764" calcext:value-type="float">
            <text:p>43764</text:p>
          </table:table-cell>
          <table:table-cell table:style-name="ce36" table:formula="of:=[.L415]" office:value-type="float" office:value="0.555555555555547" calcext:value-type="float">
            <text:p>0.5555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5];0)&lt;=[.O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13T12:54:09.235204" calcext:value-type="date">
            <text:p>2019-10-13 12:54:09</text:p>
          </table:table-cell>
          <table:table-cell table:style-name="ce7" table:formula="of:=[.A416]" office:value-type="date" office:date-value="2019-10-13T12:54:09.235204" calcext:value-type="date">
            <text:p>2019-10-13 12:54:09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12:54:09.235204258" calcext:value-type="date">
            <text:p>12/30/99 12:54 P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&lt;0.000001;[.G415]+2+1/[.$H$2];[.G415]+1/[.$H$2])" office:value-type="float" office:value="6.88333333333331" calcext:value-type="float">
            <text:p>6,88333333333331</text:p>
          </table:table-cell>
          <table:table-cell table:number-columns-repeated="4"/>
          <table:table-cell table:style-name="ce35" table:formula="of:=SUM(MOD(SUM([.L415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16]&lt;[.L415];[.M415]+[.H$2];[.M415])" office:value-type="float" office:value="1140" calcext:value-type="float">
            <text:p>1140</text:p>
          </table:table-cell>
          <table:table-cell table:style-name="ce11" table:formula="of:=OFFSET([.C$4];[.M416];0)" office:value-type="float" office:value="43764" calcext:value-type="float">
            <text:p>43764</text:p>
          </table:table-cell>
          <table:table-cell table:style-name="ce36" table:formula="of:=[.L416]" office:value-type="float" office:value="0.562499999999991" calcext:value-type="float">
            <text:p>0.5624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6];0)&lt;=[.O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13T13:08:48.698266" calcext:value-type="date">
            <text:p>2019-10-13 13:08:49</text:p>
          </table:table-cell>
          <table:table-cell table:style-name="ce7" table:formula="of:=[.A417]" office:value-type="date" office:date-value="2019-10-13T13:08:48.698266" calcext:value-type="date">
            <text:p>2019-10-13 13:08:49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13:08:48.69826555252" calcext:value-type="date">
            <text:p>12/30/99 01:08 P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&lt;0.000001;[.G416]+2+1/[.$H$2];[.G416]+1/[.$H$2])" office:value-type="float" office:value="6.89999999999998" calcext:value-type="float">
            <text:p>6,89999999999998</text:p>
          </table:table-cell>
          <table:table-cell table:number-columns-repeated="4"/>
          <table:table-cell table:style-name="ce35" table:formula="of:=SUM(MOD(SUM([.L416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17]&lt;[.L416];[.M416]+[.H$2];[.M416])" office:value-type="float" office:value="1140" calcext:value-type="float">
            <text:p>1140</text:p>
          </table:table-cell>
          <table:table-cell table:style-name="ce11" table:formula="of:=OFFSET([.C$4];[.M417];0)" office:value-type="float" office:value="43764" calcext:value-type="float">
            <text:p>43764</text:p>
          </table:table-cell>
          <table:table-cell table:style-name="ce36" table:formula="of:=[.L417]" office:value-type="float" office:value="0.569444444444436" calcext:value-type="float">
            <text:p>0.56944444444443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7];0)&lt;=[.O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13T13:10:26.566253" calcext:value-type="date">
            <text:p>2019-10-13 13:10:27</text:p>
          </table:table-cell>
          <table:table-cell table:style-name="ce7" table:formula="of:=[.A418]" office:value-type="date" office:date-value="2019-10-13T13:10:26.566253" calcext:value-type="date">
            <text:p>2019-10-13 13:10:27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13:10:26.56625336967" calcext:value-type="date">
            <text:p>12/30/99 01:10 P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&lt;0.000001;[.G417]+2+1/[.$H$2];[.G417]+1/[.$H$2])" office:value-type="float" office:value="6.91666666666665" calcext:value-type="float">
            <text:p>6,91666666666665</text:p>
          </table:table-cell>
          <table:table-cell table:number-columns-repeated="4"/>
          <table:table-cell table:style-name="ce35" table:formula="of:=SUM(MOD(SUM([.L417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18]&lt;[.L417];[.M417]+[.H$2];[.M417])" office:value-type="float" office:value="1140" calcext:value-type="float">
            <text:p>1140</text:p>
          </table:table-cell>
          <table:table-cell table:style-name="ce11" table:formula="of:=OFFSET([.C$4];[.M418];0)" office:value-type="float" office:value="43764" calcext:value-type="float">
            <text:p>43764</text:p>
          </table:table-cell>
          <table:table-cell table:style-name="ce36" table:formula="of:=[.L418]" office:value-type="float" office:value="0.57638888888888" calcext:value-type="float">
            <text:p>0.5763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8];0)&lt;=[.O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13T12:34:14.558973" calcext:value-type="date">
            <text:p>2019-10-13 12:34:15</text:p>
          </table:table-cell>
          <table:table-cell table:style-name="ce7" table:formula="of:=[.A419]" office:value-type="date" office:date-value="2019-10-13T12:34:14.558973" calcext:value-type="date">
            <text:p>2019-10-13 12:34:15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12:34:14.55897327047" calcext:value-type="date">
            <text:p>12/30/99 12:34 P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&lt;0.000001;[.G418]+2+1/[.$H$2];[.G418]+1/[.$H$2])" office:value-type="float" office:value="6.93333333333331" calcext:value-type="float">
            <text:p>6,93333333333331</text:p>
          </table:table-cell>
          <table:table-cell table:number-columns-repeated="4"/>
          <table:table-cell table:style-name="ce35" table:formula="of:=SUM(MOD(SUM([.L418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19]&lt;[.L418];[.M418]+[.H$2];[.M418])" office:value-type="float" office:value="1140" calcext:value-type="float">
            <text:p>1140</text:p>
          </table:table-cell>
          <table:table-cell table:style-name="ce11" table:formula="of:=OFFSET([.C$4];[.M419];0)" office:value-type="float" office:value="43764" calcext:value-type="float">
            <text:p>43764</text:p>
          </table:table-cell>
          <table:table-cell table:style-name="ce36" table:formula="of:=[.L419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19];0)&lt;=[.O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13T12:52:33.821591" calcext:value-type="date">
            <text:p>2019-10-13 12:52:34</text:p>
          </table:table-cell>
          <table:table-cell table:style-name="ce7" table:formula="of:=[.A420]" office:value-type="date" office:date-value="2019-10-13T12:52:33.821591" calcext:value-type="date">
            <text:p>2019-10-13 12:52:34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12:52:33.8215910783" calcext:value-type="date">
            <text:p>12/30/99 12:52 P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&lt;0.000001;[.G419]+2+1/[.$H$2];[.G419]+1/[.$H$2])" office:value-type="float" office:value="6.94999999999998" calcext:value-type="float">
            <text:p>6,94999999999998</text:p>
          </table:table-cell>
          <table:table-cell table:number-columns-repeated="4"/>
          <table:table-cell table:style-name="ce35" table:formula="of:=SUM(MOD(SUM([.L419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20]&lt;[.L419];[.M419]+[.H$2];[.M419])" office:value-type="float" office:value="1140" calcext:value-type="float">
            <text:p>1140</text:p>
          </table:table-cell>
          <table:table-cell table:style-name="ce11" table:formula="of:=OFFSET([.C$4];[.M420];0)" office:value-type="float" office:value="43764" calcext:value-type="float">
            <text:p>43764</text:p>
          </table:table-cell>
          <table:table-cell table:style-name="ce36" table:formula="of:=[.L420]" office:value-type="float" office:value="0.590277777777769" calcext:value-type="float">
            <text:p>0.590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0];0)&lt;=[.O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13T12:44:37.111642" calcext:value-type="date">
            <text:p>2019-10-13 12:44:37</text:p>
          </table:table-cell>
          <table:table-cell table:style-name="ce7" table:formula="of:=[.A421]" office:value-type="date" office:date-value="2019-10-13T12:44:37.111642" calcext:value-type="date">
            <text:p>2019-10-13 12:44:37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12:44:37.11164220236" calcext:value-type="date">
            <text:p>12/30/99 12:44 P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&lt;0.000001;[.G420]+2+1/[.$H$2];[.G420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 table:formula="of:=SUM(MOD(SUM([.L420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21]&lt;[.L420];[.M420]+[.H$2];[.M420])" office:value-type="float" office:value="1140" calcext:value-type="float">
            <text:p>1140</text:p>
          </table:table-cell>
          <table:table-cell table:style-name="ce11" table:formula="of:=OFFSET([.C$4];[.M421];0)" office:value-type="float" office:value="43764" calcext:value-type="float">
            <text:p>43764</text:p>
          </table:table-cell>
          <table:table-cell table:style-name="ce36" table:formula="of:=[.L421]" office:value-type="float" office:value="0.597222222222213" calcext:value-type="float">
            <text:p>0.597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1];0)&lt;=[.O4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13T13:19:33.250691" calcext:value-type="date">
            <text:p>2019-10-13 13:19:33</text:p>
          </table:table-cell>
          <table:table-cell table:style-name="ce7" table:formula="of:=[.A422]" office:value-type="date" office:date-value="2019-10-13T13:19:33.250691" calcext:value-type="date">
            <text:p>2019-10-13 13:19:33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13:19:33.2506913133" calcext:value-type="date">
            <text:p>12/30/99 01:19 P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&lt;0.000001;[.G421]+2+1/[.$H$2];[.G421]+1/[.$H$2])" office:value-type="float" office:value="6.98333333333331" calcext:value-type="float">
            <text:p>6,98333333333331</text:p>
          </table:table-cell>
          <table:table-cell table:number-columns-repeated="4"/>
          <table:table-cell table:style-name="ce35" table:formula="of:=SUM(MOD(SUM([.L421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22]&lt;[.L421];[.M421]+[.H$2];[.M421])" office:value-type="float" office:value="1140" calcext:value-type="float">
            <text:p>1140</text:p>
          </table:table-cell>
          <table:table-cell table:style-name="ce11" table:formula="of:=OFFSET([.C$4];[.M422];0)" office:value-type="float" office:value="43764" calcext:value-type="float">
            <text:p>43764</text:p>
          </table:table-cell>
          <table:table-cell table:style-name="ce36" table:formula="of:=[.L422]" office:value-type="float" office:value="0.604166666666658" calcext:value-type="float">
            <text:p>0.604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2];0)&lt;=[.O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13T12:41:52.669555" calcext:value-type="date">
            <text:p>2019-10-13 12:41:53</text:p>
          </table:table-cell>
          <table:table-cell table:style-name="ce7" table:formula="of:=[.A423]" office:value-type="date" office:date-value="2019-10-13T12:41:52.669555" calcext:value-type="date">
            <text:p>2019-10-13 12:41:53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12:41:52.66955486499" calcext:value-type="date">
            <text:p>12/30/99 12:41 P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&lt;0.000001;[.G422]+2+1/[.$H$2];[.G422]+1/[.$H$2])" office:value-type="float" office:value="6.99999999999998" calcext:value-type="float">
            <text:p>6,99999999999998</text:p>
          </table:table-cell>
          <table:table-cell table:number-columns-repeated="4"/>
          <table:table-cell table:style-name="ce35" table:formula="of:=SUM(MOD(SUM([.L422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23]&lt;[.L422];[.M422]+[.H$2];[.M422])" office:value-type="float" office:value="1200" calcext:value-type="float">
            <text:p>1200</text:p>
          </table:table-cell>
          <table:table-cell table:style-name="ce11" table:formula="of:=OFFSET([.C$4];[.M423];0)" office:value-type="float" office:value="43765" calcext:value-type="float">
            <text:p>43765</text:p>
          </table:table-cell>
          <table:table-cell table:style-name="ce36" table:formula="of:=[.L423]" office:value-type="float" office:value="0.465277777777769" calcext:value-type="float">
            <text:p>0.4652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3];0)&lt;=[.O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14T12:45:14.595452" calcext:value-type="date">
            <text:p>2019-10-14 12:45:15</text:p>
          </table:table-cell>
          <table:table-cell table:style-name="ce7" table:formula="of:=[.A424]" office:value-type="date" office:date-value="2019-10-14T12:45:14.595452" calcext:value-type="date">
            <text:p>2019-10-14 12:45:15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12:45:14.59545178805" calcext:value-type="date">
            <text:p>12/30/99 12:45 P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&lt;0.000001;[.G423]+2+1/[.$H$2];[.G423]+1/[.$H$2])" office:value-type="float" office:value="7.01666666666665" calcext:value-type="float">
            <text:p>7,01666666666665</text:p>
          </table:table-cell>
          <table:table-cell table:number-columns-repeated="4"/>
          <table:table-cell table:style-name="ce35" table:formula="of:=SUM(MOD(SUM([.L423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24]&lt;[.L423];[.M423]+[.H$2];[.M423])" office:value-type="float" office:value="1200" calcext:value-type="float">
            <text:p>1200</text:p>
          </table:table-cell>
          <table:table-cell table:style-name="ce11" table:formula="of:=OFFSET([.C$4];[.M424];0)" office:value-type="float" office:value="43765" calcext:value-type="float">
            <text:p>43765</text:p>
          </table:table-cell>
          <table:table-cell table:style-name="ce36" table:formula="of:=[.L424]" office:value-type="float" office:value="0.472222222222213" calcext:value-type="float">
            <text:p>0.472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4];0)&lt;=[.O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14T13:06:22.297525" calcext:value-type="date">
            <text:p>2019-10-14 13:06:22</text:p>
          </table:table-cell>
          <table:table-cell table:style-name="ce7" table:formula="of:=[.A425]" office:value-type="date" office:date-value="2019-10-14T13:06:22.297525" calcext:value-type="date">
            <text:p>2019-10-14 13:06:22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13:06:22.29752511252" calcext:value-type="date">
            <text:p>12/30/99 01:06 P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&lt;0.000001;[.G424]+2+1/[.$H$2];[.G424]+1/[.$H$2])" office:value-type="float" office:value="7.03333333333331" calcext:value-type="float">
            <text:p>7,03333333333331</text:p>
          </table:table-cell>
          <table:table-cell table:number-columns-repeated="4"/>
          <table:table-cell table:style-name="ce35" table:formula="of:=SUM(MOD(SUM([.L424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25]&lt;[.L424];[.M424]+[.H$2];[.M424])" office:value-type="float" office:value="1200" calcext:value-type="float">
            <text:p>1200</text:p>
          </table:table-cell>
          <table:table-cell table:style-name="ce11" table:formula="of:=OFFSET([.C$4];[.M425];0)" office:value-type="float" office:value="43765" calcext:value-type="float">
            <text:p>43765</text:p>
          </table:table-cell>
          <table:table-cell table:style-name="ce36" table:formula="of:=[.L425]" office:value-type="float" office:value="0.479166666666658" calcext:value-type="float">
            <text:p>0.47916666666665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5];0)&lt;=[.O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14T12:48:06.288435" calcext:value-type="date">
            <text:p>2019-10-14 12:48:06</text:p>
          </table:table-cell>
          <table:table-cell table:style-name="ce7" table:formula="of:=[.A426]" office:value-type="date" office:date-value="2019-10-14T12:48:06.288435" calcext:value-type="date">
            <text:p>2019-10-14 12:48:06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12:48:06.28843522165" calcext:value-type="date">
            <text:p>12/30/99 12:48 P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&lt;0.000001;[.G425]+2+1/[.$H$2];[.G425]+1/[.$H$2])" office:value-type="float" office:value="7.04999999999998" calcext:value-type="float">
            <text:p>7,04999999999998</text:p>
          </table:table-cell>
          <table:table-cell table:number-columns-repeated="4"/>
          <table:table-cell table:style-name="ce35" table:formula="of:=SUM(MOD(SUM([.L425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26]&lt;[.L425];[.M425]+[.H$2];[.M425])" office:value-type="float" office:value="1200" calcext:value-type="float">
            <text:p>1200</text:p>
          </table:table-cell>
          <table:table-cell table:style-name="ce11" table:formula="of:=OFFSET([.C$4];[.M426];0)" office:value-type="float" office:value="43765" calcext:value-type="float">
            <text:p>43765</text:p>
          </table:table-cell>
          <table:table-cell table:style-name="ce36" table:formula="of:=[.L426]" office:value-type="float" office:value="0.486111111111102" calcext:value-type="float">
            <text:p>0.4861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6];0)&lt;=[.O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14T13:09:00.728739" calcext:value-type="date">
            <text:p>2019-10-14 13:09:01</text:p>
          </table:table-cell>
          <table:table-cell table:style-name="ce7" table:formula="of:=[.A427]" office:value-type="date" office:date-value="2019-10-14T13:09:00.728739" calcext:value-type="date">
            <text:p>2019-10-14 13:09:01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13:09:00.72873929981" calcext:value-type="date">
            <text:p>12/30/99 01:09 P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&lt;0.000001;[.G426]+2+1/[.$H$2];[.G426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 table:formula="of:=SUM(MOD(SUM([.L426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27]&lt;[.L426];[.M426]+[.H$2];[.M426])" office:value-type="float" office:value="1200" calcext:value-type="float">
            <text:p>1200</text:p>
          </table:table-cell>
          <table:table-cell table:style-name="ce11" table:formula="of:=OFFSET([.C$4];[.M427];0)" office:value-type="float" office:value="43765" calcext:value-type="float">
            <text:p>43765</text:p>
          </table:table-cell>
          <table:table-cell table:style-name="ce36" table:formula="of:=[.L427]" office:value-type="float" office:value="0.493055555555547" calcext:value-type="float">
            <text:p>0.49305555555554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7];0)&lt;=[.O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14T13:00:35.459088" calcext:value-type="date">
            <text:p>2019-10-14 13:00:35</text:p>
          </table:table-cell>
          <table:table-cell table:style-name="ce7" table:formula="of:=[.A428]" office:value-type="date" office:date-value="2019-10-14T13:00:35.459088" calcext:value-type="date">
            <text:p>2019-10-14 13:00:35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13:00:35.45908816159" calcext:value-type="date">
            <text:p>12/30/99 01:00 P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&lt;0.000001;[.G427]+2+1/[.$H$2];[.G427]+1/[.$H$2])" office:value-type="float" office:value="7.08333333333331" calcext:value-type="float">
            <text:p>7,08333333333331</text:p>
          </table:table-cell>
          <table:table-cell table:number-columns-repeated="4"/>
          <table:table-cell table:style-name="ce35" table:formula="of:=SUM(MOD(SUM([.L427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28]&lt;[.L427];[.M427]+[.H$2];[.M427])" office:value-type="float" office:value="1200" calcext:value-type="float">
            <text:p>1200</text:p>
          </table:table-cell>
          <table:table-cell table:style-name="ce11" table:formula="of:=OFFSET([.C$4];[.M428];0)" office:value-type="float" office:value="43765" calcext:value-type="float">
            <text:p>43765</text:p>
          </table:table-cell>
          <table:table-cell table:style-name="ce36" table:formula="of:=[.L428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8];0)&lt;=[.O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14T13:10:12.497159" calcext:value-type="date">
            <text:p>2019-10-14 13:10:12</text:p>
          </table:table-cell>
          <table:table-cell table:style-name="ce7" table:formula="of:=[.A429]" office:value-type="date" office:date-value="2019-10-14T13:10:12.497159" calcext:value-type="date">
            <text:p>2019-10-14 13:10:12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13:10:12.4971591169" calcext:value-type="date">
            <text:p>12/30/99 01:10 P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&lt;0.000001;[.G428]+2+1/[.$H$2];[.G428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 table:formula="of:=SUM(MOD(SUM([.L428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29]&lt;[.L428];[.M428]+[.H$2];[.M428])" office:value-type="float" office:value="1200" calcext:value-type="float">
            <text:p>1200</text:p>
          </table:table-cell>
          <table:table-cell table:style-name="ce11" table:formula="of:=OFFSET([.C$4];[.M429];0)" office:value-type="float" office:value="43765" calcext:value-type="float">
            <text:p>43765</text:p>
          </table:table-cell>
          <table:table-cell table:style-name="ce36" table:formula="of:=[.L429]" office:value-type="float" office:value="0.506944444444435" calcext:value-type="float">
            <text:p>0.5069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29];0)&lt;=[.O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14T12:45:25.316402" calcext:value-type="date">
            <text:p>2019-10-14 12:45:25</text:p>
          </table:table-cell>
          <table:table-cell table:style-name="ce7" table:formula="of:=[.A430]" office:value-type="date" office:date-value="2019-10-14T12:45:25.316402" calcext:value-type="date">
            <text:p>2019-10-14 12:45:25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12:45:25.31640236266" calcext:value-type="date">
            <text:p>12/30/99 12:45 P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&lt;0.000001;[.G429]+2+1/[.$H$2];[.G429]+1/[.$H$2])" office:value-type="float" office:value="7.11666666666665" calcext:value-type="float">
            <text:p>7,11666666666665</text:p>
          </table:table-cell>
          <table:table-cell table:number-columns-repeated="4"/>
          <table:table-cell table:style-name="ce35" table:formula="of:=SUM(MOD(SUM([.L429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30]&lt;[.L429];[.M429]+[.H$2];[.M429])" office:value-type="float" office:value="1200" calcext:value-type="float">
            <text:p>1200</text:p>
          </table:table-cell>
          <table:table-cell table:style-name="ce11" table:formula="of:=OFFSET([.C$4];[.M430];0)" office:value-type="float" office:value="43765" calcext:value-type="float">
            <text:p>43765</text:p>
          </table:table-cell>
          <table:table-cell table:style-name="ce36" table:formula="of:=[.L430]" office:value-type="float" office:value="0.51388888888888" calcext:value-type="float">
            <text:p>0.5138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0];0)&lt;=[.O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14T13:15:54.114614" calcext:value-type="date">
            <text:p>2019-10-14 13:15:54</text:p>
          </table:table-cell>
          <table:table-cell table:style-name="ce7" table:formula="of:=[.A431]" office:value-type="date" office:date-value="2019-10-14T13:15:54.114614" calcext:value-type="date">
            <text:p>2019-10-14 13:15:54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13:15:54.11461440381" calcext:value-type="date">
            <text:p>12/30/99 01:15 P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&lt;0.000001;[.G430]+2+1/[.$H$2];[.G430]+1/[.$H$2])" office:value-type="float" office:value="7.13333333333331" calcext:value-type="float">
            <text:p>7,13333333333331</text:p>
          </table:table-cell>
          <table:table-cell table:number-columns-repeated="4"/>
          <table:table-cell table:style-name="ce35" table:formula="of:=SUM(MOD(SUM([.L430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31]&lt;[.L430];[.M430]+[.H$2];[.M430])" office:value-type="float" office:value="1200" calcext:value-type="float">
            <text:p>1200</text:p>
          </table:table-cell>
          <table:table-cell table:style-name="ce11" table:formula="of:=OFFSET([.C$4];[.M431];0)" office:value-type="float" office:value="43765" calcext:value-type="float">
            <text:p>43765</text:p>
          </table:table-cell>
          <table:table-cell table:style-name="ce36" table:formula="of:=[.L431]" office:value-type="float" office:value="0.520833333333324" calcext:value-type="float">
            <text:p>0.5208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1];0)&lt;=[.O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14T12:48:54.305547" calcext:value-type="date">
            <text:p>2019-10-14 12:48:54</text:p>
          </table:table-cell>
          <table:table-cell table:style-name="ce7" table:formula="of:=[.A432]" office:value-type="date" office:date-value="2019-10-14T12:48:54.305547" calcext:value-type="date">
            <text:p>2019-10-14 12:48:54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12:48:54.30554741062" calcext:value-type="date">
            <text:p>12/30/99 12:48 P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&lt;0.000001;[.G431]+2+1/[.$H$2];[.G431]+1/[.$H$2])" office:value-type="float" office:value="7.14999999999998" calcext:value-type="float">
            <text:p>7,14999999999998</text:p>
          </table:table-cell>
          <table:table-cell table:number-columns-repeated="4"/>
          <table:table-cell table:style-name="ce35" table:formula="of:=SUM(MOD(SUM([.L431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32]&lt;[.L431];[.M431]+[.H$2];[.M431])" office:value-type="float" office:value="1200" calcext:value-type="float">
            <text:p>1200</text:p>
          </table:table-cell>
          <table:table-cell table:style-name="ce11" table:formula="of:=OFFSET([.C$4];[.M432];0)" office:value-type="float" office:value="43765" calcext:value-type="float">
            <text:p>43765</text:p>
          </table:table-cell>
          <table:table-cell table:style-name="ce36" table:formula="of:=[.L432]" office:value-type="float" office:value="0.527777777777769" calcext:value-type="float">
            <text:p>0.52777777777776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2];0)&lt;=[.O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14T12:48:20.395528" calcext:value-type="date">
            <text:p>2019-10-14 12:48:20</text:p>
          </table:table-cell>
          <table:table-cell table:style-name="ce7" table:formula="of:=[.A433]" office:value-type="date" office:date-value="2019-10-14T12:48:20.395528" calcext:value-type="date">
            <text:p>2019-10-14 12:48:20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12:48:20.39552778471" calcext:value-type="date">
            <text:p>12/30/99 12:48 P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&lt;0.000001;[.G432]+2+1/[.$H$2];[.G432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 table:formula="of:=SUM(MOD(SUM([.L432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33]&lt;[.L432];[.M432]+[.H$2];[.M432])" office:value-type="float" office:value="1200" calcext:value-type="float">
            <text:p>1200</text:p>
          </table:table-cell>
          <table:table-cell table:style-name="ce11" table:formula="of:=OFFSET([.C$4];[.M433];0)" office:value-type="float" office:value="43765" calcext:value-type="float">
            <text:p>43765</text:p>
          </table:table-cell>
          <table:table-cell table:style-name="ce36" table:formula="of:=[.L433]" office:value-type="float" office:value="0.534722222222213" calcext:value-type="float">
            <text:p>0.5347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3];0)&lt;=[.O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14T13:04:11.996218" calcext:value-type="date">
            <text:p>2019-10-14 13:04:12</text:p>
          </table:table-cell>
          <table:table-cell table:style-name="ce7" table:formula="of:=[.A434]" office:value-type="date" office:date-value="2019-10-14T13:04:11.996218" calcext:value-type="date">
            <text:p>2019-10-14 13:04:12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13:04:11.99621769134" calcext:value-type="date">
            <text:p>12/30/99 01:04 P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&lt;0.000001;[.G433]+2+1/[.$H$2];[.G433]+1/[.$H$2])" office:value-type="float" office:value="7.18333333333331" calcext:value-type="float">
            <text:p>7,18333333333331</text:p>
          </table:table-cell>
          <table:table-cell table:number-columns-repeated="4"/>
          <table:table-cell table:style-name="ce35" table:formula="of:=SUM(MOD(SUM([.L433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34]&lt;[.L433];[.M433]+[.H$2];[.M433])" office:value-type="float" office:value="1200" calcext:value-type="float">
            <text:p>1200</text:p>
          </table:table-cell>
          <table:table-cell table:style-name="ce11" table:formula="of:=OFFSET([.C$4];[.M434];0)" office:value-type="float" office:value="43765" calcext:value-type="float">
            <text:p>43765</text:p>
          </table:table-cell>
          <table:table-cell table:style-name="ce36" table:formula="of:=[.L434]" office:value-type="float" office:value="0.541666666666657" calcext:value-type="float">
            <text:p>0.5416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4];0)&lt;=[.O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14T13:09:37.735836" calcext:value-type="date">
            <text:p>2019-10-14 13:09:38</text:p>
          </table:table-cell>
          <table:table-cell table:style-name="ce7" table:formula="of:=[.A435]" office:value-type="date" office:date-value="2019-10-14T13:09:37.735836" calcext:value-type="date">
            <text:p>2019-10-14 13:09:38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13:09:37.73583589587" calcext:value-type="date">
            <text:p>12/30/99 01:09 P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&lt;0.000001;[.G434]+2+1/[.$H$2];[.G434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 table:formula="of:=SUM(MOD(SUM([.L434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35]&lt;[.L434];[.M434]+[.H$2];[.M434])" office:value-type="float" office:value="1200" calcext:value-type="float">
            <text:p>1200</text:p>
          </table:table-cell>
          <table:table-cell table:style-name="ce11" table:formula="of:=OFFSET([.C$4];[.M435];0)" office:value-type="float" office:value="43765" calcext:value-type="float">
            <text:p>43765</text:p>
          </table:table-cell>
          <table:table-cell table:style-name="ce36" table:formula="of:=[.L435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5];0)&lt;=[.O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14T12:51:44.366643" calcext:value-type="date">
            <text:p>2019-10-14 12:51:44</text:p>
          </table:table-cell>
          <table:table-cell table:style-name="ce7" table:formula="of:=[.A436]" office:value-type="date" office:date-value="2019-10-14T12:51:44.366643" calcext:value-type="date">
            <text:p>2019-10-14 12:51:44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12:51:44.36664281879" calcext:value-type="date">
            <text:p>12/30/99 12:51 P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&lt;0.000001;[.G435]+2+1/[.$H$2];[.G435]+1/[.$H$2])" office:value-type="float" office:value="7.21666666666665" calcext:value-type="float">
            <text:p>7,21666666666665</text:p>
          </table:table-cell>
          <table:table-cell table:number-columns-repeated="4"/>
          <table:table-cell table:style-name="ce35" table:formula="of:=SUM(MOD(SUM([.L435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36]&lt;[.L435];[.M435]+[.H$2];[.M435])" office:value-type="float" office:value="1200" calcext:value-type="float">
            <text:p>1200</text:p>
          </table:table-cell>
          <table:table-cell table:style-name="ce11" table:formula="of:=OFFSET([.C$4];[.M436];0)" office:value-type="float" office:value="43765" calcext:value-type="float">
            <text:p>43765</text:p>
          </table:table-cell>
          <table:table-cell table:style-name="ce36" table:formula="of:=[.L436]" office:value-type="float" office:value="0.555555555555546" calcext:value-type="float">
            <text:p>0.5555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6];0)&lt;=[.O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14T13:01:57.668653" calcext:value-type="date">
            <text:p>2019-10-14 13:01:58</text:p>
          </table:table-cell>
          <table:table-cell table:style-name="ce7" table:formula="of:=[.A437]" office:value-type="date" office:date-value="2019-10-14T13:01:57.668653" calcext:value-type="date">
            <text:p>2019-10-14 13:01:58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13:01:57.66865281388" calcext:value-type="date">
            <text:p>12/30/99 01:01 P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&lt;0.000001;[.G436]+2+1/[.$H$2];[.G436]+1/[.$H$2])" office:value-type="float" office:value="7.23333333333331" calcext:value-type="float">
            <text:p>7,23333333333331</text:p>
          </table:table-cell>
          <table:table-cell table:number-columns-repeated="4"/>
          <table:table-cell table:style-name="ce35" table:formula="of:=SUM(MOD(SUM([.L436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37]&lt;[.L436];[.M436]+[.H$2];[.M436])" office:value-type="float" office:value="1200" calcext:value-type="float">
            <text:p>1200</text:p>
          </table:table-cell>
          <table:table-cell table:style-name="ce11" table:formula="of:=OFFSET([.C$4];[.M437];0)" office:value-type="float" office:value="43765" calcext:value-type="float">
            <text:p>43765</text:p>
          </table:table-cell>
          <table:table-cell table:style-name="ce36" table:formula="of:=[.L437]" office:value-type="float" office:value="0.562499999999991" calcext:value-type="float">
            <text:p>0.5624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7];0)&lt;=[.O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14T13:06:01.823199" calcext:value-type="date">
            <text:p>2019-10-14 13:06:02</text:p>
          </table:table-cell>
          <table:table-cell table:style-name="ce7" table:formula="of:=[.A438]" office:value-type="date" office:date-value="2019-10-14T13:06:01.823199" calcext:value-type="date">
            <text:p>2019-10-14 13:06:02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13:06:01.82319880463" calcext:value-type="date">
            <text:p>12/30/99 01:06 P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&lt;0.000001;[.G437]+2+1/[.$H$2];[.G437]+1/[.$H$2])" office:value-type="float" office:value="7.24999999999998" calcext:value-type="float">
            <text:p>7,24999999999998</text:p>
          </table:table-cell>
          <table:table-cell table:number-columns-repeated="4"/>
          <table:table-cell table:style-name="ce35" table:formula="of:=SUM(MOD(SUM([.L437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38]&lt;[.L437];[.M437]+[.H$2];[.M437])" office:value-type="float" office:value="1200" calcext:value-type="float">
            <text:p>1200</text:p>
          </table:table-cell>
          <table:table-cell table:style-name="ce11" table:formula="of:=OFFSET([.C$4];[.M438];0)" office:value-type="float" office:value="43765" calcext:value-type="float">
            <text:p>43765</text:p>
          </table:table-cell>
          <table:table-cell table:style-name="ce36" table:formula="of:=[.L438]" office:value-type="float" office:value="0.569444444444435" calcext:value-type="float">
            <text:p>0.5694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8];0)&lt;=[.O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14T13:12:57.952807" calcext:value-type="date">
            <text:p>2019-10-14 13:12:58</text:p>
          </table:table-cell>
          <table:table-cell table:style-name="ce7" table:formula="of:=[.A439]" office:value-type="date" office:date-value="2019-10-14T13:12:57.952807" calcext:value-type="date">
            <text:p>2019-10-14 13:12:58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13:12:57.95280714054" calcext:value-type="date">
            <text:p>12/30/99 01:12 P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&lt;0.000001;[.G438]+2+1/[.$H$2];[.G438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 table:formula="of:=SUM(MOD(SUM([.L438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39]&lt;[.L438];[.M438]+[.H$2];[.M438])" office:value-type="float" office:value="1200" calcext:value-type="float">
            <text:p>1200</text:p>
          </table:table-cell>
          <table:table-cell table:style-name="ce11" table:formula="of:=OFFSET([.C$4];[.M439];0)" office:value-type="float" office:value="43765" calcext:value-type="float">
            <text:p>43765</text:p>
          </table:table-cell>
          <table:table-cell table:style-name="ce36" table:formula="of:=[.L439]" office:value-type="float" office:value="0.57638888888888" calcext:value-type="float">
            <text:p>0.5763888888888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39];0)&lt;=[.O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14T12:33:21.638318" calcext:value-type="date">
            <text:p>2019-10-14 12:33:22</text:p>
          </table:table-cell>
          <table:table-cell table:style-name="ce7" table:formula="of:=[.A440]" office:value-type="date" office:date-value="2019-10-14T12:33:21.638318" calcext:value-type="date">
            <text:p>2019-10-14 12:33:22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12:33:21.6383175971" calcext:value-type="date">
            <text:p>12/30/99 12:33 P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&lt;0.000001;[.G439]+2+1/[.$H$2];[.G439]+1/[.$H$2])" office:value-type="float" office:value="7.28333333333331" calcext:value-type="float">
            <text:p>7,28333333333331</text:p>
          </table:table-cell>
          <table:table-cell table:number-columns-repeated="4"/>
          <table:table-cell table:style-name="ce35" table:formula="of:=SUM(MOD(SUM([.L439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40]&lt;[.L439];[.M439]+[.H$2];[.M439])" office:value-type="float" office:value="1200" calcext:value-type="float">
            <text:p>1200</text:p>
          </table:table-cell>
          <table:table-cell table:style-name="ce11" table:formula="of:=OFFSET([.C$4];[.M440];0)" office:value-type="float" office:value="43765" calcext:value-type="float">
            <text:p>43765</text:p>
          </table:table-cell>
          <table:table-cell table:style-name="ce36" table:formula="of:=[.L440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0];0)&lt;=[.O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14T13:20:45.554576" calcext:value-type="date">
            <text:p>2019-10-14 13:20:46</text:p>
          </table:table-cell>
          <table:table-cell table:style-name="ce7" table:formula="of:=[.A441]" office:value-type="date" office:date-value="2019-10-14T13:20:45.554576" calcext:value-type="date">
            <text:p>2019-10-14 13:20:46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13:20:45.55457644165" calcext:value-type="date">
            <text:p>12/30/99 01:20 P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&lt;0.000001;[.G440]+2+1/[.$H$2];[.G440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 table:formula="of:=SUM(MOD(SUM([.L440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41]&lt;[.L440];[.M440]+[.H$2];[.M440])" office:value-type="float" office:value="1200" calcext:value-type="float">
            <text:p>1200</text:p>
          </table:table-cell>
          <table:table-cell table:style-name="ce11" table:formula="of:=OFFSET([.C$4];[.M441];0)" office:value-type="float" office:value="43765" calcext:value-type="float">
            <text:p>43765</text:p>
          </table:table-cell>
          <table:table-cell table:style-name="ce36" table:formula="of:=[.L441]" office:value-type="float" office:value="0.590277777777768" calcext:value-type="float">
            <text:p>0.590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1];0)&lt;=[.O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14T12:48:20.379323" calcext:value-type="date">
            <text:p>2019-10-14 12:48:20</text:p>
          </table:table-cell>
          <table:table-cell table:style-name="ce7" table:formula="of:=[.A442]" office:value-type="date" office:date-value="2019-10-14T12:48:20.379323" calcext:value-type="date">
            <text:p>2019-10-14 12:48:20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12:48:20.37932326086" calcext:value-type="date">
            <text:p>12/30/99 12:48 P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&lt;0.000001;[.G441]+2+1/[.$H$2];[.G441]+1/[.$H$2])" office:value-type="float" office:value="7.31666666666665" calcext:value-type="float">
            <text:p>7,31666666666665</text:p>
          </table:table-cell>
          <table:table-cell table:number-columns-repeated="4"/>
          <table:table-cell table:style-name="ce35" table:formula="of:=SUM(MOD(SUM([.L441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42]&lt;[.L441];[.M441]+[.H$2];[.M441])" office:value-type="float" office:value="1200" calcext:value-type="float">
            <text:p>1200</text:p>
          </table:table-cell>
          <table:table-cell table:style-name="ce11" table:formula="of:=OFFSET([.C$4];[.M442];0)" office:value-type="float" office:value="43765" calcext:value-type="float">
            <text:p>43765</text:p>
          </table:table-cell>
          <table:table-cell table:style-name="ce36" table:formula="of:=[.L442]" office:value-type="float" office:value="0.597222222222213" calcext:value-type="float">
            <text:p>0.597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2];0)&lt;=[.O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14T13:07:57.70028" calcext:value-type="date">
            <text:p>2019-10-14 13:07:58</text:p>
          </table:table-cell>
          <table:table-cell table:style-name="ce7" table:formula="of:=[.A443]" office:value-type="date" office:date-value="2019-10-14T13:07:57.70028" calcext:value-type="date">
            <text:p>2019-10-14 13:07:58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13:07:57.7002797462" calcext:value-type="date">
            <text:p>12/30/99 01:07 P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&lt;0.000001;[.G442]+2+1/[.$H$2];[.G442]+1/[.$H$2])" office:value-type="float" office:value="7.33333333333331" calcext:value-type="float">
            <text:p>7,33333333333331</text:p>
          </table:table-cell>
          <table:table-cell table:number-columns-repeated="4"/>
          <table:table-cell table:style-name="ce35" table:formula="of:=SUM(MOD(SUM([.L442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43]&lt;[.L442];[.M442]+[.H$2];[.M442])" office:value-type="float" office:value="1200" calcext:value-type="float">
            <text:p>1200</text:p>
          </table:table-cell>
          <table:table-cell table:style-name="ce11" table:formula="of:=OFFSET([.C$4];[.M443];0)" office:value-type="float" office:value="43765" calcext:value-type="float">
            <text:p>43765</text:p>
          </table:table-cell>
          <table:table-cell table:style-name="ce36" table:formula="of:=[.L443]" office:value-type="float" office:value="0.604166666666657" calcext:value-type="float">
            <text:p>0.604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3];0)&lt;=[.O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14T12:39:20.62783" calcext:value-type="date">
            <text:p>2019-10-14 12:39:21</text:p>
          </table:table-cell>
          <table:table-cell table:style-name="ce7" table:formula="of:=[.A444]" office:value-type="date" office:date-value="2019-10-14T12:39:20.62783" calcext:value-type="date">
            <text:p>2019-10-14 12:39:21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12:39:20.62782963272" calcext:value-type="date">
            <text:p>12/30/99 12:39 P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&lt;0.000001;[.G443]+2+1/[.$H$2];[.G443]+1/[.$H$2])" office:value-type="float" office:value="7.34999999999998" calcext:value-type="float">
            <text:p>7,34999999999998</text:p>
          </table:table-cell>
          <table:table-cell table:number-columns-repeated="4"/>
          <table:table-cell table:style-name="ce35" table:formula="of:=SUM(MOD(SUM([.L443]-[.L$2];[.T$2]);[.R$2]-[.L$2]);[.L$2])" office:value-type="time" office:time-value="PT11H09M59.999999999S" calcext:value-type="time">
            <text:p>11:10:00</text:p>
          </table:table-cell>
          <table:table-cell table:style-name="ce11" table:formula="of:=IF([.L444]&lt;[.L443];[.M443]+[.H$2];[.M443])" office:value-type="float" office:value="1260" calcext:value-type="float">
            <text:p>1260</text:p>
          </table:table-cell>
          <table:table-cell table:style-name="ce11" table:formula="of:=OFFSET([.C$4];[.M444];0)" office:value-type="float" office:value="43766" calcext:value-type="float">
            <text:p>43766</text:p>
          </table:table-cell>
          <table:table-cell table:style-name="ce36" table:formula="of:=[.L444]" office:value-type="float" office:value="0.465277777777768" calcext:value-type="float">
            <text:p>0.465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4];0)&lt;=[.O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14T12:42:17.992189" calcext:value-type="date">
            <text:p>2019-10-14 12:42:18</text:p>
          </table:table-cell>
          <table:table-cell table:style-name="ce7" table:formula="of:=[.A445]" office:value-type="date" office:date-value="2019-10-14T12:42:17.992189" calcext:value-type="date">
            <text:p>2019-10-14 12:42:18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12:42:17.99218896311" calcext:value-type="date">
            <text:p>12/30/99 12:42 P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&lt;0.000001;[.G444]+2+1/[.$H$2];[.G444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 table:formula="of:=SUM(MOD(SUM([.L444]-[.L$2];[.T$2]);[.R$2]-[.L$2]);[.L$2])" office:value-type="time" office:time-value="PT11H19M59.999999999S" calcext:value-type="time">
            <text:p>11:20:00</text:p>
          </table:table-cell>
          <table:table-cell table:style-name="ce11" table:formula="of:=IF([.L445]&lt;[.L444];[.M444]+[.H$2];[.M444])" office:value-type="float" office:value="1260" calcext:value-type="float">
            <text:p>1260</text:p>
          </table:table-cell>
          <table:table-cell table:style-name="ce11" table:formula="of:=OFFSET([.C$4];[.M445];0)" office:value-type="float" office:value="43766" calcext:value-type="float">
            <text:p>43766</text:p>
          </table:table-cell>
          <table:table-cell table:style-name="ce36" table:formula="of:=[.L445]" office:value-type="float" office:value="0.472222222222213" calcext:value-type="float">
            <text:p>0.4722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5];0)&lt;=[.O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14T13:32:08.159639" calcext:value-type="date">
            <text:p>2019-10-14 13:32:08</text:p>
          </table:table-cell>
          <table:table-cell table:style-name="ce7" table:formula="of:=[.A446]" office:value-type="date" office:date-value="2019-10-14T13:32:08.159639" calcext:value-type="date">
            <text:p>2019-10-14 13:32:08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13:32:08.15963916946" calcext:value-type="date">
            <text:p>12/30/99 01:32 P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&lt;0.000001;[.G445]+2+1/[.$H$2];[.G445]+1/[.$H$2])" office:value-type="float" office:value="7.38333333333331" calcext:value-type="float">
            <text:p>7,38333333333331</text:p>
          </table:table-cell>
          <table:table-cell table:number-columns-repeated="4"/>
          <table:table-cell table:style-name="ce35" table:formula="of:=SUM(MOD(SUM([.L445]-[.L$2];[.T$2]);[.R$2]-[.L$2]);[.L$2])" office:value-type="time" office:time-value="PT11H29M59.999999999S" calcext:value-type="time">
            <text:p>11:30:00</text:p>
          </table:table-cell>
          <table:table-cell table:style-name="ce11" table:formula="of:=IF([.L446]&lt;[.L445];[.M445]+[.H$2];[.M445])" office:value-type="float" office:value="1260" calcext:value-type="float">
            <text:p>1260</text:p>
          </table:table-cell>
          <table:table-cell table:style-name="ce11" table:formula="of:=OFFSET([.C$4];[.M446];0)" office:value-type="float" office:value="43766" calcext:value-type="float">
            <text:p>43766</text:p>
          </table:table-cell>
          <table:table-cell table:style-name="ce36" table:formula="of:=[.L446]" office:value-type="float" office:value="0.479166666666657" calcext:value-type="float">
            <text:p>0.479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6];0)&lt;=[.O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14T12:52:48.818469" calcext:value-type="date">
            <text:p>2019-10-14 12:52:49</text:p>
          </table:table-cell>
          <table:table-cell table:style-name="ce7" table:formula="of:=[.A447]" office:value-type="date" office:date-value="2019-10-14T12:52:48.818469" calcext:value-type="date">
            <text:p>2019-10-14 12:52:49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12:52:48.81846897304" calcext:value-type="date">
            <text:p>12/30/99 12:52 P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&lt;0.000001;[.G446]+2+1/[.$H$2];[.G446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 table:formula="of:=SUM(MOD(SUM([.L446]-[.L$2];[.T$2]);[.R$2]-[.L$2]);[.L$2])" office:value-type="time" office:time-value="PT11H39M59.999999999S" calcext:value-type="time">
            <text:p>11:40:00</text:p>
          </table:table-cell>
          <table:table-cell table:style-name="ce11" table:formula="of:=IF([.L447]&lt;[.L446];[.M446]+[.H$2];[.M446])" office:value-type="float" office:value="1260" calcext:value-type="float">
            <text:p>1260</text:p>
          </table:table-cell>
          <table:table-cell table:style-name="ce11" table:formula="of:=OFFSET([.C$4];[.M447];0)" office:value-type="float" office:value="43766" calcext:value-type="float">
            <text:p>43766</text:p>
          </table:table-cell>
          <table:table-cell table:style-name="ce36" table:formula="of:=[.L447]" office:value-type="float" office:value="0.486111111111102" calcext:value-type="float">
            <text:p>0.4861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7];0)&lt;=[.O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14T13:10:20.880207" calcext:value-type="date">
            <text:p>2019-10-14 13:10:21</text:p>
          </table:table-cell>
          <table:table-cell table:style-name="ce7" table:formula="of:=[.A448]" office:value-type="date" office:date-value="2019-10-14T13:10:20.880207" calcext:value-type="date">
            <text:p>2019-10-14 13:10:21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13:10:20.88020683732" calcext:value-type="date">
            <text:p>12/30/99 01:10 P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&lt;0.000001;[.G447]+2+1/[.$H$2];[.G447]+1/[.$H$2])" office:value-type="float" office:value="7.41666666666665" calcext:value-type="float">
            <text:p>7,41666666666665</text:p>
          </table:table-cell>
          <table:table-cell table:number-columns-repeated="4"/>
          <table:table-cell table:style-name="ce35" table:formula="of:=SUM(MOD(SUM([.L447]-[.L$2];[.T$2]);[.R$2]-[.L$2]);[.L$2])" office:value-type="time" office:time-value="PT11H49M59.999999999S" calcext:value-type="time">
            <text:p>11:50:00</text:p>
          </table:table-cell>
          <table:table-cell table:style-name="ce11" table:formula="of:=IF([.L448]&lt;[.L447];[.M447]+[.H$2];[.M447])" office:value-type="float" office:value="1260" calcext:value-type="float">
            <text:p>1260</text:p>
          </table:table-cell>
          <table:table-cell table:style-name="ce11" table:formula="of:=OFFSET([.C$4];[.M448];0)" office:value-type="float" office:value="43766" calcext:value-type="float">
            <text:p>43766</text:p>
          </table:table-cell>
          <table:table-cell table:style-name="ce36" table:formula="of:=[.L448]" office:value-type="float" office:value="0.493055555555546" calcext:value-type="float">
            <text:p>0.4930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8];0)&lt;=[.O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14T12:50:29.091316" calcext:value-type="date">
            <text:p>2019-10-14 12:50:29</text:p>
          </table:table-cell>
          <table:table-cell table:style-name="ce7" table:formula="of:=[.A449]" office:value-type="date" office:date-value="2019-10-14T12:50:29.091316" calcext:value-type="date">
            <text:p>2019-10-14 12:50:29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12:50:29.09131560009" calcext:value-type="date">
            <text:p>12/30/99 12:50 P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&lt;0.000001;[.G448]+2+1/[.$H$2];[.G448]+1/[.$H$2])" office:value-type="float" office:value="7.43333333333331" calcext:value-type="float">
            <text:p>7,43333333333331</text:p>
          </table:table-cell>
          <table:table-cell table:number-columns-repeated="4"/>
          <table:table-cell table:style-name="ce35" table:formula="of:=SUM(MOD(SUM([.L448]-[.L$2];[.T$2]);[.R$2]-[.L$2]);[.L$2])" office:value-type="time" office:time-value="PT11H59M59.999999999S" calcext:value-type="time">
            <text:p>12:00:00</text:p>
          </table:table-cell>
          <table:table-cell table:style-name="ce11" table:formula="of:=IF([.L449]&lt;[.L448];[.M448]+[.H$2];[.M448])" office:value-type="float" office:value="1260" calcext:value-type="float">
            <text:p>1260</text:p>
          </table:table-cell>
          <table:table-cell table:style-name="ce11" table:formula="of:=OFFSET([.C$4];[.M449];0)" office:value-type="float" office:value="43766" calcext:value-type="float">
            <text:p>43766</text:p>
          </table:table-cell>
          <table:table-cell table:style-name="ce36" table:formula="of:=[.L449]" office:value-type="float" office:value="0.499999999999991" calcext:value-type="float">
            <text:p>0.49999999999999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49];0)&lt;=[.O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14T12:44:28.949504" calcext:value-type="date">
            <text:p>2019-10-14 12:44:29</text:p>
          </table:table-cell>
          <table:table-cell table:style-name="ce7" table:formula="of:=[.A450]" office:value-type="date" office:date-value="2019-10-14T12:44:28.949504" calcext:value-type="date">
            <text:p>2019-10-14 12:44:29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12:44:28.94950394053" calcext:value-type="date">
            <text:p>12/30/99 12:44 P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&lt;0.000001;[.G449]+2+1/[.$H$2];[.G449]+1/[.$H$2])" office:value-type="float" office:value="7.44999999999998" calcext:value-type="float">
            <text:p>7,44999999999998</text:p>
          </table:table-cell>
          <table:table-cell table:number-columns-repeated="4"/>
          <table:table-cell table:style-name="ce35" table:formula="of:=SUM(MOD(SUM([.L449]-[.L$2];[.T$2]);[.R$2]-[.L$2]);[.L$2])" office:value-type="time" office:time-value="PT12H09M59.999999999S" calcext:value-type="time">
            <text:p>12:10:00</text:p>
          </table:table-cell>
          <table:table-cell table:style-name="ce11" table:formula="of:=IF([.L450]&lt;[.L449];[.M449]+[.H$2];[.M449])" office:value-type="float" office:value="1260" calcext:value-type="float">
            <text:p>1260</text:p>
          </table:table-cell>
          <table:table-cell table:style-name="ce11" table:formula="of:=OFFSET([.C$4];[.M450];0)" office:value-type="float" office:value="43766" calcext:value-type="float">
            <text:p>43766</text:p>
          </table:table-cell>
          <table:table-cell table:style-name="ce36" table:formula="of:=[.L450]" office:value-type="float" office:value="0.506944444444435" calcext:value-type="float">
            <text:p>0.5069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0];0)&lt;=[.O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14T12:59:46.83021" calcext:value-type="date">
            <text:p>2019-10-14 12:59:47</text:p>
          </table:table-cell>
          <table:table-cell table:style-name="ce7" table:formula="of:=[.A451]" office:value-type="date" office:date-value="2019-10-14T12:59:46.83021" calcext:value-type="date">
            <text:p>2019-10-14 12:59:47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12:59:46.83021040633" calcext:value-type="date">
            <text:p>12/30/99 12:59 P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&lt;0.000001;[.G450]+2+1/[.$H$2];[.G450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 table:formula="of:=SUM(MOD(SUM([.L450]-[.L$2];[.T$2]);[.R$2]-[.L$2]);[.L$2])" office:value-type="time" office:time-value="PT12H19M59.999999999S" calcext:value-type="time">
            <text:p>12:20:00</text:p>
          </table:table-cell>
          <table:table-cell table:style-name="ce11" table:formula="of:=IF([.L451]&lt;[.L450];[.M450]+[.H$2];[.M450])" office:value-type="float" office:value="1260" calcext:value-type="float">
            <text:p>1260</text:p>
          </table:table-cell>
          <table:table-cell table:style-name="ce11" table:formula="of:=OFFSET([.C$4];[.M451];0)" office:value-type="float" office:value="43766" calcext:value-type="float">
            <text:p>43766</text:p>
          </table:table-cell>
          <table:table-cell table:style-name="ce36" table:formula="of:=[.L451]" office:value-type="float" office:value="0.513888888888879" calcext:value-type="float">
            <text:p>0.51388888888887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1];0)&lt;=[.O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14T13:25:38.531957" calcext:value-type="date">
            <text:p>2019-10-14 13:25:39</text:p>
          </table:table-cell>
          <table:table-cell table:style-name="ce7" table:formula="of:=[.A452]" office:value-type="date" office:date-value="2019-10-14T13:25:38.531957" calcext:value-type="date">
            <text:p>2019-10-14 13:25:39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13:25:38.53195658885" calcext:value-type="date">
            <text:p>12/30/99 01:25 P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&lt;0.000001;[.G451]+2+1/[.$H$2];[.G451]+1/[.$H$2])" office:value-type="float" office:value="7.48333333333331" calcext:value-type="float">
            <text:p>7,48333333333331</text:p>
          </table:table-cell>
          <table:table-cell table:number-columns-repeated="4"/>
          <table:table-cell table:style-name="ce35" table:formula="of:=SUM(MOD(SUM([.L451]-[.L$2];[.T$2]);[.R$2]-[.L$2]);[.L$2])" office:value-type="time" office:time-value="PT12H29M59.999999999S" calcext:value-type="time">
            <text:p>12:30:00</text:p>
          </table:table-cell>
          <table:table-cell table:style-name="ce11" table:formula="of:=IF([.L452]&lt;[.L451];[.M451]+[.H$2];[.M451])" office:value-type="float" office:value="1260" calcext:value-type="float">
            <text:p>1260</text:p>
          </table:table-cell>
          <table:table-cell table:style-name="ce11" table:formula="of:=OFFSET([.C$4];[.M452];0)" office:value-type="float" office:value="43766" calcext:value-type="float">
            <text:p>43766</text:p>
          </table:table-cell>
          <table:table-cell table:style-name="ce36" table:formula="of:=[.L452]" office:value-type="float" office:value="0.520833333333324" calcext:value-type="float">
            <text:p>0.5208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2];0)&lt;=[.O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14T13:24:34.975494" calcext:value-type="date">
            <text:p>2019-10-14 13:24:35</text:p>
          </table:table-cell>
          <table:table-cell table:style-name="ce7" table:formula="of:=[.A453]" office:value-type="date" office:date-value="2019-10-14T13:24:34.975494" calcext:value-type="date">
            <text:p>2019-10-14 13:24:35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13:24:34.97549371328" calcext:value-type="date">
            <text:p>12/30/99 01:24 P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&lt;0.000001;[.G452]+2+1/[.$H$2];[.G452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 table:formula="of:=SUM(MOD(SUM([.L452]-[.L$2];[.T$2]);[.R$2]-[.L$2]);[.L$2])" office:value-type="time" office:time-value="PT12H39M59.999999999S" calcext:value-type="time">
            <text:p>12:40:00</text:p>
          </table:table-cell>
          <table:table-cell table:style-name="ce11" table:formula="of:=IF([.L453]&lt;[.L452];[.M452]+[.H$2];[.M452])" office:value-type="float" office:value="1260" calcext:value-type="float">
            <text:p>1260</text:p>
          </table:table-cell>
          <table:table-cell table:style-name="ce11" table:formula="of:=OFFSET([.C$4];[.M453];0)" office:value-type="float" office:value="43766" calcext:value-type="float">
            <text:p>43766</text:p>
          </table:table-cell>
          <table:table-cell table:style-name="ce36" table:formula="of:=[.L453]" office:value-type="float" office:value="0.527777777777768" calcext:value-type="float">
            <text:p>0.5277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3];0)&lt;=[.O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14T12:54:49.197771" calcext:value-type="date">
            <text:p>2019-10-14 12:54:49</text:p>
          </table:table-cell>
          <table:table-cell table:style-name="ce7" table:formula="of:=[.A454]" office:value-type="date" office:date-value="2019-10-14T12:54:49.197771" calcext:value-type="date">
            <text:p>2019-10-14 12:54:49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12:54:49.19777101837" calcext:value-type="date">
            <text:p>12/30/99 12:54 P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&lt;0.000001;[.G453]+2+1/[.$H$2];[.G453]+1/[.$H$2])" office:value-type="float" office:value="7.51666666666665" calcext:value-type="float">
            <text:p>7,51666666666665</text:p>
          </table:table-cell>
          <table:table-cell table:number-columns-repeated="4"/>
          <table:table-cell table:style-name="ce35" table:formula="of:=SUM(MOD(SUM([.L453]-[.L$2];[.T$2]);[.R$2]-[.L$2]);[.L$2])" office:value-type="time" office:time-value="PT12H49M59.999999999S" calcext:value-type="time">
            <text:p>12:50:00</text:p>
          </table:table-cell>
          <table:table-cell table:style-name="ce11" table:formula="of:=IF([.L454]&lt;[.L453];[.M453]+[.H$2];[.M453])" office:value-type="float" office:value="1260" calcext:value-type="float">
            <text:p>1260</text:p>
          </table:table-cell>
          <table:table-cell table:style-name="ce11" table:formula="of:=OFFSET([.C$4];[.M454];0)" office:value-type="float" office:value="43766" calcext:value-type="float">
            <text:p>43766</text:p>
          </table:table-cell>
          <table:table-cell table:style-name="ce36" table:formula="of:=[.L454]" office:value-type="float" office:value="0.534722222222213" calcext:value-type="float">
            <text:p>0.534722222222213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4];0)&lt;=[.O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14T13:19:29.313866" calcext:value-type="date">
            <text:p>2019-10-14 13:19:29</text:p>
          </table:table-cell>
          <table:table-cell table:style-name="ce7" table:formula="of:=[.A455]" office:value-type="date" office:date-value="2019-10-14T13:19:29.313866" calcext:value-type="date">
            <text:p>2019-10-14 13:19:29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13:19:29.31386583019" calcext:value-type="date">
            <text:p>12/30/99 01:19 P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&lt;0.000001;[.G454]+2+1/[.$H$2];[.G454]+1/[.$H$2])" office:value-type="float" office:value="7.53333333333331" calcext:value-type="float">
            <text:p>7,53333333333331</text:p>
          </table:table-cell>
          <table:table-cell table:number-columns-repeated="4"/>
          <table:table-cell table:style-name="ce35" table:formula="of:=SUM(MOD(SUM([.L454]-[.L$2];[.T$2]);[.R$2]-[.L$2]);[.L$2])" office:value-type="time" office:time-value="PT12H59M59.999999999S" calcext:value-type="time">
            <text:p>13:00:00</text:p>
          </table:table-cell>
          <table:table-cell table:style-name="ce11" table:formula="of:=IF([.L455]&lt;[.L454];[.M454]+[.H$2];[.M454])" office:value-type="float" office:value="1260" calcext:value-type="float">
            <text:p>1260</text:p>
          </table:table-cell>
          <table:table-cell table:style-name="ce11" table:formula="of:=OFFSET([.C$4];[.M455];0)" office:value-type="float" office:value="43766" calcext:value-type="float">
            <text:p>43766</text:p>
          </table:table-cell>
          <table:table-cell table:style-name="ce36" table:formula="of:=[.L455]" office:value-type="float" office:value="0.541666666666657" calcext:value-type="float">
            <text:p>0.5416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5];0)&lt;=[.O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14T12:57:46.030303" calcext:value-type="date">
            <text:p>2019-10-14 12:57:46</text:p>
          </table:table-cell>
          <table:table-cell table:style-name="ce7" table:formula="of:=[.A456]" office:value-type="date" office:date-value="2019-10-14T12:57:46.030303" calcext:value-type="date">
            <text:p>2019-10-14 12:57:46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12:57:46.03030299302" calcext:value-type="date">
            <text:p>12/30/99 12:57 P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&lt;0.000001;[.G455]+2+1/[.$H$2];[.G455]+1/[.$H$2])" office:value-type="float" office:value="7.54999999999998" calcext:value-type="float">
            <text:p>7,54999999999998</text:p>
          </table:table-cell>
          <table:table-cell table:number-columns-repeated="4"/>
          <table:table-cell table:style-name="ce35" table:formula="of:=SUM(MOD(SUM([.L455]-[.L$2];[.T$2]);[.R$2]-[.L$2]);[.L$2])" office:value-type="time" office:time-value="PT13H09M59.999999999S" calcext:value-type="time">
            <text:p>13:10:00</text:p>
          </table:table-cell>
          <table:table-cell table:style-name="ce11" table:formula="of:=IF([.L456]&lt;[.L455];[.M455]+[.H$2];[.M455])" office:value-type="float" office:value="1260" calcext:value-type="float">
            <text:p>1260</text:p>
          </table:table-cell>
          <table:table-cell table:style-name="ce11" table:formula="of:=OFFSET([.C$4];[.M456];0)" office:value-type="float" office:value="43766" calcext:value-type="float">
            <text:p>43766</text:p>
          </table:table-cell>
          <table:table-cell table:style-name="ce36" table:formula="of:=[.L456]" office:value-type="float" office:value="0.548611111111102" calcext:value-type="float">
            <text:p>0.54861111111110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6];0)&lt;=[.O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14T13:15:13.244748" calcext:value-type="date">
            <text:p>2019-10-14 13:15:13</text:p>
          </table:table-cell>
          <table:table-cell table:style-name="ce7" table:formula="of:=[.A457]" office:value-type="date" office:date-value="2019-10-14T13:15:13.244748" calcext:value-type="date">
            <text:p>2019-10-14 13:15:13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13:15:13.24474832509" calcext:value-type="date">
            <text:p>12/30/99 01:15 P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&lt;0.000001;[.G456]+2+1/[.$H$2];[.G456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 table:formula="of:=SUM(MOD(SUM([.L456]-[.L$2];[.T$2]);[.R$2]-[.L$2]);[.L$2])" office:value-type="time" office:time-value="PT13H19M59.999999999S" calcext:value-type="time">
            <text:p>13:20:00</text:p>
          </table:table-cell>
          <table:table-cell table:style-name="ce11" table:formula="of:=IF([.L457]&lt;[.L456];[.M456]+[.H$2];[.M456])" office:value-type="float" office:value="1260" calcext:value-type="float">
            <text:p>1260</text:p>
          </table:table-cell>
          <table:table-cell table:style-name="ce11" table:formula="of:=OFFSET([.C$4];[.M457];0)" office:value-type="float" office:value="43766" calcext:value-type="float">
            <text:p>43766</text:p>
          </table:table-cell>
          <table:table-cell table:style-name="ce36" table:formula="of:=[.L457]" office:value-type="float" office:value="0.555555555555546" calcext:value-type="float">
            <text:p>0.555555555555546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7];0)&lt;=[.O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14T13:09:37.430832" calcext:value-type="date">
            <text:p>2019-10-14 13:09:37</text:p>
          </table:table-cell>
          <table:table-cell table:style-name="ce7" table:formula="of:=[.A458]" office:value-type="date" office:date-value="2019-10-14T13:09:37.430832" calcext:value-type="date">
            <text:p>2019-10-14 13:09:37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13:09:37.43083164096" calcext:value-type="date">
            <text:p>12/30/99 01:09 P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&lt;0.000001;[.G457]+2+1/[.$H$2];[.G457]+1/[.$H$2])" office:value-type="float" office:value="7.58333333333331" calcext:value-type="float">
            <text:p>7,58333333333331</text:p>
          </table:table-cell>
          <table:table-cell table:number-columns-repeated="4"/>
          <table:table-cell table:style-name="ce35" table:formula="of:=SUM(MOD(SUM([.L457]-[.L$2];[.T$2]);[.R$2]-[.L$2]);[.L$2])" office:value-type="time" office:time-value="PT13H29M59.999999999S" calcext:value-type="time">
            <text:p>13:30:00</text:p>
          </table:table-cell>
          <table:table-cell table:style-name="ce11" table:formula="of:=IF([.L458]&lt;[.L457];[.M457]+[.H$2];[.M457])" office:value-type="float" office:value="1260" calcext:value-type="float">
            <text:p>1260</text:p>
          </table:table-cell>
          <table:table-cell table:style-name="ce11" table:formula="of:=OFFSET([.C$4];[.M458];0)" office:value-type="float" office:value="43766" calcext:value-type="float">
            <text:p>43766</text:p>
          </table:table-cell>
          <table:table-cell table:style-name="ce36" table:formula="of:=[.L458]" office:value-type="float" office:value="0.56249999999999" calcext:value-type="float">
            <text:p>0.5624999999999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8];0)&lt;=[.O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14T12:54:47.47612" calcext:value-type="date">
            <text:p>2019-10-14 12:54:47</text:p>
          </table:table-cell>
          <table:table-cell table:style-name="ce7" table:formula="of:=[.A459]" office:value-type="date" office:date-value="2019-10-14T12:54:47.47612" calcext:value-type="date">
            <text:p>2019-10-14 12:54:47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12:54:47.47611972503" calcext:value-type="date">
            <text:p>12/30/99 12:54 P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&lt;0.000001;[.G458]+2+1/[.$H$2];[.G458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 table:formula="of:=SUM(MOD(SUM([.L458]-[.L$2];[.T$2]);[.R$2]-[.L$2]);[.L$2])" office:value-type="time" office:time-value="PT13H39M59.999999999S" calcext:value-type="time">
            <text:p>13:40:00</text:p>
          </table:table-cell>
          <table:table-cell table:style-name="ce11" table:formula="of:=IF([.L459]&lt;[.L458];[.M458]+[.H$2];[.M458])" office:value-type="float" office:value="1260" calcext:value-type="float">
            <text:p>1260</text:p>
          </table:table-cell>
          <table:table-cell table:style-name="ce11" table:formula="of:=OFFSET([.C$4];[.M459];0)" office:value-type="float" office:value="43766" calcext:value-type="float">
            <text:p>43766</text:p>
          </table:table-cell>
          <table:table-cell table:style-name="ce36" table:formula="of:=[.L459]" office:value-type="float" office:value="0.569444444444435" calcext:value-type="float">
            <text:p>0.569444444444435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59];0)&lt;=[.O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14T13:02:53.910934" calcext:value-type="date">
            <text:p>2019-10-14 13:02:54</text:p>
          </table:table-cell>
          <table:table-cell table:style-name="ce7" table:formula="of:=[.A460]" office:value-type="date" office:date-value="2019-10-14T13:02:53.910934" calcext:value-type="date">
            <text:p>2019-10-14 13:02:54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13:02:53.91093350016" calcext:value-type="date">
            <text:p>12/30/99 01:02 P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&lt;0.000001;[.G459]+2+1/[.$H$2];[.G459]+1/[.$H$2])" office:value-type="float" office:value="7.61666666666665" calcext:value-type="float">
            <text:p>7,61666666666665</text:p>
          </table:table-cell>
          <table:table-cell table:number-columns-repeated="4"/>
          <table:table-cell table:style-name="ce35" table:formula="of:=SUM(MOD(SUM([.L459]-[.L$2];[.T$2]);[.R$2]-[.L$2]);[.L$2])" office:value-type="time" office:time-value="PT13H49M59.999999999S" calcext:value-type="time">
            <text:p>13:50:00</text:p>
          </table:table-cell>
          <table:table-cell table:style-name="ce11" table:formula="of:=IF([.L460]&lt;[.L459];[.M459]+[.H$2];[.M459])" office:value-type="float" office:value="1260" calcext:value-type="float">
            <text:p>1260</text:p>
          </table:table-cell>
          <table:table-cell table:style-name="ce11" table:formula="of:=OFFSET([.C$4];[.M460];0)" office:value-type="float" office:value="43766" calcext:value-type="float">
            <text:p>43766</text:p>
          </table:table-cell>
          <table:table-cell table:style-name="ce36" table:formula="of:=[.L460]" office:value-type="float" office:value="0.576388888888879" calcext:value-type="float">
            <text:p>0.576388888888879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0];0)&lt;=[.O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14T12:33:35.274994" calcext:value-type="date">
            <text:p>2019-10-14 12:33:35</text:p>
          </table:table-cell>
          <table:table-cell table:style-name="ce7" table:formula="of:=[.A461]" office:value-type="date" office:date-value="2019-10-14T12:33:35.274994" calcext:value-type="date">
            <text:p>2019-10-14 12:33:35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12:33:35.2749936562" calcext:value-type="date">
            <text:p>12/30/99 12:33 P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&lt;0.000001;[.G460]+2+1/[.$H$2];[.G460]+1/[.$H$2])" office:value-type="float" office:value="7.63333333333331" calcext:value-type="float">
            <text:p>7,63333333333331</text:p>
          </table:table-cell>
          <table:table-cell table:number-columns-repeated="4"/>
          <table:table-cell table:style-name="ce35" table:formula="of:=SUM(MOD(SUM([.L460]-[.L$2];[.T$2]);[.R$2]-[.L$2]);[.L$2])" office:value-type="time" office:time-value="PT13H59M59.999999999S" calcext:value-type="time">
            <text:p>14:00:00</text:p>
          </table:table-cell>
          <table:table-cell table:style-name="ce11" table:formula="of:=IF([.L461]&lt;[.L460];[.M460]+[.H$2];[.M460])" office:value-type="float" office:value="1260" calcext:value-type="float">
            <text:p>1260</text:p>
          </table:table-cell>
          <table:table-cell table:style-name="ce11" table:formula="of:=OFFSET([.C$4];[.M461];0)" office:value-type="float" office:value="43766" calcext:value-type="float">
            <text:p>43766</text:p>
          </table:table-cell>
          <table:table-cell table:style-name="ce36" table:formula="of:=[.L461]" office:value-type="float" office:value="0.583333333333324" calcext:value-type="float">
            <text:p>0.583333333333324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1];0)&lt;=[.O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14T12:49:24.611185" calcext:value-type="date">
            <text:p>2019-10-14 12:49:25</text:p>
          </table:table-cell>
          <table:table-cell table:style-name="ce7" table:formula="of:=[.A462]" office:value-type="date" office:date-value="2019-10-14T12:49:24.611185" calcext:value-type="date">
            <text:p>2019-10-14 12:49:25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12:49:24.61118543521" calcext:value-type="date">
            <text:p>12/30/99 12:49 P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&lt;0.000001;[.G461]+2+1/[.$H$2];[.G461]+1/[.$H$2])" office:value-type="float" office:value="7.64999999999998" calcext:value-type="float">
            <text:p>7,64999999999998</text:p>
          </table:table-cell>
          <table:table-cell table:number-columns-repeated="4"/>
          <table:table-cell table:style-name="ce35" table:formula="of:=SUM(MOD(SUM([.L461]-[.L$2];[.T$2]);[.R$2]-[.L$2]);[.L$2])" office:value-type="time" office:time-value="PT14H09M59.999999999S" calcext:value-type="time">
            <text:p>14:10:00</text:p>
          </table:table-cell>
          <table:table-cell table:style-name="ce11" table:formula="of:=IF([.L462]&lt;[.L461];[.M461]+[.H$2];[.M461])" office:value-type="float" office:value="1260" calcext:value-type="float">
            <text:p>1260</text:p>
          </table:table-cell>
          <table:table-cell table:style-name="ce11" table:formula="of:=OFFSET([.C$4];[.M462];0)" office:value-type="float" office:value="43766" calcext:value-type="float">
            <text:p>43766</text:p>
          </table:table-cell>
          <table:table-cell table:style-name="ce36" table:formula="of:=[.L462]" office:value-type="float" office:value="0.590277777777768" calcext:value-type="float">
            <text:p>0.590277777777768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2];0)&lt;=[.O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14T13:28:31.8781" calcext:value-type="date">
            <text:p>2019-10-14 13:28:32</text:p>
          </table:table-cell>
          <table:table-cell table:style-name="ce7" table:formula="of:=[.A463]" office:value-type="date" office:date-value="2019-10-14T13:28:31.8781" calcext:value-type="date">
            <text:p>2019-10-14 13:28:32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13:28:31.87810006086" calcext:value-type="date">
            <text:p>12/30/99 01:28 P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&lt;0.000001;[.G462]+2+1/[.$H$2];[.G46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 table:formula="of:=SUM(MOD(SUM([.L462]-[.L$2];[.T$2]);[.R$2]-[.L$2]);[.L$2])" office:value-type="time" office:time-value="PT14H19M59.999999999S" calcext:value-type="time">
            <text:p>14:20:00</text:p>
          </table:table-cell>
          <table:table-cell table:style-name="ce11" table:formula="of:=IF([.L463]&lt;[.L462];[.M462]+[.H$2];[.M462])" office:value-type="float" office:value="1260" calcext:value-type="float">
            <text:p>1260</text:p>
          </table:table-cell>
          <table:table-cell table:style-name="ce11" table:formula="of:=OFFSET([.C$4];[.M463];0)" office:value-type="float" office:value="43766" calcext:value-type="float">
            <text:p>43766</text:p>
          </table:table-cell>
          <table:table-cell table:style-name="ce36" table:formula="of:=[.L463]" office:value-type="float" office:value="0.597222222222212" calcext:value-type="float">
            <text:p>0.597222222222212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3];0)&lt;=[.O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14T12:42:23.960836" calcext:value-type="date">
            <text:p>2019-10-14 12:42:24</text:p>
          </table:table-cell>
          <table:table-cell table:style-name="ce7" table:formula="of:=[.A464]" office:value-type="date" office:date-value="2019-10-14T12:42:23.960836" calcext:value-type="date">
            <text:p>2019-10-14 12:42:24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12:42:23.96083618049" calcext:value-type="date">
            <text:p>12/30/99 12:42 P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&lt;0.000001;[.G463]+2+1/[.$H$2];[.G463]+1/[.$H$2])" office:value-type="float" office:value="7.68333333333331" calcext:value-type="float">
            <text:p>7,68333333333331</text:p>
          </table:table-cell>
          <table:table-cell table:number-columns-repeated="4"/>
          <table:table-cell table:style-name="ce35" table:formula="of:=SUM(MOD(SUM([.L463]-[.L$2];[.T$2]);[.R$2]-[.L$2]);[.L$2])" office:value-type="time" office:time-value="PT14H29M59.999999999S" calcext:value-type="time">
            <text:p>14:30:00</text:p>
          </table:table-cell>
          <table:table-cell table:style-name="ce11" table:formula="of:=IF([.L464]&lt;[.L463];[.M463]+[.H$2];[.M463])" office:value-type="float" office:value="1260" calcext:value-type="float">
            <text:p>1260</text:p>
          </table:table-cell>
          <table:table-cell table:style-name="ce11" table:formula="of:=OFFSET([.C$4];[.M464];0)" office:value-type="float" office:value="43766" calcext:value-type="float">
            <text:p>43766</text:p>
          </table:table-cell>
          <table:table-cell table:style-name="ce36" table:formula="of:=[.L464]" office:value-type="float" office:value="0.604166666666657" calcext:value-type="float">
            <text:p>0.604166666666657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table:formula="of:=IF(OFFSET([.D$4];[.M464];0)&lt;=[.O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14T13:01:57.392491" calcext:value-type="date">
            <text:p>2019-10-14 13:01:57</text:p>
          </table:table-cell>
          <table:table-cell table:style-name="ce7" table:formula="of:=[.A465]" office:value-type="date" office:date-value="2019-10-14T13:01:57.392491" calcext:value-type="date">
            <text:p>2019-10-14 13:01:57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13:01:57.39249068778" calcext:value-type="date">
            <text:p>12/30/99 01:01 P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&lt;0.000001;[.G464]+2+1/[.$H$2];[.G464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14T12:51:22.799883" calcext:value-type="date">
            <text:p>2019-10-14 12:51:23</text:p>
          </table:table-cell>
          <table:table-cell table:style-name="ce7" table:formula="of:=[.A466]" office:value-type="date" office:date-value="2019-10-14T12:51:22.799883" calcext:value-type="date">
            <text:p>2019-10-14 12:51:23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12:51:22.79988316353" calcext:value-type="date">
            <text:p>12/30/99 12:51 P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&lt;0.000001;[.G465]+2+1/[.$H$2];[.G465]+1/[.$H$2])" office:value-type="float" office:value="7.71666666666664" calcext:value-type="float">
            <text:p>7,7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14T13:08:46.487417" calcext:value-type="date">
            <text:p>2019-10-14 13:08:46</text:p>
          </table:table-cell>
          <table:table-cell table:style-name="ce7" table:formula="of:=[.A467]" office:value-type="date" office:date-value="2019-10-14T13:08:46.487417" calcext:value-type="date">
            <text:p>2019-10-14 13:08:46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13:08:46.48741705343" calcext:value-type="date">
            <text:p>12/30/99 01:08 P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&lt;0.000001;[.G466]+2+1/[.$H$2];[.G466]+1/[.$H$2])" office:value-type="float" office:value="7.73333333333331" calcext:value-type="float">
            <text:p>7,7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14T13:11:00.879348" calcext:value-type="date">
            <text:p>2019-10-14 13:11:01</text:p>
          </table:table-cell>
          <table:table-cell table:style-name="ce7" table:formula="of:=[.A468]" office:value-type="date" office:date-value="2019-10-14T13:11:00.879348" calcext:value-type="date">
            <text:p>2019-10-14 13:11:01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13:11:00.87934803218" calcext:value-type="date">
            <text:p>12/30/99 01:11 P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&lt;0.000001;[.G467]+2+1/[.$H$2];[.G467]+1/[.$H$2])" office:value-type="float" office:value="7.74999999999998" calcext:value-type="float">
            <text:p>7,7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14T12:59:28.668555" calcext:value-type="date">
            <text:p>2019-10-14 12:59:29</text:p>
          </table:table-cell>
          <table:table-cell table:style-name="ce7" table:formula="of:=[.A469]" office:value-type="date" office:date-value="2019-10-14T12:59:28.668555" calcext:value-type="date">
            <text:p>2019-10-14 12:59:29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12:59:28.66855511907" calcext:value-type="date">
            <text:p>12/30/99 12:59 P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&lt;0.000001;[.G468]+2+1/[.$H$2];[.G468]+1/[.$H$2])" office:value-type="float" office:value="7.76666666666664" calcext:value-type="float">
            <text:p>7,7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14T13:13:03.109741" calcext:value-type="date">
            <text:p>2019-10-14 13:13:03</text:p>
          </table:table-cell>
          <table:table-cell table:style-name="ce7" table:formula="of:=[.A470]" office:value-type="date" office:date-value="2019-10-14T13:13:03.109741" calcext:value-type="date">
            <text:p>2019-10-14 13:13:03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13:13:03.1097407965" calcext:value-type="date">
            <text:p>12/30/99 01:13 P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&lt;0.000001;[.G469]+2+1/[.$H$2];[.G469]+1/[.$H$2])" office:value-type="float" office:value="7.78333333333331" calcext:value-type="float">
            <text:p>7,7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14T12:57:23.496648" calcext:value-type="date">
            <text:p>2019-10-14 12:57:23</text:p>
          </table:table-cell>
          <table:table-cell table:style-name="ce7" table:formula="of:=[.A471]" office:value-type="date" office:date-value="2019-10-14T12:57:23.496648" calcext:value-type="date">
            <text:p>2019-10-14 12:57:23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12:57:23.49664805923" calcext:value-type="date">
            <text:p>12/30/99 12:57 P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&lt;0.000001;[.G470]+2+1/[.$H$2];[.G470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14T13:32:47.46516" calcext:value-type="date">
            <text:p>2019-10-14 13:32:47</text:p>
          </table:table-cell>
          <table:table-cell table:style-name="ce7" table:formula="of:=[.A472]" office:value-type="date" office:date-value="2019-10-14T13:32:47.46516" calcext:value-type="date">
            <text:p>2019-10-14 13:32:47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13:32:47.46515985578" calcext:value-type="date">
            <text:p>12/30/99 01:32 P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&lt;0.000001;[.G471]+2+1/[.$H$2];[.G471]+1/[.$H$2])" office:value-type="float" office:value="7.81666666666664" calcext:value-type="float">
            <text:p>7,8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14T13:13:35.097018" calcext:value-type="date">
            <text:p>2019-10-14 13:13:35</text:p>
          </table:table-cell>
          <table:table-cell table:style-name="ce7" table:formula="of:=[.A473]" office:value-type="date" office:date-value="2019-10-14T13:13:35.097018" calcext:value-type="date">
            <text:p>2019-10-14 13:13:35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13:13:35.09701826144" calcext:value-type="date">
            <text:p>12/30/99 01:13 P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&lt;0.000001;[.G472]+2+1/[.$H$2];[.G472]+1/[.$H$2])" office:value-type="float" office:value="7.83333333333331" calcext:value-type="float">
            <text:p>7,8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14T12:43:13.071802" calcext:value-type="date">
            <text:p>2019-10-14 12:43:13</text:p>
          </table:table-cell>
          <table:table-cell table:style-name="ce7" table:formula="of:=[.A474]" office:value-type="date" office:date-value="2019-10-14T12:43:13.071802" calcext:value-type="date">
            <text:p>2019-10-14 12:43:13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12:43:13.07180244941" calcext:value-type="date">
            <text:p>12/30/99 12:43 P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&lt;0.000001;[.G473]+2+1/[.$H$2];[.G473]+1/[.$H$2])" office:value-type="float" office:value="7.84999999999998" calcext:value-type="float">
            <text:p>7,8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14T12:59:41.096949" calcext:value-type="date">
            <text:p>2019-10-14 12:59:41</text:p>
          </table:table-cell>
          <table:table-cell table:style-name="ce7" table:formula="of:=[.A475]" office:value-type="date" office:date-value="2019-10-14T12:59:41.096949" calcext:value-type="date">
            <text:p>2019-10-14 12:59:41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12:59:41.09694903251" calcext:value-type="date">
            <text:p>12/30/99 12:59 P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&lt;0.000001;[.G474]+2+1/[.$H$2];[.G474]+1/[.$H$2])" office:value-type="float" office:value="7.86666666666664" calcext:value-type="float">
            <text:p>7,8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14T13:06:39.463755" calcext:value-type="date">
            <text:p>2019-10-14 13:06:39</text:p>
          </table:table-cell>
          <table:table-cell table:style-name="ce7" table:formula="of:=[.A476]" office:value-type="date" office:date-value="2019-10-14T13:06:39.463755" calcext:value-type="date">
            <text:p>2019-10-14 13:06:39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13:06:39.46375479922" calcext:value-type="date">
            <text:p>12/30/99 01:06 P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&lt;0.000001;[.G475]+2+1/[.$H$2];[.G475]+1/[.$H$2])" office:value-type="float" office:value="7.88333333333331" calcext:value-type="float">
            <text:p>7,8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14T13:17:00.915322" calcext:value-type="date">
            <text:p>2019-10-14 13:17:01</text:p>
          </table:table-cell>
          <table:table-cell table:style-name="ce7" table:formula="of:=[.A477]" office:value-type="date" office:date-value="2019-10-14T13:17:00.915322" calcext:value-type="date">
            <text:p>2019-10-14 13:17:01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13:17:00.91532202903" calcext:value-type="date">
            <text:p>12/30/99 01:17 P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&lt;0.000001;[.G476]+2+1/[.$H$2];[.G476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14T13:15:03.158242" calcext:value-type="date">
            <text:p>2019-10-14 13:15:03</text:p>
          </table:table-cell>
          <table:table-cell table:style-name="ce7" table:formula="of:=[.A478]" office:value-type="date" office:date-value="2019-10-14T13:15:03.158242" calcext:value-type="date">
            <text:p>2019-10-14 13:15:03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13:15:03.15824223217" calcext:value-type="date">
            <text:p>12/30/99 01:15 P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&lt;0.000001;[.G477]+2+1/[.$H$2];[.G477]+1/[.$H$2])" office:value-type="float" office:value="7.91666666666664" calcext:value-type="float">
            <text:p>7,9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14T13:21:48.772999" calcext:value-type="date">
            <text:p>2019-10-14 13:21:49</text:p>
          </table:table-cell>
          <table:table-cell table:style-name="ce7" table:formula="of:=[.A479]" office:value-type="date" office:date-value="2019-10-14T13:21:48.772999" calcext:value-type="date">
            <text:p>2019-10-14 13:21:49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13:21:48.77299862914" calcext:value-type="date">
            <text:p>12/30/99 01:21 P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&lt;0.000001;[.G478]+2+1/[.$H$2];[.G478]+1/[.$H$2])" office:value-type="float" office:value="7.93333333333331" calcext:value-type="float">
            <text:p>7,9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14T13:07:18.41179" calcext:value-type="date">
            <text:p>2019-10-14 13:07:18</text:p>
          </table:table-cell>
          <table:table-cell table:style-name="ce7" table:formula="of:=[.A480]" office:value-type="date" office:date-value="2019-10-14T13:07:18.41179" calcext:value-type="date">
            <text:p>2019-10-14 13:07:18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13:07:18.41179024894" calcext:value-type="date">
            <text:p>12/30/99 01:07 P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&lt;0.000001;[.G479]+2+1/[.$H$2];[.G479]+1/[.$H$2])" office:value-type="float" office:value="7.94999999999998" calcext:value-type="float">
            <text:p>7,9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14T13:05:45.521583" calcext:value-type="date">
            <text:p>2019-10-14 13:05:46</text:p>
          </table:table-cell>
          <table:table-cell table:style-name="ce7" table:formula="of:=[.A481]" office:value-type="date" office:date-value="2019-10-14T13:05:45.521583" calcext:value-type="date">
            <text:p>2019-10-14 13:05:46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13:05:45.52158296574" calcext:value-type="date">
            <text:p>12/30/99 01:05 P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&lt;0.000001;[.G480]+2+1/[.$H$2];[.G480]+1/[.$H$2])" office:value-type="float" office:value="7.96666666666664" calcext:value-type="float">
            <text:p>7,96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14T12:55:02.346045" calcext:value-type="date">
            <text:p>2019-10-14 12:55:02</text:p>
          </table:table-cell>
          <table:table-cell table:style-name="ce7" table:formula="of:=[.A482]" office:value-type="date" office:date-value="2019-10-14T12:55:02.346045" calcext:value-type="date">
            <text:p>2019-10-14 12:55:02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12:55:02.34604510479" calcext:value-type="date">
            <text:p>12/30/99 12:55 P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&lt;0.000001;[.G481]+2+1/[.$H$2];[.G481]+1/[.$H$2])" office:value-type="float" office:value="7.98333333333331" calcext:value-type="float">
            <text:p>7,9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14T13:02:11.808267" calcext:value-type="date">
            <text:p>2019-10-14 13:02:12</text:p>
          </table:table-cell>
          <table:table-cell table:style-name="ce7" table:formula="of:=[.A483]" office:value-type="date" office:date-value="2019-10-14T13:02:11.808267" calcext:value-type="date">
            <text:p>2019-10-14 13:02:12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13:02:11.8082669517" calcext:value-type="date">
            <text:p>12/30/99 01:02 P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&lt;0.000001;[.G482]+2+1/[.$H$2];[.G48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15T13:10:56.832695" calcext:value-type="date">
            <text:p>2019-10-15 13:10:57</text:p>
          </table:table-cell>
          <table:table-cell table:style-name="ce7" table:formula="of:=[.A484]" office:value-type="date" office:date-value="2019-10-15T13:10:56.832695" calcext:value-type="date">
            <text:p>2019-10-15 13:10:57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13:10:56.83269489091" calcext:value-type="date">
            <text:p>12/30/99 01:10 P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&lt;0.000001;[.G483]+2+1/[.$H$2];[.G483]+1/[.$H$2])" office:value-type="float" office:value="8.01666666666664" calcext:value-type="float">
            <text:p>8,0166666666666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15T13:16:49.919917" calcext:value-type="date">
            <text:p>2019-10-15 13:16:50</text:p>
          </table:table-cell>
          <table:table-cell table:style-name="ce7" table:formula="of:=[.A485]" office:value-type="date" office:date-value="2019-10-15T13:16:49.919917" calcext:value-type="date">
            <text:p>2019-10-15 13:16:50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13:16:49.91991672199" calcext:value-type="date">
            <text:p>12/30/99 01:16 P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&lt;0.000001;[.G484]+2+1/[.$H$2];[.G484]+1/[.$H$2])" office:value-type="float" office:value="8.03333333333331" calcext:value-type="float">
            <text:p>8,03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15T12:58:26.309369" calcext:value-type="date">
            <text:p>2019-10-15 12:58:26</text:p>
          </table:table-cell>
          <table:table-cell table:style-name="ce7" table:formula="of:=[.A486]" office:value-type="date" office:date-value="2019-10-15T12:58:26.309369" calcext:value-type="date">
            <text:p>2019-10-15 12:58:26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12:58:26.30936936941" calcext:value-type="date">
            <text:p>12/30/99 12:58 P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&lt;0.000001;[.G485]+2+1/[.$H$2];[.G485]+1/[.$H$2])" office:value-type="float" office:value="8.04999999999998" calcext:value-type="float">
            <text:p>8,0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15T12:48:34.244368" calcext:value-type="date">
            <text:p>2019-10-15 12:48:34</text:p>
          </table:table-cell>
          <table:table-cell table:style-name="ce7" table:formula="of:=[.A487]" office:value-type="date" office:date-value="2019-10-15T12:48:34.244368" calcext:value-type="date">
            <text:p>2019-10-15 12:48:34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12:48:34.24436825328" calcext:value-type="date">
            <text:p>12/30/99 12:48 P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&lt;0.000001;[.G486]+2+1/[.$H$2];[.G486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15T12:31:35.853914" calcext:value-type="date">
            <text:p>2019-10-15 12:31:36</text:p>
          </table:table-cell>
          <table:table-cell table:style-name="ce7" table:formula="of:=[.A488]" office:value-type="date" office:date-value="2019-10-15T12:31:35.853914" calcext:value-type="date">
            <text:p>2019-10-15 12:31:36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12:31:35.8539141342" calcext:value-type="date">
            <text:p>12/30/99 12:31 P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&lt;0.000001;[.G487]+2+1/[.$H$2];[.G487]+1/[.$H$2])" office:value-type="float" office:value="8.08333333333331" calcext:value-type="float">
            <text:p>8,0833333333333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15T12:45:55.610337" calcext:value-type="date">
            <text:p>2019-10-15 12:45:56</text:p>
          </table:table-cell>
          <table:table-cell table:style-name="ce7" table:formula="of:=[.A489]" office:value-type="date" office:date-value="2019-10-15T12:45:55.610337" calcext:value-type="date">
            <text:p>2019-10-15 12:45:56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12:45:55.61033694539" calcext:value-type="date">
            <text:p>12/30/99 12:45 P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&lt;0.000001;[.G488]+2+1/[.$H$2];[.G488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15T13:02:46.835666" calcext:value-type="date">
            <text:p>2019-10-15 13:02:47</text:p>
          </table:table-cell>
          <table:table-cell table:style-name="ce7" table:formula="of:=[.A490]" office:value-type="date" office:date-value="2019-10-15T13:02:46.835666" calcext:value-type="date">
            <text:p>2019-10-15 13:02:47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13:02:46.83566635475" calcext:value-type="date">
            <text:p>12/30/99 01:02 P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&lt;0.000001;[.G489]+2+1/[.$H$2];[.G489]+1/[.$H$2])" office:value-type="float" office:value="8.11666666666665" calcext:value-type="float">
            <text:p>8,1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15T12:45:19.088827" calcext:value-type="date">
            <text:p>2019-10-15 12:45:19</text:p>
          </table:table-cell>
          <table:table-cell table:style-name="ce7" table:formula="of:=[.A491]" office:value-type="date" office:date-value="2019-10-15T12:45:19.088827" calcext:value-type="date">
            <text:p>2019-10-15 12:45:19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12:45:19.08882725984" calcext:value-type="date">
            <text:p>12/30/99 12:45 P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&lt;0.000001;[.G490]+2+1/[.$H$2];[.G490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15T12:47:51.999293" calcext:value-type="date">
            <text:p>2019-10-15 12:47:52</text:p>
          </table:table-cell>
          <table:table-cell table:style-name="ce7" table:formula="of:=[.A492]" office:value-type="date" office:date-value="2019-10-15T12:47:51.999293" calcext:value-type="date">
            <text:p>2019-10-15 12:47:52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12:47:51.99929337949" calcext:value-type="date">
            <text:p>12/30/99 12:47 P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&lt;0.000001;[.G491]+2+1/[.$H$2];[.G491]+1/[.$H$2])" office:value-type="float" office:value="8.14999999999998" calcext:value-type="float">
            <text:p>8,1499999999999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15T12:28:26.201937" calcext:value-type="date">
            <text:p>2019-10-15 12:28:26</text:p>
          </table:table-cell>
          <table:table-cell table:style-name="ce7" table:formula="of:=[.A493]" office:value-type="date" office:date-value="2019-10-15T12:28:26.201937" calcext:value-type="date">
            <text:p>2019-10-15 12:28:26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12:28:26.20193663053" calcext:value-type="date">
            <text:p>12/30/99 12:28 P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&lt;0.000001;[.G492]+2+1/[.$H$2];[.G492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15T12:57:29.532117" calcext:value-type="date">
            <text:p>2019-10-15 12:57:30</text:p>
          </table:table-cell>
          <table:table-cell table:style-name="ce7" table:formula="of:=[.A494]" office:value-type="date" office:date-value="2019-10-15T12:57:29.532117" calcext:value-type="date">
            <text:p>2019-10-15 12:57:30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12:57:29.53211685643" calcext:value-type="date">
            <text:p>12/30/99 12:57 P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&lt;0.000001;[.G493]+2+1/[.$H$2];[.G493]+1/[.$H$2])" office:value-type="float" office:value="8.18333333333332" calcext:value-type="float">
            <text:p>8,1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15T13:05:50.322706" calcext:value-type="date">
            <text:p>2019-10-15 13:05:50</text:p>
          </table:table-cell>
          <table:table-cell table:style-name="ce7" table:formula="of:=[.A495]" office:value-type="date" office:date-value="2019-10-15T13:05:50.322706" calcext:value-type="date">
            <text:p>2019-10-15 13:05:50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13:05:50.32270608936" calcext:value-type="date">
            <text:p>12/30/99 01:05 P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&lt;0.000001;[.G494]+2+1/[.$H$2];[.G494]+1/[.$H$2])" office:value-type="float" office:value="8.19999999999999" calcext:value-type="float">
            <text:p>8,1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15T12:51:00.431823" calcext:value-type="date">
            <text:p>2019-10-15 12:51:00</text:p>
          </table:table-cell>
          <table:table-cell table:style-name="ce7" table:formula="of:=[.A496]" office:value-type="date" office:date-value="2019-10-15T12:51:00.431823" calcext:value-type="date">
            <text:p>2019-10-15 12:51:00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12:51:00.43182341382" calcext:value-type="date">
            <text:p>12/30/99 12:51 P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&lt;0.000001;[.G495]+2+1/[.$H$2];[.G495]+1/[.$H$2])" office:value-type="float" office:value="8.21666666666665" calcext:value-type="float">
            <text:p>8,2166666666666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15T13:25:08.850382" calcext:value-type="date">
            <text:p>2019-10-15 13:25:09</text:p>
          </table:table-cell>
          <table:table-cell table:style-name="ce7" table:formula="of:=[.A497]" office:value-type="date" office:date-value="2019-10-15T13:25:08.850382" calcext:value-type="date">
            <text:p>2019-10-15 13:25:09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13:25:08.85038163979" calcext:value-type="date">
            <text:p>12/30/99 01:25 P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&lt;0.000001;[.G496]+2+1/[.$H$2];[.G496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15T12:49:49.762936" calcext:value-type="date">
            <text:p>2019-10-15 12:49:50</text:p>
          </table:table-cell>
          <table:table-cell table:style-name="ce7" table:formula="of:=[.A498]" office:value-type="date" office:date-value="2019-10-15T12:49:49.762936" calcext:value-type="date">
            <text:p>2019-10-15 12:49:50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12:49:49.76293557789" calcext:value-type="date">
            <text:p>12/30/99 12:49 P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&lt;0.000001;[.G497]+2+1/[.$H$2];[.G497]+1/[.$H$2])" office:value-type="float" office:value="8.24999999999999" calcext:value-type="float">
            <text:p>8,2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15T13:19:20.355024" calcext:value-type="date">
            <text:p>2019-10-15 13:19:20</text:p>
          </table:table-cell>
          <table:table-cell table:style-name="ce7" table:formula="of:=[.A499]" office:value-type="date" office:date-value="2019-10-15T13:19:20.355024" calcext:value-type="date">
            <text:p>2019-10-15 13:19:20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13:19:20.35502410959" calcext:value-type="date">
            <text:p>12/30/99 01:19 P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&lt;0.000001;[.G498]+2+1/[.$H$2];[.G498]+1/[.$H$2])" office:value-type="float" office:value="8.26666666666666" calcext:value-type="float">
            <text:p>8,2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15T12:46:59.872057" calcext:value-type="date">
            <text:p>2019-10-15 12:47:00</text:p>
          </table:table-cell>
          <table:table-cell table:style-name="ce7" table:formula="of:=[.A500]" office:value-type="date" office:date-value="2019-10-15T12:46:59.872057" calcext:value-type="date">
            <text:p>2019-10-15 12:47:00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12:46:59.87205713522" calcext:value-type="date">
            <text:p>12/30/99 12:47 P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&lt;0.000001;[.G499]+2+1/[.$H$2];[.G499]+1/[.$H$2])" office:value-type="float" office:value="8.28333333333332" calcext:value-type="float">
            <text:p>8,2833333333333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15T13:11:50.825769" calcext:value-type="date">
            <text:p>2019-10-15 13:11:51</text:p>
          </table:table-cell>
          <table:table-cell table:style-name="ce7" table:formula="of:=[.A501]" office:value-type="date" office:date-value="2019-10-15T13:11:50.825769" calcext:value-type="date">
            <text:p>2019-10-15 13:11:51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13:11:50.82576918416" calcext:value-type="date">
            <text:p>12/30/99 01:11 P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&lt;0.000001;[.G500]+2+1/[.$H$2];[.G500]+1/[.$H$2])" office:value-type="float" office:value="8.29999999999999" calcext:value-type="float">
            <text:p>8,29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15T13:09:05.736981" calcext:value-type="date">
            <text:p>2019-10-15 13:09:06</text:p>
          </table:table-cell>
          <table:table-cell table:style-name="ce7" table:formula="of:=[.A502]" office:value-type="date" office:date-value="2019-10-15T13:09:05.736981" calcext:value-type="date">
            <text:p>2019-10-15 13:09:06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13:09:05.73698071763" calcext:value-type="date">
            <text:p>12/30/99 01:09 P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&lt;0.000001;[.G501]+2+1/[.$H$2];[.G501]+1/[.$H$2])" office:value-type="float" office:value="8.31666666666666" calcext:value-type="float">
            <text:p>8,3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15T12:36:05.985284" calcext:value-type="date">
            <text:p>2019-10-15 12:36:06</text:p>
          </table:table-cell>
          <table:table-cell table:style-name="ce7" table:formula="of:=[.A503]" office:value-type="date" office:date-value="2019-10-15T12:36:05.985284" calcext:value-type="date">
            <text:p>2019-10-15 12:36:06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12:36:05.98528437316" calcext:value-type="date">
            <text:p>12/30/99 12:36 P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&lt;0.000001;[.G502]+2+1/[.$H$2];[.G502]+1/[.$H$2])" office:value-type="float" office:value="8.33333333333333" calcext:value-type="float">
            <text:p>8,3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15T13:06:16.421374" calcext:value-type="date">
            <text:p>2019-10-15 13:06:16</text:p>
          </table:table-cell>
          <table:table-cell table:style-name="ce7" table:formula="of:=[.A504]" office:value-type="date" office:date-value="2019-10-15T13:06:16.421374" calcext:value-type="date">
            <text:p>2019-10-15 13:06:16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13:06:16.42137387302" calcext:value-type="date">
            <text:p>12/30/99 01:06 P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&lt;0.000001;[.G503]+2+1/[.$H$2];[.G503]+1/[.$H$2])" office:value-type="float" office:value="8.34999999999999" calcext:value-type="float">
            <text:p>8,3499999999999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15T12:58:13.403224" calcext:value-type="date">
            <text:p>2019-10-15 12:58:13</text:p>
          </table:table-cell>
          <table:table-cell table:style-name="ce7" table:formula="of:=[.A505]" office:value-type="date" office:date-value="2019-10-15T12:58:13.403224" calcext:value-type="date">
            <text:p>2019-10-15 12:58:13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12:58:13.40322394855" calcext:value-type="date">
            <text:p>12/30/99 12:58 P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&lt;0.000001;[.G504]+2+1/[.$H$2];[.G504]+1/[.$H$2])" office:value-type="float" office:value="8.36666666666666" calcext:value-type="float">
            <text:p>8,3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15T13:13:02.346387" calcext:value-type="date">
            <text:p>2019-10-15 13:13:02</text:p>
          </table:table-cell>
          <table:table-cell table:style-name="ce7" table:formula="of:=[.A506]" office:value-type="date" office:date-value="2019-10-15T13:13:02.346387" calcext:value-type="date">
            <text:p>2019-10-15 13:13:02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13:13:02.34638683498" calcext:value-type="date">
            <text:p>12/30/99 01:13 P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&lt;0.000001;[.G505]+2+1/[.$H$2];[.G505]+1/[.$H$2])" office:value-type="float" office:value="8.38333333333333" calcext:value-type="float">
            <text:p>8,3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15T13:11:39.132197" calcext:value-type="date">
            <text:p>2019-10-15 13:11:39</text:p>
          </table:table-cell>
          <table:table-cell table:style-name="ce7" table:formula="of:=[.A507]" office:value-type="date" office:date-value="2019-10-15T13:11:39.132197" calcext:value-type="date">
            <text:p>2019-10-15 13:11:39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13:11:39.1321970243" calcext:value-type="date">
            <text:p>12/30/99 01:11 P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&lt;0.000001;[.G506]+2+1/[.$H$2];[.G506]+1/[.$H$2])" office:value-type="float" office:value="8.4" calcext:value-type="float">
            <text:p>8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15T12:30:43.538074" calcext:value-type="date">
            <text:p>2019-10-15 12:30:44</text:p>
          </table:table-cell>
          <table:table-cell table:style-name="ce7" table:formula="of:=[.A508]" office:value-type="date" office:date-value="2019-10-15T12:30:43.538074" calcext:value-type="date">
            <text:p>2019-10-15 12:30:44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12:30:43.53807438165" calcext:value-type="date">
            <text:p>12/30/99 12:30 P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&lt;0.000001;[.G507]+2+1/[.$H$2];[.G507]+1/[.$H$2])" office:value-type="float" office:value="8.41666666666666" calcext:value-type="float">
            <text:p>8,4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15T13:07:28.48616" calcext:value-type="date">
            <text:p>2019-10-15 13:07:28</text:p>
          </table:table-cell>
          <table:table-cell table:style-name="ce7" table:formula="of:=[.A509]" office:value-type="date" office:date-value="2019-10-15T13:07:28.48616" calcext:value-type="date">
            <text:p>2019-10-15 13:07:28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13:07:28.4861603938" calcext:value-type="date">
            <text:p>12/30/99 01:07 P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&lt;0.000001;[.G508]+2+1/[.$H$2];[.G508]+1/[.$H$2])" office:value-type="float" office:value="8.43333333333333" calcext:value-type="float">
            <text:p>8,4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15T13:09:19.031415" calcext:value-type="date">
            <text:p>2019-10-15 13:09:19</text:p>
          </table:table-cell>
          <table:table-cell table:style-name="ce7" table:formula="of:=[.A510]" office:value-type="date" office:date-value="2019-10-15T13:09:19.031415" calcext:value-type="date">
            <text:p>2019-10-15 13:09:19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13:09:19.03141549788" calcext:value-type="date">
            <text:p>12/30/99 01:09 P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&lt;0.000001;[.G509]+2+1/[.$H$2];[.G509]+1/[.$H$2])" office:value-type="float" office:value="8.45" calcext:value-type="float">
            <text:p>8,4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15T12:43:35.340939" calcext:value-type="date">
            <text:p>2019-10-15 12:43:35</text:p>
          </table:table-cell>
          <table:table-cell table:style-name="ce7" table:formula="of:=[.A511]" office:value-type="date" office:date-value="2019-10-15T12:43:35.340939" calcext:value-type="date">
            <text:p>2019-10-15 12:43:35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12:43:35.3409389779" calcext:value-type="date">
            <text:p>12/30/99 12:43 P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&lt;0.000001;[.G510]+2+1/[.$H$2];[.G510]+1/[.$H$2])" office:value-type="float" office:value="8.46666666666667" calcext:value-type="float">
            <text:p>8,4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15T12:43:04.475099" calcext:value-type="date">
            <text:p>2019-10-15 12:43:04</text:p>
          </table:table-cell>
          <table:table-cell table:style-name="ce7" table:formula="of:=[.A512]" office:value-type="date" office:date-value="2019-10-15T12:43:04.475099" calcext:value-type="date">
            <text:p>2019-10-15 12:43:04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12:43:04.47509917896" calcext:value-type="date">
            <text:p>12/30/99 12:43 P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&lt;0.000001;[.G511]+2+1/[.$H$2];[.G511]+1/[.$H$2])" office:value-type="float" office:value="8.48333333333333" calcext:value-type="float">
            <text:p>8,4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15T12:52:10.460289" calcext:value-type="date">
            <text:p>2019-10-15 12:52:10</text:p>
          </table:table-cell>
          <table:table-cell table:style-name="ce7" table:formula="of:=[.A513]" office:value-type="date" office:date-value="2019-10-15T12:52:10.460289" calcext:value-type="date">
            <text:p>2019-10-15 12:52:10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12:52:10.46028900426" calcext:value-type="date">
            <text:p>12/30/99 12:52 P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&lt;0.000001;[.G512]+2+1/[.$H$2];[.G512]+1/[.$H$2])" office:value-type="float" office:value="8.5" calcext:value-type="float">
            <text:p>8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15T13:04:53.577868" calcext:value-type="date">
            <text:p>2019-10-15 13:04:54</text:p>
          </table:table-cell>
          <table:table-cell table:style-name="ce7" table:formula="of:=[.A514]" office:value-type="date" office:date-value="2019-10-15T13:04:53.577868" calcext:value-type="date">
            <text:p>2019-10-15 13:04:54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13:04:53.57786765322" calcext:value-type="date">
            <text:p>12/30/99 01:04 P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&lt;0.000001;[.G513]+2+1/[.$H$2];[.G513]+1/[.$H$2])" office:value-type="float" office:value="8.51666666666667" calcext:value-type="float">
            <text:p>8,5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15T12:46:37.0413" calcext:value-type="date">
            <text:p>2019-10-15 12:46:37</text:p>
          </table:table-cell>
          <table:table-cell table:style-name="ce7" table:formula="of:=[.A515]" office:value-type="date" office:date-value="2019-10-15T12:46:37.0413" calcext:value-type="date">
            <text:p>2019-10-15 12:46:37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12:46:37.04129998572" calcext:value-type="date">
            <text:p>12/30/99 12:46 P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&lt;0.000001;[.G514]+2+1/[.$H$2];[.G514]+1/[.$H$2])" office:value-type="float" office:value="8.53333333333334" calcext:value-type="float">
            <text:p>8,5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15T13:05:44.664447" calcext:value-type="date">
            <text:p>2019-10-15 13:05:45</text:p>
          </table:table-cell>
          <table:table-cell table:style-name="ce7" table:formula="of:=[.A516]" office:value-type="date" office:date-value="2019-10-15T13:05:44.664447" calcext:value-type="date">
            <text:p>2019-10-15 13:05:45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13:05:44.6644468233" calcext:value-type="date">
            <text:p>12/30/99 01:05 P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&lt;0.000001;[.G515]+2+1/[.$H$2];[.G515]+1/[.$H$2])" office:value-type="float" office:value="8.55" calcext:value-type="float">
            <text:p>8,5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15T12:51:06.464394" calcext:value-type="date">
            <text:p>2019-10-15 12:51:06</text:p>
          </table:table-cell>
          <table:table-cell table:style-name="ce7" table:formula="of:=[.A517]" office:value-type="date" office:date-value="2019-10-15T12:51:06.464394" calcext:value-type="date">
            <text:p>2019-10-15 12:51:06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12:51:06.464394168" calcext:value-type="date">
            <text:p>12/30/99 12:51 P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&lt;0.000001;[.G516]+2+1/[.$H$2];[.G516]+1/[.$H$2])" office:value-type="float" office:value="8.56666666666667" calcext:value-type="float">
            <text:p>8,5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15T12:39:57.82455" calcext:value-type="date">
            <text:p>2019-10-15 12:39:58</text:p>
          </table:table-cell>
          <table:table-cell table:style-name="ce7" table:formula="of:=[.A518]" office:value-type="date" office:date-value="2019-10-15T12:39:57.82455" calcext:value-type="date">
            <text:p>2019-10-15 12:39:58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12:39:57.82455002423" calcext:value-type="date">
            <text:p>12/30/99 12:39 P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&lt;0.000001;[.G517]+2+1/[.$H$2];[.G517]+1/[.$H$2])" office:value-type="float" office:value="8.58333333333334" calcext:value-type="float">
            <text:p>8,5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15T12:33:02.417644" calcext:value-type="date">
            <text:p>2019-10-15 12:33:02</text:p>
          </table:table-cell>
          <table:table-cell table:style-name="ce7" table:formula="of:=[.A519]" office:value-type="date" office:date-value="2019-10-15T12:33:02.417644" calcext:value-type="date">
            <text:p>2019-10-15 12:33:02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12:33:02.4176444672" calcext:value-type="date">
            <text:p>12/30/99 12:33 P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&lt;0.000001;[.G518]+2+1/[.$H$2];[.G518]+1/[.$H$2])" office:value-type="float" office:value="8.60000000000001" calcext:value-type="float">
            <text:p>8,6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15T12:57:49.88313" calcext:value-type="date">
            <text:p>2019-10-15 12:57:50</text:p>
          </table:table-cell>
          <table:table-cell table:style-name="ce7" table:formula="of:=[.A520]" office:value-type="date" office:date-value="2019-10-15T12:57:49.88313" calcext:value-type="date">
            <text:p>2019-10-15 12:57:50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12:57:49.88313049078" calcext:value-type="date">
            <text:p>12/30/99 12:57 P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&lt;0.000001;[.G519]+2+1/[.$H$2];[.G519]+1/[.$H$2])" office:value-type="float" office:value="8.61666666666667" calcext:value-type="float">
            <text:p>8,6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15T13:13:45.093115" calcext:value-type="date">
            <text:p>2019-10-15 13:13:45</text:p>
          </table:table-cell>
          <table:table-cell table:style-name="ce7" table:formula="of:=[.A521]" office:value-type="date" office:date-value="2019-10-15T13:13:45.093115" calcext:value-type="date">
            <text:p>2019-10-15 13:13:45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13:13:45.09311547037" calcext:value-type="date">
            <text:p>12/30/99 01:13 P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&lt;0.000001;[.G520]+2+1/[.$H$2];[.G520]+1/[.$H$2])" office:value-type="float" office:value="8.63333333333334" calcext:value-type="float">
            <text:p>8,6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15T13:15:24.884069" calcext:value-type="date">
            <text:p>2019-10-15 13:15:25</text:p>
          </table:table-cell>
          <table:table-cell table:style-name="ce7" table:formula="of:=[.A522]" office:value-type="date" office:date-value="2019-10-15T13:15:24.884069" calcext:value-type="date">
            <text:p>2019-10-15 13:15:25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13:15:24.88406924531" calcext:value-type="date">
            <text:p>12/30/99 01:15 P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&lt;0.000001;[.G521]+2+1/[.$H$2];[.G521]+1/[.$H$2])" office:value-type="float" office:value="8.65000000000001" calcext:value-type="float">
            <text:p>8,6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15T13:11:07.731048" calcext:value-type="date">
            <text:p>2019-10-15 13:11:08</text:p>
          </table:table-cell>
          <table:table-cell table:style-name="ce7" table:formula="of:=[.A523]" office:value-type="date" office:date-value="2019-10-15T13:11:07.731048" calcext:value-type="date">
            <text:p>2019-10-15 13:11:08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13:11:07.73104844615" calcext:value-type="date">
            <text:p>12/30/99 01:11 P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&lt;0.000001;[.G522]+2+1/[.$H$2];[.G522]+1/[.$H$2])" office:value-type="float" office:value="8.66666666666668" calcext:value-type="float">
            <text:p>8,6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15T12:58:05.131011" calcext:value-type="date">
            <text:p>2019-10-15 12:58:05</text:p>
          </table:table-cell>
          <table:table-cell table:style-name="ce7" table:formula="of:=[.A524]" office:value-type="date" office:date-value="2019-10-15T12:58:05.131011" calcext:value-type="date">
            <text:p>2019-10-15 12:58:05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12:58:05.13101097196" calcext:value-type="date">
            <text:p>12/30/99 12:58 P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&lt;0.000001;[.G523]+2+1/[.$H$2];[.G523]+1/[.$H$2])" office:value-type="float" office:value="8.68333333333334" calcext:value-type="float">
            <text:p>8,6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15T12:52:53.77722" calcext:value-type="date">
            <text:p>2019-10-15 12:52:54</text:p>
          </table:table-cell>
          <table:table-cell table:style-name="ce7" table:formula="of:=[.A525]" office:value-type="date" office:date-value="2019-10-15T12:52:53.77722" calcext:value-type="date">
            <text:p>2019-10-15 12:52:54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12:52:53.77721986268" calcext:value-type="date">
            <text:p>12/30/99 12:52 P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&lt;0.000001;[.G524]+2+1/[.$H$2];[.G524]+1/[.$H$2])" office:value-type="float" office:value="8.70000000000001" calcext:value-type="float">
            <text:p>8,7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15T12:59:48.900105" calcext:value-type="date">
            <text:p>2019-10-15 12:59:49</text:p>
          </table:table-cell>
          <table:table-cell table:style-name="ce7" table:formula="of:=[.A526]" office:value-type="date" office:date-value="2019-10-15T12:59:48.900105" calcext:value-type="date">
            <text:p>2019-10-15 12:59:49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12:59:48.90010525938" calcext:value-type="date">
            <text:p>12/30/99 12:59 P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&lt;0.000001;[.G525]+2+1/[.$H$2];[.G525]+1/[.$H$2])" office:value-type="float" office:value="8.71666666666668" calcext:value-type="float">
            <text:p>8,7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15T12:44:08.975885" calcext:value-type="date">
            <text:p>2019-10-15 12:44:09</text:p>
          </table:table-cell>
          <table:table-cell table:style-name="ce7" table:formula="of:=[.A527]" office:value-type="date" office:date-value="2019-10-15T12:44:08.975885" calcext:value-type="date">
            <text:p>2019-10-15 12:44:09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12:44:08.97588465828" calcext:value-type="date">
            <text:p>12/30/99 12:44 P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&lt;0.000001;[.G526]+2+1/[.$H$2];[.G526]+1/[.$H$2])" office:value-type="float" office:value="8.73333333333335" calcext:value-type="float">
            <text:p>8,7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15T13:20:50.471893" calcext:value-type="date">
            <text:p>2019-10-15 13:20:50</text:p>
          </table:table-cell>
          <table:table-cell table:style-name="ce7" table:formula="of:=[.A528]" office:value-type="date" office:date-value="2019-10-15T13:20:50.471893" calcext:value-type="date">
            <text:p>2019-10-15 13:20:50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13:20:50.47189285979" calcext:value-type="date">
            <text:p>12/30/99 01:20 P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&lt;0.000001;[.G527]+2+1/[.$H$2];[.G527]+1/[.$H$2])" office:value-type="float" office:value="8.75000000000001" calcext:value-type="float">
            <text:p>8,7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15T12:59:48.670755" calcext:value-type="date">
            <text:p>2019-10-15 12:59:49</text:p>
          </table:table-cell>
          <table:table-cell table:style-name="ce7" table:formula="of:=[.A529]" office:value-type="date" office:date-value="2019-10-15T12:59:48.670755" calcext:value-type="date">
            <text:p>2019-10-15 12:59:49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12:59:48.67075501475" calcext:value-type="date">
            <text:p>12/30/99 12:59 P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&lt;0.000001;[.G528]+2+1/[.$H$2];[.G528]+1/[.$H$2])" office:value-type="float" office:value="8.76666666666668" calcext:value-type="float">
            <text:p>8,7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15T12:46:21.523339" calcext:value-type="date">
            <text:p>2019-10-15 12:46:22</text:p>
          </table:table-cell>
          <table:table-cell table:style-name="ce7" table:formula="of:=[.A530]" office:value-type="date" office:date-value="2019-10-15T12:46:21.523339" calcext:value-type="date">
            <text:p>2019-10-15 12:46:22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12:46:21.52333949693" calcext:value-type="date">
            <text:p>12/30/99 12:46 P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&lt;0.000001;[.G529]+2+1/[.$H$2];[.G529]+1/[.$H$2])" office:value-type="float" office:value="8.78333333333335" calcext:value-type="float">
            <text:p>8,7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15T13:05:13.354418" calcext:value-type="date">
            <text:p>2019-10-15 13:05:13</text:p>
          </table:table-cell>
          <table:table-cell table:style-name="ce7" table:formula="of:=[.A531]" office:value-type="date" office:date-value="2019-10-15T13:05:13.354418" calcext:value-type="date">
            <text:p>2019-10-15 13:05:13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13:05:13.35441812407" calcext:value-type="date">
            <text:p>12/30/99 01:05 P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&lt;0.000001;[.G530]+2+1/[.$H$2];[.G530]+1/[.$H$2])" office:value-type="float" office:value="8.80000000000002" calcext:value-type="float">
            <text:p>8,8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15T12:48:05.005059" calcext:value-type="date">
            <text:p>2019-10-15 12:48:05</text:p>
          </table:table-cell>
          <table:table-cell table:style-name="ce7" table:formula="of:=[.A532]" office:value-type="date" office:date-value="2019-10-15T12:48:05.005059" calcext:value-type="date">
            <text:p>2019-10-15 12:48:05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12:48:05.00505855773" calcext:value-type="date">
            <text:p>12/30/99 12:48 P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&lt;0.000001;[.G531]+2+1/[.$H$2];[.G531]+1/[.$H$2])" office:value-type="float" office:value="8.81666666666668" calcext:value-type="float">
            <text:p>8,8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15T12:59:18.014216" calcext:value-type="date">
            <text:p>2019-10-15 12:59:18</text:p>
          </table:table-cell>
          <table:table-cell table:style-name="ce7" table:formula="of:=[.A533]" office:value-type="date" office:date-value="2019-10-15T12:59:18.014216" calcext:value-type="date">
            <text:p>2019-10-15 12:59:18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12:59:18.01421552896" calcext:value-type="date">
            <text:p>12/30/99 12:59 P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&lt;0.000001;[.G532]+2+1/[.$H$2];[.G532]+1/[.$H$2])" office:value-type="float" office:value="8.83333333333335" calcext:value-type="float">
            <text:p>8,8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15T12:59:55.162753" calcext:value-type="date">
            <text:p>2019-10-15 12:59:55</text:p>
          </table:table-cell>
          <table:table-cell table:style-name="ce7" table:formula="of:=[.A534]" office:value-type="date" office:date-value="2019-10-15T12:59:55.162753" calcext:value-type="date">
            <text:p>2019-10-15 12:59:55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12:59:55.16275296919" calcext:value-type="date">
            <text:p>12/30/99 12:59 P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&lt;0.000001;[.G533]+2+1/[.$H$2];[.G533]+1/[.$H$2])" office:value-type="float" office:value="8.85000000000002" calcext:value-type="float">
            <text:p>8,8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15T12:37:19.357843" calcext:value-type="date">
            <text:p>2019-10-15 12:37:19</text:p>
          </table:table-cell>
          <table:table-cell table:style-name="ce7" table:formula="of:=[.A535]" office:value-type="date" office:date-value="2019-10-15T12:37:19.357843" calcext:value-type="date">
            <text:p>2019-10-15 12:37:19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12:37:19.35784266796" calcext:value-type="date">
            <text:p>12/30/99 12:37 P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&lt;0.000001;[.G534]+2+1/[.$H$2];[.G534]+1/[.$H$2])" office:value-type="float" office:value="8.86666666666669" calcext:value-type="float">
            <text:p>8,8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15T13:24:19.373904" calcext:value-type="date">
            <text:p>2019-10-15 13:24:19</text:p>
          </table:table-cell>
          <table:table-cell table:style-name="ce7" table:formula="of:=[.A536]" office:value-type="date" office:date-value="2019-10-15T13:24:19.373904" calcext:value-type="date">
            <text:p>2019-10-15 13:24:19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13:24:19.37390425242" calcext:value-type="date">
            <text:p>12/30/99 01:24 P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&lt;0.000001;[.G535]+2+1/[.$H$2];[.G535]+1/[.$H$2])" office:value-type="float" office:value="8.88333333333335" calcext:value-type="float">
            <text:p>8,8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15T12:38:46.712437" calcext:value-type="date">
            <text:p>2019-10-15 12:38:47</text:p>
          </table:table-cell>
          <table:table-cell table:style-name="ce7" table:formula="of:=[.A537]" office:value-type="date" office:date-value="2019-10-15T12:38:46.712437" calcext:value-type="date">
            <text:p>2019-10-15 12:38:47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12:38:46.71243699733" calcext:value-type="date">
            <text:p>12/30/99 12:38 P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&lt;0.000001;[.G536]+2+1/[.$H$2];[.G536]+1/[.$H$2])" office:value-type="float" office:value="8.90000000000002" calcext:value-type="float">
            <text:p>8,9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15T13:01:26.487828" calcext:value-type="date">
            <text:p>2019-10-15 13:01:26</text:p>
          </table:table-cell>
          <table:table-cell table:style-name="ce7" table:formula="of:=[.A538]" office:value-type="date" office:date-value="2019-10-15T13:01:26.487828" calcext:value-type="date">
            <text:p>2019-10-15 13:01:26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13:01:26.48782779928" calcext:value-type="date">
            <text:p>12/30/99 01:01 P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&lt;0.000001;[.G537]+2+1/[.$H$2];[.G537]+1/[.$H$2])" office:value-type="float" office:value="8.91666666666669" calcext:value-type="float">
            <text:p>8,9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15T12:51:11.528487" calcext:value-type="date">
            <text:p>2019-10-15 12:51:12</text:p>
          </table:table-cell>
          <table:table-cell table:style-name="ce7" table:formula="of:=[.A539]" office:value-type="date" office:date-value="2019-10-15T12:51:11.528487" calcext:value-type="date">
            <text:p>2019-10-15 12:51:12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12:51:11.52848672122" calcext:value-type="date">
            <text:p>12/30/99 12:51 P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&lt;0.000001;[.G538]+2+1/[.$H$2];[.G538]+1/[.$H$2])" office:value-type="float" office:value="8.93333333333336" calcext:value-type="float">
            <text:p>8,9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15T13:25:23.751825" calcext:value-type="date">
            <text:p>2019-10-15 13:25:24</text:p>
          </table:table-cell>
          <table:table-cell table:style-name="ce7" table:formula="of:=[.A540]" office:value-type="date" office:date-value="2019-10-15T13:25:23.751825" calcext:value-type="date">
            <text:p>2019-10-15 13:25:24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13:25:23.75182465184" calcext:value-type="date">
            <text:p>12/30/99 01:25 P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&lt;0.000001;[.G539]+2+1/[.$H$2];[.G539]+1/[.$H$2])" office:value-type="float" office:value="8.95000000000002" calcext:value-type="float">
            <text:p>8,9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15T12:41:49.448662" calcext:value-type="date">
            <text:p>2019-10-15 12:41:49</text:p>
          </table:table-cell>
          <table:table-cell table:style-name="ce7" table:formula="of:=[.A541]" office:value-type="date" office:date-value="2019-10-15T12:41:49.448662" calcext:value-type="date">
            <text:p>2019-10-15 12:41:49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12:41:49.44866167847" calcext:value-type="date">
            <text:p>12/30/99 12:41 P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&lt;0.000001;[.G540]+2+1/[.$H$2];[.G540]+1/[.$H$2])" office:value-type="float" office:value="8.96666666666669" calcext:value-type="float">
            <text:p>8,9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15T13:10:24.250929" calcext:value-type="date">
            <text:p>2019-10-15 13:10:24</text:p>
          </table:table-cell>
          <table:table-cell table:style-name="ce7" table:formula="of:=[.A542]" office:value-type="date" office:date-value="2019-10-15T13:10:24.250929" calcext:value-type="date">
            <text:p>2019-10-15 13:10:24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13:10:24.25092884805" calcext:value-type="date">
            <text:p>12/30/99 01:10 P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&lt;0.000001;[.G541]+2+1/[.$H$2];[.G541]+1/[.$H$2])" office:value-type="float" office:value="8.98333333333336" calcext:value-type="float">
            <text:p>8,9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16T12:55:12.833507" calcext:value-type="date">
            <text:p>2019-10-16 12:55:13</text:p>
          </table:table-cell>
          <table:table-cell table:style-name="ce7" table:formula="of:=[.A543]" office:value-type="date" office:date-value="2019-10-16T12:55:12.833507" calcext:value-type="date">
            <text:p>2019-10-16 12:55:13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12:55:12.83350707963" calcext:value-type="date">
            <text:p>12/30/99 12:55 P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&lt;0.000001;[.G542]+2+1/[.$H$2];[.G542]+1/[.$H$2])" office:value-type="float" office:value="9.00000000000003" calcext:value-type="float">
            <text:p>9,0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16T12:35:34.033591" calcext:value-type="date">
            <text:p>2019-10-16 12:35:34</text:p>
          </table:table-cell>
          <table:table-cell table:style-name="ce7" table:formula="of:=[.A544]" office:value-type="date" office:date-value="2019-10-16T12:35:34.033591" calcext:value-type="date">
            <text:p>2019-10-16 12:35:34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12:35:34.03359060176" calcext:value-type="date">
            <text:p>12/30/99 12:35 P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&lt;0.000001;[.G543]+2+1/[.$H$2];[.G543]+1/[.$H$2])" office:value-type="float" office:value="9.01666666666669" calcext:value-type="float">
            <text:p>9,0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16T13:08:09.10944" calcext:value-type="date">
            <text:p>2019-10-16 13:08:09</text:p>
          </table:table-cell>
          <table:table-cell table:style-name="ce7" table:formula="of:=[.A545]" office:value-type="date" office:date-value="2019-10-16T13:08:09.10944" calcext:value-type="date">
            <text:p>2019-10-16 13:08:09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13:08:09.10944010131" calcext:value-type="date">
            <text:p>12/30/99 01:08 P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&lt;0.000001;[.G544]+2+1/[.$H$2];[.G544]+1/[.$H$2])" office:value-type="float" office:value="9.03333333333336" calcext:value-type="float">
            <text:p>9,0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16T13:10:38.891777" calcext:value-type="date">
            <text:p>2019-10-16 13:10:39</text:p>
          </table:table-cell>
          <table:table-cell table:style-name="ce7" table:formula="of:=[.A546]" office:value-type="date" office:date-value="2019-10-16T13:10:38.891777" calcext:value-type="date">
            <text:p>2019-10-16 13:10:39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13:10:38.89177744277" calcext:value-type="date">
            <text:p>12/30/99 01:10 P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&lt;0.000001;[.G545]+2+1/[.$H$2];[.G545]+1/[.$H$2])" office:value-type="float" office:value="9.05000000000003" calcext:value-type="float">
            <text:p>9,0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16T13:19:37.709898" calcext:value-type="date">
            <text:p>2019-10-16 13:19:38</text:p>
          </table:table-cell>
          <table:table-cell table:style-name="ce7" table:formula="of:=[.A547]" office:value-type="date" office:date-value="2019-10-16T13:19:37.709898" calcext:value-type="date">
            <text:p>2019-10-16 13:19:38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13:19:37.70989753772" calcext:value-type="date">
            <text:p>12/30/99 01:19 P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&lt;0.000001;[.G546]+2+1/[.$H$2];[.G546]+1/[.$H$2])" office:value-type="float" office:value="9.0666666666667" calcext:value-type="float">
            <text:p>9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16T12:53:27.770651" calcext:value-type="date">
            <text:p>2019-10-16 12:53:28</text:p>
          </table:table-cell>
          <table:table-cell table:style-name="ce7" table:formula="of:=[.A548]" office:value-type="date" office:date-value="2019-10-16T12:53:27.770651" calcext:value-type="date">
            <text:p>2019-10-16 12:53:28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12:53:27.77065095026" calcext:value-type="date">
            <text:p>12/30/99 12:53 P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&lt;0.000001;[.G547]+2+1/[.$H$2];[.G547]+1/[.$H$2])" office:value-type="float" office:value="9.08333333333336" calcext:value-type="float">
            <text:p>9,0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16T12:39:47.250152" calcext:value-type="date">
            <text:p>2019-10-16 12:39:47</text:p>
          </table:table-cell>
          <table:table-cell table:style-name="ce7" table:formula="of:=[.A549]" office:value-type="date" office:date-value="2019-10-16T12:39:47.250152" calcext:value-type="date">
            <text:p>2019-10-16 12:39:47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12:39:47.25015178788" calcext:value-type="date">
            <text:p>12/30/99 12:39 P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&lt;0.000001;[.G548]+2+1/[.$H$2];[.G548]+1/[.$H$2])" office:value-type="float" office:value="9.10000000000003" calcext:value-type="float">
            <text:p>9,1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16T13:13:44.471329" calcext:value-type="date">
            <text:p>2019-10-16 13:13:44</text:p>
          </table:table-cell>
          <table:table-cell table:style-name="ce7" table:formula="of:=[.A550]" office:value-type="date" office:date-value="2019-10-16T13:13:44.471329" calcext:value-type="date">
            <text:p>2019-10-16 13:13:44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13:13:44.47132933885" calcext:value-type="date">
            <text:p>12/30/99 01:13 P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&lt;0.000001;[.G549]+2+1/[.$H$2];[.G549]+1/[.$H$2])" office:value-type="float" office:value="9.1166666666667" calcext:value-type="float">
            <text:p>9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16T13:05:02.258031" calcext:value-type="date">
            <text:p>2019-10-16 13:05:02</text:p>
          </table:table-cell>
          <table:table-cell table:style-name="ce7" table:formula="of:=[.A551]" office:value-type="date" office:date-value="2019-10-16T13:05:02.258031" calcext:value-type="date">
            <text:p>2019-10-16 13:05:02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13:05:02.25803079084" calcext:value-type="date">
            <text:p>12/30/99 01:05 P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&lt;0.000001;[.G550]+2+1/[.$H$2];[.G550]+1/[.$H$2])" office:value-type="float" office:value="9.13333333333337" calcext:value-type="float">
            <text:p>9,1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16T13:36:04.801781" calcext:value-type="date">
            <text:p>2019-10-16 13:36:05</text:p>
          </table:table-cell>
          <table:table-cell table:style-name="ce7" table:formula="of:=[.A552]" office:value-type="date" office:date-value="2019-10-16T13:36:04.801781" calcext:value-type="date">
            <text:p>2019-10-16 13:36:05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13:36:04.8017806001" calcext:value-type="date">
            <text:p>12/30/99 01:36 P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&lt;0.000001;[.G551]+2+1/[.$H$2];[.G551]+1/[.$H$2])" office:value-type="float" office:value="9.15000000000003" calcext:value-type="float">
            <text:p>9,1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16T13:00:03.946718" calcext:value-type="date">
            <text:p>2019-10-16 13:00:04</text:p>
          </table:table-cell>
          <table:table-cell table:style-name="ce7" table:formula="of:=[.A553]" office:value-type="date" office:date-value="2019-10-16T13:00:03.946718" calcext:value-type="date">
            <text:p>2019-10-16 13:00:04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13:00:03.94671759568" calcext:value-type="date">
            <text:p>12/30/99 01:00 P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&lt;0.000001;[.G552]+2+1/[.$H$2];[.G552]+1/[.$H$2])" office:value-type="float" office:value="9.1666666666667" calcext:value-type="float">
            <text:p>9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16T12:55:28.62776" calcext:value-type="date">
            <text:p>2019-10-16 12:55:29</text:p>
          </table:table-cell>
          <table:table-cell table:style-name="ce7" table:formula="of:=[.A554]" office:value-type="date" office:date-value="2019-10-16T12:55:28.62776" calcext:value-type="date">
            <text:p>2019-10-16 12:55:29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2:55:28.62776045222" calcext:value-type="date">
            <text:p>12/30/99 12:55 P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&lt;0.000001;[.G553]+2+1/[.$H$2];[.G553]+1/[.$H$2])" office:value-type="float" office:value="9.18333333333337" calcext:value-type="float">
            <text:p>9,1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16T13:05:12.382943" calcext:value-type="date">
            <text:p>2019-10-16 13:05:12</text:p>
          </table:table-cell>
          <table:table-cell table:style-name="ce7" table:formula="of:=[.A555]" office:value-type="date" office:date-value="2019-10-16T13:05:12.382943" calcext:value-type="date">
            <text:p>2019-10-16 13:05:12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13:05:12.38294255454" calcext:value-type="date">
            <text:p>12/30/99 01:05 P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&lt;0.000001;[.G554]+2+1/[.$H$2];[.G554]+1/[.$H$2])" office:value-type="float" office:value="9.20000000000004" calcext:value-type="float">
            <text:p>9,2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16T12:54:43.483812" calcext:value-type="date">
            <text:p>2019-10-16 12:54:43</text:p>
          </table:table-cell>
          <table:table-cell table:style-name="ce7" table:formula="of:=[.A556]" office:value-type="date" office:date-value="2019-10-16T12:54:43.483812" calcext:value-type="date">
            <text:p>2019-10-16 12:54:43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12:54:43.48381211981" calcext:value-type="date">
            <text:p>12/30/99 12:54 P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&lt;0.000001;[.G555]+2+1/[.$H$2];[.G555]+1/[.$H$2])" office:value-type="float" office:value="9.2166666666667" calcext:value-type="float">
            <text:p>9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16T12:39:56.309252" calcext:value-type="date">
            <text:p>2019-10-16 12:39:56</text:p>
          </table:table-cell>
          <table:table-cell table:style-name="ce7" table:formula="of:=[.A557]" office:value-type="date" office:date-value="2019-10-16T12:39:56.309252" calcext:value-type="date">
            <text:p>2019-10-16 12:39:56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12:39:56.30925196689" calcext:value-type="date">
            <text:p>12/30/99 12:39 P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&lt;0.000001;[.G556]+2+1/[.$H$2];[.G556]+1/[.$H$2])" office:value-type="float" office:value="9.23333333333337" calcext:value-type="float">
            <text:p>9,2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16T12:58:04.080955" calcext:value-type="date">
            <text:p>2019-10-16 12:58:04</text:p>
          </table:table-cell>
          <table:table-cell table:style-name="ce7" table:formula="of:=[.A558]" office:value-type="date" office:date-value="2019-10-16T12:58:04.080955" calcext:value-type="date">
            <text:p>2019-10-16 12:58:04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12:58:04.0809550602" calcext:value-type="date">
            <text:p>12/30/99 12:58 P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&lt;0.000001;[.G557]+2+1/[.$H$2];[.G557]+1/[.$H$2])" office:value-type="float" office:value="9.25000000000004" calcext:value-type="float">
            <text:p>9,2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16T12:57:45.025208" calcext:value-type="date">
            <text:p>2019-10-16 12:57:45</text:p>
          </table:table-cell>
          <table:table-cell table:style-name="ce7" table:formula="of:=[.A559]" office:value-type="date" office:date-value="2019-10-16T12:57:45.025208" calcext:value-type="date">
            <text:p>2019-10-16 12:57:45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12:57:45.02520760987" calcext:value-type="date">
            <text:p>12/30/99 12:57 P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&lt;0.000001;[.G558]+2+1/[.$H$2];[.G558]+1/[.$H$2])" office:value-type="float" office:value="9.26666666666671" calcext:value-type="float">
            <text:p>9,2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16T13:21:32.268775" calcext:value-type="date">
            <text:p>2019-10-16 13:21:32</text:p>
          </table:table-cell>
          <table:table-cell table:style-name="ce7" table:formula="of:=[.A560]" office:value-type="date" office:date-value="2019-10-16T13:21:32.268775" calcext:value-type="date">
            <text:p>2019-10-16 13:21:32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13:21:32.26877500769" calcext:value-type="date">
            <text:p>12/30/99 01:21 P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&lt;0.000001;[.G559]+2+1/[.$H$2];[.G559]+1/[.$H$2])" office:value-type="float" office:value="9.28333333333337" calcext:value-type="float">
            <text:p>9,2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16T12:43:38.403333" calcext:value-type="date">
            <text:p>2019-10-16 12:43:38</text:p>
          </table:table-cell>
          <table:table-cell table:style-name="ce7" table:formula="of:=[.A561]" office:value-type="date" office:date-value="2019-10-16T12:43:38.403333" calcext:value-type="date">
            <text:p>2019-10-16 12:43:38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12:43:38.40333309956" calcext:value-type="date">
            <text:p>12/30/99 12:43 P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&lt;0.000001;[.G560]+2+1/[.$H$2];[.G560]+1/[.$H$2])" office:value-type="float" office:value="9.30000000000004" calcext:value-type="float">
            <text:p>9,3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16T12:49:13.650581" calcext:value-type="date">
            <text:p>2019-10-16 12:49:14</text:p>
          </table:table-cell>
          <table:table-cell table:style-name="ce7" table:formula="of:=[.A562]" office:value-type="date" office:date-value="2019-10-16T12:49:13.650581" calcext:value-type="date">
            <text:p>2019-10-16 12:49:14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12:49:13.65058116149" calcext:value-type="date">
            <text:p>12/30/99 12:49 P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&lt;0.000001;[.G561]+2+1/[.$H$2];[.G561]+1/[.$H$2])" office:value-type="float" office:value="9.31666666666671" calcext:value-type="float">
            <text:p>9,3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16T12:52:00.247377" calcext:value-type="date">
            <text:p>2019-10-16 12:52:00</text:p>
          </table:table-cell>
          <table:table-cell table:style-name="ce7" table:formula="of:=[.A563]" office:value-type="date" office:date-value="2019-10-16T12:52:00.247377" calcext:value-type="date">
            <text:p>2019-10-16 12:52:00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12:52:00.24737731554" calcext:value-type="date">
            <text:p>12/30/99 12:52 P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&lt;0.000001;[.G562]+2+1/[.$H$2];[.G562]+1/[.$H$2])" office:value-type="float" office:value="9.33333333333338" calcext:value-type="float">
            <text:p>9,3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16T13:00:34.690797" calcext:value-type="date">
            <text:p>2019-10-16 13:00:35</text:p>
          </table:table-cell>
          <table:table-cell table:style-name="ce7" table:formula="of:=[.A564]" office:value-type="date" office:date-value="2019-10-16T13:00:34.690797" calcext:value-type="date">
            <text:p>2019-10-16 13:00:35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13:00:34.69079746865" calcext:value-type="date">
            <text:p>12/30/99 01:00 P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&lt;0.000001;[.G563]+2+1/[.$H$2];[.G563]+1/[.$H$2])" office:value-type="float" office:value="9.35000000000004" calcext:value-type="float">
            <text:p>9,35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16T12:58:31.355394" calcext:value-type="date">
            <text:p>2019-10-16 12:58:31</text:p>
          </table:table-cell>
          <table:table-cell table:style-name="ce7" table:formula="of:=[.A565]" office:value-type="date" office:date-value="2019-10-16T12:58:31.355394" calcext:value-type="date">
            <text:p>2019-10-16 12:58:31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12:58:31.3553941017" calcext:value-type="date">
            <text:p>12/30/99 12:58 P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&lt;0.000001;[.G564]+2+1/[.$H$2];[.G564]+1/[.$H$2])" office:value-type="float" office:value="9.36666666666671" calcext:value-type="float">
            <text:p>9,36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16T12:42:13.229023" calcext:value-type="date">
            <text:p>2019-10-16 12:42:13</text:p>
          </table:table-cell>
          <table:table-cell table:style-name="ce7" table:formula="of:=[.A566]" office:value-type="date" office:date-value="2019-10-16T12:42:13.229023" calcext:value-type="date">
            <text:p>2019-10-16 12:42:13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12:42:13.229023288" calcext:value-type="date">
            <text:p>12/30/99 12:42 P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&lt;0.000001;[.G565]+2+1/[.$H$2];[.G565]+1/[.$H$2])" office:value-type="float" office:value="9.38333333333338" calcext:value-type="float">
            <text:p>9,3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16T13:11:10.626232" calcext:value-type="date">
            <text:p>2019-10-16 13:11:11</text:p>
          </table:table-cell>
          <table:table-cell table:style-name="ce7" table:formula="of:=[.A567]" office:value-type="date" office:date-value="2019-10-16T13:11:10.626232" calcext:value-type="date">
            <text:p>2019-10-16 13:11:11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13:11:10.62623240054" calcext:value-type="date">
            <text:p>12/30/99 01:11 P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&lt;0.000001;[.G566]+2+1/[.$H$2];[.G566]+1/[.$H$2])" office:value-type="float" office:value="9.40000000000005" calcext:value-type="float">
            <text:p>9,4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16T12:56:47.651711" calcext:value-type="date">
            <text:p>2019-10-16 12:56:48</text:p>
          </table:table-cell>
          <table:table-cell table:style-name="ce7" table:formula="of:=[.A568]" office:value-type="date" office:date-value="2019-10-16T12:56:47.651711" calcext:value-type="date">
            <text:p>2019-10-16 12:56:48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12:56:47.6517107198" calcext:value-type="date">
            <text:p>12/30/99 12:56 P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&lt;0.000001;[.G567]+2+1/[.$H$2];[.G567]+1/[.$H$2])" office:value-type="float" office:value="9.41666666666671" calcext:value-type="float">
            <text:p>9,4166666666667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16T12:49:30.44463" calcext:value-type="date">
            <text:p>2019-10-16 12:49:30</text:p>
          </table:table-cell>
          <table:table-cell table:style-name="ce7" table:formula="of:=[.A569]" office:value-type="date" office:date-value="2019-10-16T12:49:30.44463" calcext:value-type="date">
            <text:p>2019-10-16 12:49:30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12:49:30.44462983031" calcext:value-type="date">
            <text:p>12/30/99 12:49 P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&lt;0.000001;[.G568]+2+1/[.$H$2];[.G568]+1/[.$H$2])" office:value-type="float" office:value="9.43333333333338" calcext:value-type="float">
            <text:p>9,43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16T13:10:36.037919" calcext:value-type="date">
            <text:p>2019-10-16 13:10:36</text:p>
          </table:table-cell>
          <table:table-cell table:style-name="ce7" table:formula="of:=[.A570]" office:value-type="date" office:date-value="2019-10-16T13:10:36.037919" calcext:value-type="date">
            <text:p>2019-10-16 13:10:36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13:10:36.03791920468" calcext:value-type="date">
            <text:p>12/30/99 01:10 P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&lt;0.000001;[.G569]+2+1/[.$H$2];[.G569]+1/[.$H$2])" office:value-type="float" office:value="9.45000000000005" calcext:value-type="float">
            <text:p>9,4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16T12:44:27.840789" calcext:value-type="date">
            <text:p>2019-10-16 12:44:28</text:p>
          </table:table-cell>
          <table:table-cell table:style-name="ce7" table:formula="of:=[.A571]" office:value-type="date" office:date-value="2019-10-16T12:44:27.840789" calcext:value-type="date">
            <text:p>2019-10-16 12:44:28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12:44:27.8407893749" calcext:value-type="date">
            <text:p>12/30/99 12:44 P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&lt;0.000001;[.G570]+2+1/[.$H$2];[.G570]+1/[.$H$2])" office:value-type="float" office:value="9.46666666666672" calcext:value-type="float">
            <text:p>9,4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16T12:33:36.391007" calcext:value-type="date">
            <text:p>2019-10-16 12:33:36</text:p>
          </table:table-cell>
          <table:table-cell table:style-name="ce7" table:formula="of:=[.A572]" office:value-type="date" office:date-value="2019-10-16T12:33:36.391007" calcext:value-type="date">
            <text:p>2019-10-16 12:33:36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12:33:36.39100739267" calcext:value-type="date">
            <text:p>12/30/99 12:33 P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&lt;0.000001;[.G571]+2+1/[.$H$2];[.G571]+1/[.$H$2])" office:value-type="float" office:value="9.48333333333338" calcext:value-type="float">
            <text:p>9,4833333333333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16T12:31:02.638565" calcext:value-type="date">
            <text:p>2019-10-16 12:31:03</text:p>
          </table:table-cell>
          <table:table-cell table:style-name="ce7" table:formula="of:=[.A573]" office:value-type="date" office:date-value="2019-10-16T12:31:02.638565" calcext:value-type="date">
            <text:p>2019-10-16 12:31:03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2:31:02.6385648502" calcext:value-type="date">
            <text:p>12/30/99 12:31 P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&lt;0.000001;[.G572]+2+1/[.$H$2];[.G572]+1/[.$H$2])" office:value-type="float" office:value="9.50000000000005" calcext:value-type="float">
            <text:p>9,50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16T13:00:05.309914" calcext:value-type="date">
            <text:p>2019-10-16 13:00:05</text:p>
          </table:table-cell>
          <table:table-cell table:style-name="ce7" table:formula="of:=[.A574]" office:value-type="date" office:date-value="2019-10-16T13:00:05.309914" calcext:value-type="date">
            <text:p>2019-10-16 13:00:05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13:00:05.30991428532" calcext:value-type="date">
            <text:p>12/30/99 01:00 P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&lt;0.000001;[.G573]+2+1/[.$H$2];[.G573]+1/[.$H$2])" office:value-type="float" office:value="9.51666666666672" calcext:value-type="float">
            <text:p>9,5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16T12:31:39.148323" calcext:value-type="date">
            <text:p>2019-10-16 12:31:39</text:p>
          </table:table-cell>
          <table:table-cell table:style-name="ce7" table:formula="of:=[.A575]" office:value-type="date" office:date-value="2019-10-16T12:31:39.148323" calcext:value-type="date">
            <text:p>2019-10-16 12:31:39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12:31:39.14832268842" calcext:value-type="date">
            <text:p>12/30/99 12:31 P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&lt;0.000001;[.G574]+2+1/[.$H$2];[.G574]+1/[.$H$2])" office:value-type="float" office:value="9.53333333333339" calcext:value-type="float">
            <text:p>9,5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16T13:27:26.339288" calcext:value-type="date">
            <text:p>2019-10-16 13:27:26</text:p>
          </table:table-cell>
          <table:table-cell table:style-name="ce7" table:formula="of:=[.A576]" office:value-type="date" office:date-value="2019-10-16T13:27:26.339288" calcext:value-type="date">
            <text:p>2019-10-16 13:27:26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13:27:26.3392883772" calcext:value-type="date">
            <text:p>12/30/99 01:27 P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&lt;0.000001;[.G575]+2+1/[.$H$2];[.G575]+1/[.$H$2])" office:value-type="float" office:value="9.55000000000005" calcext:value-type="float">
            <text:p>9,5500000000000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16T13:14:35.554147" calcext:value-type="date">
            <text:p>2019-10-16 13:14:36</text:p>
          </table:table-cell>
          <table:table-cell table:style-name="ce7" table:formula="of:=[.A577]" office:value-type="date" office:date-value="2019-10-16T13:14:35.554147" calcext:value-type="date">
            <text:p>2019-10-16 13:14:36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13:14:35.55414733943" calcext:value-type="date">
            <text:p>12/30/99 01:14 P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&lt;0.000001;[.G576]+2+1/[.$H$2];[.G576]+1/[.$H$2])" office:value-type="float" office:value="9.56666666666672" calcext:value-type="float">
            <text:p>9,56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16T12:57:19.770893" calcext:value-type="date">
            <text:p>2019-10-16 12:57:20</text:p>
          </table:table-cell>
          <table:table-cell table:style-name="ce7" table:formula="of:=[.A578]" office:value-type="date" office:date-value="2019-10-16T12:57:19.770893" calcext:value-type="date">
            <text:p>2019-10-16 12:57:20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12:57:19.77089314722" calcext:value-type="date">
            <text:p>12/30/99 12:57 P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&lt;0.000001;[.G577]+2+1/[.$H$2];[.G577]+1/[.$H$2])" office:value-type="float" office:value="9.58333333333339" calcext:value-type="float">
            <text:p>9,5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16T13:02:00.051466" calcext:value-type="date">
            <text:p>2019-10-16 13:02:00</text:p>
          </table:table-cell>
          <table:table-cell table:style-name="ce7" table:formula="of:=[.A579]" office:value-type="date" office:date-value="2019-10-16T13:02:00.051466" calcext:value-type="date">
            <text:p>2019-10-16 13:02:00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3:02:00.05146590527" calcext:value-type="date">
            <text:p>12/30/99 01:02 P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&lt;0.000001;[.G578]+2+1/[.$H$2];[.G578]+1/[.$H$2])" office:value-type="float" office:value="9.60000000000006" calcext:value-type="float">
            <text:p>9,6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16T12:46:30.1328" calcext:value-type="date">
            <text:p>2019-10-16 12:46:30</text:p>
          </table:table-cell>
          <table:table-cell table:style-name="ce7" table:formula="of:=[.A580]" office:value-type="date" office:date-value="2019-10-16T12:46:30.1328" calcext:value-type="date">
            <text:p>2019-10-16 12:46:30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12:46:30.1328004431" calcext:value-type="date">
            <text:p>12/30/99 12:46 P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&lt;0.000001;[.G579]+2+1/[.$H$2];[.G579]+1/[.$H$2])" office:value-type="float" office:value="9.61666666666672" calcext:value-type="float">
            <text:p>9,6166666666667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16T13:32:48.501223" calcext:value-type="date">
            <text:p>2019-10-16 13:32:49</text:p>
          </table:table-cell>
          <table:table-cell table:style-name="ce7" table:formula="of:=[.A581]" office:value-type="date" office:date-value="2019-10-16T13:32:48.501223" calcext:value-type="date">
            <text:p>2019-10-16 13:32:49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13:32:48.50122280885" calcext:value-type="date">
            <text:p>12/30/99 01:32 P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&lt;0.000001;[.G580]+2+1/[.$H$2];[.G580]+1/[.$H$2])" office:value-type="float" office:value="9.63333333333339" calcext:value-type="float">
            <text:p>9,63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16T12:42:49.980303" calcext:value-type="date">
            <text:p>2019-10-16 12:42:50</text:p>
          </table:table-cell>
          <table:table-cell table:style-name="ce7" table:formula="of:=[.A582]" office:value-type="date" office:date-value="2019-10-16T12:42:49.980303" calcext:value-type="date">
            <text:p>2019-10-16 12:42:50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12:42:49.98030252289" calcext:value-type="date">
            <text:p>12/30/99 12:42 P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&lt;0.000001;[.G581]+2+1/[.$H$2];[.G581]+1/[.$H$2])" office:value-type="float" office:value="9.65000000000006" calcext:value-type="float">
            <text:p>9,6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16T12:58:16.059428" calcext:value-type="date">
            <text:p>2019-10-16 12:58:16</text:p>
          </table:table-cell>
          <table:table-cell table:style-name="ce7" table:formula="of:=[.A583]" office:value-type="date" office:date-value="2019-10-16T12:58:16.059428" calcext:value-type="date">
            <text:p>2019-10-16 12:58:16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12:58:16.05942810886" calcext:value-type="date">
            <text:p>12/30/99 12:58 P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&lt;0.000001;[.G582]+2+1/[.$H$2];[.G582]+1/[.$H$2])" office:value-type="float" office:value="9.66666666666673" calcext:value-type="float">
            <text:p>9,6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16T12:56:12.466992" calcext:value-type="date">
            <text:p>2019-10-16 12:56:12</text:p>
          </table:table-cell>
          <table:table-cell table:style-name="ce7" table:formula="of:=[.A584]" office:value-type="date" office:date-value="2019-10-16T12:56:12.466992" calcext:value-type="date">
            <text:p>2019-10-16 12:56:12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12:56:12.46699158568" calcext:value-type="date">
            <text:p>12/30/99 12:56 P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&lt;0.000001;[.G583]+2+1/[.$H$2];[.G583]+1/[.$H$2])" office:value-type="float" office:value="9.68333333333339" calcext:value-type="float">
            <text:p>9,6833333333333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16T12:56:54.324903" calcext:value-type="date">
            <text:p>2019-10-16 12:56:54</text:p>
          </table:table-cell>
          <table:table-cell table:style-name="ce7" table:formula="of:=[.A585]" office:value-type="date" office:date-value="2019-10-16T12:56:54.324903" calcext:value-type="date">
            <text:p>2019-10-16 12:56:54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12:56:54.32490299921" calcext:value-type="date">
            <text:p>12/30/99 12:56 P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&lt;0.000001;[.G584]+2+1/[.$H$2];[.G584]+1/[.$H$2])" office:value-type="float" office:value="9.70000000000006" calcext:value-type="float">
            <text:p>9,70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16T13:02:03.865211" calcext:value-type="date">
            <text:p>2019-10-16 13:02:04</text:p>
          </table:table-cell>
          <table:table-cell table:style-name="ce7" table:formula="of:=[.A586]" office:value-type="date" office:date-value="2019-10-16T13:02:03.865211" calcext:value-type="date">
            <text:p>2019-10-16 13:02:04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13:02:03.86521131266" calcext:value-type="date">
            <text:p>12/30/99 01:02 P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&lt;0.000001;[.G585]+2+1/[.$H$2];[.G585]+1/[.$H$2])" office:value-type="float" office:value="9.71666666666673" calcext:value-type="float">
            <text:p>9,7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16T12:59:10.736855" calcext:value-type="date">
            <text:p>2019-10-16 12:59:11</text:p>
          </table:table-cell>
          <table:table-cell table:style-name="ce7" table:formula="of:=[.A587]" office:value-type="date" office:date-value="2019-10-16T12:59:10.736855" calcext:value-type="date">
            <text:p>2019-10-16 12:59:11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12:59:10.73685483076" calcext:value-type="date">
            <text:p>12/30/99 12:59 P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&lt;0.000001;[.G586]+2+1/[.$H$2];[.G586]+1/[.$H$2])" office:value-type="float" office:value="9.7333333333334" calcext:value-type="float">
            <text:p>9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16T12:53:36.055694" calcext:value-type="date">
            <text:p>2019-10-16 12:53:36</text:p>
          </table:table-cell>
          <table:table-cell table:style-name="ce7" table:formula="of:=[.A588]" office:value-type="date" office:date-value="2019-10-16T12:53:36.055694" calcext:value-type="date">
            <text:p>2019-10-16 12:53:36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12:53:36.05569389649" calcext:value-type="date">
            <text:p>12/30/99 12:53 P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&lt;0.000001;[.G587]+2+1/[.$H$2];[.G587]+1/[.$H$2])" office:value-type="float" office:value="9.75000000000006" calcext:value-type="float">
            <text:p>9,7500000000000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16T13:01:43.078753" calcext:value-type="date">
            <text:p>2019-10-16 13:01:43</text:p>
          </table:table-cell>
          <table:table-cell table:style-name="ce7" table:formula="of:=[.A589]" office:value-type="date" office:date-value="2019-10-16T13:01:43.078753" calcext:value-type="date">
            <text:p>2019-10-16 13:01:43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13:01:43.0787531985" calcext:value-type="date">
            <text:p>12/30/99 01:01 P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&lt;0.000001;[.G588]+2+1/[.$H$2];[.G588]+1/[.$H$2])" office:value-type="float" office:value="9.76666666666673" calcext:value-type="float">
            <text:p>9,76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16T12:37:04.028585" calcext:value-type="date">
            <text:p>2019-10-16 12:37:04</text:p>
          </table:table-cell>
          <table:table-cell table:style-name="ce7" table:formula="of:=[.A590]" office:value-type="date" office:date-value="2019-10-16T12:37:04.028585" calcext:value-type="date">
            <text:p>2019-10-16 12:37:04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12:37:04.028585013" calcext:value-type="date">
            <text:p>12/30/99 12:37 P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&lt;0.000001;[.G589]+2+1/[.$H$2];[.G589]+1/[.$H$2])" office:value-type="float" office:value="9.7833333333334" calcext:value-type="float">
            <text:p>9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16T12:55:05.652616" calcext:value-type="date">
            <text:p>2019-10-16 12:55:06</text:p>
          </table:table-cell>
          <table:table-cell table:style-name="ce7" table:formula="of:=[.A591]" office:value-type="date" office:date-value="2019-10-16T12:55:05.652616" calcext:value-type="date">
            <text:p>2019-10-16 12:55:06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12:55:05.65261601005" calcext:value-type="date">
            <text:p>12/30/99 12:55 P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&lt;0.000001;[.G590]+2+1/[.$H$2];[.G590]+1/[.$H$2])" office:value-type="float" office:value="9.80000000000007" calcext:value-type="float">
            <text:p>9,8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16T13:25:19.071005" calcext:value-type="date">
            <text:p>2019-10-16 13:25:19</text:p>
          </table:table-cell>
          <table:table-cell table:style-name="ce7" table:formula="of:=[.A592]" office:value-type="date" office:date-value="2019-10-16T13:25:19.071005" calcext:value-type="date">
            <text:p>2019-10-16 13:25:19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13:25:19.07100488897" calcext:value-type="date">
            <text:p>12/30/99 01:25 P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&lt;0.000001;[.G591]+2+1/[.$H$2];[.G591]+1/[.$H$2])" office:value-type="float" office:value="9.81666666666673" calcext:value-type="float">
            <text:p>9,8166666666667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16T12:25:00.752515" calcext:value-type="date">
            <text:p>2019-10-16 12:25:01</text:p>
          </table:table-cell>
          <table:table-cell table:style-name="ce7" table:formula="of:=[.A593]" office:value-type="date" office:date-value="2019-10-16T12:25:00.752515" calcext:value-type="date">
            <text:p>2019-10-16 12:25:01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12:25:00.75251476374" calcext:value-type="date">
            <text:p>12/30/99 12:25 P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&lt;0.000001;[.G592]+2+1/[.$H$2];[.G592]+1/[.$H$2])" office:value-type="float" office:value="9.8333333333334" calcext:value-type="float">
            <text:p>9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16T12:53:14.655616" calcext:value-type="date">
            <text:p>2019-10-16 12:53:15</text:p>
          </table:table-cell>
          <table:table-cell table:style-name="ce7" table:formula="of:=[.A594]" office:value-type="date" office:date-value="2019-10-16T12:53:14.655616" calcext:value-type="date">
            <text:p>2019-10-16 12:53:15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12:53:14.65561571997" calcext:value-type="date">
            <text:p>12/30/99 12:53 P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&lt;0.000001;[.G593]+2+1/[.$H$2];[.G593]+1/[.$H$2])" office:value-type="float" office:value="9.85000000000007" calcext:value-type="float">
            <text:p>9,8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16T12:39:12.43318" calcext:value-type="date">
            <text:p>2019-10-16 12:39:12</text:p>
          </table:table-cell>
          <table:table-cell table:style-name="ce7" table:formula="of:=[.A595]" office:value-type="date" office:date-value="2019-10-16T12:39:12.43318" calcext:value-type="date">
            <text:p>2019-10-16 12:39:12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12:39:12.43317985442" calcext:value-type="date">
            <text:p>12/30/99 12:39 P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&lt;0.000001;[.G594]+2+1/[.$H$2];[.G594]+1/[.$H$2])" office:value-type="float" office:value="9.86666666666674" calcext:value-type="float">
            <text:p>9,8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16T13:14:19.1506" calcext:value-type="date">
            <text:p>2019-10-16 13:14:19</text:p>
          </table:table-cell>
          <table:table-cell table:style-name="ce7" table:formula="of:=[.A596]" office:value-type="date" office:date-value="2019-10-16T13:14:19.1506" calcext:value-type="date">
            <text:p>2019-10-16 13:14:19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13:14:19.1506002238" calcext:value-type="date">
            <text:p>12/30/99 01:14 P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&lt;0.000001;[.G595]+2+1/[.$H$2];[.G595]+1/[.$H$2])" office:value-type="float" office:value="9.8833333333334" calcext:value-type="float">
            <text:p>9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16T12:36:22.988278" calcext:value-type="date">
            <text:p>2019-10-16 12:36:23</text:p>
          </table:table-cell>
          <table:table-cell table:style-name="ce7" table:formula="of:=[.A597]" office:value-type="date" office:date-value="2019-10-16T12:36:22.988278" calcext:value-type="date">
            <text:p>2019-10-16 12:36:23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12:36:22.98827754334" calcext:value-type="date">
            <text:p>12/30/99 12:36 P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&lt;0.000001;[.G596]+2+1/[.$H$2];[.G596]+1/[.$H$2])" office:value-type="float" office:value="9.90000000000007" calcext:value-type="float">
            <text:p>9,90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16T12:59:43.691674" calcext:value-type="date">
            <text:p>2019-10-16 12:59:44</text:p>
          </table:table-cell>
          <table:table-cell table:style-name="ce7" table:formula="of:=[.A598]" office:value-type="date" office:date-value="2019-10-16T12:59:43.691674" calcext:value-type="date">
            <text:p>2019-10-16 12:59:44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12:59:43.69167381898" calcext:value-type="date">
            <text:p>12/30/99 12:59 P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&lt;0.000001;[.G597]+2+1/[.$H$2];[.G597]+1/[.$H$2])" office:value-type="float" office:value="9.91666666666674" calcext:value-type="float">
            <text:p>9,91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16T12:54:52.047823" calcext:value-type="date">
            <text:p>2019-10-16 12:54:52</text:p>
          </table:table-cell>
          <table:table-cell table:style-name="ce7" table:formula="of:=[.A599]" office:value-type="date" office:date-value="2019-10-16T12:54:52.047823" calcext:value-type="date">
            <text:p>2019-10-16 12:54:52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12:54:52.04782282468" calcext:value-type="date">
            <text:p>12/30/99 12:54 P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&lt;0.000001;[.G598]+2+1/[.$H$2];[.G598]+1/[.$H$2])" office:value-type="float" office:value="9.93333333333341" calcext:value-type="float">
            <text:p>9,93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16T13:09:53.853557" calcext:value-type="date">
            <text:p>2019-10-16 13:09:54</text:p>
          </table:table-cell>
          <table:table-cell table:style-name="ce7" table:formula="of:=[.A600]" office:value-type="date" office:date-value="2019-10-16T13:09:53.853557" calcext:value-type="date">
            <text:p>2019-10-16 13:09:54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13:09:53.85355738923" calcext:value-type="date">
            <text:p>12/30/99 01:09 P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&lt;0.000001;[.G599]+2+1/[.$H$2];[.G599]+1/[.$H$2])" office:value-type="float" office:value="9.95000000000007" calcext:value-type="float">
            <text:p>9,9500000000000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16T12:59:13.8929" calcext:value-type="date">
            <text:p>2019-10-16 12:59:14</text:p>
          </table:table-cell>
          <table:table-cell table:style-name="ce7" table:formula="of:=[.A601]" office:value-type="date" office:date-value="2019-10-16T12:59:13.8929" calcext:value-type="date">
            <text:p>2019-10-16 12:59:14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12:59:13.89289974701" calcext:value-type="date">
            <text:p>12/30/99 12:59 P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&lt;0.000001;[.G600]+2+1/[.$H$2];[.G600]+1/[.$H$2])" office:value-type="float" office:value="9.96666666666674" calcext:value-type="float">
            <text:p>9,9666666666667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16T13:07:08.264269" calcext:value-type="date">
            <text:p>2019-10-16 13:07:08</text:p>
          </table:table-cell>
          <table:table-cell table:style-name="ce7" table:formula="of:=[.A602]" office:value-type="date" office:date-value="2019-10-16T13:07:08.264269" calcext:value-type="date">
            <text:p>2019-10-16 13:07:08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13:07:08.26426872052" calcext:value-type="date">
            <text:p>12/30/99 01:07 P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&lt;0.000001;[.G601]+2+1/[.$H$2];[.G601]+1/[.$H$2])" office:value-type="float" office:value="9.98333333333341" calcext:value-type="float">
            <text:p>9,9833333333334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17T12:57:03.843584" calcext:value-type="date">
            <text:p>2019-10-17 12:57:04</text:p>
          </table:table-cell>
          <table:table-cell table:style-name="ce7" table:formula="of:=[.A603]" office:value-type="date" office:date-value="2019-10-17T12:57:03.843584" calcext:value-type="date">
            <text:p>2019-10-17 12:57:04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12:57:03.84358439595" calcext:value-type="date">
            <text:p>12/30/99 12:57 P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&lt;0.000001;[.G602]+2+1/[.$H$2];[.G602]+1/[.$H$2])" office:value-type="float" office:value="10.0000000000001" calcext:value-type="float">
            <text:p>1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17T12:30:48.73239" calcext:value-type="date">
            <text:p>2019-10-17 12:30:49</text:p>
          </table:table-cell>
          <table:table-cell table:style-name="ce7" table:formula="of:=[.A604]" office:value-type="date" office:date-value="2019-10-17T12:30:48.73239" calcext:value-type="date">
            <text:p>2019-10-17 12:30:49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12:30:48.73239027802" calcext:value-type="date">
            <text:p>12/30/99 12:30 P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&lt;0.000001;[.G603]+2+1/[.$H$2];[.G603]+1/[.$H$2])" office:value-type="float" office:value="10.0166666666667" calcext:value-type="float">
            <text:p>10,0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17T13:24:10.776046" calcext:value-type="date">
            <text:p>2019-10-17 13:24:11</text:p>
          </table:table-cell>
          <table:table-cell table:style-name="ce7" table:formula="of:=[.A605]" office:value-type="date" office:date-value="2019-10-17T13:24:10.776046" calcext:value-type="date">
            <text:p>2019-10-17 13:24:11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13:24:10.77604553662" calcext:value-type="date">
            <text:p>12/30/99 01:24 P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&lt;0.000001;[.G604]+2+1/[.$H$2];[.G604]+1/[.$H$2])" office:value-type="float" office:value="10.0333333333334" calcext:value-type="float">
            <text:p>10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17T13:02:59.812766" calcext:value-type="date">
            <text:p>2019-10-17 13:03:00</text:p>
          </table:table-cell>
          <table:table-cell table:style-name="ce7" table:formula="of:=[.A606]" office:value-type="date" office:date-value="2019-10-17T13:02:59.812766" calcext:value-type="date">
            <text:p>2019-10-17 13:03:00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13:02:59.81276605278" calcext:value-type="date">
            <text:p>12/30/99 01:03 P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&lt;0.000001;[.G605]+2+1/[.$H$2];[.G605]+1/[.$H$2])" office:value-type="float" office:value="10.0500000000001" calcext:value-type="float">
            <text:p>1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17T13:06:25.871471" calcext:value-type="date">
            <text:p>2019-10-17 13:06:26</text:p>
          </table:table-cell>
          <table:table-cell table:style-name="ce7" table:formula="of:=[.A607]" office:value-type="date" office:date-value="2019-10-17T13:06:25.871471" calcext:value-type="date">
            <text:p>2019-10-17 13:06:26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13:06:25.87147097569" calcext:value-type="date">
            <text:p>12/30/99 01:06 P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&lt;0.000001;[.G606]+2+1/[.$H$2];[.G606]+1/[.$H$2])" office:value-type="float" office:value="10.0666666666667" calcext:value-type="float">
            <text:p>10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17T12:58:45.138983" calcext:value-type="date">
            <text:p>2019-10-17 12:58:45</text:p>
          </table:table-cell>
          <table:table-cell table:style-name="ce7" table:formula="of:=[.A608]" office:value-type="date" office:date-value="2019-10-17T12:58:45.138983" calcext:value-type="date">
            <text:p>2019-10-17 12:58:45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12:58:45.13898271136" calcext:value-type="date">
            <text:p>12/30/99 12:58 P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&lt;0.000001;[.G607]+2+1/[.$H$2];[.G607]+1/[.$H$2])" office:value-type="float" office:value="10.0833333333334" calcext:value-type="float">
            <text:p>10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17T13:23:11.183739" calcext:value-type="date">
            <text:p>2019-10-17 13:23:11</text:p>
          </table:table-cell>
          <table:table-cell table:style-name="ce7" table:formula="of:=[.A609]" office:value-type="date" office:date-value="2019-10-17T13:23:11.183739" calcext:value-type="date">
            <text:p>2019-10-17 13:23:11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13:23:11.18373901583" calcext:value-type="date">
            <text:p>12/30/99 01:23 P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&lt;0.000001;[.G608]+2+1/[.$H$2];[.G608]+1/[.$H$2])" office:value-type="float" office:value="10.1000000000001" calcext:value-type="float">
            <text:p>1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17T13:21:37.981189" calcext:value-type="date">
            <text:p>2019-10-17 13:21:38</text:p>
          </table:table-cell>
          <table:table-cell table:style-name="ce7" table:formula="of:=[.A610]" office:value-type="date" office:date-value="2019-10-17T13:21:37.981189" calcext:value-type="date">
            <text:p>2019-10-17 13:21:38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13:21:37.9811887024" calcext:value-type="date">
            <text:p>12/30/99 01:21 P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&lt;0.000001;[.G609]+2+1/[.$H$2];[.G609]+1/[.$H$2])" office:value-type="float" office:value="10.1166666666668" calcext:value-type="float">
            <text:p>1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17T12:43:15.723764" calcext:value-type="date">
            <text:p>2019-10-17 12:43:16</text:p>
          </table:table-cell>
          <table:table-cell table:style-name="ce7" table:formula="of:=[.A611]" office:value-type="date" office:date-value="2019-10-17T12:43:15.723764" calcext:value-type="date">
            <text:p>2019-10-17 12:43:16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12:43:15.72376389988" calcext:value-type="date">
            <text:p>12/30/99 12:43 P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&lt;0.000001;[.G610]+2+1/[.$H$2];[.G610]+1/[.$H$2])" office:value-type="float" office:value="10.1333333333334" calcext:value-type="float">
            <text:p>10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17T13:18:30.661849" calcext:value-type="date">
            <text:p>2019-10-17 13:18:31</text:p>
          </table:table-cell>
          <table:table-cell table:style-name="ce7" table:formula="of:=[.A612]" office:value-type="date" office:date-value="2019-10-17T13:18:30.661849" calcext:value-type="date">
            <text:p>2019-10-17 13:18:31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13:18:30.66184854135" calcext:value-type="date">
            <text:p>12/30/99 01:18 P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&lt;0.000001;[.G611]+2+1/[.$H$2];[.G611]+1/[.$H$2])" office:value-type="float" office:value="10.1500000000001" calcext:value-type="float">
            <text:p>1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17T12:53:23.893008" calcext:value-type="date">
            <text:p>2019-10-17 12:53:24</text:p>
          </table:table-cell>
          <table:table-cell table:style-name="ce7" table:formula="of:=[.A613]" office:value-type="date" office:date-value="2019-10-17T12:53:23.893008" calcext:value-type="date">
            <text:p>2019-10-17 12:53:24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12:53:23.89300778043" calcext:value-type="date">
            <text:p>12/30/99 12:53 P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&lt;0.000001;[.G612]+2+1/[.$H$2];[.G612]+1/[.$H$2])" office:value-type="float" office:value="10.1666666666668" calcext:value-type="float">
            <text:p>1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17T13:09:54.362224" calcext:value-type="date">
            <text:p>2019-10-17 13:09:54</text:p>
          </table:table-cell>
          <table:table-cell table:style-name="ce7" table:formula="of:=[.A614]" office:value-type="date" office:date-value="2019-10-17T13:09:54.362224" calcext:value-type="date">
            <text:p>2019-10-17 13:09:54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13:09:54.36222366057" calcext:value-type="date">
            <text:p>12/30/99 01:09 P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&lt;0.000001;[.G613]+2+1/[.$H$2];[.G613]+1/[.$H$2])" office:value-type="float" office:value="10.1833333333334" calcext:value-type="float">
            <text:p>10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17T13:03:40.121529" calcext:value-type="date">
            <text:p>2019-10-17 13:03:40</text:p>
          </table:table-cell>
          <table:table-cell table:style-name="ce7" table:formula="of:=[.A615]" office:value-type="date" office:date-value="2019-10-17T13:03:40.121529" calcext:value-type="date">
            <text:p>2019-10-17 13:03:40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3:03:40.12152888346" calcext:value-type="date">
            <text:p>12/30/99 01:03 P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&lt;0.000001;[.G614]+2+1/[.$H$2];[.G614]+1/[.$H$2])" office:value-type="float" office:value="10.2000000000001" calcext:value-type="float">
            <text:p>1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17T12:56:08.206937" calcext:value-type="date">
            <text:p>2019-10-17 12:56:08</text:p>
          </table:table-cell>
          <table:table-cell table:style-name="ce7" table:formula="of:=[.A616]" office:value-type="date" office:date-value="2019-10-17T12:56:08.206937" calcext:value-type="date">
            <text:p>2019-10-17 12:56:08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12:56:08.20693686604" calcext:value-type="date">
            <text:p>12/30/99 12:56 P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&lt;0.000001;[.G615]+2+1/[.$H$2];[.G615]+1/[.$H$2])" office:value-type="float" office:value="10.2166666666668" calcext:value-type="float">
            <text:p>1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17T12:47:20.512906" calcext:value-type="date">
            <text:p>2019-10-17 12:47:21</text:p>
          </table:table-cell>
          <table:table-cell table:style-name="ce7" table:formula="of:=[.A617]" office:value-type="date" office:date-value="2019-10-17T12:47:20.512906" calcext:value-type="date">
            <text:p>2019-10-17 12:47:21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12:47:20.51290587522" calcext:value-type="date">
            <text:p>12/30/99 12:47 P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&lt;0.000001;[.G616]+2+1/[.$H$2];[.G616]+1/[.$H$2])" office:value-type="float" office:value="10.2333333333334" calcext:value-type="float">
            <text:p>10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17T13:02:14.471537" calcext:value-type="date">
            <text:p>2019-10-17 13:02:14</text:p>
          </table:table-cell>
          <table:table-cell table:style-name="ce7" table:formula="of:=[.A618]" office:value-type="date" office:date-value="2019-10-17T13:02:14.471537" calcext:value-type="date">
            <text:p>2019-10-17 13:02:14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13:02:14.47153705638" calcext:value-type="date">
            <text:p>12/30/99 01:02 P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&lt;0.000001;[.G617]+2+1/[.$H$2];[.G617]+1/[.$H$2])" office:value-type="float" office:value="10.2500000000001" calcext:value-type="float">
            <text:p>1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17T12:45:41.639743" calcext:value-type="date">
            <text:p>2019-10-17 12:45:42</text:p>
          </table:table-cell>
          <table:table-cell table:style-name="ce7" table:formula="of:=[.A619]" office:value-type="date" office:date-value="2019-10-17T12:45:41.639743" calcext:value-type="date">
            <text:p>2019-10-17 12:45:42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12:45:41.63974283729" calcext:value-type="date">
            <text:p>12/30/99 12:45 P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&lt;0.000001;[.G618]+2+1/[.$H$2];[.G618]+1/[.$H$2])" office:value-type="float" office:value="10.2666666666668" calcext:value-type="float">
            <text:p>1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17T12:49:52.268482" calcext:value-type="date">
            <text:p>2019-10-17 12:49:52</text:p>
          </table:table-cell>
          <table:table-cell table:style-name="ce7" table:formula="of:=[.A620]" office:value-type="date" office:date-value="2019-10-17T12:49:52.268482" calcext:value-type="date">
            <text:p>2019-10-17 12:49:52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12:49:52.26848236285" calcext:value-type="date">
            <text:p>12/30/99 12:49 P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&lt;0.000001;[.G619]+2+1/[.$H$2];[.G619]+1/[.$H$2])" office:value-type="float" office:value="10.2833333333334" calcext:value-type="float">
            <text:p>10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17T13:02:14.49624" calcext:value-type="date">
            <text:p>2019-10-17 13:02:14</text:p>
          </table:table-cell>
          <table:table-cell table:style-name="ce7" table:formula="of:=[.A621]" office:value-type="date" office:date-value="2019-10-17T13:02:14.49624" calcext:value-type="date">
            <text:p>2019-10-17 13:02:14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13:02:14.49623957276" calcext:value-type="date">
            <text:p>12/30/99 01:02 P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&lt;0.000001;[.G620]+2+1/[.$H$2];[.G620]+1/[.$H$2])" office:value-type="float" office:value="10.3000000000001" calcext:value-type="float">
            <text:p>1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17T12:49:42.320377" calcext:value-type="date">
            <text:p>2019-10-17 12:49:42</text:p>
          </table:table-cell>
          <table:table-cell table:style-name="ce7" table:formula="of:=[.A622]" office:value-type="date" office:date-value="2019-10-17T12:49:42.320377" calcext:value-type="date">
            <text:p>2019-10-17 12:49:42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12:49:42.32037699781" calcext:value-type="date">
            <text:p>12/30/99 12:49 P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&lt;0.000001;[.G621]+2+1/[.$H$2];[.G621]+1/[.$H$2])" office:value-type="float" office:value="10.3166666666668" calcext:value-type="float">
            <text:p>1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17T13:03:20.494366" calcext:value-type="date">
            <text:p>2019-10-17 13:03:20</text:p>
          </table:table-cell>
          <table:table-cell table:style-name="ce7" table:formula="of:=[.A623]" office:value-type="date" office:date-value="2019-10-17T13:03:20.494366" calcext:value-type="date">
            <text:p>2019-10-17 13:03:20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13:03:20.49436592963" calcext:value-type="date">
            <text:p>12/30/99 01:03 P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&lt;0.000001;[.G622]+2+1/[.$H$2];[.G622]+1/[.$H$2])" office:value-type="float" office:value="10.3333333333334" calcext:value-type="float">
            <text:p>10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17T12:45:02.643423" calcext:value-type="date">
            <text:p>2019-10-17 12:45:03</text:p>
          </table:table-cell>
          <table:table-cell table:style-name="ce7" table:formula="of:=[.A624]" office:value-type="date" office:date-value="2019-10-17T12:45:02.643423" calcext:value-type="date">
            <text:p>2019-10-17 12:45:03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12:45:02.6434232248" calcext:value-type="date">
            <text:p>12/30/99 12:45 P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&lt;0.000001;[.G623]+2+1/[.$H$2];[.G623]+1/[.$H$2])" office:value-type="float" office:value="10.3500000000001" calcext:value-type="float">
            <text:p>1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17T12:47:44.738601" calcext:value-type="date">
            <text:p>2019-10-17 12:47:45</text:p>
          </table:table-cell>
          <table:table-cell table:style-name="ce7" table:formula="of:=[.A625]" office:value-type="date" office:date-value="2019-10-17T12:47:44.738601" calcext:value-type="date">
            <text:p>2019-10-17 12:47:45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12:47:44.73860051483" calcext:value-type="date">
            <text:p>12/30/99 12:47 P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&lt;0.000001;[.G624]+2+1/[.$H$2];[.G624]+1/[.$H$2])" office:value-type="float" office:value="10.3666666666668" calcext:value-type="float">
            <text:p>1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17T12:50:57.623743" calcext:value-type="date">
            <text:p>2019-10-17 12:50:58</text:p>
          </table:table-cell>
          <table:table-cell table:style-name="ce7" table:formula="of:=[.A626]" office:value-type="date" office:date-value="2019-10-17T12:50:57.623743" calcext:value-type="date">
            <text:p>2019-10-17 12:50:58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12:50:57.6237429399" calcext:value-type="date">
            <text:p>12/30/99 12:50 P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&lt;0.000001;[.G625]+2+1/[.$H$2];[.G625]+1/[.$H$2])" office:value-type="float" office:value="10.3833333333334" calcext:value-type="float">
            <text:p>10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17T12:43:11.539061" calcext:value-type="date">
            <text:p>2019-10-17 12:43:12</text:p>
          </table:table-cell>
          <table:table-cell table:style-name="ce7" table:formula="of:=[.A627]" office:value-type="date" office:date-value="2019-10-17T12:43:11.539061" calcext:value-type="date">
            <text:p>2019-10-17 12:43:12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12:43:11.53906144202" calcext:value-type="date">
            <text:p>12/30/99 12:43 P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&lt;0.000001;[.G626]+2+1/[.$H$2];[.G626]+1/[.$H$2])" office:value-type="float" office:value="10.4000000000001" calcext:value-type="float">
            <text:p>1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17T13:09:14.396589" calcext:value-type="date">
            <text:p>2019-10-17 13:09:14</text:p>
          </table:table-cell>
          <table:table-cell table:style-name="ce7" table:formula="of:=[.A628]" office:value-type="date" office:date-value="2019-10-17T13:09:14.396589" calcext:value-type="date">
            <text:p>2019-10-17 13:09:14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13:09:14.39658912364" calcext:value-type="date">
            <text:p>12/30/99 01:09 P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&lt;0.000001;[.G627]+2+1/[.$H$2];[.G627]+1/[.$H$2])" office:value-type="float" office:value="10.4166666666668" calcext:value-type="float">
            <text:p>1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17T13:35:28.329552" calcext:value-type="date">
            <text:p>2019-10-17 13:35:28</text:p>
          </table:table-cell>
          <table:table-cell table:style-name="ce7" table:formula="of:=[.A629]" office:value-type="date" office:date-value="2019-10-17T13:35:28.329552" calcext:value-type="date">
            <text:p>2019-10-17 13:35:28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13:35:28.3295521047" calcext:value-type="date">
            <text:p>12/30/99 01:35 P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&lt;0.000001;[.G628]+2+1/[.$H$2];[.G628]+1/[.$H$2])" office:value-type="float" office:value="10.4333333333334" calcext:value-type="float">
            <text:p>10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17T12:43:51.049263" calcext:value-type="date">
            <text:p>2019-10-17 12:43:51</text:p>
          </table:table-cell>
          <table:table-cell table:style-name="ce7" table:formula="of:=[.A630]" office:value-type="date" office:date-value="2019-10-17T12:43:51.049263" calcext:value-type="date">
            <text:p>2019-10-17 12:43:51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12:43:51.04926317465" calcext:value-type="date">
            <text:p>12/30/99 12:43 P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&lt;0.000001;[.G629]+2+1/[.$H$2];[.G629]+1/[.$H$2])" office:value-type="float" office:value="10.4500000000001" calcext:value-type="float">
            <text:p>1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17T12:53:48.639033" calcext:value-type="date">
            <text:p>2019-10-17 12:53:49</text:p>
          </table:table-cell>
          <table:table-cell table:style-name="ce7" table:formula="of:=[.A631]" office:value-type="date" office:date-value="2019-10-17T12:53:48.639033" calcext:value-type="date">
            <text:p>2019-10-17 12:53:49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12:53:48.63903315738" calcext:value-type="date">
            <text:p>12/30/99 12:53 P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&lt;0.000001;[.G630]+2+1/[.$H$2];[.G630]+1/[.$H$2])" office:value-type="float" office:value="10.4666666666668" calcext:value-type="float">
            <text:p>1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17T13:24:12.296547" calcext:value-type="date">
            <text:p>2019-10-17 13:24:12</text:p>
          </table:table-cell>
          <table:table-cell table:style-name="ce7" table:formula="of:=[.A632]" office:value-type="date" office:date-value="2019-10-17T13:24:12.296547" calcext:value-type="date">
            <text:p>2019-10-17 13:24:12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13:24:12.29654749855" calcext:value-type="date">
            <text:p>12/30/99 01:24 P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&lt;0.000001;[.G631]+2+1/[.$H$2];[.G631]+1/[.$H$2])" office:value-type="float" office:value="10.4833333333334" calcext:value-type="float">
            <text:p>10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17T13:15:05.902098" calcext:value-type="date">
            <text:p>2019-10-17 13:15:06</text:p>
          </table:table-cell>
          <table:table-cell table:style-name="ce7" table:formula="of:=[.A633]" office:value-type="date" office:date-value="2019-10-17T13:15:05.902098" calcext:value-type="date">
            <text:p>2019-10-17 13:15:06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13:15:05.90209804941" calcext:value-type="date">
            <text:p>12/30/99 01:15 P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&lt;0.000001;[.G632]+2+1/[.$H$2];[.G632]+1/[.$H$2])" office:value-type="float" office:value="10.5000000000001" calcext:value-type="float">
            <text:p>1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17T12:47:53.345087" calcext:value-type="date">
            <text:p>2019-10-17 12:47:53</text:p>
          </table:table-cell>
          <table:table-cell table:style-name="ce7" table:formula="of:=[.A634]" office:value-type="date" office:date-value="2019-10-17T12:47:53.345087" calcext:value-type="date">
            <text:p>2019-10-17 12:47:53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12:47:53.34508672357" calcext:value-type="date">
            <text:p>12/30/99 12:47 P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&lt;0.000001;[.G633]+2+1/[.$H$2];[.G633]+1/[.$H$2])" office:value-type="float" office:value="10.5166666666668" calcext:value-type="float">
            <text:p>1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17T13:14:22.010892" calcext:value-type="date">
            <text:p>2019-10-17 13:14:22</text:p>
          </table:table-cell>
          <table:table-cell table:style-name="ce7" table:formula="of:=[.A635]" office:value-type="date" office:date-value="2019-10-17T13:14:22.010892" calcext:value-type="date">
            <text:p>2019-10-17 13:14:22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13:14:22.01089199167" calcext:value-type="date">
            <text:p>12/30/99 01:14 P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&lt;0.000001;[.G634]+2+1/[.$H$2];[.G634]+1/[.$H$2])" office:value-type="float" office:value="10.5333333333334" calcext:value-type="float">
            <text:p>1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17T13:01:46.00997" calcext:value-type="date">
            <text:p>2019-10-17 13:01:46</text:p>
          </table:table-cell>
          <table:table-cell table:style-name="ce7" table:formula="of:=[.A636]" office:value-type="date" office:date-value="2019-10-17T13:01:46.00997" calcext:value-type="date">
            <text:p>2019-10-17 13:01:46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13:01:46.00997032598" calcext:value-type="date">
            <text:p>12/30/99 01:01 P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&lt;0.000001;[.G635]+2+1/[.$H$2];[.G635]+1/[.$H$2])" office:value-type="float" office:value="10.5500000000001" calcext:value-type="float">
            <text:p>1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17T12:51:29.737939" calcext:value-type="date">
            <text:p>2019-10-17 12:51:30</text:p>
          </table:table-cell>
          <table:table-cell table:style-name="ce7" table:formula="of:=[.A637]" office:value-type="date" office:date-value="2019-10-17T12:51:29.737939" calcext:value-type="date">
            <text:p>2019-10-17 12:51:30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12:51:29.73793897312" calcext:value-type="date">
            <text:p>12/30/99 12:51 P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&lt;0.000001;[.G636]+2+1/[.$H$2];[.G636]+1/[.$H$2])" office:value-type="float" office:value="10.5666666666668" calcext:value-type="float">
            <text:p>1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17T13:10:05.449325" calcext:value-type="date">
            <text:p>2019-10-17 13:10:05</text:p>
          </table:table-cell>
          <table:table-cell table:style-name="ce7" table:formula="of:=[.A638]" office:value-type="date" office:date-value="2019-10-17T13:10:05.449325" calcext:value-type="date">
            <text:p>2019-10-17 13:10:05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13:10:05.44932531193" calcext:value-type="date">
            <text:p>12/30/99 01:10 P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&lt;0.000001;[.G637]+2+1/[.$H$2];[.G637]+1/[.$H$2])" office:value-type="float" office:value="10.5833333333334" calcext:value-type="float">
            <text:p>1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17T13:09:07.409995" calcext:value-type="date">
            <text:p>2019-10-17 13:09:07</text:p>
          </table:table-cell>
          <table:table-cell table:style-name="ce7" table:formula="of:=[.A639]" office:value-type="date" office:date-value="2019-10-17T13:09:07.409995" calcext:value-type="date">
            <text:p>2019-10-17 13:09:07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13:09:07.40999517962" calcext:value-type="date">
            <text:p>12/30/99 01:09 P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&lt;0.000001;[.G638]+2+1/[.$H$2];[.G638]+1/[.$H$2])" office:value-type="float" office:value="10.6000000000001" calcext:value-type="float">
            <text:p>1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17T13:16:35.665531" calcext:value-type="date">
            <text:p>2019-10-17 13:16:36</text:p>
          </table:table-cell>
          <table:table-cell table:style-name="ce7" table:formula="of:=[.A640]" office:value-type="date" office:date-value="2019-10-17T13:16:35.665531" calcext:value-type="date">
            <text:p>2019-10-17 13:16:36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13:16:35.66553127952" calcext:value-type="date">
            <text:p>12/30/99 01:16 P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&lt;0.000001;[.G639]+2+1/[.$H$2];[.G639]+1/[.$H$2])" office:value-type="float" office:value="10.6166666666668" calcext:value-type="float">
            <text:p>1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17T13:05:20.034072" calcext:value-type="date">
            <text:p>2019-10-17 13:05:20</text:p>
          </table:table-cell>
          <table:table-cell table:style-name="ce7" table:formula="of:=[.A641]" office:value-type="date" office:date-value="2019-10-17T13:05:20.034072" calcext:value-type="date">
            <text:p>2019-10-17 13:05:20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13:05:20.03407222219" calcext:value-type="date">
            <text:p>12/30/99 01:05 P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&lt;0.000001;[.G640]+2+1/[.$H$2];[.G640]+1/[.$H$2])" office:value-type="float" office:value="10.6333333333334" calcext:value-type="float">
            <text:p>1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17T13:12:08.015623" calcext:value-type="date">
            <text:p>2019-10-17 13:12:08</text:p>
          </table:table-cell>
          <table:table-cell table:style-name="ce7" table:formula="of:=[.A642]" office:value-type="date" office:date-value="2019-10-17T13:12:08.015623" calcext:value-type="date">
            <text:p>2019-10-17 13:12:08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13:12:08.01562326495" calcext:value-type="date">
            <text:p>12/30/99 01:12 P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&lt;0.000001;[.G641]+2+1/[.$H$2];[.G641]+1/[.$H$2])" office:value-type="float" office:value="10.6500000000001" calcext:value-type="float">
            <text:p>1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17T13:02:20.078906" calcext:value-type="date">
            <text:p>2019-10-17 13:02:20</text:p>
          </table:table-cell>
          <table:table-cell table:style-name="ce7" table:formula="of:=[.A643]" office:value-type="date" office:date-value="2019-10-17T13:02:20.078906" calcext:value-type="date">
            <text:p>2019-10-17 13:02:20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13:02:20.07890580688" calcext:value-type="date">
            <text:p>12/30/99 01:02 P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&lt;0.000001;[.G642]+2+1/[.$H$2];[.G642]+1/[.$H$2])" office:value-type="float" office:value="10.6666666666668" calcext:value-type="float">
            <text:p>1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17T13:07:54.88982" calcext:value-type="date">
            <text:p>2019-10-17 13:07:55</text:p>
          </table:table-cell>
          <table:table-cell table:style-name="ce7" table:formula="of:=[.A644]" office:value-type="date" office:date-value="2019-10-17T13:07:54.88982" calcext:value-type="date">
            <text:p>2019-10-17 13:07:55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13:07:54.88981985953" calcext:value-type="date">
            <text:p>12/30/99 01:07 P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&lt;0.000001;[.G643]+2+1/[.$H$2];[.G643]+1/[.$H$2])" office:value-type="float" office:value="10.6833333333334" calcext:value-type="float">
            <text:p>1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17T13:02:05.069143" calcext:value-type="date">
            <text:p>2019-10-17 13:02:05</text:p>
          </table:table-cell>
          <table:table-cell table:style-name="ce7" table:formula="of:=[.A645]" office:value-type="date" office:date-value="2019-10-17T13:02:05.069143" calcext:value-type="date">
            <text:p>2019-10-17 13:02:05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13:02:05.06914325058" calcext:value-type="date">
            <text:p>12/30/99 01:02 P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&lt;0.000001;[.G644]+2+1/[.$H$2];[.G644]+1/[.$H$2])" office:value-type="float" office:value="10.7000000000001" calcext:value-type="float">
            <text:p>1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17T13:24:43.625242" calcext:value-type="date">
            <text:p>2019-10-17 13:24:44</text:p>
          </table:table-cell>
          <table:table-cell table:style-name="ce7" table:formula="of:=[.A646]" office:value-type="date" office:date-value="2019-10-17T13:24:43.625242" calcext:value-type="date">
            <text:p>2019-10-17 13:24:44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13:24:43.6252424866" calcext:value-type="date">
            <text:p>12/30/99 01:24 P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&lt;0.000001;[.G645]+2+1/[.$H$2];[.G645]+1/[.$H$2])" office:value-type="float" office:value="10.7166666666668" calcext:value-type="float">
            <text:p>1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17T13:16:52.655705" calcext:value-type="date">
            <text:p>2019-10-17 13:16:53</text:p>
          </table:table-cell>
          <table:table-cell table:style-name="ce7" table:formula="of:=[.A647]" office:value-type="date" office:date-value="2019-10-17T13:16:52.655705" calcext:value-type="date">
            <text:p>2019-10-17 13:16:53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13:16:52.65570516698" calcext:value-type="date">
            <text:p>12/30/99 01:16 P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&lt;0.000001;[.G646]+2+1/[.$H$2];[.G646]+1/[.$H$2])" office:value-type="float" office:value="10.7333333333334" calcext:value-type="float">
            <text:p>1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17T12:59:45.457156" calcext:value-type="date">
            <text:p>2019-10-17 12:59:45</text:p>
          </table:table-cell>
          <table:table-cell table:style-name="ce7" table:formula="of:=[.A648]" office:value-type="date" office:date-value="2019-10-17T12:59:45.457156" calcext:value-type="date">
            <text:p>2019-10-17 12:59:45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12:59:45.45715596993" calcext:value-type="date">
            <text:p>12/30/99 12:59 P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&lt;0.000001;[.G647]+2+1/[.$H$2];[.G647]+1/[.$H$2])" office:value-type="float" office:value="10.7500000000001" calcext:value-type="float">
            <text:p>1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17T12:37:40.726333" calcext:value-type="date">
            <text:p>2019-10-17 12:37:41</text:p>
          </table:table-cell>
          <table:table-cell table:style-name="ce7" table:formula="of:=[.A649]" office:value-type="date" office:date-value="2019-10-17T12:37:40.726333" calcext:value-type="date">
            <text:p>2019-10-17 12:37:41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12:37:40.72633280419" calcext:value-type="date">
            <text:p>12/30/99 12:37 P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&lt;0.000001;[.G648]+2+1/[.$H$2];[.G648]+1/[.$H$2])" office:value-type="float" office:value="10.7666666666668" calcext:value-type="float">
            <text:p>1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17T13:06:13.991484" calcext:value-type="date">
            <text:p>2019-10-17 13:06:14</text:p>
          </table:table-cell>
          <table:table-cell table:style-name="ce7" table:formula="of:=[.A650]" office:value-type="date" office:date-value="2019-10-17T13:06:13.991484" calcext:value-type="date">
            <text:p>2019-10-17 13:06:14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13:06:13.99148424156" calcext:value-type="date">
            <text:p>12/30/99 01:06 P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&lt;0.000001;[.G649]+2+1/[.$H$2];[.G649]+1/[.$H$2])" office:value-type="float" office:value="10.7833333333335" calcext:value-type="float">
            <text:p>10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17T13:00:47.289452" calcext:value-type="date">
            <text:p>2019-10-17 13:00:47</text:p>
          </table:table-cell>
          <table:table-cell table:style-name="ce7" table:formula="of:=[.A651]" office:value-type="date" office:date-value="2019-10-17T13:00:47.289452" calcext:value-type="date">
            <text:p>2019-10-17 13:00:47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13:00:47.28945172392" calcext:value-type="date">
            <text:p>12/30/99 01:00 P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&lt;0.000001;[.G650]+2+1/[.$H$2];[.G650]+1/[.$H$2])" office:value-type="float" office:value="10.8000000000001" calcext:value-type="float">
            <text:p>1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17T13:02:31.522281" calcext:value-type="date">
            <text:p>2019-10-17 13:02:32</text:p>
          </table:table-cell>
          <table:table-cell table:style-name="ce7" table:formula="of:=[.A652]" office:value-type="date" office:date-value="2019-10-17T13:02:31.522281" calcext:value-type="date">
            <text:p>2019-10-17 13:02:32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13:02:31.52228067163" calcext:value-type="date">
            <text:p>12/30/99 01:02 P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&lt;0.000001;[.G651]+2+1/[.$H$2];[.G651]+1/[.$H$2])" office:value-type="float" office:value="10.8166666666668" calcext:value-type="float">
            <text:p>1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17T13:12:49.354214" calcext:value-type="date">
            <text:p>2019-10-17 13:12:49</text:p>
          </table:table-cell>
          <table:table-cell table:style-name="ce7" table:formula="of:=[.A653]" office:value-type="date" office:date-value="2019-10-17T13:12:49.354214" calcext:value-type="date">
            <text:p>2019-10-17 13:12:49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13:12:49.35421354137" calcext:value-type="date">
            <text:p>12/30/99 01:12 P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&lt;0.000001;[.G652]+2+1/[.$H$2];[.G652]+1/[.$H$2])" office:value-type="float" office:value="10.8333333333335" calcext:value-type="float">
            <text:p>1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17T13:19:11.767241" calcext:value-type="date">
            <text:p>2019-10-17 13:19:12</text:p>
          </table:table-cell>
          <table:table-cell table:style-name="ce7" table:formula="of:=[.A654]" office:value-type="date" office:date-value="2019-10-17T13:19:11.767241" calcext:value-type="date">
            <text:p>2019-10-17 13:19:12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13:19:11.76724127959" calcext:value-type="date">
            <text:p>12/30/99 01:19 P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&lt;0.000001;[.G653]+2+1/[.$H$2];[.G653]+1/[.$H$2])" office:value-type="float" office:value="10.8500000000001" calcext:value-type="float">
            <text:p>1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17T13:15:25.362402" calcext:value-type="date">
            <text:p>2019-10-17 13:15:25</text:p>
          </table:table-cell>
          <table:table-cell table:style-name="ce7" table:formula="of:=[.A655]" office:value-type="date" office:date-value="2019-10-17T13:15:25.362402" calcext:value-type="date">
            <text:p>2019-10-17 13:15:25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13:15:25.36240161862" calcext:value-type="date">
            <text:p>12/30/99 01:15 P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&lt;0.000001;[.G654]+2+1/[.$H$2];[.G654]+1/[.$H$2])" office:value-type="float" office:value="10.8666666666668" calcext:value-type="float">
            <text:p>1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17T12:43:51.519937" calcext:value-type="date">
            <text:p>2019-10-17 12:43:52</text:p>
          </table:table-cell>
          <table:table-cell table:style-name="ce7" table:formula="of:=[.A656]" office:value-type="date" office:date-value="2019-10-17T12:43:51.519937" calcext:value-type="date">
            <text:p>2019-10-17 12:43:52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12:43:51.51993742213" calcext:value-type="date">
            <text:p>12/30/99 12:43 P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&lt;0.000001;[.G655]+2+1/[.$H$2];[.G655]+1/[.$H$2])" office:value-type="float" office:value="10.8833333333335" calcext:value-type="float">
            <text:p>10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17T12:49:03.379096" calcext:value-type="date">
            <text:p>2019-10-17 12:49:03</text:p>
          </table:table-cell>
          <table:table-cell table:style-name="ce7" table:formula="of:=[.A657]" office:value-type="date" office:date-value="2019-10-17T12:49:03.379096" calcext:value-type="date">
            <text:p>2019-10-17 12:49:03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12:49:03.37909568567" calcext:value-type="date">
            <text:p>12/30/99 12:49 P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&lt;0.000001;[.G656]+2+1/[.$H$2];[.G656]+1/[.$H$2])" office:value-type="float" office:value="10.9000000000001" calcext:value-type="float">
            <text:p>1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17T12:47:38.008629" calcext:value-type="date">
            <text:p>2019-10-17 12:47:38</text:p>
          </table:table-cell>
          <table:table-cell table:style-name="ce7" table:formula="of:=[.A658]" office:value-type="date" office:date-value="2019-10-17T12:47:38.008629" calcext:value-type="date">
            <text:p>2019-10-17 12:47:38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12:47:38.00862922333" calcext:value-type="date">
            <text:p>12/30/99 12:47 P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&lt;0.000001;[.G657]+2+1/[.$H$2];[.G657]+1/[.$H$2])" office:value-type="float" office:value="10.9166666666668" calcext:value-type="float">
            <text:p>1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17T13:19:16.074842" calcext:value-type="date">
            <text:p>2019-10-17 13:19:16</text:p>
          </table:table-cell>
          <table:table-cell table:style-name="ce7" table:formula="of:=[.A659]" office:value-type="date" office:date-value="2019-10-17T13:19:16.074842" calcext:value-type="date">
            <text:p>2019-10-17 13:19:16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13:19:16.07484213542" calcext:value-type="date">
            <text:p>12/30/99 01:19 P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&lt;0.000001;[.G658]+2+1/[.$H$2];[.G658]+1/[.$H$2])" office:value-type="float" office:value="10.9333333333335" calcext:value-type="float">
            <text:p>1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17T12:34:34.322322" calcext:value-type="date">
            <text:p>2019-10-17 12:34:34</text:p>
          </table:table-cell>
          <table:table-cell table:style-name="ce7" table:formula="of:=[.A660]" office:value-type="date" office:date-value="2019-10-17T12:34:34.322322" calcext:value-type="date">
            <text:p>2019-10-17 12:34:34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12:34:34.32232224382" calcext:value-type="date">
            <text:p>12/30/99 12:34 P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&lt;0.000001;[.G659]+2+1/[.$H$2];[.G659]+1/[.$H$2])" office:value-type="float" office:value="10.9500000000001" calcext:value-type="float">
            <text:p>1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17T12:54:31.564693" calcext:value-type="date">
            <text:p>2019-10-17 12:54:32</text:p>
          </table:table-cell>
          <table:table-cell table:style-name="ce7" table:formula="of:=[.A661]" office:value-type="date" office:date-value="2019-10-17T12:54:31.564693" calcext:value-type="date">
            <text:p>2019-10-17 12:54:32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12:54:31.56469300389" calcext:value-type="date">
            <text:p>12/30/99 12:54 P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&lt;0.000001;[.G660]+2+1/[.$H$2];[.G660]+1/[.$H$2])" office:value-type="float" office:value="10.9666666666668" calcext:value-type="float">
            <text:p>1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17T13:28:06.38071" calcext:value-type="date">
            <text:p>2019-10-17 13:28:06</text:p>
          </table:table-cell>
          <table:table-cell table:style-name="ce7" table:formula="of:=[.A662]" office:value-type="date" office:date-value="2019-10-17T13:28:06.38071" calcext:value-type="date">
            <text:p>2019-10-17 13:28:06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13:28:06.38070956804" calcext:value-type="date">
            <text:p>12/30/99 01:28 P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&lt;0.000001;[.G661]+2+1/[.$H$2];[.G661]+1/[.$H$2])" office:value-type="float" office:value="10.9833333333335" calcext:value-type="float">
            <text:p>10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3]))" office:value-type="date" office:date-value="2019-10-18T13:05:06.023396" calcext:value-type="date">
            <text:p>2019-10-18 13:05:06</text:p>
          </table:table-cell>
          <table:table-cell table:style-name="ce7" table:formula="of:=[.A663]" office:value-type="date" office:date-value="2019-10-18T13:05:06.023396" calcext:value-type="date">
            <text:p>2019-10-18 13:05:06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13:05:06.02339648176" calcext:value-type="date">
            <text:p>12/30/99 01:05 P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&lt;0.000001;[.G662]+2+1/[.$H$2];[.G662]+1/[.$H$2])" office:value-type="float" office:value="11.0000000000001" calcext:value-type="float">
            <text:p>1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4]))" office:value-type="date" office:date-value="2019-10-18T12:56:03.574211" calcext:value-type="date">
            <text:p>2019-10-18 12:56:04</text:p>
          </table:table-cell>
          <table:table-cell table:style-name="ce7" table:formula="of:=[.A664]" office:value-type="date" office:date-value="2019-10-18T12:56:03.574211" calcext:value-type="date">
            <text:p>2019-10-18 12:56:04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12:56:03.57421141583" calcext:value-type="date">
            <text:p>12/30/99 12:56 P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&lt;0.000001;[.G663]+2+1/[.$H$2];[.G663]+1/[.$H$2])" office:value-type="float" office:value="11.0166666666668" calcext:value-type="float">
            <text:p>1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5]))" office:value-type="date" office:date-value="2019-10-18T13:09:56.663214" calcext:value-type="date">
            <text:p>2019-10-18 13:09:57</text:p>
          </table:table-cell>
          <table:table-cell table:style-name="ce7" table:formula="of:=[.A665]" office:value-type="date" office:date-value="2019-10-18T13:09:56.663214" calcext:value-type="date">
            <text:p>2019-10-18 13:09:57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13:09:56.66321387049" calcext:value-type="date">
            <text:p>12/30/99 01:09 P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&lt;0.000001;[.G664]+2+1/[.$H$2];[.G664]+1/[.$H$2])" office:value-type="float" office:value="11.0333333333335" calcext:value-type="float">
            <text:p>1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6]))" office:value-type="date" office:date-value="2019-10-18T12:58:55.807445" calcext:value-type="date">
            <text:p>2019-10-18 12:58:56</text:p>
          </table:table-cell>
          <table:table-cell table:style-name="ce7" table:formula="of:=[.A666]" office:value-type="date" office:date-value="2019-10-18T12:58:55.807445" calcext:value-type="date">
            <text:p>2019-10-18 12:58:56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2:58:55.80744476058" calcext:value-type="date">
            <text:p>12/30/99 12:58 P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&lt;0.000001;[.G665]+2+1/[.$H$2];[.G665]+1/[.$H$2])" office:value-type="float" office:value="11.0500000000001" calcext:value-type="float">
            <text:p>1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7]))" office:value-type="date" office:date-value="2019-10-18T12:56:59.886398" calcext:value-type="date">
            <text:p>2019-10-18 12:57:00</text:p>
          </table:table-cell>
          <table:table-cell table:style-name="ce7" table:formula="of:=[.A667]" office:value-type="date" office:date-value="2019-10-18T12:56:59.886398" calcext:value-type="date">
            <text:p>2019-10-18 12:57:00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12:56:59.88639843185" calcext:value-type="date">
            <text:p>12/30/99 12:57 P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&lt;0.000001;[.G666]+2+1/[.$H$2];[.G666]+1/[.$H$2])" office:value-type="float" office:value="11.0666666666668" calcext:value-type="float">
            <text:p>1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8]))" office:value-type="date" office:date-value="2019-10-18T12:47:09.440728" calcext:value-type="date">
            <text:p>2019-10-18 12:47:09</text:p>
          </table:table-cell>
          <table:table-cell table:style-name="ce7" table:formula="of:=[.A668]" office:value-type="date" office:date-value="2019-10-18T12:47:09.440728" calcext:value-type="date">
            <text:p>2019-10-18 12:47:09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12:47:09.44072757382" calcext:value-type="date">
            <text:p>12/30/99 12:47 P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&lt;0.000001;[.G667]+2+1/[.$H$2];[.G667]+1/[.$H$2])" office:value-type="float" office:value="11.0833333333335" calcext:value-type="float">
            <text:p>11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9]))" office:value-type="date" office:date-value="2019-10-18T12:39:33.123571" calcext:value-type="date">
            <text:p>2019-10-18 12:39:33</text:p>
          </table:table-cell>
          <table:table-cell table:style-name="ce7" table:formula="of:=[.A669]" office:value-type="date" office:date-value="2019-10-18T12:39:33.123571" calcext:value-type="date">
            <text:p>2019-10-18 12:39:33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12:39:33.12357067131" calcext:value-type="date">
            <text:p>12/30/99 12:39 P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&lt;0.000001;[.G668]+2+1/[.$H$2];[.G668]+1/[.$H$2])" office:value-type="float" office:value="11.1000000000001" calcext:value-type="float">
            <text:p>1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0]))" office:value-type="date" office:date-value="2019-10-18T12:49:39.744151" calcext:value-type="date">
            <text:p>2019-10-18 12:49:40</text:p>
          </table:table-cell>
          <table:table-cell table:style-name="ce7" table:formula="of:=[.A670]" office:value-type="date" office:date-value="2019-10-18T12:49:39.744151" calcext:value-type="date">
            <text:p>2019-10-18 12:49:40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12:49:39.74415128119" calcext:value-type="date">
            <text:p>12/30/99 12:49 P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&lt;0.000001;[.G669]+2+1/[.$H$2];[.G669]+1/[.$H$2])" office:value-type="float" office:value="11.1166666666668" calcext:value-type="float">
            <text:p>11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1]))" office:value-type="date" office:date-value="2019-10-18T12:50:51.833886" calcext:value-type="date">
            <text:p>2019-10-18 12:50:52</text:p>
          </table:table-cell>
          <table:table-cell table:style-name="ce7" table:formula="of:=[.A671]" office:value-type="date" office:date-value="2019-10-18T12:50:51.833886" calcext:value-type="date">
            <text:p>2019-10-18 12:50:52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12:50:51.83388611767" calcext:value-type="date">
            <text:p>12/30/99 12:50 P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&lt;0.000001;[.G670]+2+1/[.$H$2];[.G670]+1/[.$H$2])" office:value-type="float" office:value="11.1333333333335" calcext:value-type="float">
            <text:p>1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2]))" office:value-type="date" office:date-value="2019-10-18T12:40:00.046014" calcext:value-type="date">
            <text:p>2019-10-18 12:40:00</text:p>
          </table:table-cell>
          <table:table-cell table:style-name="ce7" table:formula="of:=[.A672]" office:value-type="date" office:date-value="2019-10-18T12:40:00.046014" calcext:value-type="date">
            <text:p>2019-10-18 12:40:00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12:40:00.04601378459" calcext:value-type="date">
            <text:p>12/30/99 12:40 P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&lt;0.000001;[.G671]+2+1/[.$H$2];[.G671]+1/[.$H$2])" office:value-type="float" office:value="11.1500000000001" calcext:value-type="float">
            <text:p>1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3]))" office:value-type="date" office:date-value="2019-10-18T13:15:18.946442" calcext:value-type="date">
            <text:p>2019-10-18 13:15:19</text:p>
          </table:table-cell>
          <table:table-cell table:style-name="ce7" table:formula="of:=[.A673]" office:value-type="date" office:date-value="2019-10-18T13:15:18.946442" calcext:value-type="date">
            <text:p>2019-10-18 13:15:19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13:15:18.94644240383" calcext:value-type="date">
            <text:p>12/30/99 01:15 P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&lt;0.000001;[.G672]+2+1/[.$H$2];[.G672]+1/[.$H$2])" office:value-type="float" office:value="11.1666666666668" calcext:value-type="float">
            <text:p>11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4]))" office:value-type="date" office:date-value="2019-10-18T12:50:55.585989" calcext:value-type="date">
            <text:p>2019-10-18 12:50:56</text:p>
          </table:table-cell>
          <table:table-cell table:style-name="ce7" table:formula="of:=[.A674]" office:value-type="date" office:date-value="2019-10-18T12:50:55.585989" calcext:value-type="date">
            <text:p>2019-10-18 12:50:56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12:50:55.58598870412" calcext:value-type="date">
            <text:p>12/30/99 12:50 P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&lt;0.000001;[.G673]+2+1/[.$H$2];[.G673]+1/[.$H$2])" office:value-type="float" office:value="11.1833333333335" calcext:value-type="float">
            <text:p>11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5]))" office:value-type="date" office:date-value="2019-10-18T13:07:43.787414" calcext:value-type="date">
            <text:p>2019-10-18 13:07:44</text:p>
          </table:table-cell>
          <table:table-cell table:style-name="ce7" table:formula="of:=[.A675]" office:value-type="date" office:date-value="2019-10-18T13:07:43.787414" calcext:value-type="date">
            <text:p>2019-10-18 13:07:44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13:07:43.78741390072" calcext:value-type="date">
            <text:p>12/30/99 01:07 P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&lt;0.000001;[.G674]+2+1/[.$H$2];[.G674]+1/[.$H$2])" office:value-type="float" office:value="11.2000000000001" calcext:value-type="float">
            <text:p>1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6]))" office:value-type="date" office:date-value="2019-10-18T13:15:10.234282" calcext:value-type="date">
            <text:p>2019-10-18 13:15:10</text:p>
          </table:table-cell>
          <table:table-cell table:style-name="ce7" table:formula="of:=[.A676]" office:value-type="date" office:date-value="2019-10-18T13:15:10.234282" calcext:value-type="date">
            <text:p>2019-10-18 13:15:10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13:15:10.2342819795" calcext:value-type="date">
            <text:p>12/30/99 01:15 P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&lt;0.000001;[.G675]+2+1/[.$H$2];[.G675]+1/[.$H$2])" office:value-type="float" office:value="11.2166666666668" calcext:value-type="float">
            <text:p>11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7]))" office:value-type="date" office:date-value="2019-10-18T12:51:08.540359" calcext:value-type="date">
            <text:p>2019-10-18 12:51:09</text:p>
          </table:table-cell>
          <table:table-cell table:style-name="ce7" table:formula="of:=[.A677]" office:value-type="date" office:date-value="2019-10-18T12:51:08.540359" calcext:value-type="date">
            <text:p>2019-10-18 12:51:09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12:51:08.54035856668" calcext:value-type="date">
            <text:p>12/30/99 12:51 P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&lt;0.000001;[.G676]+2+1/[.$H$2];[.G676]+1/[.$H$2])" office:value-type="float" office:value="11.2333333333335" calcext:value-type="float">
            <text:p>1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8]))" office:value-type="date" office:date-value="2019-10-18T12:32:45.257851" calcext:value-type="date">
            <text:p>2019-10-18 12:32:45</text:p>
          </table:table-cell>
          <table:table-cell table:style-name="ce7" table:formula="of:=[.A678]" office:value-type="date" office:date-value="2019-10-18T12:32:45.257851" calcext:value-type="date">
            <text:p>2019-10-18 12:32:45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12:32:45.25785082486" calcext:value-type="date">
            <text:p>12/30/99 12:32 P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&lt;0.000001;[.G677]+2+1/[.$H$2];[.G677]+1/[.$H$2])" office:value-type="float" office:value="11.2500000000001" calcext:value-type="float">
            <text:p>1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79]))" office:value-type="date" office:date-value="2019-10-18T13:01:20.39114" calcext:value-type="date">
            <text:p>2019-10-18 13:01:20</text:p>
          </table:table-cell>
          <table:table-cell table:style-name="ce7" table:formula="of:=[.A679]" office:value-type="date" office:date-value="2019-10-18T13:01:20.39114" calcext:value-type="date">
            <text:p>2019-10-18 13:01:20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13:01:20.39113988634" calcext:value-type="date">
            <text:p>12/30/99 01:01 P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&lt;0.000001;[.G678]+2+1/[.$H$2];[.G678]+1/[.$H$2])" office:value-type="float" office:value="11.2666666666668" calcext:value-type="float">
            <text:p>11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0]))" office:value-type="date" office:date-value="2019-10-18T13:05:37.294534" calcext:value-type="date">
            <text:p>2019-10-18 13:05:37</text:p>
          </table:table-cell>
          <table:table-cell table:style-name="ce7" table:formula="of:=[.A680]" office:value-type="date" office:date-value="2019-10-18T13:05:37.294534" calcext:value-type="date">
            <text:p>2019-10-18 13:05:37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13:05:37.29453419801" calcext:value-type="date">
            <text:p>12/30/99 01:05 P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&lt;0.000001;[.G679]+2+1/[.$H$2];[.G679]+1/[.$H$2])" office:value-type="float" office:value="11.2833333333335" calcext:value-type="float">
            <text:p>11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1]))" office:value-type="date" office:date-value="2019-10-18T13:16:23.308238" calcext:value-type="date">
            <text:p>2019-10-18 13:16:23</text:p>
          </table:table-cell>
          <table:table-cell table:style-name="ce7" table:formula="of:=[.A681]" office:value-type="date" office:date-value="2019-10-18T13:16:23.308238" calcext:value-type="date">
            <text:p>2019-10-18 13:16:23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13:16:23.30823811702" calcext:value-type="date">
            <text:p>12/30/99 01:16 P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&lt;0.000001;[.G680]+2+1/[.$H$2];[.G680]+1/[.$H$2])" office:value-type="float" office:value="11.3000000000001" calcext:value-type="float">
            <text:p>1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2]))" office:value-type="date" office:date-value="2019-10-18T13:15:11.940975" calcext:value-type="date">
            <text:p>2019-10-18 13:15:12</text:p>
          </table:table-cell>
          <table:table-cell table:style-name="ce7" table:formula="of:=[.A682]" office:value-type="date" office:date-value="2019-10-18T13:15:11.940975" calcext:value-type="date">
            <text:p>2019-10-18 13:15:12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13:15:11.94097534753" calcext:value-type="date">
            <text:p>12/30/99 01:15 P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&lt;0.000001;[.G681]+2+1/[.$H$2];[.G681]+1/[.$H$2])" office:value-type="float" office:value="11.3166666666668" calcext:value-type="float">
            <text:p>11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3]))" office:value-type="date" office:date-value="2019-10-18T13:06:34.531289" calcext:value-type="date">
            <text:p>2019-10-18 13:06:35</text:p>
          </table:table-cell>
          <table:table-cell table:style-name="ce7" table:formula="of:=[.A683]" office:value-type="date" office:date-value="2019-10-18T13:06:34.531289" calcext:value-type="date">
            <text:p>2019-10-18 13:06:35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13:06:34.53128934838" calcext:value-type="date">
            <text:p>12/30/99 01:06 P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&lt;0.000001;[.G682]+2+1/[.$H$2];[.G682]+1/[.$H$2])" office:value-type="float" office:value="11.3333333333335" calcext:value-type="float">
            <text:p>1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4]))" office:value-type="date" office:date-value="2019-10-18T12:45:47.275303" calcext:value-type="date">
            <text:p>2019-10-18 12:45:47</text:p>
          </table:table-cell>
          <table:table-cell table:style-name="ce7" table:formula="of:=[.A684]" office:value-type="date" office:date-value="2019-10-18T12:45:47.275303" calcext:value-type="date">
            <text:p>2019-10-18 12:45:47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12:45:47.27530307136" calcext:value-type="date">
            <text:p>12/30/99 12:45 P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&lt;0.000001;[.G683]+2+1/[.$H$2];[.G683]+1/[.$H$2])" office:value-type="float" office:value="11.3500000000001" calcext:value-type="float">
            <text:p>1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5]))" office:value-type="date" office:date-value="2019-10-18T12:55:39.863135" calcext:value-type="date">
            <text:p>2019-10-18 12:55:40</text:p>
          </table:table-cell>
          <table:table-cell table:style-name="ce7" table:formula="of:=[.A685]" office:value-type="date" office:date-value="2019-10-18T12:55:39.863135" calcext:value-type="date">
            <text:p>2019-10-18 12:55:40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12:55:39.86313503701" calcext:value-type="date">
            <text:p>12/30/99 12:55 P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&lt;0.000001;[.G684]+2+1/[.$H$2];[.G684]+1/[.$H$2])" office:value-type="float" office:value="11.3666666666668" calcext:value-type="float">
            <text:p>11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6]))" office:value-type="date" office:date-value="2019-10-18T13:07:16.949746" calcext:value-type="date">
            <text:p>2019-10-18 13:07:17</text:p>
          </table:table-cell>
          <table:table-cell table:style-name="ce7" table:formula="of:=[.A686]" office:value-type="date" office:date-value="2019-10-18T13:07:16.949746" calcext:value-type="date">
            <text:p>2019-10-18 13:07:17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13:07:16.9497457752" calcext:value-type="date">
            <text:p>12/30/99 01:07 P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&lt;0.000001;[.G685]+2+1/[.$H$2];[.G685]+1/[.$H$2])" office:value-type="float" office:value="11.3833333333335" calcext:value-type="float">
            <text:p>11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7]))" office:value-type="date" office:date-value="2019-10-18T13:24:28.014712" calcext:value-type="date">
            <text:p>2019-10-18 13:24:28</text:p>
          </table:table-cell>
          <table:table-cell table:style-name="ce7" table:formula="of:=[.A687]" office:value-type="date" office:date-value="2019-10-18T13:24:28.014712" calcext:value-type="date">
            <text:p>2019-10-18 13:24:28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13:24:28.01471184008" calcext:value-type="date">
            <text:p>12/30/99 01:24 P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&lt;0.000001;[.G686]+2+1/[.$H$2];[.G686]+1/[.$H$2])" office:value-type="float" office:value="11.4000000000001" calcext:value-type="float">
            <text:p>1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8]))" office:value-type="date" office:date-value="2019-10-18T13:25:43.797904" calcext:value-type="date">
            <text:p>2019-10-18 13:25:44</text:p>
          </table:table-cell>
          <table:table-cell table:style-name="ce7" table:formula="of:=[.A688]" office:value-type="date" office:date-value="2019-10-18T13:25:43.797904" calcext:value-type="date">
            <text:p>2019-10-18 13:25:44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13:25:43.79790443927" calcext:value-type="date">
            <text:p>12/30/99 01:25 P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&lt;0.000001;[.G687]+2+1/[.$H$2];[.G687]+1/[.$H$2])" office:value-type="float" office:value="11.4166666666668" calcext:value-type="float">
            <text:p>11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89]))" office:value-type="date" office:date-value="2019-10-18T13:00:55.926706" calcext:value-type="date">
            <text:p>2019-10-18 13:00:56</text:p>
          </table:table-cell>
          <table:table-cell table:style-name="ce7" table:formula="of:=[.A689]" office:value-type="date" office:date-value="2019-10-18T13:00:55.926706" calcext:value-type="date">
            <text:p>2019-10-18 13:00:56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13:00:55.92670559417" calcext:value-type="date">
            <text:p>12/30/99 01:00 P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&lt;0.000001;[.G688]+2+1/[.$H$2];[.G688]+1/[.$H$2])" office:value-type="float" office:value="11.4333333333335" calcext:value-type="float">
            <text:p>11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0]))" office:value-type="date" office:date-value="2019-10-18T13:37:38.164405" calcext:value-type="date">
            <text:p>2019-10-18 13:37:38</text:p>
          </table:table-cell>
          <table:table-cell table:style-name="ce7" table:formula="of:=[.A690]" office:value-type="date" office:date-value="2019-10-18T13:37:38.164405" calcext:value-type="date">
            <text:p>2019-10-18 13:37:38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13:37:38.16440535709" calcext:value-type="date">
            <text:p>12/30/99 01:37 P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&lt;0.000001;[.G689]+2+1/[.$H$2];[.G689]+1/[.$H$2])" office:value-type="float" office:value="11.4500000000002" calcext:value-type="float">
            <text:p>11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1]))" office:value-type="date" office:date-value="2019-10-18T12:39:23.450553" calcext:value-type="date">
            <text:p>2019-10-18 12:39:23</text:p>
          </table:table-cell>
          <table:table-cell table:style-name="ce7" table:formula="of:=[.A691]" office:value-type="date" office:date-value="2019-10-18T12:39:23.450553" calcext:value-type="date">
            <text:p>2019-10-18 12:39:23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12:39:23.45055308193" calcext:value-type="date">
            <text:p>12/30/99 12:39 P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&lt;0.000001;[.G690]+2+1/[.$H$2];[.G690]+1/[.$H$2])" office:value-type="float" office:value="11.4666666666668" calcext:value-type="float">
            <text:p>11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2]))" office:value-type="date" office:date-value="2019-10-18T12:28:37.658866" calcext:value-type="date">
            <text:p>2019-10-18 12:28:38</text:p>
          </table:table-cell>
          <table:table-cell table:style-name="ce7" table:formula="of:=[.A692]" office:value-type="date" office:date-value="2019-10-18T12:28:37.658866" calcext:value-type="date">
            <text:p>2019-10-18 12:28:38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12:28:37.65886629" calcext:value-type="date">
            <text:p>12/30/99 12:28 P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&lt;0.000001;[.G691]+2+1/[.$H$2];[.G691]+1/[.$H$2])" office:value-type="float" office:value="11.4833333333335" calcext:value-type="float">
            <text:p>11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3]))" office:value-type="date" office:date-value="2019-10-18T13:14:50.412255" calcext:value-type="date">
            <text:p>2019-10-18 13:14:50</text:p>
          </table:table-cell>
          <table:table-cell table:style-name="ce7" table:formula="of:=[.A693]" office:value-type="date" office:date-value="2019-10-18T13:14:50.412255" calcext:value-type="date">
            <text:p>2019-10-18 13:14:50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13:14:50.41225486435" calcext:value-type="date">
            <text:p>12/30/99 01:14 P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&lt;0.000001;[.G692]+2+1/[.$H$2];[.G692]+1/[.$H$2])" office:value-type="float" office:value="11.5000000000002" calcext:value-type="float">
            <text:p>1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4]))" office:value-type="date" office:date-value="2019-10-18T12:53:04.868071" calcext:value-type="date">
            <text:p>2019-10-18 12:53:05</text:p>
          </table:table-cell>
          <table:table-cell table:style-name="ce7" table:formula="of:=[.A694]" office:value-type="date" office:date-value="2019-10-18T12:53:04.868071" calcext:value-type="date">
            <text:p>2019-10-18 12:53:05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12:53:04.86807136796" calcext:value-type="date">
            <text:p>12/30/99 12:53 P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&lt;0.000001;[.G693]+2+1/[.$H$2];[.G693]+1/[.$H$2])" office:value-type="float" office:value="11.5166666666668" calcext:value-type="float">
            <text:p>11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5]))" office:value-type="date" office:date-value="2019-10-18T13:19:52.302993" calcext:value-type="date">
            <text:p>2019-10-18 13:19:52</text:p>
          </table:table-cell>
          <table:table-cell table:style-name="ce7" table:formula="of:=[.A695]" office:value-type="date" office:date-value="2019-10-18T13:19:52.302993" calcext:value-type="date">
            <text:p>2019-10-18 13:19:52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3:19:52.30299317278" calcext:value-type="date">
            <text:p>12/30/99 01:19 P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&lt;0.000001;[.G694]+2+1/[.$H$2];[.G694]+1/[.$H$2])" office:value-type="float" office:value="11.5333333333335" calcext:value-type="float">
            <text:p>11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6]))" office:value-type="date" office:date-value="2019-10-18T12:57:12.74209" calcext:value-type="date">
            <text:p>2019-10-18 12:57:13</text:p>
          </table:table-cell>
          <table:table-cell table:style-name="ce7" table:formula="of:=[.A696]" office:value-type="date" office:date-value="2019-10-18T12:57:12.74209" calcext:value-type="date">
            <text:p>2019-10-18 12:57:13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12:57:12.7420896152" calcext:value-type="date">
            <text:p>12/30/99 12:57 P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&lt;0.000001;[.G695]+2+1/[.$H$2];[.G695]+1/[.$H$2])" office:value-type="float" office:value="11.5500000000002" calcext:value-type="float">
            <text:p>11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7]))" office:value-type="date" office:date-value="2019-10-18T12:54:36.626573" calcext:value-type="date">
            <text:p>2019-10-18 12:54:37</text:p>
          </table:table-cell>
          <table:table-cell table:style-name="ce7" table:formula="of:=[.A697]" office:value-type="date" office:date-value="2019-10-18T12:54:36.626573" calcext:value-type="date">
            <text:p>2019-10-18 12:54:37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12:54:36.62657273468" calcext:value-type="date">
            <text:p>12/30/99 12:54 P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&lt;0.000001;[.G696]+2+1/[.$H$2];[.G696]+1/[.$H$2])" office:value-type="float" office:value="11.5666666666668" calcext:value-type="float">
            <text:p>11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8]))" office:value-type="date" office:date-value="2019-10-18T12:45:35.792854" calcext:value-type="date">
            <text:p>2019-10-18 12:45:36</text:p>
          </table:table-cell>
          <table:table-cell table:style-name="ce7" table:formula="of:=[.A698]" office:value-type="date" office:date-value="2019-10-18T12:45:35.792854" calcext:value-type="date">
            <text:p>2019-10-18 12:45:36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12:45:35.79285365995" calcext:value-type="date">
            <text:p>12/30/99 12:45 P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&lt;0.000001;[.G697]+2+1/[.$H$2];[.G697]+1/[.$H$2])" office:value-type="float" office:value="11.5833333333335" calcext:value-type="float">
            <text:p>11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99]))" office:value-type="date" office:date-value="2019-10-18T13:02:08.218208" calcext:value-type="date">
            <text:p>2019-10-18 13:02:08</text:p>
          </table:table-cell>
          <table:table-cell table:style-name="ce7" table:formula="of:=[.A699]" office:value-type="date" office:date-value="2019-10-18T13:02:08.218208" calcext:value-type="date">
            <text:p>2019-10-18 13:02:08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13:02:08.21820771787" calcext:value-type="date">
            <text:p>12/30/99 01:02 P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&lt;0.000001;[.G698]+2+1/[.$H$2];[.G698]+1/[.$H$2])" office:value-type="float" office:value="11.6000000000002" calcext:value-type="float">
            <text:p>1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0]))" office:value-type="date" office:date-value="2019-10-18T13:06:09.333551" calcext:value-type="date">
            <text:p>2019-10-18 13:06:09</text:p>
          </table:table-cell>
          <table:table-cell table:style-name="ce7" table:formula="of:=[.A700]" office:value-type="date" office:date-value="2019-10-18T13:06:09.333551" calcext:value-type="date">
            <text:p>2019-10-18 13:06:09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13:06:09.3335508462" calcext:value-type="date">
            <text:p>12/30/99 01:06 P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&lt;0.000001;[.G699]+2+1/[.$H$2];[.G699]+1/[.$H$2])" office:value-type="float" office:value="11.6166666666668" calcext:value-type="float">
            <text:p>11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1]))" office:value-type="date" office:date-value="2019-10-18T12:58:13.983338" calcext:value-type="date">
            <text:p>2019-10-18 12:58:14</text:p>
          </table:table-cell>
          <table:table-cell table:style-name="ce7" table:formula="of:=[.A701]" office:value-type="date" office:date-value="2019-10-18T12:58:13.983338" calcext:value-type="date">
            <text:p>2019-10-18 12:58:14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12:58:13.98333798163" calcext:value-type="date">
            <text:p>12/30/99 12:58 P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&lt;0.000001;[.G700]+2+1/[.$H$2];[.G700]+1/[.$H$2])" office:value-type="float" office:value="11.6333333333335" calcext:value-type="float">
            <text:p>11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2]))" office:value-type="date" office:date-value="2019-10-18T13:02:53.490642" calcext:value-type="date">
            <text:p>2019-10-18 13:02:53</text:p>
          </table:table-cell>
          <table:table-cell table:style-name="ce7" table:formula="of:=[.A702]" office:value-type="date" office:date-value="2019-10-18T13:02:53.490642" calcext:value-type="date">
            <text:p>2019-10-18 13:02:53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13:02:53.49064245354" calcext:value-type="date">
            <text:p>12/30/99 01:02 P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&lt;0.000001;[.G701]+2+1/[.$H$2];[.G701]+1/[.$H$2])" office:value-type="float" office:value="11.6500000000002" calcext:value-type="float">
            <text:p>11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3]))" office:value-type="date" office:date-value="2019-10-18T12:36:03.526228" calcext:value-type="date">
            <text:p>2019-10-18 12:36:04</text:p>
          </table:table-cell>
          <table:table-cell table:style-name="ce7" table:formula="of:=[.A703]" office:value-type="date" office:date-value="2019-10-18T12:36:03.526228" calcext:value-type="date">
            <text:p>2019-10-18 12:36:04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12:36:03.52622823324" calcext:value-type="date">
            <text:p>12/30/99 12:36 P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&lt;0.000001;[.G702]+2+1/[.$H$2];[.G702]+1/[.$H$2])" office:value-type="float" office:value="11.6666666666668" calcext:value-type="float">
            <text:p>11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4]))" office:value-type="date" office:date-value="2019-10-18T12:56:55.099043" calcext:value-type="date">
            <text:p>2019-10-18 12:56:55</text:p>
          </table:table-cell>
          <table:table-cell table:style-name="ce7" table:formula="of:=[.A704]" office:value-type="date" office:date-value="2019-10-18T12:56:55.099043" calcext:value-type="date">
            <text:p>2019-10-18 12:56:55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12:56:55.09904258419" calcext:value-type="date">
            <text:p>12/30/99 12:56 P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&lt;0.000001;[.G703]+2+1/[.$H$2];[.G703]+1/[.$H$2])" office:value-type="float" office:value="11.6833333333335" calcext:value-type="float">
            <text:p>11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5]))" office:value-type="date" office:date-value="2019-10-18T12:43:37.720215" calcext:value-type="date">
            <text:p>2019-10-18 12:43:38</text:p>
          </table:table-cell>
          <table:table-cell table:style-name="ce7" table:formula="of:=[.A705]" office:value-type="date" office:date-value="2019-10-18T12:43:37.720215" calcext:value-type="date">
            <text:p>2019-10-18 12:43:38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12:43:37.7202146966" calcext:value-type="date">
            <text:p>12/30/99 12:43 P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&lt;0.000001;[.G704]+2+1/[.$H$2];[.G704]+1/[.$H$2])" office:value-type="float" office:value="11.7000000000002" calcext:value-type="float">
            <text:p>1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6]))" office:value-type="date" office:date-value="2019-10-18T13:14:08.626131" calcext:value-type="date">
            <text:p>2019-10-18 13:14:09</text:p>
          </table:table-cell>
          <table:table-cell table:style-name="ce7" table:formula="of:=[.A706]" office:value-type="date" office:date-value="2019-10-18T13:14:08.626131" calcext:value-type="date">
            <text:p>2019-10-18 13:14:09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13:14:08.62613130827" calcext:value-type="date">
            <text:p>12/30/99 01:14 P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&lt;0.000001;[.G705]+2+1/[.$H$2];[.G705]+1/[.$H$2])" office:value-type="float" office:value="11.7166666666668" calcext:value-type="float">
            <text:p>11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7]))" office:value-type="date" office:date-value="2019-10-18T13:14:11.842376" calcext:value-type="date">
            <text:p>2019-10-18 13:14:12</text:p>
          </table:table-cell>
          <table:table-cell table:style-name="ce7" table:formula="of:=[.A707]" office:value-type="date" office:date-value="2019-10-18T13:14:11.842376" calcext:value-type="date">
            <text:p>2019-10-18 13:14:12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13:14:11.84237631038" calcext:value-type="date">
            <text:p>12/30/99 01:14 P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&lt;0.000001;[.G706]+2+1/[.$H$2];[.G706]+1/[.$H$2])" office:value-type="float" office:value="11.7333333333335" calcext:value-type="float">
            <text:p>11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8]))" office:value-type="date" office:date-value="2019-10-18T12:34:02.874055" calcext:value-type="date">
            <text:p>2019-10-18 12:34:03</text:p>
          </table:table-cell>
          <table:table-cell table:style-name="ce7" table:formula="of:=[.A708]" office:value-type="date" office:date-value="2019-10-18T12:34:02.874055" calcext:value-type="date">
            <text:p>2019-10-18 12:34:03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12:34:02.87405500654" calcext:value-type="date">
            <text:p>12/30/99 12:34 P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&lt;0.000001;[.G707]+2+1/[.$H$2];[.G707]+1/[.$H$2])" office:value-type="float" office:value="11.7500000000002" calcext:value-type="float">
            <text:p>11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09]))" office:value-type="date" office:date-value="2019-10-18T13:10:10.689785" calcext:value-type="date">
            <text:p>2019-10-18 13:10:11</text:p>
          </table:table-cell>
          <table:table-cell table:style-name="ce7" table:formula="of:=[.A709]" office:value-type="date" office:date-value="2019-10-18T13:10:10.689785" calcext:value-type="date">
            <text:p>2019-10-18 13:10:11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13:10:10.68978547119" calcext:value-type="date">
            <text:p>12/30/99 01:10 P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&lt;0.000001;[.G708]+2+1/[.$H$2];[.G708]+1/[.$H$2])" office:value-type="float" office:value="11.7666666666668" calcext:value-type="float">
            <text:p>11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0]))" office:value-type="date" office:date-value="2019-10-18T13:16:22.226407" calcext:value-type="date">
            <text:p>2019-10-18 13:16:22</text:p>
          </table:table-cell>
          <table:table-cell table:style-name="ce7" table:formula="of:=[.A710]" office:value-type="date" office:date-value="2019-10-18T13:16:22.226407" calcext:value-type="date">
            <text:p>2019-10-18 13:16:22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13:16:22.22640682943" calcext:value-type="date">
            <text:p>12/30/99 01:16 P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&lt;0.000001;[.G709]+2+1/[.$H$2];[.G709]+1/[.$H$2])" office:value-type="float" office:value="11.7833333333335" calcext:value-type="float">
            <text:p>11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1]))" office:value-type="date" office:date-value="2019-10-18T12:45:03.756394" calcext:value-type="date">
            <text:p>2019-10-18 12:45:04</text:p>
          </table:table-cell>
          <table:table-cell table:style-name="ce7" table:formula="of:=[.A711]" office:value-type="date" office:date-value="2019-10-18T12:45:03.756394" calcext:value-type="date">
            <text:p>2019-10-18 12:45:04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12:45:03.75639433041" calcext:value-type="date">
            <text:p>12/30/99 12:45 P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&lt;0.000001;[.G710]+2+1/[.$H$2];[.G710]+1/[.$H$2])" office:value-type="float" office:value="11.8000000000002" calcext:value-type="float">
            <text:p>1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2]))" office:value-type="date" office:date-value="2019-10-18T12:57:30.951595" calcext:value-type="date">
            <text:p>2019-10-18 12:57:31</text:p>
          </table:table-cell>
          <table:table-cell table:style-name="ce7" table:formula="of:=[.A712]" office:value-type="date" office:date-value="2019-10-18T12:57:30.951595" calcext:value-type="date">
            <text:p>2019-10-18 12:57:31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12:57:30.95159530174" calcext:value-type="date">
            <text:p>12/30/99 12:57 P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&lt;0.000001;[.G711]+2+1/[.$H$2];[.G711]+1/[.$H$2])" office:value-type="float" office:value="11.8166666666668" calcext:value-type="float">
            <text:p>11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3]))" office:value-type="date" office:date-value="2019-10-18T12:58:42.665454" calcext:value-type="date">
            <text:p>2019-10-18 12:58:43</text:p>
          </table:table-cell>
          <table:table-cell table:style-name="ce7" table:formula="of:=[.A713]" office:value-type="date" office:date-value="2019-10-18T12:58:42.665454" calcext:value-type="date">
            <text:p>2019-10-18 12:58:43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12:58:42.66545395833" calcext:value-type="date">
            <text:p>12/30/99 12:58 P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&lt;0.000001;[.G712]+2+1/[.$H$2];[.G712]+1/[.$H$2])" office:value-type="float" office:value="11.8333333333335" calcext:value-type="float">
            <text:p>11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4]))" office:value-type="date" office:date-value="2019-10-18T13:17:22.1643" calcext:value-type="date">
            <text:p>2019-10-18 13:17:22</text:p>
          </table:table-cell>
          <table:table-cell table:style-name="ce7" table:formula="of:=[.A714]" office:value-type="date" office:date-value="2019-10-18T13:17:22.1643" calcext:value-type="date">
            <text:p>2019-10-18 13:17:22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13:17:22.16429963708" calcext:value-type="date">
            <text:p>12/30/99 01:17 P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&lt;0.000001;[.G713]+2+1/[.$H$2];[.G713]+1/[.$H$2])" office:value-type="float" office:value="11.8500000000002" calcext:value-type="float">
            <text:p>11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5]))" office:value-type="date" office:date-value="2019-10-18T12:33:41.061692" calcext:value-type="date">
            <text:p>2019-10-18 12:33:41</text:p>
          </table:table-cell>
          <table:table-cell table:style-name="ce7" table:formula="of:=[.A715]" office:value-type="date" office:date-value="2019-10-18T12:33:41.061692" calcext:value-type="date">
            <text:p>2019-10-18 12:33:41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12:33:41.06169217732" calcext:value-type="date">
            <text:p>12/30/99 12:33 P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&lt;0.000001;[.G714]+2+1/[.$H$2];[.G714]+1/[.$H$2])" office:value-type="float" office:value="11.8666666666668" calcext:value-type="float">
            <text:p>11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6]))" office:value-type="date" office:date-value="2019-10-18T12:49:45.781896" calcext:value-type="date">
            <text:p>2019-10-18 12:49:46</text:p>
          </table:table-cell>
          <table:table-cell table:style-name="ce7" table:formula="of:=[.A716]" office:value-type="date" office:date-value="2019-10-18T12:49:45.781896" calcext:value-type="date">
            <text:p>2019-10-18 12:49:46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12:49:45.78189639375" calcext:value-type="date">
            <text:p>12/30/99 12:49 P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&lt;0.000001;[.G715]+2+1/[.$H$2];[.G715]+1/[.$H$2])" office:value-type="float" office:value="11.8833333333335" calcext:value-type="float">
            <text:p>11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7]))" office:value-type="date" office:date-value="2019-10-18T13:19:04.019507" calcext:value-type="date">
            <text:p>2019-10-18 13:19:04</text:p>
          </table:table-cell>
          <table:table-cell table:style-name="ce7" table:formula="of:=[.A717]" office:value-type="date" office:date-value="2019-10-18T13:19:04.019507" calcext:value-type="date">
            <text:p>2019-10-18 13:19:04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13:19:04.01950745378" calcext:value-type="date">
            <text:p>12/30/99 01:19 P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&lt;0.000001;[.G716]+2+1/[.$H$2];[.G716]+1/[.$H$2])" office:value-type="float" office:value="11.9000000000002" calcext:value-type="float">
            <text:p>1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8]))" office:value-type="date" office:date-value="2019-10-18T12:46:43.174325" calcext:value-type="date">
            <text:p>2019-10-18 12:46:43</text:p>
          </table:table-cell>
          <table:table-cell table:style-name="ce7" table:formula="of:=[.A718]" office:value-type="date" office:date-value="2019-10-18T12:46:43.174325" calcext:value-type="date">
            <text:p>2019-10-18 12:46:43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12:46:43.1743247062" calcext:value-type="date">
            <text:p>12/30/99 12:46 P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&lt;0.000001;[.G717]+2+1/[.$H$2];[.G717]+1/[.$H$2])" office:value-type="float" office:value="11.9166666666668" calcext:value-type="float">
            <text:p>11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19]))" office:value-type="date" office:date-value="2019-10-18T13:09:27.195723" calcext:value-type="date">
            <text:p>2019-10-18 13:09:27</text:p>
          </table:table-cell>
          <table:table-cell table:style-name="ce7" table:formula="of:=[.A719]" office:value-type="date" office:date-value="2019-10-18T13:09:27.195723" calcext:value-type="date">
            <text:p>2019-10-18 13:09:27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13:09:27.1957232058" calcext:value-type="date">
            <text:p>12/30/99 01:09 P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&lt;0.000001;[.G718]+2+1/[.$H$2];[.G718]+1/[.$H$2])" office:value-type="float" office:value="11.9333333333335" calcext:value-type="float">
            <text:p>11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0]))" office:value-type="date" office:date-value="2019-10-18T12:37:26.438049" calcext:value-type="date">
            <text:p>2019-10-18 12:37:26</text:p>
          </table:table-cell>
          <table:table-cell table:style-name="ce7" table:formula="of:=[.A720]" office:value-type="date" office:date-value="2019-10-18T12:37:26.438049" calcext:value-type="date">
            <text:p>2019-10-18 12:37:26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12:37:26.43804905936" calcext:value-type="date">
            <text:p>12/30/99 12:37 P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&lt;0.000001;[.G719]+2+1/[.$H$2];[.G719]+1/[.$H$2])" office:value-type="float" office:value="11.9500000000002" calcext:value-type="float">
            <text:p>11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1]))" office:value-type="date" office:date-value="2019-10-18T13:06:30.986853" calcext:value-type="date">
            <text:p>2019-10-18 13:06:31</text:p>
          </table:table-cell>
          <table:table-cell table:style-name="ce7" table:formula="of:=[.A721]" office:value-type="date" office:date-value="2019-10-18T13:06:30.986853" calcext:value-type="date">
            <text:p>2019-10-18 13:06:31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13:06:30.98685260396" calcext:value-type="date">
            <text:p>12/30/99 01:06 P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&lt;0.000001;[.G720]+2+1/[.$H$2];[.G720]+1/[.$H$2])" office:value-type="float" office:value="11.9666666666668" calcext:value-type="float">
            <text:p>11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2]))" office:value-type="date" office:date-value="2019-10-18T13:00:40.476801" calcext:value-type="date">
            <text:p>2019-10-18 13:00:40</text:p>
          </table:table-cell>
          <table:table-cell table:style-name="ce7" table:formula="of:=[.A722]" office:value-type="date" office:date-value="2019-10-18T13:00:40.476801" calcext:value-type="date">
            <text:p>2019-10-18 13:00:40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13:00:40.47680071089" calcext:value-type="date">
            <text:p>12/30/99 01:00 P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&lt;0.000001;[.G721]+2+1/[.$H$2];[.G721]+1/[.$H$2])" office:value-type="float" office:value="11.9833333333335" calcext:value-type="float">
            <text:p>11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3]))" office:value-type="date" office:date-value="2019-10-19T12:42:35.828884" calcext:value-type="date">
            <text:p>2019-10-19 12:42:36</text:p>
          </table:table-cell>
          <table:table-cell table:style-name="ce7" table:formula="of:=[.A723]" office:value-type="date" office:date-value="2019-10-19T12:42:35.828884" calcext:value-type="date">
            <text:p>2019-10-19 12:42:36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12:42:35.82888373174" calcext:value-type="date">
            <text:p>12/30/99 12:42 P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&lt;0.000001;[.G722]+2+1/[.$H$2];[.G722]+1/[.$H$2])" office:value-type="float" office:value="12.0000000000002" calcext:value-type="float">
            <text:p>12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4]))" office:value-type="date" office:date-value="2019-10-19T13:05:26.213723" calcext:value-type="date">
            <text:p>2019-10-19 13:05:26</text:p>
          </table:table-cell>
          <table:table-cell table:style-name="ce7" table:formula="of:=[.A724]" office:value-type="date" office:date-value="2019-10-19T13:05:26.213723" calcext:value-type="date">
            <text:p>2019-10-19 13:05:26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13:05:26.21372337453" calcext:value-type="date">
            <text:p>12/30/99 01:05 P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&lt;0.000001;[.G723]+2+1/[.$H$2];[.G723]+1/[.$H$2])" office:value-type="float" office:value="12.0166666666668" calcext:value-type="float">
            <text:p>12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5]))" office:value-type="date" office:date-value="2019-10-19T12:39:31.451175" calcext:value-type="date">
            <text:p>2019-10-19 12:39:31</text:p>
          </table:table-cell>
          <table:table-cell table:style-name="ce7" table:formula="of:=[.A725]" office:value-type="date" office:date-value="2019-10-19T12:39:31.451175" calcext:value-type="date">
            <text:p>2019-10-19 12:39:31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12:39:31.45117542241" calcext:value-type="date">
            <text:p>12/30/99 12:39 P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&lt;0.000001;[.G724]+2+1/[.$H$2];[.G724]+1/[.$H$2])" office:value-type="float" office:value="12.0333333333335" calcext:value-type="float">
            <text:p>12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6]))" office:value-type="date" office:date-value="2019-10-19T12:51:53.307481" calcext:value-type="date">
            <text:p>2019-10-19 12:51:53</text:p>
          </table:table-cell>
          <table:table-cell table:style-name="ce7" table:formula="of:=[.A726]" office:value-type="date" office:date-value="2019-10-19T12:51:53.307481" calcext:value-type="date">
            <text:p>2019-10-19 12:51:53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12:51:53.30748146866" calcext:value-type="date">
            <text:p>12/30/99 12:51 P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&lt;0.000001;[.G725]+2+1/[.$H$2];[.G725]+1/[.$H$2])" office:value-type="float" office:value="12.0500000000002" calcext:value-type="float">
            <text:p>12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7]))" office:value-type="date" office:date-value="2019-10-19T12:55:53.631174" calcext:value-type="date">
            <text:p>2019-10-19 12:55:54</text:p>
          </table:table-cell>
          <table:table-cell table:style-name="ce7" table:formula="of:=[.A727]" office:value-type="date" office:date-value="2019-10-19T12:55:53.631174" calcext:value-type="date">
            <text:p>2019-10-19 12:55:54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12:55:53.63117416855" calcext:value-type="date">
            <text:p>12/30/99 12:55 P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&lt;0.000001;[.G726]+2+1/[.$H$2];[.G726]+1/[.$H$2])" office:value-type="float" office:value="12.0666666666668" calcext:value-type="float">
            <text:p>12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8]))" office:value-type="date" office:date-value="2019-10-19T13:27:55.964994" calcext:value-type="date">
            <text:p>2019-10-19 13:27:56</text:p>
          </table:table-cell>
          <table:table-cell table:style-name="ce7" table:formula="of:=[.A728]" office:value-type="date" office:date-value="2019-10-19T13:27:55.964994" calcext:value-type="date">
            <text:p>2019-10-19 13:27:56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13:27:55.96499396022" calcext:value-type="date">
            <text:p>12/30/99 01:27 P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&lt;0.000001;[.G727]+2+1/[.$H$2];[.G727]+1/[.$H$2])" office:value-type="float" office:value="12.0833333333335" calcext:value-type="float">
            <text:p>12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29]))" office:value-type="date" office:date-value="2019-10-19T12:48:18.162054" calcext:value-type="date">
            <text:p>2019-10-19 12:48:18</text:p>
          </table:table-cell>
          <table:table-cell table:style-name="ce7" table:formula="of:=[.A729]" office:value-type="date" office:date-value="2019-10-19T12:48:18.162054" calcext:value-type="date">
            <text:p>2019-10-19 12:48:18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12:48:18.16205443349" calcext:value-type="date">
            <text:p>12/30/99 12:48 P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&lt;0.000001;[.G728]+2+1/[.$H$2];[.G728]+1/[.$H$2])" office:value-type="float" office:value="12.1000000000002" calcext:value-type="float">
            <text:p>12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0]))" office:value-type="date" office:date-value="2019-10-19T12:48:28.309452" calcext:value-type="date">
            <text:p>2019-10-19 12:48:28</text:p>
          </table:table-cell>
          <table:table-cell table:style-name="ce7" table:formula="of:=[.A730]" office:value-type="date" office:date-value="2019-10-19T12:48:28.309452" calcext:value-type="date">
            <text:p>2019-10-19 12:48:28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12:48:28.30945211928" calcext:value-type="date">
            <text:p>12/30/99 12:48 P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&lt;0.000001;[.G729]+2+1/[.$H$2];[.G729]+1/[.$H$2])" office:value-type="float" office:value="12.1166666666668" calcext:value-type="float">
            <text:p>12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1]))" office:value-type="date" office:date-value="2019-10-19T13:27:17.880822" calcext:value-type="date">
            <text:p>2019-10-19 13:27:18</text:p>
          </table:table-cell>
          <table:table-cell table:style-name="ce7" table:formula="of:=[.A731]" office:value-type="date" office:date-value="2019-10-19T13:27:17.880822" calcext:value-type="date">
            <text:p>2019-10-19 13:27:18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13:27:17.88082238752" calcext:value-type="date">
            <text:p>12/30/99 01:27 P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&lt;0.000001;[.G730]+2+1/[.$H$2];[.G730]+1/[.$H$2])" office:value-type="float" office:value="12.1333333333335" calcext:value-type="float">
            <text:p>12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2]))" office:value-type="date" office:date-value="2019-10-19T13:08:43.556238" calcext:value-type="date">
            <text:p>2019-10-19 13:08:44</text:p>
          </table:table-cell>
          <table:table-cell table:style-name="ce7" table:formula="of:=[.A732]" office:value-type="date" office:date-value="2019-10-19T13:08:43.556238" calcext:value-type="date">
            <text:p>2019-10-19 13:08:44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13:08:43.55623827316" calcext:value-type="date">
            <text:p>12/30/99 01:08 P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&lt;0.000001;[.G731]+2+1/[.$H$2];[.G731]+1/[.$H$2])" office:value-type="float" office:value="12.1500000000002" calcext:value-type="float">
            <text:p>12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3]))" office:value-type="date" office:date-value="2019-10-19T12:53:05.926484" calcext:value-type="date">
            <text:p>2019-10-19 12:53:06</text:p>
          </table:table-cell>
          <table:table-cell table:style-name="ce7" table:formula="of:=[.A733]" office:value-type="date" office:date-value="2019-10-19T12:53:05.926484" calcext:value-type="date">
            <text:p>2019-10-19 12:53:06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12:53:05.92648382764" calcext:value-type="date">
            <text:p>12/30/99 12:53 P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&lt;0.000001;[.G732]+2+1/[.$H$2];[.G732]+1/[.$H$2])" office:value-type="float" office:value="12.1666666666669" calcext:value-type="float">
            <text:p>12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4]))" office:value-type="date" office:date-value="2019-10-19T12:36:34.95883" calcext:value-type="date">
            <text:p>2019-10-19 12:36:35</text:p>
          </table:table-cell>
          <table:table-cell table:style-name="ce7" table:formula="of:=[.A734]" office:value-type="date" office:date-value="2019-10-19T12:36:34.95883" calcext:value-type="date">
            <text:p>2019-10-19 12:36:35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12:36:34.9588296935" calcext:value-type="date">
            <text:p>12/30/99 12:36 P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&lt;0.000001;[.G733]+2+1/[.$H$2];[.G733]+1/[.$H$2])" office:value-type="float" office:value="12.1833333333335" calcext:value-type="float">
            <text:p>12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5]))" office:value-type="date" office:date-value="2019-10-19T12:40:47.591395" calcext:value-type="date">
            <text:p>2019-10-19 12:40:48</text:p>
          </table:table-cell>
          <table:table-cell table:style-name="ce7" table:formula="of:=[.A735]" office:value-type="date" office:date-value="2019-10-19T12:40:47.591395" calcext:value-type="date">
            <text:p>2019-10-19 12:40:48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12:40:47.59139497764" calcext:value-type="date">
            <text:p>12/30/99 12:40 P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&lt;0.000001;[.G734]+2+1/[.$H$2];[.G734]+1/[.$H$2])" office:value-type="float" office:value="12.2000000000002" calcext:value-type="float">
            <text:p>12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6]))" office:value-type="date" office:date-value="2019-10-19T12:50:07.549922" calcext:value-type="date">
            <text:p>2019-10-19 12:50:08</text:p>
          </table:table-cell>
          <table:table-cell table:style-name="ce7" table:formula="of:=[.A736]" office:value-type="date" office:date-value="2019-10-19T12:50:07.549922" calcext:value-type="date">
            <text:p>2019-10-19 12:50:08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12:50:07.54992167931" calcext:value-type="date">
            <text:p>12/30/99 12:50 P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&lt;0.000001;[.G735]+2+1/[.$H$2];[.G735]+1/[.$H$2])" office:value-type="float" office:value="12.2166666666669" calcext:value-type="float">
            <text:p>12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7]))" office:value-type="date" office:date-value="2019-10-19T13:27:10.270394" calcext:value-type="date">
            <text:p>2019-10-19 13:27:10</text:p>
          </table:table-cell>
          <table:table-cell table:style-name="ce7" table:formula="of:=[.A737]" office:value-type="date" office:date-value="2019-10-19T13:27:10.270394" calcext:value-type="date">
            <text:p>2019-10-19 13:27:10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13:27:10.27039419394" calcext:value-type="date">
            <text:p>12/30/99 01:27 P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&lt;0.000001;[.G736]+2+1/[.$H$2];[.G736]+1/[.$H$2])" office:value-type="float" office:value="12.2333333333335" calcext:value-type="float">
            <text:p>12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8]))" office:value-type="date" office:date-value="2019-10-19T13:04:33.9533" calcext:value-type="date">
            <text:p>2019-10-19 13:04:34</text:p>
          </table:table-cell>
          <table:table-cell table:style-name="ce7" table:formula="of:=[.A738]" office:value-type="date" office:date-value="2019-10-19T13:04:33.9533" calcext:value-type="date">
            <text:p>2019-10-19 13:04:34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13:04:33.9532997366" calcext:value-type="date">
            <text:p>12/30/99 01:04 P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&lt;0.000001;[.G737]+2+1/[.$H$2];[.G737]+1/[.$H$2])" office:value-type="float" office:value="12.2500000000002" calcext:value-type="float">
            <text:p>12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39]))" office:value-type="date" office:date-value="2019-10-19T12:50:08.398289" calcext:value-type="date">
            <text:p>2019-10-19 12:50:08</text:p>
          </table:table-cell>
          <table:table-cell table:style-name="ce7" table:formula="of:=[.A739]" office:value-type="date" office:date-value="2019-10-19T12:50:08.398289" calcext:value-type="date">
            <text:p>2019-10-19 12:50:08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12:50:08.3982888842" calcext:value-type="date">
            <text:p>12/30/99 12:50 P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&lt;0.000001;[.G738]+2+1/[.$H$2];[.G738]+1/[.$H$2])" office:value-type="float" office:value="12.2666666666669" calcext:value-type="float">
            <text:p>12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0]))" office:value-type="date" office:date-value="2019-10-19T12:52:16.44334" calcext:value-type="date">
            <text:p>2019-10-19 12:52:16</text:p>
          </table:table-cell>
          <table:table-cell table:style-name="ce7" table:formula="of:=[.A740]" office:value-type="date" office:date-value="2019-10-19T12:52:16.44334" calcext:value-type="date">
            <text:p>2019-10-19 12:52:16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12:52:16.44334031269" calcext:value-type="date">
            <text:p>12/30/99 12:52 P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&lt;0.000001;[.G739]+2+1/[.$H$2];[.G739]+1/[.$H$2])" office:value-type="float" office:value="12.2833333333335" calcext:value-type="float">
            <text:p>12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1]))" office:value-type="date" office:date-value="2019-10-19T12:55:17.226886" calcext:value-type="date">
            <text:p>2019-10-19 12:55:17</text:p>
          </table:table-cell>
          <table:table-cell table:style-name="ce7" table:formula="of:=[.A741]" office:value-type="date" office:date-value="2019-10-19T12:55:17.226886" calcext:value-type="date">
            <text:p>2019-10-19 12:55:17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12:55:17.22688623704" calcext:value-type="date">
            <text:p>12/30/99 12:55 P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&lt;0.000001;[.G740]+2+1/[.$H$2];[.G740]+1/[.$H$2])" office:value-type="float" office:value="12.3000000000002" calcext:value-type="float">
            <text:p>12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2]))" office:value-type="date" office:date-value="2019-10-19T13:15:31.372336" calcext:value-type="date">
            <text:p>2019-10-19 13:15:31</text:p>
          </table:table-cell>
          <table:table-cell table:style-name="ce7" table:formula="of:=[.A742]" office:value-type="date" office:date-value="2019-10-19T13:15:31.372336" calcext:value-type="date">
            <text:p>2019-10-19 13:15:31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13:15:31.3723362051" calcext:value-type="date">
            <text:p>12/30/99 01:15 P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&lt;0.000001;[.G741]+2+1/[.$H$2];[.G741]+1/[.$H$2])" office:value-type="float" office:value="12.3166666666669" calcext:value-type="float">
            <text:p>12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3]))" office:value-type="date" office:date-value="2019-10-19T12:55:53.179772" calcext:value-type="date">
            <text:p>2019-10-19 12:55:53</text:p>
          </table:table-cell>
          <table:table-cell table:style-name="ce7" table:formula="of:=[.A743]" office:value-type="date" office:date-value="2019-10-19T12:55:53.179772" calcext:value-type="date">
            <text:p>2019-10-19 12:55:53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12:55:53.17977159284" calcext:value-type="date">
            <text:p>12/30/99 12:55 P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&lt;0.000001;[.G742]+2+1/[.$H$2];[.G742]+1/[.$H$2])" office:value-type="float" office:value="12.3333333333335" calcext:value-type="float">
            <text:p>12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4]))" office:value-type="date" office:date-value="2019-10-19T12:54:29.21498" calcext:value-type="date">
            <text:p>2019-10-19 12:54:29</text:p>
          </table:table-cell>
          <table:table-cell table:style-name="ce7" table:formula="of:=[.A744]" office:value-type="date" office:date-value="2019-10-19T12:54:29.21498" calcext:value-type="date">
            <text:p>2019-10-19 12:54:29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12:54:29.21497983858" calcext:value-type="date">
            <text:p>12/30/99 12:54 P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&lt;0.000001;[.G743]+2+1/[.$H$2];[.G743]+1/[.$H$2])" office:value-type="float" office:value="12.3500000000002" calcext:value-type="float">
            <text:p>12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5]))" office:value-type="date" office:date-value="2019-10-19T13:07:06.714666" calcext:value-type="date">
            <text:p>2019-10-19 13:07:07</text:p>
          </table:table-cell>
          <table:table-cell table:style-name="ce7" table:formula="of:=[.A745]" office:value-type="date" office:date-value="2019-10-19T13:07:06.714666" calcext:value-type="date">
            <text:p>2019-10-19 13:07:07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13:07:06.71466625761" calcext:value-type="date">
            <text:p>12/30/99 01:07 P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&lt;0.000001;[.G744]+2+1/[.$H$2];[.G744]+1/[.$H$2])" office:value-type="float" office:value="12.3666666666669" calcext:value-type="float">
            <text:p>12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6]))" office:value-type="date" office:date-value="2019-10-19T12:52:53.257712" calcext:value-type="date">
            <text:p>2019-10-19 12:52:53</text:p>
          </table:table-cell>
          <table:table-cell table:style-name="ce7" table:formula="of:=[.A746]" office:value-type="date" office:date-value="2019-10-19T12:52:53.257712" calcext:value-type="date">
            <text:p>2019-10-19 12:52:53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12:52:53.25771201868" calcext:value-type="date">
            <text:p>12/30/99 12:52 P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&lt;0.000001;[.G745]+2+1/[.$H$2];[.G745]+1/[.$H$2])" office:value-type="float" office:value="12.3833333333335" calcext:value-type="float">
            <text:p>12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7]))" office:value-type="date" office:date-value="2019-10-19T13:19:27.75798" calcext:value-type="date">
            <text:p>2019-10-19 13:19:28</text:p>
          </table:table-cell>
          <table:table-cell table:style-name="ce7" table:formula="of:=[.A747]" office:value-type="date" office:date-value="2019-10-19T13:19:27.75798" calcext:value-type="date">
            <text:p>2019-10-19 13:19:28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13:19:27.75798008312" calcext:value-type="date">
            <text:p>12/30/99 01:19 P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&lt;0.000001;[.G746]+2+1/[.$H$2];[.G746]+1/[.$H$2])" office:value-type="float" office:value="12.4000000000002" calcext:value-type="float">
            <text:p>12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8]))" office:value-type="date" office:date-value="2019-10-19T12:41:00.142618" calcext:value-type="date">
            <text:p>2019-10-19 12:41:00</text:p>
          </table:table-cell>
          <table:table-cell table:style-name="ce7" table:formula="of:=[.A748]" office:value-type="date" office:date-value="2019-10-19T12:41:00.142618" calcext:value-type="date">
            <text:p>2019-10-19 12:41:00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12:41:00.1426175097" calcext:value-type="date">
            <text:p>12/30/99 12:41 P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&lt;0.000001;[.G747]+2+1/[.$H$2];[.G747]+1/[.$H$2])" office:value-type="float" office:value="12.4166666666669" calcext:value-type="float">
            <text:p>12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49]))" office:value-type="date" office:date-value="2019-10-19T12:46:43.152635" calcext:value-type="date">
            <text:p>2019-10-19 12:46:43</text:p>
          </table:table-cell>
          <table:table-cell table:style-name="ce7" table:formula="of:=[.A749]" office:value-type="date" office:date-value="2019-10-19T12:46:43.152635" calcext:value-type="date">
            <text:p>2019-10-19 12:46:43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12:46:43.15263527445" calcext:value-type="date">
            <text:p>12/30/99 12:46 P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&lt;0.000001;[.G748]+2+1/[.$H$2];[.G748]+1/[.$H$2])" office:value-type="float" office:value="12.4333333333335" calcext:value-type="float">
            <text:p>12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0]))" office:value-type="date" office:date-value="2019-10-19T12:54:45.511895" calcext:value-type="date">
            <text:p>2019-10-19 12:54:46</text:p>
          </table:table-cell>
          <table:table-cell table:style-name="ce7" table:formula="of:=[.A750]" office:value-type="date" office:date-value="2019-10-19T12:54:45.511895" calcext:value-type="date">
            <text:p>2019-10-19 12:54:46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12:54:45.51189468708" calcext:value-type="date">
            <text:p>12/30/99 12:54 P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&lt;0.000001;[.G749]+2+1/[.$H$2];[.G749]+1/[.$H$2])" office:value-type="float" office:value="12.4500000000002" calcext:value-type="float">
            <text:p>12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1]))" office:value-type="date" office:date-value="2019-10-19T12:57:38.275255" calcext:value-type="date">
            <text:p>2019-10-19 12:57:38</text:p>
          </table:table-cell>
          <table:table-cell table:style-name="ce7" table:formula="of:=[.A751]" office:value-type="date" office:date-value="2019-10-19T12:57:38.275255" calcext:value-type="date">
            <text:p>2019-10-19 12:57:38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12:57:38.27525490895" calcext:value-type="date">
            <text:p>12/30/99 12:57 P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&lt;0.000001;[.G750]+2+1/[.$H$2];[.G750]+1/[.$H$2])" office:value-type="float" office:value="12.4666666666669" calcext:value-type="float">
            <text:p>12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2]))" office:value-type="date" office:date-value="2019-10-19T13:07:38.196145" calcext:value-type="date">
            <text:p>2019-10-19 13:07:38</text:p>
          </table:table-cell>
          <table:table-cell table:style-name="ce7" table:formula="of:=[.A752]" office:value-type="date" office:date-value="2019-10-19T13:07:38.196145" calcext:value-type="date">
            <text:p>2019-10-19 13:07:38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13:07:38.19614531938" calcext:value-type="date">
            <text:p>12/30/99 01:07 P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&lt;0.000001;[.G751]+2+1/[.$H$2];[.G751]+1/[.$H$2])" office:value-type="float" office:value="12.4833333333335" calcext:value-type="float">
            <text:p>12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3]))" office:value-type="date" office:date-value="2019-10-19T12:52:01.674336" calcext:value-type="date">
            <text:p>2019-10-19 12:52:02</text:p>
          </table:table-cell>
          <table:table-cell table:style-name="ce7" table:formula="of:=[.A753]" office:value-type="date" office:date-value="2019-10-19T12:52:01.674336" calcext:value-type="date">
            <text:p>2019-10-19 12:52:02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12:52:01.67433598079" calcext:value-type="date">
            <text:p>12/30/99 12:52 P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&lt;0.000001;[.G752]+2+1/[.$H$2];[.G752]+1/[.$H$2])" office:value-type="float" office:value="12.5000000000002" calcext:value-type="float">
            <text:p>12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4]))" office:value-type="date" office:date-value="2019-10-19T12:43:49.195234" calcext:value-type="date">
            <text:p>2019-10-19 12:43:49</text:p>
          </table:table-cell>
          <table:table-cell table:style-name="ce7" table:formula="of:=[.A754]" office:value-type="date" office:date-value="2019-10-19T12:43:49.195234" calcext:value-type="date">
            <text:p>2019-10-19 12:43:49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12:43:49.19523355085" calcext:value-type="date">
            <text:p>12/30/99 12:43 P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&lt;0.000001;[.G753]+2+1/[.$H$2];[.G753]+1/[.$H$2])" office:value-type="float" office:value="12.5166666666669" calcext:value-type="float">
            <text:p>12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5]))" office:value-type="date" office:date-value="2019-10-19T13:15:20.549478" calcext:value-type="date">
            <text:p>2019-10-19 13:15:21</text:p>
          </table:table-cell>
          <table:table-cell table:style-name="ce7" table:formula="of:=[.A755]" office:value-type="date" office:date-value="2019-10-19T13:15:20.549478" calcext:value-type="date">
            <text:p>2019-10-19 13:15:21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13:15:20.54947824217" calcext:value-type="date">
            <text:p>12/30/99 01:15 P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&lt;0.000001;[.G754]+2+1/[.$H$2];[.G754]+1/[.$H$2])" office:value-type="float" office:value="12.5333333333335" calcext:value-type="float">
            <text:p>12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6]))" office:value-type="date" office:date-value="2019-10-19T13:10:28.412422" calcext:value-type="date">
            <text:p>2019-10-19 13:10:28</text:p>
          </table:table-cell>
          <table:table-cell table:style-name="ce7" table:formula="of:=[.A756]" office:value-type="date" office:date-value="2019-10-19T13:10:28.412422" calcext:value-type="date">
            <text:p>2019-10-19 13:10:28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13:10:28.41242181603" calcext:value-type="date">
            <text:p>12/30/99 01:10 P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&lt;0.000001;[.G755]+2+1/[.$H$2];[.G755]+1/[.$H$2])" office:value-type="float" office:value="12.5500000000002" calcext:value-type="float">
            <text:p>12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7]))" office:value-type="date" office:date-value="2019-10-19T12:35:01.848504" calcext:value-type="date">
            <text:p>2019-10-19 12:35:02</text:p>
          </table:table-cell>
          <table:table-cell table:style-name="ce7" table:formula="of:=[.A757]" office:value-type="date" office:date-value="2019-10-19T12:35:01.848504" calcext:value-type="date">
            <text:p>2019-10-19 12:35:02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12:35:01.84850441292" calcext:value-type="date">
            <text:p>12/30/99 12:35 P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&lt;0.000001;[.G756]+2+1/[.$H$2];[.G756]+1/[.$H$2])" office:value-type="float" office:value="12.5666666666669" calcext:value-type="float">
            <text:p>12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8]))" office:value-type="date" office:date-value="2019-10-19T12:45:06.378747" calcext:value-type="date">
            <text:p>2019-10-19 12:45:06</text:p>
          </table:table-cell>
          <table:table-cell table:style-name="ce7" table:formula="of:=[.A758]" office:value-type="date" office:date-value="2019-10-19T12:45:06.378747" calcext:value-type="date">
            <text:p>2019-10-19 12:45:06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12:45:06.37874670792" calcext:value-type="date">
            <text:p>12/30/99 12:45 P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&lt;0.000001;[.G757]+2+1/[.$H$2];[.G757]+1/[.$H$2])" office:value-type="float" office:value="12.5833333333335" calcext:value-type="float">
            <text:p>12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59]))" office:value-type="date" office:date-value="2019-10-19T12:49:07.056533" calcext:value-type="date">
            <text:p>2019-10-19 12:49:07</text:p>
          </table:table-cell>
          <table:table-cell table:style-name="ce7" table:formula="of:=[.A759]" office:value-type="date" office:date-value="2019-10-19T12:49:07.056533" calcext:value-type="date">
            <text:p>2019-10-19 12:49:07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12:49:07.05653311685" calcext:value-type="date">
            <text:p>12/30/99 12:49 P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&lt;0.000001;[.G758]+2+1/[.$H$2];[.G758]+1/[.$H$2])" office:value-type="float" office:value="12.6000000000002" calcext:value-type="float">
            <text:p>12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0]))" office:value-type="date" office:date-value="2019-10-19T13:27:21.070556" calcext:value-type="date">
            <text:p>2019-10-19 13:27:21</text:p>
          </table:table-cell>
          <table:table-cell table:style-name="ce7" table:formula="of:=[.A760]" office:value-type="date" office:date-value="2019-10-19T13:27:21.070556" calcext:value-type="date">
            <text:p>2019-10-19 13:27:21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13:27:21.07055563945" calcext:value-type="date">
            <text:p>12/30/99 01:27 P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&lt;0.000001;[.G759]+2+1/[.$H$2];[.G759]+1/[.$H$2])" office:value-type="float" office:value="12.6166666666669" calcext:value-type="float">
            <text:p>12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1]))" office:value-type="date" office:date-value="2019-10-19T13:22:41.862498" calcext:value-type="date">
            <text:p>2019-10-19 13:22:42</text:p>
          </table:table-cell>
          <table:table-cell table:style-name="ce7" table:formula="of:=[.A761]" office:value-type="date" office:date-value="2019-10-19T13:22:41.862498" calcext:value-type="date">
            <text:p>2019-10-19 13:22:42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13:22:41.86249768361" calcext:value-type="date">
            <text:p>12/30/99 01:22 P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&lt;0.000001;[.G760]+2+1/[.$H$2];[.G760]+1/[.$H$2])" office:value-type="float" office:value="12.6333333333335" calcext:value-type="float">
            <text:p>12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2]))" office:value-type="date" office:date-value="2019-10-19T12:51:55.052623" calcext:value-type="date">
            <text:p>2019-10-19 12:51:55</text:p>
          </table:table-cell>
          <table:table-cell table:style-name="ce7" table:formula="of:=[.A762]" office:value-type="date" office:date-value="2019-10-19T12:51:55.052623" calcext:value-type="date">
            <text:p>2019-10-19 12:51:55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12:51:55.05262262654" calcext:value-type="date">
            <text:p>12/30/99 12:51 P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&lt;0.000001;[.G761]+2+1/[.$H$2];[.G761]+1/[.$H$2])" office:value-type="float" office:value="12.6500000000002" calcext:value-type="float">
            <text:p>12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3]))" office:value-type="date" office:date-value="2019-10-19T12:58:12.29799" calcext:value-type="date">
            <text:p>2019-10-19 12:58:12</text:p>
          </table:table-cell>
          <table:table-cell table:style-name="ce7" table:formula="of:=[.A763]" office:value-type="date" office:date-value="2019-10-19T12:58:12.29799" calcext:value-type="date">
            <text:p>2019-10-19 12:58:12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12:58:12.29799017776" calcext:value-type="date">
            <text:p>12/30/99 12:58 P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&lt;0.000001;[.G762]+2+1/[.$H$2];[.G762]+1/[.$H$2])" office:value-type="float" office:value="12.6666666666669" calcext:value-type="float">
            <text:p>12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4]))" office:value-type="date" office:date-value="2019-10-19T12:37:14.054167" calcext:value-type="date">
            <text:p>2019-10-19 12:37:14</text:p>
          </table:table-cell>
          <table:table-cell table:style-name="ce7" table:formula="of:=[.A764]" office:value-type="date" office:date-value="2019-10-19T12:37:14.054167" calcext:value-type="date">
            <text:p>2019-10-19 12:37:14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12:37:14.05416745227" calcext:value-type="date">
            <text:p>12/30/99 12:37 P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&lt;0.000001;[.G763]+2+1/[.$H$2];[.G763]+1/[.$H$2])" office:value-type="float" office:value="12.6833333333335" calcext:value-type="float">
            <text:p>12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5]))" office:value-type="date" office:date-value="2019-10-19T12:34:06.891563" calcext:value-type="date">
            <text:p>2019-10-19 12:34:07</text:p>
          </table:table-cell>
          <table:table-cell table:style-name="ce7" table:formula="of:=[.A765]" office:value-type="date" office:date-value="2019-10-19T12:34:06.891563" calcext:value-type="date">
            <text:p>2019-10-19 12:34:07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12:34:06.8915630132" calcext:value-type="date">
            <text:p>12/30/99 12:34 P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&lt;0.000001;[.G764]+2+1/[.$H$2];[.G764]+1/[.$H$2])" office:value-type="float" office:value="12.7000000000002" calcext:value-type="float">
            <text:p>12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6]))" office:value-type="date" office:date-value="2019-10-19T12:51:50.029438" calcext:value-type="date">
            <text:p>2019-10-19 12:51:50</text:p>
          </table:table-cell>
          <table:table-cell table:style-name="ce7" table:formula="of:=[.A766]" office:value-type="date" office:date-value="2019-10-19T12:51:50.029438" calcext:value-type="date">
            <text:p>2019-10-19 12:51:50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12:51:50.0294377422" calcext:value-type="date">
            <text:p>12/30/99 12:51 P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&lt;0.000001;[.G765]+2+1/[.$H$2];[.G765]+1/[.$H$2])" office:value-type="float" office:value="12.7166666666669" calcext:value-type="float">
            <text:p>12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7]))" office:value-type="date" office:date-value="2019-10-19T13:05:04.85192" calcext:value-type="date">
            <text:p>2019-10-19 13:05:05</text:p>
          </table:table-cell>
          <table:table-cell table:style-name="ce7" table:formula="of:=[.A767]" office:value-type="date" office:date-value="2019-10-19T13:05:04.85192" calcext:value-type="date">
            <text:p>2019-10-19 13:05:05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13:05:04.8519201111" calcext:value-type="date">
            <text:p>12/30/99 01:05 P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&lt;0.000001;[.G766]+2+1/[.$H$2];[.G766]+1/[.$H$2])" office:value-type="float" office:value="12.7333333333335" calcext:value-type="float">
            <text:p>12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8]))" office:value-type="date" office:date-value="2019-10-19T13:14:16.44009" calcext:value-type="date">
            <text:p>2019-10-19 13:14:16</text:p>
          </table:table-cell>
          <table:table-cell table:style-name="ce7" table:formula="of:=[.A768]" office:value-type="date" office:date-value="2019-10-19T13:14:16.44009" calcext:value-type="date">
            <text:p>2019-10-19 13:14:16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13:14:16.44009013195" calcext:value-type="date">
            <text:p>12/30/99 01:14 P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&lt;0.000001;[.G767]+2+1/[.$H$2];[.G767]+1/[.$H$2])" office:value-type="float" office:value="12.7500000000002" calcext:value-type="float">
            <text:p>12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69]))" office:value-type="date" office:date-value="2019-10-19T13:01:12.920329" calcext:value-type="date">
            <text:p>2019-10-19 13:01:13</text:p>
          </table:table-cell>
          <table:table-cell table:style-name="ce7" table:formula="of:=[.A769]" office:value-type="date" office:date-value="2019-10-19T13:01:12.920329" calcext:value-type="date">
            <text:p>2019-10-19 13:01:13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3:01:12.92032884434" calcext:value-type="date">
            <text:p>12/30/99 01:01 P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&lt;0.000001;[.G768]+2+1/[.$H$2];[.G768]+1/[.$H$2])" office:value-type="float" office:value="12.7666666666669" calcext:value-type="float">
            <text:p>12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0]))" office:value-type="date" office:date-value="2019-10-19T13:27:06.689972" calcext:value-type="date">
            <text:p>2019-10-19 13:27:07</text:p>
          </table:table-cell>
          <table:table-cell table:style-name="ce7" table:formula="of:=[.A770]" office:value-type="date" office:date-value="2019-10-19T13:27:06.689972" calcext:value-type="date">
            <text:p>2019-10-19 13:27:07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13:27:06.68997205328" calcext:value-type="date">
            <text:p>12/30/99 01:27 P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&lt;0.000001;[.G769]+2+1/[.$H$2];[.G769]+1/[.$H$2])" office:value-type="float" office:value="12.7833333333335" calcext:value-type="float">
            <text:p>12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1]))" office:value-type="date" office:date-value="2019-10-19T12:44:06.543115" calcext:value-type="date">
            <text:p>2019-10-19 12:44:07</text:p>
          </table:table-cell>
          <table:table-cell table:style-name="ce7" table:formula="of:=[.A771]" office:value-type="date" office:date-value="2019-10-19T12:44:06.543115" calcext:value-type="date">
            <text:p>2019-10-19 12:44:07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12:44:06.54311521444" calcext:value-type="date">
            <text:p>12/30/99 12:44 P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&lt;0.000001;[.G770]+2+1/[.$H$2];[.G770]+1/[.$H$2])" office:value-type="float" office:value="12.8000000000002" calcext:value-type="float">
            <text:p>12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2]))" office:value-type="date" office:date-value="2019-10-19T12:56:24.400013" calcext:value-type="date">
            <text:p>2019-10-19 12:56:24</text:p>
          </table:table-cell>
          <table:table-cell table:style-name="ce7" table:formula="of:=[.A772]" office:value-type="date" office:date-value="2019-10-19T12:56:24.400013" calcext:value-type="date">
            <text:p>2019-10-19 12:56:24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12:56:24.4000125071" calcext:value-type="date">
            <text:p>12/30/99 12:56 P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&lt;0.000001;[.G771]+2+1/[.$H$2];[.G771]+1/[.$H$2])" office:value-type="float" office:value="12.8166666666669" calcext:value-type="float">
            <text:p>12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3]))" office:value-type="date" office:date-value="2019-10-19T13:24:21.665911" calcext:value-type="date">
            <text:p>2019-10-19 13:24:22</text:p>
          </table:table-cell>
          <table:table-cell table:style-name="ce7" table:formula="of:=[.A773]" office:value-type="date" office:date-value="2019-10-19T13:24:21.665911" calcext:value-type="date">
            <text:p>2019-10-19 13:24:22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13:24:21.66591052897" calcext:value-type="date">
            <text:p>12/30/99 01:24 P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&lt;0.000001;[.G772]+2+1/[.$H$2];[.G772]+1/[.$H$2])" office:value-type="float" office:value="12.8333333333336" calcext:value-type="float">
            <text:p>12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4]))" office:value-type="date" office:date-value="2019-10-19T13:07:35.267885" calcext:value-type="date">
            <text:p>2019-10-19 13:07:35</text:p>
          </table:table-cell>
          <table:table-cell table:style-name="ce7" table:formula="of:=[.A774]" office:value-type="date" office:date-value="2019-10-19T13:07:35.267885" calcext:value-type="date">
            <text:p>2019-10-19 13:07:35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13:07:35.2678846987" calcext:value-type="date">
            <text:p>12/30/99 01:07 P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&lt;0.000001;[.G773]+2+1/[.$H$2];[.G773]+1/[.$H$2])" office:value-type="float" office:value="12.8500000000002" calcext:value-type="float">
            <text:p>12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5]))" office:value-type="date" office:date-value="2019-10-19T13:07:20.394041" calcext:value-type="date">
            <text:p>2019-10-19 13:07:20</text:p>
          </table:table-cell>
          <table:table-cell table:style-name="ce7" table:formula="of:=[.A775]" office:value-type="date" office:date-value="2019-10-19T13:07:20.394041" calcext:value-type="date">
            <text:p>2019-10-19 13:07:20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13:07:20.39404098876" calcext:value-type="date">
            <text:p>12/30/99 01:07 P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&lt;0.000001;[.G774]+2+1/[.$H$2];[.G774]+1/[.$H$2])" office:value-type="float" office:value="12.8666666666669" calcext:value-type="float">
            <text:p>12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6]))" office:value-type="date" office:date-value="2019-10-19T12:53:48.265289" calcext:value-type="date">
            <text:p>2019-10-19 12:53:48</text:p>
          </table:table-cell>
          <table:table-cell table:style-name="ce7" table:formula="of:=[.A776]" office:value-type="date" office:date-value="2019-10-19T12:53:48.265289" calcext:value-type="date">
            <text:p>2019-10-19 12:53:48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12:53:48.26528870501" calcext:value-type="date">
            <text:p>12/30/99 12:53 P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&lt;0.000001;[.G775]+2+1/[.$H$2];[.G775]+1/[.$H$2])" office:value-type="float" office:value="12.8833333333336" calcext:value-type="float">
            <text:p>12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7]))" office:value-type="date" office:date-value="2019-10-19T13:14:34.835369" calcext:value-type="date">
            <text:p>2019-10-19 13:14:35</text:p>
          </table:table-cell>
          <table:table-cell table:style-name="ce7" table:formula="of:=[.A777]" office:value-type="date" office:date-value="2019-10-19T13:14:34.835369" calcext:value-type="date">
            <text:p>2019-10-19 13:14:35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13:14:34.83536917716" calcext:value-type="date">
            <text:p>12/30/99 01:14 P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&lt;0.000001;[.G776]+2+1/[.$H$2];[.G776]+1/[.$H$2])" office:value-type="float" office:value="12.9000000000002" calcext:value-type="float">
            <text:p>12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8]))" office:value-type="date" office:date-value="2019-10-19T12:35:24.405191" calcext:value-type="date">
            <text:p>2019-10-19 12:35:24</text:p>
          </table:table-cell>
          <table:table-cell table:style-name="ce7" table:formula="of:=[.A778]" office:value-type="date" office:date-value="2019-10-19T12:35:24.405191" calcext:value-type="date">
            <text:p>2019-10-19 12:35:24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12:35:24.4051909307" calcext:value-type="date">
            <text:p>12/30/99 12:35 P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&lt;0.000001;[.G777]+2+1/[.$H$2];[.G777]+1/[.$H$2])" office:value-type="float" office:value="12.9166666666669" calcext:value-type="float">
            <text:p>12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79]))" office:value-type="date" office:date-value="2019-10-19T13:22:37.936946" calcext:value-type="date">
            <text:p>2019-10-19 13:22:38</text:p>
          </table:table-cell>
          <table:table-cell table:style-name="ce7" table:formula="of:=[.A779]" office:value-type="date" office:date-value="2019-10-19T13:22:37.936946" calcext:value-type="date">
            <text:p>2019-10-19 13:22:38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13:22:37.93694565073" calcext:value-type="date">
            <text:p>12/30/99 01:22 P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&lt;0.000001;[.G778]+2+1/[.$H$2];[.G778]+1/[.$H$2])" office:value-type="float" office:value="12.9333333333336" calcext:value-type="float">
            <text:p>12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0]))" office:value-type="date" office:date-value="2019-10-19T13:02:03.484367" calcext:value-type="date">
            <text:p>2019-10-19 13:02:03</text:p>
          </table:table-cell>
          <table:table-cell table:style-name="ce7" table:formula="of:=[.A780]" office:value-type="date" office:date-value="2019-10-19T13:02:03.484367" calcext:value-type="date">
            <text:p>2019-10-19 13:02:03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13:02:03.48436696921" calcext:value-type="date">
            <text:p>12/30/99 01:02 P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&lt;0.000001;[.G779]+2+1/[.$H$2];[.G779]+1/[.$H$2])" office:value-type="float" office:value="12.9500000000002" calcext:value-type="float">
            <text:p>12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1]))" office:value-type="date" office:date-value="2019-10-19T13:12:29.85147" calcext:value-type="date">
            <text:p>2019-10-19 13:12:30</text:p>
          </table:table-cell>
          <table:table-cell table:style-name="ce7" table:formula="of:=[.A781]" office:value-type="date" office:date-value="2019-10-19T13:12:29.85147" calcext:value-type="date">
            <text:p>2019-10-19 13:12:30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13:12:29.85147030093" calcext:value-type="date">
            <text:p>12/30/99 01:12 P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&lt;0.000001;[.G780]+2+1/[.$H$2];[.G780]+1/[.$H$2])" office:value-type="float" office:value="12.9666666666669" calcext:value-type="float">
            <text:p>12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2]))" office:value-type="date" office:date-value="2019-10-19T12:53:05.965909" calcext:value-type="date">
            <text:p>2019-10-19 12:53:06</text:p>
          </table:table-cell>
          <table:table-cell table:style-name="ce7" table:formula="of:=[.A782]" office:value-type="date" office:date-value="2019-10-19T12:53:05.965909" calcext:value-type="date">
            <text:p>2019-10-19 12:53:06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12:53:05.96590915695" calcext:value-type="date">
            <text:p>12/30/99 12:53 P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&lt;0.000001;[.G781]+2+1/[.$H$2];[.G781]+1/[.$H$2])" office:value-type="float" office:value="12.9833333333336" calcext:value-type="float">
            <text:p>12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3]))" office:value-type="date" office:date-value="2019-10-20T13:10:17.929988" calcext:value-type="date">
            <text:p>2019-10-20 13:10:18</text:p>
          </table:table-cell>
          <table:table-cell table:style-name="ce7" table:formula="of:=[.A783]" office:value-type="date" office:date-value="2019-10-20T13:10:17.929988" calcext:value-type="date">
            <text:p>2019-10-20 13:10:18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13:10:17.92998835444" calcext:value-type="date">
            <text:p>12/30/99 01:10 P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&lt;0.000001;[.G782]+2+1/[.$H$2];[.G782]+1/[.$H$2])" office:value-type="float" office:value="13.0000000000002" calcext:value-type="float">
            <text:p>13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4]))" office:value-type="date" office:date-value="2019-10-20T13:04:25.643599" calcext:value-type="date">
            <text:p>2019-10-20 13:04:26</text:p>
          </table:table-cell>
          <table:table-cell table:style-name="ce7" table:formula="of:=[.A784]" office:value-type="date" office:date-value="2019-10-20T13:04:25.643599" calcext:value-type="date">
            <text:p>2019-10-20 13:04:26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13:04:25.64359890763" calcext:value-type="date">
            <text:p>12/30/99 01:04 P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&lt;0.000001;[.G783]+2+1/[.$H$2];[.G783]+1/[.$H$2])" office:value-type="float" office:value="13.0166666666669" calcext:value-type="float">
            <text:p>13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5]))" office:value-type="date" office:date-value="2019-10-20T13:15:57.131038" calcext:value-type="date">
            <text:p>2019-10-20 13:15:57</text:p>
          </table:table-cell>
          <table:table-cell table:style-name="ce7" table:formula="of:=[.A785]" office:value-type="date" office:date-value="2019-10-20T13:15:57.131038" calcext:value-type="date">
            <text:p>2019-10-20 13:15:57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3:15:57.13103776798" calcext:value-type="date">
            <text:p>12/30/99 01:15 P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&lt;0.000001;[.G784]+2+1/[.$H$2];[.G784]+1/[.$H$2])" office:value-type="float" office:value="13.0333333333336" calcext:value-type="float">
            <text:p>13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6]))" office:value-type="date" office:date-value="2019-10-20T12:57:39.817705" calcext:value-type="date">
            <text:p>2019-10-20 12:57:40</text:p>
          </table:table-cell>
          <table:table-cell table:style-name="ce7" table:formula="of:=[.A786]" office:value-type="date" office:date-value="2019-10-20T12:57:39.817705" calcext:value-type="date">
            <text:p>2019-10-20 12:57:40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12:57:39.81770530343" calcext:value-type="date">
            <text:p>12/30/99 12:57 P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&lt;0.000001;[.G785]+2+1/[.$H$2];[.G785]+1/[.$H$2])" office:value-type="float" office:value="13.0500000000002" calcext:value-type="float">
            <text:p>13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7]))" office:value-type="date" office:date-value="2019-10-20T12:36:17.529165" calcext:value-type="date">
            <text:p>2019-10-20 12:36:18</text:p>
          </table:table-cell>
          <table:table-cell table:style-name="ce7" table:formula="of:=[.A787]" office:value-type="date" office:date-value="2019-10-20T12:36:17.529165" calcext:value-type="date">
            <text:p>2019-10-20 12:36:18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12:36:17.52916538157" calcext:value-type="date">
            <text:p>12/30/99 12:36 P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&lt;0.000001;[.G786]+2+1/[.$H$2];[.G786]+1/[.$H$2])" office:value-type="float" office:value="13.0666666666669" calcext:value-type="float">
            <text:p>13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8]))" office:value-type="date" office:date-value="2019-10-20T12:54:36.515089" calcext:value-type="date">
            <text:p>2019-10-20 12:54:37</text:p>
          </table:table-cell>
          <table:table-cell table:style-name="ce7" table:formula="of:=[.A788]" office:value-type="date" office:date-value="2019-10-20T12:54:36.515089" calcext:value-type="date">
            <text:p>2019-10-20 12:54:37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12:54:36.5150886029" calcext:value-type="date">
            <text:p>12/30/99 12:54 P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&lt;0.000001;[.G787]+2+1/[.$H$2];[.G787]+1/[.$H$2])" office:value-type="float" office:value="13.0833333333336" calcext:value-type="float">
            <text:p>13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89]))" office:value-type="date" office:date-value="2019-10-20T13:19:03.177705" calcext:value-type="date">
            <text:p>2019-10-20 13:19:03</text:p>
          </table:table-cell>
          <table:table-cell table:style-name="ce7" table:formula="of:=[.A789]" office:value-type="date" office:date-value="2019-10-20T13:19:03.177705" calcext:value-type="date">
            <text:p>2019-10-20 13:19:03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13:19:03.17770453636" calcext:value-type="date">
            <text:p>12/30/99 01:19 P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&lt;0.000001;[.G788]+2+1/[.$H$2];[.G788]+1/[.$H$2])" office:value-type="float" office:value="13.1000000000002" calcext:value-type="float">
            <text:p>13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0]))" office:value-type="date" office:date-value="2019-10-20T13:24:46.926062" calcext:value-type="date">
            <text:p>2019-10-20 13:24:47</text:p>
          </table:table-cell>
          <table:table-cell table:style-name="ce7" table:formula="of:=[.A790]" office:value-type="date" office:date-value="2019-10-20T13:24:46.926062" calcext:value-type="date">
            <text:p>2019-10-20 13:24:47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13:24:46.92606193945" calcext:value-type="date">
            <text:p>12/30/99 01:24 P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&lt;0.000001;[.G789]+2+1/[.$H$2];[.G789]+1/[.$H$2])" office:value-type="float" office:value="13.1166666666669" calcext:value-type="float">
            <text:p>13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1]))" office:value-type="date" office:date-value="2019-10-20T13:05:58.313679" calcext:value-type="date">
            <text:p>2019-10-20 13:05:58</text:p>
          </table:table-cell>
          <table:table-cell table:style-name="ce7" table:formula="of:=[.A791]" office:value-type="date" office:date-value="2019-10-20T13:05:58.313679" calcext:value-type="date">
            <text:p>2019-10-20 13:05:58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13:05:58.31367939245" calcext:value-type="date">
            <text:p>12/30/99 01:05 P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&lt;0.000001;[.G790]+2+1/[.$H$2];[.G790]+1/[.$H$2])" office:value-type="float" office:value="13.1333333333336" calcext:value-type="float">
            <text:p>13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2]))" office:value-type="date" office:date-value="2019-10-20T12:40:53.637088" calcext:value-type="date">
            <text:p>2019-10-20 12:40:54</text:p>
          </table:table-cell>
          <table:table-cell table:style-name="ce7" table:formula="of:=[.A792]" office:value-type="date" office:date-value="2019-10-20T12:40:53.637088" calcext:value-type="date">
            <text:p>2019-10-20 12:40:54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12:40:53.63708802033" calcext:value-type="date">
            <text:p>12/30/99 12:40 P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&lt;0.000001;[.G791]+2+1/[.$H$2];[.G791]+1/[.$H$2])" office:value-type="float" office:value="13.1500000000002" calcext:value-type="float">
            <text:p>13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3]))" office:value-type="date" office:date-value="2019-10-20T13:07:22.700167" calcext:value-type="date">
            <text:p>2019-10-20 13:07:23</text:p>
          </table:table-cell>
          <table:table-cell table:style-name="ce7" table:formula="of:=[.A793]" office:value-type="date" office:date-value="2019-10-20T13:07:22.700167" calcext:value-type="date">
            <text:p>2019-10-20 13:07:23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13:07:22.70016720984" calcext:value-type="date">
            <text:p>12/30/99 01:07 P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&lt;0.000001;[.G792]+2+1/[.$H$2];[.G792]+1/[.$H$2])" office:value-type="float" office:value="13.1666666666669" calcext:value-type="float">
            <text:p>13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4]))" office:value-type="date" office:date-value="2019-10-20T12:52:42.850888" calcext:value-type="date">
            <text:p>2019-10-20 12:52:43</text:p>
          </table:table-cell>
          <table:table-cell table:style-name="ce7" table:formula="of:=[.A794]" office:value-type="date" office:date-value="2019-10-20T12:52:42.850888" calcext:value-type="date">
            <text:p>2019-10-20 12:52:43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12:52:42.85088793375" calcext:value-type="date">
            <text:p>12/30/99 12:52 P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&lt;0.000001;[.G793]+2+1/[.$H$2];[.G793]+1/[.$H$2])" office:value-type="float" office:value="13.1833333333336" calcext:value-type="float">
            <text:p>13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5]))" office:value-type="date" office:date-value="2019-10-20T13:31:03.561766" calcext:value-type="date">
            <text:p>2019-10-20 13:31:04</text:p>
          </table:table-cell>
          <table:table-cell table:style-name="ce7" table:formula="of:=[.A795]" office:value-type="date" office:date-value="2019-10-20T13:31:03.561766" calcext:value-type="date">
            <text:p>2019-10-20 13:31:04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13:31:03.5617661057" calcext:value-type="date">
            <text:p>12/30/99 01:31 P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&lt;0.000001;[.G794]+2+1/[.$H$2];[.G794]+1/[.$H$2])" office:value-type="float" office:value="13.2000000000002" calcext:value-type="float">
            <text:p>13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6]))" office:value-type="date" office:date-value="2019-10-20T12:50:31.206061" calcext:value-type="date">
            <text:p>2019-10-20 12:50:31</text:p>
          </table:table-cell>
          <table:table-cell table:style-name="ce7" table:formula="of:=[.A796]" office:value-type="date" office:date-value="2019-10-20T12:50:31.206061" calcext:value-type="date">
            <text:p>2019-10-20 12:50:31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12:50:31.20606096927" calcext:value-type="date">
            <text:p>12/30/99 12:50 P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&lt;0.000001;[.G795]+2+1/[.$H$2];[.G795]+1/[.$H$2])" office:value-type="float" office:value="13.2166666666669" calcext:value-type="float">
            <text:p>13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7]))" office:value-type="date" office:date-value="2019-10-20T12:51:09.479319" calcext:value-type="date">
            <text:p>2019-10-20 12:51:09</text:p>
          </table:table-cell>
          <table:table-cell table:style-name="ce7" table:formula="of:=[.A797]" office:value-type="date" office:date-value="2019-10-20T12:51:09.479319" calcext:value-type="date">
            <text:p>2019-10-20 12:51:09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12:51:09.47931884788" calcext:value-type="date">
            <text:p>12/30/99 12:51 P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&lt;0.000001;[.G796]+2+1/[.$H$2];[.G796]+1/[.$H$2])" office:value-type="float" office:value="13.2333333333336" calcext:value-type="float">
            <text:p>13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8]))" office:value-type="date" office:date-value="2019-10-20T13:41:36.421712" calcext:value-type="date">
            <text:p>2019-10-20 13:41:36</text:p>
          </table:table-cell>
          <table:table-cell table:style-name="ce7" table:formula="of:=[.A798]" office:value-type="date" office:date-value="2019-10-20T13:41:36.421712" calcext:value-type="date">
            <text:p>2019-10-20 13:41:36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13:41:36.4217122877" calcext:value-type="date">
            <text:p>12/30/99 01:41 P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&lt;0.000001;[.G797]+2+1/[.$H$2];[.G797]+1/[.$H$2])" office:value-type="float" office:value="13.2500000000002" calcext:value-type="float">
            <text:p>13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799]))" office:value-type="date" office:date-value="2019-10-20T13:21:04.394257" calcext:value-type="date">
            <text:p>2019-10-20 13:21:04</text:p>
          </table:table-cell>
          <table:table-cell table:style-name="ce7" table:formula="of:=[.A799]" office:value-type="date" office:date-value="2019-10-20T13:21:04.394257" calcext:value-type="date">
            <text:p>2019-10-20 13:21:04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13:21:04.3942568684" calcext:value-type="date">
            <text:p>12/30/99 01:21 P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&lt;0.000001;[.G798]+2+1/[.$H$2];[.G798]+1/[.$H$2])" office:value-type="float" office:value="13.2666666666669" calcext:value-type="float">
            <text:p>13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0]))" office:value-type="date" office:date-value="2019-10-20T12:42:16.009624" calcext:value-type="date">
            <text:p>2019-10-20 12:42:16</text:p>
          </table:table-cell>
          <table:table-cell table:style-name="ce7" table:formula="of:=[.A800]" office:value-type="date" office:date-value="2019-10-20T12:42:16.009624" calcext:value-type="date">
            <text:p>2019-10-20 12:42:16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12:42:16.00962390192" calcext:value-type="date">
            <text:p>12/30/99 12:42 P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&lt;0.000001;[.G799]+2+1/[.$H$2];[.G799]+1/[.$H$2])" office:value-type="float" office:value="13.2833333333336" calcext:value-type="float">
            <text:p>13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1]))" office:value-type="date" office:date-value="2019-10-20T12:52:05.144007" calcext:value-type="date">
            <text:p>2019-10-20 12:52:05</text:p>
          </table:table-cell>
          <table:table-cell table:style-name="ce7" table:formula="of:=[.A801]" office:value-type="date" office:date-value="2019-10-20T12:52:05.144007" calcext:value-type="date">
            <text:p>2019-10-20 12:52:05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12:52:05.1440069871" calcext:value-type="date">
            <text:p>12/30/99 12:52 P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&lt;0.000001;[.G800]+2+1/[.$H$2];[.G800]+1/[.$H$2])" office:value-type="float" office:value="13.3000000000002" calcext:value-type="float">
            <text:p>13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2]))" office:value-type="date" office:date-value="2019-10-20T13:05:37.247159" calcext:value-type="date">
            <text:p>2019-10-20 13:05:37</text:p>
          </table:table-cell>
          <table:table-cell table:style-name="ce7" table:formula="of:=[.A802]" office:value-type="date" office:date-value="2019-10-20T13:05:37.247159" calcext:value-type="date">
            <text:p>2019-10-20 13:05:37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13:05:37.24715905264" calcext:value-type="date">
            <text:p>12/30/99 01:05 P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&lt;0.000001;[.G801]+2+1/[.$H$2];[.G801]+1/[.$H$2])" office:value-type="float" office:value="13.3166666666669" calcext:value-type="float">
            <text:p>13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3]))" office:value-type="date" office:date-value="2019-10-20T13:07:22.320373" calcext:value-type="date">
            <text:p>2019-10-20 13:07:22</text:p>
          </table:table-cell>
          <table:table-cell table:style-name="ce7" table:formula="of:=[.A803]" office:value-type="date" office:date-value="2019-10-20T13:07:22.320373" calcext:value-type="date">
            <text:p>2019-10-20 13:07:22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13:07:22.3203733284" calcext:value-type="date">
            <text:p>12/30/99 01:07 P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&lt;0.000001;[.G802]+2+1/[.$H$2];[.G802]+1/[.$H$2])" office:value-type="float" office:value="13.3333333333336" calcext:value-type="float">
            <text:p>13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4]))" office:value-type="date" office:date-value="2019-10-20T13:04:05.531608" calcext:value-type="date">
            <text:p>2019-10-20 13:04:06</text:p>
          </table:table-cell>
          <table:table-cell table:style-name="ce7" table:formula="of:=[.A804]" office:value-type="date" office:date-value="2019-10-20T13:04:05.531608" calcext:value-type="date">
            <text:p>2019-10-20 13:04:06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13:04:05.53160781506" calcext:value-type="date">
            <text:p>12/30/99 01:04 P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&lt;0.000001;[.G803]+2+1/[.$H$2];[.G803]+1/[.$H$2])" office:value-type="float" office:value="13.3500000000002" calcext:value-type="float">
            <text:p>13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5]))" office:value-type="date" office:date-value="2019-10-20T13:06:14.598134" calcext:value-type="date">
            <text:p>2019-10-20 13:06:15</text:p>
          </table:table-cell>
          <table:table-cell table:style-name="ce7" table:formula="of:=[.A805]" office:value-type="date" office:date-value="2019-10-20T13:06:14.598134" calcext:value-type="date">
            <text:p>2019-10-20 13:06:15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13:06:14.59813391324" calcext:value-type="date">
            <text:p>12/30/99 01:06 P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&lt;0.000001;[.G804]+2+1/[.$H$2];[.G804]+1/[.$H$2])" office:value-type="float" office:value="13.3666666666669" calcext:value-type="float">
            <text:p>13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6]))" office:value-type="date" office:date-value="2019-10-20T12:50:20.327755" calcext:value-type="date">
            <text:p>2019-10-20 12:50:20</text:p>
          </table:table-cell>
          <table:table-cell table:style-name="ce7" table:formula="of:=[.A806]" office:value-type="date" office:date-value="2019-10-20T12:50:20.327755" calcext:value-type="date">
            <text:p>2019-10-20 12:50:20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12:50:20.32775483094" calcext:value-type="date">
            <text:p>12/30/99 12:50 P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&lt;0.000001;[.G805]+2+1/[.$H$2];[.G805]+1/[.$H$2])" office:value-type="float" office:value="13.3833333333336" calcext:value-type="float">
            <text:p>13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7]))" office:value-type="date" office:date-value="2019-10-20T13:01:49.794357" calcext:value-type="date">
            <text:p>2019-10-20 13:01:50</text:p>
          </table:table-cell>
          <table:table-cell table:style-name="ce7" table:formula="of:=[.A807]" office:value-type="date" office:date-value="2019-10-20T13:01:49.794357" calcext:value-type="date">
            <text:p>2019-10-20 13:01:50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13:01:49.79435748886" calcext:value-type="date">
            <text:p>12/30/99 01:01 P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&lt;0.000001;[.G806]+2+1/[.$H$2];[.G806]+1/[.$H$2])" office:value-type="float" office:value="13.4000000000002" calcext:value-type="float">
            <text:p>13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8]))" office:value-type="date" office:date-value="2019-10-20T12:53:13.673274" calcext:value-type="date">
            <text:p>2019-10-20 12:53:14</text:p>
          </table:table-cell>
          <table:table-cell table:style-name="ce7" table:formula="of:=[.A808]" office:value-type="date" office:date-value="2019-10-20T12:53:13.673274" calcext:value-type="date">
            <text:p>2019-10-20 12:53:14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2:53:13.67327406071" calcext:value-type="date">
            <text:p>12/30/99 12:53 P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&lt;0.000001;[.G807]+2+1/[.$H$2];[.G807]+1/[.$H$2])" office:value-type="float" office:value="13.4166666666669" calcext:value-type="float">
            <text:p>13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09]))" office:value-type="date" office:date-value="2019-10-20T13:17:58.015628" calcext:value-type="date">
            <text:p>2019-10-20 13:17:58</text:p>
          </table:table-cell>
          <table:table-cell table:style-name="ce7" table:formula="of:=[.A809]" office:value-type="date" office:date-value="2019-10-20T13:17:58.015628" calcext:value-type="date">
            <text:p>2019-10-20 13:17:58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13:17:58.01562838722" calcext:value-type="date">
            <text:p>12/30/99 01:17 P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&lt;0.000001;[.G808]+2+1/[.$H$2];[.G808]+1/[.$H$2])" office:value-type="float" office:value="13.4333333333336" calcext:value-type="float">
            <text:p>13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0]))" office:value-type="date" office:date-value="2019-10-20T12:58:59.166079" calcext:value-type="date">
            <text:p>2019-10-20 12:58:59</text:p>
          </table:table-cell>
          <table:table-cell table:style-name="ce7" table:formula="of:=[.A810]" office:value-type="date" office:date-value="2019-10-20T12:58:59.166079" calcext:value-type="date">
            <text:p>2019-10-20 12:58:59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12:58:59.1660786001" calcext:value-type="date">
            <text:p>12/30/99 12:58 P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&lt;0.000001;[.G809]+2+1/[.$H$2];[.G809]+1/[.$H$2])" office:value-type="float" office:value="13.4500000000002" calcext:value-type="float">
            <text:p>13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1]))" office:value-type="date" office:date-value="2019-10-20T13:17:49.346627" calcext:value-type="date">
            <text:p>2019-10-20 13:17:49</text:p>
          </table:table-cell>
          <table:table-cell table:style-name="ce7" table:formula="of:=[.A811]" office:value-type="date" office:date-value="2019-10-20T13:17:49.346627" calcext:value-type="date">
            <text:p>2019-10-20 13:17:49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13:17:49.34662680142" calcext:value-type="date">
            <text:p>12/30/99 01:17 P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&lt;0.000001;[.G810]+2+1/[.$H$2];[.G810]+1/[.$H$2])" office:value-type="float" office:value="13.4666666666669" calcext:value-type="float">
            <text:p>13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2]))" office:value-type="date" office:date-value="2019-10-20T12:59:14.609046" calcext:value-type="date">
            <text:p>2019-10-20 12:59:15</text:p>
          </table:table-cell>
          <table:table-cell table:style-name="ce7" table:formula="of:=[.A812]" office:value-type="date" office:date-value="2019-10-20T12:59:14.609046" calcext:value-type="date">
            <text:p>2019-10-20 12:59:15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12:59:14.60904578213" calcext:value-type="date">
            <text:p>12/30/99 12:59 P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&lt;0.000001;[.G811]+2+1/[.$H$2];[.G811]+1/[.$H$2])" office:value-type="float" office:value="13.4833333333336" calcext:value-type="float">
            <text:p>13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3]))" office:value-type="date" office:date-value="2019-10-20T13:08:15.854108" calcext:value-type="date">
            <text:p>2019-10-20 13:08:16</text:p>
          </table:table-cell>
          <table:table-cell table:style-name="ce7" table:formula="of:=[.A813]" office:value-type="date" office:date-value="2019-10-20T13:08:15.854108" calcext:value-type="date">
            <text:p>2019-10-20 13:08:16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13:08:15.85410780273" calcext:value-type="date">
            <text:p>12/30/99 01:08 P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&lt;0.000001;[.G812]+2+1/[.$H$2];[.G812]+1/[.$H$2])" office:value-type="float" office:value="13.5000000000003" calcext:value-type="float">
            <text:p>13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4]))" office:value-type="date" office:date-value="2019-10-20T12:57:22.71562" calcext:value-type="date">
            <text:p>2019-10-20 12:57:23</text:p>
          </table:table-cell>
          <table:table-cell table:style-name="ce7" table:formula="of:=[.A814]" office:value-type="date" office:date-value="2019-10-20T12:57:22.71562" calcext:value-type="date">
            <text:p>2019-10-20 12:57:23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12:57:22.71562043577" calcext:value-type="date">
            <text:p>12/30/99 12:57 P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&lt;0.000001;[.G813]+2+1/[.$H$2];[.G813]+1/[.$H$2])" office:value-type="float" office:value="13.5166666666669" calcext:value-type="float">
            <text:p>13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5]))" office:value-type="date" office:date-value="2019-10-20T12:58:51.206104" calcext:value-type="date">
            <text:p>2019-10-20 12:58:51</text:p>
          </table:table-cell>
          <table:table-cell table:style-name="ce7" table:formula="of:=[.A815]" office:value-type="date" office:date-value="2019-10-20T12:58:51.206104" calcext:value-type="date">
            <text:p>2019-10-20 12:58:51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12:58:51.20610429905" calcext:value-type="date">
            <text:p>12/30/99 12:58 P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&lt;0.000001;[.G814]+2+1/[.$H$2];[.G814]+1/[.$H$2])" office:value-type="float" office:value="13.5333333333336" calcext:value-type="float">
            <text:p>13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6]))" office:value-type="date" office:date-value="2019-10-20T12:47:35.205342" calcext:value-type="date">
            <text:p>2019-10-20 12:47:35</text:p>
          </table:table-cell>
          <table:table-cell table:style-name="ce7" table:formula="of:=[.A816]" office:value-type="date" office:date-value="2019-10-20T12:47:35.205342" calcext:value-type="date">
            <text:p>2019-10-20 12:47:35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12:47:35.20534152165" calcext:value-type="date">
            <text:p>12/30/99 12:47 P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&lt;0.000001;[.G815]+2+1/[.$H$2];[.G815]+1/[.$H$2])" office:value-type="float" office:value="13.5500000000003" calcext:value-type="float">
            <text:p>13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7]))" office:value-type="date" office:date-value="2019-10-20T13:14:36.60098" calcext:value-type="date">
            <text:p>2019-10-20 13:14:37</text:p>
          </table:table-cell>
          <table:table-cell table:style-name="ce7" table:formula="of:=[.A817]" office:value-type="date" office:date-value="2019-10-20T13:14:36.60098" calcext:value-type="date">
            <text:p>2019-10-20 13:14:37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13:14:36.60098019987" calcext:value-type="date">
            <text:p>12/30/99 01:14 P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&lt;0.000001;[.G816]+2+1/[.$H$2];[.G816]+1/[.$H$2])" office:value-type="float" office:value="13.5666666666669" calcext:value-type="float">
            <text:p>13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8]))" office:value-type="date" office:date-value="2019-10-20T12:59:01.170967" calcext:value-type="date">
            <text:p>2019-10-20 12:59:01</text:p>
          </table:table-cell>
          <table:table-cell table:style-name="ce7" table:formula="of:=[.A818]" office:value-type="date" office:date-value="2019-10-20T12:59:01.170967" calcext:value-type="date">
            <text:p>2019-10-20 12:59:01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12:59:01.17096739355" calcext:value-type="date">
            <text:p>12/30/99 12:59 P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&lt;0.000001;[.G817]+2+1/[.$H$2];[.G817]+1/[.$H$2])" office:value-type="float" office:value="13.5833333333336" calcext:value-type="float">
            <text:p>13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19]))" office:value-type="date" office:date-value="2019-10-20T13:10:10.517791" calcext:value-type="date">
            <text:p>2019-10-20 13:10:11</text:p>
          </table:table-cell>
          <table:table-cell table:style-name="ce7" table:formula="of:=[.A819]" office:value-type="date" office:date-value="2019-10-20T13:10:10.517791" calcext:value-type="date">
            <text:p>2019-10-20 13:10:11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13:10:10.51779070403" calcext:value-type="date">
            <text:p>12/30/99 01:10 P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&lt;0.000001;[.G818]+2+1/[.$H$2];[.G818]+1/[.$H$2])" office:value-type="float" office:value="13.6000000000003" calcext:value-type="float">
            <text:p>13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0]))" office:value-type="date" office:date-value="2019-10-20T13:14:17.180868" calcext:value-type="date">
            <text:p>2019-10-20 13:14:17</text:p>
          </table:table-cell>
          <table:table-cell table:style-name="ce7" table:formula="of:=[.A820]" office:value-type="date" office:date-value="2019-10-20T13:14:17.180868" calcext:value-type="date">
            <text:p>2019-10-20 13:14:17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13:14:17.18086827546" calcext:value-type="date">
            <text:p>12/30/99 01:14 P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&lt;0.000001;[.G819]+2+1/[.$H$2];[.G819]+1/[.$H$2])" office:value-type="float" office:value="13.6166666666669" calcext:value-type="float">
            <text:p>13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1]))" office:value-type="date" office:date-value="2019-10-20T13:05:24.546823" calcext:value-type="date">
            <text:p>2019-10-20 13:05:25</text:p>
          </table:table-cell>
          <table:table-cell table:style-name="ce7" table:formula="of:=[.A821]" office:value-type="date" office:date-value="2019-10-20T13:05:24.546823" calcext:value-type="date">
            <text:p>2019-10-20 13:05:25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13:05:24.5468230918" calcext:value-type="date">
            <text:p>12/30/99 01:05 P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&lt;0.000001;[.G820]+2+1/[.$H$2];[.G820]+1/[.$H$2])" office:value-type="float" office:value="13.6333333333336" calcext:value-type="float">
            <text:p>13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2]))" office:value-type="date" office:date-value="2019-10-20T13:11:25.551055" calcext:value-type="date">
            <text:p>2019-10-20 13:11:26</text:p>
          </table:table-cell>
          <table:table-cell table:style-name="ce7" table:formula="of:=[.A822]" office:value-type="date" office:date-value="2019-10-20T13:11:25.551055" calcext:value-type="date">
            <text:p>2019-10-20 13:11:26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13:11:25.55105526466" calcext:value-type="date">
            <text:p>12/30/99 01:11 P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&lt;0.000001;[.G821]+2+1/[.$H$2];[.G821]+1/[.$H$2])" office:value-type="float" office:value="13.6500000000003" calcext:value-type="float">
            <text:p>13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3]))" office:value-type="date" office:date-value="2019-10-20T12:55:16.851576" calcext:value-type="date">
            <text:p>2019-10-20 12:55:17</text:p>
          </table:table-cell>
          <table:table-cell table:style-name="ce7" table:formula="of:=[.A823]" office:value-type="date" office:date-value="2019-10-20T12:55:16.851576" calcext:value-type="date">
            <text:p>2019-10-20 12:55:17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12:55:16.85157583561" calcext:value-type="date">
            <text:p>12/30/99 12:55 P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&lt;0.000001;[.G822]+2+1/[.$H$2];[.G822]+1/[.$H$2])" office:value-type="float" office:value="13.6666666666669" calcext:value-type="float">
            <text:p>13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4]))" office:value-type="date" office:date-value="2019-10-20T12:49:42.320903" calcext:value-type="date">
            <text:p>2019-10-20 12:49:42</text:p>
          </table:table-cell>
          <table:table-cell table:style-name="ce7" table:formula="of:=[.A824]" office:value-type="date" office:date-value="2019-10-20T12:49:42.320903" calcext:value-type="date">
            <text:p>2019-10-20 12:49:42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12:49:42.32090254314" calcext:value-type="date">
            <text:p>12/30/99 12:49 P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&lt;0.000001;[.G823]+2+1/[.$H$2];[.G823]+1/[.$H$2])" office:value-type="float" office:value="13.6833333333336" calcext:value-type="float">
            <text:p>13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5]))" office:value-type="date" office:date-value="2019-10-20T13:10:18.029166" calcext:value-type="date">
            <text:p>2019-10-20 13:10:18</text:p>
          </table:table-cell>
          <table:table-cell table:style-name="ce7" table:formula="of:=[.A825]" office:value-type="date" office:date-value="2019-10-20T13:10:18.029166" calcext:value-type="date">
            <text:p>2019-10-20 13:10:18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13:10:18.02916554734" calcext:value-type="date">
            <text:p>12/30/99 01:10 P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&lt;0.000001;[.G824]+2+1/[.$H$2];[.G824]+1/[.$H$2])" office:value-type="float" office:value="13.7000000000003" calcext:value-type="float">
            <text:p>13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6]))" office:value-type="date" office:date-value="2019-10-20T13:04:52.084575" calcext:value-type="date">
            <text:p>2019-10-20 13:04:52</text:p>
          </table:table-cell>
          <table:table-cell table:style-name="ce7" table:formula="of:=[.A826]" office:value-type="date" office:date-value="2019-10-20T13:04:52.084575" calcext:value-type="date">
            <text:p>2019-10-20 13:04:52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13:04:52.08457523491" calcext:value-type="date">
            <text:p>12/30/99 01:04 P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&lt;0.000001;[.G825]+2+1/[.$H$2];[.G825]+1/[.$H$2])" office:value-type="float" office:value="13.7166666666669" calcext:value-type="float">
            <text:p>13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7]))" office:value-type="date" office:date-value="2019-10-20T12:57:33.7522" calcext:value-type="date">
            <text:p>2019-10-20 12:57:34</text:p>
          </table:table-cell>
          <table:table-cell table:style-name="ce7" table:formula="of:=[.A827]" office:value-type="date" office:date-value="2019-10-20T12:57:33.7522" calcext:value-type="date">
            <text:p>2019-10-20 12:57:34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2:57:33.75219995622" calcext:value-type="date">
            <text:p>12/30/99 12:57 P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&lt;0.000001;[.G826]+2+1/[.$H$2];[.G826]+1/[.$H$2])" office:value-type="float" office:value="13.7333333333336" calcext:value-type="float">
            <text:p>13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8]))" office:value-type="date" office:date-value="2019-10-20T12:56:51.463452" calcext:value-type="date">
            <text:p>2019-10-20 12:56:51</text:p>
          </table:table-cell>
          <table:table-cell table:style-name="ce7" table:formula="of:=[.A828]" office:value-type="date" office:date-value="2019-10-20T12:56:51.463452" calcext:value-type="date">
            <text:p>2019-10-20 12:56:51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12:56:51.46345201414" calcext:value-type="date">
            <text:p>12/30/99 12:56 P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&lt;0.000001;[.G827]+2+1/[.$H$2];[.G827]+1/[.$H$2])" office:value-type="float" office:value="13.7500000000003" calcext:value-type="float">
            <text:p>13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29]))" office:value-type="date" office:date-value="2019-10-20T13:10:21.96329" calcext:value-type="date">
            <text:p>2019-10-20 13:10:22</text:p>
          </table:table-cell>
          <table:table-cell table:style-name="ce7" table:formula="of:=[.A829]" office:value-type="date" office:date-value="2019-10-20T13:10:21.96329" calcext:value-type="date">
            <text:p>2019-10-20 13:10:22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13:10:21.96329038125" calcext:value-type="date">
            <text:p>12/30/99 01:10 P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&lt;0.000001;[.G828]+2+1/[.$H$2];[.G828]+1/[.$H$2])" office:value-type="float" office:value="13.7666666666669" calcext:value-type="float">
            <text:p>13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0]))" office:value-type="date" office:date-value="2019-10-20T12:54:34.093671" calcext:value-type="date">
            <text:p>2019-10-20 12:54:34</text:p>
          </table:table-cell>
          <table:table-cell table:style-name="ce7" table:formula="of:=[.A830]" office:value-type="date" office:date-value="2019-10-20T12:54:34.093671" calcext:value-type="date">
            <text:p>2019-10-20 12:54:34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12:54:34.09367118962" calcext:value-type="date">
            <text:p>12/30/99 12:54 P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&lt;0.000001;[.G829]+2+1/[.$H$2];[.G829]+1/[.$H$2])" office:value-type="float" office:value="13.7833333333336" calcext:value-type="float">
            <text:p>13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1]))" office:value-type="date" office:date-value="2019-10-20T12:41:39.905475" calcext:value-type="date">
            <text:p>2019-10-20 12:41:40</text:p>
          </table:table-cell>
          <table:table-cell table:style-name="ce7" table:formula="of:=[.A831]" office:value-type="date" office:date-value="2019-10-20T12:41:39.905475" calcext:value-type="date">
            <text:p>2019-10-20 12:41:40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12:41:39.90547515918" calcext:value-type="date">
            <text:p>12/30/99 12:41 P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&lt;0.000001;[.G830]+2+1/[.$H$2];[.G830]+1/[.$H$2])" office:value-type="float" office:value="13.8000000000003" calcext:value-type="float">
            <text:p>13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2]))" office:value-type="date" office:date-value="2019-10-20T12:59:13.994664" calcext:value-type="date">
            <text:p>2019-10-20 12:59:14</text:p>
          </table:table-cell>
          <table:table-cell table:style-name="ce7" table:formula="of:=[.A832]" office:value-type="date" office:date-value="2019-10-20T12:59:13.994664" calcext:value-type="date">
            <text:p>2019-10-20 12:59:14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12:59:13.99466443341" calcext:value-type="date">
            <text:p>12/30/99 12:59 P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&lt;0.000001;[.G831]+2+1/[.$H$2];[.G831]+1/[.$H$2])" office:value-type="float" office:value="13.8166666666669" calcext:value-type="float">
            <text:p>13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3]))" office:value-type="date" office:date-value="2019-10-20T13:21:12.242607" calcext:value-type="date">
            <text:p>2019-10-20 13:21:12</text:p>
          </table:table-cell>
          <table:table-cell table:style-name="ce7" table:formula="of:=[.A833]" office:value-type="date" office:date-value="2019-10-20T13:21:12.242607" calcext:value-type="date">
            <text:p>2019-10-20 13:21:12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13:21:12.24260685034" calcext:value-type="date">
            <text:p>12/30/99 01:21 P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&lt;0.000001;[.G832]+2+1/[.$H$2];[.G832]+1/[.$H$2])" office:value-type="float" office:value="13.8333333333336" calcext:value-type="float">
            <text:p>13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4]))" office:value-type="date" office:date-value="2019-10-20T13:18:25.302442" calcext:value-type="date">
            <text:p>2019-10-20 13:18:25</text:p>
          </table:table-cell>
          <table:table-cell table:style-name="ce7" table:formula="of:=[.A834]" office:value-type="date" office:date-value="2019-10-20T13:18:25.302442" calcext:value-type="date">
            <text:p>2019-10-20 13:18:25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13:18:25.30244163238" calcext:value-type="date">
            <text:p>12/30/99 01:18 P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&lt;0.000001;[.G833]+2+1/[.$H$2];[.G833]+1/[.$H$2])" office:value-type="float" office:value="13.8500000000003" calcext:value-type="float">
            <text:p>13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5]))" office:value-type="date" office:date-value="2019-10-20T13:11:04.103417" calcext:value-type="date">
            <text:p>2019-10-20 13:11:04</text:p>
          </table:table-cell>
          <table:table-cell table:style-name="ce7" table:formula="of:=[.A835]" office:value-type="date" office:date-value="2019-10-20T13:11:04.103417" calcext:value-type="date">
            <text:p>2019-10-20 13:11:04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13:11:04.10341712181" calcext:value-type="date">
            <text:p>12/30/99 01:11 P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&lt;0.000001;[.G834]+2+1/[.$H$2];[.G834]+1/[.$H$2])" office:value-type="float" office:value="13.8666666666669" calcext:value-type="float">
            <text:p>13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6]))" office:value-type="date" office:date-value="2019-10-20T13:03:06.56997" calcext:value-type="date">
            <text:p>2019-10-20 13:03:07</text:p>
          </table:table-cell>
          <table:table-cell table:style-name="ce7" table:formula="of:=[.A836]" office:value-type="date" office:date-value="2019-10-20T13:03:06.56997" calcext:value-type="date">
            <text:p>2019-10-20 13:03:07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13:03:06.56996951904" calcext:value-type="date">
            <text:p>12/30/99 01:03 P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&lt;0.000001;[.G835]+2+1/[.$H$2];[.G835]+1/[.$H$2])" office:value-type="float" office:value="13.8833333333336" calcext:value-type="float">
            <text:p>13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7]))" office:value-type="date" office:date-value="2019-10-20T13:03:29.8754" calcext:value-type="date">
            <text:p>2019-10-20 13:03:30</text:p>
          </table:table-cell>
          <table:table-cell table:style-name="ce7" table:formula="of:=[.A837]" office:value-type="date" office:date-value="2019-10-20T13:03:29.8754" calcext:value-type="date">
            <text:p>2019-10-20 13:03:30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13:03:29.87540034112" calcext:value-type="date">
            <text:p>12/30/99 01:03 P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&lt;0.000001;[.G836]+2+1/[.$H$2];[.G836]+1/[.$H$2])" office:value-type="float" office:value="13.9000000000003" calcext:value-type="float">
            <text:p>13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8]))" office:value-type="date" office:date-value="2019-10-20T12:49:24.39321" calcext:value-type="date">
            <text:p>2019-10-20 12:49:24</text:p>
          </table:table-cell>
          <table:table-cell table:style-name="ce7" table:formula="of:=[.A838]" office:value-type="date" office:date-value="2019-10-20T12:49:24.39321" calcext:value-type="date">
            <text:p>2019-10-20 12:49:24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12:49:24.39321048092" calcext:value-type="date">
            <text:p>12/30/99 12:49 P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&lt;0.000001;[.G837]+2+1/[.$H$2];[.G837]+1/[.$H$2])" office:value-type="float" office:value="13.9166666666669" calcext:value-type="float">
            <text:p>13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39]))" office:value-type="date" office:date-value="2019-10-20T13:06:39.515155" calcext:value-type="date">
            <text:p>2019-10-20 13:06:40</text:p>
          </table:table-cell>
          <table:table-cell table:style-name="ce7" table:formula="of:=[.A839]" office:value-type="date" office:date-value="2019-10-20T13:06:39.515155" calcext:value-type="date">
            <text:p>2019-10-20 13:06:40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13:06:39.51515514404" calcext:value-type="date">
            <text:p>12/30/99 01:06 P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&lt;0.000001;[.G838]+2+1/[.$H$2];[.G838]+1/[.$H$2])" office:value-type="float" office:value="13.9333333333336" calcext:value-type="float">
            <text:p>13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0]))" office:value-type="date" office:date-value="2019-10-20T12:44:49.980341" calcext:value-type="date">
            <text:p>2019-10-20 12:44:50</text:p>
          </table:table-cell>
          <table:table-cell table:style-name="ce7" table:formula="of:=[.A840]" office:value-type="date" office:date-value="2019-10-20T12:44:49.980341" calcext:value-type="date">
            <text:p>2019-10-20 12:44:50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12:44:49.98034126125" calcext:value-type="date">
            <text:p>12/30/99 12:44 P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&lt;0.000001;[.G839]+2+1/[.$H$2];[.G839]+1/[.$H$2])" office:value-type="float" office:value="13.9500000000003" calcext:value-type="float">
            <text:p>13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1]))" office:value-type="date" office:date-value="2019-10-20T12:42:39.510598" calcext:value-type="date">
            <text:p>2019-10-20 12:42:40</text:p>
          </table:table-cell>
          <table:table-cell table:style-name="ce7" table:formula="of:=[.A841]" office:value-type="date" office:date-value="2019-10-20T12:42:39.510598" calcext:value-type="date">
            <text:p>2019-10-20 12:42:40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12:42:39.51059781946" calcext:value-type="date">
            <text:p>12/30/99 12:42 P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&lt;0.000001;[.G840]+2+1/[.$H$2];[.G840]+1/[.$H$2])" office:value-type="float" office:value="13.9666666666669" calcext:value-type="float">
            <text:p>13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2]))" office:value-type="date" office:date-value="2019-10-20T13:08:13.539331" calcext:value-type="date">
            <text:p>2019-10-20 13:08:14</text:p>
          </table:table-cell>
          <table:table-cell table:style-name="ce7" table:formula="of:=[.A842]" office:value-type="date" office:date-value="2019-10-20T13:08:13.539331" calcext:value-type="date">
            <text:p>2019-10-20 13:08:14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13:08:13.53933145758" calcext:value-type="date">
            <text:p>12/30/99 01:08 P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&lt;0.000001;[.G841]+2+1/[.$H$2];[.G841]+1/[.$H$2])" office:value-type="float" office:value="13.9833333333336" calcext:value-type="float">
            <text:p>13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3]))" office:value-type="date" office:date-value="2019-10-21T12:52:24.921436" calcext:value-type="date">
            <text:p>2019-10-21 12:52:25</text:p>
          </table:table-cell>
          <table:table-cell table:style-name="ce7" table:formula="of:=[.A843]" office:value-type="date" office:date-value="2019-10-21T12:52:24.921436" calcext:value-type="date">
            <text:p>2019-10-21 12:52:25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12:52:24.9214363005" calcext:value-type="date">
            <text:p>12/30/99 12:52 P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&lt;0.000001;[.G842]+2+1/[.$H$2];[.G842]+1/[.$H$2])" office:value-type="float" office:value="14.0000000000003" calcext:value-type="float">
            <text:p>14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4]))" office:value-type="date" office:date-value="2019-10-21T12:40:13.149222" calcext:value-type="date">
            <text:p>2019-10-21 12:40:13</text:p>
          </table:table-cell>
          <table:table-cell table:style-name="ce7" table:formula="of:=[.A844]" office:value-type="date" office:date-value="2019-10-21T12:40:13.149222" calcext:value-type="date">
            <text:p>2019-10-21 12:40:13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12:40:13.14922235906" calcext:value-type="date">
            <text:p>12/30/99 12:40 P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&lt;0.000001;[.G843]+2+1/[.$H$2];[.G843]+1/[.$H$2])" office:value-type="float" office:value="14.0166666666669" calcext:value-type="float">
            <text:p>14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5]))" office:value-type="date" office:date-value="2019-10-21T12:54:47.350152" calcext:value-type="date">
            <text:p>2019-10-21 12:54:47</text:p>
          </table:table-cell>
          <table:table-cell table:style-name="ce7" table:formula="of:=[.A845]" office:value-type="date" office:date-value="2019-10-21T12:54:47.350152" calcext:value-type="date">
            <text:p>2019-10-21 12:54:47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12:54:47.35015166458" calcext:value-type="date">
            <text:p>12/30/99 12:54 P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&lt;0.000001;[.G844]+2+1/[.$H$2];[.G844]+1/[.$H$2])" office:value-type="float" office:value="14.0333333333336" calcext:value-type="float">
            <text:p>14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6]))" office:value-type="date" office:date-value="2019-10-21T13:03:22.423127" calcext:value-type="date">
            <text:p>2019-10-21 13:03:22</text:p>
          </table:table-cell>
          <table:table-cell table:style-name="ce7" table:formula="of:=[.A846]" office:value-type="date" office:date-value="2019-10-21T13:03:22.423127" calcext:value-type="date">
            <text:p>2019-10-21 13:03:22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13:03:22.42312671617" calcext:value-type="date">
            <text:p>12/30/99 01:03 P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&lt;0.000001;[.G845]+2+1/[.$H$2];[.G845]+1/[.$H$2])" office:value-type="float" office:value="14.0500000000003" calcext:value-type="float">
            <text:p>14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7]))" office:value-type="date" office:date-value="2019-10-21T12:56:16.472675" calcext:value-type="date">
            <text:p>2019-10-21 12:56:16</text:p>
          </table:table-cell>
          <table:table-cell table:style-name="ce7" table:formula="of:=[.A847]" office:value-type="date" office:date-value="2019-10-21T12:56:16.472675" calcext:value-type="date">
            <text:p>2019-10-21 12:56:16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12:56:16.47267482243" calcext:value-type="date">
            <text:p>12/30/99 12:56 P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&lt;0.000001;[.G846]+2+1/[.$H$2];[.G846]+1/[.$H$2])" office:value-type="float" office:value="14.0666666666669" calcext:value-type="float">
            <text:p>14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8]))" office:value-type="date" office:date-value="2019-10-21T12:28:53.997613" calcext:value-type="date">
            <text:p>2019-10-21 12:28:54</text:p>
          </table:table-cell>
          <table:table-cell table:style-name="ce7" table:formula="of:=[.A848]" office:value-type="date" office:date-value="2019-10-21T12:28:53.997613" calcext:value-type="date">
            <text:p>2019-10-21 12:28:54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12:28:53.99761291221" calcext:value-type="date">
            <text:p>12/30/99 12:28 P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&lt;0.000001;[.G847]+2+1/[.$H$2];[.G847]+1/[.$H$2])" office:value-type="float" office:value="14.0833333333336" calcext:value-type="float">
            <text:p>14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49]))" office:value-type="date" office:date-value="2019-10-21T13:25:59.038681" calcext:value-type="date">
            <text:p>2019-10-21 13:25:59</text:p>
          </table:table-cell>
          <table:table-cell table:style-name="ce7" table:formula="of:=[.A849]" office:value-type="date" office:date-value="2019-10-21T13:25:59.038681" calcext:value-type="date">
            <text:p>2019-10-21 13:25:59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13:25:59.03868062887" calcext:value-type="date">
            <text:p>12/30/99 01:25 P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&lt;0.000001;[.G848]+2+1/[.$H$2];[.G848]+1/[.$H$2])" office:value-type="float" office:value="14.1000000000003" calcext:value-type="float">
            <text:p>14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0]))" office:value-type="date" office:date-value="2019-10-21T13:09:04.078822" calcext:value-type="date">
            <text:p>2019-10-21 13:09:04</text:p>
          </table:table-cell>
          <table:table-cell table:style-name="ce7" table:formula="of:=[.A850]" office:value-type="date" office:date-value="2019-10-21T13:09:04.078822" calcext:value-type="date">
            <text:p>2019-10-21 13:09:04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13:09:04.07882234082" calcext:value-type="date">
            <text:p>12/30/99 01:09 P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&lt;0.000001;[.G849]+2+1/[.$H$2];[.G849]+1/[.$H$2])" office:value-type="float" office:value="14.1166666666669" calcext:value-type="float">
            <text:p>14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1]))" office:value-type="date" office:date-value="2019-10-21T13:01:12.882249" calcext:value-type="date">
            <text:p>2019-10-21 13:01:13</text:p>
          </table:table-cell>
          <table:table-cell table:style-name="ce7" table:formula="of:=[.A851]" office:value-type="date" office:date-value="2019-10-21T13:01:12.882249" calcext:value-type="date">
            <text:p>2019-10-21 13:01:13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13:01:12.88224943914" calcext:value-type="date">
            <text:p>12/30/99 01:01 P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&lt;0.000001;[.G850]+2+1/[.$H$2];[.G850]+1/[.$H$2])" office:value-type="float" office:value="14.1333333333336" calcext:value-type="float">
            <text:p>14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2]))" office:value-type="date" office:date-value="2019-10-21T12:43:25.825484" calcext:value-type="date">
            <text:p>2019-10-21 12:43:26</text:p>
          </table:table-cell>
          <table:table-cell table:style-name="ce7" table:formula="of:=[.A852]" office:value-type="date" office:date-value="2019-10-21T12:43:25.825484" calcext:value-type="date">
            <text:p>2019-10-21 12:43:26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12:43:25.82548440434" calcext:value-type="date">
            <text:p>12/30/99 12:43 P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&lt;0.000001;[.G851]+2+1/[.$H$2];[.G851]+1/[.$H$2])" office:value-type="float" office:value="14.1500000000003" calcext:value-type="float">
            <text:p>14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3]))" office:value-type="date" office:date-value="2019-10-21T13:04:58.946023" calcext:value-type="date">
            <text:p>2019-10-21 13:04:59</text:p>
          </table:table-cell>
          <table:table-cell table:style-name="ce7" table:formula="of:=[.A853]" office:value-type="date" office:date-value="2019-10-21T13:04:58.946023" calcext:value-type="date">
            <text:p>2019-10-21 13:04:59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13:04:58.94602338318" calcext:value-type="date">
            <text:p>12/30/99 01:04 P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&lt;0.000001;[.G852]+2+1/[.$H$2];[.G852]+1/[.$H$2])" office:value-type="float" office:value="14.166666666667" calcext:value-type="float">
            <text:p>14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4]))" office:value-type="date" office:date-value="2019-10-21T12:50:33.716384" calcext:value-type="date">
            <text:p>2019-10-21 12:50:34</text:p>
          </table:table-cell>
          <table:table-cell table:style-name="ce7" table:formula="of:=[.A854]" office:value-type="date" office:date-value="2019-10-21T12:50:33.716384" calcext:value-type="date">
            <text:p>2019-10-21 12:50:34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12:50:33.71638418175" calcext:value-type="date">
            <text:p>12/30/99 12:50 P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&lt;0.000001;[.G853]+2+1/[.$H$2];[.G853]+1/[.$H$2])" office:value-type="float" office:value="14.1833333333336" calcext:value-type="float">
            <text:p>14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5]))" office:value-type="date" office:date-value="2019-10-21T13:15:41.587011" calcext:value-type="date">
            <text:p>2019-10-21 13:15:42</text:p>
          </table:table-cell>
          <table:table-cell table:style-name="ce7" table:formula="of:=[.A855]" office:value-type="date" office:date-value="2019-10-21T13:15:41.587011" calcext:value-type="date">
            <text:p>2019-10-21 13:15:42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13:15:41.58701060805" calcext:value-type="date">
            <text:p>12/30/99 01:15 P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&lt;0.000001;[.G854]+2+1/[.$H$2];[.G854]+1/[.$H$2])" office:value-type="float" office:value="14.2000000000003" calcext:value-type="float">
            <text:p>14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6]))" office:value-type="date" office:date-value="2019-10-21T12:47:50.337508" calcext:value-type="date">
            <text:p>2019-10-21 12:47:50</text:p>
          </table:table-cell>
          <table:table-cell table:style-name="ce7" table:formula="of:=[.A856]" office:value-type="date" office:date-value="2019-10-21T12:47:50.337508" calcext:value-type="date">
            <text:p>2019-10-21 12:47:50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12:47:50.33750773408" calcext:value-type="date">
            <text:p>12/30/99 12:47 P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&lt;0.000001;[.G855]+2+1/[.$H$2];[.G855]+1/[.$H$2])" office:value-type="float" office:value="14.216666666667" calcext:value-type="float">
            <text:p>14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7]))" office:value-type="date" office:date-value="2019-10-21T13:13:13.134738" calcext:value-type="date">
            <text:p>2019-10-21 13:13:13</text:p>
          </table:table-cell>
          <table:table-cell table:style-name="ce7" table:formula="of:=[.A857]" office:value-type="date" office:date-value="2019-10-21T13:13:13.134738" calcext:value-type="date">
            <text:p>2019-10-21 13:13:13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13:13:13.13473796938" calcext:value-type="date">
            <text:p>12/30/99 01:13 P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&lt;0.000001;[.G856]+2+1/[.$H$2];[.G856]+1/[.$H$2])" office:value-type="float" office:value="14.2333333333336" calcext:value-type="float">
            <text:p>14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8]))" office:value-type="date" office:date-value="2019-10-21T13:08:58.520531" calcext:value-type="date">
            <text:p>2019-10-21 13:08:59</text:p>
          </table:table-cell>
          <table:table-cell table:style-name="ce7" table:formula="of:=[.A858]" office:value-type="date" office:date-value="2019-10-21T13:08:58.520531" calcext:value-type="date">
            <text:p>2019-10-21 13:08:59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13:08:58.52053110022" calcext:value-type="date">
            <text:p>12/30/99 01:08 P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&lt;0.000001;[.G857]+2+1/[.$H$2];[.G857]+1/[.$H$2])" office:value-type="float" office:value="14.2500000000003" calcext:value-type="float">
            <text:p>14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59]))" office:value-type="date" office:date-value="2019-10-21T12:56:56.000481" calcext:value-type="date">
            <text:p>2019-10-21 12:56:56</text:p>
          </table:table-cell>
          <table:table-cell table:style-name="ce7" table:formula="of:=[.A859]" office:value-type="date" office:date-value="2019-10-21T12:56:56.000481" calcext:value-type="date">
            <text:p>2019-10-21 12:56:56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12:56:56.00048106629" calcext:value-type="date">
            <text:p>12/30/99 12:56 P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&lt;0.000001;[.G858]+2+1/[.$H$2];[.G858]+1/[.$H$2])" office:value-type="float" office:value="14.266666666667" calcext:value-type="float">
            <text:p>14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0]))" office:value-type="date" office:date-value="2019-10-21T12:51:32.555689" calcext:value-type="date">
            <text:p>2019-10-21 12:51:33</text:p>
          </table:table-cell>
          <table:table-cell table:style-name="ce7" table:formula="of:=[.A860]" office:value-type="date" office:date-value="2019-10-21T12:51:32.555689" calcext:value-type="date">
            <text:p>2019-10-21 12:51:33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12:51:32.55568922963" calcext:value-type="date">
            <text:p>12/30/99 12:51 P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&lt;0.000001;[.G859]+2+1/[.$H$2];[.G859]+1/[.$H$2])" office:value-type="float" office:value="14.2833333333336" calcext:value-type="float">
            <text:p>14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1]))" office:value-type="date" office:date-value="2019-10-21T12:46:10.07435" calcext:value-type="date">
            <text:p>2019-10-21 12:46:10</text:p>
          </table:table-cell>
          <table:table-cell table:style-name="ce7" table:formula="of:=[.A861]" office:value-type="date" office:date-value="2019-10-21T12:46:10.07435" calcext:value-type="date">
            <text:p>2019-10-21 12:46:10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12:46:10.07434959523" calcext:value-type="date">
            <text:p>12/30/99 12:46 P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&lt;0.000001;[.G860]+2+1/[.$H$2];[.G860]+1/[.$H$2])" office:value-type="float" office:value="14.3000000000003" calcext:value-type="float">
            <text:p>14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2]))" office:value-type="date" office:date-value="2019-10-21T12:53:16.268744" calcext:value-type="date">
            <text:p>2019-10-21 12:53:16</text:p>
          </table:table-cell>
          <table:table-cell table:style-name="ce7" table:formula="of:=[.A862]" office:value-type="date" office:date-value="2019-10-21T12:53:16.268744" calcext:value-type="date">
            <text:p>2019-10-21 12:53:16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12:53:16.26874378882" calcext:value-type="date">
            <text:p>12/30/99 12:53 P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&lt;0.000001;[.G861]+2+1/[.$H$2];[.G861]+1/[.$H$2])" office:value-type="float" office:value="14.316666666667" calcext:value-type="float">
            <text:p>14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3]))" office:value-type="date" office:date-value="2019-10-21T12:50:13.484239" calcext:value-type="date">
            <text:p>2019-10-21 12:50:13</text:p>
          </table:table-cell>
          <table:table-cell table:style-name="ce7" table:formula="of:=[.A863]" office:value-type="date" office:date-value="2019-10-21T12:50:13.484239" calcext:value-type="date">
            <text:p>2019-10-21 12:50:13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12:50:13.48423934542" calcext:value-type="date">
            <text:p>12/30/99 12:50 P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&lt;0.000001;[.G862]+2+1/[.$H$2];[.G862]+1/[.$H$2])" office:value-type="float" office:value="14.3333333333336" calcext:value-type="float">
            <text:p>14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4]))" office:value-type="date" office:date-value="2019-10-21T13:05:02.270276" calcext:value-type="date">
            <text:p>2019-10-21 13:05:02</text:p>
          </table:table-cell>
          <table:table-cell table:style-name="ce7" table:formula="of:=[.A864]" office:value-type="date" office:date-value="2019-10-21T13:05:02.270276" calcext:value-type="date">
            <text:p>2019-10-21 13:05:02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13:05:02.27027612273" calcext:value-type="date">
            <text:p>12/30/99 01:05 P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&lt;0.000001;[.G863]+2+1/[.$H$2];[.G863]+1/[.$H$2])" office:value-type="float" office:value="14.3500000000003" calcext:value-type="float">
            <text:p>14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5]))" office:value-type="date" office:date-value="2019-10-21T12:50:53.57924" calcext:value-type="date">
            <text:p>2019-10-21 12:50:54</text:p>
          </table:table-cell>
          <table:table-cell table:style-name="ce7" table:formula="of:=[.A865]" office:value-type="date" office:date-value="2019-10-21T12:50:53.57924" calcext:value-type="date">
            <text:p>2019-10-21 12:50:54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12:50:53.57924038544" calcext:value-type="date">
            <text:p>12/30/99 12:50 P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&lt;0.000001;[.G864]+2+1/[.$H$2];[.G864]+1/[.$H$2])" office:value-type="float" office:value="14.366666666667" calcext:value-type="float">
            <text:p>14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6]))" office:value-type="date" office:date-value="2019-10-21T13:11:39.34478" calcext:value-type="date">
            <text:p>2019-10-21 13:11:39</text:p>
          </table:table-cell>
          <table:table-cell table:style-name="ce7" table:formula="of:=[.A866]" office:value-type="date" office:date-value="2019-10-21T13:11:39.34478" calcext:value-type="date">
            <text:p>2019-10-21 13:11:39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13:11:39.34478010982" calcext:value-type="date">
            <text:p>12/30/99 01:11 P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&lt;0.000001;[.G865]+2+1/[.$H$2];[.G865]+1/[.$H$2])" office:value-type="float" office:value="14.3833333333336" calcext:value-type="float">
            <text:p>14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7]))" office:value-type="date" office:date-value="2019-10-21T12:41:54.69889" calcext:value-type="date">
            <text:p>2019-10-21 12:41:55</text:p>
          </table:table-cell>
          <table:table-cell table:style-name="ce7" table:formula="of:=[.A867]" office:value-type="date" office:date-value="2019-10-21T12:41:54.69889" calcext:value-type="date">
            <text:p>2019-10-21 12:41:55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12:41:54.69889031723" calcext:value-type="date">
            <text:p>12/30/99 12:41 P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&lt;0.000001;[.G866]+2+1/[.$H$2];[.G866]+1/[.$H$2])" office:value-type="float" office:value="14.4000000000003" calcext:value-type="float">
            <text:p>14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8]))" office:value-type="date" office:date-value="2019-10-21T13:01:27.367987" calcext:value-type="date">
            <text:p>2019-10-21 13:01:27</text:p>
          </table:table-cell>
          <table:table-cell table:style-name="ce7" table:formula="of:=[.A868]" office:value-type="date" office:date-value="2019-10-21T13:01:27.367987" calcext:value-type="date">
            <text:p>2019-10-21 13:01:27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13:01:27.36798672471" calcext:value-type="date">
            <text:p>12/30/99 01:01 P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&lt;0.000001;[.G867]+2+1/[.$H$2];[.G867]+1/[.$H$2])" office:value-type="float" office:value="14.416666666667" calcext:value-type="float">
            <text:p>14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69]))" office:value-type="date" office:date-value="2019-10-21T12:59:22.391904" calcext:value-type="date">
            <text:p>2019-10-21 12:59:22</text:p>
          </table:table-cell>
          <table:table-cell table:style-name="ce7" table:formula="of:=[.A869]" office:value-type="date" office:date-value="2019-10-21T12:59:22.391904" calcext:value-type="date">
            <text:p>2019-10-21 12:59:22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12:59:22.39190439228" calcext:value-type="date">
            <text:p>12/30/99 12:59 P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&lt;0.000001;[.G868]+2+1/[.$H$2];[.G868]+1/[.$H$2])" office:value-type="float" office:value="14.4333333333336" calcext:value-type="float">
            <text:p>14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0]))" office:value-type="date" office:date-value="2019-10-21T13:02:44.627176" calcext:value-type="date">
            <text:p>2019-10-21 13:02:45</text:p>
          </table:table-cell>
          <table:table-cell table:style-name="ce7" table:formula="of:=[.A870]" office:value-type="date" office:date-value="2019-10-21T13:02:44.627176" calcext:value-type="date">
            <text:p>2019-10-21 13:02:45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13:02:44.62717589457" calcext:value-type="date">
            <text:p>12/30/99 01:02 P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&lt;0.000001;[.G869]+2+1/[.$H$2];[.G869]+1/[.$H$2])" office:value-type="float" office:value="14.4500000000003" calcext:value-type="float">
            <text:p>14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1]))" office:value-type="date" office:date-value="2019-10-21T12:55:34.102951" calcext:value-type="date">
            <text:p>2019-10-21 12:55:34</text:p>
          </table:table-cell>
          <table:table-cell table:style-name="ce7" table:formula="of:=[.A871]" office:value-type="date" office:date-value="2019-10-21T12:55:34.102951" calcext:value-type="date">
            <text:p>2019-10-21 12:55:34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12:55:34.1029514093" calcext:value-type="date">
            <text:p>12/30/99 12:55 P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&lt;0.000001;[.G870]+2+1/[.$H$2];[.G870]+1/[.$H$2])" office:value-type="float" office:value="14.466666666667" calcext:value-type="float">
            <text:p>14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2]))" office:value-type="date" office:date-value="2019-10-21T13:09:31.891197" calcext:value-type="date">
            <text:p>2019-10-21 13:09:32</text:p>
          </table:table-cell>
          <table:table-cell table:style-name="ce7" table:formula="of:=[.A872]" office:value-type="date" office:date-value="2019-10-21T13:09:31.891197" calcext:value-type="date">
            <text:p>2019-10-21 13:09:32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13:09:31.8911966309" calcext:value-type="date">
            <text:p>12/30/99 01:09 P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&lt;0.000001;[.G871]+2+1/[.$H$2];[.G871]+1/[.$H$2])" office:value-type="float" office:value="14.4833333333336" calcext:value-type="float">
            <text:p>14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3]))" office:value-type="date" office:date-value="2019-10-21T13:15:33.235435" calcext:value-type="date">
            <text:p>2019-10-21 13:15:33</text:p>
          </table:table-cell>
          <table:table-cell table:style-name="ce7" table:formula="of:=[.A873]" office:value-type="date" office:date-value="2019-10-21T13:15:33.235435" calcext:value-type="date">
            <text:p>2019-10-21 13:15:33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13:15:33.23543462902" calcext:value-type="date">
            <text:p>12/30/99 01:15 P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&lt;0.000001;[.G872]+2+1/[.$H$2];[.G872]+1/[.$H$2])" office:value-type="float" office:value="14.5000000000003" calcext:value-type="float">
            <text:p>14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4]))" office:value-type="date" office:date-value="2019-10-21T12:43:46.877851" calcext:value-type="date">
            <text:p>2019-10-21 12:43:47</text:p>
          </table:table-cell>
          <table:table-cell table:style-name="ce7" table:formula="of:=[.A874]" office:value-type="date" office:date-value="2019-10-21T12:43:46.877851" calcext:value-type="date">
            <text:p>2019-10-21 12:43:47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12:43:46.87785148155" calcext:value-type="date">
            <text:p>12/30/99 12:43 P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&lt;0.000001;[.G873]+2+1/[.$H$2];[.G873]+1/[.$H$2])" office:value-type="float" office:value="14.516666666667" calcext:value-type="float">
            <text:p>14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5]))" office:value-type="date" office:date-value="2019-10-21T12:43:28.486713" calcext:value-type="date">
            <text:p>2019-10-21 12:43:28</text:p>
          </table:table-cell>
          <table:table-cell table:style-name="ce7" table:formula="of:=[.A875]" office:value-type="date" office:date-value="2019-10-21T12:43:28.486713" calcext:value-type="date">
            <text:p>2019-10-21 12:43:28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12:43:28.4867126774" calcext:value-type="date">
            <text:p>12/30/99 12:43 P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&lt;0.000001;[.G874]+2+1/[.$H$2];[.G874]+1/[.$H$2])" office:value-type="float" office:value="14.5333333333336" calcext:value-type="float">
            <text:p>14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6]))" office:value-type="date" office:date-value="2019-10-21T13:01:40.098482" calcext:value-type="date">
            <text:p>2019-10-21 13:01:40</text:p>
          </table:table-cell>
          <table:table-cell table:style-name="ce7" table:formula="of:=[.A876]" office:value-type="date" office:date-value="2019-10-21T13:01:40.098482" calcext:value-type="date">
            <text:p>2019-10-21 13:01:40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13:01:40.09848244954" calcext:value-type="date">
            <text:p>12/30/99 01:01 P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&lt;0.000001;[.G875]+2+1/[.$H$2];[.G875]+1/[.$H$2])" office:value-type="float" office:value="14.5500000000003" calcext:value-type="float">
            <text:p>14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7]))" office:value-type="date" office:date-value="2019-10-21T13:10:48.158998" calcext:value-type="date">
            <text:p>2019-10-21 13:10:48</text:p>
          </table:table-cell>
          <table:table-cell table:style-name="ce7" table:formula="of:=[.A877]" office:value-type="date" office:date-value="2019-10-21T13:10:48.158998" calcext:value-type="date">
            <text:p>2019-10-21 13:10:48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13:10:48.1589979725" calcext:value-type="date">
            <text:p>12/30/99 01:10 P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&lt;0.000001;[.G876]+2+1/[.$H$2];[.G876]+1/[.$H$2])" office:value-type="float" office:value="14.566666666667" calcext:value-type="float">
            <text:p>14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8]))" office:value-type="date" office:date-value="2019-10-21T12:42:46.852004" calcext:value-type="date">
            <text:p>2019-10-21 12:42:47</text:p>
          </table:table-cell>
          <table:table-cell table:style-name="ce7" table:formula="of:=[.A878]" office:value-type="date" office:date-value="2019-10-21T12:42:46.852004" calcext:value-type="date">
            <text:p>2019-10-21 12:42:47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2:42:46.85200401116" calcext:value-type="date">
            <text:p>12/30/99 12:42 P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&lt;0.000001;[.G877]+2+1/[.$H$2];[.G877]+1/[.$H$2])" office:value-type="float" office:value="14.5833333333336" calcext:value-type="float">
            <text:p>14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79]))" office:value-type="date" office:date-value="2019-10-21T13:04:11.023707" calcext:value-type="date">
            <text:p>2019-10-21 13:04:11</text:p>
          </table:table-cell>
          <table:table-cell table:style-name="ce7" table:formula="of:=[.A879]" office:value-type="date" office:date-value="2019-10-21T13:04:11.023707" calcext:value-type="date">
            <text:p>2019-10-21 13:04:11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13:04:11.02370737586" calcext:value-type="date">
            <text:p>12/30/99 01:04 P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&lt;0.000001;[.G878]+2+1/[.$H$2];[.G878]+1/[.$H$2])" office:value-type="float" office:value="14.6000000000003" calcext:value-type="float">
            <text:p>14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0]))" office:value-type="date" office:date-value="2019-10-21T12:46:24.112188" calcext:value-type="date">
            <text:p>2019-10-21 12:46:24</text:p>
          </table:table-cell>
          <table:table-cell table:style-name="ce7" table:formula="of:=[.A880]" office:value-type="date" office:date-value="2019-10-21T12:46:24.112188" calcext:value-type="date">
            <text:p>2019-10-21 12:46:24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12:46:24.11218773108" calcext:value-type="date">
            <text:p>12/30/99 12:46 P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&lt;0.000001;[.G879]+2+1/[.$H$2];[.G879]+1/[.$H$2])" office:value-type="float" office:value="14.616666666667" calcext:value-type="float">
            <text:p>14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1]))" office:value-type="date" office:date-value="2019-10-21T13:03:36.330943" calcext:value-type="date">
            <text:p>2019-10-21 13:03:36</text:p>
          </table:table-cell>
          <table:table-cell table:style-name="ce7" table:formula="of:=[.A881]" office:value-type="date" office:date-value="2019-10-21T13:03:36.330943" calcext:value-type="date">
            <text:p>2019-10-21 13:03:36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13:03:36.33094330318" calcext:value-type="date">
            <text:p>12/30/99 01:03 P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&lt;0.000001;[.G880]+2+1/[.$H$2];[.G880]+1/[.$H$2])" office:value-type="float" office:value="14.6333333333336" calcext:value-type="float">
            <text:p>14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2]))" office:value-type="date" office:date-value="2019-10-21T13:09:34.698067" calcext:value-type="date">
            <text:p>2019-10-21 13:09:35</text:p>
          </table:table-cell>
          <table:table-cell table:style-name="ce7" table:formula="of:=[.A882]" office:value-type="date" office:date-value="2019-10-21T13:09:34.698067" calcext:value-type="date">
            <text:p>2019-10-21 13:09:35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13:09:34.69806696754" calcext:value-type="date">
            <text:p>12/30/99 01:09 P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&lt;0.000001;[.G881]+2+1/[.$H$2];[.G881]+1/[.$H$2])" office:value-type="float" office:value="14.6500000000003" calcext:value-type="float">
            <text:p>14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3]))" office:value-type="date" office:date-value="2019-10-21T13:02:41.180977" calcext:value-type="date">
            <text:p>2019-10-21 13:02:41</text:p>
          </table:table-cell>
          <table:table-cell table:style-name="ce7" table:formula="of:=[.A883]" office:value-type="date" office:date-value="2019-10-21T13:02:41.180977" calcext:value-type="date">
            <text:p>2019-10-21 13:02:41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13:02:41.18097652216" calcext:value-type="date">
            <text:p>12/30/99 01:02 P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&lt;0.000001;[.G882]+2+1/[.$H$2];[.G882]+1/[.$H$2])" office:value-type="float" office:value="14.666666666667" calcext:value-type="float">
            <text:p>14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4]))" office:value-type="date" office:date-value="2019-10-21T12:37:51.605605" calcext:value-type="date">
            <text:p>2019-10-21 12:37:52</text:p>
          </table:table-cell>
          <table:table-cell table:style-name="ce7" table:formula="of:=[.A884]" office:value-type="date" office:date-value="2019-10-21T12:37:51.605605" calcext:value-type="date">
            <text:p>2019-10-21 12:37:52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12:37:51.60560453776" calcext:value-type="date">
            <text:p>12/30/99 12:37 P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&lt;0.000001;[.G883]+2+1/[.$H$2];[.G883]+1/[.$H$2])" office:value-type="float" office:value="14.6833333333336" calcext:value-type="float">
            <text:p>14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5]))" office:value-type="date" office:date-value="2019-10-21T13:30:21.048136" calcext:value-type="date">
            <text:p>2019-10-21 13:30:21</text:p>
          </table:table-cell>
          <table:table-cell table:style-name="ce7" table:formula="of:=[.A885]" office:value-type="date" office:date-value="2019-10-21T13:30:21.048136" calcext:value-type="date">
            <text:p>2019-10-21 13:30:21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13:30:21.04813631158" calcext:value-type="date">
            <text:p>12/30/99 01:30 P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&lt;0.000001;[.G884]+2+1/[.$H$2];[.G884]+1/[.$H$2])" office:value-type="float" office:value="14.7000000000003" calcext:value-type="float">
            <text:p>14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6]))" office:value-type="date" office:date-value="2019-10-21T13:15:53.159405" calcext:value-type="date">
            <text:p>2019-10-21 13:15:53</text:p>
          </table:table-cell>
          <table:table-cell table:style-name="ce7" table:formula="of:=[.A886]" office:value-type="date" office:date-value="2019-10-21T13:15:53.159405" calcext:value-type="date">
            <text:p>2019-10-21 13:15:53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13:15:53.15940496512" calcext:value-type="date">
            <text:p>12/30/99 01:15 P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&lt;0.000001;[.G885]+2+1/[.$H$2];[.G885]+1/[.$H$2])" office:value-type="float" office:value="14.716666666667" calcext:value-type="float">
            <text:p>14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7]))" office:value-type="date" office:date-value="2019-10-21T12:57:35.651892" calcext:value-type="date">
            <text:p>2019-10-21 12:57:36</text:p>
          </table:table-cell>
          <table:table-cell table:style-name="ce7" table:formula="of:=[.A887]" office:value-type="date" office:date-value="2019-10-21T12:57:35.651892" calcext:value-type="date">
            <text:p>2019-10-21 12:57:36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12:57:35.65189230256" calcext:value-type="date">
            <text:p>12/30/99 12:57 P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&lt;0.000001;[.G886]+2+1/[.$H$2];[.G886]+1/[.$H$2])" office:value-type="float" office:value="14.7333333333336" calcext:value-type="float">
            <text:p>14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8]))" office:value-type="date" office:date-value="2019-10-21T12:45:50.775102" calcext:value-type="date">
            <text:p>2019-10-21 12:45:51</text:p>
          </table:table-cell>
          <table:table-cell table:style-name="ce7" table:formula="of:=[.A888]" office:value-type="date" office:date-value="2019-10-21T12:45:50.775102" calcext:value-type="date">
            <text:p>2019-10-21 12:45:51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12:45:50.77510178089" calcext:value-type="date">
            <text:p>12/30/99 12:45 P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&lt;0.000001;[.G887]+2+1/[.$H$2];[.G887]+1/[.$H$2])" office:value-type="float" office:value="14.7500000000003" calcext:value-type="float">
            <text:p>14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89]))" office:value-type="date" office:date-value="2019-10-21T13:24:09.56225" calcext:value-type="date">
            <text:p>2019-10-21 13:24:10</text:p>
          </table:table-cell>
          <table:table-cell table:style-name="ce7" table:formula="of:=[.A889]" office:value-type="date" office:date-value="2019-10-21T13:24:09.56225" calcext:value-type="date">
            <text:p>2019-10-21 13:24:10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13:24:09.5622495655" calcext:value-type="date">
            <text:p>12/30/99 01:24 P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&lt;0.000001;[.G888]+2+1/[.$H$2];[.G888]+1/[.$H$2])" office:value-type="float" office:value="14.766666666667" calcext:value-type="float">
            <text:p>14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0]))" office:value-type="date" office:date-value="2019-10-21T13:34:55.68907" calcext:value-type="date">
            <text:p>2019-10-21 13:34:56</text:p>
          </table:table-cell>
          <table:table-cell table:style-name="ce7" table:formula="of:=[.A890]" office:value-type="date" office:date-value="2019-10-21T13:34:55.68907" calcext:value-type="date">
            <text:p>2019-10-21 13:34:56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13:34:55.68906957284" calcext:value-type="date">
            <text:p>12/30/99 01:34 P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&lt;0.000001;[.G889]+2+1/[.$H$2];[.G889]+1/[.$H$2])" office:value-type="float" office:value="14.7833333333336" calcext:value-type="float">
            <text:p>14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1]))" office:value-type="date" office:date-value="2019-10-21T12:35:39.154553" calcext:value-type="date">
            <text:p>2019-10-21 12:35:39</text:p>
          </table:table-cell>
          <table:table-cell table:style-name="ce7" table:formula="of:=[.A891]" office:value-type="date" office:date-value="2019-10-21T12:35:39.154553" calcext:value-type="date">
            <text:p>2019-10-21 12:35:39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12:35:39.15455332026" calcext:value-type="date">
            <text:p>12/30/99 12:35 P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&lt;0.000001;[.G890]+2+1/[.$H$2];[.G890]+1/[.$H$2])" office:value-type="float" office:value="14.8000000000003" calcext:value-type="float">
            <text:p>14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2]))" office:value-type="date" office:date-value="2019-10-21T12:43:24.472553" calcext:value-type="date">
            <text:p>2019-10-21 12:43:24</text:p>
          </table:table-cell>
          <table:table-cell table:style-name="ce7" table:formula="of:=[.A892]" office:value-type="date" office:date-value="2019-10-21T12:43:24.472553" calcext:value-type="date">
            <text:p>2019-10-21 12:43:24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12:43:24.47255345061" calcext:value-type="date">
            <text:p>12/30/99 12:43 P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&lt;0.000001;[.G891]+2+1/[.$H$2];[.G891]+1/[.$H$2])" office:value-type="float" office:value="14.816666666667" calcext:value-type="float">
            <text:p>14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3]))" office:value-type="date" office:date-value="2019-10-21T12:37:18.444993" calcext:value-type="date">
            <text:p>2019-10-21 12:37:18</text:p>
          </table:table-cell>
          <table:table-cell table:style-name="ce7" table:formula="of:=[.A893]" office:value-type="date" office:date-value="2019-10-21T12:37:18.444993" calcext:value-type="date">
            <text:p>2019-10-21 12:37:18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12:37:18.44499306288" calcext:value-type="date">
            <text:p>12/30/99 12:37 P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&lt;0.000001;[.G892]+2+1/[.$H$2];[.G892]+1/[.$H$2])" office:value-type="float" office:value="14.8333333333336" calcext:value-type="float">
            <text:p>14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4]))" office:value-type="date" office:date-value="2019-10-21T13:09:26.541909" calcext:value-type="date">
            <text:p>2019-10-21 13:09:27</text:p>
          </table:table-cell>
          <table:table-cell table:style-name="ce7" table:formula="of:=[.A894]" office:value-type="date" office:date-value="2019-10-21T13:09:26.541909" calcext:value-type="date">
            <text:p>2019-10-21 13:09:27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13:09:26.54190898407" calcext:value-type="date">
            <text:p>12/30/99 01:09 P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&lt;0.000001;[.G893]+2+1/[.$H$2];[.G893]+1/[.$H$2])" office:value-type="float" office:value="14.8500000000003" calcext:value-type="float">
            <text:p>14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5]))" office:value-type="date" office:date-value="2019-10-21T13:05:50.391585" calcext:value-type="date">
            <text:p>2019-10-21 13:05:50</text:p>
          </table:table-cell>
          <table:table-cell table:style-name="ce7" table:formula="of:=[.A895]" office:value-type="date" office:date-value="2019-10-21T13:05:50.391585" calcext:value-type="date">
            <text:p>2019-10-21 13:05:50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13:05:50.39158521686" calcext:value-type="date">
            <text:p>12/30/99 01:05 P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&lt;0.000001;[.G894]+2+1/[.$H$2];[.G894]+1/[.$H$2])" office:value-type="float" office:value="14.866666666667" calcext:value-type="float">
            <text:p>14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6]))" office:value-type="date" office:date-value="2019-10-21T12:54:31.1497" calcext:value-type="date">
            <text:p>2019-10-21 12:54:31</text:p>
          </table:table-cell>
          <table:table-cell table:style-name="ce7" table:formula="of:=[.A896]" office:value-type="date" office:date-value="2019-10-21T12:54:31.1497" calcext:value-type="date">
            <text:p>2019-10-21 12:54:31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12:54:31.14969952963" calcext:value-type="date">
            <text:p>12/30/99 12:54 P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&lt;0.000001;[.G895]+2+1/[.$H$2];[.G895]+1/[.$H$2])" office:value-type="float" office:value="14.8833333333337" calcext:value-type="float">
            <text:p>14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7]))" office:value-type="date" office:date-value="2019-10-21T13:05:40.293358" calcext:value-type="date">
            <text:p>2019-10-21 13:05:40</text:p>
          </table:table-cell>
          <table:table-cell table:style-name="ce7" table:formula="of:=[.A897]" office:value-type="date" office:date-value="2019-10-21T13:05:40.293358" calcext:value-type="date">
            <text:p>2019-10-21 13:05:40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13:05:40.29335808009" calcext:value-type="date">
            <text:p>12/30/99 01:05 P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&lt;0.000001;[.G896]+2+1/[.$H$2];[.G896]+1/[.$H$2])" office:value-type="float" office:value="14.9000000000003" calcext:value-type="float">
            <text:p>14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8]))" office:value-type="date" office:date-value="2019-10-21T12:42:24.219262" calcext:value-type="date">
            <text:p>2019-10-21 12:42:24</text:p>
          </table:table-cell>
          <table:table-cell table:style-name="ce7" table:formula="of:=[.A898]" office:value-type="date" office:date-value="2019-10-21T12:42:24.219262" calcext:value-type="date">
            <text:p>2019-10-21 12:42:24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12:42:24.21926240902" calcext:value-type="date">
            <text:p>12/30/99 12:42 P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&lt;0.000001;[.G897]+2+1/[.$H$2];[.G897]+1/[.$H$2])" office:value-type="float" office:value="14.916666666667" calcext:value-type="float">
            <text:p>14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899]))" office:value-type="date" office:date-value="2019-10-21T13:08:27.398906" calcext:value-type="date">
            <text:p>2019-10-21 13:08:27</text:p>
          </table:table-cell>
          <table:table-cell table:style-name="ce7" table:formula="of:=[.A899]" office:value-type="date" office:date-value="2019-10-21T13:08:27.398906" calcext:value-type="date">
            <text:p>2019-10-21 13:08:27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13:08:27.39890600089" calcext:value-type="date">
            <text:p>12/30/99 01:08 P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&lt;0.000001;[.G898]+2+1/[.$H$2];[.G898]+1/[.$H$2])" office:value-type="float" office:value="14.9333333333337" calcext:value-type="float">
            <text:p>14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0]))" office:value-type="date" office:date-value="2019-10-21T12:49:43.195214" calcext:value-type="date">
            <text:p>2019-10-21 12:49:43</text:p>
          </table:table-cell>
          <table:table-cell table:style-name="ce7" table:formula="of:=[.A900]" office:value-type="date" office:date-value="2019-10-21T12:49:43.195214" calcext:value-type="date">
            <text:p>2019-10-21 12:49:43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12:49:43.19521383382" calcext:value-type="date">
            <text:p>12/30/99 12:49 P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&lt;0.000001;[.G899]+2+1/[.$H$2];[.G899]+1/[.$H$2])" office:value-type="float" office:value="14.9500000000003" calcext:value-type="float">
            <text:p>14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1]))" office:value-type="date" office:date-value="2019-10-21T13:11:36.777397" calcext:value-type="date">
            <text:p>2019-10-21 13:11:37</text:p>
          </table:table-cell>
          <table:table-cell table:style-name="ce7" table:formula="of:=[.A901]" office:value-type="date" office:date-value="2019-10-21T13:11:36.777397" calcext:value-type="date">
            <text:p>2019-10-21 13:11:37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13:11:36.77739688195" calcext:value-type="date">
            <text:p>12/30/99 01:11 P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&lt;0.000001;[.G900]+2+1/[.$H$2];[.G900]+1/[.$H$2])" office:value-type="float" office:value="14.966666666667" calcext:value-type="float">
            <text:p>14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2]))" office:value-type="date" office:date-value="2019-10-21T12:57:06.38367" calcext:value-type="date">
            <text:p>2019-10-21 12:57:06</text:p>
          </table:table-cell>
          <table:table-cell table:style-name="ce7" table:formula="of:=[.A902]" office:value-type="date" office:date-value="2019-10-21T12:57:06.38367" calcext:value-type="date">
            <text:p>2019-10-21 12:57:06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12:57:06.38367007021" calcext:value-type="date">
            <text:p>12/30/99 12:57 P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&lt;0.000001;[.G901]+2+1/[.$H$2];[.G901]+1/[.$H$2])" office:value-type="float" office:value="14.9833333333337" calcext:value-type="float">
            <text:p>14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3]))" office:value-type="date" office:date-value="2019-10-22T12:57:25.602817" calcext:value-type="date">
            <text:p>2019-10-22 12:57:26</text:p>
          </table:table-cell>
          <table:table-cell table:style-name="ce7" table:formula="of:=[.A903]" office:value-type="date" office:date-value="2019-10-22T12:57:25.602817" calcext:value-type="date">
            <text:p>2019-10-22 12:57:26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12:57:25.60281748418" calcext:value-type="date">
            <text:p>12/30/99 12:57 P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&lt;0.000001;[.G902]+2+1/[.$H$2];[.G902]+1/[.$H$2])" office:value-type="float" office:value="15.0000000000003" calcext:value-type="float">
            <text:p>15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4]))" office:value-type="date" office:date-value="2019-10-22T13:33:28.837416" calcext:value-type="date">
            <text:p>2019-10-22 13:33:29</text:p>
          </table:table-cell>
          <table:table-cell table:style-name="ce7" table:formula="of:=[.A904]" office:value-type="date" office:date-value="2019-10-22T13:33:28.837416" calcext:value-type="date">
            <text:p>2019-10-22 13:33:29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13:33:28.83741583675" calcext:value-type="date">
            <text:p>12/30/99 01:33 P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&lt;0.000001;[.G903]+2+1/[.$H$2];[.G903]+1/[.$H$2])" office:value-type="float" office:value="15.016666666667" calcext:value-type="float">
            <text:p>15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5]))" office:value-type="date" office:date-value="2019-10-22T13:11:58.519833" calcext:value-type="date">
            <text:p>2019-10-22 13:11:59</text:p>
          </table:table-cell>
          <table:table-cell table:style-name="ce7" table:formula="of:=[.A905]" office:value-type="date" office:date-value="2019-10-22T13:11:58.519833" calcext:value-type="date">
            <text:p>2019-10-22 13:11:59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13:11:58.51983263623" calcext:value-type="date">
            <text:p>12/30/99 01:11 P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&lt;0.000001;[.G904]+2+1/[.$H$2];[.G904]+1/[.$H$2])" office:value-type="float" office:value="15.0333333333337" calcext:value-type="float">
            <text:p>15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6]))" office:value-type="date" office:date-value="2019-10-22T13:13:17.653627" calcext:value-type="date">
            <text:p>2019-10-22 13:13:18</text:p>
          </table:table-cell>
          <table:table-cell table:style-name="ce7" table:formula="of:=[.A906]" office:value-type="date" office:date-value="2019-10-22T13:13:17.653627" calcext:value-type="date">
            <text:p>2019-10-22 13:13:18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13:13:17.65362690669" calcext:value-type="date">
            <text:p>12/30/99 01:13 P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&lt;0.000001;[.G905]+2+1/[.$H$2];[.G905]+1/[.$H$2])" office:value-type="float" office:value="15.0500000000003" calcext:value-type="float">
            <text:p>15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7]))" office:value-type="date" office:date-value="2019-10-22T13:08:03.907782" calcext:value-type="date">
            <text:p>2019-10-22 13:08:04</text:p>
          </table:table-cell>
          <table:table-cell table:style-name="ce7" table:formula="of:=[.A907]" office:value-type="date" office:date-value="2019-10-22T13:08:03.907782" calcext:value-type="date">
            <text:p>2019-10-22 13:08:04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13:08:03.90778165776" calcext:value-type="date">
            <text:p>12/30/99 01:08 P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&lt;0.000001;[.G906]+2+1/[.$H$2];[.G906]+1/[.$H$2])" office:value-type="float" office:value="15.066666666667" calcext:value-type="float">
            <text:p>15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8]))" office:value-type="date" office:date-value="2019-10-22T13:11:21.173545" calcext:value-type="date">
            <text:p>2019-10-22 13:11:21</text:p>
          </table:table-cell>
          <table:table-cell table:style-name="ce7" table:formula="of:=[.A908]" office:value-type="date" office:date-value="2019-10-22T13:11:21.173545" calcext:value-type="date">
            <text:p>2019-10-22 13:11:21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13:11:21.17354493588" calcext:value-type="date">
            <text:p>12/30/99 01:11 P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&lt;0.000001;[.G907]+2+1/[.$H$2];[.G907]+1/[.$H$2])" office:value-type="float" office:value="15.0833333333337" calcext:value-type="float">
            <text:p>15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09]))" office:value-type="date" office:date-value="2019-10-22T12:56:48.12438" calcext:value-type="date">
            <text:p>2019-10-22 12:56:48</text:p>
          </table:table-cell>
          <table:table-cell table:style-name="ce7" table:formula="of:=[.A909]" office:value-type="date" office:date-value="2019-10-22T12:56:48.12438" calcext:value-type="date">
            <text:p>2019-10-22 12:56:48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12:56:48.12437965069" calcext:value-type="date">
            <text:p>12/30/99 12:56 P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&lt;0.000001;[.G908]+2+1/[.$H$2];[.G908]+1/[.$H$2])" office:value-type="float" office:value="15.1000000000003" calcext:value-type="float">
            <text:p>15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0]))" office:value-type="date" office:date-value="2019-10-22T13:07:30.954157" calcext:value-type="date">
            <text:p>2019-10-22 13:07:31</text:p>
          </table:table-cell>
          <table:table-cell table:style-name="ce7" table:formula="of:=[.A910]" office:value-type="date" office:date-value="2019-10-22T13:07:30.954157" calcext:value-type="date">
            <text:p>2019-10-22 13:07:31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13:07:30.95415709075" calcext:value-type="date">
            <text:p>12/30/99 01:07 P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&lt;0.000001;[.G909]+2+1/[.$H$2];[.G909]+1/[.$H$2])" office:value-type="float" office:value="15.116666666667" calcext:value-type="float">
            <text:p>15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1]))" office:value-type="date" office:date-value="2019-10-22T13:08:52.853293" calcext:value-type="date">
            <text:p>2019-10-22 13:08:53</text:p>
          </table:table-cell>
          <table:table-cell table:style-name="ce7" table:formula="of:=[.A911]" office:value-type="date" office:date-value="2019-10-22T13:08:52.853293" calcext:value-type="date">
            <text:p>2019-10-22 13:08:53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13:08:52.85329292994" calcext:value-type="date">
            <text:p>12/30/99 01:08 P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&lt;0.000001;[.G910]+2+1/[.$H$2];[.G910]+1/[.$H$2])" office:value-type="float" office:value="15.1333333333337" calcext:value-type="float">
            <text:p>15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2]))" office:value-type="date" office:date-value="2019-10-22T13:22:29.124812" calcext:value-type="date">
            <text:p>2019-10-22 13:22:29</text:p>
          </table:table-cell>
          <table:table-cell table:style-name="ce7" table:formula="of:=[.A912]" office:value-type="date" office:date-value="2019-10-22T13:22:29.124812" calcext:value-type="date">
            <text:p>2019-10-22 13:22:29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13:22:29.12481217179" calcext:value-type="date">
            <text:p>12/30/99 01:22 P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&lt;0.000001;[.G911]+2+1/[.$H$2];[.G911]+1/[.$H$2])" office:value-type="float" office:value="15.1500000000003" calcext:value-type="float">
            <text:p>15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3]))" office:value-type="date" office:date-value="2019-10-22T13:13:39.397558" calcext:value-type="date">
            <text:p>2019-10-22 13:13:39</text:p>
          </table:table-cell>
          <table:table-cell table:style-name="ce7" table:formula="of:=[.A913]" office:value-type="date" office:date-value="2019-10-22T13:13:39.397558" calcext:value-type="date">
            <text:p>2019-10-22 13:13:39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13:13:39.39755757339" calcext:value-type="date">
            <text:p>12/30/99 01:13 P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&lt;0.000001;[.G912]+2+1/[.$H$2];[.G912]+1/[.$H$2])" office:value-type="float" office:value="15.166666666667" calcext:value-type="float">
            <text:p>15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4]))" office:value-type="date" office:date-value="2019-10-22T12:55:32.996662" calcext:value-type="date">
            <text:p>2019-10-22 12:55:33</text:p>
          </table:table-cell>
          <table:table-cell table:style-name="ce7" table:formula="of:=[.A914]" office:value-type="date" office:date-value="2019-10-22T12:55:32.996662" calcext:value-type="date">
            <text:p>2019-10-22 12:55:33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12:55:32.9966615187" calcext:value-type="date">
            <text:p>12/30/99 12:55 P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&lt;0.000001;[.G913]+2+1/[.$H$2];[.G913]+1/[.$H$2])" office:value-type="float" office:value="15.1833333333337" calcext:value-type="float">
            <text:p>15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5]))" office:value-type="date" office:date-value="2019-10-22T13:04:09.235247" calcext:value-type="date">
            <text:p>2019-10-22 13:04:09</text:p>
          </table:table-cell>
          <table:table-cell table:style-name="ce7" table:formula="of:=[.A915]" office:value-type="date" office:date-value="2019-10-22T13:04:09.235247" calcext:value-type="date">
            <text:p>2019-10-22 13:04:09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13:04:09.23524707556" calcext:value-type="date">
            <text:p>12/30/99 01:04 P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&lt;0.000001;[.G914]+2+1/[.$H$2];[.G914]+1/[.$H$2])" office:value-type="float" office:value="15.2000000000003" calcext:value-type="float">
            <text:p>15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6]))" office:value-type="date" office:date-value="2019-10-22T12:52:55.409606" calcext:value-type="date">
            <text:p>2019-10-22 12:52:55</text:p>
          </table:table-cell>
          <table:table-cell table:style-name="ce7" table:formula="of:=[.A916]" office:value-type="date" office:date-value="2019-10-22T12:52:55.409606" calcext:value-type="date">
            <text:p>2019-10-22 12:52:55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12:52:55.40960640181" calcext:value-type="date">
            <text:p>12/30/99 12:52 P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&lt;0.000001;[.G915]+2+1/[.$H$2];[.G915]+1/[.$H$2])" office:value-type="float" office:value="15.216666666667" calcext:value-type="float">
            <text:p>15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7]))" office:value-type="date" office:date-value="2019-10-22T13:00:08.996792" calcext:value-type="date">
            <text:p>2019-10-22 13:00:09</text:p>
          </table:table-cell>
          <table:table-cell table:style-name="ce7" table:formula="of:=[.A917]" office:value-type="date" office:date-value="2019-10-22T13:00:08.996792" calcext:value-type="date">
            <text:p>2019-10-22 13:00:09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3:00:08.99679204449" calcext:value-type="date">
            <text:p>12/30/99 01:00 P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&lt;0.000001;[.G916]+2+1/[.$H$2];[.G916]+1/[.$H$2])" office:value-type="float" office:value="15.2333333333337" calcext:value-type="float">
            <text:p>15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8]))" office:value-type="date" office:date-value="2019-10-22T13:15:48.907397" calcext:value-type="date">
            <text:p>2019-10-22 13:15:49</text:p>
          </table:table-cell>
          <table:table-cell table:style-name="ce7" table:formula="of:=[.A918]" office:value-type="date" office:date-value="2019-10-22T13:15:48.907397" calcext:value-type="date">
            <text:p>2019-10-22 13:15:49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13:15:48.90739687253" calcext:value-type="date">
            <text:p>12/30/99 01:15 P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&lt;0.000001;[.G917]+2+1/[.$H$2];[.G917]+1/[.$H$2])" office:value-type="float" office:value="15.2500000000003" calcext:value-type="float">
            <text:p>15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19]))" office:value-type="date" office:date-value="2019-10-22T12:50:36.223948" calcext:value-type="date">
            <text:p>2019-10-22 12:50:36</text:p>
          </table:table-cell>
          <table:table-cell table:style-name="ce7" table:formula="of:=[.A919]" office:value-type="date" office:date-value="2019-10-22T12:50:36.223948" calcext:value-type="date">
            <text:p>2019-10-22 12:50:36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12:50:36.22394765262" calcext:value-type="date">
            <text:p>12/30/99 12:50 P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&lt;0.000001;[.G918]+2+1/[.$H$2];[.G918]+1/[.$H$2])" office:value-type="float" office:value="15.266666666667" calcext:value-type="float">
            <text:p>15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0]))" office:value-type="date" office:date-value="2019-10-22T13:10:24.402993" calcext:value-type="date">
            <text:p>2019-10-22 13:10:24</text:p>
          </table:table-cell>
          <table:table-cell table:style-name="ce7" table:formula="of:=[.A920]" office:value-type="date" office:date-value="2019-10-22T13:10:24.402993" calcext:value-type="date">
            <text:p>2019-10-22 13:10:24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13:10:24.40299312584" calcext:value-type="date">
            <text:p>12/30/99 01:10 P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&lt;0.000001;[.G919]+2+1/[.$H$2];[.G919]+1/[.$H$2])" office:value-type="float" office:value="15.2833333333337" calcext:value-type="float">
            <text:p>15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1]))" office:value-type="date" office:date-value="2019-10-22T13:21:34.627302" calcext:value-type="date">
            <text:p>2019-10-22 13:21:35</text:p>
          </table:table-cell>
          <table:table-cell table:style-name="ce7" table:formula="of:=[.A921]" office:value-type="date" office:date-value="2019-10-22T13:21:34.627302" calcext:value-type="date">
            <text:p>2019-10-22 13:21:35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13:21:34.62730237283" calcext:value-type="date">
            <text:p>12/30/99 01:21 P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&lt;0.000001;[.G920]+2+1/[.$H$2];[.G920]+1/[.$H$2])" office:value-type="float" office:value="15.3000000000003" calcext:value-type="float">
            <text:p>15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2]))" office:value-type="date" office:date-value="2019-10-22T12:53:52.736545" calcext:value-type="date">
            <text:p>2019-10-22 12:53:53</text:p>
          </table:table-cell>
          <table:table-cell table:style-name="ce7" table:formula="of:=[.A922]" office:value-type="date" office:date-value="2019-10-22T12:53:52.736545" calcext:value-type="date">
            <text:p>2019-10-22 12:53:53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12:53:52.73654538207" calcext:value-type="date">
            <text:p>12/30/99 12:53 P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&lt;0.000001;[.G921]+2+1/[.$H$2];[.G921]+1/[.$H$2])" office:value-type="float" office:value="15.316666666667" calcext:value-type="float">
            <text:p>15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3]))" office:value-type="date" office:date-value="2019-10-22T13:08:05.163827" calcext:value-type="date">
            <text:p>2019-10-22 13:08:05</text:p>
          </table:table-cell>
          <table:table-cell table:style-name="ce7" table:formula="of:=[.A923]" office:value-type="date" office:date-value="2019-10-22T13:08:05.163827" calcext:value-type="date">
            <text:p>2019-10-22 13:08:05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13:08:05.16382745001" calcext:value-type="date">
            <text:p>12/30/99 01:08 P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&lt;0.000001;[.G922]+2+1/[.$H$2];[.G922]+1/[.$H$2])" office:value-type="float" office:value="15.3333333333337" calcext:value-type="float">
            <text:p>15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4]))" office:value-type="date" office:date-value="2019-10-22T13:28:52.290389" calcext:value-type="date">
            <text:p>2019-10-22 13:28:52</text:p>
          </table:table-cell>
          <table:table-cell table:style-name="ce7" table:formula="of:=[.A924]" office:value-type="date" office:date-value="2019-10-22T13:28:52.290389" calcext:value-type="date">
            <text:p>2019-10-22 13:28:52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13:28:52.2903893888" calcext:value-type="date">
            <text:p>12/30/99 01:28 P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&lt;0.000001;[.G923]+2+1/[.$H$2];[.G923]+1/[.$H$2])" office:value-type="float" office:value="15.3500000000003" calcext:value-type="float">
            <text:p>15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5]))" office:value-type="date" office:date-value="2019-10-22T12:47:38.495558" calcext:value-type="date">
            <text:p>2019-10-22 12:47:38</text:p>
          </table:table-cell>
          <table:table-cell table:style-name="ce7" table:formula="of:=[.A925]" office:value-type="date" office:date-value="2019-10-22T12:47:38.495558" calcext:value-type="date">
            <text:p>2019-10-22 12:47:38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12:47:38.49555828609" calcext:value-type="date">
            <text:p>12/30/99 12:47 P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&lt;0.000001;[.G924]+2+1/[.$H$2];[.G924]+1/[.$H$2])" office:value-type="float" office:value="15.366666666667" calcext:value-type="float">
            <text:p>15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6]))" office:value-type="date" office:date-value="2019-10-22T12:37:20.221104" calcext:value-type="date">
            <text:p>2019-10-22 12:37:20</text:p>
          </table:table-cell>
          <table:table-cell table:style-name="ce7" table:formula="of:=[.A926]" office:value-type="date" office:date-value="2019-10-22T12:37:20.221104" calcext:value-type="date">
            <text:p>2019-10-22 12:37:20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12:37:20.22110367659" calcext:value-type="date">
            <text:p>12/30/99 12:37 P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&lt;0.000001;[.G925]+2+1/[.$H$2];[.G925]+1/[.$H$2])" office:value-type="float" office:value="15.3833333333337" calcext:value-type="float">
            <text:p>15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7]))" office:value-type="date" office:date-value="2019-10-22T13:14:55.777743" calcext:value-type="date">
            <text:p>2019-10-22 13:14:56</text:p>
          </table:table-cell>
          <table:table-cell table:style-name="ce7" table:formula="of:=[.A927]" office:value-type="date" office:date-value="2019-10-22T13:14:55.777743" calcext:value-type="date">
            <text:p>2019-10-22 13:14:56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13:14:55.77774326317" calcext:value-type="date">
            <text:p>12/30/99 01:14 P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&lt;0.000001;[.G926]+2+1/[.$H$2];[.G926]+1/[.$H$2])" office:value-type="float" office:value="15.4000000000003" calcext:value-type="float">
            <text:p>15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8]))" office:value-type="date" office:date-value="2019-10-22T13:11:13.515571" calcext:value-type="date">
            <text:p>2019-10-22 13:11:14</text:p>
          </table:table-cell>
          <table:table-cell table:style-name="ce7" table:formula="of:=[.A928]" office:value-type="date" office:date-value="2019-10-22T13:11:13.515571" calcext:value-type="date">
            <text:p>2019-10-22 13:11:14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13:11:13.51557060611" calcext:value-type="date">
            <text:p>12/30/99 01:11 P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&lt;0.000001;[.G927]+2+1/[.$H$2];[.G927]+1/[.$H$2])" office:value-type="float" office:value="15.416666666667" calcext:value-type="float">
            <text:p>15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29]))" office:value-type="date" office:date-value="2019-10-22T13:01:39.229572" calcext:value-type="date">
            <text:p>2019-10-22 13:01:39</text:p>
          </table:table-cell>
          <table:table-cell table:style-name="ce7" table:formula="of:=[.A929]" office:value-type="date" office:date-value="2019-10-22T13:01:39.229572" calcext:value-type="date">
            <text:p>2019-10-22 13:01:39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13:01:39.22957182862" calcext:value-type="date">
            <text:p>12/30/99 01:01 P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&lt;0.000001;[.G928]+2+1/[.$H$2];[.G928]+1/[.$H$2])" office:value-type="float" office:value="15.4333333333337" calcext:value-type="float">
            <text:p>15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0]))" office:value-type="date" office:date-value="2019-10-22T12:36:58.15948" calcext:value-type="date">
            <text:p>2019-10-22 12:36:58</text:p>
          </table:table-cell>
          <table:table-cell table:style-name="ce7" table:formula="of:=[.A930]" office:value-type="date" office:date-value="2019-10-22T12:36:58.15948" calcext:value-type="date">
            <text:p>2019-10-22 12:36:58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12:36:58.15947960131" calcext:value-type="date">
            <text:p>12/30/99 12:36 P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&lt;0.000001;[.G929]+2+1/[.$H$2];[.G929]+1/[.$H$2])" office:value-type="float" office:value="15.4500000000003" calcext:value-type="float">
            <text:p>15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1]))" office:value-type="date" office:date-value="2019-10-22T12:49:56.336849" calcext:value-type="date">
            <text:p>2019-10-22 12:49:56</text:p>
          </table:table-cell>
          <table:table-cell table:style-name="ce7" table:formula="of:=[.A931]" office:value-type="date" office:date-value="2019-10-22T12:49:56.336849" calcext:value-type="date">
            <text:p>2019-10-22 12:49:56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12:49:56.33684882428" calcext:value-type="date">
            <text:p>12/30/99 12:49 P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&lt;0.000001;[.G930]+2+1/[.$H$2];[.G930]+1/[.$H$2])" office:value-type="float" office:value="15.466666666667" calcext:value-type="float">
            <text:p>15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2]))" office:value-type="date" office:date-value="2019-10-22T13:00:07.206756" calcext:value-type="date">
            <text:p>2019-10-22 13:00:07</text:p>
          </table:table-cell>
          <table:table-cell table:style-name="ce7" table:formula="of:=[.A932]" office:value-type="date" office:date-value="2019-10-22T13:00:07.206756" calcext:value-type="date">
            <text:p>2019-10-22 13:00:07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13:00:07.20675636549" calcext:value-type="date">
            <text:p>12/30/99 01:00 P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&lt;0.000001;[.G931]+2+1/[.$H$2];[.G931]+1/[.$H$2])" office:value-type="float" office:value="15.4833333333337" calcext:value-type="float">
            <text:p>15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3]))" office:value-type="date" office:date-value="2019-10-22T13:28:42.807922" calcext:value-type="date">
            <text:p>2019-10-22 13:28:43</text:p>
          </table:table-cell>
          <table:table-cell table:style-name="ce7" table:formula="of:=[.A933]" office:value-type="date" office:date-value="2019-10-22T13:28:42.807922" calcext:value-type="date">
            <text:p>2019-10-22 13:28:43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13:28:42.80792221427" calcext:value-type="date">
            <text:p>12/30/99 01:28 P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&lt;0.000001;[.G932]+2+1/[.$H$2];[.G932]+1/[.$H$2])" office:value-type="float" office:value="15.5000000000003" calcext:value-type="float">
            <text:p>15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4]))" office:value-type="date" office:date-value="2019-10-22T13:01:57.366069" calcext:value-type="date">
            <text:p>2019-10-22 13:01:57</text:p>
          </table:table-cell>
          <table:table-cell table:style-name="ce7" table:formula="of:=[.A934]" office:value-type="date" office:date-value="2019-10-22T13:01:57.366069" calcext:value-type="date">
            <text:p>2019-10-22 13:01:57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13:01:57.36606946215" calcext:value-type="date">
            <text:p>12/30/99 01:01 P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&lt;0.000001;[.G933]+2+1/[.$H$2];[.G933]+1/[.$H$2])" office:value-type="float" office:value="15.516666666667" calcext:value-type="float">
            <text:p>15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5]))" office:value-type="date" office:date-value="2019-10-22T13:24:10.493318" calcext:value-type="date">
            <text:p>2019-10-22 13:24:10</text:p>
          </table:table-cell>
          <table:table-cell table:style-name="ce7" table:formula="of:=[.A935]" office:value-type="date" office:date-value="2019-10-22T13:24:10.493318" calcext:value-type="date">
            <text:p>2019-10-22 13:24:10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13:24:10.49331849441" calcext:value-type="date">
            <text:p>12/30/99 01:24 P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&lt;0.000001;[.G934]+2+1/[.$H$2];[.G934]+1/[.$H$2])" office:value-type="float" office:value="15.5333333333337" calcext:value-type="float">
            <text:p>15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6]))" office:value-type="date" office:date-value="2019-10-22T13:03:36.761235" calcext:value-type="date">
            <text:p>2019-10-22 13:03:37</text:p>
          </table:table-cell>
          <table:table-cell table:style-name="ce7" table:formula="of:=[.A936]" office:value-type="date" office:date-value="2019-10-22T13:03:36.761235" calcext:value-type="date">
            <text:p>2019-10-22 13:03:37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13:03:36.76123542711" calcext:value-type="date">
            <text:p>12/30/99 01:03 P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&lt;0.000001;[.G935]+2+1/[.$H$2];[.G935]+1/[.$H$2])" office:value-type="float" office:value="15.5500000000004" calcext:value-type="float">
            <text:p>15,5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7]))" office:value-type="date" office:date-value="2019-10-22T13:16:20.779177" calcext:value-type="date">
            <text:p>2019-10-22 13:16:21</text:p>
          </table:table-cell>
          <table:table-cell table:style-name="ce7" table:formula="of:=[.A937]" office:value-type="date" office:date-value="2019-10-22T13:16:20.779177" calcext:value-type="date">
            <text:p>2019-10-22 13:16:21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13:16:20.77917695045" calcext:value-type="date">
            <text:p>12/30/99 01:16 P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&lt;0.000001;[.G936]+2+1/[.$H$2];[.G936]+1/[.$H$2])" office:value-type="float" office:value="15.566666666667" calcext:value-type="float">
            <text:p>15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8]))" office:value-type="date" office:date-value="2019-10-22T13:15:33.814261" calcext:value-type="date">
            <text:p>2019-10-22 13:15:34</text:p>
          </table:table-cell>
          <table:table-cell table:style-name="ce7" table:formula="of:=[.A938]" office:value-type="date" office:date-value="2019-10-22T13:15:33.814261" calcext:value-type="date">
            <text:p>2019-10-22 13:15:34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13:15:33.81426120177" calcext:value-type="date">
            <text:p>12/30/99 01:15 P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&lt;0.000001;[.G937]+2+1/[.$H$2];[.G937]+1/[.$H$2])" office:value-type="float" office:value="15.5833333333337" calcext:value-type="float">
            <text:p>15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39]))" office:value-type="date" office:date-value="2019-10-22T12:51:53.869762" calcext:value-type="date">
            <text:p>2019-10-22 12:51:54</text:p>
          </table:table-cell>
          <table:table-cell table:style-name="ce7" table:formula="of:=[.A939]" office:value-type="date" office:date-value="2019-10-22T12:51:53.869762" calcext:value-type="date">
            <text:p>2019-10-22 12:51:54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12:51:53.86976216454" calcext:value-type="date">
            <text:p>12/30/99 12:51 P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&lt;0.000001;[.G938]+2+1/[.$H$2];[.G938]+1/[.$H$2])" office:value-type="float" office:value="15.6000000000004" calcext:value-type="float">
            <text:p>15,6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0]))" office:value-type="date" office:date-value="2019-10-22T12:55:33.276878" calcext:value-type="date">
            <text:p>2019-10-22 12:55:33</text:p>
          </table:table-cell>
          <table:table-cell table:style-name="ce7" table:formula="of:=[.A940]" office:value-type="date" office:date-value="2019-10-22T12:55:33.276878" calcext:value-type="date">
            <text:p>2019-10-22 12:55:33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12:55:33.27687839046" calcext:value-type="date">
            <text:p>12/30/99 12:55 P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&lt;0.000001;[.G939]+2+1/[.$H$2];[.G939]+1/[.$H$2])" office:value-type="float" office:value="15.616666666667" calcext:value-type="float">
            <text:p>15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1]))" office:value-type="date" office:date-value="2019-10-22T12:58:32.896093" calcext:value-type="date">
            <text:p>2019-10-22 12:58:33</text:p>
          </table:table-cell>
          <table:table-cell table:style-name="ce7" table:formula="of:=[.A941]" office:value-type="date" office:date-value="2019-10-22T12:58:32.896093" calcext:value-type="date">
            <text:p>2019-10-22 12:58:33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12:58:32.89609309752" calcext:value-type="date">
            <text:p>12/30/99 12:58 P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&lt;0.000001;[.G940]+2+1/[.$H$2];[.G940]+1/[.$H$2])" office:value-type="float" office:value="15.6333333333337" calcext:value-type="float">
            <text:p>15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2]))" office:value-type="date" office:date-value="2019-10-22T12:40:51.864998" calcext:value-type="date">
            <text:p>2019-10-22 12:40:52</text:p>
          </table:table-cell>
          <table:table-cell table:style-name="ce7" table:formula="of:=[.A942]" office:value-type="date" office:date-value="2019-10-22T12:40:51.864998" calcext:value-type="date">
            <text:p>2019-10-22 12:40:52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12:40:51.86499757692" calcext:value-type="date">
            <text:p>12/30/99 12:40 P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&lt;0.000001;[.G941]+2+1/[.$H$2];[.G941]+1/[.$H$2])" office:value-type="float" office:value="15.6500000000004" calcext:value-type="float">
            <text:p>15,6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3]))" office:value-type="date" office:date-value="2019-10-22T12:59:01.611152" calcext:value-type="date">
            <text:p>2019-10-22 12:59:02</text:p>
          </table:table-cell>
          <table:table-cell table:style-name="ce7" table:formula="of:=[.A943]" office:value-type="date" office:date-value="2019-10-22T12:59:01.611152" calcext:value-type="date">
            <text:p>2019-10-22 12:59:02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12:59:01.61115183961" calcext:value-type="date">
            <text:p>12/30/99 12:59 P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&lt;0.000001;[.G942]+2+1/[.$H$2];[.G942]+1/[.$H$2])" office:value-type="float" office:value="15.666666666667" calcext:value-type="float">
            <text:p>15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4]))" office:value-type="date" office:date-value="2019-10-22T12:47:07.508321" calcext:value-type="date">
            <text:p>2019-10-22 12:47:08</text:p>
          </table:table-cell>
          <table:table-cell table:style-name="ce7" table:formula="of:=[.A944]" office:value-type="date" office:date-value="2019-10-22T12:47:07.508321" calcext:value-type="date">
            <text:p>2019-10-22 12:47:08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12:47:07.5083206594" calcext:value-type="date">
            <text:p>12/30/99 12:47 P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&lt;0.000001;[.G943]+2+1/[.$H$2];[.G943]+1/[.$H$2])" office:value-type="float" office:value="15.6833333333337" calcext:value-type="float">
            <text:p>15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5]))" office:value-type="date" office:date-value="2019-10-22T13:15:24.857249" calcext:value-type="date">
            <text:p>2019-10-22 13:15:25</text:p>
          </table:table-cell>
          <table:table-cell table:style-name="ce7" table:formula="of:=[.A945]" office:value-type="date" office:date-value="2019-10-22T13:15:24.857249" calcext:value-type="date">
            <text:p>2019-10-22 13:15:25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13:15:24.85724883154" calcext:value-type="date">
            <text:p>12/30/99 01:15 P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&lt;0.000001;[.G944]+2+1/[.$H$2];[.G944]+1/[.$H$2])" office:value-type="float" office:value="15.7000000000004" calcext:value-type="float">
            <text:p>15,7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6]))" office:value-type="date" office:date-value="2019-10-22T13:11:29.021778" calcext:value-type="date">
            <text:p>2019-10-22 13:11:29</text:p>
          </table:table-cell>
          <table:table-cell table:style-name="ce7" table:formula="of:=[.A946]" office:value-type="date" office:date-value="2019-10-22T13:11:29.021778" calcext:value-type="date">
            <text:p>2019-10-22 13:11:29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13:11:29.02177799027" calcext:value-type="date">
            <text:p>12/30/99 01:11 P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&lt;0.000001;[.G945]+2+1/[.$H$2];[.G945]+1/[.$H$2])" office:value-type="float" office:value="15.716666666667" calcext:value-type="float">
            <text:p>15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7]))" office:value-type="date" office:date-value="2019-10-22T13:12:12.494224" calcext:value-type="date">
            <text:p>2019-10-22 13:12:12</text:p>
          </table:table-cell>
          <table:table-cell table:style-name="ce7" table:formula="of:=[.A947]" office:value-type="date" office:date-value="2019-10-22T13:12:12.494224" calcext:value-type="date">
            <text:p>2019-10-22 13:12:12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13:12:12.49422374647" calcext:value-type="date">
            <text:p>12/30/99 01:12 P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&lt;0.000001;[.G946]+2+1/[.$H$2];[.G946]+1/[.$H$2])" office:value-type="float" office:value="15.7333333333337" calcext:value-type="float">
            <text:p>15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8]))" office:value-type="date" office:date-value="2019-10-22T12:46:46.712934" calcext:value-type="date">
            <text:p>2019-10-22 12:46:47</text:p>
          </table:table-cell>
          <table:table-cell table:style-name="ce7" table:formula="of:=[.A948]" office:value-type="date" office:date-value="2019-10-22T12:46:46.712934" calcext:value-type="date">
            <text:p>2019-10-22 12:46:47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12:46:46.71293393243" calcext:value-type="date">
            <text:p>12/30/99 12:46 P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&lt;0.000001;[.G947]+2+1/[.$H$2];[.G947]+1/[.$H$2])" office:value-type="float" office:value="15.7500000000004" calcext:value-type="float">
            <text:p>15,7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49]))" office:value-type="date" office:date-value="2019-10-22T12:56:59.818978" calcext:value-type="date">
            <text:p>2019-10-22 12:57:00</text:p>
          </table:table-cell>
          <table:table-cell table:style-name="ce7" table:formula="of:=[.A949]" office:value-type="date" office:date-value="2019-10-22T12:56:59.818978" calcext:value-type="date">
            <text:p>2019-10-22 12:57:00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12:56:59.81897775549" calcext:value-type="date">
            <text:p>12/30/99 12:57 P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&lt;0.000001;[.G948]+2+1/[.$H$2];[.G948]+1/[.$H$2])" office:value-type="float" office:value="15.766666666667" calcext:value-type="float">
            <text:p>15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0]))" office:value-type="date" office:date-value="2019-10-22T13:08:11.191312" calcext:value-type="date">
            <text:p>2019-10-22 13:08:11</text:p>
          </table:table-cell>
          <table:table-cell table:style-name="ce7" table:formula="of:=[.A950]" office:value-type="date" office:date-value="2019-10-22T13:08:11.191312" calcext:value-type="date">
            <text:p>2019-10-22 13:08:11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13:08:11.19131248444" calcext:value-type="date">
            <text:p>12/30/99 01:08 P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&lt;0.000001;[.G949]+2+1/[.$H$2];[.G949]+1/[.$H$2])" office:value-type="float" office:value="15.7833333333337" calcext:value-type="float">
            <text:p>15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1]))" office:value-type="date" office:date-value="2019-10-22T12:35:16.811569" calcext:value-type="date">
            <text:p>2019-10-22 12:35:17</text:p>
          </table:table-cell>
          <table:table-cell table:style-name="ce7" table:formula="of:=[.A951]" office:value-type="date" office:date-value="2019-10-22T12:35:16.811569" calcext:value-type="date">
            <text:p>2019-10-22 12:35:17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12:35:16.81156887207" calcext:value-type="date">
            <text:p>12/30/99 12:35 P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&lt;0.000001;[.G950]+2+1/[.$H$2];[.G950]+1/[.$H$2])" office:value-type="float" office:value="15.8000000000004" calcext:value-type="float">
            <text:p>15,8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2]))" office:value-type="date" office:date-value="2019-10-22T12:47:39.61257" calcext:value-type="date">
            <text:p>2019-10-22 12:47:40</text:p>
          </table:table-cell>
          <table:table-cell table:style-name="ce7" table:formula="of:=[.A952]" office:value-type="date" office:date-value="2019-10-22T12:47:39.61257" calcext:value-type="date">
            <text:p>2019-10-22 12:47:40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12:47:39.61256967857" calcext:value-type="date">
            <text:p>12/30/99 12:47 P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&lt;0.000001;[.G951]+2+1/[.$H$2];[.G951]+1/[.$H$2])" office:value-type="float" office:value="15.816666666667" calcext:value-type="float">
            <text:p>15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3]))" office:value-type="date" office:date-value="2019-10-22T12:38:15.779274" calcext:value-type="date">
            <text:p>2019-10-22 12:38:16</text:p>
          </table:table-cell>
          <table:table-cell table:style-name="ce7" table:formula="of:=[.A953]" office:value-type="date" office:date-value="2019-10-22T12:38:15.779274" calcext:value-type="date">
            <text:p>2019-10-22 12:38:16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12:38:15.77927396167" calcext:value-type="date">
            <text:p>12/30/99 12:38 P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&lt;0.000001;[.G952]+2+1/[.$H$2];[.G952]+1/[.$H$2])" office:value-type="float" office:value="15.8333333333337" calcext:value-type="float">
            <text:p>15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4]))" office:value-type="date" office:date-value="2019-10-22T12:33:25.711647" calcext:value-type="date">
            <text:p>2019-10-22 12:33:26</text:p>
          </table:table-cell>
          <table:table-cell table:style-name="ce7" table:formula="of:=[.A954]" office:value-type="date" office:date-value="2019-10-22T12:33:25.711647" calcext:value-type="date">
            <text:p>2019-10-22 12:33:26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12:33:25.7116465643" calcext:value-type="date">
            <text:p>12/30/99 12:33 P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&lt;0.000001;[.G953]+2+1/[.$H$2];[.G953]+1/[.$H$2])" office:value-type="float" office:value="15.8500000000004" calcext:value-type="float">
            <text:p>15,8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5]))" office:value-type="date" office:date-value="2019-10-22T12:51:33.653806" calcext:value-type="date">
            <text:p>2019-10-22 12:51:34</text:p>
          </table:table-cell>
          <table:table-cell table:style-name="ce7" table:formula="of:=[.A955]" office:value-type="date" office:date-value="2019-10-22T12:51:33.653806" calcext:value-type="date">
            <text:p>2019-10-22 12:51:34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12:51:33.65380613599" calcext:value-type="date">
            <text:p>12/30/99 12:51 P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&lt;0.000001;[.G954]+2+1/[.$H$2];[.G954]+1/[.$H$2])" office:value-type="float" office:value="15.866666666667" calcext:value-type="float">
            <text:p>15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6]))" office:value-type="date" office:date-value="2019-10-22T12:35:15.351807" calcext:value-type="date">
            <text:p>2019-10-22 12:35:15</text:p>
          </table:table-cell>
          <table:table-cell table:style-name="ce7" table:formula="of:=[.A956]" office:value-type="date" office:date-value="2019-10-22T12:35:15.351807" calcext:value-type="date">
            <text:p>2019-10-22 12:35:15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12:35:15.35180700012" calcext:value-type="date">
            <text:p>12/30/99 12:35 P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&lt;0.000001;[.G955]+2+1/[.$H$2];[.G955]+1/[.$H$2])" office:value-type="float" office:value="15.8833333333337" calcext:value-type="float">
            <text:p>15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7]))" office:value-type="date" office:date-value="2019-10-22T13:25:21.502291" calcext:value-type="date">
            <text:p>2019-10-22 13:25:22</text:p>
          </table:table-cell>
          <table:table-cell table:style-name="ce7" table:formula="of:=[.A957]" office:value-type="date" office:date-value="2019-10-22T13:25:21.502291" calcext:value-type="date">
            <text:p>2019-10-22 13:25:22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13:25:21.50229073595" calcext:value-type="date">
            <text:p>12/30/99 01:25 P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&lt;0.000001;[.G956]+2+1/[.$H$2];[.G956]+1/[.$H$2])" office:value-type="float" office:value="15.9000000000004" calcext:value-type="float">
            <text:p>15,9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8]))" office:value-type="date" office:date-value="2019-10-22T12:24:34.896971" calcext:value-type="date">
            <text:p>2019-10-22 12:24:35</text:p>
          </table:table-cell>
          <table:table-cell table:style-name="ce7" table:formula="of:=[.A958]" office:value-type="date" office:date-value="2019-10-22T12:24:34.896971" calcext:value-type="date">
            <text:p>2019-10-22 12:24:35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12:24:34.89697141573" calcext:value-type="date">
            <text:p>12/30/99 12:24 P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&lt;0.000001;[.G957]+2+1/[.$H$2];[.G957]+1/[.$H$2])" office:value-type="float" office:value="15.916666666667" calcext:value-type="float">
            <text:p>15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59]))" office:value-type="date" office:date-value="2019-10-22T12:42:26.540314" calcext:value-type="date">
            <text:p>2019-10-22 12:42:27</text:p>
          </table:table-cell>
          <table:table-cell table:style-name="ce7" table:formula="of:=[.A959]" office:value-type="date" office:date-value="2019-10-22T12:42:26.540314" calcext:value-type="date">
            <text:p>2019-10-22 12:42:27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12:42:26.54031386599" calcext:value-type="date">
            <text:p>12/30/99 12:42 P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&lt;0.000001;[.G958]+2+1/[.$H$2];[.G958]+1/[.$H$2])" office:value-type="float" office:value="15.9333333333337" calcext:value-type="float">
            <text:p>15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0]))" office:value-type="date" office:date-value="2019-10-22T13:14:47.108846" calcext:value-type="date">
            <text:p>2019-10-22 13:14:47</text:p>
          </table:table-cell>
          <table:table-cell table:style-name="ce7" table:formula="of:=[.A960]" office:value-type="date" office:date-value="2019-10-22T13:14:47.108846" calcext:value-type="date">
            <text:p>2019-10-22 13:14:47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13:14:47.10884603206" calcext:value-type="date">
            <text:p>12/30/99 01:14 P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&lt;0.000001;[.G959]+2+1/[.$H$2];[.G959]+1/[.$H$2])" office:value-type="float" office:value="15.9500000000004" calcext:value-type="float">
            <text:p>15,9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1]))" office:value-type="date" office:date-value="2019-10-22T13:21:17.505572" calcext:value-type="date">
            <text:p>2019-10-22 13:21:18</text:p>
          </table:table-cell>
          <table:table-cell table:style-name="ce7" table:formula="of:=[.A961]" office:value-type="date" office:date-value="2019-10-22T13:21:17.505572" calcext:value-type="date">
            <text:p>2019-10-22 13:21:18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13:21:17.50557241961" calcext:value-type="date">
            <text:p>12/30/99 01:21 P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&lt;0.000001;[.G960]+2+1/[.$H$2];[.G960]+1/[.$H$2])" office:value-type="float" office:value="15.966666666667" calcext:value-type="float">
            <text:p>15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2]))" office:value-type="date" office:date-value="2019-10-22T13:37:43.649078" calcext:value-type="date">
            <text:p>2019-10-22 13:37:44</text:p>
          </table:table-cell>
          <table:table-cell table:style-name="ce7" table:formula="of:=[.A962]" office:value-type="date" office:date-value="2019-10-22T13:37:43.649078" calcext:value-type="date">
            <text:p>2019-10-22 13:37:44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13:37:43.64907813258" calcext:value-type="date">
            <text:p>12/30/99 01:37 P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&lt;0.000001;[.G961]+2+1/[.$H$2];[.G961]+1/[.$H$2])" office:value-type="float" office:value="15.9833333333337" calcext:value-type="float">
            <text:p>15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3]))" office:value-type="date" office:date-value="2019-10-23T13:20:24.475146" calcext:value-type="date">
            <text:p>2019-10-23 13:20:24</text:p>
          </table:table-cell>
          <table:table-cell table:style-name="ce7" table:formula="of:=[.A963]" office:value-type="date" office:date-value="2019-10-23T13:20:24.475146" calcext:value-type="date">
            <text:p>2019-10-23 13:20:24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13:20:24.47514629457" calcext:value-type="date">
            <text:p>12/30/99 01:20 P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&lt;0.000001;[.G962]+2+1/[.$H$2];[.G962]+1/[.$H$2])" office:value-type="float" office:value="16.0000000000004" calcext:value-type="float">
            <text:p>16,0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4]))" office:value-type="date" office:date-value="2019-10-23T13:01:55.208617" calcext:value-type="date">
            <text:p>2019-10-23 13:01:55</text:p>
          </table:table-cell>
          <table:table-cell table:style-name="ce7" table:formula="of:=[.A964]" office:value-type="date" office:date-value="2019-10-23T13:01:55.208617" calcext:value-type="date">
            <text:p>2019-10-23 13:01:55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13:01:55.20861724857" calcext:value-type="date">
            <text:p>12/30/99 01:01 P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&lt;0.000001;[.G963]+2+1/[.$H$2];[.G963]+1/[.$H$2])" office:value-type="float" office:value="16.016666666667" calcext:value-type="float">
            <text:p>16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5]))" office:value-type="date" office:date-value="2019-10-23T13:12:38.420122" calcext:value-type="date">
            <text:p>2019-10-23 13:12:38</text:p>
          </table:table-cell>
          <table:table-cell table:style-name="ce7" table:formula="of:=[.A965]" office:value-type="date" office:date-value="2019-10-23T13:12:38.420122" calcext:value-type="date">
            <text:p>2019-10-23 13:12:38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13:12:38.42012227513" calcext:value-type="date">
            <text:p>12/30/99 01:12 P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&lt;0.000001;[.G964]+2+1/[.$H$2];[.G964]+1/[.$H$2])" office:value-type="float" office:value="16.0333333333337" calcext:value-type="float">
            <text:p>16,0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6]))" office:value-type="date" office:date-value="2019-10-23T12:51:50.768079" calcext:value-type="date">
            <text:p>2019-10-23 12:51:51</text:p>
          </table:table-cell>
          <table:table-cell table:style-name="ce7" table:formula="of:=[.A966]" office:value-type="date" office:date-value="2019-10-23T12:51:50.768079" calcext:value-type="date">
            <text:p>2019-10-23 12:51:51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12:51:50.76807912905" calcext:value-type="date">
            <text:p>12/30/99 12:51 P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&lt;0.000001;[.G965]+2+1/[.$H$2];[.G965]+1/[.$H$2])" office:value-type="float" office:value="16.0500000000004" calcext:value-type="float">
            <text:p>16,0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7]))" office:value-type="date" office:date-value="2019-10-23T12:56:51.31214" calcext:value-type="date">
            <text:p>2019-10-23 12:56:51</text:p>
          </table:table-cell>
          <table:table-cell table:style-name="ce7" table:formula="of:=[.A967]" office:value-type="date" office:date-value="2019-10-23T12:56:51.31214" calcext:value-type="date">
            <text:p>2019-10-23 12:56:51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12:56:51.31213959306" calcext:value-type="date">
            <text:p>12/30/99 12:56 P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&lt;0.000001;[.G966]+2+1/[.$H$2];[.G966]+1/[.$H$2])" office:value-type="float" office:value="16.066666666667" calcext:value-type="float">
            <text:p>16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8]))" office:value-type="date" office:date-value="2019-10-23T13:02:20.461501" calcext:value-type="date">
            <text:p>2019-10-23 13:02:20</text:p>
          </table:table-cell>
          <table:table-cell table:style-name="ce7" table:formula="of:=[.A968]" office:value-type="date" office:date-value="2019-10-23T13:02:20.461501" calcext:value-type="date">
            <text:p>2019-10-23 13:02:20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13:02:20.46150092036" calcext:value-type="date">
            <text:p>12/30/99 01:02 P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&lt;0.000001;[.G967]+2+1/[.$H$2];[.G967]+1/[.$H$2])" office:value-type="float" office:value="16.0833333333337" calcext:value-type="float">
            <text:p>16,0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69]))" office:value-type="date" office:date-value="2019-10-23T13:15:38.14985" calcext:value-type="date">
            <text:p>2019-10-23 13:15:38</text:p>
          </table:table-cell>
          <table:table-cell table:style-name="ce7" table:formula="of:=[.A969]" office:value-type="date" office:date-value="2019-10-23T13:15:38.14985" calcext:value-type="date">
            <text:p>2019-10-23 13:15:38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13:15:38.14985048957" calcext:value-type="date">
            <text:p>12/30/99 01:15 P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&lt;0.000001;[.G968]+2+1/[.$H$2];[.G968]+1/[.$H$2])" office:value-type="float" office:value="16.1000000000004" calcext:value-type="float">
            <text:p>16,1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0]))" office:value-type="date" office:date-value="2019-10-23T12:58:26.063701" calcext:value-type="date">
            <text:p>2019-10-23 12:58:26</text:p>
          </table:table-cell>
          <table:table-cell table:style-name="ce7" table:formula="of:=[.A970]" office:value-type="date" office:date-value="2019-10-23T12:58:26.063701" calcext:value-type="date">
            <text:p>2019-10-23 12:58:26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12:58:26.06370081659" calcext:value-type="date">
            <text:p>12/30/99 12:58 P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&lt;0.000001;[.G969]+2+1/[.$H$2];[.G969]+1/[.$H$2])" office:value-type="float" office:value="16.116666666667" calcext:value-type="float">
            <text:p>16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1]))" office:value-type="date" office:date-value="2019-10-23T13:07:31.869629" calcext:value-type="date">
            <text:p>2019-10-23 13:07:32</text:p>
          </table:table-cell>
          <table:table-cell table:style-name="ce7" table:formula="of:=[.A971]" office:value-type="date" office:date-value="2019-10-23T13:07:31.869629" calcext:value-type="date">
            <text:p>2019-10-23 13:07:32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13:07:31.86962876469" calcext:value-type="date">
            <text:p>12/30/99 01:07 P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&lt;0.000001;[.G970]+2+1/[.$H$2];[.G970]+1/[.$H$2])" office:value-type="float" office:value="16.1333333333337" calcext:value-type="float">
            <text:p>16,1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2]))" office:value-type="date" office:date-value="2019-10-23T13:20:23.450207" calcext:value-type="date">
            <text:p>2019-10-23 13:20:23</text:p>
          </table:table-cell>
          <table:table-cell table:style-name="ce7" table:formula="of:=[.A972]" office:value-type="date" office:date-value="2019-10-23T13:20:23.450207" calcext:value-type="date">
            <text:p>2019-10-23 13:20:23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13:20:23.45020717476" calcext:value-type="date">
            <text:p>12/30/99 01:20 P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&lt;0.000001;[.G971]+2+1/[.$H$2];[.G971]+1/[.$H$2])" office:value-type="float" office:value="16.1500000000004" calcext:value-type="float">
            <text:p>16,1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3]))" office:value-type="date" office:date-value="2019-10-23T12:54:20.522286" calcext:value-type="date">
            <text:p>2019-10-23 12:54:21</text:p>
          </table:table-cell>
          <table:table-cell table:style-name="ce7" table:formula="of:=[.A973]" office:value-type="date" office:date-value="2019-10-23T12:54:20.522286" calcext:value-type="date">
            <text:p>2019-10-23 12:54:21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12:54:20.52228596527" calcext:value-type="date">
            <text:p>12/30/99 12:54 P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&lt;0.000001;[.G972]+2+1/[.$H$2];[.G972]+1/[.$H$2])" office:value-type="float" office:value="16.166666666667" calcext:value-type="float">
            <text:p>16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4]))" office:value-type="date" office:date-value="2019-10-23T13:00:06.097164" calcext:value-type="date">
            <text:p>2019-10-23 13:00:06</text:p>
          </table:table-cell>
          <table:table-cell table:style-name="ce7" table:formula="of:=[.A974]" office:value-type="date" office:date-value="2019-10-23T13:00:06.097164" calcext:value-type="date">
            <text:p>2019-10-23 13:00:06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13:00:06.09716421459" calcext:value-type="date">
            <text:p>12/30/99 01:00 P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&lt;0.000001;[.G973]+2+1/[.$H$2];[.G973]+1/[.$H$2])" office:value-type="float" office:value="16.1833333333337" calcext:value-type="float">
            <text:p>16,1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5]))" office:value-type="date" office:date-value="2019-10-23T13:24:55.716728" calcext:value-type="date">
            <text:p>2019-10-23 13:24:56</text:p>
          </table:table-cell>
          <table:table-cell table:style-name="ce7" table:formula="of:=[.A975]" office:value-type="date" office:date-value="2019-10-23T13:24:55.716728" calcext:value-type="date">
            <text:p>2019-10-23 13:24:56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13:24:55.71672789752" calcext:value-type="date">
            <text:p>12/30/99 01:24 P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&lt;0.000001;[.G974]+2+1/[.$H$2];[.G974]+1/[.$H$2])" office:value-type="float" office:value="16.2000000000004" calcext:value-type="float">
            <text:p>16,2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6]))" office:value-type="date" office:date-value="2019-10-23T12:49:48.245066" calcext:value-type="date">
            <text:p>2019-10-23 12:49:48</text:p>
          </table:table-cell>
          <table:table-cell table:style-name="ce7" table:formula="of:=[.A976]" office:value-type="date" office:date-value="2019-10-23T12:49:48.245066" calcext:value-type="date">
            <text:p>2019-10-23 12:49:48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12:49:48.24506637175" calcext:value-type="date">
            <text:p>12/30/99 12:49 P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&lt;0.000001;[.G975]+2+1/[.$H$2];[.G975]+1/[.$H$2])" office:value-type="float" office:value="16.216666666667" calcext:value-type="float">
            <text:p>16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7]))" office:value-type="date" office:date-value="2019-10-23T12:57:19.016273" calcext:value-type="date">
            <text:p>2019-10-23 12:57:19</text:p>
          </table:table-cell>
          <table:table-cell table:style-name="ce7" table:formula="of:=[.A977]" office:value-type="date" office:date-value="2019-10-23T12:57:19.016273" calcext:value-type="date">
            <text:p>2019-10-23 12:57:19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12:57:19.01627291925" calcext:value-type="date">
            <text:p>12/30/99 12:57 P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&lt;0.000001;[.G976]+2+1/[.$H$2];[.G976]+1/[.$H$2])" office:value-type="float" office:value="16.2333333333337" calcext:value-type="float">
            <text:p>16,2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8]))" office:value-type="date" office:date-value="2019-10-23T13:11:42.742078" calcext:value-type="date">
            <text:p>2019-10-23 13:11:43</text:p>
          </table:table-cell>
          <table:table-cell table:style-name="ce7" table:formula="of:=[.A978]" office:value-type="date" office:date-value="2019-10-23T13:11:42.742078" calcext:value-type="date">
            <text:p>2019-10-23 13:11:43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13:11:42.7420779923" calcext:value-type="date">
            <text:p>12/30/99 01:11 P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&lt;0.000001;[.G977]+2+1/[.$H$2];[.G977]+1/[.$H$2])" office:value-type="float" office:value="16.2500000000004" calcext:value-type="float">
            <text:p>16,2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79]))" office:value-type="date" office:date-value="2019-10-23T12:57:08.092436" calcext:value-type="date">
            <text:p>2019-10-23 12:57:08</text:p>
          </table:table-cell>
          <table:table-cell table:style-name="ce7" table:formula="of:=[.A979]" office:value-type="date" office:date-value="2019-10-23T12:57:08.092436" calcext:value-type="date">
            <text:p>2019-10-23 12:57:08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12:57:08.09243607335" calcext:value-type="date">
            <text:p>12/30/99 12:57 P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&lt;0.000001;[.G978]+2+1/[.$H$2];[.G978]+1/[.$H$2])" office:value-type="float" office:value="16.266666666667" calcext:value-type="float">
            <text:p>16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0]))" office:value-type="date" office:date-value="2019-10-23T13:01:27.621232" calcext:value-type="date">
            <text:p>2019-10-23 13:01:28</text:p>
          </table:table-cell>
          <table:table-cell table:style-name="ce7" table:formula="of:=[.A980]" office:value-type="date" office:date-value="2019-10-23T13:01:27.621232" calcext:value-type="date">
            <text:p>2019-10-23 13:01:28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13:01:27.6212316798" calcext:value-type="date">
            <text:p>12/30/99 01:01 P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&lt;0.000001;[.G979]+2+1/[.$H$2];[.G979]+1/[.$H$2])" office:value-type="float" office:value="16.2833333333337" calcext:value-type="float">
            <text:p>16,2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1]))" office:value-type="date" office:date-value="2019-10-23T13:27:41.948214" calcext:value-type="date">
            <text:p>2019-10-23 13:27:42</text:p>
          </table:table-cell>
          <table:table-cell table:style-name="ce7" table:formula="of:=[.A981]" office:value-type="date" office:date-value="2019-10-23T13:27:41.948214" calcext:value-type="date">
            <text:p>2019-10-23 13:27:42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13:27:41.94821409881" calcext:value-type="date">
            <text:p>12/30/99 01:27 P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&lt;0.000001;[.G980]+2+1/[.$H$2];[.G980]+1/[.$H$2])" office:value-type="float" office:value="16.3000000000004" calcext:value-type="float">
            <text:p>16,3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2]))" office:value-type="date" office:date-value="2019-10-23T13:04:18.443994" calcext:value-type="date">
            <text:p>2019-10-23 13:04:18</text:p>
          </table:table-cell>
          <table:table-cell table:style-name="ce7" table:formula="of:=[.A982]" office:value-type="date" office:date-value="2019-10-23T13:04:18.443994" calcext:value-type="date">
            <text:p>2019-10-23 13:04:18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13:04:18.44399440102" calcext:value-type="date">
            <text:p>12/30/99 01:04 P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&lt;0.000001;[.G981]+2+1/[.$H$2];[.G981]+1/[.$H$2])" office:value-type="float" office:value="16.316666666667" calcext:value-type="float">
            <text:p>16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3]))" office:value-type="date" office:date-value="2019-10-23T13:13:52.72339" calcext:value-type="date">
            <text:p>2019-10-23 13:13:53</text:p>
          </table:table-cell>
          <table:table-cell table:style-name="ce7" table:formula="of:=[.A983]" office:value-type="date" office:date-value="2019-10-23T13:13:52.72339" calcext:value-type="date">
            <text:p>2019-10-23 13:13:53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13:13:52.72338991519" calcext:value-type="date">
            <text:p>12/30/99 01:13 P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&lt;0.000001;[.G982]+2+1/[.$H$2];[.G982]+1/[.$H$2])" office:value-type="float" office:value="16.3333333333337" calcext:value-type="float">
            <text:p>16,3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4]))" office:value-type="date" office:date-value="2019-10-23T13:14:53.31363" calcext:value-type="date">
            <text:p>2019-10-23 13:14:53</text:p>
          </table:table-cell>
          <table:table-cell table:style-name="ce7" table:formula="of:=[.A984]" office:value-type="date" office:date-value="2019-10-23T13:14:53.31363" calcext:value-type="date">
            <text:p>2019-10-23 13:14:53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13:14:53.31362969242" calcext:value-type="date">
            <text:p>12/30/99 01:14 P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&lt;0.000001;[.G983]+2+1/[.$H$2];[.G983]+1/[.$H$2])" office:value-type="float" office:value="16.3500000000004" calcext:value-type="float">
            <text:p>16,35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5]))" office:value-type="date" office:date-value="2019-10-23T12:41:41.029111" calcext:value-type="date">
            <text:p>2019-10-23 12:41:41</text:p>
          </table:table-cell>
          <table:table-cell table:style-name="ce7" table:formula="of:=[.A985]" office:value-type="date" office:date-value="2019-10-23T12:41:41.029111" calcext:value-type="date">
            <text:p>2019-10-23 12:41:41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12:41:41.02911056019" calcext:value-type="date">
            <text:p>12/30/99 12:41 P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&lt;0.000001;[.G984]+2+1/[.$H$2];[.G984]+1/[.$H$2])" office:value-type="float" office:value="16.366666666667" calcext:value-type="float">
            <text:p>16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6]))" office:value-type="date" office:date-value="2019-10-23T13:20:07.764683" calcext:value-type="date">
            <text:p>2019-10-23 13:20:08</text:p>
          </table:table-cell>
          <table:table-cell table:style-name="ce7" table:formula="of:=[.A986]" office:value-type="date" office:date-value="2019-10-23T13:20:07.764683" calcext:value-type="date">
            <text:p>2019-10-23 13:20:08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13:20:07.76468322147" calcext:value-type="date">
            <text:p>12/30/99 01:20 P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&lt;0.000001;[.G985]+2+1/[.$H$2];[.G985]+1/[.$H$2])" office:value-type="float" office:value="16.3833333333337" calcext:value-type="float">
            <text:p>16,3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7]))" office:value-type="date" office:date-value="2019-10-23T12:57:23.451461" calcext:value-type="date">
            <text:p>2019-10-23 12:57:23</text:p>
          </table:table-cell>
          <table:table-cell table:style-name="ce7" table:formula="of:=[.A987]" office:value-type="date" office:date-value="2019-10-23T12:57:23.451461" calcext:value-type="date">
            <text:p>2019-10-23 12:57:23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12:57:23.45146059059" calcext:value-type="date">
            <text:p>12/30/99 12:57 P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&lt;0.000001;[.G986]+2+1/[.$H$2];[.G986]+1/[.$H$2])" office:value-type="float" office:value="16.4000000000004" calcext:value-type="float">
            <text:p>16,400000000000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8]))" office:value-type="date" office:date-value="2019-10-23T13:08:30.230346" calcext:value-type="date">
            <text:p>2019-10-23 13:08:30</text:p>
          </table:table-cell>
          <table:table-cell table:style-name="ce7" table:formula="of:=[.A988]" office:value-type="date" office:date-value="2019-10-23T13:08:30.230346" calcext:value-type="date">
            <text:p>2019-10-23 13:08:30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13:08:30.2303462103" calcext:value-type="date">
            <text:p>12/30/99 01:08 P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&lt;0.000001;[.G987]+2+1/[.$H$2];[.G987]+1/[.$H$2])" office:value-type="float" office:value="16.416666666667" calcext:value-type="float">
            <text:p>16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89]))" office:value-type="date" office:date-value="2019-10-23T13:05:28.388033" calcext:value-type="date">
            <text:p>2019-10-23 13:05:28</text:p>
          </table:table-cell>
          <table:table-cell table:style-name="ce7" table:formula="of:=[.A989]" office:value-type="date" office:date-value="2019-10-23T13:05:28.388033" calcext:value-type="date">
            <text:p>2019-10-23 13:05:28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13:05:28.38803327177" calcext:value-type="date">
            <text:p>12/30/99 01:05 P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&lt;0.000001;[.G988]+2+1/[.$H$2];[.G988]+1/[.$H$2])" office:value-type="float" office:value="16.4333333333337" calcext:value-type="float">
            <text:p>16,4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0]))" office:value-type="date" office:date-value="2019-10-23T13:04:55.068023" calcext:value-type="date">
            <text:p>2019-10-23 13:04:55</text:p>
          </table:table-cell>
          <table:table-cell table:style-name="ce7" table:formula="of:=[.A990]" office:value-type="date" office:date-value="2019-10-23T13:04:55.068023" calcext:value-type="date">
            <text:p>2019-10-23 13:04:55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13:04:55.06802314427" calcext:value-type="date">
            <text:p>12/30/99 01:04 P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&lt;0.000001;[.G989]+2+1/[.$H$2];[.G989]+1/[.$H$2])" office:value-type="float" office:value="16.4500000000003" calcext:value-type="float">
            <text:p>16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1]))" office:value-type="date" office:date-value="2019-10-23T13:06:04.648485" calcext:value-type="date">
            <text:p>2019-10-23 13:06:05</text:p>
          </table:table-cell>
          <table:table-cell table:style-name="ce7" table:formula="of:=[.A991]" office:value-type="date" office:date-value="2019-10-23T13:06:04.648485" calcext:value-type="date">
            <text:p>2019-10-23 13:06:05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13:06:04.64848460164" calcext:value-type="date">
            <text:p>12/30/99 01:06 P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&lt;0.000001;[.G990]+2+1/[.$H$2];[.G990]+1/[.$H$2])" office:value-type="float" office:value="16.466666666667" calcext:value-type="float">
            <text:p>16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2]))" office:value-type="date" office:date-value="2019-10-23T13:07:24.00871" calcext:value-type="date">
            <text:p>2019-10-23 13:07:24</text:p>
          </table:table-cell>
          <table:table-cell table:style-name="ce7" table:formula="of:=[.A992]" office:value-type="date" office:date-value="2019-10-23T13:07:24.00871" calcext:value-type="date">
            <text:p>2019-10-23 13:07:24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13:07:24.00871032849" calcext:value-type="date">
            <text:p>12/30/99 01:07 P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&lt;0.000001;[.G991]+2+1/[.$H$2];[.G991]+1/[.$H$2])" office:value-type="float" office:value="16.4833333333337" calcext:value-type="float">
            <text:p>16,4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3]))" office:value-type="date" office:date-value="2019-10-23T12:58:29.885098" calcext:value-type="date">
            <text:p>2019-10-23 12:58:30</text:p>
          </table:table-cell>
          <table:table-cell table:style-name="ce7" table:formula="of:=[.A993]" office:value-type="date" office:date-value="2019-10-23T12:58:29.885098" calcext:value-type="date">
            <text:p>2019-10-23 12:58:30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12:58:29.88509806339" calcext:value-type="date">
            <text:p>12/30/99 12:58 P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&lt;0.000001;[.G992]+2+1/[.$H$2];[.G992]+1/[.$H$2])" office:value-type="float" office:value="16.5000000000003" calcext:value-type="float">
            <text:p>16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4]))" office:value-type="date" office:date-value="2019-10-23T13:23:53.603501" calcext:value-type="date">
            <text:p>2019-10-23 13:23:54</text:p>
          </table:table-cell>
          <table:table-cell table:style-name="ce7" table:formula="of:=[.A994]" office:value-type="date" office:date-value="2019-10-23T13:23:53.603501" calcext:value-type="date">
            <text:p>2019-10-23 13:23:54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13:23:53.60350050498" calcext:value-type="date">
            <text:p>12/30/99 01:23 P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&lt;0.000001;[.G993]+2+1/[.$H$2];[.G993]+1/[.$H$2])" office:value-type="float" office:value="16.516666666667" calcext:value-type="float">
            <text:p>16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5]))" office:value-type="date" office:date-value="2019-10-23T12:46:04.545126" calcext:value-type="date">
            <text:p>2019-10-23 12:46:05</text:p>
          </table:table-cell>
          <table:table-cell table:style-name="ce7" table:formula="of:=[.A995]" office:value-type="date" office:date-value="2019-10-23T12:46:04.545126" calcext:value-type="date">
            <text:p>2019-10-23 12:46:05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12:46:04.54512616619" calcext:value-type="date">
            <text:p>12/30/99 12:46 P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&lt;0.000001;[.G994]+2+1/[.$H$2];[.G994]+1/[.$H$2])" office:value-type="float" office:value="16.5333333333337" calcext:value-type="float">
            <text:p>16,5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6]))" office:value-type="date" office:date-value="2019-10-23T12:52:46.129643" calcext:value-type="date">
            <text:p>2019-10-23 12:52:46</text:p>
          </table:table-cell>
          <table:table-cell table:style-name="ce7" table:formula="of:=[.A996]" office:value-type="date" office:date-value="2019-10-23T12:52:46.129643" calcext:value-type="date">
            <text:p>2019-10-23 12:52:46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12:52:46.12964328378" calcext:value-type="date">
            <text:p>12/30/99 12:52 P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&lt;0.000001;[.G995]+2+1/[.$H$2];[.G995]+1/[.$H$2])" office:value-type="float" office:value="16.5500000000003" calcext:value-type="float">
            <text:p>16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7]))" office:value-type="date" office:date-value="2019-10-23T12:33:06.743292" calcext:value-type="date">
            <text:p>2019-10-23 12:33:07</text:p>
          </table:table-cell>
          <table:table-cell table:style-name="ce7" table:formula="of:=[.A997]" office:value-type="date" office:date-value="2019-10-23T12:33:06.743292" calcext:value-type="date">
            <text:p>2019-10-23 12:33:07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12:33:06.74329239875" calcext:value-type="date">
            <text:p>12/30/99 12:33 P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&lt;0.000001;[.G996]+2+1/[.$H$2];[.G996]+1/[.$H$2])" office:value-type="float" office:value="16.566666666667" calcext:value-type="float">
            <text:p>16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8]))" office:value-type="date" office:date-value="2019-10-23T12:50:26.666063" calcext:value-type="date">
            <text:p>2019-10-23 12:50:27</text:p>
          </table:table-cell>
          <table:table-cell table:style-name="ce7" table:formula="of:=[.A998]" office:value-type="date" office:date-value="2019-10-23T12:50:26.666063" calcext:value-type="date">
            <text:p>2019-10-23 12:50:27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12:50:26.66606283747" calcext:value-type="date">
            <text:p>12/30/99 12:50 P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&lt;0.000001;[.G997]+2+1/[.$H$2];[.G997]+1/[.$H$2])" office:value-type="float" office:value="16.5833333333337" calcext:value-type="float">
            <text:p>16,5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999]))" office:value-type="date" office:date-value="2019-10-23T12:35:38.217395" calcext:value-type="date">
            <text:p>2019-10-23 12:35:38</text:p>
          </table:table-cell>
          <table:table-cell table:style-name="ce7" table:formula="of:=[.A999]" office:value-type="date" office:date-value="2019-10-23T12:35:38.217395" calcext:value-type="date">
            <text:p>2019-10-23 12:35:38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12:35:38.21739535779" calcext:value-type="date">
            <text:p>12/30/99 12:35 P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&lt;0.000001;[.G998]+2+1/[.$H$2];[.G998]+1/[.$H$2])" office:value-type="float" office:value="16.6000000000003" calcext:value-type="float">
            <text:p>16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0]))" office:value-type="date" office:date-value="2019-10-23T13:04:18.990774" calcext:value-type="date">
            <text:p>2019-10-23 13:04:19</text:p>
          </table:table-cell>
          <table:table-cell table:style-name="ce7" table:formula="of:=[.A1000]" office:value-type="date" office:date-value="2019-10-23T13:04:18.990774" calcext:value-type="date">
            <text:p>2019-10-23 13:04:19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13:04:18.99077402428" calcext:value-type="date">
            <text:p>12/30/99 01:04 P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&lt;0.000001;[.G999]+2+1/[.$H$2];[.G999]+1/[.$H$2])" office:value-type="float" office:value="16.616666666667" calcext:value-type="float">
            <text:p>16,6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1]))" office:value-type="date" office:date-value="2019-10-23T13:16:07.708017" calcext:value-type="date">
            <text:p>2019-10-23 13:16:08</text:p>
          </table:table-cell>
          <table:table-cell table:style-name="ce7" table:formula="of:=[.A1001]" office:value-type="date" office:date-value="2019-10-23T13:16:07.708017" calcext:value-type="date">
            <text:p>2019-10-23 13:16:08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13:16:07.70801658276" calcext:value-type="date">
            <text:p>12/30/99 01:16 P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&lt;0.000001;[.G1000]+2+1/[.$H$2];[.G1000]+1/[.$H$2])" office:value-type="float" office:value="16.6333333333337" calcext:value-type="float">
            <text:p>16,6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2]))" office:value-type="date" office:date-value="2019-10-23T12:29:34.117936" calcext:value-type="date">
            <text:p>2019-10-23 12:29:34</text:p>
          </table:table-cell>
          <table:table-cell table:style-name="ce7" table:formula="of:=[.A1002]" office:value-type="date" office:date-value="2019-10-23T12:29:34.117936" calcext:value-type="date">
            <text:p>2019-10-23 12:29:34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12:29:34.11793568172" calcext:value-type="date">
            <text:p>12/30/99 12:29 P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&lt;0.000001;[.G1001]+2+1/[.$H$2];[.G1001]+1/[.$H$2])" office:value-type="float" office:value="16.6500000000003" calcext:value-type="float">
            <text:p>16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3]))" office:value-type="date" office:date-value="2019-10-23T12:41:42.045698" calcext:value-type="date">
            <text:p>2019-10-23 12:41:42</text:p>
          </table:table-cell>
          <table:table-cell table:style-name="ce7" table:formula="of:=[.A1003]" office:value-type="date" office:date-value="2019-10-23T12:41:42.045698" calcext:value-type="date">
            <text:p>2019-10-23 12:41:42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12:41:42.04569753259" calcext:value-type="date">
            <text:p>12/30/99 12:41 P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&lt;0.000001;[.G1002]+2+1/[.$H$2];[.G1002]+1/[.$H$2])" office:value-type="float" office:value="16.666666666667" calcext:value-type="float">
            <text:p>16,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4]))" office:value-type="date" office:date-value="2019-10-23T13:34:00.443331" calcext:value-type="date">
            <text:p>2019-10-23 13:34:00</text:p>
          </table:table-cell>
          <table:table-cell table:style-name="ce7" table:formula="of:=[.A1004]" office:value-type="date" office:date-value="2019-10-23T13:34:00.443331" calcext:value-type="date">
            <text:p>2019-10-23 13:34:00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13:34:00.44333095662" calcext:value-type="date">
            <text:p>12/30/99 01:34 P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&lt;0.000001;[.G1003]+2+1/[.$H$2];[.G1003]+1/[.$H$2])" office:value-type="float" office:value="16.6833333333337" calcext:value-type="float">
            <text:p>16,6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5]))" office:value-type="date" office:date-value="2019-10-23T13:09:56.621068" calcext:value-type="date">
            <text:p>2019-10-23 13:09:57</text:p>
          </table:table-cell>
          <table:table-cell table:style-name="ce7" table:formula="of:=[.A1005]" office:value-type="date" office:date-value="2019-10-23T13:09:56.621068" calcext:value-type="date">
            <text:p>2019-10-23 13:09:57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13:09:56.62106777541" calcext:value-type="date">
            <text:p>12/30/99 01:09 P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&lt;0.000001;[.G1004]+2+1/[.$H$2];[.G1004]+1/[.$H$2])" office:value-type="float" office:value="16.7000000000003" calcext:value-type="float">
            <text:p>16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6]))" office:value-type="date" office:date-value="2019-10-23T12:36:12.038308" calcext:value-type="date">
            <text:p>2019-10-23 12:36:12</text:p>
          </table:table-cell>
          <table:table-cell table:style-name="ce7" table:formula="of:=[.A1006]" office:value-type="date" office:date-value="2019-10-23T12:36:12.038308" calcext:value-type="date">
            <text:p>2019-10-23 12:36:12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12:36:12.03830801882" calcext:value-type="date">
            <text:p>12/30/99 12:36 P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&lt;0.000001;[.G1005]+2+1/[.$H$2];[.G1005]+1/[.$H$2])" office:value-type="float" office:value="16.716666666667" calcext:value-type="float">
            <text:p>16,7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7]))" office:value-type="date" office:date-value="2019-10-23T12:57:23.611132" calcext:value-type="date">
            <text:p>2019-10-23 12:57:24</text:p>
          </table:table-cell>
          <table:table-cell table:style-name="ce7" table:formula="of:=[.A1007]" office:value-type="date" office:date-value="2019-10-23T12:57:23.611132" calcext:value-type="date">
            <text:p>2019-10-23 12:57:24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12:57:23.61113207415" calcext:value-type="date">
            <text:p>12/30/99 12:57 P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&lt;0.000001;[.G1006]+2+1/[.$H$2];[.G1006]+1/[.$H$2])" office:value-type="float" office:value="16.7333333333337" calcext:value-type="float">
            <text:p>16,7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8]))" office:value-type="date" office:date-value="2019-10-23T12:55:17.059365" calcext:value-type="date">
            <text:p>2019-10-23 12:55:17</text:p>
          </table:table-cell>
          <table:table-cell table:style-name="ce7" table:formula="of:=[.A1008]" office:value-type="date" office:date-value="2019-10-23T12:55:17.059365" calcext:value-type="date">
            <text:p>2019-10-23 12:55:17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12:55:17.05936489161" calcext:value-type="date">
            <text:p>12/30/99 12:55 P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&lt;0.000001;[.G1007]+2+1/[.$H$2];[.G1007]+1/[.$H$2])" office:value-type="float" office:value="16.7500000000003" calcext:value-type="float">
            <text:p>16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09]))" office:value-type="date" office:date-value="2019-10-23T13:19:15.101037" calcext:value-type="date">
            <text:p>2019-10-23 13:19:15</text:p>
          </table:table-cell>
          <table:table-cell table:style-name="ce7" table:formula="of:=[.A1009]" office:value-type="date" office:date-value="2019-10-23T13:19:15.101037" calcext:value-type="date">
            <text:p>2019-10-23 13:19:15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13:19:15.1010368159" calcext:value-type="date">
            <text:p>12/30/99 01:19 P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&lt;0.000001;[.G1008]+2+1/[.$H$2];[.G1008]+1/[.$H$2])" office:value-type="float" office:value="16.766666666667" calcext:value-type="float">
            <text:p>16,7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0]))" office:value-type="date" office:date-value="2019-10-23T12:52:23.012246" calcext:value-type="date">
            <text:p>2019-10-23 12:52:23</text:p>
          </table:table-cell>
          <table:table-cell table:style-name="ce7" table:formula="of:=[.A1010]" office:value-type="date" office:date-value="2019-10-23T12:52:23.012246" calcext:value-type="date">
            <text:p>2019-10-23 12:52:23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12:52:23.01224579103" calcext:value-type="date">
            <text:p>12/30/99 12:52 P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&lt;0.000001;[.G1009]+2+1/[.$H$2];[.G1009]+1/[.$H$2])" office:value-type="float" office:value="16.7833333333337" calcext:value-type="float">
            <text:p>16,7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1]))" office:value-type="date" office:date-value="2019-10-23T13:17:08.357952" calcext:value-type="date">
            <text:p>2019-10-23 13:17:08</text:p>
          </table:table-cell>
          <table:table-cell table:style-name="ce7" table:formula="of:=[.A1011]" office:value-type="date" office:date-value="2019-10-23T13:17:08.357952" calcext:value-type="date">
            <text:p>2019-10-23 13:17:08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13:17:08.35795227438" calcext:value-type="date">
            <text:p>12/30/99 01:17 P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&lt;0.000001;[.G1010]+2+1/[.$H$2];[.G1010]+1/[.$H$2])" office:value-type="float" office:value="16.8000000000003" calcext:value-type="float">
            <text:p>16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2]))" office:value-type="date" office:date-value="2019-10-23T13:00:18.103476" calcext:value-type="date">
            <text:p>2019-10-23 13:00:18</text:p>
          </table:table-cell>
          <table:table-cell table:style-name="ce7" table:formula="of:=[.A1012]" office:value-type="date" office:date-value="2019-10-23T13:00:18.103476" calcext:value-type="date">
            <text:p>2019-10-23 13:00:18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13:00:18.10347607825" calcext:value-type="date">
            <text:p>12/30/99 01:00 P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&lt;0.000001;[.G1011]+2+1/[.$H$2];[.G1011]+1/[.$H$2])" office:value-type="float" office:value="16.816666666667" calcext:value-type="float">
            <text:p>16,8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3]))" office:value-type="date" office:date-value="2019-10-23T13:17:05.598351" calcext:value-type="date">
            <text:p>2019-10-23 13:17:06</text:p>
          </table:table-cell>
          <table:table-cell table:style-name="ce7" table:formula="of:=[.A1013]" office:value-type="date" office:date-value="2019-10-23T13:17:05.598351" calcext:value-type="date">
            <text:p>2019-10-23 13:17:06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13:17:05.59835147113" calcext:value-type="date">
            <text:p>12/30/99 01:17 P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&lt;0.000001;[.G1012]+2+1/[.$H$2];[.G1012]+1/[.$H$2])" office:value-type="float" office:value="16.8333333333337" calcext:value-type="float">
            <text:p>16,8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4]))" office:value-type="date" office:date-value="2019-10-23T12:49:36.616945" calcext:value-type="date">
            <text:p>2019-10-23 12:49:37</text:p>
          </table:table-cell>
          <table:table-cell table:style-name="ce7" table:formula="of:=[.A1014]" office:value-type="date" office:date-value="2019-10-23T12:49:36.616945" calcext:value-type="date">
            <text:p>2019-10-23 12:49:37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12:49:36.61694535054" calcext:value-type="date">
            <text:p>12/30/99 12:49 P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&lt;0.000001;[.G1013]+2+1/[.$H$2];[.G1013]+1/[.$H$2])" office:value-type="float" office:value="16.8500000000003" calcext:value-type="float">
            <text:p>16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5]))" office:value-type="date" office:date-value="2019-10-23T13:05:13.422173" calcext:value-type="date">
            <text:p>2019-10-23 13:05:13</text:p>
          </table:table-cell>
          <table:table-cell table:style-name="ce7" table:formula="of:=[.A1015]" office:value-type="date" office:date-value="2019-10-23T13:05:13.422173" calcext:value-type="date">
            <text:p>2019-10-23 13:05:13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13:05:13.42217260972" calcext:value-type="date">
            <text:p>12/30/99 01:05 P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&lt;0.000001;[.G1014]+2+1/[.$H$2];[.G1014]+1/[.$H$2])" office:value-type="float" office:value="16.866666666667" calcext:value-type="float">
            <text:p>16,8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6]))" office:value-type="date" office:date-value="2019-10-23T13:11:00.092883" calcext:value-type="date">
            <text:p>2019-10-23 13:11:00</text:p>
          </table:table-cell>
          <table:table-cell table:style-name="ce7" table:formula="of:=[.A1016]" office:value-type="date" office:date-value="2019-10-23T13:11:00.092883" calcext:value-type="date">
            <text:p>2019-10-23 13:11:00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13:11:00.09288264904" calcext:value-type="date">
            <text:p>12/30/99 01:11 P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&lt;0.000001;[.G1015]+2+1/[.$H$2];[.G1015]+1/[.$H$2])" office:value-type="float" office:value="16.8833333333337" calcext:value-type="float">
            <text:p>16,8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7]))" office:value-type="date" office:date-value="2019-10-23T12:58:20.341334" calcext:value-type="date">
            <text:p>2019-10-23 12:58:20</text:p>
          </table:table-cell>
          <table:table-cell table:style-name="ce7" table:formula="of:=[.A1017]" office:value-type="date" office:date-value="2019-10-23T12:58:20.341334" calcext:value-type="date">
            <text:p>2019-10-23 12:58:20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12:58:20.34133382142" calcext:value-type="date">
            <text:p>12/30/99 12:58 P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&lt;0.000001;[.G1016]+2+1/[.$H$2];[.G1016]+1/[.$H$2])" office:value-type="float" office:value="16.9000000000003" calcext:value-type="float">
            <text:p>16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8]))" office:value-type="date" office:date-value="2019-10-23T13:20:53.338052" calcext:value-type="date">
            <text:p>2019-10-23 13:20:53</text:p>
          </table:table-cell>
          <table:table-cell table:style-name="ce7" table:formula="of:=[.A1018]" office:value-type="date" office:date-value="2019-10-23T13:20:53.338052" calcext:value-type="date">
            <text:p>2019-10-23 13:20:53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13:20:53.33805237897" calcext:value-type="date">
            <text:p>12/30/99 01:20 P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&lt;0.000001;[.G1017]+2+1/[.$H$2];[.G1017]+1/[.$H$2])" office:value-type="float" office:value="16.916666666667" calcext:value-type="float">
            <text:p>16,9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19]))" office:value-type="date" office:date-value="2019-10-23T13:23:33.327266" calcext:value-type="date">
            <text:p>2019-10-23 13:23:33</text:p>
          </table:table-cell>
          <table:table-cell table:style-name="ce7" table:formula="of:=[.A1019]" office:value-type="date" office:date-value="2019-10-23T13:23:33.327266" calcext:value-type="date">
            <text:p>2019-10-23 13:23:33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13:23:33.32726643886" calcext:value-type="date">
            <text:p>12/30/99 01:23 P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&lt;0.000001;[.G1018]+2+1/[.$H$2];[.G1018]+1/[.$H$2])" office:value-type="float" office:value="16.9333333333337" calcext:value-type="float">
            <text:p>16,93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0]))" office:value-type="date" office:date-value="2019-10-23T12:45:17.904326" calcext:value-type="date">
            <text:p>2019-10-23 12:45:18</text:p>
          </table:table-cell>
          <table:table-cell table:style-name="ce7" table:formula="of:=[.A1020]" office:value-type="date" office:date-value="2019-10-23T12:45:17.904326" calcext:value-type="date">
            <text:p>2019-10-23 12:45:18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12:45:17.9043260403" calcext:value-type="date">
            <text:p>12/30/99 12:45 P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&lt;0.000001;[.G1019]+2+1/[.$H$2];[.G1019]+1/[.$H$2])" office:value-type="float" office:value="16.9500000000003" calcext:value-type="float">
            <text:p>16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1]))" office:value-type="date" office:date-value="2019-10-23T12:40:01.064324" calcext:value-type="date">
            <text:p>2019-10-23 12:40:01</text:p>
          </table:table-cell>
          <table:table-cell table:style-name="ce7" table:formula="of:=[.A1021]" office:value-type="date" office:date-value="2019-10-23T12:40:01.064324" calcext:value-type="date">
            <text:p>2019-10-23 12:40:01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12:40:01.06432386674" calcext:value-type="date">
            <text:p>12/30/99 12:40 P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&lt;0.000001;[.G1020]+2+1/[.$H$2];[.G1020]+1/[.$H$2])" office:value-type="float" office:value="16.966666666667" calcext:value-type="float">
            <text:p>16,9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2]))" office:value-type="date" office:date-value="2019-10-23T12:56:47.512334" calcext:value-type="date">
            <text:p>2019-10-23 12:56:48</text:p>
          </table:table-cell>
          <table:table-cell table:style-name="ce7" table:formula="of:=[.A1022]" office:value-type="date" office:date-value="2019-10-23T12:56:47.512334" calcext:value-type="date">
            <text:p>2019-10-23 12:56:48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12:56:47.51233433839" calcext:value-type="date">
            <text:p>12/30/99 12:56 P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&lt;0.000001;[.G1021]+2+1/[.$H$2];[.G1021]+1/[.$H$2])" office:value-type="float" office:value="16.9833333333337" calcext:value-type="float">
            <text:p>16,983333333333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3]))" office:value-type="date" office:date-value="2019-10-24T13:26:54.262681" calcext:value-type="date">
            <text:p>2019-10-24 13:26:54</text:p>
          </table:table-cell>
          <table:table-cell table:style-name="ce7" table:formula="of:=[.A1023]" office:value-type="date" office:date-value="2019-10-24T13:26:54.262681" calcext:value-type="date">
            <text:p>2019-10-24 13:26:54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3:26:54.26268140785" calcext:value-type="date">
            <text:p>12/30/99 01:26 P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&lt;0.000001;[.G1022]+2+1/[.$H$2];[.G1022]+1/[.$H$2])" office:value-type="float" office:value="17.0000000000003" calcext:value-type="float">
            <text:p>17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4]))" office:value-type="date" office:date-value="2019-10-24T13:21:49.019174" calcext:value-type="date">
            <text:p>2019-10-24 13:21:49</text:p>
          </table:table-cell>
          <table:table-cell table:style-name="ce7" table:formula="of:=[.A1024]" office:value-type="date" office:date-value="2019-10-24T13:21:49.019174" calcext:value-type="date">
            <text:p>2019-10-24 13:21:49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13:21:49.01917449664" calcext:value-type="date">
            <text:p>12/30/99 01:21 P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&lt;0.000001;[.G1023]+2+1/[.$H$2];[.G1023]+1/[.$H$2])" office:value-type="float" office:value="17.016666666667" calcext:value-type="float">
            <text:p>17,0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5]))" office:value-type="date" office:date-value="2019-10-24T12:57:48.34067" calcext:value-type="date">
            <text:p>2019-10-24 12:57:48</text:p>
          </table:table-cell>
          <table:table-cell table:style-name="ce7" table:formula="of:=[.A1025]" office:value-type="date" office:date-value="2019-10-24T12:57:48.34067" calcext:value-type="date">
            <text:p>2019-10-24 12:57:48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12:57:48.34067003801" calcext:value-type="date">
            <text:p>12/30/99 12:57 P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&lt;0.000001;[.G1024]+2+1/[.$H$2];[.G1024]+1/[.$H$2])" office:value-type="float" office:value="17.0333333333336" calcext:value-type="float">
            <text:p>17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6]))" office:value-type="date" office:date-value="2019-10-24T12:56:22.235958" calcext:value-type="date">
            <text:p>2019-10-24 12:56:22</text:p>
          </table:table-cell>
          <table:table-cell table:style-name="ce7" table:formula="of:=[.A1026]" office:value-type="date" office:date-value="2019-10-24T12:56:22.235958" calcext:value-type="date">
            <text:p>2019-10-24 12:56:22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12:56:22.23595828749" calcext:value-type="date">
            <text:p>12/30/99 12:56 P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&lt;0.000001;[.G1025]+2+1/[.$H$2];[.G1025]+1/[.$H$2])" office:value-type="float" office:value="17.0500000000003" calcext:value-type="float">
            <text:p>17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7]))" office:value-type="date" office:date-value="2019-10-24T13:25:51.109185" calcext:value-type="date">
            <text:p>2019-10-24 13:25:51</text:p>
          </table:table-cell>
          <table:table-cell table:style-name="ce7" table:formula="of:=[.A1027]" office:value-type="date" office:date-value="2019-10-24T13:25:51.109185" calcext:value-type="date">
            <text:p>2019-10-24 13:25:51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13:25:51.10918481369" calcext:value-type="date">
            <text:p>12/30/99 01:25 P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&lt;0.000001;[.G1026]+2+1/[.$H$2];[.G1026]+1/[.$H$2])" office:value-type="float" office:value="17.066666666667" calcext:value-type="float">
            <text:p>17,0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8]))" office:value-type="date" office:date-value="2019-10-24T13:34:01.50554" calcext:value-type="date">
            <text:p>2019-10-24 13:34:02</text:p>
          </table:table-cell>
          <table:table-cell table:style-name="ce7" table:formula="of:=[.A1028]" office:value-type="date" office:date-value="2019-10-24T13:34:01.50554" calcext:value-type="date">
            <text:p>2019-10-24 13:34:02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13:34:01.50554041844" calcext:value-type="date">
            <text:p>12/30/99 01:34 P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&lt;0.000001;[.G1027]+2+1/[.$H$2];[.G1027]+1/[.$H$2])" office:value-type="float" office:value="17.0833333333336" calcext:value-type="float">
            <text:p>17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29]))" office:value-type="date" office:date-value="2019-10-24T13:24:05.48994" calcext:value-type="date">
            <text:p>2019-10-24 13:24:05</text:p>
          </table:table-cell>
          <table:table-cell table:style-name="ce7" table:formula="of:=[.A1029]" office:value-type="date" office:date-value="2019-10-24T13:24:05.48994" calcext:value-type="date">
            <text:p>2019-10-24 13:24:05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13:24:05.48993962817" calcext:value-type="date">
            <text:p>12/30/99 01:24 P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&lt;0.000001;[.G1028]+2+1/[.$H$2];[.G1028]+1/[.$H$2])" office:value-type="float" office:value="17.1000000000003" calcext:value-type="float">
            <text:p>17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0]))" office:value-type="date" office:date-value="2019-10-24T12:58:22.016907" calcext:value-type="date">
            <text:p>2019-10-24 12:58:22</text:p>
          </table:table-cell>
          <table:table-cell table:style-name="ce7" table:formula="of:=[.A1030]" office:value-type="date" office:date-value="2019-10-24T12:58:22.016907" calcext:value-type="date">
            <text:p>2019-10-24 12:58:22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12:58:22.01690685935" calcext:value-type="date">
            <text:p>12/30/99 12:58 P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&lt;0.000001;[.G1029]+2+1/[.$H$2];[.G1029]+1/[.$H$2])" office:value-type="float" office:value="17.116666666667" calcext:value-type="float">
            <text:p>17,1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1]))" office:value-type="date" office:date-value="2019-10-24T13:06:27.576443" calcext:value-type="date">
            <text:p>2019-10-24 13:06:28</text:p>
          </table:table-cell>
          <table:table-cell table:style-name="ce7" table:formula="of:=[.A1031]" office:value-type="date" office:date-value="2019-10-24T13:06:27.576443" calcext:value-type="date">
            <text:p>2019-10-24 13:06:28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13:06:27.57644311991" calcext:value-type="date">
            <text:p>12/30/99 01:06 P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&lt;0.000001;[.G1030]+2+1/[.$H$2];[.G1030]+1/[.$H$2])" office:value-type="float" office:value="17.1333333333336" calcext:value-type="float">
            <text:p>17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2]))" office:value-type="date" office:date-value="2019-10-24T13:13:13.961863" calcext:value-type="date">
            <text:p>2019-10-24 13:13:14</text:p>
          </table:table-cell>
          <table:table-cell table:style-name="ce7" table:formula="of:=[.A1032]" office:value-type="date" office:date-value="2019-10-24T13:13:13.961863" calcext:value-type="date">
            <text:p>2019-10-24 13:13:14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13:13:13.96186333615" calcext:value-type="date">
            <text:p>12/30/99 01:13 P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&lt;0.000001;[.G1031]+2+1/[.$H$2];[.G1031]+1/[.$H$2])" office:value-type="float" office:value="17.1500000000003" calcext:value-type="float">
            <text:p>17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3]))" office:value-type="date" office:date-value="2019-10-24T13:05:47.703676" calcext:value-type="date">
            <text:p>2019-10-24 13:05:48</text:p>
          </table:table-cell>
          <table:table-cell table:style-name="ce7" table:formula="of:=[.A1033]" office:value-type="date" office:date-value="2019-10-24T13:05:47.703676" calcext:value-type="date">
            <text:p>2019-10-24 13:05:48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13:05:47.70367608871" calcext:value-type="date">
            <text:p>12/30/99 01:05 P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&lt;0.000001;[.G1032]+2+1/[.$H$2];[.G1032]+1/[.$H$2])" office:value-type="float" office:value="17.166666666667" calcext:value-type="float">
            <text:p>17,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4]))" office:value-type="date" office:date-value="2019-10-24T13:24:25.747277" calcext:value-type="date">
            <text:p>2019-10-24 13:24:26</text:p>
          </table:table-cell>
          <table:table-cell table:style-name="ce7" table:formula="of:=[.A1034]" office:value-type="date" office:date-value="2019-10-24T13:24:25.747277" calcext:value-type="date">
            <text:p>2019-10-24 13:24:26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13:24:25.74727669358" calcext:value-type="date">
            <text:p>12/30/99 01:24 P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&lt;0.000001;[.G1033]+2+1/[.$H$2];[.G1033]+1/[.$H$2])" office:value-type="float" office:value="17.1833333333336" calcext:value-type="float">
            <text:p>17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5]))" office:value-type="date" office:date-value="2019-10-24T13:22:22.805436" calcext:value-type="date">
            <text:p>2019-10-24 13:22:23</text:p>
          </table:table-cell>
          <table:table-cell table:style-name="ce7" table:formula="of:=[.A1035]" office:value-type="date" office:date-value="2019-10-24T13:22:22.805436" calcext:value-type="date">
            <text:p>2019-10-24 13:22:23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13:22:22.80543636996" calcext:value-type="date">
            <text:p>12/30/99 01:22 P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&lt;0.000001;[.G1034]+2+1/[.$H$2];[.G1034]+1/[.$H$2])" office:value-type="float" office:value="17.2000000000003" calcext:value-type="float">
            <text:p>17,2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6]))" office:value-type="date" office:date-value="2019-10-24T12:38:45.176761" calcext:value-type="date">
            <text:p>2019-10-24 12:38:45</text:p>
          </table:table-cell>
          <table:table-cell table:style-name="ce7" table:formula="of:=[.A1036]" office:value-type="date" office:date-value="2019-10-24T12:38:45.176761" calcext:value-type="date">
            <text:p>2019-10-24 12:38:45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12:38:45.17676085699" calcext:value-type="date">
            <text:p>12/30/99 12:38 P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&lt;0.000001;[.G1035]+2+1/[.$H$2];[.G1035]+1/[.$H$2])" office:value-type="float" office:value="17.216666666667" calcext:value-type="float">
            <text:p>17,2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7]))" office:value-type="date" office:date-value="2019-10-24T12:57:43.613995" calcext:value-type="date">
            <text:p>2019-10-24 12:57:44</text:p>
          </table:table-cell>
          <table:table-cell table:style-name="ce7" table:formula="of:=[.A1037]" office:value-type="date" office:date-value="2019-10-24T12:57:43.613995" calcext:value-type="date">
            <text:p>2019-10-24 12:57:44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12:57:43.61399518792" calcext:value-type="date">
            <text:p>12/30/99 12:57 P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&lt;0.000001;[.G1036]+2+1/[.$H$2];[.G1036]+1/[.$H$2])" office:value-type="float" office:value="17.2333333333336" calcext:value-type="float">
            <text:p>17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8]))" office:value-type="date" office:date-value="2019-10-24T12:49:49.205321" calcext:value-type="date">
            <text:p>2019-10-24 12:49:49</text:p>
          </table:table-cell>
          <table:table-cell table:style-name="ce7" table:formula="of:=[.A1038]" office:value-type="date" office:date-value="2019-10-24T12:49:49.205321" calcext:value-type="date">
            <text:p>2019-10-24 12:49:49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12:49:49.20532066841" calcext:value-type="date">
            <text:p>12/30/99 12:49 P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&lt;0.000001;[.G1037]+2+1/[.$H$2];[.G1037]+1/[.$H$2])" office:value-type="float" office:value="17.2500000000003" calcext:value-type="float">
            <text:p>17,2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39]))" office:value-type="date" office:date-value="2019-10-24T12:51:00.750194" calcext:value-type="date">
            <text:p>2019-10-24 12:51:01</text:p>
          </table:table-cell>
          <table:table-cell table:style-name="ce7" table:formula="of:=[.A1039]" office:value-type="date" office:date-value="2019-10-24T12:51:00.750194" calcext:value-type="date">
            <text:p>2019-10-24 12:51:01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12:51:00.75019387063" calcext:value-type="date">
            <text:p>12/30/99 12:51 P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&lt;0.000001;[.G1038]+2+1/[.$H$2];[.G1038]+1/[.$H$2])" office:value-type="float" office:value="17.266666666667" calcext:value-type="float">
            <text:p>17,2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0]))" office:value-type="date" office:date-value="2019-10-24T13:09:41.21787" calcext:value-type="date">
            <text:p>2019-10-24 13:09:41</text:p>
          </table:table-cell>
          <table:table-cell table:style-name="ce7" table:formula="of:=[.A1040]" office:value-type="date" office:date-value="2019-10-24T13:09:41.21787" calcext:value-type="date">
            <text:p>2019-10-24 13:09:41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13:09:41.21787041891" calcext:value-type="date">
            <text:p>12/30/99 01:09 P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&lt;0.000001;[.G1039]+2+1/[.$H$2];[.G1039]+1/[.$H$2])" office:value-type="float" office:value="17.2833333333336" calcext:value-type="float">
            <text:p>17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1]))" office:value-type="date" office:date-value="2019-10-24T12:59:50.914359" calcext:value-type="date">
            <text:p>2019-10-24 12:59:51</text:p>
          </table:table-cell>
          <table:table-cell table:style-name="ce7" table:formula="of:=[.A1041]" office:value-type="date" office:date-value="2019-10-24T12:59:50.914359" calcext:value-type="date">
            <text:p>2019-10-24 12:59:51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12:59:50.9143589437" calcext:value-type="date">
            <text:p>12/30/99 12:59 P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&lt;0.000001;[.G1040]+2+1/[.$H$2];[.G1040]+1/[.$H$2])" office:value-type="float" office:value="17.3000000000003" calcext:value-type="float">
            <text:p>17,3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2]))" office:value-type="date" office:date-value="2019-10-24T13:15:17.407417" calcext:value-type="date">
            <text:p>2019-10-24 13:15:17</text:p>
          </table:table-cell>
          <table:table-cell table:style-name="ce7" table:formula="of:=[.A1042]" office:value-type="date" office:date-value="2019-10-24T13:15:17.407417" calcext:value-type="date">
            <text:p>2019-10-24 13:15:17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13:15:17.40741685499" calcext:value-type="date">
            <text:p>12/30/99 01:15 P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&lt;0.000001;[.G1041]+2+1/[.$H$2];[.G1041]+1/[.$H$2])" office:value-type="float" office:value="17.316666666667" calcext:value-type="float">
            <text:p>17,3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3]))" office:value-type="date" office:date-value="2019-10-24T13:19:12.121029" calcext:value-type="date">
            <text:p>2019-10-24 13:19:12</text:p>
          </table:table-cell>
          <table:table-cell table:style-name="ce7" table:formula="of:=[.A1043]" office:value-type="date" office:date-value="2019-10-24T13:19:12.121029" calcext:value-type="date">
            <text:p>2019-10-24 13:19:12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13:19:12.12102946825" calcext:value-type="date">
            <text:p>12/30/99 01:19 P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&lt;0.000001;[.G1042]+2+1/[.$H$2];[.G1042]+1/[.$H$2])" office:value-type="float" office:value="17.3333333333336" calcext:value-type="float">
            <text:p>17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4]))" office:value-type="date" office:date-value="2019-10-24T13:03:59.954149" calcext:value-type="date">
            <text:p>2019-10-24 13:04:00</text:p>
          </table:table-cell>
          <table:table-cell table:style-name="ce7" table:formula="of:=[.A1044]" office:value-type="date" office:date-value="2019-10-24T13:03:59.954149" calcext:value-type="date">
            <text:p>2019-10-24 13:04:00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13:03:59.95414862875" calcext:value-type="date">
            <text:p>12/30/99 01:04 P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&lt;0.000001;[.G1043]+2+1/[.$H$2];[.G1043]+1/[.$H$2])" office:value-type="float" office:value="17.3500000000003" calcext:value-type="float">
            <text:p>17,3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5]))" office:value-type="date" office:date-value="2019-10-24T13:07:36.988482" calcext:value-type="date">
            <text:p>2019-10-24 13:07:37</text:p>
          </table:table-cell>
          <table:table-cell table:style-name="ce7" table:formula="of:=[.A1045]" office:value-type="date" office:date-value="2019-10-24T13:07:36.988482" calcext:value-type="date">
            <text:p>2019-10-24 13:07:37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13:07:36.98848238681" calcext:value-type="date">
            <text:p>12/30/99 01:07 P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&lt;0.000001;[.G1044]+2+1/[.$H$2];[.G1044]+1/[.$H$2])" office:value-type="float" office:value="17.366666666667" calcext:value-type="float">
            <text:p>17,3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6]))" office:value-type="date" office:date-value="2019-10-24T12:55:04.025072" calcext:value-type="date">
            <text:p>2019-10-24 12:55:04</text:p>
          </table:table-cell>
          <table:table-cell table:style-name="ce7" table:formula="of:=[.A1046]" office:value-type="date" office:date-value="2019-10-24T12:55:04.025072" calcext:value-type="date">
            <text:p>2019-10-24 12:55:04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12:55:04.02507190593" calcext:value-type="date">
            <text:p>12/30/99 12:55 P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&lt;0.000001;[.G1045]+2+1/[.$H$2];[.G1045]+1/[.$H$2])" office:value-type="float" office:value="17.3833333333336" calcext:value-type="float">
            <text:p>17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7]))" office:value-type="date" office:date-value="2019-10-24T12:44:00.211814" calcext:value-type="date">
            <text:p>2019-10-24 12:44:00</text:p>
          </table:table-cell>
          <table:table-cell table:style-name="ce7" table:formula="of:=[.A1047]" office:value-type="date" office:date-value="2019-10-24T12:44:00.211814" calcext:value-type="date">
            <text:p>2019-10-24 12:44:00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12:44:00.21181405988" calcext:value-type="date">
            <text:p>12/30/99 12:44 P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&lt;0.000001;[.G1046]+2+1/[.$H$2];[.G1046]+1/[.$H$2])" office:value-type="float" office:value="17.4000000000003" calcext:value-type="float">
            <text:p>17,4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8]))" office:value-type="date" office:date-value="2019-10-24T13:26:24.707337" calcext:value-type="date">
            <text:p>2019-10-24 13:26:25</text:p>
          </table:table-cell>
          <table:table-cell table:style-name="ce7" table:formula="of:=[.A1048]" office:value-type="date" office:date-value="2019-10-24T13:26:24.707337" calcext:value-type="date">
            <text:p>2019-10-24 13:26:25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13:26:24.70733729191" calcext:value-type="date">
            <text:p>12/30/99 01:26 P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&lt;0.000001;[.G1047]+2+1/[.$H$2];[.G1047]+1/[.$H$2])" office:value-type="float" office:value="17.416666666667" calcext:value-type="float">
            <text:p>17,4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49]))" office:value-type="date" office:date-value="2019-10-24T13:20:18.567253" calcext:value-type="date">
            <text:p>2019-10-24 13:20:19</text:p>
          </table:table-cell>
          <table:table-cell table:style-name="ce7" table:formula="of:=[.A1049]" office:value-type="date" office:date-value="2019-10-24T13:20:18.567253" calcext:value-type="date">
            <text:p>2019-10-24 13:20:19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13:20:18.56725299731" calcext:value-type="date">
            <text:p>12/30/99 01:20 P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&lt;0.000001;[.G1048]+2+1/[.$H$2];[.G1048]+1/[.$H$2])" office:value-type="float" office:value="17.4333333333336" calcext:value-type="float">
            <text:p>17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0]))" office:value-type="date" office:date-value="2019-10-24T13:11:49.747873" calcext:value-type="date">
            <text:p>2019-10-24 13:11:50</text:p>
          </table:table-cell>
          <table:table-cell table:style-name="ce7" table:formula="of:=[.A1050]" office:value-type="date" office:date-value="2019-10-24T13:11:49.747873" calcext:value-type="date">
            <text:p>2019-10-24 13:11:50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13:11:49.7478732001" calcext:value-type="date">
            <text:p>12/30/99 01:11 P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&lt;0.000001;[.G1049]+2+1/[.$H$2];[.G1049]+1/[.$H$2])" office:value-type="float" office:value="17.4500000000003" calcext:value-type="float">
            <text:p>17,4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1]))" office:value-type="date" office:date-value="2019-10-24T12:52:05.563122" calcext:value-type="date">
            <text:p>2019-10-24 12:52:06</text:p>
          </table:table-cell>
          <table:table-cell table:style-name="ce7" table:formula="of:=[.A1051]" office:value-type="date" office:date-value="2019-10-24T12:52:05.563122" calcext:value-type="date">
            <text:p>2019-10-24 12:52:06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12:52:05.56312184315" calcext:value-type="date">
            <text:p>12/30/99 12:52 P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&lt;0.000001;[.G1050]+2+1/[.$H$2];[.G1050]+1/[.$H$2])" office:value-type="float" office:value="17.466666666667" calcext:value-type="float">
            <text:p>17,4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2]))" office:value-type="date" office:date-value="2019-10-24T13:04:04.753299" calcext:value-type="date">
            <text:p>2019-10-24 13:04:05</text:p>
          </table:table-cell>
          <table:table-cell table:style-name="ce7" table:formula="of:=[.A1052]" office:value-type="date" office:date-value="2019-10-24T13:04:04.753299" calcext:value-type="date">
            <text:p>2019-10-24 13:04:05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13:04:04.75329907145" calcext:value-type="date">
            <text:p>12/30/99 01:04 P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&lt;0.000001;[.G1051]+2+1/[.$H$2];[.G1051]+1/[.$H$2])" office:value-type="float" office:value="17.4833333333336" calcext:value-type="float">
            <text:p>17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3]))" office:value-type="date" office:date-value="2019-10-24T13:12:09.783286" calcext:value-type="date">
            <text:p>2019-10-24 13:12:10</text:p>
          </table:table-cell>
          <table:table-cell table:style-name="ce7" table:formula="of:=[.A1053]" office:value-type="date" office:date-value="2019-10-24T13:12:09.783286" calcext:value-type="date">
            <text:p>2019-10-24 13:12:10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13:12:09.78328554891" calcext:value-type="date">
            <text:p>12/30/99 01:12 P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&lt;0.000001;[.G1052]+2+1/[.$H$2];[.G1052]+1/[.$H$2])" office:value-type="float" office:value="17.5000000000003" calcext:value-type="float">
            <text:p>17,5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4]))" office:value-type="date" office:date-value="2019-10-24T12:48:45.560321" calcext:value-type="date">
            <text:p>2019-10-24 12:48:46</text:p>
          </table:table-cell>
          <table:table-cell table:style-name="ce7" table:formula="of:=[.A1054]" office:value-type="date" office:date-value="2019-10-24T12:48:45.560321" calcext:value-type="date">
            <text:p>2019-10-24 12:48:46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12:48:45.56032100692" calcext:value-type="date">
            <text:p>12/30/99 12:48 P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&lt;0.000001;[.G1053]+2+1/[.$H$2];[.G1053]+1/[.$H$2])" office:value-type="float" office:value="17.516666666667" calcext:value-type="float">
            <text:p>17,51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5]))" office:value-type="date" office:date-value="2019-10-24T12:47:53.171489" calcext:value-type="date">
            <text:p>2019-10-24 12:47:53</text:p>
          </table:table-cell>
          <table:table-cell table:style-name="ce7" table:formula="of:=[.A1055]" office:value-type="date" office:date-value="2019-10-24T12:47:53.171489" calcext:value-type="date">
            <text:p>2019-10-24 12:47:53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12:47:53.17148891743" calcext:value-type="date">
            <text:p>12/30/99 12:47 P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&lt;0.000001;[.G1054]+2+1/[.$H$2];[.G1054]+1/[.$H$2])" office:value-type="float" office:value="17.5333333333336" calcext:value-type="float">
            <text:p>17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6]))" office:value-type="date" office:date-value="2019-10-24T12:59:05.577253" calcext:value-type="date">
            <text:p>2019-10-24 12:59:06</text:p>
          </table:table-cell>
          <table:table-cell table:style-name="ce7" table:formula="of:=[.A1056]" office:value-type="date" office:date-value="2019-10-24T12:59:05.577253" calcext:value-type="date">
            <text:p>2019-10-24 12:59:06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12:59:05.57725258637" calcext:value-type="date">
            <text:p>12/30/99 12:59 P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&lt;0.000001;[.G1055]+2+1/[.$H$2];[.G1055]+1/[.$H$2])" office:value-type="float" office:value="17.5500000000003" calcext:value-type="float">
            <text:p>17,5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7]))" office:value-type="date" office:date-value="2019-10-24T13:28:57.411454" calcext:value-type="date">
            <text:p>2019-10-24 13:28:57</text:p>
          </table:table-cell>
          <table:table-cell table:style-name="ce7" table:formula="of:=[.A1057]" office:value-type="date" office:date-value="2019-10-24T13:28:57.411454" calcext:value-type="date">
            <text:p>2019-10-24 13:28:57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13:28:57.41145394742" calcext:value-type="date">
            <text:p>12/30/99 01:28 P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&lt;0.000001;[.G1056]+2+1/[.$H$2];[.G1056]+1/[.$H$2])" office:value-type="float" office:value="17.566666666667" calcext:value-type="float">
            <text:p>17,5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8]))" office:value-type="date" office:date-value="2019-10-24T12:46:30.14822" calcext:value-type="date">
            <text:p>2019-10-24 12:46:30</text:p>
          </table:table-cell>
          <table:table-cell table:style-name="ce7" table:formula="of:=[.A1058]" office:value-type="date" office:date-value="2019-10-24T12:46:30.14822" calcext:value-type="date">
            <text:p>2019-10-24 12:46:30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12:46:30.14821979217" calcext:value-type="date">
            <text:p>12/30/99 12:46 P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&lt;0.000001;[.G1057]+2+1/[.$H$2];[.G1057]+1/[.$H$2])" office:value-type="float" office:value="17.5833333333336" calcext:value-type="float">
            <text:p>17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59]))" office:value-type="date" office:date-value="2019-10-24T13:06:14.246291" calcext:value-type="date">
            <text:p>2019-10-24 13:06:14</text:p>
          </table:table-cell>
          <table:table-cell table:style-name="ce7" table:formula="of:=[.A1059]" office:value-type="date" office:date-value="2019-10-24T13:06:14.246291" calcext:value-type="date">
            <text:p>2019-10-24 13:06:14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13:06:14.24629074521" calcext:value-type="date">
            <text:p>12/30/99 01:06 P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&lt;0.000001;[.G1058]+2+1/[.$H$2];[.G1058]+1/[.$H$2])" office:value-type="float" office:value="17.6000000000003" calcext:value-type="float">
            <text:p>17,6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0]))" office:value-type="date" office:date-value="2019-10-24T13:05:21.162231" calcext:value-type="date">
            <text:p>2019-10-24 13:05:21</text:p>
          </table:table-cell>
          <table:table-cell table:style-name="ce7" table:formula="of:=[.A1060]" office:value-type="date" office:date-value="2019-10-24T13:05:21.162231" calcext:value-type="date">
            <text:p>2019-10-24 13:05:21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13:05:21.16223133635" calcext:value-type="date">
            <text:p>12/30/99 01:05 P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&lt;0.000001;[.G1059]+2+1/[.$H$2];[.G1059]+1/[.$H$2])" office:value-type="float" office:value="17.6166666666669" calcext:value-type="float">
            <text:p>17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1]))" office:value-type="date" office:date-value="2019-10-24T13:02:53.544623" calcext:value-type="date">
            <text:p>2019-10-24 13:02:54</text:p>
          </table:table-cell>
          <table:table-cell table:style-name="ce7" table:formula="of:=[.A1061]" office:value-type="date" office:date-value="2019-10-24T13:02:53.544623" calcext:value-type="date">
            <text:p>2019-10-24 13:02:54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13:02:53.54462274816" calcext:value-type="date">
            <text:p>12/30/99 01:02 P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&lt;0.000001;[.G1060]+2+1/[.$H$2];[.G1060]+1/[.$H$2])" office:value-type="float" office:value="17.6333333333336" calcext:value-type="float">
            <text:p>17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2]))" office:value-type="date" office:date-value="2019-10-24T12:41:37.107002" calcext:value-type="date">
            <text:p>2019-10-24 12:41:37</text:p>
          </table:table-cell>
          <table:table-cell table:style-name="ce7" table:formula="of:=[.A1062]" office:value-type="date" office:date-value="2019-10-24T12:41:37.107002" calcext:value-type="date">
            <text:p>2019-10-24 12:41:37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12:41:37.10700160358" calcext:value-type="date">
            <text:p>12/30/99 12:41 P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&lt;0.000001;[.G1061]+2+1/[.$H$2];[.G1061]+1/[.$H$2])" office:value-type="float" office:value="17.6500000000003" calcext:value-type="float">
            <text:p>17,6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3]))" office:value-type="date" office:date-value="2019-10-24T13:05:16.423594" calcext:value-type="date">
            <text:p>2019-10-24 13:05:16</text:p>
          </table:table-cell>
          <table:table-cell table:style-name="ce7" table:formula="of:=[.A1063]" office:value-type="date" office:date-value="2019-10-24T13:05:16.423594" calcext:value-type="date">
            <text:p>2019-10-24 13:05:16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13:05:16.42359404359" calcext:value-type="date">
            <text:p>12/30/99 01:05 P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&lt;0.000001;[.G1062]+2+1/[.$H$2];[.G1062]+1/[.$H$2])" office:value-type="float" office:value="17.6666666666669" calcext:value-type="float">
            <text:p>17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4]))" office:value-type="date" office:date-value="2019-10-24T12:40:09.649639" calcext:value-type="date">
            <text:p>2019-10-24 12:40:10</text:p>
          </table:table-cell>
          <table:table-cell table:style-name="ce7" table:formula="of:=[.A1064]" office:value-type="date" office:date-value="2019-10-24T12:40:09.649639" calcext:value-type="date">
            <text:p>2019-10-24 12:40:10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12:40:09.64963927399" calcext:value-type="date">
            <text:p>12/30/99 12:40 P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&lt;0.000001;[.G1063]+2+1/[.$H$2];[.G1063]+1/[.$H$2])" office:value-type="float" office:value="17.6833333333336" calcext:value-type="float">
            <text:p>17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5]))" office:value-type="date" office:date-value="2019-10-24T13:11:03.460805" calcext:value-type="date">
            <text:p>2019-10-24 13:11:03</text:p>
          </table:table-cell>
          <table:table-cell table:style-name="ce7" table:formula="of:=[.A1065]" office:value-type="date" office:date-value="2019-10-24T13:11:03.460805" calcext:value-type="date">
            <text:p>2019-10-24 13:11:03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13:11:03.46080468502" calcext:value-type="date">
            <text:p>12/30/99 01:11 P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&lt;0.000001;[.G1064]+2+1/[.$H$2];[.G1064]+1/[.$H$2])" office:value-type="float" office:value="17.7000000000003" calcext:value-type="float">
            <text:p>17,7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6]))" office:value-type="date" office:date-value="2019-10-24T13:29:47.833733" calcext:value-type="date">
            <text:p>2019-10-24 13:29:48</text:p>
          </table:table-cell>
          <table:table-cell table:style-name="ce7" table:formula="of:=[.A1066]" office:value-type="date" office:date-value="2019-10-24T13:29:47.833733" calcext:value-type="date">
            <text:p>2019-10-24 13:29:48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13:29:47.83373250626" calcext:value-type="date">
            <text:p>12/30/99 01:29 P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&lt;0.000001;[.G1065]+2+1/[.$H$2];[.G1065]+1/[.$H$2])" office:value-type="float" office:value="17.7166666666669" calcext:value-type="float">
            <text:p>17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7]))" office:value-type="date" office:date-value="2019-10-24T12:55:19.054927" calcext:value-type="date">
            <text:p>2019-10-24 12:55:19</text:p>
          </table:table-cell>
          <table:table-cell table:style-name="ce7" table:formula="of:=[.A1067]" office:value-type="date" office:date-value="2019-10-24T12:55:19.054927" calcext:value-type="date">
            <text:p>2019-10-24 12:55:19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12:55:19.05492714141" calcext:value-type="date">
            <text:p>12/30/99 12:55 P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&lt;0.000001;[.G1066]+2+1/[.$H$2];[.G1066]+1/[.$H$2])" office:value-type="float" office:value="17.7333333333336" calcext:value-type="float">
            <text:p>17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8]))" office:value-type="date" office:date-value="2019-10-24T12:43:40.352964" calcext:value-type="date">
            <text:p>2019-10-24 12:43:40</text:p>
          </table:table-cell>
          <table:table-cell table:style-name="ce7" table:formula="of:=[.A1068]" office:value-type="date" office:date-value="2019-10-24T12:43:40.352964" calcext:value-type="date">
            <text:p>2019-10-24 12:43:40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12:43:40.35296356771" calcext:value-type="date">
            <text:p>12/30/99 12:43 P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&lt;0.000001;[.G1067]+2+1/[.$H$2];[.G1067]+1/[.$H$2])" office:value-type="float" office:value="17.7500000000003" calcext:value-type="float">
            <text:p>17,7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69]))" office:value-type="date" office:date-value="2019-10-24T12:57:35.813621" calcext:value-type="date">
            <text:p>2019-10-24 12:57:36</text:p>
          </table:table-cell>
          <table:table-cell table:style-name="ce7" table:formula="of:=[.A1069]" office:value-type="date" office:date-value="2019-10-24T12:57:35.813621" calcext:value-type="date">
            <text:p>2019-10-24 12:57:36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12:57:35.8136213338" calcext:value-type="date">
            <text:p>12/30/99 12:57 P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&lt;0.000001;[.G1068]+2+1/[.$H$2];[.G1068]+1/[.$H$2])" office:value-type="float" office:value="17.7666666666669" calcext:value-type="float">
            <text:p>17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0]))" office:value-type="date" office:date-value="2019-10-24T13:13:02.23286" calcext:value-type="date">
            <text:p>2019-10-24 13:13:02</text:p>
          </table:table-cell>
          <table:table-cell table:style-name="ce7" table:formula="of:=[.A1070]" office:value-type="date" office:date-value="2019-10-24T13:13:02.23286" calcext:value-type="date">
            <text:p>2019-10-24 13:13:02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13:13:02.23286024295" calcext:value-type="date">
            <text:p>12/30/99 01:13 P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&lt;0.000001;[.G1069]+2+1/[.$H$2];[.G1069]+1/[.$H$2])" office:value-type="float" office:value="17.7833333333336" calcext:value-type="float">
            <text:p>17,7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1]))" office:value-type="date" office:date-value="2019-10-24T13:00:22.918086" calcext:value-type="date">
            <text:p>2019-10-24 13:00:23</text:p>
          </table:table-cell>
          <table:table-cell table:style-name="ce7" table:formula="of:=[.A1071]" office:value-type="date" office:date-value="2019-10-24T13:00:22.918086" calcext:value-type="date">
            <text:p>2019-10-24 13:00:23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13:00:22.91808610316" calcext:value-type="date">
            <text:p>12/30/99 01:00 P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&lt;0.000001;[.G1070]+2+1/[.$H$2];[.G1070]+1/[.$H$2])" office:value-type="float" office:value="17.8000000000003" calcext:value-type="float">
            <text:p>17,8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2]))" office:value-type="date" office:date-value="2019-10-24T13:03:21.05713" calcext:value-type="date">
            <text:p>2019-10-24 13:03:21</text:p>
          </table:table-cell>
          <table:table-cell table:style-name="ce7" table:formula="of:=[.A1072]" office:value-type="date" office:date-value="2019-10-24T13:03:21.05713" calcext:value-type="date">
            <text:p>2019-10-24 13:03:21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13:03:21.05713005178" calcext:value-type="date">
            <text:p>12/30/99 01:03 P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&lt;0.000001;[.G1071]+2+1/[.$H$2];[.G1071]+1/[.$H$2])" office:value-type="float" office:value="17.8166666666669" calcext:value-type="float">
            <text:p>17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3]))" office:value-type="date" office:date-value="2019-10-24T13:23:52.69419" calcext:value-type="date">
            <text:p>2019-10-24 13:23:53</text:p>
          </table:table-cell>
          <table:table-cell table:style-name="ce7" table:formula="of:=[.A1073]" office:value-type="date" office:date-value="2019-10-24T13:23:52.69419" calcext:value-type="date">
            <text:p>2019-10-24 13:23:53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13:23:52.69418952987" calcext:value-type="date">
            <text:p>12/30/99 01:23 P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&lt;0.000001;[.G1072]+2+1/[.$H$2];[.G1072]+1/[.$H$2])" office:value-type="float" office:value="17.8333333333336" calcext:value-type="float">
            <text:p>17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4]))" office:value-type="date" office:date-value="2019-10-24T12:53:27.453102" calcext:value-type="date">
            <text:p>2019-10-24 12:53:27</text:p>
          </table:table-cell>
          <table:table-cell table:style-name="ce7" table:formula="of:=[.A1074]" office:value-type="date" office:date-value="2019-10-24T12:53:27.453102" calcext:value-type="date">
            <text:p>2019-10-24 12:53:27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12:53:27.45310150087" calcext:value-type="date">
            <text:p>12/30/99 12:53 P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&lt;0.000001;[.G1073]+2+1/[.$H$2];[.G1073]+1/[.$H$2])" office:value-type="float" office:value="17.8500000000003" calcext:value-type="float">
            <text:p>17,8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5]))" office:value-type="date" office:date-value="2019-10-24T13:23:59.234293" calcext:value-type="date">
            <text:p>2019-10-24 13:23:59</text:p>
          </table:table-cell>
          <table:table-cell table:style-name="ce7" table:formula="of:=[.A1075]" office:value-type="date" office:date-value="2019-10-24T13:23:59.234293" calcext:value-type="date">
            <text:p>2019-10-24 13:23:59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13:23:59.23429311253" calcext:value-type="date">
            <text:p>12/30/99 01:23 P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&lt;0.000001;[.G1074]+2+1/[.$H$2];[.G1074]+1/[.$H$2])" office:value-type="float" office:value="17.8666666666669" calcext:value-type="float">
            <text:p>17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6]))" office:value-type="date" office:date-value="2019-10-24T13:03:41.359981" calcext:value-type="date">
            <text:p>2019-10-24 13:03:41</text:p>
          </table:table-cell>
          <table:table-cell table:style-name="ce7" table:formula="of:=[.A1076]" office:value-type="date" office:date-value="2019-10-24T13:03:41.359981" calcext:value-type="date">
            <text:p>2019-10-24 13:03:41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13:03:41.35998085141" calcext:value-type="date">
            <text:p>12/30/99 01:03 P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&lt;0.000001;[.G1075]+2+1/[.$H$2];[.G1075]+1/[.$H$2])" office:value-type="float" office:value="17.8833333333336" calcext:value-type="float">
            <text:p>17,8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7]))" office:value-type="date" office:date-value="2019-10-24T12:57:18.66046" calcext:value-type="date">
            <text:p>2019-10-24 12:57:19</text:p>
          </table:table-cell>
          <table:table-cell table:style-name="ce7" table:formula="of:=[.A1077]" office:value-type="date" office:date-value="2019-10-24T12:57:18.66046" calcext:value-type="date">
            <text:p>2019-10-24 12:57:19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12:57:18.66045987234" calcext:value-type="date">
            <text:p>12/30/99 12:57 P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&lt;0.000001;[.G1076]+2+1/[.$H$2];[.G1076]+1/[.$H$2])" office:value-type="float" office:value="17.9000000000003" calcext:value-type="float">
            <text:p>17,9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8]))" office:value-type="date" office:date-value="2019-10-24T13:05:09.23124" calcext:value-type="date">
            <text:p>2019-10-24 13:05:09</text:p>
          </table:table-cell>
          <table:table-cell table:style-name="ce7" table:formula="of:=[.A1078]" office:value-type="date" office:date-value="2019-10-24T13:05:09.23124" calcext:value-type="date">
            <text:p>2019-10-24 13:05:09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13:05:09.23124030232" calcext:value-type="date">
            <text:p>12/30/99 01:05 P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&lt;0.000001;[.G1077]+2+1/[.$H$2];[.G1077]+1/[.$H$2])" office:value-type="float" office:value="17.9166666666669" calcext:value-type="float">
            <text:p>17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79]))" office:value-type="date" office:date-value="2019-10-24T12:50:56.543654" calcext:value-type="date">
            <text:p>2019-10-24 12:50:57</text:p>
          </table:table-cell>
          <table:table-cell table:style-name="ce7" table:formula="of:=[.A1079]" office:value-type="date" office:date-value="2019-10-24T12:50:56.543654" calcext:value-type="date">
            <text:p>2019-10-24 12:50:57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12:50:56.54365424998" calcext:value-type="date">
            <text:p>12/30/99 12:50 P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&lt;0.000001;[.G1078]+2+1/[.$H$2];[.G1078]+1/[.$H$2])" office:value-type="float" office:value="17.9333333333336" calcext:value-type="float">
            <text:p>17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0]))" office:value-type="date" office:date-value="2019-10-24T13:09:35.308705" calcext:value-type="date">
            <text:p>2019-10-24 13:09:35</text:p>
          </table:table-cell>
          <table:table-cell table:style-name="ce7" table:formula="of:=[.A1080]" office:value-type="date" office:date-value="2019-10-24T13:09:35.308705" calcext:value-type="date">
            <text:p>2019-10-24 13:09:35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13:09:35.30870537739" calcext:value-type="date">
            <text:p>12/30/99 01:09 P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&lt;0.000001;[.G1079]+2+1/[.$H$2];[.G1079]+1/[.$H$2])" office:value-type="float" office:value="17.9500000000003" calcext:value-type="float">
            <text:p>17,9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1]))" office:value-type="date" office:date-value="2019-10-24T13:28:20.900424" calcext:value-type="date">
            <text:p>2019-10-24 13:28:21</text:p>
          </table:table-cell>
          <table:table-cell table:style-name="ce7" table:formula="of:=[.A1081]" office:value-type="date" office:date-value="2019-10-24T13:28:20.900424" calcext:value-type="date">
            <text:p>2019-10-24 13:28:21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13:28:20.90042373631" calcext:value-type="date">
            <text:p>12/30/99 01:28 P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&lt;0.000001;[.G1080]+2+1/[.$H$2];[.G1080]+1/[.$H$2])" office:value-type="float" office:value="17.9666666666669" calcext:value-type="float">
            <text:p>17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2]))" office:value-type="date" office:date-value="2019-10-24T12:53:32.693758" calcext:value-type="date">
            <text:p>2019-10-24 12:53:33</text:p>
          </table:table-cell>
          <table:table-cell table:style-name="ce7" table:formula="of:=[.A1082]" office:value-type="date" office:date-value="2019-10-24T12:53:32.693758" calcext:value-type="date">
            <text:p>2019-10-24 12:53:33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12:53:32.69375779666" calcext:value-type="date">
            <text:p>12/30/99 12:53 P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&lt;0.000001;[.G1081]+2+1/[.$H$2];[.G1081]+1/[.$H$2])" office:value-type="float" office:value="17.9833333333336" calcext:value-type="float">
            <text:p>17,9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3]))" office:value-type="date" office:date-value="2019-10-25T12:45:50.076978" calcext:value-type="date">
            <text:p>2019-10-25 12:45:50</text:p>
          </table:table-cell>
          <table:table-cell table:style-name="ce7" table:formula="of:=[.A1083]" office:value-type="date" office:date-value="2019-10-25T12:45:50.076978" calcext:value-type="date">
            <text:p>2019-10-25 12:45:50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12:45:50.07697830442" calcext:value-type="date">
            <text:p>12/30/99 12:45 P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&lt;0.000001;[.G1082]+2+1/[.$H$2];[.G1082]+1/[.$H$2])" office:value-type="float" office:value="18.0000000000003" calcext:value-type="float">
            <text:p>18,0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4]))" office:value-type="date" office:date-value="2019-10-25T12:42:44.350628" calcext:value-type="date">
            <text:p>2019-10-25 12:42:44</text:p>
          </table:table-cell>
          <table:table-cell table:style-name="ce7" table:formula="of:=[.A1084]" office:value-type="date" office:date-value="2019-10-25T12:42:44.350628" calcext:value-type="date">
            <text:p>2019-10-25 12:42:44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12:42:44.35062764212" calcext:value-type="date">
            <text:p>12/30/99 12:42 P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&lt;0.000001;[.G1083]+2+1/[.$H$2];[.G1083]+1/[.$H$2])" office:value-type="float" office:value="18.0166666666669" calcext:value-type="float">
            <text:p>18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5]))" office:value-type="date" office:date-value="2019-10-25T12:49:52.498313" calcext:value-type="date">
            <text:p>2019-10-25 12:49:52</text:p>
          </table:table-cell>
          <table:table-cell table:style-name="ce7" table:formula="of:=[.A1085]" office:value-type="date" office:date-value="2019-10-25T12:49:52.498313" calcext:value-type="date">
            <text:p>2019-10-25 12:49:52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12:49:52.49831289053" calcext:value-type="date">
            <text:p>12/30/99 12:49 P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&lt;0.000001;[.G1084]+2+1/[.$H$2];[.G1084]+1/[.$H$2])" office:value-type="float" office:value="18.0333333333336" calcext:value-type="float">
            <text:p>18,0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6]))" office:value-type="date" office:date-value="2019-10-25T13:08:44.665573" calcext:value-type="date">
            <text:p>2019-10-25 13:08:45</text:p>
          </table:table-cell>
          <table:table-cell table:style-name="ce7" table:formula="of:=[.A1086]" office:value-type="date" office:date-value="2019-10-25T13:08:44.665573" calcext:value-type="date">
            <text:p>2019-10-25 13:08:45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13:08:44.66557330918" calcext:value-type="date">
            <text:p>12/30/99 01:08 P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&lt;0.000001;[.G1085]+2+1/[.$H$2];[.G1085]+1/[.$H$2])" office:value-type="float" office:value="18.0500000000003" calcext:value-type="float">
            <text:p>18,0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7]))" office:value-type="date" office:date-value="2019-10-25T13:22:35.483359" calcext:value-type="date">
            <text:p>2019-10-25 13:22:35</text:p>
          </table:table-cell>
          <table:table-cell table:style-name="ce7" table:formula="of:=[.A1087]" office:value-type="date" office:date-value="2019-10-25T13:22:35.483359" calcext:value-type="date">
            <text:p>2019-10-25 13:22:35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13:22:35.48335933127" calcext:value-type="date">
            <text:p>12/30/99 01:22 P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&lt;0.000001;[.G1086]+2+1/[.$H$2];[.G1086]+1/[.$H$2])" office:value-type="float" office:value="18.0666666666669" calcext:value-type="float">
            <text:p>18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8]))" office:value-type="date" office:date-value="2019-10-25T13:18:35.197388" calcext:value-type="date">
            <text:p>2019-10-25 13:18:35</text:p>
          </table:table-cell>
          <table:table-cell table:style-name="ce7" table:formula="of:=[.A1088]" office:value-type="date" office:date-value="2019-10-25T13:18:35.197388" calcext:value-type="date">
            <text:p>2019-10-25 13:18:35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13:18:35.19738833886" calcext:value-type="date">
            <text:p>12/30/99 01:18 P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&lt;0.000001;[.G1087]+2+1/[.$H$2];[.G1087]+1/[.$H$2])" office:value-type="float" office:value="18.0833333333336" calcext:value-type="float">
            <text:p>18,0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89]))" office:value-type="date" office:date-value="2019-10-25T12:49:01.88916" calcext:value-type="date">
            <text:p>2019-10-25 12:49:02</text:p>
          </table:table-cell>
          <table:table-cell table:style-name="ce7" table:formula="of:=[.A1089]" office:value-type="date" office:date-value="2019-10-25T12:49:01.88916" calcext:value-type="date">
            <text:p>2019-10-25 12:49:02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12:49:01.88916021958" calcext:value-type="date">
            <text:p>12/30/99 12:49 P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&lt;0.000001;[.G1088]+2+1/[.$H$2];[.G1088]+1/[.$H$2])" office:value-type="float" office:value="18.1000000000003" calcext:value-type="float">
            <text:p>18,10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0]))" office:value-type="date" office:date-value="2019-10-25T12:47:06.224334" calcext:value-type="date">
            <text:p>2019-10-25 12:47:06</text:p>
          </table:table-cell>
          <table:table-cell table:style-name="ce7" table:formula="of:=[.A1090]" office:value-type="date" office:date-value="2019-10-25T12:47:06.224334" calcext:value-type="date">
            <text:p>2019-10-25 12:47:06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12:47:06.22433358338" calcext:value-type="date">
            <text:p>12/30/99 12:47 P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&lt;0.000001;[.G1089]+2+1/[.$H$2];[.G1089]+1/[.$H$2])" office:value-type="float" office:value="18.1166666666669" calcext:value-type="float">
            <text:p>18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1]))" office:value-type="date" office:date-value="2019-10-25T13:06:52.619176" calcext:value-type="date">
            <text:p>2019-10-25 13:06:53</text:p>
          </table:table-cell>
          <table:table-cell table:style-name="ce7" table:formula="of:=[.A1091]" office:value-type="date" office:date-value="2019-10-25T13:06:52.619176" calcext:value-type="date">
            <text:p>2019-10-25 13:06:53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13:06:52.61917592492" calcext:value-type="date">
            <text:p>12/30/99 01:06 P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&lt;0.000001;[.G1090]+2+1/[.$H$2];[.G1090]+1/[.$H$2])" office:value-type="float" office:value="18.1333333333336" calcext:value-type="float">
            <text:p>18,1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2]))" office:value-type="date" office:date-value="2019-10-25T13:06:46.395194" calcext:value-type="date">
            <text:p>2019-10-25 13:06:46</text:p>
          </table:table-cell>
          <table:table-cell table:style-name="ce7" table:formula="of:=[.A1092]" office:value-type="date" office:date-value="2019-10-25T13:06:46.395194" calcext:value-type="date">
            <text:p>2019-10-25 13:06:46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13:06:46.39519414399" calcext:value-type="date">
            <text:p>12/30/99 01:06 P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&lt;0.000001;[.G1091]+2+1/[.$H$2];[.G1091]+1/[.$H$2])" office:value-type="float" office:value="18.1500000000003" calcext:value-type="float">
            <text:p>18,150000000000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3]))" office:value-type="date" office:date-value="2019-10-25T13:00:45.750064" calcext:value-type="date">
            <text:p>2019-10-25 13:00:46</text:p>
          </table:table-cell>
          <table:table-cell table:style-name="ce7" table:formula="of:=[.A1093]" office:value-type="date" office:date-value="2019-10-25T13:00:45.750064" calcext:value-type="date">
            <text:p>2019-10-25 13:00:46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13:00:45.75006407686" calcext:value-type="date">
            <text:p>12/30/99 01:00 P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&lt;0.000001;[.G1092]+2+1/[.$H$2];[.G1092]+1/[.$H$2])" office:value-type="float" office:value="18.1666666666669" calcext:value-type="float">
            <text:p>18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4]))" office:value-type="date" office:date-value="2019-10-25T13:04:00.620353" calcext:value-type="date">
            <text:p>2019-10-25 13:04:01</text:p>
          </table:table-cell>
          <table:table-cell table:style-name="ce7" table:formula="of:=[.A1094]" office:value-type="date" office:date-value="2019-10-25T13:04:00.620353" calcext:value-type="date">
            <text:p>2019-10-25 13:04:01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13:04:00.6203527702" calcext:value-type="date">
            <text:p>12/30/99 01:04 P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&lt;0.000001;[.G1093]+2+1/[.$H$2];[.G1093]+1/[.$H$2])" office:value-type="float" office:value="18.1833333333336" calcext:value-type="float">
            <text:p>18,1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5]))" office:value-type="date" office:date-value="2019-10-25T12:58:56.696471" calcext:value-type="date">
            <text:p>2019-10-25 12:58:57</text:p>
          </table:table-cell>
          <table:table-cell table:style-name="ce7" table:formula="of:=[.A1095]" office:value-type="date" office:date-value="2019-10-25T12:58:56.696471" calcext:value-type="date">
            <text:p>2019-10-25 12:58:57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12:58:56.69647132047" calcext:value-type="date">
            <text:p>12/30/99 12:58 P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&lt;0.000001;[.G1094]+2+1/[.$H$2];[.G1094]+1/[.$H$2])" office:value-type="float" office:value="18.2000000000002" calcext:value-type="float">
            <text:p>18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6]))" office:value-type="date" office:date-value="2019-10-25T12:41:34.641053" calcext:value-type="date">
            <text:p>2019-10-25 12:41:35</text:p>
          </table:table-cell>
          <table:table-cell table:style-name="ce7" table:formula="of:=[.A1096]" office:value-type="date" office:date-value="2019-10-25T12:41:34.641053" calcext:value-type="date">
            <text:p>2019-10-25 12:41:35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12:41:34.64105302468" calcext:value-type="date">
            <text:p>12/30/99 12:41 P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&lt;0.000001;[.G1095]+2+1/[.$H$2];[.G1095]+1/[.$H$2])" office:value-type="float" office:value="18.2166666666669" calcext:value-type="float">
            <text:p>18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7]))" office:value-type="date" office:date-value="2019-10-25T13:18:46.661816" calcext:value-type="date">
            <text:p>2019-10-25 13:18:47</text:p>
          </table:table-cell>
          <table:table-cell table:style-name="ce7" table:formula="of:=[.A1097]" office:value-type="date" office:date-value="2019-10-25T13:18:46.661816" calcext:value-type="date">
            <text:p>2019-10-25 13:18:47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13:18:46.6618164489" calcext:value-type="date">
            <text:p>12/30/99 01:18 P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&lt;0.000001;[.G1096]+2+1/[.$H$2];[.G1096]+1/[.$H$2])" office:value-type="float" office:value="18.2333333333336" calcext:value-type="float">
            <text:p>18,2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8]))" office:value-type="date" office:date-value="2019-10-25T12:48:53.549862" calcext:value-type="date">
            <text:p>2019-10-25 12:48:54</text:p>
          </table:table-cell>
          <table:table-cell table:style-name="ce7" table:formula="of:=[.A1098]" office:value-type="date" office:date-value="2019-10-25T12:48:53.549862" calcext:value-type="date">
            <text:p>2019-10-25 12:48:54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2:48:53.54986226186" calcext:value-type="date">
            <text:p>12/30/99 12:48 P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&lt;0.000001;[.G1097]+2+1/[.$H$2];[.G1097]+1/[.$H$2])" office:value-type="float" office:value="18.2500000000002" calcext:value-type="float">
            <text:p>18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099]))" office:value-type="date" office:date-value="2019-10-25T12:38:26.625003" calcext:value-type="date">
            <text:p>2019-10-25 12:38:27</text:p>
          </table:table-cell>
          <table:table-cell table:style-name="ce7" table:formula="of:=[.A1099]" office:value-type="date" office:date-value="2019-10-25T12:38:26.625003" calcext:value-type="date">
            <text:p>2019-10-25 12:38:27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12:38:26.62500257604" calcext:value-type="date">
            <text:p>12/30/99 12:38 P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&lt;0.000001;[.G1098]+2+1/[.$H$2];[.G1098]+1/[.$H$2])" office:value-type="float" office:value="18.2666666666669" calcext:value-type="float">
            <text:p>18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0]))" office:value-type="date" office:date-value="2019-10-25T13:03:11.668954" calcext:value-type="date">
            <text:p>2019-10-25 13:03:12</text:p>
          </table:table-cell>
          <table:table-cell table:style-name="ce7" table:formula="of:=[.A1100]" office:value-type="date" office:date-value="2019-10-25T13:03:11.668954" calcext:value-type="date">
            <text:p>2019-10-25 13:03:12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13:03:11.66895363014" calcext:value-type="date">
            <text:p>12/30/99 01:03 P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&lt;0.000001;[.G1099]+2+1/[.$H$2];[.G1099]+1/[.$H$2])" office:value-type="float" office:value="18.2833333333336" calcext:value-type="float">
            <text:p>18,2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1]))" office:value-type="date" office:date-value="2019-10-25T13:05:23.377495" calcext:value-type="date">
            <text:p>2019-10-25 13:05:23</text:p>
          </table:table-cell>
          <table:table-cell table:style-name="ce7" table:formula="of:=[.A1101]" office:value-type="date" office:date-value="2019-10-25T13:05:23.377495" calcext:value-type="date">
            <text:p>2019-10-25 13:05:23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13:05:23.37749479339" calcext:value-type="date">
            <text:p>12/30/99 01:05 P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&lt;0.000001;[.G1100]+2+1/[.$H$2];[.G1100]+1/[.$H$2])" office:value-type="float" office:value="18.3000000000002" calcext:value-type="float">
            <text:p>18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2]))" office:value-type="date" office:date-value="2019-10-25T13:13:39.47397" calcext:value-type="date">
            <text:p>2019-10-25 13:13:39</text:p>
          </table:table-cell>
          <table:table-cell table:style-name="ce7" table:formula="of:=[.A1102]" office:value-type="date" office:date-value="2019-10-25T13:13:39.47397" calcext:value-type="date">
            <text:p>2019-10-25 13:13:39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13:13:39.47397035547" calcext:value-type="date">
            <text:p>12/30/99 01:13 P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&lt;0.000001;[.G1101]+2+1/[.$H$2];[.G1101]+1/[.$H$2])" office:value-type="float" office:value="18.3166666666669" calcext:value-type="float">
            <text:p>18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3]))" office:value-type="date" office:date-value="2019-10-25T12:43:03.612345" calcext:value-type="date">
            <text:p>2019-10-25 12:43:04</text:p>
          </table:table-cell>
          <table:table-cell table:style-name="ce7" table:formula="of:=[.A1103]" office:value-type="date" office:date-value="2019-10-25T12:43:03.612345" calcext:value-type="date">
            <text:p>2019-10-25 12:43:04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12:43:03.61234548502" calcext:value-type="date">
            <text:p>12/30/99 12:43 P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&lt;0.000001;[.G1102]+2+1/[.$H$2];[.G1102]+1/[.$H$2])" office:value-type="float" office:value="18.3333333333336" calcext:value-type="float">
            <text:p>18,3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4]))" office:value-type="date" office:date-value="2019-10-25T12:47:25.959606" calcext:value-type="date">
            <text:p>2019-10-25 12:47:26</text:p>
          </table:table-cell>
          <table:table-cell table:style-name="ce7" table:formula="of:=[.A1104]" office:value-type="date" office:date-value="2019-10-25T12:47:25.959606" calcext:value-type="date">
            <text:p>2019-10-25 12:47:26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12:47:25.95960611477" calcext:value-type="date">
            <text:p>12/30/99 12:47 P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&lt;0.000001;[.G1103]+2+1/[.$H$2];[.G1103]+1/[.$H$2])" office:value-type="float" office:value="18.3500000000002" calcext:value-type="float">
            <text:p>18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5]))" office:value-type="date" office:date-value="2019-10-25T13:18:04.888881" calcext:value-type="date">
            <text:p>2019-10-25 13:18:05</text:p>
          </table:table-cell>
          <table:table-cell table:style-name="ce7" table:formula="of:=[.A1105]" office:value-type="date" office:date-value="2019-10-25T13:18:04.888881" calcext:value-type="date">
            <text:p>2019-10-25 13:18:05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13:18:04.88888118882" calcext:value-type="date">
            <text:p>12/30/99 01:18 P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&lt;0.000001;[.G1104]+2+1/[.$H$2];[.G1104]+1/[.$H$2])" office:value-type="float" office:value="18.3666666666669" calcext:value-type="float">
            <text:p>18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6]))" office:value-type="date" office:date-value="2019-10-25T13:15:17.71003" calcext:value-type="date">
            <text:p>2019-10-25 13:15:18</text:p>
          </table:table-cell>
          <table:table-cell table:style-name="ce7" table:formula="of:=[.A1106]" office:value-type="date" office:date-value="2019-10-25T13:15:17.71003" calcext:value-type="date">
            <text:p>2019-10-25 13:15:18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13:15:17.71003038157" calcext:value-type="date">
            <text:p>12/30/99 01:15 P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&lt;0.000001;[.G1105]+2+1/[.$H$2];[.G1105]+1/[.$H$2])" office:value-type="float" office:value="18.3833333333336" calcext:value-type="float">
            <text:p>18,3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7]))" office:value-type="date" office:date-value="2019-10-25T12:46:34.005189" calcext:value-type="date">
            <text:p>2019-10-25 12:46:34</text:p>
          </table:table-cell>
          <table:table-cell table:style-name="ce7" table:formula="of:=[.A1107]" office:value-type="date" office:date-value="2019-10-25T12:46:34.005189" calcext:value-type="date">
            <text:p>2019-10-25 12:46:34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12:46:34.00518941693" calcext:value-type="date">
            <text:p>12/30/99 12:46 P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&lt;0.000001;[.G1106]+2+1/[.$H$2];[.G1106]+1/[.$H$2])" office:value-type="float" office:value="18.4000000000002" calcext:value-type="float">
            <text:p>18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8]))" office:value-type="date" office:date-value="2019-10-25T13:16:09.498839" calcext:value-type="date">
            <text:p>2019-10-25 13:16:09</text:p>
          </table:table-cell>
          <table:table-cell table:style-name="ce7" table:formula="of:=[.A1108]" office:value-type="date" office:date-value="2019-10-25T13:16:09.498839" calcext:value-type="date">
            <text:p>2019-10-25 13:16:09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13:16:09.49883932248" calcext:value-type="date">
            <text:p>12/30/99 01:16 P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&lt;0.000001;[.G1107]+2+1/[.$H$2];[.G1107]+1/[.$H$2])" office:value-type="float" office:value="18.4166666666669" calcext:value-type="float">
            <text:p>18,4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09]))" office:value-type="date" office:date-value="2019-10-25T13:04:47.221342" calcext:value-type="date">
            <text:p>2019-10-25 13:04:47</text:p>
          </table:table-cell>
          <table:table-cell table:style-name="ce7" table:formula="of:=[.A1109]" office:value-type="date" office:date-value="2019-10-25T13:04:47.221342" calcext:value-type="date">
            <text:p>2019-10-25 13:04:47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13:04:47.2213422088" calcext:value-type="date">
            <text:p>12/30/99 01:04 P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&lt;0.000001;[.G1108]+2+1/[.$H$2];[.G1108]+1/[.$H$2])" office:value-type="float" office:value="18.4333333333336" calcext:value-type="float">
            <text:p>18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0]))" office:value-type="date" office:date-value="2019-10-25T13:13:11.840066" calcext:value-type="date">
            <text:p>2019-10-25 13:13:12</text:p>
          </table:table-cell>
          <table:table-cell table:style-name="ce7" table:formula="of:=[.A1110]" office:value-type="date" office:date-value="2019-10-25T13:13:11.840066" calcext:value-type="date">
            <text:p>2019-10-25 13:13:12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13:13:11.84006585274" calcext:value-type="date">
            <text:p>12/30/99 01:13 P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&lt;0.000001;[.G1109]+2+1/[.$H$2];[.G1109]+1/[.$H$2])" office:value-type="float" office:value="18.4500000000002" calcext:value-type="float">
            <text:p>18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1]))" office:value-type="date" office:date-value="2019-10-25T12:57:35.936438" calcext:value-type="date">
            <text:p>2019-10-25 12:57:36</text:p>
          </table:table-cell>
          <table:table-cell table:style-name="ce7" table:formula="of:=[.A1111]" office:value-type="date" office:date-value="2019-10-25T12:57:35.936438" calcext:value-type="date">
            <text:p>2019-10-25 12:57:36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12:57:35.93643800821" calcext:value-type="date">
            <text:p>12/30/99 12:57 P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&lt;0.000001;[.G1110]+2+1/[.$H$2];[.G1110]+1/[.$H$2])" office:value-type="float" office:value="18.4666666666669" calcext:value-type="float">
            <text:p>18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2]))" office:value-type="date" office:date-value="2019-10-25T12:52:28.951906" calcext:value-type="date">
            <text:p>2019-10-25 12:52:29</text:p>
          </table:table-cell>
          <table:table-cell table:style-name="ce7" table:formula="of:=[.A1112]" office:value-type="date" office:date-value="2019-10-25T12:52:28.951906" calcext:value-type="date">
            <text:p>2019-10-25 12:52:29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12:52:28.95190566313" calcext:value-type="date">
            <text:p>12/30/99 12:52 P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&lt;0.000001;[.G1111]+2+1/[.$H$2];[.G1111]+1/[.$H$2])" office:value-type="float" office:value="18.4833333333336" calcext:value-type="float">
            <text:p>18,4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3]))" office:value-type="date" office:date-value="2019-10-25T13:39:26.540018" calcext:value-type="date">
            <text:p>2019-10-25 13:39:27</text:p>
          </table:table-cell>
          <table:table-cell table:style-name="ce7" table:formula="of:=[.A1113]" office:value-type="date" office:date-value="2019-10-25T13:39:26.540018" calcext:value-type="date">
            <text:p>2019-10-25 13:39:27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13:39:26.54001823626" calcext:value-type="date">
            <text:p>12/30/99 01:39 P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&lt;0.000001;[.G1112]+2+1/[.$H$2];[.G1112]+1/[.$H$2])" office:value-type="float" office:value="18.5000000000002" calcext:value-type="float">
            <text:p>18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4]))" office:value-type="date" office:date-value="2019-10-25T13:24:07.272065" calcext:value-type="date">
            <text:p>2019-10-25 13:24:07</text:p>
          </table:table-cell>
          <table:table-cell table:style-name="ce7" table:formula="of:=[.A1114]" office:value-type="date" office:date-value="2019-10-25T13:24:07.272065" calcext:value-type="date">
            <text:p>2019-10-25 13:24:07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13:24:07.2720650956" calcext:value-type="date">
            <text:p>12/30/99 01:24 P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&lt;0.000001;[.G1113]+2+1/[.$H$2];[.G1113]+1/[.$H$2])" office:value-type="float" office:value="18.5166666666669" calcext:value-type="float">
            <text:p>18,5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5]))" office:value-type="date" office:date-value="2019-10-25T12:47:55.362659" calcext:value-type="date">
            <text:p>2019-10-25 12:47:55</text:p>
          </table:table-cell>
          <table:table-cell table:style-name="ce7" table:formula="of:=[.A1115]" office:value-type="date" office:date-value="2019-10-25T12:47:55.362659" calcext:value-type="date">
            <text:p>2019-10-25 12:47:55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12:47:55.3626590129" calcext:value-type="date">
            <text:p>12/30/99 12:47 P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&lt;0.000001;[.G1114]+2+1/[.$H$2];[.G1114]+1/[.$H$2])" office:value-type="float" office:value="18.5333333333336" calcext:value-type="float">
            <text:p>18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6]))" office:value-type="date" office:date-value="2019-10-25T12:52:38.28797" calcext:value-type="date">
            <text:p>2019-10-25 12:52:38</text:p>
          </table:table-cell>
          <table:table-cell table:style-name="ce7" table:formula="of:=[.A1116]" office:value-type="date" office:date-value="2019-10-25T12:52:38.28797" calcext:value-type="date">
            <text:p>2019-10-25 12:52:38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12:52:38.28797011636" calcext:value-type="date">
            <text:p>12/30/99 12:52 P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&lt;0.000001;[.G1115]+2+1/[.$H$2];[.G1115]+1/[.$H$2])" office:value-type="float" office:value="18.5500000000002" calcext:value-type="float">
            <text:p>18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7]))" office:value-type="date" office:date-value="2019-10-25T13:41:38.735312" calcext:value-type="date">
            <text:p>2019-10-25 13:41:39</text:p>
          </table:table-cell>
          <table:table-cell table:style-name="ce7" table:formula="of:=[.A1117]" office:value-type="date" office:date-value="2019-10-25T13:41:38.735312" calcext:value-type="date">
            <text:p>2019-10-25 13:41:39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13:41:38.73531181365" calcext:value-type="date">
            <text:p>12/30/99 01:41 P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&lt;0.000001;[.G1116]+2+1/[.$H$2];[.G1116]+1/[.$H$2])" office:value-type="float" office:value="18.5666666666669" calcext:value-type="float">
            <text:p>18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8]))" office:value-type="date" office:date-value="2019-10-25T13:05:35.948945" calcext:value-type="date">
            <text:p>2019-10-25 13:05:36</text:p>
          </table:table-cell>
          <table:table-cell table:style-name="ce7" table:formula="of:=[.A1118]" office:value-type="date" office:date-value="2019-10-25T13:05:35.948945" calcext:value-type="date">
            <text:p>2019-10-25 13:05:36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13:05:35.94894453418" calcext:value-type="date">
            <text:p>12/30/99 01:05 P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&lt;0.000001;[.G1117]+2+1/[.$H$2];[.G1117]+1/[.$H$2])" office:value-type="float" office:value="18.5833333333336" calcext:value-type="float">
            <text:p>18,5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19]))" office:value-type="date" office:date-value="2019-10-25T12:36:28.479875" calcext:value-type="date">
            <text:p>2019-10-25 12:36:28</text:p>
          </table:table-cell>
          <table:table-cell table:style-name="ce7" table:formula="of:=[.A1119]" office:value-type="date" office:date-value="2019-10-25T12:36:28.479875" calcext:value-type="date">
            <text:p>2019-10-25 12:36:28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12:36:28.47987544723" calcext:value-type="date">
            <text:p>12/30/99 12:36 P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&lt;0.000001;[.G1118]+2+1/[.$H$2];[.G1118]+1/[.$H$2])" office:value-type="float" office:value="18.6000000000002" calcext:value-type="float">
            <text:p>18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0]))" office:value-type="date" office:date-value="2019-10-25T12:50:44.129046" calcext:value-type="date">
            <text:p>2019-10-25 12:50:44</text:p>
          </table:table-cell>
          <table:table-cell table:style-name="ce7" table:formula="of:=[.A1120]" office:value-type="date" office:date-value="2019-10-25T12:50:44.129046" calcext:value-type="date">
            <text:p>2019-10-25 12:50:44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2:50:44.12904584315" calcext:value-type="date">
            <text:p>12/30/99 12:50 P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&lt;0.000001;[.G1119]+2+1/[.$H$2];[.G1119]+1/[.$H$2])" office:value-type="float" office:value="18.6166666666669" calcext:value-type="float">
            <text:p>18,6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1]))" office:value-type="date" office:date-value="2019-10-25T13:08:00.30075" calcext:value-type="date">
            <text:p>2019-10-25 13:08:00</text:p>
          </table:table-cell>
          <table:table-cell table:style-name="ce7" table:formula="of:=[.A1121]" office:value-type="date" office:date-value="2019-10-25T13:08:00.30075" calcext:value-type="date">
            <text:p>2019-10-25 13:08:00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13:08:00.3007503273" calcext:value-type="date">
            <text:p>12/30/99 01:08 P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&lt;0.000001;[.G1120]+2+1/[.$H$2];[.G1120]+1/[.$H$2])" office:value-type="float" office:value="18.6333333333336" calcext:value-type="float">
            <text:p>18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2]))" office:value-type="date" office:date-value="2019-10-25T12:53:31.285695" calcext:value-type="date">
            <text:p>2019-10-25 12:53:31</text:p>
          </table:table-cell>
          <table:table-cell table:style-name="ce7" table:formula="of:=[.A1122]" office:value-type="date" office:date-value="2019-10-25T12:53:31.285695" calcext:value-type="date">
            <text:p>2019-10-25 12:53:31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12:53:31.28569487482" calcext:value-type="date">
            <text:p>12/30/99 12:53 P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&lt;0.000001;[.G1121]+2+1/[.$H$2];[.G1121]+1/[.$H$2])" office:value-type="float" office:value="18.6500000000002" calcext:value-type="float">
            <text:p>18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3]))" office:value-type="date" office:date-value="2019-10-25T12:48:42.543528" calcext:value-type="date">
            <text:p>2019-10-25 12:48:43</text:p>
          </table:table-cell>
          <table:table-cell table:style-name="ce7" table:formula="of:=[.A1123]" office:value-type="date" office:date-value="2019-10-25T12:48:42.543528" calcext:value-type="date">
            <text:p>2019-10-25 12:48:43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12:48:42.54352800082" calcext:value-type="date">
            <text:p>12/30/99 12:48 P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&lt;0.000001;[.G1122]+2+1/[.$H$2];[.G1122]+1/[.$H$2])" office:value-type="float" office:value="18.6666666666669" calcext:value-type="float">
            <text:p>18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4]))" office:value-type="date" office:date-value="2019-10-25T12:45:50.029768" calcext:value-type="date">
            <text:p>2019-10-25 12:45:50</text:p>
          </table:table-cell>
          <table:table-cell table:style-name="ce7" table:formula="of:=[.A1124]" office:value-type="date" office:date-value="2019-10-25T12:45:50.029768" calcext:value-type="date">
            <text:p>2019-10-25 12:45:50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12:45:50.0297684921" calcext:value-type="date">
            <text:p>12/30/99 12:45 P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&lt;0.000001;[.G1123]+2+1/[.$H$2];[.G1123]+1/[.$H$2])" office:value-type="float" office:value="18.6833333333336" calcext:value-type="float">
            <text:p>18,68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5]))" office:value-type="date" office:date-value="2019-10-25T13:10:55.944548" calcext:value-type="date">
            <text:p>2019-10-25 13:10:56</text:p>
          </table:table-cell>
          <table:table-cell table:style-name="ce7" table:formula="of:=[.A1125]" office:value-type="date" office:date-value="2019-10-25T13:10:55.944548" calcext:value-type="date">
            <text:p>2019-10-25 13:10:56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13:10:55.94454780221" calcext:value-type="date">
            <text:p>12/30/99 01:10 P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&lt;0.000001;[.G1124]+2+1/[.$H$2];[.G1124]+1/[.$H$2])" office:value-type="float" office:value="18.7000000000002" calcext:value-type="float">
            <text:p>18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6]))" office:value-type="date" office:date-value="2019-10-25T12:47:48.140418" calcext:value-type="date">
            <text:p>2019-10-25 12:47:48</text:p>
          </table:table-cell>
          <table:table-cell table:style-name="ce7" table:formula="of:=[.A1126]" office:value-type="date" office:date-value="2019-10-25T12:47:48.140418" calcext:value-type="date">
            <text:p>2019-10-25 12:47:48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12:47:48.14041833859" calcext:value-type="date">
            <text:p>12/30/99 12:47 P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&lt;0.000001;[.G1125]+2+1/[.$H$2];[.G1125]+1/[.$H$2])" office:value-type="float" office:value="18.7166666666669" calcext:value-type="float">
            <text:p>18,7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7]))" office:value-type="date" office:date-value="2019-10-25T12:46:50.820341" calcext:value-type="date">
            <text:p>2019-10-25 12:46:51</text:p>
          </table:table-cell>
          <table:table-cell table:style-name="ce7" table:formula="of:=[.A1127]" office:value-type="date" office:date-value="2019-10-25T12:46:50.820341" calcext:value-type="date">
            <text:p>2019-10-25 12:46:51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12:46:50.82034099381" calcext:value-type="date">
            <text:p>12/30/99 12:46 P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&lt;0.000001;[.G1126]+2+1/[.$H$2];[.G1126]+1/[.$H$2])" office:value-type="float" office:value="18.7333333333336" calcext:value-type="float">
            <text:p>18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8]))" office:value-type="date" office:date-value="2019-10-25T13:11:08.489519" calcext:value-type="date">
            <text:p>2019-10-25 13:11:08</text:p>
          </table:table-cell>
          <table:table-cell table:style-name="ce7" table:formula="of:=[.A1128]" office:value-type="date" office:date-value="2019-10-25T13:11:08.489519" calcext:value-type="date">
            <text:p>2019-10-25 13:11:08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13:11:08.48951911088" calcext:value-type="date">
            <text:p>12/30/99 01:11 P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&lt;0.000001;[.G1127]+2+1/[.$H$2];[.G1127]+1/[.$H$2])" office:value-type="float" office:value="18.7500000000002" calcext:value-type="float">
            <text:p>18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29]))" office:value-type="date" office:date-value="2019-10-25T13:16:55.094908" calcext:value-type="date">
            <text:p>2019-10-25 13:16:55</text:p>
          </table:table-cell>
          <table:table-cell table:style-name="ce7" table:formula="of:=[.A1129]" office:value-type="date" office:date-value="2019-10-25T13:16:55.094908" calcext:value-type="date">
            <text:p>2019-10-25 13:16:55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13:16:55.09490751196" calcext:value-type="date">
            <text:p>12/30/99 01:16 P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&lt;0.000001;[.G1128]+2+1/[.$H$2];[.G1128]+1/[.$H$2])" office:value-type="float" office:value="18.7666666666669" calcext:value-type="float">
            <text:p>18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0]))" office:value-type="date" office:date-value="2019-10-25T13:02:29.432337" calcext:value-type="date">
            <text:p>2019-10-25 13:02:29</text:p>
          </table:table-cell>
          <table:table-cell table:style-name="ce7" table:formula="of:=[.A1130]" office:value-type="date" office:date-value="2019-10-25T13:02:29.432337" calcext:value-type="date">
            <text:p>2019-10-25 13:02:29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13:02:29.43233651575" calcext:value-type="date">
            <text:p>12/30/99 01:02 P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&lt;0.000001;[.G1129]+2+1/[.$H$2];[.G1129]+1/[.$H$2])" office:value-type="float" office:value="18.7833333333335" calcext:value-type="float">
            <text:p>18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1]))" office:value-type="date" office:date-value="2019-10-25T13:21:31.032276" calcext:value-type="date">
            <text:p>2019-10-25 13:21:31</text:p>
          </table:table-cell>
          <table:table-cell table:style-name="ce7" table:formula="of:=[.A1131]" office:value-type="date" office:date-value="2019-10-25T13:21:31.032276" calcext:value-type="date">
            <text:p>2019-10-25 13:21:31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13:21:31.03227623273" calcext:value-type="date">
            <text:p>12/30/99 01:21 P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&lt;0.000001;[.G1130]+2+1/[.$H$2];[.G1130]+1/[.$H$2])" office:value-type="float" office:value="18.8000000000002" calcext:value-type="float">
            <text:p>18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2]))" office:value-type="date" office:date-value="2019-10-25T12:34:54.779934" calcext:value-type="date">
            <text:p>2019-10-25 12:34:55</text:p>
          </table:table-cell>
          <table:table-cell table:style-name="ce7" table:formula="of:=[.A1132]" office:value-type="date" office:date-value="2019-10-25T12:34:54.779934" calcext:value-type="date">
            <text:p>2019-10-25 12:34:55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12:34:54.77993356995" calcext:value-type="date">
            <text:p>12/30/99 12:34 P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&lt;0.000001;[.G1131]+2+1/[.$H$2];[.G1131]+1/[.$H$2])" office:value-type="float" office:value="18.8166666666669" calcext:value-type="float">
            <text:p>18,8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3]))" office:value-type="date" office:date-value="2019-10-25T13:22:58.200628" calcext:value-type="date">
            <text:p>2019-10-25 13:22:58</text:p>
          </table:table-cell>
          <table:table-cell table:style-name="ce7" table:formula="of:=[.A1133]" office:value-type="date" office:date-value="2019-10-25T13:22:58.200628" calcext:value-type="date">
            <text:p>2019-10-25 13:22:58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3:22:58.20062823594" calcext:value-type="date">
            <text:p>12/30/99 01:22 P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&lt;0.000001;[.G1132]+2+1/[.$H$2];[.G1132]+1/[.$H$2])" office:value-type="float" office:value="18.8333333333335" calcext:value-type="float">
            <text:p>18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4]))" office:value-type="date" office:date-value="2019-10-25T12:25:58.298005" calcext:value-type="date">
            <text:p>2019-10-25 12:25:58</text:p>
          </table:table-cell>
          <table:table-cell table:style-name="ce7" table:formula="of:=[.A1134]" office:value-type="date" office:date-value="2019-10-25T12:25:58.298005" calcext:value-type="date">
            <text:p>2019-10-25 12:25:58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12:25:58.29800453503" calcext:value-type="date">
            <text:p>12/30/99 12:25 P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&lt;0.000001;[.G1133]+2+1/[.$H$2];[.G1133]+1/[.$H$2])" office:value-type="float" office:value="18.8500000000002" calcext:value-type="float">
            <text:p>18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5]))" office:value-type="date" office:date-value="2019-10-25T12:39:07.26641" calcext:value-type="date">
            <text:p>2019-10-25 12:39:07</text:p>
          </table:table-cell>
          <table:table-cell table:style-name="ce7" table:formula="of:=[.A1135]" office:value-type="date" office:date-value="2019-10-25T12:39:07.26641" calcext:value-type="date">
            <text:p>2019-10-25 12:39:07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12:39:07.26640982553" calcext:value-type="date">
            <text:p>12/30/99 12:39 P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&lt;0.000001;[.G1134]+2+1/[.$H$2];[.G1134]+1/[.$H$2])" office:value-type="float" office:value="18.8666666666669" calcext:value-type="float">
            <text:p>18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6]))" office:value-type="date" office:date-value="2019-10-25T12:57:47.201682" calcext:value-type="date">
            <text:p>2019-10-25 12:57:47</text:p>
          </table:table-cell>
          <table:table-cell table:style-name="ce7" table:formula="of:=[.A1136]" office:value-type="date" office:date-value="2019-10-25T12:57:47.201682" calcext:value-type="date">
            <text:p>2019-10-25 12:57:47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12:57:47.20168192405" calcext:value-type="date">
            <text:p>12/30/99 12:57 P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&lt;0.000001;[.G1135]+2+1/[.$H$2];[.G1135]+1/[.$H$2])" office:value-type="float" office:value="18.8833333333335" calcext:value-type="float">
            <text:p>18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7]))" office:value-type="date" office:date-value="2019-10-25T12:49:38.673637" calcext:value-type="date">
            <text:p>2019-10-25 12:49:39</text:p>
          </table:table-cell>
          <table:table-cell table:style-name="ce7" table:formula="of:=[.A1137]" office:value-type="date" office:date-value="2019-10-25T12:49:38.673637" calcext:value-type="date">
            <text:p>2019-10-25 12:49:39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12:49:38.67363682017" calcext:value-type="date">
            <text:p>12/30/99 12:49 P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&lt;0.000001;[.G1136]+2+1/[.$H$2];[.G1136]+1/[.$H$2])" office:value-type="float" office:value="18.9000000000002" calcext:value-type="float">
            <text:p>18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8]))" office:value-type="date" office:date-value="2019-10-25T12:49:11.4261" calcext:value-type="date">
            <text:p>2019-10-25 12:49:11</text:p>
          </table:table-cell>
          <table:table-cell table:style-name="ce7" table:formula="of:=[.A1138]" office:value-type="date" office:date-value="2019-10-25T12:49:11.4261" calcext:value-type="date">
            <text:p>2019-10-25 12:49:11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12:49:11.42609991599" calcext:value-type="date">
            <text:p>12/30/99 12:49 P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&lt;0.000001;[.G1137]+2+1/[.$H$2];[.G1137]+1/[.$H$2])" office:value-type="float" office:value="18.9166666666669" calcext:value-type="float">
            <text:p>18,9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39]))" office:value-type="date" office:date-value="2019-10-25T13:18:47.659062" calcext:value-type="date">
            <text:p>2019-10-25 13:18:48</text:p>
          </table:table-cell>
          <table:table-cell table:style-name="ce7" table:formula="of:=[.A1139]" office:value-type="date" office:date-value="2019-10-25T13:18:47.659062" calcext:value-type="date">
            <text:p>2019-10-25 13:18:48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13:18:47.65906197019" calcext:value-type="date">
            <text:p>12/30/99 01:18 P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&lt;0.000001;[.G1138]+2+1/[.$H$2];[.G1138]+1/[.$H$2])" office:value-type="float" office:value="18.9333333333335" calcext:value-type="float">
            <text:p>18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0]))" office:value-type="date" office:date-value="2019-10-25T12:40:16.748701" calcext:value-type="date">
            <text:p>2019-10-25 12:40:17</text:p>
          </table:table-cell>
          <table:table-cell table:style-name="ce7" table:formula="of:=[.A1140]" office:value-type="date" office:date-value="2019-10-25T12:40:16.748701" calcext:value-type="date">
            <text:p>2019-10-25 12:40:17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12:40:16.74870117567" calcext:value-type="date">
            <text:p>12/30/99 12:40 P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&lt;0.000001;[.G1139]+2+1/[.$H$2];[.G1139]+1/[.$H$2])" office:value-type="float" office:value="18.9500000000002" calcext:value-type="float">
            <text:p>18,9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1]))" office:value-type="date" office:date-value="2019-10-25T13:25:46.425346" calcext:value-type="date">
            <text:p>2019-10-25 13:25:46</text:p>
          </table:table-cell>
          <table:table-cell table:style-name="ce7" table:formula="of:=[.A1141]" office:value-type="date" office:date-value="2019-10-25T13:25:46.425346" calcext:value-type="date">
            <text:p>2019-10-25 13:25:46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13:25:46.42534567975" calcext:value-type="date">
            <text:p>12/30/99 01:25 P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&lt;0.000001;[.G1140]+2+1/[.$H$2];[.G1140]+1/[.$H$2])" office:value-type="float" office:value="18.9666666666669" calcext:value-type="float">
            <text:p>18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2]))" office:value-type="date" office:date-value="2019-10-25T13:06:25.401264" calcext:value-type="date">
            <text:p>2019-10-25 13:06:25</text:p>
          </table:table-cell>
          <table:table-cell table:style-name="ce7" table:formula="of:=[.A1142]" office:value-type="date" office:date-value="2019-10-25T13:06:25.401264" calcext:value-type="date">
            <text:p>2019-10-25 13:06:25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13:06:25.40126443841" calcext:value-type="date">
            <text:p>12/30/99 01:06 P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&lt;0.000001;[.G1141]+2+1/[.$H$2];[.G1141]+1/[.$H$2])" office:value-type="float" office:value="18.9833333333335" calcext:value-type="float">
            <text:p>18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3]))" office:value-type="date" office:date-value="2019-10-26T13:10:17.983681" calcext:value-type="date">
            <text:p>2019-10-26 13:10:18</text:p>
          </table:table-cell>
          <table:table-cell table:style-name="ce7" table:formula="of:=[.A1143]" office:value-type="date" office:date-value="2019-10-26T13:10:17.983681" calcext:value-type="date">
            <text:p>2019-10-26 13:10:18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13:10:17.98368135933" calcext:value-type="date">
            <text:p>12/30/99 01:10 P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&lt;0.000001;[.G1142]+2+1/[.$H$2];[.G1142]+1/[.$H$2])" office:value-type="float" office:value="19.0000000000002" calcext:value-type="float">
            <text:p>19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4]))" office:value-type="date" office:date-value="2019-10-26T12:43:14.6988" calcext:value-type="date">
            <text:p>2019-10-26 12:43:15</text:p>
          </table:table-cell>
          <table:table-cell table:style-name="ce7" table:formula="of:=[.A1144]" office:value-type="date" office:date-value="2019-10-26T12:43:14.6988" calcext:value-type="date">
            <text:p>2019-10-26 12:43:15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12:43:14.698800263" calcext:value-type="date">
            <text:p>12/30/99 12:43 P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&lt;0.000001;[.G1143]+2+1/[.$H$2];[.G1143]+1/[.$H$2])" office:value-type="float" office:value="19.0166666666669" calcext:value-type="float">
            <text:p>19,0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5]))" office:value-type="date" office:date-value="2019-10-26T13:08:30.380176" calcext:value-type="date">
            <text:p>2019-10-26 13:08:30</text:p>
          </table:table-cell>
          <table:table-cell table:style-name="ce7" table:formula="of:=[.A1145]" office:value-type="date" office:date-value="2019-10-26T13:08:30.380176" calcext:value-type="date">
            <text:p>2019-10-26 13:08:30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13:08:30.3801762918" calcext:value-type="date">
            <text:p>12/30/99 01:08 P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&lt;0.000001;[.G1144]+2+1/[.$H$2];[.G1144]+1/[.$H$2])" office:value-type="float" office:value="19.0333333333335" calcext:value-type="float">
            <text:p>19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6]))" office:value-type="date" office:date-value="2019-10-26T13:10:54.892122" calcext:value-type="date">
            <text:p>2019-10-26 13:10:55</text:p>
          </table:table-cell>
          <table:table-cell table:style-name="ce7" table:formula="of:=[.A1146]" office:value-type="date" office:date-value="2019-10-26T13:10:54.892122" calcext:value-type="date">
            <text:p>2019-10-26 13:10:55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13:10:54.89212190732" calcext:value-type="date">
            <text:p>12/30/99 01:10 P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&lt;0.000001;[.G1145]+2+1/[.$H$2];[.G1145]+1/[.$H$2])" office:value-type="float" office:value="19.0500000000002" calcext:value-type="float">
            <text:p>19,0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7]))" office:value-type="date" office:date-value="2019-10-26T13:10:56.028956" calcext:value-type="date">
            <text:p>2019-10-26 13:10:56</text:p>
          </table:table-cell>
          <table:table-cell table:style-name="ce7" table:formula="of:=[.A1147]" office:value-type="date" office:date-value="2019-10-26T13:10:56.028956" calcext:value-type="date">
            <text:p>2019-10-26 13:10:56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13:10:56.02895629127" calcext:value-type="date">
            <text:p>12/30/99 01:10 P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&lt;0.000001;[.G1146]+2+1/[.$H$2];[.G1146]+1/[.$H$2])" office:value-type="float" office:value="19.0666666666669" calcext:value-type="float">
            <text:p>19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8]))" office:value-type="date" office:date-value="2019-10-26T12:53:22.53236" calcext:value-type="date">
            <text:p>2019-10-26 12:53:23</text:p>
          </table:table-cell>
          <table:table-cell table:style-name="ce7" table:formula="of:=[.A1148]" office:value-type="date" office:date-value="2019-10-26T12:53:22.53236" calcext:value-type="date">
            <text:p>2019-10-26 12:53:23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12:53:22.53235960845" calcext:value-type="date">
            <text:p>12/30/99 12:53 P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&lt;0.000001;[.G1147]+2+1/[.$H$2];[.G1147]+1/[.$H$2])" office:value-type="float" office:value="19.0833333333335" calcext:value-type="float">
            <text:p>19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49]))" office:value-type="date" office:date-value="2019-10-26T12:48:19.77545" calcext:value-type="date">
            <text:p>2019-10-26 12:48:20</text:p>
          </table:table-cell>
          <table:table-cell table:style-name="ce7" table:formula="of:=[.A1149]" office:value-type="date" office:date-value="2019-10-26T12:48:19.77545" calcext:value-type="date">
            <text:p>2019-10-26 12:48:20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12:48:19.77545030415" calcext:value-type="date">
            <text:p>12/30/99 12:48 P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&lt;0.000001;[.G1148]+2+1/[.$H$2];[.G1148]+1/[.$H$2])" office:value-type="float" office:value="19.1000000000002" calcext:value-type="float">
            <text:p>19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0]))" office:value-type="date" office:date-value="2019-10-26T12:51:27.179886" calcext:value-type="date">
            <text:p>2019-10-26 12:51:27</text:p>
          </table:table-cell>
          <table:table-cell table:style-name="ce7" table:formula="of:=[.A1150]" office:value-type="date" office:date-value="2019-10-26T12:51:27.179886" calcext:value-type="date">
            <text:p>2019-10-26 12:51:27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12:51:27.17988606077" calcext:value-type="date">
            <text:p>12/30/99 12:51 P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&lt;0.000001;[.G1149]+2+1/[.$H$2];[.G1149]+1/[.$H$2])" office:value-type="float" office:value="19.1166666666669" calcext:value-type="float">
            <text:p>19,1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1]))" office:value-type="date" office:date-value="2019-10-26T13:04:24.324432" calcext:value-type="date">
            <text:p>2019-10-26 13:04:24</text:p>
          </table:table-cell>
          <table:table-cell table:style-name="ce7" table:formula="of:=[.A1151]" office:value-type="date" office:date-value="2019-10-26T13:04:24.324432" calcext:value-type="date">
            <text:p>2019-10-26 13:04:24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13:04:24.32443172671" calcext:value-type="date">
            <text:p>12/30/99 01:04 P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&lt;0.000001;[.G1150]+2+1/[.$H$2];[.G1150]+1/[.$H$2])" office:value-type="float" office:value="19.1333333333335" calcext:value-type="float">
            <text:p>19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2]))" office:value-type="date" office:date-value="2019-10-26T12:59:02.60504" calcext:value-type="date">
            <text:p>2019-10-26 12:59:03</text:p>
          </table:table-cell>
          <table:table-cell table:style-name="ce7" table:formula="of:=[.A1152]" office:value-type="date" office:date-value="2019-10-26T12:59:02.60504" calcext:value-type="date">
            <text:p>2019-10-26 12:59:03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12:59:02.60503978003" calcext:value-type="date">
            <text:p>12/30/99 12:59 P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&lt;0.000001;[.G1151]+2+1/[.$H$2];[.G1151]+1/[.$H$2])" office:value-type="float" office:value="19.1500000000002" calcext:value-type="float">
            <text:p>19,1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3]))" office:value-type="date" office:date-value="2019-10-26T12:41:06.388488" calcext:value-type="date">
            <text:p>2019-10-26 12:41:06</text:p>
          </table:table-cell>
          <table:table-cell table:style-name="ce7" table:formula="of:=[.A1153]" office:value-type="date" office:date-value="2019-10-26T12:41:06.388488" calcext:value-type="date">
            <text:p>2019-10-26 12:41:06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12:41:06.38848800212" calcext:value-type="date">
            <text:p>12/30/99 12:41 P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&lt;0.000001;[.G1152]+2+1/[.$H$2];[.G1152]+1/[.$H$2])" office:value-type="float" office:value="19.1666666666669" calcext:value-type="float">
            <text:p>19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4]))" office:value-type="date" office:date-value="2019-10-26T13:10:14.227192" calcext:value-type="date">
            <text:p>2019-10-26 13:10:14</text:p>
          </table:table-cell>
          <table:table-cell table:style-name="ce7" table:formula="of:=[.A1154]" office:value-type="date" office:date-value="2019-10-26T13:10:14.227192" calcext:value-type="date">
            <text:p>2019-10-26 13:10:14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13:10:14.22719210386" calcext:value-type="date">
            <text:p>12/30/99 01:10 P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&lt;0.000001;[.G1153]+2+1/[.$H$2];[.G1153]+1/[.$H$2])" office:value-type="float" office:value="19.1833333333335" calcext:value-type="float">
            <text:p>19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5]))" office:value-type="date" office:date-value="2019-10-26T13:25:40.918725" calcext:value-type="date">
            <text:p>2019-10-26 13:25:41</text:p>
          </table:table-cell>
          <table:table-cell table:style-name="ce7" table:formula="of:=[.A1155]" office:value-type="date" office:date-value="2019-10-26T13:25:40.918725" calcext:value-type="date">
            <text:p>2019-10-26 13:25:41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13:25:40.91872510035" calcext:value-type="date">
            <text:p>12/30/99 01:25 P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&lt;0.000001;[.G1154]+2+1/[.$H$2];[.G1154]+1/[.$H$2])" office:value-type="float" office:value="19.2000000000002" calcext:value-type="float">
            <text:p>19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6]))" office:value-type="date" office:date-value="2019-10-26T12:51:49.043348" calcext:value-type="date">
            <text:p>2019-10-26 12:51:49</text:p>
          </table:table-cell>
          <table:table-cell table:style-name="ce7" table:formula="of:=[.A1156]" office:value-type="date" office:date-value="2019-10-26T12:51:49.043348" calcext:value-type="date">
            <text:p>2019-10-26 12:51:49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12:51:49.04334811494" calcext:value-type="date">
            <text:p>12/30/99 12:51 P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&lt;0.000001;[.G1155]+2+1/[.$H$2];[.G1155]+1/[.$H$2])" office:value-type="float" office:value="19.2166666666669" calcext:value-type="float">
            <text:p>19,2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7]))" office:value-type="date" office:date-value="2019-10-26T12:51:13.27925" calcext:value-type="date">
            <text:p>2019-10-26 12:51:13</text:p>
          </table:table-cell>
          <table:table-cell table:style-name="ce7" table:formula="of:=[.A1157]" office:value-type="date" office:date-value="2019-10-26T12:51:13.27925" calcext:value-type="date">
            <text:p>2019-10-26 12:51:13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12:51:13.27925045975" calcext:value-type="date">
            <text:p>12/30/99 12:51 P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&lt;0.000001;[.G1156]+2+1/[.$H$2];[.G1156]+1/[.$H$2])" office:value-type="float" office:value="19.2333333333335" calcext:value-type="float">
            <text:p>19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8]))" office:value-type="date" office:date-value="2019-10-26T13:00:36.776325" calcext:value-type="date">
            <text:p>2019-10-26 13:00:37</text:p>
          </table:table-cell>
          <table:table-cell table:style-name="ce7" table:formula="of:=[.A1158]" office:value-type="date" office:date-value="2019-10-26T13:00:36.776325" calcext:value-type="date">
            <text:p>2019-10-26 13:00:37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13:00:36.77632478066" calcext:value-type="date">
            <text:p>12/30/99 01:00 P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&lt;0.000001;[.G1157]+2+1/[.$H$2];[.G1157]+1/[.$H$2])" office:value-type="float" office:value="19.2500000000002" calcext:value-type="float">
            <text:p>19,2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59]))" office:value-type="date" office:date-value="2019-10-26T13:21:33.961407" calcext:value-type="date">
            <text:p>2019-10-26 13:21:34</text:p>
          </table:table-cell>
          <table:table-cell table:style-name="ce7" table:formula="of:=[.A1159]" office:value-type="date" office:date-value="2019-10-26T13:21:33.961407" calcext:value-type="date">
            <text:p>2019-10-26 13:21:34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13:21:33.96140689496" calcext:value-type="date">
            <text:p>12/30/99 01:21 P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&lt;0.000001;[.G1158]+2+1/[.$H$2];[.G1158]+1/[.$H$2])" office:value-type="float" office:value="19.2666666666669" calcext:value-type="float">
            <text:p>19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0]))" office:value-type="date" office:date-value="2019-10-26T12:50:23.028391" calcext:value-type="date">
            <text:p>2019-10-26 12:50:23</text:p>
          </table:table-cell>
          <table:table-cell table:style-name="ce7" table:formula="of:=[.A1160]" office:value-type="date" office:date-value="2019-10-26T12:50:23.028391" calcext:value-type="date">
            <text:p>2019-10-26 12:50:23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12:50:23.02839145996" calcext:value-type="date">
            <text:p>12/30/99 12:50 P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&lt;0.000001;[.G1159]+2+1/[.$H$2];[.G1159]+1/[.$H$2])" office:value-type="float" office:value="19.2833333333335" calcext:value-type="float">
            <text:p>19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1]))" office:value-type="date" office:date-value="2019-10-26T12:54:16.369427" calcext:value-type="date">
            <text:p>2019-10-26 12:54:16</text:p>
          </table:table-cell>
          <table:table-cell table:style-name="ce7" table:formula="of:=[.A1161]" office:value-type="date" office:date-value="2019-10-26T12:54:16.369427" calcext:value-type="date">
            <text:p>2019-10-26 12:54:16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12:54:16.36942677666" calcext:value-type="date">
            <text:p>12/30/99 12:54 P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&lt;0.000001;[.G1160]+2+1/[.$H$2];[.G1160]+1/[.$H$2])" office:value-type="float" office:value="19.3000000000002" calcext:value-type="float">
            <text:p>19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2]))" office:value-type="date" office:date-value="2019-10-26T13:20:57.724875" calcext:value-type="date">
            <text:p>2019-10-26 13:20:58</text:p>
          </table:table-cell>
          <table:table-cell table:style-name="ce7" table:formula="of:=[.A1162]" office:value-type="date" office:date-value="2019-10-26T13:20:57.724875" calcext:value-type="date">
            <text:p>2019-10-26 13:20:58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13:20:57.72487479262" calcext:value-type="date">
            <text:p>12/30/99 01:20 P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&lt;0.000001;[.G1161]+2+1/[.$H$2];[.G1161]+1/[.$H$2])" office:value-type="float" office:value="19.3166666666669" calcext:value-type="float">
            <text:p>19,31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3]))" office:value-type="date" office:date-value="2019-10-26T12:54:43.361038" calcext:value-type="date">
            <text:p>2019-10-26 12:54:43</text:p>
          </table:table-cell>
          <table:table-cell table:style-name="ce7" table:formula="of:=[.A1163]" office:value-type="date" office:date-value="2019-10-26T12:54:43.361038" calcext:value-type="date">
            <text:p>2019-10-26 12:54:43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12:54:43.36103756446" calcext:value-type="date">
            <text:p>12/30/99 12:54 P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&lt;0.000001;[.G1162]+2+1/[.$H$2];[.G116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4]))" office:value-type="date" office:date-value="2019-10-26T13:07:47.750097" calcext:value-type="date">
            <text:p>2019-10-26 13:07:48</text:p>
          </table:table-cell>
          <table:table-cell table:style-name="ce7" table:formula="of:=[.A1164]" office:value-type="date" office:date-value="2019-10-26T13:07:47.750097" calcext:value-type="date">
            <text:p>2019-10-26 13:07:48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13:07:47.75009734556" calcext:value-type="date">
            <text:p>12/30/99 01:07 P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&lt;0.000001;[.G1163]+2+1/[.$H$2];[.G1163]+1/[.$H$2])" office:value-type="float" office:value="19.3500000000002" calcext:value-type="float">
            <text:p>19,3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5]))" office:value-type="date" office:date-value="2019-10-26T13:08:39.643996" calcext:value-type="date">
            <text:p>2019-10-26 13:08:40</text:p>
          </table:table-cell>
          <table:table-cell table:style-name="ce7" table:formula="of:=[.A1165]" office:value-type="date" office:date-value="2019-10-26T13:08:39.643996" calcext:value-type="date">
            <text:p>2019-10-26 13:08:40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13:08:39.64399586432" calcext:value-type="date">
            <text:p>12/30/99 01:08 P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&lt;0.000001;[.G1164]+2+1/[.$H$2];[.G1164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6]))" office:value-type="date" office:date-value="2019-10-26T13:35:41.962993" calcext:value-type="date">
            <text:p>2019-10-26 13:35:42</text:p>
          </table:table-cell>
          <table:table-cell table:style-name="ce7" table:formula="of:=[.A1166]" office:value-type="date" office:date-value="2019-10-26T13:35:41.962993" calcext:value-type="date">
            <text:p>2019-10-26 13:35:42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13:35:41.96299316827" calcext:value-type="date">
            <text:p>12/30/99 01:35 P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&lt;0.000001;[.G1165]+2+1/[.$H$2];[.G1165]+1/[.$H$2])" office:value-type="float" office:value="19.3833333333335" calcext:value-type="float">
            <text:p>19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7]))" office:value-type="date" office:date-value="2019-10-26T13:22:02.305548" calcext:value-type="date">
            <text:p>2019-10-26 13:22:02</text:p>
          </table:table-cell>
          <table:table-cell table:style-name="ce7" table:formula="of:=[.A1167]" office:value-type="date" office:date-value="2019-10-26T13:22:02.305548" calcext:value-type="date">
            <text:p>2019-10-26 13:22:02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13:22:02.30554819107" calcext:value-type="date">
            <text:p>12/30/99 01:22 P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&lt;0.000001;[.G1166]+2+1/[.$H$2];[.G1166]+1/[.$H$2])" office:value-type="float" office:value="19.4000000000002" calcext:value-type="float">
            <text:p>19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8]))" office:value-type="date" office:date-value="2019-10-26T12:58:49.50145" calcext:value-type="date">
            <text:p>2019-10-26 12:58:50</text:p>
          </table:table-cell>
          <table:table-cell table:style-name="ce7" table:formula="of:=[.A1168]" office:value-type="date" office:date-value="2019-10-26T12:58:49.50145" calcext:value-type="date">
            <text:p>2019-10-26 12:58:50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12:58:49.50144961942" calcext:value-type="date">
            <text:p>12/30/99 12:58 P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&lt;0.000001;[.G1167]+2+1/[.$H$2];[.G1167]+1/[.$H$2])" office:value-type="float" office:value="19.4166666666668" calcext:value-type="float">
            <text:p>19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69]))" office:value-type="date" office:date-value="2019-10-26T13:35:52.852634" calcext:value-type="date">
            <text:p>2019-10-26 13:35:53</text:p>
          </table:table-cell>
          <table:table-cell table:style-name="ce7" table:formula="of:=[.A1169]" office:value-type="date" office:date-value="2019-10-26T13:35:52.852634" calcext:value-type="date">
            <text:p>2019-10-26 13:35:53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13:35:52.85263373517" calcext:value-type="date">
            <text:p>12/30/99 01:35 P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&lt;0.000001;[.G1168]+2+1/[.$H$2];[.G1168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0]))" office:value-type="date" office:date-value="2019-10-26T12:22:40.13542" calcext:value-type="date">
            <text:p>2019-10-26 12:22:40</text:p>
          </table:table-cell>
          <table:table-cell table:style-name="ce7" table:formula="of:=[.A1170]" office:value-type="date" office:date-value="2019-10-26T12:22:40.13542" calcext:value-type="date">
            <text:p>2019-10-26 12:22:40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12:22:40.13542015571" calcext:value-type="date">
            <text:p>12/30/99 12:22 P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&lt;0.000001;[.G1169]+2+1/[.$H$2];[.G1169]+1/[.$H$2])" office:value-type="float" office:value="19.4500000000002" calcext:value-type="float">
            <text:p>19,4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1]))" office:value-type="date" office:date-value="2019-10-26T12:51:40.417045" calcext:value-type="date">
            <text:p>2019-10-26 12:51:40</text:p>
          </table:table-cell>
          <table:table-cell table:style-name="ce7" table:formula="of:=[.A1171]" office:value-type="date" office:date-value="2019-10-26T12:51:40.417045" calcext:value-type="date">
            <text:p>2019-10-26 12:51:40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12:51:40.41704520117" calcext:value-type="date">
            <text:p>12/30/99 12:51 P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&lt;0.000001;[.G1170]+2+1/[.$H$2];[.G1170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2]))" office:value-type="date" office:date-value="2019-10-26T13:14:40.824964" calcext:value-type="date">
            <text:p>2019-10-26 13:14:41</text:p>
          </table:table-cell>
          <table:table-cell table:style-name="ce7" table:formula="of:=[.A1172]" office:value-type="date" office:date-value="2019-10-26T13:14:40.824964" calcext:value-type="date">
            <text:p>2019-10-26 13:14:41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13:14:40.82496402785" calcext:value-type="date">
            <text:p>12/30/99 01:14 P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&lt;0.000001;[.G1171]+2+1/[.$H$2];[.G1171]+1/[.$H$2])" office:value-type="float" office:value="19.4833333333335" calcext:value-type="float">
            <text:p>19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3]))" office:value-type="date" office:date-value="2019-10-26T13:05:23.037219" calcext:value-type="date">
            <text:p>2019-10-26 13:05:23</text:p>
          </table:table-cell>
          <table:table-cell table:style-name="ce7" table:formula="of:=[.A1173]" office:value-type="date" office:date-value="2019-10-26T13:05:23.037219" calcext:value-type="date">
            <text:p>2019-10-26 13:05:23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13:05:23.03721928038" calcext:value-type="date">
            <text:p>12/30/99 01:05 P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&lt;0.000001;[.G1172]+2+1/[.$H$2];[.G1172]+1/[.$H$2])" office:value-type="float" office:value="19.5000000000002" calcext:value-type="float">
            <text:p>19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4]))" office:value-type="date" office:date-value="2019-10-26T13:11:15.543947" calcext:value-type="date">
            <text:p>2019-10-26 13:11:16</text:p>
          </table:table-cell>
          <table:table-cell table:style-name="ce7" table:formula="of:=[.A1174]" office:value-type="date" office:date-value="2019-10-26T13:11:15.543947" calcext:value-type="date">
            <text:p>2019-10-26 13:11:16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13:11:15.54394674953" calcext:value-type="date">
            <text:p>12/30/99 01:11 P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&lt;0.000001;[.G1173]+2+1/[.$H$2];[.G1173]+1/[.$H$2])" office:value-type="float" office:value="19.5166666666668" calcext:value-type="float">
            <text:p>19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5]))" office:value-type="date" office:date-value="2019-10-26T13:07:17.635193" calcext:value-type="date">
            <text:p>2019-10-26 13:07:18</text:p>
          </table:table-cell>
          <table:table-cell table:style-name="ce7" table:formula="of:=[.A1175]" office:value-type="date" office:date-value="2019-10-26T13:07:17.635193" calcext:value-type="date">
            <text:p>2019-10-26 13:07:18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3:07:17.63519267086" calcext:value-type="date">
            <text:p>12/30/99 01:07 P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&lt;0.000001;[.G1174]+2+1/[.$H$2];[.G1174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6]))" office:value-type="date" office:date-value="2019-10-26T12:49:21.615329" calcext:value-type="date">
            <text:p>2019-10-26 12:49:22</text:p>
          </table:table-cell>
          <table:table-cell table:style-name="ce7" table:formula="of:=[.A1176]" office:value-type="date" office:date-value="2019-10-26T12:49:21.615329" calcext:value-type="date">
            <text:p>2019-10-26 12:49:22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12:49:21.61532874685" calcext:value-type="date">
            <text:p>12/30/99 12:49 P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&lt;0.000001;[.G1175]+2+1/[.$H$2];[.G1175]+1/[.$H$2])" office:value-type="float" office:value="19.5500000000002" calcext:value-type="float">
            <text:p>19,5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7]))" office:value-type="date" office:date-value="2019-10-26T12:46:38.156424" calcext:value-type="date">
            <text:p>2019-10-26 12:46:38</text:p>
          </table:table-cell>
          <table:table-cell table:style-name="ce7" table:formula="of:=[.A1177]" office:value-type="date" office:date-value="2019-10-26T12:46:38.156424" calcext:value-type="date">
            <text:p>2019-10-26 12:46:38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12:46:38.15642419271" calcext:value-type="date">
            <text:p>12/30/99 12:46 P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&lt;0.000001;[.G1176]+2+1/[.$H$2];[.G1176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8]))" office:value-type="date" office:date-value="2019-10-26T12:46:00.626866" calcext:value-type="date">
            <text:p>2019-10-26 12:46:01</text:p>
          </table:table-cell>
          <table:table-cell table:style-name="ce7" table:formula="of:=[.A1178]" office:value-type="date" office:date-value="2019-10-26T12:46:00.626866" calcext:value-type="date">
            <text:p>2019-10-26 12:46:01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12:46:00.62686576042" calcext:value-type="date">
            <text:p>12/30/99 12:46 P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&lt;0.000001;[.G1177]+2+1/[.$H$2];[.G1177]+1/[.$H$2])" office:value-type="float" office:value="19.5833333333335" calcext:value-type="float">
            <text:p>19,5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79]))" office:value-type="date" office:date-value="2019-10-26T13:23:56.072297" calcext:value-type="date">
            <text:p>2019-10-26 13:23:56</text:p>
          </table:table-cell>
          <table:table-cell table:style-name="ce7" table:formula="of:=[.A1179]" office:value-type="date" office:date-value="2019-10-26T13:23:56.072297" calcext:value-type="date">
            <text:p>2019-10-26 13:23:56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13:23:56.07229683548" calcext:value-type="date">
            <text:p>12/30/99 01:23 P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&lt;0.000001;[.G1178]+2+1/[.$H$2];[.G1178]+1/[.$H$2])" office:value-type="float" office:value="19.6000000000002" calcext:value-type="float">
            <text:p>19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0]))" office:value-type="date" office:date-value="2019-10-26T12:46:33.89205" calcext:value-type="date">
            <text:p>2019-10-26 12:46:34</text:p>
          </table:table-cell>
          <table:table-cell table:style-name="ce7" table:formula="of:=[.A1180]" office:value-type="date" office:date-value="2019-10-26T12:46:33.89205" calcext:value-type="date">
            <text:p>2019-10-26 12:46:34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12:46:33.89205006883" calcext:value-type="date">
            <text:p>12/30/99 12:46 P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&lt;0.000001;[.G1179]+2+1/[.$H$2];[.G1179]+1/[.$H$2])" office:value-type="float" office:value="19.6166666666668" calcext:value-type="float">
            <text:p>19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1]))" office:value-type="date" office:date-value="2019-10-26T13:21:14.94926" calcext:value-type="date">
            <text:p>2019-10-26 13:21:15</text:p>
          </table:table-cell>
          <table:table-cell table:style-name="ce7" table:formula="of:=[.A1181]" office:value-type="date" office:date-value="2019-10-26T13:21:14.94926" calcext:value-type="date">
            <text:p>2019-10-26 13:21:15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13:21:14.949260219" calcext:value-type="date">
            <text:p>12/30/99 01:21 P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&lt;0.000001;[.G1180]+2+1/[.$H$2];[.G1180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2]))" office:value-type="date" office:date-value="2019-10-26T12:57:06.99301" calcext:value-type="date">
            <text:p>2019-10-26 12:57:07</text:p>
          </table:table-cell>
          <table:table-cell table:style-name="ce7" table:formula="of:=[.A1182]" office:value-type="date" office:date-value="2019-10-26T12:57:06.99301" calcext:value-type="date">
            <text:p>2019-10-26 12:57:07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12:57:06.99301033281" calcext:value-type="date">
            <text:p>12/30/99 12:57 P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&lt;0.000001;[.G1181]+2+1/[.$H$2];[.G1181]+1/[.$H$2])" office:value-type="float" office:value="19.6500000000002" calcext:value-type="float">
            <text:p>19,6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3]))" office:value-type="date" office:date-value="2019-10-26T12:55:39.909927" calcext:value-type="date">
            <text:p>2019-10-26 12:55:40</text:p>
          </table:table-cell>
          <table:table-cell table:style-name="ce7" table:formula="of:=[.A1183]" office:value-type="date" office:date-value="2019-10-26T12:55:39.909927" calcext:value-type="date">
            <text:p>2019-10-26 12:55:40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12:55:39.90992743056" calcext:value-type="date">
            <text:p>12/30/99 12:55 P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&lt;0.000001;[.G1182]+2+1/[.$H$2];[.G118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4]))" office:value-type="date" office:date-value="2019-10-26T12:46:54.677534" calcext:value-type="date">
            <text:p>2019-10-26 12:46:55</text:p>
          </table:table-cell>
          <table:table-cell table:style-name="ce7" table:formula="of:=[.A1184]" office:value-type="date" office:date-value="2019-10-26T12:46:54.677534" calcext:value-type="date">
            <text:p>2019-10-26 12:46:55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12:46:54.67753441539" calcext:value-type="date">
            <text:p>12/30/99 12:46 P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&lt;0.000001;[.G1183]+2+1/[.$H$2];[.G1183]+1/[.$H$2])" office:value-type="float" office:value="19.6833333333335" calcext:value-type="float">
            <text:p>19,6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5]))" office:value-type="date" office:date-value="2019-10-26T13:08:00.490224" calcext:value-type="date">
            <text:p>2019-10-26 13:08:00</text:p>
          </table:table-cell>
          <table:table-cell table:style-name="ce7" table:formula="of:=[.A1185]" office:value-type="date" office:date-value="2019-10-26T13:08:00.490224" calcext:value-type="date">
            <text:p>2019-10-26 13:08:00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13:08:00.49022387713" calcext:value-type="date">
            <text:p>12/30/99 01:08 P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&lt;0.000001;[.G1184]+2+1/[.$H$2];[.G1184]+1/[.$H$2])" office:value-type="float" office:value="19.7000000000002" calcext:value-type="float">
            <text:p>19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6]))" office:value-type="date" office:date-value="2019-10-26T13:10:29.849405" calcext:value-type="date">
            <text:p>2019-10-26 13:10:30</text:p>
          </table:table-cell>
          <table:table-cell table:style-name="ce7" table:formula="of:=[.A1186]" office:value-type="date" office:date-value="2019-10-26T13:10:29.849405" calcext:value-type="date">
            <text:p>2019-10-26 13:10:30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13:10:29.84940544702" calcext:value-type="date">
            <text:p>12/30/99 01:10 P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&lt;0.000001;[.G1185]+2+1/[.$H$2];[.G1185]+1/[.$H$2])" office:value-type="float" office:value="19.7166666666668" calcext:value-type="float">
            <text:p>19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7]))" office:value-type="date" office:date-value="2019-10-26T13:15:17.076223" calcext:value-type="date">
            <text:p>2019-10-26 13:15:17</text:p>
          </table:table-cell>
          <table:table-cell table:style-name="ce7" table:formula="of:=[.A1187]" office:value-type="date" office:date-value="2019-10-26T13:15:17.076223" calcext:value-type="date">
            <text:p>2019-10-26 13:15:17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13:15:17.07622271497" calcext:value-type="date">
            <text:p>12/30/99 01:15 P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&lt;0.000001;[.G1186]+2+1/[.$H$2];[.G1186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8]))" office:value-type="date" office:date-value="2019-10-26T13:00:10.388518" calcext:value-type="date">
            <text:p>2019-10-26 13:00:10</text:p>
          </table:table-cell>
          <table:table-cell table:style-name="ce7" table:formula="of:=[.A1188]" office:value-type="date" office:date-value="2019-10-26T13:00:10.388518" calcext:value-type="date">
            <text:p>2019-10-26 13:00:10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13:00:10.38851779886" calcext:value-type="date">
            <text:p>12/30/99 01:00 P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&lt;0.000001;[.G1187]+2+1/[.$H$2];[.G1187]+1/[.$H$2])" office:value-type="float" office:value="19.7500000000002" calcext:value-type="float">
            <text:p>19,7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89]))" office:value-type="date" office:date-value="2019-10-26T12:51:01.841974" calcext:value-type="date">
            <text:p>2019-10-26 12:51:02</text:p>
          </table:table-cell>
          <table:table-cell table:style-name="ce7" table:formula="of:=[.A1189]" office:value-type="date" office:date-value="2019-10-26T12:51:01.841974" calcext:value-type="date">
            <text:p>2019-10-26 12:51:02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12:51:01.84197405819" calcext:value-type="date">
            <text:p>12/30/99 12:51 P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&lt;0.000001;[.G1188]+2+1/[.$H$2];[.G1188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0]))" office:value-type="date" office:date-value="2019-10-26T13:11:31.155548" calcext:value-type="date">
            <text:p>2019-10-26 13:11:31</text:p>
          </table:table-cell>
          <table:table-cell table:style-name="ce7" table:formula="of:=[.A1190]" office:value-type="date" office:date-value="2019-10-26T13:11:31.155548" calcext:value-type="date">
            <text:p>2019-10-26 13:11:31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13:11:31.15554797463" calcext:value-type="date">
            <text:p>12/30/99 01:11 P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&lt;0.000001;[.G1189]+2+1/[.$H$2];[.G1189]+1/[.$H$2])" office:value-type="float" office:value="19.7833333333335" calcext:value-type="float">
            <text:p>19,7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1]))" office:value-type="date" office:date-value="2019-10-26T12:46:46.668978" calcext:value-type="date">
            <text:p>2019-10-26 12:46:47</text:p>
          </table:table-cell>
          <table:table-cell table:style-name="ce7" table:formula="of:=[.A1191]" office:value-type="date" office:date-value="2019-10-26T12:46:46.668978" calcext:value-type="date">
            <text:p>2019-10-26 12:46:47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12:46:46.66897797491" calcext:value-type="date">
            <text:p>12/30/99 12:46 P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&lt;0.000001;[.G1190]+2+1/[.$H$2];[.G1190]+1/[.$H$2])" office:value-type="float" office:value="19.8000000000002" calcext:value-type="float">
            <text:p>19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2]))" office:value-type="date" office:date-value="2019-10-26T12:56:17.464394" calcext:value-type="date">
            <text:p>2019-10-26 12:56:17</text:p>
          </table:table-cell>
          <table:table-cell table:style-name="ce7" table:formula="of:=[.A1192]" office:value-type="date" office:date-value="2019-10-26T12:56:17.464394" calcext:value-type="date">
            <text:p>2019-10-26 12:56:17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12:56:17.46439394541" calcext:value-type="date">
            <text:p>12/30/99 12:56 P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&lt;0.000001;[.G1191]+2+1/[.$H$2];[.G1191]+1/[.$H$2])" office:value-type="float" office:value="19.8166666666668" calcext:value-type="float">
            <text:p>19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3]))" office:value-type="date" office:date-value="2019-10-26T13:19:21.462978" calcext:value-type="date">
            <text:p>2019-10-26 13:19:21</text:p>
          </table:table-cell>
          <table:table-cell table:style-name="ce7" table:formula="of:=[.A1193]" office:value-type="date" office:date-value="2019-10-26T13:19:21.462978" calcext:value-type="date">
            <text:p>2019-10-26 13:19:21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13:19:21.46297801752" calcext:value-type="date">
            <text:p>12/30/99 01:19 P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&lt;0.000001;[.G1192]+2+1/[.$H$2];[.G1192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4]))" office:value-type="date" office:date-value="2019-10-26T13:17:25.190323" calcext:value-type="date">
            <text:p>2019-10-26 13:17:25</text:p>
          </table:table-cell>
          <table:table-cell table:style-name="ce7" table:formula="of:=[.A1194]" office:value-type="date" office:date-value="2019-10-26T13:17:25.190323" calcext:value-type="date">
            <text:p>2019-10-26 13:17:25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13:17:25.1903230045" calcext:value-type="date">
            <text:p>12/30/99 01:17 P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&lt;0.000001;[.G1193]+2+1/[.$H$2];[.G1193]+1/[.$H$2])" office:value-type="float" office:value="19.8500000000002" calcext:value-type="float">
            <text:p>19,85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5]))" office:value-type="date" office:date-value="2019-10-26T13:04:15.341485" calcext:value-type="date">
            <text:p>2019-10-26 13:04:15</text:p>
          </table:table-cell>
          <table:table-cell table:style-name="ce7" table:formula="of:=[.A1195]" office:value-type="date" office:date-value="2019-10-26T13:04:15.341485" calcext:value-type="date">
            <text:p>2019-10-26 13:04:15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13:04:15.34148470033" calcext:value-type="date">
            <text:p>12/30/99 01:04 P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&lt;0.000001;[.G1194]+2+1/[.$H$2];[.G1194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6]))" office:value-type="date" office:date-value="2019-10-26T13:19:04.012503" calcext:value-type="date">
            <text:p>2019-10-26 13:19:04</text:p>
          </table:table-cell>
          <table:table-cell table:style-name="ce7" table:formula="of:=[.A1196]" office:value-type="date" office:date-value="2019-10-26T13:19:04.012503" calcext:value-type="date">
            <text:p>2019-10-26 13:19:04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13:19:04.01250311639" calcext:value-type="date">
            <text:p>12/30/99 01:19 P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&lt;0.000001;[.G1195]+2+1/[.$H$2];[.G1195]+1/[.$H$2])" office:value-type="float" office:value="19.8833333333335" calcext:value-type="float">
            <text:p>19,8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7]))" office:value-type="date" office:date-value="2019-10-26T13:22:06.625796" calcext:value-type="date">
            <text:p>2019-10-26 13:22:07</text:p>
          </table:table-cell>
          <table:table-cell table:style-name="ce7" table:formula="of:=[.A1197]" office:value-type="date" office:date-value="2019-10-26T13:22:06.625796" calcext:value-type="date">
            <text:p>2019-10-26 13:22:07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13:22:06.6257960815" calcext:value-type="date">
            <text:p>12/30/99 01:22 P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&lt;0.000001;[.G1196]+2+1/[.$H$2];[.G1196]+1/[.$H$2])" office:value-type="float" office:value="19.9000000000002" calcext:value-type="float">
            <text:p>19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8]))" office:value-type="date" office:date-value="2019-10-26T13:05:17.957905" calcext:value-type="date">
            <text:p>2019-10-26 13:05:18</text:p>
          </table:table-cell>
          <table:table-cell table:style-name="ce7" table:formula="of:=[.A1198]" office:value-type="date" office:date-value="2019-10-26T13:05:17.957905" calcext:value-type="date">
            <text:p>2019-10-26 13:05:18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13:05:17.9579047719" calcext:value-type="date">
            <text:p>12/30/99 01:05 P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&lt;0.000001;[.G1197]+2+1/[.$H$2];[.G1197]+1/[.$H$2])" office:value-type="float" office:value="19.9166666666668" calcext:value-type="float">
            <text:p>19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199]))" office:value-type="date" office:date-value="2019-10-26T13:04:35.469671" calcext:value-type="date">
            <text:p>2019-10-26 13:04:35</text:p>
          </table:table-cell>
          <table:table-cell table:style-name="ce7" table:formula="of:=[.A1199]" office:value-type="date" office:date-value="2019-10-26T13:04:35.469671" calcext:value-type="date">
            <text:p>2019-10-26 13:04:35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13:04:35.46967088711" calcext:value-type="date">
            <text:p>12/30/99 01:04 P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&lt;0.000001;[.G1198]+2+1/[.$H$2];[.G1198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0]))" office:value-type="date" office:date-value="2019-10-26T12:59:08.927595" calcext:value-type="date">
            <text:p>2019-10-26 12:59:09</text:p>
          </table:table-cell>
          <table:table-cell table:style-name="ce7" table:formula="of:=[.A1200]" office:value-type="date" office:date-value="2019-10-26T12:59:08.927595" calcext:value-type="date">
            <text:p>2019-10-26 12:59:09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12:59:08.92759525683" calcext:value-type="date">
            <text:p>12/30/99 12:59 P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&lt;0.000001;[.G1199]+2+1/[.$H$2];[.G1199]+1/[.$H$2])" office:value-type="float" office:value="19.9500000000001" calcext:value-type="float">
            <text:p>19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1]))" office:value-type="date" office:date-value="2019-10-26T13:14:07.587239" calcext:value-type="date">
            <text:p>2019-10-26 13:14:08</text:p>
          </table:table-cell>
          <table:table-cell table:style-name="ce7" table:formula="of:=[.A1201]" office:value-type="date" office:date-value="2019-10-26T13:14:07.587239" calcext:value-type="date">
            <text:p>2019-10-26 13:14:08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13:14:07.58723946288" calcext:value-type="date">
            <text:p>12/30/99 01:14 P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&lt;0.000001;[.G1200]+2+1/[.$H$2];[.G1200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2]))" office:value-type="date" office:date-value="2019-10-26T12:42:42.406033" calcext:value-type="date">
            <text:p>2019-10-26 12:42:42</text:p>
          </table:table-cell>
          <table:table-cell table:style-name="ce7" table:formula="of:=[.A1202]" office:value-type="date" office:date-value="2019-10-26T12:42:42.406033" calcext:value-type="date">
            <text:p>2019-10-26 12:42:42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12:42:42.40603323095" calcext:value-type="date">
            <text:p>12/30/99 12:42 P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&lt;0.000001;[.G1201]+2+1/[.$H$2];[.G1201]+1/[.$H$2])" office:value-type="float" office:value="19.9833333333335" calcext:value-type="float">
            <text:p>19,9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3]))" office:value-type="date" office:date-value="2019-10-27T13:16:21.733696" calcext:value-type="date">
            <text:p>2019-10-27 13:16:22</text:p>
          </table:table-cell>
          <table:table-cell table:style-name="ce7" table:formula="of:=[.A1203]" office:value-type="date" office:date-value="2019-10-27T13:16:21.733696" calcext:value-type="date">
            <text:p>2019-10-27 13:16:22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13:16:21.73369613942" calcext:value-type="date">
            <text:p>12/30/99 01:16 P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&lt;0.000001;[.G1202]+2+1/[.$H$2];[.G12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4]))" office:value-type="date" office:date-value="2019-10-27T12:48:14.535561" calcext:value-type="date">
            <text:p>2019-10-27 12:48:15</text:p>
          </table:table-cell>
          <table:table-cell table:style-name="ce7" table:formula="of:=[.A1204]" office:value-type="date" office:date-value="2019-10-27T12:48:14.535561" calcext:value-type="date">
            <text:p>2019-10-27 12:48:15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12:48:14.5355609525" calcext:value-type="date">
            <text:p>12/30/99 12:48 P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&lt;0.000001;[.G1203]+2+1/[.$H$2];[.G1203]+1/[.$H$2])" office:value-type="float" office:value="20.0166666666668" calcext:value-type="float">
            <text:p>20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5]))" office:value-type="date" office:date-value="2019-10-27T13:20:29.686367" calcext:value-type="date">
            <text:p>2019-10-27 13:20:30</text:p>
          </table:table-cell>
          <table:table-cell table:style-name="ce7" table:formula="of:=[.A1205]" office:value-type="date" office:date-value="2019-10-27T13:20:29.686367" calcext:value-type="date">
            <text:p>2019-10-27 13:20:30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13:20:29.6863670228" calcext:value-type="date">
            <text:p>12/30/99 01:20 P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&lt;0.000001;[.G1204]+2+1/[.$H$2];[.G1204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6]))" office:value-type="date" office:date-value="2019-10-27T12:35:06.04221" calcext:value-type="date">
            <text:p>2019-10-27 12:35:06</text:p>
          </table:table-cell>
          <table:table-cell table:style-name="ce7" table:formula="of:=[.A1206]" office:value-type="date" office:date-value="2019-10-27T12:35:06.04221" calcext:value-type="date">
            <text:p>2019-10-27 12:35:06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12:35:06.04220966343" calcext:value-type="date">
            <text:p>12/30/99 12:35 P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&lt;0.000001;[.G1205]+2+1/[.$H$2];[.G1205]+1/[.$H$2])" office:value-type="float" office:value="20.0500000000001" calcext:value-type="float">
            <text:p>20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7]))" office:value-type="date" office:date-value="2019-10-27T12:24:11.721059" calcext:value-type="date">
            <text:p>2019-10-27 12:24:12</text:p>
          </table:table-cell>
          <table:table-cell table:style-name="ce7" table:formula="of:=[.A1207]" office:value-type="date" office:date-value="2019-10-27T12:24:11.721059" calcext:value-type="date">
            <text:p>2019-10-27 12:24:12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12:24:11.72105859965" calcext:value-type="date">
            <text:p>12/30/99 12:24 P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&lt;0.000001;[.G1206]+2+1/[.$H$2];[.G1206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8]))" office:value-type="date" office:date-value="2019-10-27T12:59:05.763752" calcext:value-type="date">
            <text:p>2019-10-27 12:59:06</text:p>
          </table:table-cell>
          <table:table-cell table:style-name="ce7" table:formula="of:=[.A1208]" office:value-type="date" office:date-value="2019-10-27T12:59:05.763752" calcext:value-type="date">
            <text:p>2019-10-27 12:59:06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12:59:05.76375202741" calcext:value-type="date">
            <text:p>12/30/99 12:59 P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&lt;0.000001;[.G1207]+2+1/[.$H$2];[.G1207]+1/[.$H$2])" office:value-type="float" office:value="20.0833333333335" calcext:value-type="float">
            <text:p>20,0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09]))" office:value-type="date" office:date-value="2019-10-27T12:52:43.557566" calcext:value-type="date">
            <text:p>2019-10-27 12:52:44</text:p>
          </table:table-cell>
          <table:table-cell table:style-name="ce7" table:formula="of:=[.A1209]" office:value-type="date" office:date-value="2019-10-27T12:52:43.557566" calcext:value-type="date">
            <text:p>2019-10-27 12:52:44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12:52:43.55756598059" calcext:value-type="date">
            <text:p>12/30/99 12:52 P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&lt;0.000001;[.G1208]+2+1/[.$H$2];[.G1208]+1/[.$H$2])" office:value-type="float" office:value="20.1000000000001" calcext:value-type="float">
            <text:p>20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0]))" office:value-type="date" office:date-value="2019-10-27T13:16:09.754671" calcext:value-type="date">
            <text:p>2019-10-27 13:16:10</text:p>
          </table:table-cell>
          <table:table-cell table:style-name="ce7" table:formula="of:=[.A1210]" office:value-type="date" office:date-value="2019-10-27T13:16:09.754671" calcext:value-type="date">
            <text:p>2019-10-27 13:16:10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13:16:09.75467114244" calcext:value-type="date">
            <text:p>12/30/99 01:16 P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&lt;0.000001;[.G1209]+2+1/[.$H$2];[.G1209]+1/[.$H$2])" office:value-type="float" office:value="20.1166666666668" calcext:value-type="float">
            <text:p>20,1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1]))" office:value-type="date" office:date-value="2019-10-27T12:35:25.027879" calcext:value-type="date">
            <text:p>2019-10-27 12:35:25</text:p>
          </table:table-cell>
          <table:table-cell table:style-name="ce7" table:formula="of:=[.A1211]" office:value-type="date" office:date-value="2019-10-27T12:35:25.027879" calcext:value-type="date">
            <text:p>2019-10-27 12:35:25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12:35:25.02787916455" calcext:value-type="date">
            <text:p>12/30/99 12:35 P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&lt;0.000001;[.G1210]+2+1/[.$H$2];[.G1210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2]))" office:value-type="date" office:date-value="2019-10-27T13:22:43.379848" calcext:value-type="date">
            <text:p>2019-10-27 13:22:43</text:p>
          </table:table-cell>
          <table:table-cell table:style-name="ce7" table:formula="of:=[.A1212]" office:value-type="date" office:date-value="2019-10-27T13:22:43.379848" calcext:value-type="date">
            <text:p>2019-10-27 13:22:43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13:22:43.3798482595" calcext:value-type="date">
            <text:p>12/30/99 01:22 P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&lt;0.000001;[.G1211]+2+1/[.$H$2];[.G1211]+1/[.$H$2])" office:value-type="float" office:value="20.1500000000001" calcext:value-type="float">
            <text:p>20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3]))" office:value-type="date" office:date-value="2019-10-27T13:08:53.305367" calcext:value-type="date">
            <text:p>2019-10-27 13:08:53</text:p>
          </table:table-cell>
          <table:table-cell table:style-name="ce7" table:formula="of:=[.A1213]" office:value-type="date" office:date-value="2019-10-27T13:08:53.305367" calcext:value-type="date">
            <text:p>2019-10-27 13:08:53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13:08:53.30536689609" calcext:value-type="date">
            <text:p>12/30/99 01:08 P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&lt;0.000001;[.G1212]+2+1/[.$H$2];[.G1212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4]))" office:value-type="date" office:date-value="2019-10-27T12:49:47.026224" calcext:value-type="date">
            <text:p>2019-10-27 12:49:47</text:p>
          </table:table-cell>
          <table:table-cell table:style-name="ce7" table:formula="of:=[.A1214]" office:value-type="date" office:date-value="2019-10-27T12:49:47.026224" calcext:value-type="date">
            <text:p>2019-10-27 12:49:47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12:49:47.02622365672" calcext:value-type="date">
            <text:p>12/30/99 12:49 P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&lt;0.000001;[.G1213]+2+1/[.$H$2];[.G1213]+1/[.$H$2])" office:value-type="float" office:value="20.1833333333335" calcext:value-type="float">
            <text:p>20,1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5]))" office:value-type="date" office:date-value="2019-10-27T13:17:50.715682" calcext:value-type="date">
            <text:p>2019-10-27 13:17:51</text:p>
          </table:table-cell>
          <table:table-cell table:style-name="ce7" table:formula="of:=[.A1215]" office:value-type="date" office:date-value="2019-10-27T13:17:50.715682" calcext:value-type="date">
            <text:p>2019-10-27 13:17:51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13:17:50.71568181273" calcext:value-type="date">
            <text:p>12/30/99 01:17 P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&lt;0.000001;[.G1214]+2+1/[.$H$2];[.G1214]+1/[.$H$2])" office:value-type="float" office:value="20.2000000000001" calcext:value-type="float">
            <text:p>20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6]))" office:value-type="date" office:date-value="2019-10-27T13:06:05.764235" calcext:value-type="date">
            <text:p>2019-10-27 13:06:06</text:p>
          </table:table-cell>
          <table:table-cell table:style-name="ce7" table:formula="of:=[.A1216]" office:value-type="date" office:date-value="2019-10-27T13:06:05.764235" calcext:value-type="date">
            <text:p>2019-10-27 13:06:06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13:06:05.7642349368" calcext:value-type="date">
            <text:p>12/30/99 01:06 P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&lt;0.000001;[.G1215]+2+1/[.$H$2];[.G1215]+1/[.$H$2])" office:value-type="float" office:value="20.2166666666668" calcext:value-type="float">
            <text:p>20,2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7]))" office:value-type="date" office:date-value="2019-10-27T12:55:10.477721" calcext:value-type="date">
            <text:p>2019-10-27 12:55:10</text:p>
          </table:table-cell>
          <table:table-cell table:style-name="ce7" table:formula="of:=[.A1217]" office:value-type="date" office:date-value="2019-10-27T12:55:10.477721" calcext:value-type="date">
            <text:p>2019-10-27 12:55:10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12:55:10.47772122547" calcext:value-type="date">
            <text:p>12/30/99 12:55 P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&lt;0.000001;[.G1216]+2+1/[.$H$2];[.G1216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8]))" office:value-type="date" office:date-value="2019-10-27T13:06:29.931034" calcext:value-type="date">
            <text:p>2019-10-27 13:06:30</text:p>
          </table:table-cell>
          <table:table-cell table:style-name="ce7" table:formula="of:=[.A1218]" office:value-type="date" office:date-value="2019-10-27T13:06:29.931034" calcext:value-type="date">
            <text:p>2019-10-27 13:06:30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13:06:29.93103392422" calcext:value-type="date">
            <text:p>12/30/99 01:06 P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&lt;0.000001;[.G1217]+2+1/[.$H$2];[.G1217]+1/[.$H$2])" office:value-type="float" office:value="20.2500000000001" calcext:value-type="float">
            <text:p>20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19]))" office:value-type="date" office:date-value="2019-10-27T13:24:51.212369" calcext:value-type="date">
            <text:p>2019-10-27 13:24:51</text:p>
          </table:table-cell>
          <table:table-cell table:style-name="ce7" table:formula="of:=[.A1219]" office:value-type="date" office:date-value="2019-10-27T13:24:51.212369" calcext:value-type="date">
            <text:p>2019-10-27 13:24:51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13:24:51.21236877982" calcext:value-type="date">
            <text:p>12/30/99 01:24 P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&lt;0.000001;[.G1218]+2+1/[.$H$2];[.G1218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0]))" office:value-type="date" office:date-value="2019-10-27T13:03:41.141505" calcext:value-type="date">
            <text:p>2019-10-27 13:03:41</text:p>
          </table:table-cell>
          <table:table-cell table:style-name="ce7" table:formula="of:=[.A1220]" office:value-type="date" office:date-value="2019-10-27T13:03:41.141505" calcext:value-type="date">
            <text:p>2019-10-27 13:03:41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13:03:41.14150486887" calcext:value-type="date">
            <text:p>12/30/99 01:03 P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&lt;0.000001;[.G1219]+2+1/[.$H$2];[.G1219]+1/[.$H$2])" office:value-type="float" office:value="20.2833333333335" calcext:value-type="float">
            <text:p>20,2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1]))" office:value-type="date" office:date-value="2019-10-27T13:07:54.628516" calcext:value-type="date">
            <text:p>2019-10-27 13:07:55</text:p>
          </table:table-cell>
          <table:table-cell table:style-name="ce7" table:formula="of:=[.A1221]" office:value-type="date" office:date-value="2019-10-27T13:07:54.628516" calcext:value-type="date">
            <text:p>2019-10-27 13:07:55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13:07:54.62851570453" calcext:value-type="date">
            <text:p>12/30/99 01:07 P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&lt;0.000001;[.G1220]+2+1/[.$H$2];[.G1220]+1/[.$H$2])" office:value-type="float" office:value="20.3000000000001" calcext:value-type="float">
            <text:p>20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2]))" office:value-type="date" office:date-value="2019-10-27T12:55:37.622871" calcext:value-type="date">
            <text:p>2019-10-27 12:55:38</text:p>
          </table:table-cell>
          <table:table-cell table:style-name="ce7" table:formula="of:=[.A1222]" office:value-type="date" office:date-value="2019-10-27T12:55:37.622871" calcext:value-type="date">
            <text:p>2019-10-27 12:55:38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12:55:37.62287108693" calcext:value-type="date">
            <text:p>12/30/99 12:55 P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&lt;0.000001;[.G1221]+2+1/[.$H$2];[.G1221]+1/[.$H$2])" office:value-type="float" office:value="20.3166666666668" calcext:value-type="float">
            <text:p>20,3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3]))" office:value-type="date" office:date-value="2019-10-27T12:37:51.418424" calcext:value-type="date">
            <text:p>2019-10-27 12:37:51</text:p>
          </table:table-cell>
          <table:table-cell table:style-name="ce7" table:formula="of:=[.A1223]" office:value-type="date" office:date-value="2019-10-27T12:37:51.418424" calcext:value-type="date">
            <text:p>2019-10-27 12:37:51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12:37:51.41842364799" calcext:value-type="date">
            <text:p>12/30/99 12:37 P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&lt;0.000001;[.G1222]+2+1/[.$H$2];[.G122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4]))" office:value-type="date" office:date-value="2019-10-27T13:10:03.087479" calcext:value-type="date">
            <text:p>2019-10-27 13:10:03</text:p>
          </table:table-cell>
          <table:table-cell table:style-name="ce7" table:formula="of:=[.A1224]" office:value-type="date" office:date-value="2019-10-27T13:10:03.087479" calcext:value-type="date">
            <text:p>2019-10-27 13:10:03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13:10:03.08747871313" calcext:value-type="date">
            <text:p>12/30/99 01:10 P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&lt;0.000001;[.G1223]+2+1/[.$H$2];[.G1223]+1/[.$H$2])" office:value-type="float" office:value="20.3500000000001" calcext:value-type="float">
            <text:p>20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5]))" office:value-type="date" office:date-value="2019-10-27T13:09:47.629237" calcext:value-type="date">
            <text:p>2019-10-27 13:09:48</text:p>
          </table:table-cell>
          <table:table-cell table:style-name="ce7" table:formula="of:=[.A1225]" office:value-type="date" office:date-value="2019-10-27T13:09:47.629237" calcext:value-type="date">
            <text:p>2019-10-27 13:09:48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13:09:47.62923739851" calcext:value-type="date">
            <text:p>12/30/99 01:09 P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&lt;0.000001;[.G1224]+2+1/[.$H$2];[.G1224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6]))" office:value-type="date" office:date-value="2019-10-27T12:53:27.465698" calcext:value-type="date">
            <text:p>2019-10-27 12:53:27</text:p>
          </table:table-cell>
          <table:table-cell table:style-name="ce7" table:formula="of:=[.A1226]" office:value-type="date" office:date-value="2019-10-27T12:53:27.465698" calcext:value-type="date">
            <text:p>2019-10-27 12:53:27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12:53:27.46569824405" calcext:value-type="date">
            <text:p>12/30/99 12:53 P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&lt;0.000001;[.G1225]+2+1/[.$H$2];[.G1225]+1/[.$H$2])" office:value-type="float" office:value="20.3833333333335" calcext:value-type="float">
            <text:p>20,3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7]))" office:value-type="date" office:date-value="2019-10-27T13:13:38.293843" calcext:value-type="date">
            <text:p>2019-10-27 13:13:38</text:p>
          </table:table-cell>
          <table:table-cell table:style-name="ce7" table:formula="of:=[.A1227]" office:value-type="date" office:date-value="2019-10-27T13:13:38.293843" calcext:value-type="date">
            <text:p>2019-10-27 13:13:38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13:13:38.2938432321" calcext:value-type="date">
            <text:p>12/30/99 01:13 P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&lt;0.000001;[.G1226]+2+1/[.$H$2];[.G1226]+1/[.$H$2])" office:value-type="float" office:value="20.4000000000001" calcext:value-type="float">
            <text:p>20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8]))" office:value-type="date" office:date-value="2019-10-27T13:12:04.482813" calcext:value-type="date">
            <text:p>2019-10-27 13:12:04</text:p>
          </table:table-cell>
          <table:table-cell table:style-name="ce7" table:formula="of:=[.A1228]" office:value-type="date" office:date-value="2019-10-27T13:12:04.482813" calcext:value-type="date">
            <text:p>2019-10-27 13:12:04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13:12:04.48281326797" calcext:value-type="date">
            <text:p>12/30/99 01:12 P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&lt;0.000001;[.G1227]+2+1/[.$H$2];[.G1227]+1/[.$H$2])" office:value-type="float" office:value="20.4166666666668" calcext:value-type="float">
            <text:p>20,4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29]))" office:value-type="date" office:date-value="2019-10-27T12:40:25.484284" calcext:value-type="date">
            <text:p>2019-10-27 12:40:25</text:p>
          </table:table-cell>
          <table:table-cell table:style-name="ce7" table:formula="of:=[.A1229]" office:value-type="date" office:date-value="2019-10-27T12:40:25.484284" calcext:value-type="date">
            <text:p>2019-10-27 12:40:25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12:40:25.48428419977" calcext:value-type="date">
            <text:p>12/30/99 12:40 P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&lt;0.000001;[.G1228]+2+1/[.$H$2];[.G1228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0]))" office:value-type="date" office:date-value="2019-10-27T12:48:09.085152" calcext:value-type="date">
            <text:p>2019-10-27 12:48:09</text:p>
          </table:table-cell>
          <table:table-cell table:style-name="ce7" table:formula="of:=[.A1230]" office:value-type="date" office:date-value="2019-10-27T12:48:09.085152" calcext:value-type="date">
            <text:p>2019-10-27 12:48:09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12:48:09.08515172079" calcext:value-type="date">
            <text:p>12/30/99 12:48 P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&lt;0.000001;[.G1229]+2+1/[.$H$2];[.G1229]+1/[.$H$2])" office:value-type="float" office:value="20.4500000000001" calcext:value-type="float">
            <text:p>20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1]))" office:value-type="date" office:date-value="2019-10-27T13:07:45.287452" calcext:value-type="date">
            <text:p>2019-10-27 13:07:45</text:p>
          </table:table-cell>
          <table:table-cell table:style-name="ce7" table:formula="of:=[.A1231]" office:value-type="date" office:date-value="2019-10-27T13:07:45.287452" calcext:value-type="date">
            <text:p>2019-10-27 13:07:45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13:07:45.28745228425" calcext:value-type="date">
            <text:p>12/30/99 01:07 P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&lt;0.000001;[.G1230]+2+1/[.$H$2];[.G1230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2]))" office:value-type="date" office:date-value="2019-10-27T13:05:02.237992" calcext:value-type="date">
            <text:p>2019-10-27 13:05:02</text:p>
          </table:table-cell>
          <table:table-cell table:style-name="ce7" table:formula="of:=[.A1232]" office:value-type="date" office:date-value="2019-10-27T13:05:02.237992" calcext:value-type="date">
            <text:p>2019-10-27 13:05:02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13:05:02.23799154628" calcext:value-type="date">
            <text:p>12/30/99 01:05 P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&lt;0.000001;[.G1231]+2+1/[.$H$2];[.G1231]+1/[.$H$2])" office:value-type="float" office:value="20.4833333333335" calcext:value-type="float">
            <text:p>20,48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3]))" office:value-type="date" office:date-value="2019-10-27T12:40:41.286783" calcext:value-type="date">
            <text:p>2019-10-27 12:40:41</text:p>
          </table:table-cell>
          <table:table-cell table:style-name="ce7" table:formula="of:=[.A1233]" office:value-type="date" office:date-value="2019-10-27T12:40:41.286783" calcext:value-type="date">
            <text:p>2019-10-27 12:40:41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12:40:41.28678285051" calcext:value-type="date">
            <text:p>12/30/99 12:40 P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&lt;0.000001;[.G1232]+2+1/[.$H$2];[.G1232]+1/[.$H$2])" office:value-type="float" office:value="20.5000000000001" calcext:value-type="float">
            <text:p>20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4]))" office:value-type="date" office:date-value="2019-10-27T13:18:16.453722" calcext:value-type="date">
            <text:p>2019-10-27 13:18:16</text:p>
          </table:table-cell>
          <table:table-cell table:style-name="ce7" table:formula="of:=[.A1234]" office:value-type="date" office:date-value="2019-10-27T13:18:16.453722" calcext:value-type="date">
            <text:p>2019-10-27 13:18:16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13:18:16.45372240338" calcext:value-type="date">
            <text:p>12/30/99 01:18 P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&lt;0.000001;[.G1233]+2+1/[.$H$2];[.G1233]+1/[.$H$2])" office:value-type="float" office:value="20.5166666666668" calcext:value-type="float">
            <text:p>20,5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5]))" office:value-type="date" office:date-value="2019-10-27T12:34:53.830496" calcext:value-type="date">
            <text:p>2019-10-27 12:34:54</text:p>
          </table:table-cell>
          <table:table-cell table:style-name="ce7" table:formula="of:=[.A1235]" office:value-type="date" office:date-value="2019-10-27T12:34:53.830496" calcext:value-type="date">
            <text:p>2019-10-27 12:34:54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12:34:53.83049632888" calcext:value-type="date">
            <text:p>12/30/99 12:34 P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&lt;0.000001;[.G1234]+2+1/[.$H$2];[.G1234]+1/[.$H$2])" office:value-type="float" office:value="20.5333333333334" calcext:value-type="float">
            <text:p>20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6]))" office:value-type="date" office:date-value="2019-10-27T13:02:48.115083" calcext:value-type="date">
            <text:p>2019-10-27 13:02:48</text:p>
          </table:table-cell>
          <table:table-cell table:style-name="ce7" table:formula="of:=[.A1236]" office:value-type="date" office:date-value="2019-10-27T13:02:48.115083" calcext:value-type="date">
            <text:p>2019-10-27 13:02:48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3:02:48.11508319806" calcext:value-type="date">
            <text:p>12/30/99 01:02 P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&lt;0.000001;[.G1235]+2+1/[.$H$2];[.G1235]+1/[.$H$2])" office:value-type="float" office:value="20.5500000000001" calcext:value-type="float">
            <text:p>20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7]))" office:value-type="date" office:date-value="2019-10-27T13:00:10.077582" calcext:value-type="date">
            <text:p>2019-10-27 13:00:10</text:p>
          </table:table-cell>
          <table:table-cell table:style-name="ce7" table:formula="of:=[.A1237]" office:value-type="date" office:date-value="2019-10-27T13:00:10.077582" calcext:value-type="date">
            <text:p>2019-10-27 13:00:10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13:00:10.07758167107" calcext:value-type="date">
            <text:p>12/30/99 01:00 P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&lt;0.000001;[.G1236]+2+1/[.$H$2];[.G1236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8]))" office:value-type="date" office:date-value="2019-10-27T13:08:25.01035" calcext:value-type="date">
            <text:p>2019-10-27 13:08:25</text:p>
          </table:table-cell>
          <table:table-cell table:style-name="ce7" table:formula="of:=[.A1238]" office:value-type="date" office:date-value="2019-10-27T13:08:25.01035" calcext:value-type="date">
            <text:p>2019-10-27 13:08:25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13:08:25.01035025809" calcext:value-type="date">
            <text:p>12/30/99 01:08 P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&lt;0.000001;[.G1237]+2+1/[.$H$2];[.G1237]+1/[.$H$2])" office:value-type="float" office:value="20.5833333333334" calcext:value-type="float">
            <text:p>20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39]))" office:value-type="date" office:date-value="2019-10-27T13:00:20.657066" calcext:value-type="date">
            <text:p>2019-10-27 13:00:21</text:p>
          </table:table-cell>
          <table:table-cell table:style-name="ce7" table:formula="of:=[.A1239]" office:value-type="date" office:date-value="2019-10-27T13:00:20.657066" calcext:value-type="date">
            <text:p>2019-10-27 13:00:21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13:00:20.65706562717" calcext:value-type="date">
            <text:p>12/30/99 01:00 P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&lt;0.000001;[.G1238]+2+1/[.$H$2];[.G1238]+1/[.$H$2])" office:value-type="float" office:value="20.6000000000001" calcext:value-type="float">
            <text:p>20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0]))" office:value-type="date" office:date-value="2019-10-27T12:59:52.202141" calcext:value-type="date">
            <text:p>2019-10-27 12:59:52</text:p>
          </table:table-cell>
          <table:table-cell table:style-name="ce7" table:formula="of:=[.A1240]" office:value-type="date" office:date-value="2019-10-27T12:59:52.202141" calcext:value-type="date">
            <text:p>2019-10-27 12:59:52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12:59:52.20214050729" calcext:value-type="date">
            <text:p>12/30/99 12:59 P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&lt;0.000001;[.G1239]+2+1/[.$H$2];[.G1239]+1/[.$H$2])" office:value-type="float" office:value="20.6166666666668" calcext:value-type="float">
            <text:p>20,6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1]))" office:value-type="date" office:date-value="2019-10-27T12:55:55.524614" calcext:value-type="date">
            <text:p>2019-10-27 12:55:56</text:p>
          </table:table-cell>
          <table:table-cell table:style-name="ce7" table:formula="of:=[.A1241]" office:value-type="date" office:date-value="2019-10-27T12:55:55.524614" calcext:value-type="date">
            <text:p>2019-10-27 12:55:56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12:55:55.52461403422" calcext:value-type="date">
            <text:p>12/30/99 12:55 P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&lt;0.000001;[.G1240]+2+1/[.$H$2];[.G1240]+1/[.$H$2])" office:value-type="float" office:value="20.6333333333334" calcext:value-type="float">
            <text:p>20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2]))" office:value-type="date" office:date-value="2019-10-27T13:26:54.891098" calcext:value-type="date">
            <text:p>2019-10-27 13:26:55</text:p>
          </table:table-cell>
          <table:table-cell table:style-name="ce7" table:formula="of:=[.A1242]" office:value-type="date" office:date-value="2019-10-27T13:26:54.891098" calcext:value-type="date">
            <text:p>2019-10-27 13:26:55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13:26:54.89109783433" calcext:value-type="date">
            <text:p>12/30/99 01:26 P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&lt;0.000001;[.G1241]+2+1/[.$H$2];[.G1241]+1/[.$H$2])" office:value-type="float" office:value="20.6500000000001" calcext:value-type="float">
            <text:p>20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3]))" office:value-type="date" office:date-value="2019-10-27T12:50:35.431008" calcext:value-type="date">
            <text:p>2019-10-27 12:50:35</text:p>
          </table:table-cell>
          <table:table-cell table:style-name="ce7" table:formula="of:=[.A1243]" office:value-type="date" office:date-value="2019-10-27T12:50:35.431008" calcext:value-type="date">
            <text:p>2019-10-27 12:50:35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12:50:35.43100787792" calcext:value-type="date">
            <text:p>12/30/99 12:50 P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&lt;0.000001;[.G1242]+2+1/[.$H$2];[.G124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4]))" office:value-type="date" office:date-value="2019-10-27T13:01:06.869327" calcext:value-type="date">
            <text:p>2019-10-27 13:01:07</text:p>
          </table:table-cell>
          <table:table-cell table:style-name="ce7" table:formula="of:=[.A1244]" office:value-type="date" office:date-value="2019-10-27T13:01:06.869327" calcext:value-type="date">
            <text:p>2019-10-27 13:01:07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13:01:06.86932691373" calcext:value-type="date">
            <text:p>12/30/99 01:01 P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&lt;0.000001;[.G1243]+2+1/[.$H$2];[.G1243]+1/[.$H$2])" office:value-type="float" office:value="20.6833333333334" calcext:value-type="float">
            <text:p>20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5]))" office:value-type="date" office:date-value="2019-10-27T12:57:38.466401" calcext:value-type="date">
            <text:p>2019-10-27 12:57:38</text:p>
          </table:table-cell>
          <table:table-cell table:style-name="ce7" table:formula="of:=[.A1245]" office:value-type="date" office:date-value="2019-10-27T12:57:38.466401" calcext:value-type="date">
            <text:p>2019-10-27 12:57:38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12:57:38.46640064847" calcext:value-type="date">
            <text:p>12/30/99 12:57 P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&lt;0.000001;[.G1244]+2+1/[.$H$2];[.G1244]+1/[.$H$2])" office:value-type="float" office:value="20.7000000000001" calcext:value-type="float">
            <text:p>20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6]))" office:value-type="date" office:date-value="2019-10-27T12:48:04.019021" calcext:value-type="date">
            <text:p>2019-10-27 12:48:04</text:p>
          </table:table-cell>
          <table:table-cell table:style-name="ce7" table:formula="of:=[.A1246]" office:value-type="date" office:date-value="2019-10-27T12:48:04.019021" calcext:value-type="date">
            <text:p>2019-10-27 12:48:04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12:48:04.01902110782" calcext:value-type="date">
            <text:p>12/30/99 12:48 P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&lt;0.000001;[.G1245]+2+1/[.$H$2];[.G1245]+1/[.$H$2])" office:value-type="float" office:value="20.7166666666668" calcext:value-type="float">
            <text:p>20,7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7]))" office:value-type="date" office:date-value="2019-10-27T12:57:15.366316" calcext:value-type="date">
            <text:p>2019-10-27 12:57:15</text:p>
          </table:table-cell>
          <table:table-cell table:style-name="ce7" table:formula="of:=[.A1247]" office:value-type="date" office:date-value="2019-10-27T12:57:15.366316" calcext:value-type="date">
            <text:p>2019-10-27 12:57:15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12:57:15.36631597672" calcext:value-type="date">
            <text:p>12/30/99 12:57 P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&lt;0.000001;[.G1246]+2+1/[.$H$2];[.G1246]+1/[.$H$2])" office:value-type="float" office:value="20.7333333333334" calcext:value-type="float">
            <text:p>20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8]))" office:value-type="date" office:date-value="2019-10-27T13:15:29.843754" calcext:value-type="date">
            <text:p>2019-10-27 13:15:30</text:p>
          </table:table-cell>
          <table:table-cell table:style-name="ce7" table:formula="of:=[.A1248]" office:value-type="date" office:date-value="2019-10-27T13:15:29.843754" calcext:value-type="date">
            <text:p>2019-10-27 13:15:30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13:15:29.84375366941" calcext:value-type="date">
            <text:p>12/30/99 01:15 P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&lt;0.000001;[.G1247]+2+1/[.$H$2];[.G1247]+1/[.$H$2])" office:value-type="float" office:value="20.7500000000001" calcext:value-type="float">
            <text:p>20,7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49]))" office:value-type="date" office:date-value="2019-10-27T12:32:50.590715" calcext:value-type="date">
            <text:p>2019-10-27 12:32:51</text:p>
          </table:table-cell>
          <table:table-cell table:style-name="ce7" table:formula="of:=[.A1249]" office:value-type="date" office:date-value="2019-10-27T12:32:50.590715" calcext:value-type="date">
            <text:p>2019-10-27 12:32:51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12:32:50.59071455151" calcext:value-type="date">
            <text:p>12/30/99 12:32 P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&lt;0.000001;[.G1248]+2+1/[.$H$2];[.G1248]+1/[.$H$2])" office:value-type="float" office:value="20.7666666666668" calcext:value-type="float">
            <text:p>20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0]))" office:value-type="date" office:date-value="2019-10-27T13:08:40.954666" calcext:value-type="date">
            <text:p>2019-10-27 13:08:41</text:p>
          </table:table-cell>
          <table:table-cell table:style-name="ce7" table:formula="of:=[.A1250]" office:value-type="date" office:date-value="2019-10-27T13:08:40.954666" calcext:value-type="date">
            <text:p>2019-10-27 13:08:41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13:08:40.95466630999" calcext:value-type="date">
            <text:p>12/30/99 01:08 P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&lt;0.000001;[.G1249]+2+1/[.$H$2];[.G1249]+1/[.$H$2])" office:value-type="float" office:value="20.7833333333334" calcext:value-type="float">
            <text:p>20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1]))" office:value-type="date" office:date-value="2019-10-27T13:00:30.585682" calcext:value-type="date">
            <text:p>2019-10-27 13:00:31</text:p>
          </table:table-cell>
          <table:table-cell table:style-name="ce7" table:formula="of:=[.A1251]" office:value-type="date" office:date-value="2019-10-27T13:00:30.585682" calcext:value-type="date">
            <text:p>2019-10-27 13:00:31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13:00:30.58568243869" calcext:value-type="date">
            <text:p>12/30/99 01:00 P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&lt;0.000001;[.G1250]+2+1/[.$H$2];[.G1250]+1/[.$H$2])" office:value-type="float" office:value="20.8000000000001" calcext:value-type="float">
            <text:p>20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2]))" office:value-type="date" office:date-value="2019-10-27T13:20:23.328699" calcext:value-type="date">
            <text:p>2019-10-27 13:20:23</text:p>
          </table:table-cell>
          <table:table-cell table:style-name="ce7" table:formula="of:=[.A1252]" office:value-type="date" office:date-value="2019-10-27T13:20:23.328699" calcext:value-type="date">
            <text:p>2019-10-27 13:20:23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13:20:23.32869870588" calcext:value-type="date">
            <text:p>12/30/99 01:20 P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&lt;0.000001;[.G1251]+2+1/[.$H$2];[.G1251]+1/[.$H$2])" office:value-type="float" office:value="20.8166666666668" calcext:value-type="float">
            <text:p>20,8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3]))" office:value-type="date" office:date-value="2019-10-27T13:05:04.075558" calcext:value-type="date">
            <text:p>2019-10-27 13:05:04</text:p>
          </table:table-cell>
          <table:table-cell table:style-name="ce7" table:formula="of:=[.A1253]" office:value-type="date" office:date-value="2019-10-27T13:05:04.075558" calcext:value-type="date">
            <text:p>2019-10-27 13:05:04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13:05:04.07555764541" calcext:value-type="date">
            <text:p>12/30/99 01:05 P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&lt;0.000001;[.G1252]+2+1/[.$H$2];[.G1252]+1/[.$H$2])" office:value-type="float" office:value="20.8333333333334" calcext:value-type="float">
            <text:p>20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4]))" office:value-type="date" office:date-value="2019-10-27T12:57:44.375397" calcext:value-type="date">
            <text:p>2019-10-27 12:57:44</text:p>
          </table:table-cell>
          <table:table-cell table:style-name="ce7" table:formula="of:=[.A1254]" office:value-type="date" office:date-value="2019-10-27T12:57:44.375397" calcext:value-type="date">
            <text:p>2019-10-27 12:57:44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12:57:44.37539658509" calcext:value-type="date">
            <text:p>12/30/99 12:57 P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&lt;0.000001;[.G1253]+2+1/[.$H$2];[.G1253]+1/[.$H$2])" office:value-type="float" office:value="20.8500000000001" calcext:value-type="float">
            <text:p>20,8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5]))" office:value-type="date" office:date-value="2019-10-27T12:46:29.719399" calcext:value-type="date">
            <text:p>2019-10-27 12:46:30</text:p>
          </table:table-cell>
          <table:table-cell table:style-name="ce7" table:formula="of:=[.A1255]" office:value-type="date" office:date-value="2019-10-27T12:46:29.719399" calcext:value-type="date">
            <text:p>2019-10-27 12:46:30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12:46:29.71939869225" calcext:value-type="date">
            <text:p>12/30/99 12:46 P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&lt;0.000001;[.G1254]+2+1/[.$H$2];[.G1254]+1/[.$H$2])" office:value-type="float" office:value="20.8666666666668" calcext:value-type="float">
            <text:p>20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6]))" office:value-type="date" office:date-value="2019-10-27T13:05:01.026713" calcext:value-type="date">
            <text:p>2019-10-27 13:05:01</text:p>
          </table:table-cell>
          <table:table-cell table:style-name="ce7" table:formula="of:=[.A1256]" office:value-type="date" office:date-value="2019-10-27T13:05:01.026713" calcext:value-type="date">
            <text:p>2019-10-27 13:05:01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13:05:01.02671266068" calcext:value-type="date">
            <text:p>12/30/99 01:05 P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&lt;0.000001;[.G1255]+2+1/[.$H$2];[.G1255]+1/[.$H$2])" office:value-type="float" office:value="20.8833333333334" calcext:value-type="float">
            <text:p>20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7]))" office:value-type="date" office:date-value="2019-10-27T13:09:19.727289" calcext:value-type="date">
            <text:p>2019-10-27 13:09:20</text:p>
          </table:table-cell>
          <table:table-cell table:style-name="ce7" table:formula="of:=[.A1257]" office:value-type="date" office:date-value="2019-10-27T13:09:19.727289" calcext:value-type="date">
            <text:p>2019-10-27 13:09:20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13:09:19.72728906199" calcext:value-type="date">
            <text:p>12/30/99 01:09 P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&lt;0.000001;[.G1256]+2+1/[.$H$2];[.G1256]+1/[.$H$2])" office:value-type="float" office:value="20.9000000000001" calcext:value-type="float">
            <text:p>20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8]))" office:value-type="date" office:date-value="2019-10-27T13:17:54.040346" calcext:value-type="date">
            <text:p>2019-10-27 13:17:54</text:p>
          </table:table-cell>
          <table:table-cell table:style-name="ce7" table:formula="of:=[.A1258]" office:value-type="date" office:date-value="2019-10-27T13:17:54.040346" calcext:value-type="date">
            <text:p>2019-10-27 13:17:54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13:17:54.04034568463" calcext:value-type="date">
            <text:p>12/30/99 01:17 P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&lt;0.000001;[.G1257]+2+1/[.$H$2];[.G1257]+1/[.$H$2])" office:value-type="float" office:value="20.9166666666668" calcext:value-type="float">
            <text:p>20,9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59]))" office:value-type="date" office:date-value="2019-10-27T13:32:22.766432" calcext:value-type="date">
            <text:p>2019-10-27 13:32:23</text:p>
          </table:table-cell>
          <table:table-cell table:style-name="ce7" table:formula="of:=[.A1259]" office:value-type="date" office:date-value="2019-10-27T13:32:22.766432" calcext:value-type="date">
            <text:p>2019-10-27 13:32:23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13:32:22.7664316725" calcext:value-type="date">
            <text:p>12/30/99 01:32 P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&lt;0.000001;[.G1258]+2+1/[.$H$2];[.G1258]+1/[.$H$2])" office:value-type="float" office:value="20.9333333333334" calcext:value-type="float">
            <text:p>20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0]))" office:value-type="date" office:date-value="2019-10-27T12:45:55.42242" calcext:value-type="date">
            <text:p>2019-10-27 12:45:55</text:p>
          </table:table-cell>
          <table:table-cell table:style-name="ce7" table:formula="of:=[.A1260]" office:value-type="date" office:date-value="2019-10-27T12:45:55.42242" calcext:value-type="date">
            <text:p>2019-10-27 12:45:55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12:45:55.42241991498" calcext:value-type="date">
            <text:p>12/30/99 12:45 P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&lt;0.000001;[.G1259]+2+1/[.$H$2];[.G1259]+1/[.$H$2])" office:value-type="float" office:value="20.9500000000001" calcext:value-type="float">
            <text:p>20,9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1]))" office:value-type="date" office:date-value="2019-10-27T13:08:23.826855" calcext:value-type="date">
            <text:p>2019-10-27 13:08:24</text:p>
          </table:table-cell>
          <table:table-cell table:style-name="ce7" table:formula="of:=[.A1261]" office:value-type="date" office:date-value="2019-10-27T13:08:23.826855" calcext:value-type="date">
            <text:p>2019-10-27 13:08:24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13:08:23.82685549557" calcext:value-type="date">
            <text:p>12/30/99 01:08 P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&lt;0.000001;[.G1260]+2+1/[.$H$2];[.G1260]+1/[.$H$2])" office:value-type="float" office:value="20.9666666666668" calcext:value-type="float">
            <text:p>20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2]))" office:value-type="date" office:date-value="2019-10-27T12:59:32.196088" calcext:value-type="date">
            <text:p>2019-10-27 12:59:32</text:p>
          </table:table-cell>
          <table:table-cell table:style-name="ce7" table:formula="of:=[.A1262]" office:value-type="date" office:date-value="2019-10-27T12:59:32.196088" calcext:value-type="date">
            <text:p>2019-10-27 12:59:32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12:59:32.19608766027" calcext:value-type="date">
            <text:p>12/30/99 12:59 P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&lt;0.000001;[.G1261]+2+1/[.$H$2];[.G1261]+1/[.$H$2])" office:value-type="float" office:value="20.9833333333334" calcext:value-type="float">
            <text:p>20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3]))" office:value-type="date" office:date-value="2019-10-28T13:06:53.816319" calcext:value-type="date">
            <text:p>2019-10-28 13:06:54</text:p>
          </table:table-cell>
          <table:table-cell table:style-name="ce7" table:formula="of:=[.A1263]" office:value-type="date" office:date-value="2019-10-28T13:06:53.816319" calcext:value-type="date">
            <text:p>2019-10-28 13:06:54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13:06:53.81631852128" calcext:value-type="date">
            <text:p>12/30/99 01:06 P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&lt;0.000001;[.G1262]+2+1/[.$H$2];[.G1262]+1/[.$H$2])" office:value-type="float" office:value="21.0000000000001" calcext:value-type="float">
            <text:p>21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4]))" office:value-type="date" office:date-value="2019-10-28T12:48:04.911454" calcext:value-type="date">
            <text:p>2019-10-28 12:48:05</text:p>
          </table:table-cell>
          <table:table-cell table:style-name="ce7" table:formula="of:=[.A1264]" office:value-type="date" office:date-value="2019-10-28T12:48:04.911454" calcext:value-type="date">
            <text:p>2019-10-28 12:48:05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12:48:04.91145365406" calcext:value-type="date">
            <text:p>12/30/99 12:48 P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&lt;0.000001;[.G1263]+2+1/[.$H$2];[.G1263]+1/[.$H$2])" office:value-type="float" office:value="21.0166666666668" calcext:value-type="float">
            <text:p>21,01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5]))" office:value-type="date" office:date-value="2019-10-28T13:01:15.179526" calcext:value-type="date">
            <text:p>2019-10-28 13:01:15</text:p>
          </table:table-cell>
          <table:table-cell table:style-name="ce7" table:formula="of:=[.A1265]" office:value-type="date" office:date-value="2019-10-28T13:01:15.179526" calcext:value-type="date">
            <text:p>2019-10-28 13:01:15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13:01:15.17952562775" calcext:value-type="date">
            <text:p>12/30/99 01:01 P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&lt;0.000001;[.G1264]+2+1/[.$H$2];[.G1264]+1/[.$H$2])" office:value-type="float" office:value="21.0333333333334" calcext:value-type="float">
            <text:p>21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6]))" office:value-type="date" office:date-value="2019-10-28T12:48:33.902664" calcext:value-type="date">
            <text:p>2019-10-28 12:48:34</text:p>
          </table:table-cell>
          <table:table-cell table:style-name="ce7" table:formula="of:=[.A1266]" office:value-type="date" office:date-value="2019-10-28T12:48:33.902664" calcext:value-type="date">
            <text:p>2019-10-28 12:48:34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12:48:33.90266383532" calcext:value-type="date">
            <text:p>12/30/99 12:48 P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&lt;0.000001;[.G1265]+2+1/[.$H$2];[.G1265]+1/[.$H$2])" office:value-type="float" office:value="21.0500000000001" calcext:value-type="float">
            <text:p>21,0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7]))" office:value-type="date" office:date-value="2019-10-28T13:04:27.941179" calcext:value-type="date">
            <text:p>2019-10-28 13:04:28</text:p>
          </table:table-cell>
          <table:table-cell table:style-name="ce7" table:formula="of:=[.A1267]" office:value-type="date" office:date-value="2019-10-28T13:04:27.941179" calcext:value-type="date">
            <text:p>2019-10-28 13:04:28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13:04:27.94117873069" calcext:value-type="date">
            <text:p>12/30/99 01:04 P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&lt;0.000001;[.G1266]+2+1/[.$H$2];[.G1266]+1/[.$H$2])" office:value-type="float" office:value="21.0666666666668" calcext:value-type="float">
            <text:p>21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8]))" office:value-type="date" office:date-value="2019-10-28T13:06:31.798726" calcext:value-type="date">
            <text:p>2019-10-28 13:06:32</text:p>
          </table:table-cell>
          <table:table-cell table:style-name="ce7" table:formula="of:=[.A1268]" office:value-type="date" office:date-value="2019-10-28T13:06:31.798726" calcext:value-type="date">
            <text:p>2019-10-28 13:06:32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13:06:31.79872584064" calcext:value-type="date">
            <text:p>12/30/99 01:06 P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&lt;0.000001;[.G1267]+2+1/[.$H$2];[.G1267]+1/[.$H$2])" office:value-type="float" office:value="21.0833333333334" calcext:value-type="float">
            <text:p>21,0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69]))" office:value-type="date" office:date-value="2019-10-28T12:58:29.26551" calcext:value-type="date">
            <text:p>2019-10-28 12:58:29</text:p>
          </table:table-cell>
          <table:table-cell table:style-name="ce7" table:formula="of:=[.A1269]" office:value-type="date" office:date-value="2019-10-28T12:58:29.26551" calcext:value-type="date">
            <text:p>2019-10-28 12:58:29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12:58:29.26551029552" calcext:value-type="date">
            <text:p>12/30/99 12:58 P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&lt;0.000001;[.G1268]+2+1/[.$H$2];[.G1268]+1/[.$H$2])" office:value-type="float" office:value="21.1000000000001" calcext:value-type="float">
            <text:p>21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0]))" office:value-type="date" office:date-value="2019-10-28T13:04:00.883962" calcext:value-type="date">
            <text:p>2019-10-28 13:04:01</text:p>
          </table:table-cell>
          <table:table-cell table:style-name="ce7" table:formula="of:=[.A1270]" office:value-type="date" office:date-value="2019-10-28T13:04:00.883962" calcext:value-type="date">
            <text:p>2019-10-28 13:04:01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13:04:00.88396152947" calcext:value-type="date">
            <text:p>12/30/99 01:04 P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&lt;0.000001;[.G1269]+2+1/[.$H$2];[.G1269]+1/[.$H$2])" office:value-type="float" office:value="21.1166666666667" calcext:value-type="float">
            <text:p>21,1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1]))" office:value-type="date" office:date-value="2019-10-28T12:54:07.332251" calcext:value-type="date">
            <text:p>2019-10-28 12:54:07</text:p>
          </table:table-cell>
          <table:table-cell table:style-name="ce7" table:formula="of:=[.A1271]" office:value-type="date" office:date-value="2019-10-28T12:54:07.332251" calcext:value-type="date">
            <text:p>2019-10-28 12:54:07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12:54:07.33225114178" calcext:value-type="date">
            <text:p>12/30/99 12:54 P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&lt;0.000001;[.G1270]+2+1/[.$H$2];[.G1270]+1/[.$H$2])" office:value-type="float" office:value="21.1333333333334" calcext:value-type="float">
            <text:p>21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2]))" office:value-type="date" office:date-value="2019-10-28T13:06:48.104551" calcext:value-type="date">
            <text:p>2019-10-28 13:06:48</text:p>
          </table:table-cell>
          <table:table-cell table:style-name="ce7" table:formula="of:=[.A1272]" office:value-type="date" office:date-value="2019-10-28T13:06:48.104551" calcext:value-type="date">
            <text:p>2019-10-28 13:06:48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13:06:48.1045510713" calcext:value-type="date">
            <text:p>12/30/99 01:06 P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&lt;0.000001;[.G1271]+2+1/[.$H$2];[.G1271]+1/[.$H$2])" office:value-type="float" office:value="21.1500000000001" calcext:value-type="float">
            <text:p>21,1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3]))" office:value-type="date" office:date-value="2019-10-28T13:06:35.405176" calcext:value-type="date">
            <text:p>2019-10-28 13:06:35</text:p>
          </table:table-cell>
          <table:table-cell table:style-name="ce7" table:formula="of:=[.A1273]" office:value-type="date" office:date-value="2019-10-28T13:06:35.405176" calcext:value-type="date">
            <text:p>2019-10-28 13:06:35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13:06:35.40517567657" calcext:value-type="date">
            <text:p>12/30/99 01:06 P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&lt;0.000001;[.G1272]+2+1/[.$H$2];[.G1272]+1/[.$H$2])" office:value-type="float" office:value="21.1666666666667" calcext:value-type="float">
            <text:p>21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4]))" office:value-type="date" office:date-value="2019-10-28T13:18:25.411216" calcext:value-type="date">
            <text:p>2019-10-28 13:18:25</text:p>
          </table:table-cell>
          <table:table-cell table:style-name="ce7" table:formula="of:=[.A1274]" office:value-type="date" office:date-value="2019-10-28T13:18:25.411216" calcext:value-type="date">
            <text:p>2019-10-28 13:18:25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13:18:25.41121631395" calcext:value-type="date">
            <text:p>12/30/99 01:18 P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&lt;0.000001;[.G1273]+2+1/[.$H$2];[.G1273]+1/[.$H$2])" office:value-type="float" office:value="21.1833333333334" calcext:value-type="float">
            <text:p>21,1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5]))" office:value-type="date" office:date-value="2019-10-28T12:33:54.95306" calcext:value-type="date">
            <text:p>2019-10-28 12:33:55</text:p>
          </table:table-cell>
          <table:table-cell table:style-name="ce7" table:formula="of:=[.A1275]" office:value-type="date" office:date-value="2019-10-28T12:33:54.95306" calcext:value-type="date">
            <text:p>2019-10-28 12:33:55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12:33:54.9530603271" calcext:value-type="date">
            <text:p>12/30/99 12:33 P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&lt;0.000001;[.G1274]+2+1/[.$H$2];[.G1274]+1/[.$H$2])" office:value-type="float" office:value="21.2000000000001" calcext:value-type="float">
            <text:p>21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6]))" office:value-type="date" office:date-value="2019-10-28T13:07:13.079528" calcext:value-type="date">
            <text:p>2019-10-28 13:07:13</text:p>
          </table:table-cell>
          <table:table-cell table:style-name="ce7" table:formula="of:=[.A1276]" office:value-type="date" office:date-value="2019-10-28T13:07:13.079528" calcext:value-type="date">
            <text:p>2019-10-28 13:07:13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13:07:13.07952750474" calcext:value-type="date">
            <text:p>12/30/99 01:07 P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&lt;0.000001;[.G1275]+2+1/[.$H$2];[.G1275]+1/[.$H$2])" office:value-type="float" office:value="21.2166666666667" calcext:value-type="float">
            <text:p>21,2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7]))" office:value-type="date" office:date-value="2019-10-28T13:11:53.702597" calcext:value-type="date">
            <text:p>2019-10-28 13:11:54</text:p>
          </table:table-cell>
          <table:table-cell table:style-name="ce7" table:formula="of:=[.A1277]" office:value-type="date" office:date-value="2019-10-28T13:11:53.702597" calcext:value-type="date">
            <text:p>2019-10-28 13:11:54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13:11:53.70259739924" calcext:value-type="date">
            <text:p>12/30/99 01:11 P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&lt;0.000001;[.G1276]+2+1/[.$H$2];[.G1276]+1/[.$H$2])" office:value-type="float" office:value="21.2333333333334" calcext:value-type="float">
            <text:p>21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8]))" office:value-type="date" office:date-value="2019-10-28T13:11:48.321005" calcext:value-type="date">
            <text:p>2019-10-28 13:11:48</text:p>
          </table:table-cell>
          <table:table-cell table:style-name="ce7" table:formula="of:=[.A1278]" office:value-type="date" office:date-value="2019-10-28T13:11:48.321005" calcext:value-type="date">
            <text:p>2019-10-28 13:11:48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13:11:48.32100505941" calcext:value-type="date">
            <text:p>12/30/99 01:11 P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&lt;0.000001;[.G1277]+2+1/[.$H$2];[.G1277]+1/[.$H$2])" office:value-type="float" office:value="21.2500000000001" calcext:value-type="float">
            <text:p>21,2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79]))" office:value-type="date" office:date-value="2019-10-28T12:47:15.699218" calcext:value-type="date">
            <text:p>2019-10-28 12:47:16</text:p>
          </table:table-cell>
          <table:table-cell table:style-name="ce7" table:formula="of:=[.A1279]" office:value-type="date" office:date-value="2019-10-28T12:47:15.699218" calcext:value-type="date">
            <text:p>2019-10-28 12:47:16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12:47:15.6992180692" calcext:value-type="date">
            <text:p>12/30/99 12:47 P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&lt;0.000001;[.G1278]+2+1/[.$H$2];[.G1278]+1/[.$H$2])" office:value-type="float" office:value="21.2666666666667" calcext:value-type="float">
            <text:p>21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0]))" office:value-type="date" office:date-value="2019-10-28T12:48:31.768151" calcext:value-type="date">
            <text:p>2019-10-28 12:48:32</text:p>
          </table:table-cell>
          <table:table-cell table:style-name="ce7" table:formula="of:=[.A1280]" office:value-type="date" office:date-value="2019-10-28T12:48:31.768151" calcext:value-type="date">
            <text:p>2019-10-28 12:48:32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12:48:31.76815142389" calcext:value-type="date">
            <text:p>12/30/99 12:48 P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&lt;0.000001;[.G1279]+2+1/[.$H$2];[.G1279]+1/[.$H$2])" office:value-type="float" office:value="21.2833333333334" calcext:value-type="float">
            <text:p>21,2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1]))" office:value-type="date" office:date-value="2019-10-28T12:54:28.091068" calcext:value-type="date">
            <text:p>2019-10-28 12:54:28</text:p>
          </table:table-cell>
          <table:table-cell table:style-name="ce7" table:formula="of:=[.A1281]" office:value-type="date" office:date-value="2019-10-28T12:54:28.091068" calcext:value-type="date">
            <text:p>2019-10-28 12:54:28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12:54:28.09106783476" calcext:value-type="date">
            <text:p>12/30/99 12:54 P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&lt;0.000001;[.G1280]+2+1/[.$H$2];[.G1280]+1/[.$H$2])" office:value-type="float" office:value="21.3000000000001" calcext:value-type="float">
            <text:p>21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2]))" office:value-type="date" office:date-value="2019-10-28T12:52:58.557458" calcext:value-type="date">
            <text:p>2019-10-28 12:52:59</text:p>
          </table:table-cell>
          <table:table-cell table:style-name="ce7" table:formula="of:=[.A1282]" office:value-type="date" office:date-value="2019-10-28T12:52:58.557458" calcext:value-type="date">
            <text:p>2019-10-28 12:52:59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12:52:58.55745821726" calcext:value-type="date">
            <text:p>12/30/99 12:52 P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&lt;0.000001;[.G1281]+2+1/[.$H$2];[.G1281]+1/[.$H$2])" office:value-type="float" office:value="21.3166666666667" calcext:value-type="float">
            <text:p>21,3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3]))" office:value-type="date" office:date-value="2019-10-28T12:38:38.144716" calcext:value-type="date">
            <text:p>2019-10-28 12:38:38</text:p>
          </table:table-cell>
          <table:table-cell table:style-name="ce7" table:formula="of:=[.A1283]" office:value-type="date" office:date-value="2019-10-28T12:38:38.144716" calcext:value-type="date">
            <text:p>2019-10-28 12:38:38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12:38:38.14471604303" calcext:value-type="date">
            <text:p>12/30/99 12:38 P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&lt;0.000001;[.G1282]+2+1/[.$H$2];[.G1282]+1/[.$H$2])" office:value-type="float" office:value="21.3333333333334" calcext:value-type="float">
            <text:p>21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4]))" office:value-type="date" office:date-value="2019-10-28T13:01:17.261553" calcext:value-type="date">
            <text:p>2019-10-28 13:01:17</text:p>
          </table:table-cell>
          <table:table-cell table:style-name="ce7" table:formula="of:=[.A1284]" office:value-type="date" office:date-value="2019-10-28T13:01:17.261553" calcext:value-type="date">
            <text:p>2019-10-28 13:01:17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13:01:17.261552657" calcext:value-type="date">
            <text:p>12/30/99 01:01 P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&lt;0.000001;[.G1283]+2+1/[.$H$2];[.G1283]+1/[.$H$2])" office:value-type="float" office:value="21.3500000000001" calcext:value-type="float">
            <text:p>21,3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5]))" office:value-type="date" office:date-value="2019-10-28T13:17:15.149827" calcext:value-type="date">
            <text:p>2019-10-28 13:17:15</text:p>
          </table:table-cell>
          <table:table-cell table:style-name="ce7" table:formula="of:=[.A1285]" office:value-type="date" office:date-value="2019-10-28T13:17:15.149827" calcext:value-type="date">
            <text:p>2019-10-28 13:17:15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13:17:15.14982727356" calcext:value-type="date">
            <text:p>12/30/99 01:17 P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&lt;0.000001;[.G1284]+2+1/[.$H$2];[.G1284]+1/[.$H$2])" office:value-type="float" office:value="21.3666666666667" calcext:value-type="float">
            <text:p>21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6]))" office:value-type="date" office:date-value="2019-10-28T13:22:15.464585" calcext:value-type="date">
            <text:p>2019-10-28 13:22:15</text:p>
          </table:table-cell>
          <table:table-cell table:style-name="ce7" table:formula="of:=[.A1286]" office:value-type="date" office:date-value="2019-10-28T13:22:15.464585" calcext:value-type="date">
            <text:p>2019-10-28 13:22:15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13:22:15.46458464116" calcext:value-type="date">
            <text:p>12/30/99 01:22 P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&lt;0.000001;[.G1285]+2+1/[.$H$2];[.G1285]+1/[.$H$2])" office:value-type="float" office:value="21.3833333333334" calcext:value-type="float">
            <text:p>21,3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7]))" office:value-type="date" office:date-value="2019-10-28T12:36:56.972753" calcext:value-type="date">
            <text:p>2019-10-28 12:36:57</text:p>
          </table:table-cell>
          <table:table-cell table:style-name="ce7" table:formula="of:=[.A1287]" office:value-type="date" office:date-value="2019-10-28T12:36:56.972753" calcext:value-type="date">
            <text:p>2019-10-28 12:36:57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12:36:56.97275298648" calcext:value-type="date">
            <text:p>12/30/99 12:36 P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&lt;0.000001;[.G1286]+2+1/[.$H$2];[.G1286]+1/[.$H$2])" office:value-type="float" office:value="21.4000000000001" calcext:value-type="float">
            <text:p>21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8]))" office:value-type="date" office:date-value="2019-10-28T12:55:50.146649" calcext:value-type="date">
            <text:p>2019-10-28 12:55:50</text:p>
          </table:table-cell>
          <table:table-cell table:style-name="ce7" table:formula="of:=[.A1288]" office:value-type="date" office:date-value="2019-10-28T12:55:50.146649" calcext:value-type="date">
            <text:p>2019-10-28 12:55:50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12:55:50.14664896298" calcext:value-type="date">
            <text:p>12/30/99 12:55 P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&lt;0.000001;[.G1287]+2+1/[.$H$2];[.G1287]+1/[.$H$2])" office:value-type="float" office:value="21.4166666666667" calcext:value-type="float">
            <text:p>21,4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89]))" office:value-type="date" office:date-value="2019-10-28T12:44:35.876528" calcext:value-type="date">
            <text:p>2019-10-28 12:44:36</text:p>
          </table:table-cell>
          <table:table-cell table:style-name="ce7" table:formula="of:=[.A1289]" office:value-type="date" office:date-value="2019-10-28T12:44:35.876528" calcext:value-type="date">
            <text:p>2019-10-28 12:44:36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12:44:35.87652769871" calcext:value-type="date">
            <text:p>12/30/99 12:44 P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&lt;0.000001;[.G1288]+2+1/[.$H$2];[.G1288]+1/[.$H$2])" office:value-type="float" office:value="21.4333333333334" calcext:value-type="float">
            <text:p>21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0]))" office:value-type="date" office:date-value="2019-10-28T13:03:01.63435" calcext:value-type="date">
            <text:p>2019-10-28 13:03:02</text:p>
          </table:table-cell>
          <table:table-cell table:style-name="ce7" table:formula="of:=[.A1290]" office:value-type="date" office:date-value="2019-10-28T13:03:01.63435" calcext:value-type="date">
            <text:p>2019-10-28 13:03:02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13:03:01.63435016759" calcext:value-type="date">
            <text:p>12/30/99 01:03 P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&lt;0.000001;[.G1289]+2+1/[.$H$2];[.G1289]+1/[.$H$2])" office:value-type="float" office:value="21.4500000000001" calcext:value-type="float">
            <text:p>21,4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1]))" office:value-type="date" office:date-value="2019-10-28T13:22:58.673074" calcext:value-type="date">
            <text:p>2019-10-28 13:22:59</text:p>
          </table:table-cell>
          <table:table-cell table:style-name="ce7" table:formula="of:=[.A1291]" office:value-type="date" office:date-value="2019-10-28T13:22:58.673074" calcext:value-type="date">
            <text:p>2019-10-28 13:22:59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13:22:58.67307399865" calcext:value-type="date">
            <text:p>12/30/99 01:22 P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&lt;0.000001;[.G1290]+2+1/[.$H$2];[.G1290]+1/[.$H$2])" office:value-type="float" office:value="21.4666666666667" calcext:value-type="float">
            <text:p>21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2]))" office:value-type="date" office:date-value="2019-10-28T13:04:09.023787" calcext:value-type="date">
            <text:p>2019-10-28 13:04:09</text:p>
          </table:table-cell>
          <table:table-cell table:style-name="ce7" table:formula="of:=[.A1292]" office:value-type="date" office:date-value="2019-10-28T13:04:09.023787" calcext:value-type="date">
            <text:p>2019-10-28 13:04:09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13:04:09.02378737461" calcext:value-type="date">
            <text:p>12/30/99 01:04 P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&lt;0.000001;[.G1291]+2+1/[.$H$2];[.G1291]+1/[.$H$2])" office:value-type="float" office:value="21.4833333333334" calcext:value-type="float">
            <text:p>21,4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3]))" office:value-type="date" office:date-value="2019-10-28T12:28:51.778009" calcext:value-type="date">
            <text:p>2019-10-28 12:28:52</text:p>
          </table:table-cell>
          <table:table-cell table:style-name="ce7" table:formula="of:=[.A1293]" office:value-type="date" office:date-value="2019-10-28T12:28:51.778009" calcext:value-type="date">
            <text:p>2019-10-28 12:28:52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12:28:51.77800867707" calcext:value-type="date">
            <text:p>12/30/99 12:28 P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&lt;0.000001;[.G1292]+2+1/[.$H$2];[.G1292]+1/[.$H$2])" office:value-type="float" office:value="21.5000000000001" calcext:value-type="float">
            <text:p>21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4]))" office:value-type="date" office:date-value="2019-10-28T13:04:14.008245" calcext:value-type="date">
            <text:p>2019-10-28 13:04:14</text:p>
          </table:table-cell>
          <table:table-cell table:style-name="ce7" table:formula="of:=[.A1294]" office:value-type="date" office:date-value="2019-10-28T13:04:14.008245" calcext:value-type="date">
            <text:p>2019-10-28 13:04:14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13:04:14.00824472308" calcext:value-type="date">
            <text:p>12/30/99 01:04 P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&lt;0.000001;[.G1293]+2+1/[.$H$2];[.G1293]+1/[.$H$2])" office:value-type="float" office:value="21.5166666666667" calcext:value-type="float">
            <text:p>21,5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5]))" office:value-type="date" office:date-value="2019-10-28T13:04:41.799411" calcext:value-type="date">
            <text:p>2019-10-28 13:04:42</text:p>
          </table:table-cell>
          <table:table-cell table:style-name="ce7" table:formula="of:=[.A1295]" office:value-type="date" office:date-value="2019-10-28T13:04:41.799411" calcext:value-type="date">
            <text:p>2019-10-28 13:04:42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13:04:41.79941112176" calcext:value-type="date">
            <text:p>12/30/99 01:04 P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&lt;0.000001;[.G1294]+2+1/[.$H$2];[.G1294]+1/[.$H$2])" office:value-type="float" office:value="21.5333333333334" calcext:value-type="float">
            <text:p>21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6]))" office:value-type="date" office:date-value="2019-10-28T13:05:13.712568" calcext:value-type="date">
            <text:p>2019-10-28 13:05:14</text:p>
          </table:table-cell>
          <table:table-cell table:style-name="ce7" table:formula="of:=[.A1296]" office:value-type="date" office:date-value="2019-10-28T13:05:13.712568" calcext:value-type="date">
            <text:p>2019-10-28 13:05:14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13:05:13.71256783605" calcext:value-type="date">
            <text:p>12/30/99 01:05 P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&lt;0.000001;[.G1295]+2+1/[.$H$2];[.G1295]+1/[.$H$2])" office:value-type="float" office:value="21.5500000000001" calcext:value-type="float">
            <text:p>21,5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7]))" office:value-type="date" office:date-value="2019-10-28T13:06:50.97322" calcext:value-type="date">
            <text:p>2019-10-28 13:06:51</text:p>
          </table:table-cell>
          <table:table-cell table:style-name="ce7" table:formula="of:=[.A1297]" office:value-type="date" office:date-value="2019-10-28T13:06:50.97322" calcext:value-type="date">
            <text:p>2019-10-28 13:06:51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13:06:50.97322013229" calcext:value-type="date">
            <text:p>12/30/99 01:06 P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&lt;0.000001;[.G1296]+2+1/[.$H$2];[.G1296]+1/[.$H$2])" office:value-type="float" office:value="21.5666666666667" calcext:value-type="float">
            <text:p>21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8]))" office:value-type="date" office:date-value="2019-10-28T12:54:26.038033" calcext:value-type="date">
            <text:p>2019-10-28 12:54:26</text:p>
          </table:table-cell>
          <table:table-cell table:style-name="ce7" table:formula="of:=[.A1298]" office:value-type="date" office:date-value="2019-10-28T12:54:26.038033" calcext:value-type="date">
            <text:p>2019-10-28 12:54:26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12:54:26.0380325513" calcext:value-type="date">
            <text:p>12/30/99 12:54 P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&lt;0.000001;[.G1297]+2+1/[.$H$2];[.G1297]+1/[.$H$2])" office:value-type="float" office:value="21.5833333333334" calcext:value-type="float">
            <text:p>21,5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299]))" office:value-type="date" office:date-value="2019-10-28T12:40:26.6565" calcext:value-type="date">
            <text:p>2019-10-28 12:40:27</text:p>
          </table:table-cell>
          <table:table-cell table:style-name="ce7" table:formula="of:=[.A1299]" office:value-type="date" office:date-value="2019-10-28T12:40:26.6565" calcext:value-type="date">
            <text:p>2019-10-28 12:40:27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12:40:26.65649985429" calcext:value-type="date">
            <text:p>12/30/99 12:40 P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&lt;0.000001;[.G1298]+2+1/[.$H$2];[.G1298]+1/[.$H$2])" office:value-type="float" office:value="21.6000000000001" calcext:value-type="float">
            <text:p>21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0]))" office:value-type="date" office:date-value="2019-10-28T12:58:19.1933" calcext:value-type="date">
            <text:p>2019-10-28 12:58:19</text:p>
          </table:table-cell>
          <table:table-cell table:style-name="ce7" table:formula="of:=[.A1300]" office:value-type="date" office:date-value="2019-10-28T12:58:19.1933" calcext:value-type="date">
            <text:p>2019-10-28 12:58:19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12:58:19.1933001671" calcext:value-type="date">
            <text:p>12/30/99 12:58 P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&lt;0.000001;[.G1299]+2+1/[.$H$2];[.G1299]+1/[.$H$2])" office:value-type="float" office:value="21.6166666666667" calcext:value-type="float">
            <text:p>21,6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1]))" office:value-type="date" office:date-value="2019-10-28T13:08:14.081267" calcext:value-type="date">
            <text:p>2019-10-28 13:08:14</text:p>
          </table:table-cell>
          <table:table-cell table:style-name="ce7" table:formula="of:=[.A1301]" office:value-type="date" office:date-value="2019-10-28T13:08:14.081267" calcext:value-type="date">
            <text:p>2019-10-28 13:08:14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13:08:14.08126738854" calcext:value-type="date">
            <text:p>12/30/99 01:08 P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&lt;0.000001;[.G1300]+2+1/[.$H$2];[.G1300]+1/[.$H$2])" office:value-type="float" office:value="21.6333333333334" calcext:value-type="float">
            <text:p>21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2]))" office:value-type="date" office:date-value="2019-10-28T12:42:07.785698" calcext:value-type="date">
            <text:p>2019-10-28 12:42:08</text:p>
          </table:table-cell>
          <table:table-cell table:style-name="ce7" table:formula="of:=[.A1302]" office:value-type="date" office:date-value="2019-10-28T12:42:07.785698" calcext:value-type="date">
            <text:p>2019-10-28 12:42:08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12:42:07.78569823131" calcext:value-type="date">
            <text:p>12/30/99 12:42 P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&lt;0.000001;[.G1301]+2+1/[.$H$2];[.G1301]+1/[.$H$2])" office:value-type="float" office:value="21.6500000000001" calcext:value-type="float">
            <text:p>21,65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3]))" office:value-type="date" office:date-value="2019-10-28T13:14:06.336295" calcext:value-type="date">
            <text:p>2019-10-28 13:14:06</text:p>
          </table:table-cell>
          <table:table-cell table:style-name="ce7" table:formula="of:=[.A1303]" office:value-type="date" office:date-value="2019-10-28T13:14:06.336295" calcext:value-type="date">
            <text:p>2019-10-28 13:14:06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13:14:06.33629510645" calcext:value-type="date">
            <text:p>12/30/99 01:14 P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&lt;0.000001;[.G1302]+2+1/[.$H$2];[.G1302]+1/[.$H$2])" office:value-type="float" office:value="21.6666666666667" calcext:value-type="float">
            <text:p>21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4]))" office:value-type="date" office:date-value="2019-10-28T13:21:01.324587" calcext:value-type="date">
            <text:p>2019-10-28 13:21:01</text:p>
          </table:table-cell>
          <table:table-cell table:style-name="ce7" table:formula="of:=[.A1304]" office:value-type="date" office:date-value="2019-10-28T13:21:01.324587" calcext:value-type="date">
            <text:p>2019-10-28 13:21:01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13:21:01.32458683569" calcext:value-type="date">
            <text:p>12/30/99 01:21 P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&lt;0.000001;[.G1303]+2+1/[.$H$2];[.G1303]+1/[.$H$2])" office:value-type="float" office:value="21.6833333333334" calcext:value-type="float">
            <text:p>21,6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5]))" office:value-type="date" office:date-value="2019-10-28T12:49:31.984165" calcext:value-type="date">
            <text:p>2019-10-28 12:49:32</text:p>
          </table:table-cell>
          <table:table-cell table:style-name="ce7" table:formula="of:=[.A1305]" office:value-type="date" office:date-value="2019-10-28T12:49:31.984165" calcext:value-type="date">
            <text:p>2019-10-28 12:49:32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12:49:31.98416520841" calcext:value-type="date">
            <text:p>12/30/99 12:49 P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&lt;0.000001;[.G1304]+2+1/[.$H$2];[.G1304]+1/[.$H$2])" office:value-type="float" office:value="21.7" calcext:value-type="float">
            <text:p>21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6]))" office:value-type="date" office:date-value="2019-10-28T13:24:15.103839" calcext:value-type="date">
            <text:p>2019-10-28 13:24:15</text:p>
          </table:table-cell>
          <table:table-cell table:style-name="ce7" table:formula="of:=[.A1306]" office:value-type="date" office:date-value="2019-10-28T13:24:15.103839" calcext:value-type="date">
            <text:p>2019-10-28 13:24:15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13:24:15.10383902583" calcext:value-type="date">
            <text:p>12/30/99 01:24 P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&lt;0.000001;[.G1305]+2+1/[.$H$2];[.G1305]+1/[.$H$2])" office:value-type="float" office:value="21.7166666666667" calcext:value-type="float">
            <text:p>21,7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7]))" office:value-type="date" office:date-value="2019-10-28T13:09:17.298783" calcext:value-type="date">
            <text:p>2019-10-28 13:09:17</text:p>
          </table:table-cell>
          <table:table-cell table:style-name="ce7" table:formula="of:=[.A1307]" office:value-type="date" office:date-value="2019-10-28T13:09:17.298783" calcext:value-type="date">
            <text:p>2019-10-28 13:09:17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13:09:17.2987830732" calcext:value-type="date">
            <text:p>12/30/99 01:09 P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&lt;0.000001;[.G1306]+2+1/[.$H$2];[.G1306]+1/[.$H$2])" office:value-type="float" office:value="21.7333333333334" calcext:value-type="float">
            <text:p>21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8]))" office:value-type="date" office:date-value="2019-10-28T13:03:08.345485" calcext:value-type="date">
            <text:p>2019-10-28 13:03:08</text:p>
          </table:table-cell>
          <table:table-cell table:style-name="ce7" table:formula="of:=[.A1308]" office:value-type="date" office:date-value="2019-10-28T13:03:08.345485" calcext:value-type="date">
            <text:p>2019-10-28 13:03:08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13:03:08.34548543673" calcext:value-type="date">
            <text:p>12/30/99 01:03 P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&lt;0.000001;[.G1307]+2+1/[.$H$2];[.G1307]+1/[.$H$2])" office:value-type="float" office:value="21.75" calcext:value-type="float">
            <text:p>21,7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09]))" office:value-type="date" office:date-value="2019-10-28T13:00:50.838216" calcext:value-type="date">
            <text:p>2019-10-28 13:00:51</text:p>
          </table:table-cell>
          <table:table-cell table:style-name="ce7" table:formula="of:=[.A1309]" office:value-type="date" office:date-value="2019-10-28T13:00:50.838216" calcext:value-type="date">
            <text:p>2019-10-28 13:00:51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13:00:50.83821604494" calcext:value-type="date">
            <text:p>12/30/99 01:00 P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&lt;0.000001;[.G1308]+2+1/[.$H$2];[.G1308]+1/[.$H$2])" office:value-type="float" office:value="21.7666666666667" calcext:value-type="float">
            <text:p>21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0]))" office:value-type="date" office:date-value="2019-10-28T12:57:11.089194" calcext:value-type="date">
            <text:p>2019-10-28 12:57:11</text:p>
          </table:table-cell>
          <table:table-cell table:style-name="ce7" table:formula="of:=[.A1310]" office:value-type="date" office:date-value="2019-10-28T12:57:11.089194" calcext:value-type="date">
            <text:p>2019-10-28 12:57:11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12:57:11.08919423539" calcext:value-type="date">
            <text:p>12/30/99 12:57 P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&lt;0.000001;[.G1309]+2+1/[.$H$2];[.G1309]+1/[.$H$2])" office:value-type="float" office:value="21.7833333333334" calcext:value-type="float">
            <text:p>21,7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1]))" office:value-type="date" office:date-value="2019-10-28T12:57:33.018917" calcext:value-type="date">
            <text:p>2019-10-28 12:57:33</text:p>
          </table:table-cell>
          <table:table-cell table:style-name="ce7" table:formula="of:=[.A1311]" office:value-type="date" office:date-value="2019-10-28T12:57:33.018917" calcext:value-type="date">
            <text:p>2019-10-28 12:57:33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12:57:33.01891712006" calcext:value-type="date">
            <text:p>12/30/99 12:57 P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&lt;0.000001;[.G1310]+2+1/[.$H$2];[.G1310]+1/[.$H$2])" office:value-type="float" office:value="21.8" calcext:value-type="float">
            <text:p>21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2]))" office:value-type="date" office:date-value="2019-10-28T12:44:09.840522" calcext:value-type="date">
            <text:p>2019-10-28 12:44:10</text:p>
          </table:table-cell>
          <table:table-cell table:style-name="ce7" table:formula="of:=[.A1312]" office:value-type="date" office:date-value="2019-10-28T12:44:09.840522" calcext:value-type="date">
            <text:p>2019-10-28 12:44:10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12:44:09.84052176587" calcext:value-type="date">
            <text:p>12/30/99 12:44 P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&lt;0.000001;[.G1311]+2+1/[.$H$2];[.G1311]+1/[.$H$2])" office:value-type="float" office:value="21.8166666666667" calcext:value-type="float">
            <text:p>21,8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3]))" office:value-type="date" office:date-value="2019-10-28T13:00:30.411394" calcext:value-type="date">
            <text:p>2019-10-28 13:00:30</text:p>
          </table:table-cell>
          <table:table-cell table:style-name="ce7" table:formula="of:=[.A1313]" office:value-type="date" office:date-value="2019-10-28T13:00:30.411394" calcext:value-type="date">
            <text:p>2019-10-28 13:00:30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13:00:30.41139375418" calcext:value-type="date">
            <text:p>12/30/99 01:00 P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&lt;0.000001;[.G1312]+2+1/[.$H$2];[.G1312]+1/[.$H$2])" office:value-type="float" office:value="21.8333333333334" calcext:value-type="float">
            <text:p>21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4]))" office:value-type="date" office:date-value="2019-10-28T13:00:55.302667" calcext:value-type="date">
            <text:p>2019-10-28 13:00:55</text:p>
          </table:table-cell>
          <table:table-cell table:style-name="ce7" table:formula="of:=[.A1314]" office:value-type="date" office:date-value="2019-10-28T13:00:55.302667" calcext:value-type="date">
            <text:p>2019-10-28 13:00:55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13:00:55.30266703572" calcext:value-type="date">
            <text:p>12/30/99 01:00 P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&lt;0.000001;[.G1313]+2+1/[.$H$2];[.G1313]+1/[.$H$2])" office:value-type="float" office:value="21.85" calcext:value-type="float">
            <text:p>21,8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5]))" office:value-type="date" office:date-value="2019-10-28T13:05:26.337406" calcext:value-type="date">
            <text:p>2019-10-28 13:05:26</text:p>
          </table:table-cell>
          <table:table-cell table:style-name="ce7" table:formula="of:=[.A1315]" office:value-type="date" office:date-value="2019-10-28T13:05:26.337406" calcext:value-type="date">
            <text:p>2019-10-28 13:05:26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13:05:26.33740568999" calcext:value-type="date">
            <text:p>12/30/99 01:05 P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&lt;0.000001;[.G1314]+2+1/[.$H$2];[.G1314]+1/[.$H$2])" office:value-type="float" office:value="21.8666666666667" calcext:value-type="float">
            <text:p>21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6]))" office:value-type="date" office:date-value="2019-10-28T12:42:22.239457" calcext:value-type="date">
            <text:p>2019-10-28 12:42:22</text:p>
          </table:table-cell>
          <table:table-cell table:style-name="ce7" table:formula="of:=[.A1316]" office:value-type="date" office:date-value="2019-10-28T12:42:22.239457" calcext:value-type="date">
            <text:p>2019-10-28 12:42:22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12:42:22.23945708945" calcext:value-type="date">
            <text:p>12/30/99 12:42 P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&lt;0.000001;[.G1315]+2+1/[.$H$2];[.G1315]+1/[.$H$2])" office:value-type="float" office:value="21.8833333333334" calcext:value-type="float">
            <text:p>21,8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7]))" office:value-type="date" office:date-value="2019-10-28T12:51:40.346307" calcext:value-type="date">
            <text:p>2019-10-28 12:51:40</text:p>
          </table:table-cell>
          <table:table-cell table:style-name="ce7" table:formula="of:=[.A1317]" office:value-type="date" office:date-value="2019-10-28T12:51:40.346307" calcext:value-type="date">
            <text:p>2019-10-28 12:51:40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12:51:40.3463071771" calcext:value-type="date">
            <text:p>12/30/99 12:51 P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&lt;0.000001;[.G1316]+2+1/[.$H$2];[.G1316]+1/[.$H$2])" office:value-type="float" office:value="21.9" calcext:value-type="float">
            <text:p>21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8]))" office:value-type="date" office:date-value="2019-10-28T12:55:42.691121" calcext:value-type="date">
            <text:p>2019-10-28 12:55:43</text:p>
          </table:table-cell>
          <table:table-cell table:style-name="ce7" table:formula="of:=[.A1318]" office:value-type="date" office:date-value="2019-10-28T12:55:42.691121" calcext:value-type="date">
            <text:p>2019-10-28 12:55:43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12:55:42.69112148322" calcext:value-type="date">
            <text:p>12/30/99 12:55 P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&lt;0.000001;[.G1317]+2+1/[.$H$2];[.G1317]+1/[.$H$2])" office:value-type="float" office:value="21.9166666666667" calcext:value-type="float">
            <text:p>21,91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19]))" office:value-type="date" office:date-value="2019-10-28T12:52:38.145268" calcext:value-type="date">
            <text:p>2019-10-28 12:52:38</text:p>
          </table:table-cell>
          <table:table-cell table:style-name="ce7" table:formula="of:=[.A1319]" office:value-type="date" office:date-value="2019-10-28T12:52:38.145268" calcext:value-type="date">
            <text:p>2019-10-28 12:52:38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12:52:38.14526821487" calcext:value-type="date">
            <text:p>12/30/99 12:52 P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&lt;0.000001;[.G1318]+2+1/[.$H$2];[.G1318]+1/[.$H$2])" office:value-type="float" office:value="21.9333333333334" calcext:value-type="float">
            <text:p>21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0]))" office:value-type="date" office:date-value="2019-10-28T13:07:58.29995" calcext:value-type="date">
            <text:p>2019-10-28 13:07:58</text:p>
          </table:table-cell>
          <table:table-cell table:style-name="ce7" table:formula="of:=[.A1320]" office:value-type="date" office:date-value="2019-10-28T13:07:58.29995" calcext:value-type="date">
            <text:p>2019-10-28 13:07:58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13:07:58.29994959757" calcext:value-type="date">
            <text:p>12/30/99 01:07 P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&lt;0.000001;[.G1319]+2+1/[.$H$2];[.G1319]+1/[.$H$2])" office:value-type="float" office:value="21.95" calcext:value-type="float">
            <text:p>21,9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1]))" office:value-type="date" office:date-value="2019-10-28T12:38:09.328663" calcext:value-type="date">
            <text:p>2019-10-28 12:38:09</text:p>
          </table:table-cell>
          <table:table-cell table:style-name="ce7" table:formula="of:=[.A1321]" office:value-type="date" office:date-value="2019-10-28T12:38:09.328663" calcext:value-type="date">
            <text:p>2019-10-28 12:38:09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12:38:09.32866333053" calcext:value-type="date">
            <text:p>12/30/99 12:38 P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&lt;0.000001;[.G1320]+2+1/[.$H$2];[.G1320]+1/[.$H$2])" office:value-type="float" office:value="21.9666666666667" calcext:value-type="float">
            <text:p>21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1322]))" office:value-type="date" office:date-value="2019-10-28T12:58:33.33766" calcext:value-type="date">
            <text:p>2019-10-28 12:58:33</text:p>
          </table:table-cell>
          <table:table-cell table:style-name="ce7" table:formula="of:=[.A1322]" office:value-type="date" office:date-value="2019-10-28T12:58:33.33766" calcext:value-type="date">
            <text:p>2019-10-28 12:58:33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12:58:33.33765992895" calcext:value-type="date">
            <text:p>12/30/99 12:58 P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&lt;0.000001;[.G1321]+2+1/[.$H$2];[.G1321]+1/[.$H$2])" office:value-type="float" office:value="21.9833333333334" calcext:value-type="float">
            <text:p>21,98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6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16.48550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19.770293278</dc:date>
    <meta:editing-duration>PT5H25M38S</meta:editing-duration>
    <meta:editing-cycles>36</meta:editing-cycles>
    <meta:generator>LibreOffice/6.0.7.3$Linux_X86_64 LibreOffice_project/00m0$Build-3</meta:generator>
    <meta:document-statistic meta:table-count="1" meta:cell-count="12045" meta:object-count="0"/>
  </office:meta>
</office:document-meta>
</file>